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JD&quot;" style:apply-style-name="Untitled1" style:base-cell-address="Sheet1.B2"/>
      <style:map style:condition="cell-content()=&quot;Daniel&quot;" style:apply-style-name="Untitled2" style:base-cell-address="Sheet1.B2"/>
      <style:map style:condition="cell-content()=&quot;JuanSe&quot;" style:apply-style-name="Untitled3" style:base-cell-address="Sheet1.B2"/>
    </style:style>
    <style:style style:name="ce2" style:family="table-cell" style:parent-style-name="Default">
      <style:map style:condition="cell-content()=&quot;JD&quot;" style:apply-style-name="Untitled1" style:base-cell-address="Sheet1.B3"/>
      <style:map style:condition="cell-content()=&quot;Daniel&quot;" style:apply-style-name="Untitled2" style:base-cell-address="Sheet1.B3"/>
      <style:map style:condition="cell-content()=&quot;JuanSe&quot;" style:apply-style-name="Untitled3" style:base-cell-address="Sheet1.B3"/>
    </style:style>
    <style:style style:name="ce3" style:family="table-cell" style:parent-style-name="Default">
      <style:map style:condition="cell-content()=&quot;JD&quot;" style:apply-style-name="Untitled1" style:base-cell-address="Sheet1.B4"/>
      <style:map style:condition="cell-content()=&quot;Daniel&quot;" style:apply-style-name="Untitled2" style:base-cell-address="Sheet1.B4"/>
      <style:map style:condition="cell-content()=&quot;JuanSe&quot;" style:apply-style-name="Untitled3" style:base-cell-address="Sheet1.B4"/>
    </style:style>
    <style:style style:name="ce4" style:family="table-cell" style:parent-style-name="Default">
      <style:map style:condition="cell-content()=&quot;JD&quot;" style:apply-style-name="Untitled1" style:base-cell-address="Sheet1.B5"/>
      <style:map style:condition="cell-content()=&quot;Daniel&quot;" style:apply-style-name="Untitled2" style:base-cell-address="Sheet1.B5"/>
      <style:map style:condition="cell-content()=&quot;JuanSe&quot;" style:apply-style-name="Untitled3" style:base-cell-address="Sheet1.B5"/>
    </style:style>
    <style:style style:name="ce5" style:family="table-cell" style:parent-style-name="Default">
      <style:map style:condition="cell-content()=&quot;JD&quot;" style:apply-style-name="Untitled1" style:base-cell-address="Sheet1.B6"/>
      <style:map style:condition="cell-content()=&quot;Daniel&quot;" style:apply-style-name="Untitled2" style:base-cell-address="Sheet1.B6"/>
      <style:map style:condition="cell-content()=&quot;JuanSe&quot;" style:apply-style-name="Untitled3" style:base-cell-address="Sheet1.B6"/>
    </style:style>
    <style:style style:name="ce6" style:family="table-cell" style:parent-style-name="Default">
      <style:map style:condition="cell-content()=&quot;JD&quot;" style:apply-style-name="Untitled1" style:base-cell-address="Sheet1.B7"/>
      <style:map style:condition="cell-content()=&quot;Daniel&quot;" style:apply-style-name="Untitled2" style:base-cell-address="Sheet1.B7"/>
      <style:map style:condition="cell-content()=&quot;JuanSe&quot;" style:apply-style-name="Untitled3" style:base-cell-address="Sheet1.B7"/>
    </style:style>
    <style:style style:name="ce7" style:family="table-cell" style:parent-style-name="Default">
      <style:map style:condition="cell-content()=&quot;JD&quot;" style:apply-style-name="Untitled1" style:base-cell-address="Sheet1.B8"/>
      <style:map style:condition="cell-content()=&quot;Daniel&quot;" style:apply-style-name="Untitled2" style:base-cell-address="Sheet1.B8"/>
      <style:map style:condition="cell-content()=&quot;JuanSe&quot;" style:apply-style-name="Untitled3" style:base-cell-address="Sheet1.B8"/>
    </style:style>
    <style:style style:name="ce8" style:family="table-cell" style:parent-style-name="Default">
      <style:map style:condition="cell-content()=&quot;JD&quot;" style:apply-style-name="Untitled1" style:base-cell-address="Sheet1.B9"/>
      <style:map style:condition="cell-content()=&quot;Daniel&quot;" style:apply-style-name="Untitled2" style:base-cell-address="Sheet1.B9"/>
      <style:map style:condition="cell-content()=&quot;JuanSe&quot;" style:apply-style-name="Untitled3" style:base-cell-address="Sheet1.B9"/>
    </style:style>
    <style:style style:name="ce9" style:family="table-cell" style:parent-style-name="Default">
      <style:map style:condition="cell-content()=&quot;JD&quot;" style:apply-style-name="Untitled1" style:base-cell-address="Sheet1.B10"/>
      <style:map style:condition="cell-content()=&quot;Daniel&quot;" style:apply-style-name="Untitled2" style:base-cell-address="Sheet1.B10"/>
      <style:map style:condition="cell-content()=&quot;JuanSe&quot;" style:apply-style-name="Untitled3" style:base-cell-address="Sheet1.B10"/>
    </style:style>
    <style:style style:name="ce10" style:family="table-cell" style:parent-style-name="Default">
      <style:map style:condition="cell-content()=&quot;JD&quot;" style:apply-style-name="Untitled1" style:base-cell-address="Sheet1.B11"/>
      <style:map style:condition="cell-content()=&quot;Daniel&quot;" style:apply-style-name="Untitled2" style:base-cell-address="Sheet1.B11"/>
      <style:map style:condition="cell-content()=&quot;JuanSe&quot;" style:apply-style-name="Untitled3" style:base-cell-address="Sheet1.B11"/>
    </style:style>
    <style:style style:name="ce11" style:family="table-cell" style:parent-style-name="Default">
      <style:map style:condition="cell-content()=&quot;JD&quot;" style:apply-style-name="Untitled1" style:base-cell-address="Sheet1.B12"/>
      <style:map style:condition="cell-content()=&quot;Daniel&quot;" style:apply-style-name="Untitled2" style:base-cell-address="Sheet1.B12"/>
      <style:map style:condition="cell-content()=&quot;JuanSe&quot;" style:apply-style-name="Untitled3" style:base-cell-address="Sheet1.B12"/>
    </style:style>
    <style:style style:name="ce12" style:family="table-cell" style:parent-style-name="Default">
      <style:map style:condition="cell-content()=&quot;JD&quot;" style:apply-style-name="Untitled1" style:base-cell-address="Sheet1.B13"/>
      <style:map style:condition="cell-content()=&quot;Daniel&quot;" style:apply-style-name="Untitled2" style:base-cell-address="Sheet1.B13"/>
      <style:map style:condition="cell-content()=&quot;JuanSe&quot;" style:apply-style-name="Untitled3" style:base-cell-address="Sheet1.B13"/>
    </style:style>
    <style:style style:name="ce13" style:family="table-cell" style:parent-style-name="Default">
      <style:map style:condition="cell-content()=&quot;JD&quot;" style:apply-style-name="Untitled1" style:base-cell-address="Sheet1.B14"/>
      <style:map style:condition="cell-content()=&quot;Daniel&quot;" style:apply-style-name="Untitled2" style:base-cell-address="Sheet1.B14"/>
      <style:map style:condition="cell-content()=&quot;JuanSe&quot;" style:apply-style-name="Untitled3" style:base-cell-address="Sheet1.B14"/>
    </style:style>
    <style:style style:name="ce14" style:family="table-cell" style:parent-style-name="Default">
      <style:map style:condition="cell-content()=&quot;JD&quot;" style:apply-style-name="Untitled1" style:base-cell-address="Sheet1.B15"/>
      <style:map style:condition="cell-content()=&quot;Daniel&quot;" style:apply-style-name="Untitled2" style:base-cell-address="Sheet1.B15"/>
      <style:map style:condition="cell-content()=&quot;JuanSe&quot;" style:apply-style-name="Untitled3" style:base-cell-address="Sheet1.B15"/>
    </style:style>
    <style:style style:name="ce15" style:family="table-cell" style:parent-style-name="Default">
      <style:map style:condition="cell-content()=&quot;JD&quot;" style:apply-style-name="Untitled1" style:base-cell-address="Sheet1.B16"/>
      <style:map style:condition="cell-content()=&quot;Daniel&quot;" style:apply-style-name="Untitled2" style:base-cell-address="Sheet1.B16"/>
      <style:map style:condition="cell-content()=&quot;JuanSe&quot;" style:apply-style-name="Untitled3" style:base-cell-address="Sheet1.B16"/>
    </style:style>
    <style:style style:name="ce16" style:family="table-cell" style:parent-style-name="Default">
      <style:map style:condition="cell-content()=&quot;JD&quot;" style:apply-style-name="Untitled1" style:base-cell-address="Sheet1.B17"/>
      <style:map style:condition="cell-content()=&quot;Daniel&quot;" style:apply-style-name="Untitled2" style:base-cell-address="Sheet1.B17"/>
      <style:map style:condition="cell-content()=&quot;JuanSe&quot;" style:apply-style-name="Untitled3" style:base-cell-address="Sheet1.B17"/>
    </style:style>
    <style:style style:name="ce17" style:family="table-cell" style:parent-style-name="Default">
      <style:map style:condition="cell-content()=&quot;JD&quot;" style:apply-style-name="Untitled1" style:base-cell-address="Sheet1.B18"/>
      <style:map style:condition="cell-content()=&quot;Daniel&quot;" style:apply-style-name="Untitled2" style:base-cell-address="Sheet1.B18"/>
      <style:map style:condition="cell-content()=&quot;JuanSe&quot;" style:apply-style-name="Untitled3" style:base-cell-address="Sheet1.B18"/>
    </style:style>
    <style:style style:name="ce18" style:family="table-cell" style:parent-style-name="Default">
      <style:map style:condition="cell-content()=&quot;JD&quot;" style:apply-style-name="Untitled1" style:base-cell-address="Sheet1.B19"/>
      <style:map style:condition="cell-content()=&quot;Daniel&quot;" style:apply-style-name="Untitled2" style:base-cell-address="Sheet1.B19"/>
      <style:map style:condition="cell-content()=&quot;JuanSe&quot;" style:apply-style-name="Untitled3" style:base-cell-address="Sheet1.B19"/>
    </style:style>
    <style:style style:name="ce19" style:family="table-cell" style:parent-style-name="Default">
      <style:map style:condition="cell-content()=&quot;JD&quot;" style:apply-style-name="Untitled1" style:base-cell-address="Sheet1.B20"/>
      <style:map style:condition="cell-content()=&quot;Daniel&quot;" style:apply-style-name="Untitled2" style:base-cell-address="Sheet1.B20"/>
      <style:map style:condition="cell-content()=&quot;JuanSe&quot;" style:apply-style-name="Untitled3" style:base-cell-address="Sheet1.B20"/>
    </style:style>
    <style:style style:name="ce20" style:family="table-cell" style:parent-style-name="Default">
      <style:map style:condition="cell-content()=&quot;JD&quot;" style:apply-style-name="Untitled1" style:base-cell-address="Sheet1.B21"/>
      <style:map style:condition="cell-content()=&quot;Daniel&quot;" style:apply-style-name="Untitled2" style:base-cell-address="Sheet1.B21"/>
      <style:map style:condition="cell-content()=&quot;JuanSe&quot;" style:apply-style-name="Untitled3" style:base-cell-address="Sheet1.B21"/>
    </style:style>
    <style:style style:name="ce21" style:family="table-cell" style:parent-style-name="Default">
      <style:map style:condition="cell-content()=&quot;JD&quot;" style:apply-style-name="Untitled1" style:base-cell-address="Sheet1.B22"/>
      <style:map style:condition="cell-content()=&quot;Daniel&quot;" style:apply-style-name="Untitled2" style:base-cell-address="Sheet1.B22"/>
      <style:map style:condition="cell-content()=&quot;JuanSe&quot;" style:apply-style-name="Untitled3" style:base-cell-address="Sheet1.B22"/>
    </style:style>
    <style:style style:name="ce22" style:family="table-cell" style:parent-style-name="Default">
      <style:map style:condition="cell-content()=&quot;JD&quot;" style:apply-style-name="Untitled1" style:base-cell-address="Sheet1.B23"/>
      <style:map style:condition="cell-content()=&quot;Daniel&quot;" style:apply-style-name="Untitled2" style:base-cell-address="Sheet1.B23"/>
      <style:map style:condition="cell-content()=&quot;JuanSe&quot;" style:apply-style-name="Untitled3" style:base-cell-address="Sheet1.B23"/>
    </style:style>
    <style:style style:name="ce23" style:family="table-cell" style:parent-style-name="Default">
      <style:map style:condition="cell-content()=&quot;JD&quot;" style:apply-style-name="Untitled1" style:base-cell-address="Sheet1.B24"/>
      <style:map style:condition="cell-content()=&quot;Daniel&quot;" style:apply-style-name="Untitled2" style:base-cell-address="Sheet1.B24"/>
      <style:map style:condition="cell-content()=&quot;JuanSe&quot;" style:apply-style-name="Untitled3" style:base-cell-address="Sheet1.B24"/>
    </style:style>
    <style:style style:name="ce24" style:family="table-cell" style:parent-style-name="Default">
      <style:map style:condition="cell-content()=&quot;JD&quot;" style:apply-style-name="Untitled1" style:base-cell-address="Sheet1.B25"/>
      <style:map style:condition="cell-content()=&quot;Daniel&quot;" style:apply-style-name="Untitled2" style:base-cell-address="Sheet1.B25"/>
      <style:map style:condition="cell-content()=&quot;JuanSe&quot;" style:apply-style-name="Untitled3" style:base-cell-address="Sheet1.B25"/>
    </style:style>
    <style:style style:name="ce25" style:family="table-cell" style:parent-style-name="Default">
      <style:map style:condition="cell-content()=&quot;JD&quot;" style:apply-style-name="Untitled1" style:base-cell-address="Sheet1.B26"/>
      <style:map style:condition="cell-content()=&quot;Daniel&quot;" style:apply-style-name="Untitled2" style:base-cell-address="Sheet1.B26"/>
      <style:map style:condition="cell-content()=&quot;JuanSe&quot;" style:apply-style-name="Untitled3" style:base-cell-address="Sheet1.B26"/>
    </style:style>
    <style:style style:name="ce26" style:family="table-cell" style:parent-style-name="Default">
      <style:map style:condition="cell-content()=&quot;JD&quot;" style:apply-style-name="Untitled1" style:base-cell-address="Sheet1.B27"/>
      <style:map style:condition="cell-content()=&quot;Daniel&quot;" style:apply-style-name="Untitled2" style:base-cell-address="Sheet1.B27"/>
      <style:map style:condition="cell-content()=&quot;JuanSe&quot;" style:apply-style-name="Untitled3" style:base-cell-address="Sheet1.B27"/>
    </style:style>
    <style:style style:name="ce27" style:family="table-cell" style:parent-style-name="Default">
      <style:map style:condition="cell-content()=&quot;JD&quot;" style:apply-style-name="Untitled1" style:base-cell-address="Sheet1.B28"/>
      <style:map style:condition="cell-content()=&quot;Daniel&quot;" style:apply-style-name="Untitled2" style:base-cell-address="Sheet1.B28"/>
      <style:map style:condition="cell-content()=&quot;JuanSe&quot;" style:apply-style-name="Untitled3" style:base-cell-address="Sheet1.B28"/>
    </style:style>
    <style:style style:name="ce28" style:family="table-cell" style:parent-style-name="Default">
      <style:map style:condition="cell-content()=&quot;JD&quot;" style:apply-style-name="Untitled1" style:base-cell-address="Sheet1.B29"/>
      <style:map style:condition="cell-content()=&quot;Daniel&quot;" style:apply-style-name="Untitled2" style:base-cell-address="Sheet1.B29"/>
      <style:map style:condition="cell-content()=&quot;JuanSe&quot;" style:apply-style-name="Untitled3" style:base-cell-address="Sheet1.B29"/>
    </style:style>
    <style:style style:name="ce29" style:family="table-cell" style:parent-style-name="Default">
      <style:map style:condition="cell-content()=&quot;JD&quot;" style:apply-style-name="Untitled1" style:base-cell-address="Sheet1.B30"/>
      <style:map style:condition="cell-content()=&quot;Daniel&quot;" style:apply-style-name="Untitled2" style:base-cell-address="Sheet1.B30"/>
      <style:map style:condition="cell-content()=&quot;JuanSe&quot;" style:apply-style-name="Untitled3" style:base-cell-address="Sheet1.B30"/>
    </style:style>
    <style:style style:name="ce30" style:family="table-cell" style:parent-style-name="Default">
      <style:map style:condition="cell-content()=&quot;JD&quot;" style:apply-style-name="Untitled1" style:base-cell-address="Sheet1.B31"/>
      <style:map style:condition="cell-content()=&quot;Daniel&quot;" style:apply-style-name="Untitled2" style:base-cell-address="Sheet1.B31"/>
      <style:map style:condition="cell-content()=&quot;JuanSe&quot;" style:apply-style-name="Untitled3" style:base-cell-address="Sheet1.B31"/>
    </style:style>
    <style:style style:name="ce31" style:family="table-cell" style:parent-style-name="Default">
      <style:map style:condition="cell-content()=&quot;JD&quot;" style:apply-style-name="Untitled1" style:base-cell-address="Sheet1.B32"/>
      <style:map style:condition="cell-content()=&quot;Daniel&quot;" style:apply-style-name="Untitled2" style:base-cell-address="Sheet1.B32"/>
      <style:map style:condition="cell-content()=&quot;JuanSe&quot;" style:apply-style-name="Untitled3" style:base-cell-address="Sheet1.B32"/>
    </style:style>
    <style:style style:name="ce32" style:family="table-cell" style:parent-style-name="Default">
      <style:map style:condition="cell-content()=&quot;JD&quot;" style:apply-style-name="Untitled1" style:base-cell-address="Sheet1.B33"/>
      <style:map style:condition="cell-content()=&quot;Daniel&quot;" style:apply-style-name="Untitled2" style:base-cell-address="Sheet1.B33"/>
      <style:map style:condition="cell-content()=&quot;JuanSe&quot;" style:apply-style-name="Untitled3" style:base-cell-address="Sheet1.B33"/>
    </style:style>
    <style:style style:name="ce33" style:family="table-cell" style:parent-style-name="Default">
      <style:map style:condition="cell-content()=&quot;JD&quot;" style:apply-style-name="Untitled1" style:base-cell-address="Sheet1.B34"/>
      <style:map style:condition="cell-content()=&quot;Daniel&quot;" style:apply-style-name="Untitled2" style:base-cell-address="Sheet1.B34"/>
      <style:map style:condition="cell-content()=&quot;JuanSe&quot;" style:apply-style-name="Untitled3" style:base-cell-address="Sheet1.B34"/>
    </style:style>
    <style:style style:name="ce34" style:family="table-cell" style:parent-style-name="Default">
      <style:map style:condition="cell-content()=&quot;JD&quot;" style:apply-style-name="Untitled1" style:base-cell-address="Sheet1.B35"/>
      <style:map style:condition="cell-content()=&quot;Daniel&quot;" style:apply-style-name="Untitled2" style:base-cell-address="Sheet1.B35"/>
      <style:map style:condition="cell-content()=&quot;JuanSe&quot;" style:apply-style-name="Untitled3" style:base-cell-address="Sheet1.B35"/>
    </style:style>
    <style:style style:name="ce35" style:family="table-cell" style:parent-style-name="Default">
      <style:map style:condition="cell-content()=&quot;JD&quot;" style:apply-style-name="Untitled1" style:base-cell-address="Sheet1.B36"/>
      <style:map style:condition="cell-content()=&quot;Daniel&quot;" style:apply-style-name="Untitled2" style:base-cell-address="Sheet1.B36"/>
      <style:map style:condition="cell-content()=&quot;JuanSe&quot;" style:apply-style-name="Untitled3" style:base-cell-address="Sheet1.B36"/>
    </style:style>
    <style:style style:name="ce36" style:family="table-cell" style:parent-style-name="Default">
      <style:map style:condition="cell-content()=&quot;JD&quot;" style:apply-style-name="Untitled1" style:base-cell-address="Sheet1.B37"/>
      <style:map style:condition="cell-content()=&quot;Daniel&quot;" style:apply-style-name="Untitled2" style:base-cell-address="Sheet1.B37"/>
      <style:map style:condition="cell-content()=&quot;JuanSe&quot;" style:apply-style-name="Untitled3" style:base-cell-address="Sheet1.B37"/>
    </style:style>
    <style:style style:name="ce37" style:family="table-cell" style:parent-style-name="Default">
      <style:map style:condition="cell-content()=&quot;JD&quot;" style:apply-style-name="Untitled1" style:base-cell-address="Sheet1.B38"/>
      <style:map style:condition="cell-content()=&quot;Daniel&quot;" style:apply-style-name="Untitled2" style:base-cell-address="Sheet1.B38"/>
      <style:map style:condition="cell-content()=&quot;JuanSe&quot;" style:apply-style-name="Untitled3" style:base-cell-address="Sheet1.B38"/>
    </style:style>
    <style:style style:name="ce38" style:family="table-cell" style:parent-style-name="Default">
      <style:map style:condition="cell-content()=&quot;JD&quot;" style:apply-style-name="Untitled1" style:base-cell-address="Sheet1.B39"/>
      <style:map style:condition="cell-content()=&quot;Daniel&quot;" style:apply-style-name="Untitled2" style:base-cell-address="Sheet1.B39"/>
      <style:map style:condition="cell-content()=&quot;JuanSe&quot;" style:apply-style-name="Untitled3" style:base-cell-address="Sheet1.B39"/>
    </style:style>
    <style:style style:name="ce39" style:family="table-cell" style:parent-style-name="Default">
      <style:map style:condition="cell-content()=&quot;JD&quot;" style:apply-style-name="Untitled1" style:base-cell-address="Sheet1.B40"/>
      <style:map style:condition="cell-content()=&quot;Daniel&quot;" style:apply-style-name="Untitled2" style:base-cell-address="Sheet1.B40"/>
      <style:map style:condition="cell-content()=&quot;JuanSe&quot;" style:apply-style-name="Untitled3" style:base-cell-address="Sheet1.B40"/>
    </style:style>
    <style:style style:name="ce40" style:family="table-cell" style:parent-style-name="Default">
      <style:map style:condition="cell-content()=&quot;JD&quot;" style:apply-style-name="Untitled1" style:base-cell-address="Sheet1.B41"/>
      <style:map style:condition="cell-content()=&quot;Daniel&quot;" style:apply-style-name="Untitled2" style:base-cell-address="Sheet1.B41"/>
      <style:map style:condition="cell-content()=&quot;JuanSe&quot;" style:apply-style-name="Untitled3" style:base-cell-address="Sheet1.B41"/>
    </style:style>
    <style:style style:name="ce41" style:family="table-cell" style:parent-style-name="Default">
      <style:map style:condition="cell-content()=&quot;JD&quot;" style:apply-style-name="Untitled1" style:base-cell-address="Sheet1.B42"/>
      <style:map style:condition="cell-content()=&quot;Daniel&quot;" style:apply-style-name="Untitled2" style:base-cell-address="Sheet1.B42"/>
      <style:map style:condition="cell-content()=&quot;JuanSe&quot;" style:apply-style-name="Untitled3" style:base-cell-address="Sheet1.B42"/>
    </style:style>
    <style:style style:name="ce42" style:family="table-cell" style:parent-style-name="Default">
      <style:map style:condition="cell-content()=&quot;JD&quot;" style:apply-style-name="Untitled1" style:base-cell-address="Sheet1.B43"/>
      <style:map style:condition="cell-content()=&quot;Daniel&quot;" style:apply-style-name="Untitled2" style:base-cell-address="Sheet1.B43"/>
      <style:map style:condition="cell-content()=&quot;JuanSe&quot;" style:apply-style-name="Untitled3" style:base-cell-address="Sheet1.B43"/>
    </style:style>
    <style:style style:name="ce43" style:family="table-cell" style:parent-style-name="Default">
      <style:map style:condition="cell-content()=&quot;JD&quot;" style:apply-style-name="Untitled1" style:base-cell-address="Sheet1.B44"/>
      <style:map style:condition="cell-content()=&quot;Daniel&quot;" style:apply-style-name="Untitled2" style:base-cell-address="Sheet1.B44"/>
      <style:map style:condition="cell-content()=&quot;JuanSe&quot;" style:apply-style-name="Untitled3" style:base-cell-address="Sheet1.B44"/>
    </style:style>
    <style:style style:name="ce44" style:family="table-cell" style:parent-style-name="Default">
      <style:map style:condition="cell-content()=&quot;JD&quot;" style:apply-style-name="Untitled1" style:base-cell-address="Sheet1.B45"/>
      <style:map style:condition="cell-content()=&quot;Daniel&quot;" style:apply-style-name="Untitled2" style:base-cell-address="Sheet1.B45"/>
      <style:map style:condition="cell-content()=&quot;JuanSe&quot;" style:apply-style-name="Untitled3" style:base-cell-address="Sheet1.B45"/>
    </style:style>
    <style:style style:name="ce45" style:family="table-cell" style:parent-style-name="Default">
      <style:map style:condition="cell-content()=&quot;JD&quot;" style:apply-style-name="Untitled1" style:base-cell-address="Sheet1.B46"/>
      <style:map style:condition="cell-content()=&quot;Daniel&quot;" style:apply-style-name="Untitled2" style:base-cell-address="Sheet1.B46"/>
      <style:map style:condition="cell-content()=&quot;JuanSe&quot;" style:apply-style-name="Untitled3" style:base-cell-address="Sheet1.B46"/>
    </style:style>
    <style:style style:name="ce46" style:family="table-cell" style:parent-style-name="Default">
      <style:map style:condition="cell-content()=&quot;JD&quot;" style:apply-style-name="Untitled1" style:base-cell-address="Sheet1.B47"/>
      <style:map style:condition="cell-content()=&quot;Daniel&quot;" style:apply-style-name="Untitled2" style:base-cell-address="Sheet1.B47"/>
      <style:map style:condition="cell-content()=&quot;JuanSe&quot;" style:apply-style-name="Untitled3" style:base-cell-address="Sheet1.B47"/>
    </style:style>
    <style:style style:name="ce47" style:family="table-cell" style:parent-style-name="Default">
      <style:map style:condition="cell-content()=&quot;JD&quot;" style:apply-style-name="Untitled1" style:base-cell-address="Sheet1.B48"/>
      <style:map style:condition="cell-content()=&quot;Daniel&quot;" style:apply-style-name="Untitled2" style:base-cell-address="Sheet1.B48"/>
      <style:map style:condition="cell-content()=&quot;JuanSe&quot;" style:apply-style-name="Untitled3" style:base-cell-address="Sheet1.B48"/>
    </style:style>
    <style:style style:name="ce48" style:family="table-cell" style:parent-style-name="Default">
      <style:map style:condition="cell-content()=&quot;JD&quot;" style:apply-style-name="Untitled1" style:base-cell-address="Sheet1.B49"/>
      <style:map style:condition="cell-content()=&quot;Daniel&quot;" style:apply-style-name="Untitled2" style:base-cell-address="Sheet1.B49"/>
      <style:map style:condition="cell-content()=&quot;JuanSe&quot;" style:apply-style-name="Untitled3" style:base-cell-address="Sheet1.B49"/>
    </style:style>
    <style:style style:name="ce49" style:family="table-cell" style:parent-style-name="Default">
      <style:map style:condition="cell-content()=&quot;JD&quot;" style:apply-style-name="Untitled1" style:base-cell-address="Sheet1.B50"/>
      <style:map style:condition="cell-content()=&quot;Daniel&quot;" style:apply-style-name="Untitled2" style:base-cell-address="Sheet1.B50"/>
      <style:map style:condition="cell-content()=&quot;JuanSe&quot;" style:apply-style-name="Untitled3" style:base-cell-address="Sheet1.B50"/>
    </style:style>
    <style:style style:name="ce50" style:family="table-cell" style:parent-style-name="Default">
      <style:map style:condition="cell-content()=&quot;JD&quot;" style:apply-style-name="Untitled1" style:base-cell-address="Sheet1.B51"/>
      <style:map style:condition="cell-content()=&quot;Daniel&quot;" style:apply-style-name="Untitled2" style:base-cell-address="Sheet1.B51"/>
      <style:map style:condition="cell-content()=&quot;JuanSe&quot;" style:apply-style-name="Untitled3" style:base-cell-address="Sheet1.B51"/>
    </style:style>
    <style:style style:name="ce51" style:family="table-cell" style:parent-style-name="Default">
      <style:map style:condition="cell-content()=&quot;JD&quot;" style:apply-style-name="Untitled1" style:base-cell-address="Sheet1.B52"/>
      <style:map style:condition="cell-content()=&quot;Daniel&quot;" style:apply-style-name="Untitled2" style:base-cell-address="Sheet1.B52"/>
      <style:map style:condition="cell-content()=&quot;JuanSe&quot;" style:apply-style-name="Untitled3" style:base-cell-address="Sheet1.B52"/>
    </style:style>
    <style:style style:name="ce52" style:family="table-cell" style:parent-style-name="Default">
      <style:map style:condition="cell-content()=&quot;JD&quot;" style:apply-style-name="Untitled1" style:base-cell-address="Sheet1.B53"/>
      <style:map style:condition="cell-content()=&quot;Daniel&quot;" style:apply-style-name="Untitled2" style:base-cell-address="Sheet1.B53"/>
      <style:map style:condition="cell-content()=&quot;JuanSe&quot;" style:apply-style-name="Untitled3" style:base-cell-address="Sheet1.B53"/>
    </style:style>
    <style:style style:name="ce53" style:family="table-cell" style:parent-style-name="Default">
      <style:map style:condition="cell-content()=&quot;JD&quot;" style:apply-style-name="Untitled1" style:base-cell-address="Sheet1.B54"/>
      <style:map style:condition="cell-content()=&quot;Daniel&quot;" style:apply-style-name="Untitled2" style:base-cell-address="Sheet1.B54"/>
      <style:map style:condition="cell-content()=&quot;JuanSe&quot;" style:apply-style-name="Untitled3" style:base-cell-address="Sheet1.B54"/>
    </style:style>
    <style:style style:name="ce54" style:family="table-cell" style:parent-style-name="Default">
      <style:map style:condition="cell-content()=&quot;JD&quot;" style:apply-style-name="Untitled1" style:base-cell-address="Sheet1.B55"/>
      <style:map style:condition="cell-content()=&quot;Daniel&quot;" style:apply-style-name="Untitled2" style:base-cell-address="Sheet1.B55"/>
      <style:map style:condition="cell-content()=&quot;JuanSe&quot;" style:apply-style-name="Untitled3" style:base-cell-address="Sheet1.B55"/>
    </style:style>
    <style:style style:name="ce55" style:family="table-cell" style:parent-style-name="Default">
      <style:map style:condition="cell-content()=&quot;JD&quot;" style:apply-style-name="Untitled1" style:base-cell-address="Sheet1.B56"/>
      <style:map style:condition="cell-content()=&quot;Daniel&quot;" style:apply-style-name="Untitled2" style:base-cell-address="Sheet1.B56"/>
      <style:map style:condition="cell-content()=&quot;JuanSe&quot;" style:apply-style-name="Untitled3" style:base-cell-address="Sheet1.B56"/>
    </style:style>
    <style:style style:name="ce56" style:family="table-cell" style:parent-style-name="Default">
      <style:map style:condition="cell-content()=&quot;JD&quot;" style:apply-style-name="Untitled1" style:base-cell-address="Sheet1.B57"/>
      <style:map style:condition="cell-content()=&quot;Daniel&quot;" style:apply-style-name="Untitled2" style:base-cell-address="Sheet1.B57"/>
      <style:map style:condition="cell-content()=&quot;JuanSe&quot;" style:apply-style-name="Untitled3" style:base-cell-address="Sheet1.B57"/>
    </style:style>
    <style:style style:name="ce57" style:family="table-cell" style:parent-style-name="Default">
      <style:map style:condition="cell-content()=&quot;JD&quot;" style:apply-style-name="Untitled1" style:base-cell-address="Sheet1.B58"/>
      <style:map style:condition="cell-content()=&quot;Daniel&quot;" style:apply-style-name="Untitled2" style:base-cell-address="Sheet1.B58"/>
      <style:map style:condition="cell-content()=&quot;JuanSe&quot;" style:apply-style-name="Untitled3" style:base-cell-address="Sheet1.B58"/>
    </style:style>
    <style:style style:name="ce58" style:family="table-cell" style:parent-style-name="Default">
      <style:map style:condition="cell-content()=&quot;JD&quot;" style:apply-style-name="Untitled1" style:base-cell-address="Sheet1.B59"/>
      <style:map style:condition="cell-content()=&quot;Daniel&quot;" style:apply-style-name="Untitled2" style:base-cell-address="Sheet1.B59"/>
      <style:map style:condition="cell-content()=&quot;JuanSe&quot;" style:apply-style-name="Untitled3" style:base-cell-address="Sheet1.B59"/>
    </style:style>
    <style:style style:name="ce59" style:family="table-cell" style:parent-style-name="Default">
      <style:map style:condition="cell-content()=&quot;JD&quot;" style:apply-style-name="Untitled1" style:base-cell-address="Sheet1.B60"/>
      <style:map style:condition="cell-content()=&quot;Daniel&quot;" style:apply-style-name="Untitled2" style:base-cell-address="Sheet1.B60"/>
      <style:map style:condition="cell-content()=&quot;JuanSe&quot;" style:apply-style-name="Untitled3" style:base-cell-address="Sheet1.B60"/>
    </style:style>
    <style:style style:name="ce60" style:family="table-cell" style:parent-style-name="Default">
      <style:map style:condition="cell-content()=&quot;JD&quot;" style:apply-style-name="Untitled1" style:base-cell-address="Sheet1.B61"/>
      <style:map style:condition="cell-content()=&quot;Daniel&quot;" style:apply-style-name="Untitled2" style:base-cell-address="Sheet1.B61"/>
      <style:map style:condition="cell-content()=&quot;JuanSe&quot;" style:apply-style-name="Untitled3" style:base-cell-address="Sheet1.B61"/>
    </style:style>
    <style:style style:name="ce61" style:family="table-cell" style:parent-style-name="Default">
      <style:map style:condition="cell-content()=&quot;JD&quot;" style:apply-style-name="Untitled1" style:base-cell-address="Sheet1.B62"/>
      <style:map style:condition="cell-content()=&quot;Daniel&quot;" style:apply-style-name="Untitled2" style:base-cell-address="Sheet1.B62"/>
      <style:map style:condition="cell-content()=&quot;JuanSe&quot;" style:apply-style-name="Untitled3" style:base-cell-address="Sheet1.B62"/>
    </style:style>
    <style:style style:name="ce62" style:family="table-cell" style:parent-style-name="Default">
      <style:map style:condition="cell-content()=&quot;JD&quot;" style:apply-style-name="Untitled1" style:base-cell-address="Sheet1.B63"/>
      <style:map style:condition="cell-content()=&quot;Daniel&quot;" style:apply-style-name="Untitled2" style:base-cell-address="Sheet1.B63"/>
      <style:map style:condition="cell-content()=&quot;JuanSe&quot;" style:apply-style-name="Untitled3" style:base-cell-address="Sheet1.B63"/>
    </style:style>
    <style:style style:name="ce63" style:family="table-cell" style:parent-style-name="Default">
      <style:map style:condition="cell-content()=&quot;JD&quot;" style:apply-style-name="Untitled1" style:base-cell-address="Sheet1.B64"/>
      <style:map style:condition="cell-content()=&quot;Daniel&quot;" style:apply-style-name="Untitled2" style:base-cell-address="Sheet1.B64"/>
      <style:map style:condition="cell-content()=&quot;JuanSe&quot;" style:apply-style-name="Untitled3" style:base-cell-address="Sheet1.B64"/>
    </style:style>
    <style:style style:name="ce64" style:family="table-cell" style:parent-style-name="Default">
      <style:map style:condition="cell-content()=&quot;JD&quot;" style:apply-style-name="Untitled1" style:base-cell-address="Sheet1.B65"/>
      <style:map style:condition="cell-content()=&quot;Daniel&quot;" style:apply-style-name="Untitled2" style:base-cell-address="Sheet1.B65"/>
      <style:map style:condition="cell-content()=&quot;JuanSe&quot;" style:apply-style-name="Untitled3" style:base-cell-address="Sheet1.B65"/>
    </style:style>
    <style:style style:name="ce65" style:family="table-cell" style:parent-style-name="Default">
      <style:map style:condition="cell-content()=&quot;JD&quot;" style:apply-style-name="Untitled1" style:base-cell-address="Sheet1.B66"/>
      <style:map style:condition="cell-content()=&quot;Daniel&quot;" style:apply-style-name="Untitled2" style:base-cell-address="Sheet1.B66"/>
      <style:map style:condition="cell-content()=&quot;JuanSe&quot;" style:apply-style-name="Untitled3" style:base-cell-address="Sheet1.B66"/>
    </style:style>
    <style:style style:name="ce66" style:family="table-cell" style:parent-style-name="Default">
      <style:map style:condition="cell-content()=&quot;JD&quot;" style:apply-style-name="Untitled1" style:base-cell-address="Sheet1.B67"/>
      <style:map style:condition="cell-content()=&quot;Daniel&quot;" style:apply-style-name="Untitled2" style:base-cell-address="Sheet1.B67"/>
      <style:map style:condition="cell-content()=&quot;JuanSe&quot;" style:apply-style-name="Untitled3" style:base-cell-address="Sheet1.B67"/>
    </style:style>
    <style:style style:name="ce67" style:family="table-cell" style:parent-style-name="Default">
      <style:map style:condition="cell-content()=&quot;JD&quot;" style:apply-style-name="Untitled1" style:base-cell-address="Sheet1.B68"/>
      <style:map style:condition="cell-content()=&quot;Daniel&quot;" style:apply-style-name="Untitled2" style:base-cell-address="Sheet1.B68"/>
      <style:map style:condition="cell-content()=&quot;JuanSe&quot;" style:apply-style-name="Untitled3" style:base-cell-address="Sheet1.B68"/>
    </style:style>
    <style:style style:name="ce68" style:family="table-cell" style:parent-style-name="Default">
      <style:map style:condition="cell-content()=&quot;JD&quot;" style:apply-style-name="Untitled1" style:base-cell-address="Sheet1.B69"/>
      <style:map style:condition="cell-content()=&quot;Daniel&quot;" style:apply-style-name="Untitled2" style:base-cell-address="Sheet1.B69"/>
      <style:map style:condition="cell-content()=&quot;JuanSe&quot;" style:apply-style-name="Untitled3" style:base-cell-address="Sheet1.B69"/>
    </style:style>
    <style:style style:name="ce69" style:family="table-cell" style:parent-style-name="Default">
      <style:map style:condition="cell-content()=&quot;JD&quot;" style:apply-style-name="Untitled1" style:base-cell-address="Sheet1.B70"/>
      <style:map style:condition="cell-content()=&quot;Daniel&quot;" style:apply-style-name="Untitled2" style:base-cell-address="Sheet1.B70"/>
      <style:map style:condition="cell-content()=&quot;JuanSe&quot;" style:apply-style-name="Untitled3" style:base-cell-address="Sheet1.B70"/>
    </style:style>
    <style:style style:name="ce70" style:family="table-cell" style:parent-style-name="Default">
      <style:map style:condition="cell-content()=&quot;JD&quot;" style:apply-style-name="Untitled1" style:base-cell-address="Sheet1.B71"/>
      <style:map style:condition="cell-content()=&quot;Daniel&quot;" style:apply-style-name="Untitled2" style:base-cell-address="Sheet1.B71"/>
      <style:map style:condition="cell-content()=&quot;JuanSe&quot;" style:apply-style-name="Untitled3" style:base-cell-address="Sheet1.B71"/>
    </style:style>
    <style:style style:name="ce71" style:family="table-cell" style:parent-style-name="Default">
      <style:map style:condition="cell-content()=&quot;JD&quot;" style:apply-style-name="Untitled1" style:base-cell-address="Sheet1.B72"/>
      <style:map style:condition="cell-content()=&quot;Daniel&quot;" style:apply-style-name="Untitled2" style:base-cell-address="Sheet1.B72"/>
      <style:map style:condition="cell-content()=&quot;JuanSe&quot;" style:apply-style-name="Untitled3" style:base-cell-address="Sheet1.B72"/>
    </style:style>
    <style:style style:name="ce72" style:family="table-cell" style:parent-style-name="Default">
      <style:map style:condition="cell-content()=&quot;JD&quot;" style:apply-style-name="Untitled1" style:base-cell-address="Sheet1.B73"/>
      <style:map style:condition="cell-content()=&quot;Daniel&quot;" style:apply-style-name="Untitled2" style:base-cell-address="Sheet1.B73"/>
      <style:map style:condition="cell-content()=&quot;JuanSe&quot;" style:apply-style-name="Untitled3" style:base-cell-address="Sheet1.B73"/>
    </style:style>
    <style:style style:name="ce73" style:family="table-cell" style:parent-style-name="Default">
      <style:map style:condition="cell-content()=&quot;JD&quot;" style:apply-style-name="Untitled1" style:base-cell-address="Sheet1.B74"/>
      <style:map style:condition="cell-content()=&quot;Daniel&quot;" style:apply-style-name="Untitled2" style:base-cell-address="Sheet1.B74"/>
      <style:map style:condition="cell-content()=&quot;JuanSe&quot;" style:apply-style-name="Untitled3" style:base-cell-address="Sheet1.B74"/>
    </style:style>
    <style:style style:name="ce74" style:family="table-cell" style:parent-style-name="Default">
      <style:map style:condition="cell-content()=&quot;JD&quot;" style:apply-style-name="Untitled1" style:base-cell-address="Sheet1.B75"/>
      <style:map style:condition="cell-content()=&quot;Daniel&quot;" style:apply-style-name="Untitled2" style:base-cell-address="Sheet1.B75"/>
      <style:map style:condition="cell-content()=&quot;JuanSe&quot;" style:apply-style-name="Untitled3" style:base-cell-address="Sheet1.B75"/>
    </style:style>
    <style:style style:name="ce75" style:family="table-cell" style:parent-style-name="Default">
      <style:map style:condition="cell-content()=&quot;JD&quot;" style:apply-style-name="Untitled1" style:base-cell-address="Sheet1.B76"/>
      <style:map style:condition="cell-content()=&quot;Daniel&quot;" style:apply-style-name="Untitled2" style:base-cell-address="Sheet1.B76"/>
      <style:map style:condition="cell-content()=&quot;JuanSe&quot;" style:apply-style-name="Untitled3" style:base-cell-address="Sheet1.B76"/>
    </style:style>
    <style:style style:name="ce76" style:family="table-cell" style:parent-style-name="Default">
      <style:map style:condition="cell-content()=&quot;JD&quot;" style:apply-style-name="Untitled1" style:base-cell-address="Sheet1.B77"/>
      <style:map style:condition="cell-content()=&quot;Daniel&quot;" style:apply-style-name="Untitled2" style:base-cell-address="Sheet1.B77"/>
      <style:map style:condition="cell-content()=&quot;JuanSe&quot;" style:apply-style-name="Untitled3" style:base-cell-address="Sheet1.B77"/>
    </style:style>
    <style:style style:name="ce77" style:family="table-cell" style:parent-style-name="Default">
      <style:map style:condition="cell-content()=&quot;JD&quot;" style:apply-style-name="Untitled1" style:base-cell-address="Sheet1.B78"/>
      <style:map style:condition="cell-content()=&quot;Daniel&quot;" style:apply-style-name="Untitled2" style:base-cell-address="Sheet1.B78"/>
      <style:map style:condition="cell-content()=&quot;JuanSe&quot;" style:apply-style-name="Untitled3" style:base-cell-address="Sheet1.B78"/>
    </style:style>
    <style:style style:name="ce78" style:family="table-cell" style:parent-style-name="Default">
      <style:map style:condition="cell-content()=&quot;JD&quot;" style:apply-style-name="Untitled1" style:base-cell-address="Sheet1.B79"/>
      <style:map style:condition="cell-content()=&quot;Daniel&quot;" style:apply-style-name="Untitled2" style:base-cell-address="Sheet1.B79"/>
      <style:map style:condition="cell-content()=&quot;JuanSe&quot;" style:apply-style-name="Untitled3" style:base-cell-address="Sheet1.B79"/>
    </style:style>
    <style:style style:name="ce79" style:family="table-cell" style:parent-style-name="Default">
      <style:map style:condition="cell-content()=&quot;JD&quot;" style:apply-style-name="Untitled1" style:base-cell-address="Sheet1.B80"/>
      <style:map style:condition="cell-content()=&quot;Daniel&quot;" style:apply-style-name="Untitled2" style:base-cell-address="Sheet1.B80"/>
      <style:map style:condition="cell-content()=&quot;JuanSe&quot;" style:apply-style-name="Untitled3" style:base-cell-address="Sheet1.B80"/>
    </style:style>
    <style:style style:name="ce80" style:family="table-cell" style:parent-style-name="Default">
      <style:map style:condition="cell-content()=&quot;JD&quot;" style:apply-style-name="Untitled1" style:base-cell-address="Sheet1.B81"/>
      <style:map style:condition="cell-content()=&quot;Daniel&quot;" style:apply-style-name="Untitled2" style:base-cell-address="Sheet1.B81"/>
      <style:map style:condition="cell-content()=&quot;JuanSe&quot;" style:apply-style-name="Untitled3" style:base-cell-address="Sheet1.B81"/>
    </style:style>
    <style:style style:name="ce81" style:family="table-cell" style:parent-style-name="Default">
      <style:map style:condition="cell-content()=&quot;JD&quot;" style:apply-style-name="Untitled1" style:base-cell-address="Sheet1.B82"/>
      <style:map style:condition="cell-content()=&quot;Daniel&quot;" style:apply-style-name="Untitled2" style:base-cell-address="Sheet1.B82"/>
      <style:map style:condition="cell-content()=&quot;JuanSe&quot;" style:apply-style-name="Untitled3" style:base-cell-address="Sheet1.B82"/>
    </style:style>
    <style:style style:name="ce82" style:family="table-cell" style:parent-style-name="Default">
      <style:map style:condition="cell-content()=&quot;JD&quot;" style:apply-style-name="Untitled1" style:base-cell-address="Sheet1.B83"/>
      <style:map style:condition="cell-content()=&quot;Daniel&quot;" style:apply-style-name="Untitled2" style:base-cell-address="Sheet1.B83"/>
      <style:map style:condition="cell-content()=&quot;JuanSe&quot;" style:apply-style-name="Untitled3" style:base-cell-address="Sheet1.B83"/>
    </style:style>
    <style:style style:name="ce83" style:family="table-cell" style:parent-style-name="Default">
      <style:map style:condition="cell-content()=&quot;JD&quot;" style:apply-style-name="Untitled1" style:base-cell-address="Sheet1.B84"/>
      <style:map style:condition="cell-content()=&quot;Daniel&quot;" style:apply-style-name="Untitled2" style:base-cell-address="Sheet1.B84"/>
      <style:map style:condition="cell-content()=&quot;JuanSe&quot;" style:apply-style-name="Untitled3" style:base-cell-address="Sheet1.B84"/>
    </style:style>
    <style:style style:name="ce84" style:family="table-cell" style:parent-style-name="Default">
      <style:map style:condition="cell-content()=&quot;JD&quot;" style:apply-style-name="Untitled1" style:base-cell-address="Sheet1.B85"/>
      <style:map style:condition="cell-content()=&quot;Daniel&quot;" style:apply-style-name="Untitled2" style:base-cell-address="Sheet1.B85"/>
      <style:map style:condition="cell-content()=&quot;JuanSe&quot;" style:apply-style-name="Untitled3" style:base-cell-address="Sheet1.B85"/>
    </style:style>
    <style:style style:name="ce85" style:family="table-cell" style:parent-style-name="Default">
      <style:map style:condition="cell-content()=&quot;JD&quot;" style:apply-style-name="Untitled1" style:base-cell-address="Sheet1.B86"/>
      <style:map style:condition="cell-content()=&quot;Daniel&quot;" style:apply-style-name="Untitled2" style:base-cell-address="Sheet1.B86"/>
      <style:map style:condition="cell-content()=&quot;JuanSe&quot;" style:apply-style-name="Untitled3" style:base-cell-address="Sheet1.B86"/>
    </style:style>
    <style:style style:name="ce86" style:family="table-cell" style:parent-style-name="Default">
      <style:map style:condition="cell-content()=&quot;JD&quot;" style:apply-style-name="Untitled1" style:base-cell-address="Sheet1.B87"/>
      <style:map style:condition="cell-content()=&quot;Daniel&quot;" style:apply-style-name="Untitled2" style:base-cell-address="Sheet1.B87"/>
      <style:map style:condition="cell-content()=&quot;JuanSe&quot;" style:apply-style-name="Untitled3" style:base-cell-address="Sheet1.B87"/>
    </style:style>
    <style:style style:name="ce87" style:family="table-cell" style:parent-style-name="Default">
      <style:map style:condition="cell-content()=&quot;JD&quot;" style:apply-style-name="Untitled1" style:base-cell-address="Sheet1.B88"/>
      <style:map style:condition="cell-content()=&quot;Daniel&quot;" style:apply-style-name="Untitled2" style:base-cell-address="Sheet1.B88"/>
      <style:map style:condition="cell-content()=&quot;JuanSe&quot;" style:apply-style-name="Untitled3" style:base-cell-address="Sheet1.B88"/>
    </style:style>
    <style:style style:name="ce88" style:family="table-cell" style:parent-style-name="Default">
      <style:map style:condition="cell-content()=&quot;JD&quot;" style:apply-style-name="Untitled1" style:base-cell-address="Sheet1.B89"/>
      <style:map style:condition="cell-content()=&quot;Daniel&quot;" style:apply-style-name="Untitled2" style:base-cell-address="Sheet1.B89"/>
      <style:map style:condition="cell-content()=&quot;JuanSe&quot;" style:apply-style-name="Untitled3" style:base-cell-address="Sheet1.B89"/>
    </style:style>
    <style:style style:name="ce89" style:family="table-cell" style:parent-style-name="Default">
      <style:map style:condition="cell-content()=&quot;JD&quot;" style:apply-style-name="Untitled1" style:base-cell-address="Sheet1.B90"/>
      <style:map style:condition="cell-content()=&quot;Daniel&quot;" style:apply-style-name="Untitled2" style:base-cell-address="Sheet1.B90"/>
      <style:map style:condition="cell-content()=&quot;JuanSe&quot;" style:apply-style-name="Untitled3" style:base-cell-address="Sheet1.B90"/>
    </style:style>
    <style:style style:name="ce90" style:family="table-cell" style:parent-style-name="Default">
      <style:map style:condition="cell-content()=&quot;JD&quot;" style:apply-style-name="Untitled1" style:base-cell-address="Sheet1.B91"/>
      <style:map style:condition="cell-content()=&quot;Daniel&quot;" style:apply-style-name="Untitled2" style:base-cell-address="Sheet1.B91"/>
      <style:map style:condition="cell-content()=&quot;JuanSe&quot;" style:apply-style-name="Untitled3" style:base-cell-address="Sheet1.B91"/>
    </style:style>
    <style:style style:name="ce91" style:family="table-cell" style:parent-style-name="Default">
      <style:map style:condition="cell-content()=&quot;JD&quot;" style:apply-style-name="Untitled1" style:base-cell-address="Sheet1.B92"/>
      <style:map style:condition="cell-content()=&quot;Daniel&quot;" style:apply-style-name="Untitled2" style:base-cell-address="Sheet1.B92"/>
      <style:map style:condition="cell-content()=&quot;JuanSe&quot;" style:apply-style-name="Untitled3" style:base-cell-address="Sheet1.B92"/>
    </style:style>
    <style:style style:name="ce92" style:family="table-cell" style:parent-style-name="Default">
      <style:map style:condition="cell-content()=&quot;JD&quot;" style:apply-style-name="Untitled1" style:base-cell-address="Sheet1.B93"/>
      <style:map style:condition="cell-content()=&quot;Daniel&quot;" style:apply-style-name="Untitled2" style:base-cell-address="Sheet1.B93"/>
      <style:map style:condition="cell-content()=&quot;JuanSe&quot;" style:apply-style-name="Untitled3" style:base-cell-address="Sheet1.B93"/>
    </style:style>
    <style:style style:name="ce93" style:family="table-cell" style:parent-style-name="Default">
      <style:map style:condition="cell-content()=&quot;JD&quot;" style:apply-style-name="Untitled1" style:base-cell-address="Sheet1.B94"/>
      <style:map style:condition="cell-content()=&quot;Daniel&quot;" style:apply-style-name="Untitled2" style:base-cell-address="Sheet1.B94"/>
      <style:map style:condition="cell-content()=&quot;JuanSe&quot;" style:apply-style-name="Untitled3" style:base-cell-address="Sheet1.B94"/>
    </style:style>
    <style:style style:name="ce94" style:family="table-cell" style:parent-style-name="Default">
      <style:map style:condition="cell-content()=&quot;JD&quot;" style:apply-style-name="Untitled1" style:base-cell-address="Sheet1.B95"/>
      <style:map style:condition="cell-content()=&quot;Daniel&quot;" style:apply-style-name="Untitled2" style:base-cell-address="Sheet1.B95"/>
      <style:map style:condition="cell-content()=&quot;JuanSe&quot;" style:apply-style-name="Untitled3" style:base-cell-address="Sheet1.B95"/>
    </style:style>
    <style:style style:name="ce95" style:family="table-cell" style:parent-style-name="Default">
      <style:map style:condition="cell-content()=&quot;JD&quot;" style:apply-style-name="Untitled1" style:base-cell-address="Sheet1.B96"/>
      <style:map style:condition="cell-content()=&quot;Daniel&quot;" style:apply-style-name="Untitled2" style:base-cell-address="Sheet1.B96"/>
      <style:map style:condition="cell-content()=&quot;JuanSe&quot;" style:apply-style-name="Untitled3" style:base-cell-address="Sheet1.B96"/>
    </style:style>
    <style:style style:name="ce96" style:family="table-cell" style:parent-style-name="Default">
      <style:map style:condition="cell-content()=&quot;JD&quot;" style:apply-style-name="Untitled1" style:base-cell-address="Sheet1.B97"/>
      <style:map style:condition="cell-content()=&quot;Daniel&quot;" style:apply-style-name="Untitled2" style:base-cell-address="Sheet1.B97"/>
      <style:map style:condition="cell-content()=&quot;JuanSe&quot;" style:apply-style-name="Untitled3" style:base-cell-address="Sheet1.B97"/>
    </style:style>
    <style:style style:name="ce97" style:family="table-cell" style:parent-style-name="Default">
      <style:map style:condition="cell-content()=&quot;JD&quot;" style:apply-style-name="Untitled1" style:base-cell-address="Sheet1.B98"/>
      <style:map style:condition="cell-content()=&quot;Daniel&quot;" style:apply-style-name="Untitled2" style:base-cell-address="Sheet1.B98"/>
      <style:map style:condition="cell-content()=&quot;JuanSe&quot;" style:apply-style-name="Untitled3" style:base-cell-address="Sheet1.B98"/>
    </style:style>
    <style:style style:name="ce98" style:family="table-cell" style:parent-style-name="Default">
      <style:map style:condition="cell-content()=&quot;JD&quot;" style:apply-style-name="Untitled1" style:base-cell-address="Sheet1.B99"/>
      <style:map style:condition="cell-content()=&quot;Daniel&quot;" style:apply-style-name="Untitled2" style:base-cell-address="Sheet1.B99"/>
      <style:map style:condition="cell-content()=&quot;JuanSe&quot;" style:apply-style-name="Untitled3" style:base-cell-address="Sheet1.B99"/>
    </style:style>
    <style:style style:name="ce99" style:family="table-cell" style:parent-style-name="Default">
      <style:map style:condition="cell-content()=&quot;JD&quot;" style:apply-style-name="Untitled1" style:base-cell-address="Sheet1.B100"/>
      <style:map style:condition="cell-content()=&quot;Daniel&quot;" style:apply-style-name="Untitled2" style:base-cell-address="Sheet1.B100"/>
      <style:map style:condition="cell-content()=&quot;JuanSe&quot;" style:apply-style-name="Untitled3" style:base-cell-address="Sheet1.B100"/>
    </style:style>
    <style:style style:name="ce100" style:family="table-cell" style:parent-style-name="Default">
      <style:map style:condition="cell-content()=&quot;JD&quot;" style:apply-style-name="Untitled1" style:base-cell-address="Sheet1.B101"/>
      <style:map style:condition="cell-content()=&quot;Daniel&quot;" style:apply-style-name="Untitled2" style:base-cell-address="Sheet1.B101"/>
      <style:map style:condition="cell-content()=&quot;JuanSe&quot;" style:apply-style-name="Untitled3" style:base-cell-address="Sheet1.B101"/>
    </style:style>
    <style:style style:name="ce101" style:family="table-cell" style:parent-style-name="Default">
      <style:map style:condition="cell-content()=&quot;JD&quot;" style:apply-style-name="Untitled1" style:base-cell-address="Sheet1.B102"/>
      <style:map style:condition="cell-content()=&quot;Daniel&quot;" style:apply-style-name="Untitled2" style:base-cell-address="Sheet1.B102"/>
      <style:map style:condition="cell-content()=&quot;JuanSe&quot;" style:apply-style-name="Untitled3" style:base-cell-address="Sheet1.B102"/>
    </style:style>
    <style:style style:name="ce102" style:family="table-cell" style:parent-style-name="Default">
      <style:map style:condition="cell-content()=&quot;JD&quot;" style:apply-style-name="Untitled1" style:base-cell-address="Sheet1.B103"/>
      <style:map style:condition="cell-content()=&quot;Daniel&quot;" style:apply-style-name="Untitled2" style:base-cell-address="Sheet1.B103"/>
      <style:map style:condition="cell-content()=&quot;JuanSe&quot;" style:apply-style-name="Untitled3" style:base-cell-address="Sheet1.B103"/>
    </style:style>
    <style:style style:name="ce103" style:family="table-cell" style:parent-style-name="Default">
      <style:map style:condition="cell-content()=&quot;JD&quot;" style:apply-style-name="Untitled1" style:base-cell-address="Sheet1.B104"/>
      <style:map style:condition="cell-content()=&quot;Daniel&quot;" style:apply-style-name="Untitled2" style:base-cell-address="Sheet1.B104"/>
      <style:map style:condition="cell-content()=&quot;JuanSe&quot;" style:apply-style-name="Untitled3" style:base-cell-address="Sheet1.B104"/>
    </style:style>
    <style:style style:name="ce104" style:family="table-cell" style:parent-style-name="Default">
      <style:map style:condition="cell-content()=&quot;JD&quot;" style:apply-style-name="Untitled1" style:base-cell-address="Sheet1.B105"/>
      <style:map style:condition="cell-content()=&quot;Daniel&quot;" style:apply-style-name="Untitled2" style:base-cell-address="Sheet1.B105"/>
      <style:map style:condition="cell-content()=&quot;JuanSe&quot;" style:apply-style-name="Untitled3" style:base-cell-address="Sheet1.B105"/>
    </style:style>
    <style:style style:name="ce105" style:family="table-cell" style:parent-style-name="Default">
      <style:map style:condition="cell-content()=&quot;JD&quot;" style:apply-style-name="Untitled1" style:base-cell-address="Sheet1.B106"/>
      <style:map style:condition="cell-content()=&quot;Daniel&quot;" style:apply-style-name="Untitled2" style:base-cell-address="Sheet1.B106"/>
      <style:map style:condition="cell-content()=&quot;JuanSe&quot;" style:apply-style-name="Untitled3" style:base-cell-address="Sheet1.B106"/>
    </style:style>
    <style:style style:name="ce106" style:family="table-cell" style:parent-style-name="Default">
      <style:map style:condition="cell-content()=&quot;JD&quot;" style:apply-style-name="Untitled1" style:base-cell-address="Sheet1.B107"/>
      <style:map style:condition="cell-content()=&quot;Daniel&quot;" style:apply-style-name="Untitled2" style:base-cell-address="Sheet1.B107"/>
      <style:map style:condition="cell-content()=&quot;JuanSe&quot;" style:apply-style-name="Untitled3" style:base-cell-address="Sheet1.B107"/>
    </style:style>
    <style:style style:name="ce107" style:family="table-cell" style:parent-style-name="Default">
      <style:map style:condition="cell-content()=&quot;JD&quot;" style:apply-style-name="Untitled1" style:base-cell-address="Sheet1.B108"/>
      <style:map style:condition="cell-content()=&quot;Daniel&quot;" style:apply-style-name="Untitled2" style:base-cell-address="Sheet1.B108"/>
      <style:map style:condition="cell-content()=&quot;JuanSe&quot;" style:apply-style-name="Untitled3" style:base-cell-address="Sheet1.B108"/>
    </style:style>
    <style:style style:name="ce108" style:family="table-cell" style:parent-style-name="Default">
      <style:map style:condition="cell-content()=&quot;JD&quot;" style:apply-style-name="Untitled1" style:base-cell-address="Sheet1.B109"/>
      <style:map style:condition="cell-content()=&quot;Daniel&quot;" style:apply-style-name="Untitled2" style:base-cell-address="Sheet1.B109"/>
      <style:map style:condition="cell-content()=&quot;JuanSe&quot;" style:apply-style-name="Untitled3" style:base-cell-address="Sheet1.B109"/>
    </style:style>
    <style:style style:name="ce109" style:family="table-cell" style:parent-style-name="Default">
      <style:map style:condition="cell-content()=&quot;JD&quot;" style:apply-style-name="Untitled1" style:base-cell-address="Sheet1.B110"/>
      <style:map style:condition="cell-content()=&quot;Daniel&quot;" style:apply-style-name="Untitled2" style:base-cell-address="Sheet1.B110"/>
      <style:map style:condition="cell-content()=&quot;JuanSe&quot;" style:apply-style-name="Untitled3" style:base-cell-address="Sheet1.B110"/>
    </style:style>
    <style:style style:name="ce110" style:family="table-cell" style:parent-style-name="Default">
      <style:map style:condition="cell-content()=&quot;JD&quot;" style:apply-style-name="Untitled1" style:base-cell-address="Sheet1.B111"/>
      <style:map style:condition="cell-content()=&quot;Daniel&quot;" style:apply-style-name="Untitled2" style:base-cell-address="Sheet1.B111"/>
      <style:map style:condition="cell-content()=&quot;JuanSe&quot;" style:apply-style-name="Untitled3" style:base-cell-address="Sheet1.B111"/>
    </style:style>
    <style:style style:name="ce111" style:family="table-cell" style:parent-style-name="Default">
      <style:map style:condition="cell-content()=&quot;JD&quot;" style:apply-style-name="Untitled1" style:base-cell-address="Sheet1.B112"/>
      <style:map style:condition="cell-content()=&quot;Daniel&quot;" style:apply-style-name="Untitled2" style:base-cell-address="Sheet1.B112"/>
      <style:map style:condition="cell-content()=&quot;JuanSe&quot;" style:apply-style-name="Untitled3" style:base-cell-address="Sheet1.B112"/>
    </style:style>
    <style:style style:name="ce112" style:family="table-cell" style:parent-style-name="Default">
      <style:map style:condition="cell-content()=&quot;JD&quot;" style:apply-style-name="Untitled1" style:base-cell-address="Sheet1.B113"/>
      <style:map style:condition="cell-content()=&quot;Daniel&quot;" style:apply-style-name="Untitled2" style:base-cell-address="Sheet1.B113"/>
      <style:map style:condition="cell-content()=&quot;JuanSe&quot;" style:apply-style-name="Untitled3" style:base-cell-address="Sheet1.B113"/>
    </style:style>
    <style:style style:name="ce113" style:family="table-cell" style:parent-style-name="Default">
      <style:map style:condition="cell-content()=&quot;JD&quot;" style:apply-style-name="Untitled1" style:base-cell-address="Sheet1.B114"/>
      <style:map style:condition="cell-content()=&quot;Daniel&quot;" style:apply-style-name="Untitled2" style:base-cell-address="Sheet1.B114"/>
      <style:map style:condition="cell-content()=&quot;JuanSe&quot;" style:apply-style-name="Untitled3" style:base-cell-address="Sheet1.B114"/>
    </style:style>
    <style:style style:name="ce114" style:family="table-cell" style:parent-style-name="Default">
      <style:map style:condition="cell-content()=&quot;JD&quot;" style:apply-style-name="Untitled1" style:base-cell-address="Sheet1.B115"/>
      <style:map style:condition="cell-content()=&quot;Daniel&quot;" style:apply-style-name="Untitled2" style:base-cell-address="Sheet1.B115"/>
      <style:map style:condition="cell-content()=&quot;JuanSe&quot;" style:apply-style-name="Untitled3" style:base-cell-address="Sheet1.B115"/>
    </style:style>
    <style:style style:name="ce115" style:family="table-cell" style:parent-style-name="Default">
      <style:map style:condition="cell-content()=&quot;JD&quot;" style:apply-style-name="Untitled1" style:base-cell-address="Sheet1.B116"/>
      <style:map style:condition="cell-content()=&quot;Daniel&quot;" style:apply-style-name="Untitled2" style:base-cell-address="Sheet1.B116"/>
      <style:map style:condition="cell-content()=&quot;JuanSe&quot;" style:apply-style-name="Untitled3" style:base-cell-address="Sheet1.B116"/>
    </style:style>
    <style:style style:name="ce116" style:family="table-cell" style:parent-style-name="Default">
      <style:map style:condition="cell-content()=&quot;JD&quot;" style:apply-style-name="Untitled1" style:base-cell-address="Sheet1.B117"/>
      <style:map style:condition="cell-content()=&quot;Daniel&quot;" style:apply-style-name="Untitled2" style:base-cell-address="Sheet1.B117"/>
      <style:map style:condition="cell-content()=&quot;JuanSe&quot;" style:apply-style-name="Untitled3" style:base-cell-address="Sheet1.B117"/>
    </style:style>
    <style:style style:name="ce117" style:family="table-cell" style:parent-style-name="Default">
      <style:map style:condition="cell-content()=&quot;JD&quot;" style:apply-style-name="Untitled1" style:base-cell-address="Sheet1.B118"/>
      <style:map style:condition="cell-content()=&quot;Daniel&quot;" style:apply-style-name="Untitled2" style:base-cell-address="Sheet1.B118"/>
      <style:map style:condition="cell-content()=&quot;JuanSe&quot;" style:apply-style-name="Untitled3" style:base-cell-address="Sheet1.B118"/>
    </style:style>
    <style:style style:name="ce118" style:family="table-cell" style:parent-style-name="Default">
      <style:map style:condition="cell-content()=&quot;JD&quot;" style:apply-style-name="Untitled1" style:base-cell-address="Sheet1.B119"/>
      <style:map style:condition="cell-content()=&quot;Daniel&quot;" style:apply-style-name="Untitled2" style:base-cell-address="Sheet1.B119"/>
      <style:map style:condition="cell-content()=&quot;JuanSe&quot;" style:apply-style-name="Untitled3" style:base-cell-address="Sheet1.B119"/>
    </style:style>
    <style:style style:name="ce119" style:family="table-cell" style:parent-style-name="Default">
      <style:map style:condition="cell-content()=&quot;JD&quot;" style:apply-style-name="Untitled1" style:base-cell-address="Sheet1.B120"/>
      <style:map style:condition="cell-content()=&quot;Daniel&quot;" style:apply-style-name="Untitled2" style:base-cell-address="Sheet1.B120"/>
      <style:map style:condition="cell-content()=&quot;JuanSe&quot;" style:apply-style-name="Untitled3" style:base-cell-address="Sheet1.B120"/>
    </style:style>
    <style:style style:name="ce120" style:family="table-cell" style:parent-style-name="Default">
      <style:map style:condition="cell-content()=&quot;JD&quot;" style:apply-style-name="Untitled1" style:base-cell-address="Sheet1.B121"/>
      <style:map style:condition="cell-content()=&quot;Daniel&quot;" style:apply-style-name="Untitled2" style:base-cell-address="Sheet1.B121"/>
      <style:map style:condition="cell-content()=&quot;JuanSe&quot;" style:apply-style-name="Untitled3" style:base-cell-address="Sheet1.B121"/>
    </style:style>
    <style:style style:name="ce121" style:family="table-cell" style:parent-style-name="Default">
      <style:map style:condition="cell-content()=&quot;JD&quot;" style:apply-style-name="Untitled1" style:base-cell-address="Sheet1.B122"/>
      <style:map style:condition="cell-content()=&quot;Daniel&quot;" style:apply-style-name="Untitled2" style:base-cell-address="Sheet1.B122"/>
      <style:map style:condition="cell-content()=&quot;JuanSe&quot;" style:apply-style-name="Untitled3" style:base-cell-address="Sheet1.B122"/>
    </style:style>
    <style:style style:name="ce122" style:family="table-cell" style:parent-style-name="Default">
      <style:map style:condition="cell-content()=&quot;JD&quot;" style:apply-style-name="Untitled1" style:base-cell-address="Sheet1.B123"/>
      <style:map style:condition="cell-content()=&quot;Daniel&quot;" style:apply-style-name="Untitled2" style:base-cell-address="Sheet1.B123"/>
      <style:map style:condition="cell-content()=&quot;JuanSe&quot;" style:apply-style-name="Untitled3" style:base-cell-address="Sheet1.B123"/>
    </style:style>
    <style:style style:name="ce123" style:family="table-cell" style:parent-style-name="Default">
      <style:map style:condition="cell-content()=&quot;JD&quot;" style:apply-style-name="Untitled1" style:base-cell-address="Sheet1.B124"/>
      <style:map style:condition="cell-content()=&quot;Daniel&quot;" style:apply-style-name="Untitled2" style:base-cell-address="Sheet1.B124"/>
      <style:map style:condition="cell-content()=&quot;JuanSe&quot;" style:apply-style-name="Untitled3" style:base-cell-address="Sheet1.B124"/>
    </style:style>
    <style:style style:name="ce124" style:family="table-cell" style:parent-style-name="Default">
      <style:map style:condition="cell-content()=&quot;JD&quot;" style:apply-style-name="Untitled1" style:base-cell-address="Sheet1.B125"/>
      <style:map style:condition="cell-content()=&quot;Daniel&quot;" style:apply-style-name="Untitled2" style:base-cell-address="Sheet1.B125"/>
      <style:map style:condition="cell-content()=&quot;JuanSe&quot;" style:apply-style-name="Untitled3" style:base-cell-address="Sheet1.B125"/>
    </style:style>
    <style:style style:name="ce125" style:family="table-cell" style:parent-style-name="Default">
      <style:map style:condition="cell-content()=&quot;JD&quot;" style:apply-style-name="Untitled1" style:base-cell-address="Sheet1.B126"/>
      <style:map style:condition="cell-content()=&quot;Daniel&quot;" style:apply-style-name="Untitled2" style:base-cell-address="Sheet1.B126"/>
      <style:map style:condition="cell-content()=&quot;JuanSe&quot;" style:apply-style-name="Untitled3" style:base-cell-address="Sheet1.B126"/>
    </style:style>
    <style:style style:name="ce126" style:family="table-cell" style:parent-style-name="Default">
      <style:map style:condition="cell-content()=&quot;JD&quot;" style:apply-style-name="Untitled1" style:base-cell-address="Sheet1.B127"/>
      <style:map style:condition="cell-content()=&quot;Daniel&quot;" style:apply-style-name="Untitled2" style:base-cell-address="Sheet1.B127"/>
      <style:map style:condition="cell-content()=&quot;JuanSe&quot;" style:apply-style-name="Untitled3" style:base-cell-address="Sheet1.B127"/>
    </style:style>
    <style:style style:name="ce127" style:family="table-cell" style:parent-style-name="Default">
      <style:map style:condition="cell-content()=&quot;JD&quot;" style:apply-style-name="Untitled1" style:base-cell-address="Sheet1.B128"/>
      <style:map style:condition="cell-content()=&quot;Daniel&quot;" style:apply-style-name="Untitled2" style:base-cell-address="Sheet1.B128"/>
      <style:map style:condition="cell-content()=&quot;JuanSe&quot;" style:apply-style-name="Untitled3" style:base-cell-address="Sheet1.B128"/>
    </style:style>
    <style:style style:name="ce128" style:family="table-cell" style:parent-style-name="Default">
      <style:map style:condition="cell-content()=&quot;JD&quot;" style:apply-style-name="Untitled1" style:base-cell-address="Sheet1.B129"/>
      <style:map style:condition="cell-content()=&quot;Daniel&quot;" style:apply-style-name="Untitled2" style:base-cell-address="Sheet1.B129"/>
      <style:map style:condition="cell-content()=&quot;JuanSe&quot;" style:apply-style-name="Untitled3" style:base-cell-address="Sheet1.B129"/>
    </style:style>
    <style:style style:name="ce129" style:family="table-cell" style:parent-style-name="Default">
      <style:map style:condition="cell-content()=&quot;JD&quot;" style:apply-style-name="Untitled1" style:base-cell-address="Sheet1.B130"/>
      <style:map style:condition="cell-content()=&quot;Daniel&quot;" style:apply-style-name="Untitled2" style:base-cell-address="Sheet1.B130"/>
      <style:map style:condition="cell-content()=&quot;JuanSe&quot;" style:apply-style-name="Untitled3" style:base-cell-address="Sheet1.B130"/>
    </style:style>
    <style:style style:name="ce130" style:family="table-cell" style:parent-style-name="Default">
      <style:map style:condition="cell-content()=&quot;JD&quot;" style:apply-style-name="Untitled1" style:base-cell-address="Sheet1.B131"/>
      <style:map style:condition="cell-content()=&quot;Daniel&quot;" style:apply-style-name="Untitled2" style:base-cell-address="Sheet1.B131"/>
      <style:map style:condition="cell-content()=&quot;JuanSe&quot;" style:apply-style-name="Untitled3" style:base-cell-address="Sheet1.B131"/>
    </style:style>
    <style:style style:name="ce131" style:family="table-cell" style:parent-style-name="Default">
      <style:map style:condition="cell-content()=&quot;JD&quot;" style:apply-style-name="Untitled1" style:base-cell-address="Sheet1.B132"/>
      <style:map style:condition="cell-content()=&quot;Daniel&quot;" style:apply-style-name="Untitled2" style:base-cell-address="Sheet1.B132"/>
      <style:map style:condition="cell-content()=&quot;JuanSe&quot;" style:apply-style-name="Untitled3" style:base-cell-address="Sheet1.B132"/>
    </style:style>
    <style:style style:name="ce132" style:family="table-cell" style:parent-style-name="Default">
      <style:map style:condition="cell-content()=&quot;JD&quot;" style:apply-style-name="Untitled1" style:base-cell-address="Sheet1.B133"/>
      <style:map style:condition="cell-content()=&quot;Daniel&quot;" style:apply-style-name="Untitled2" style:base-cell-address="Sheet1.B133"/>
      <style:map style:condition="cell-content()=&quot;JuanSe&quot;" style:apply-style-name="Untitled3" style:base-cell-address="Sheet1.B133"/>
    </style:style>
    <style:style style:name="ce133" style:family="table-cell" style:parent-style-name="Default">
      <style:map style:condition="cell-content()=&quot;JD&quot;" style:apply-style-name="Untitled1" style:base-cell-address="Sheet1.B134"/>
      <style:map style:condition="cell-content()=&quot;Daniel&quot;" style:apply-style-name="Untitled2" style:base-cell-address="Sheet1.B134"/>
      <style:map style:condition="cell-content()=&quot;JuanSe&quot;" style:apply-style-name="Untitled3" style:base-cell-address="Sheet1.B134"/>
    </style:style>
    <style:style style:name="ce134" style:family="table-cell" style:parent-style-name="Default">
      <style:map style:condition="cell-content()=&quot;JD&quot;" style:apply-style-name="Untitled1" style:base-cell-address="Sheet1.B135"/>
      <style:map style:condition="cell-content()=&quot;Daniel&quot;" style:apply-style-name="Untitled2" style:base-cell-address="Sheet1.B135"/>
      <style:map style:condition="cell-content()=&quot;JuanSe&quot;" style:apply-style-name="Untitled3" style:base-cell-address="Sheet1.B135"/>
    </style:style>
    <style:style style:name="ce135" style:family="table-cell" style:parent-style-name="Default">
      <style:map style:condition="cell-content()=&quot;JD&quot;" style:apply-style-name="Untitled1" style:base-cell-address="Sheet1.B136"/>
      <style:map style:condition="cell-content()=&quot;Daniel&quot;" style:apply-style-name="Untitled2" style:base-cell-address="Sheet1.B136"/>
      <style:map style:condition="cell-content()=&quot;JuanSe&quot;" style:apply-style-name="Untitled3" style:base-cell-address="Sheet1.B136"/>
    </style:style>
    <style:style style:name="ce136" style:family="table-cell" style:parent-style-name="Default">
      <style:map style:condition="cell-content()=&quot;JD&quot;" style:apply-style-name="Untitled1" style:base-cell-address="Sheet1.B137"/>
      <style:map style:condition="cell-content()=&quot;Daniel&quot;" style:apply-style-name="Untitled2" style:base-cell-address="Sheet1.B137"/>
      <style:map style:condition="cell-content()=&quot;JuanSe&quot;" style:apply-style-name="Untitled3" style:base-cell-address="Sheet1.B137"/>
    </style:style>
    <style:style style:name="ce137" style:family="table-cell" style:parent-style-name="Default">
      <style:map style:condition="cell-content()=&quot;JD&quot;" style:apply-style-name="Untitled1" style:base-cell-address="Sheet1.B138"/>
      <style:map style:condition="cell-content()=&quot;Daniel&quot;" style:apply-style-name="Untitled2" style:base-cell-address="Sheet1.B138"/>
      <style:map style:condition="cell-content()=&quot;JuanSe&quot;" style:apply-style-name="Untitled3" style:base-cell-address="Sheet1.B138"/>
    </style:style>
    <style:style style:name="ce138" style:family="table-cell" style:parent-style-name="Default">
      <style:map style:condition="cell-content()=&quot;JD&quot;" style:apply-style-name="Untitled1" style:base-cell-address="Sheet1.B139"/>
      <style:map style:condition="cell-content()=&quot;Daniel&quot;" style:apply-style-name="Untitled2" style:base-cell-address="Sheet1.B139"/>
      <style:map style:condition="cell-content()=&quot;JuanSe&quot;" style:apply-style-name="Untitled3" style:base-cell-address="Sheet1.B139"/>
    </style:style>
    <style:style style:name="ce139" style:family="table-cell" style:parent-style-name="Default">
      <style:map style:condition="cell-content()=&quot;JD&quot;" style:apply-style-name="Untitled1" style:base-cell-address="Sheet1.B140"/>
      <style:map style:condition="cell-content()=&quot;Daniel&quot;" style:apply-style-name="Untitled2" style:base-cell-address="Sheet1.B140"/>
      <style:map style:condition="cell-content()=&quot;JuanSe&quot;" style:apply-style-name="Untitled3" style:base-cell-address="Sheet1.B140"/>
    </style:style>
    <style:style style:name="ce140" style:family="table-cell" style:parent-style-name="Default">
      <style:map style:condition="cell-content()=&quot;JD&quot;" style:apply-style-name="Untitled1" style:base-cell-address="Sheet1.B141"/>
      <style:map style:condition="cell-content()=&quot;Daniel&quot;" style:apply-style-name="Untitled2" style:base-cell-address="Sheet1.B141"/>
      <style:map style:condition="cell-content()=&quot;JuanSe&quot;" style:apply-style-name="Untitled3" style:base-cell-address="Sheet1.B141"/>
    </style:style>
    <style:style style:name="ce141" style:family="table-cell" style:parent-style-name="Default">
      <style:map style:condition="cell-content()=&quot;JD&quot;" style:apply-style-name="Untitled1" style:base-cell-address="Sheet1.B142"/>
      <style:map style:condition="cell-content()=&quot;Daniel&quot;" style:apply-style-name="Untitled2" style:base-cell-address="Sheet1.B142"/>
      <style:map style:condition="cell-content()=&quot;JuanSe&quot;" style:apply-style-name="Untitled3" style:base-cell-address="Sheet1.B142"/>
    </style:style>
    <style:style style:name="ce142" style:family="table-cell" style:parent-style-name="Default">
      <style:map style:condition="cell-content()=&quot;JD&quot;" style:apply-style-name="Untitled1" style:base-cell-address="Sheet1.B143"/>
      <style:map style:condition="cell-content()=&quot;Daniel&quot;" style:apply-style-name="Untitled2" style:base-cell-address="Sheet1.B143"/>
      <style:map style:condition="cell-content()=&quot;JuanSe&quot;" style:apply-style-name="Untitled3" style:base-cell-address="Sheet1.B143"/>
    </style:style>
    <style:style style:name="ce143" style:family="table-cell" style:parent-style-name="Default">
      <style:map style:condition="cell-content()=&quot;JD&quot;" style:apply-style-name="Untitled1" style:base-cell-address="Sheet1.B144"/>
      <style:map style:condition="cell-content()=&quot;Daniel&quot;" style:apply-style-name="Untitled2" style:base-cell-address="Sheet1.B144"/>
      <style:map style:condition="cell-content()=&quot;JuanSe&quot;" style:apply-style-name="Untitled3" style:base-cell-address="Sheet1.B144"/>
    </style:style>
    <style:style style:name="ce144" style:family="table-cell" style:parent-style-name="Default">
      <style:map style:condition="cell-content()=&quot;JD&quot;" style:apply-style-name="Untitled1" style:base-cell-address="Sheet1.B145"/>
      <style:map style:condition="cell-content()=&quot;Daniel&quot;" style:apply-style-name="Untitled2" style:base-cell-address="Sheet1.B145"/>
      <style:map style:condition="cell-content()=&quot;JuanSe&quot;" style:apply-style-name="Untitled3" style:base-cell-address="Sheet1.B145"/>
    </style:style>
    <style:style style:name="ce145" style:family="table-cell" style:parent-style-name="Default">
      <style:map style:condition="cell-content()=&quot;JD&quot;" style:apply-style-name="Untitled1" style:base-cell-address="Sheet1.B146"/>
      <style:map style:condition="cell-content()=&quot;Daniel&quot;" style:apply-style-name="Untitled2" style:base-cell-address="Sheet1.B146"/>
      <style:map style:condition="cell-content()=&quot;JuanSe&quot;" style:apply-style-name="Untitled3" style:base-cell-address="Sheet1.B146"/>
    </style:style>
    <style:style style:name="ce146" style:family="table-cell" style:parent-style-name="Default">
      <style:map style:condition="cell-content()=&quot;JD&quot;" style:apply-style-name="Untitled1" style:base-cell-address="Sheet1.B147"/>
      <style:map style:condition="cell-content()=&quot;Daniel&quot;" style:apply-style-name="Untitled2" style:base-cell-address="Sheet1.B147"/>
      <style:map style:condition="cell-content()=&quot;JuanSe&quot;" style:apply-style-name="Untitled3" style:base-cell-address="Sheet1.B147"/>
    </style:style>
    <style:style style:name="ce147" style:family="table-cell" style:parent-style-name="Default">
      <style:map style:condition="cell-content()=&quot;JD&quot;" style:apply-style-name="Untitled1" style:base-cell-address="Sheet1.B148"/>
      <style:map style:condition="cell-content()=&quot;Daniel&quot;" style:apply-style-name="Untitled2" style:base-cell-address="Sheet1.B148"/>
      <style:map style:condition="cell-content()=&quot;JuanSe&quot;" style:apply-style-name="Untitled3" style:base-cell-address="Sheet1.B148"/>
    </style:style>
    <style:style style:name="ce148" style:family="table-cell" style:parent-style-name="Default">
      <style:map style:condition="cell-content()=&quot;JD&quot;" style:apply-style-name="Untitled1" style:base-cell-address="Sheet1.B149"/>
      <style:map style:condition="cell-content()=&quot;Daniel&quot;" style:apply-style-name="Untitled2" style:base-cell-address="Sheet1.B149"/>
      <style:map style:condition="cell-content()=&quot;JuanSe&quot;" style:apply-style-name="Untitled3" style:base-cell-address="Sheet1.B149"/>
    </style:style>
    <style:style style:name="ce149" style:family="table-cell" style:parent-style-name="Default">
      <style:map style:condition="cell-content()=&quot;JD&quot;" style:apply-style-name="Untitled1" style:base-cell-address="Sheet1.B150"/>
      <style:map style:condition="cell-content()=&quot;Daniel&quot;" style:apply-style-name="Untitled2" style:base-cell-address="Sheet1.B150"/>
      <style:map style:condition="cell-content()=&quot;JuanSe&quot;" style:apply-style-name="Untitled3" style:base-cell-address="Sheet1.B150"/>
    </style:style>
    <style:style style:name="ce150" style:family="table-cell" style:parent-style-name="Default">
      <style:map style:condition="cell-content()=&quot;JD&quot;" style:apply-style-name="Untitled1" style:base-cell-address="Sheet1.B151"/>
      <style:map style:condition="cell-content()=&quot;Daniel&quot;" style:apply-style-name="Untitled2" style:base-cell-address="Sheet1.B151"/>
      <style:map style:condition="cell-content()=&quot;JuanSe&quot;" style:apply-style-name="Untitled3" style:base-cell-address="Sheet1.B151"/>
    </style:style>
    <style:style style:name="ce151" style:family="table-cell" style:parent-style-name="Default">
      <style:map style:condition="cell-content()=&quot;JD&quot;" style:apply-style-name="Untitled1" style:base-cell-address="Sheet1.B152"/>
      <style:map style:condition="cell-content()=&quot;Daniel&quot;" style:apply-style-name="Untitled2" style:base-cell-address="Sheet1.B152"/>
      <style:map style:condition="cell-content()=&quot;JuanSe&quot;" style:apply-style-name="Untitled3" style:base-cell-address="Sheet1.B152"/>
    </style:style>
    <style:style style:name="ce152" style:family="table-cell" style:parent-style-name="Default">
      <style:map style:condition="cell-content()=&quot;JD&quot;" style:apply-style-name="Untitled1" style:base-cell-address="Sheet1.B153"/>
      <style:map style:condition="cell-content()=&quot;Daniel&quot;" style:apply-style-name="Untitled2" style:base-cell-address="Sheet1.B153"/>
      <style:map style:condition="cell-content()=&quot;JuanSe&quot;" style:apply-style-name="Untitled3" style:base-cell-address="Sheet1.B153"/>
    </style:style>
    <style:style style:name="ce153" style:family="table-cell" style:parent-style-name="Default">
      <style:map style:condition="cell-content()=&quot;JD&quot;" style:apply-style-name="Untitled1" style:base-cell-address="Sheet1.B154"/>
      <style:map style:condition="cell-content()=&quot;Daniel&quot;" style:apply-style-name="Untitled2" style:base-cell-address="Sheet1.B154"/>
      <style:map style:condition="cell-content()=&quot;JuanSe&quot;" style:apply-style-name="Untitled3" style:base-cell-address="Sheet1.B154"/>
    </style:style>
    <style:style style:name="ce154" style:family="table-cell" style:parent-style-name="Default">
      <style:map style:condition="cell-content()=&quot;JD&quot;" style:apply-style-name="Untitled1" style:base-cell-address="Sheet1.B155"/>
      <style:map style:condition="cell-content()=&quot;Daniel&quot;" style:apply-style-name="Untitled2" style:base-cell-address="Sheet1.B155"/>
      <style:map style:condition="cell-content()=&quot;JuanSe&quot;" style:apply-style-name="Untitled3" style:base-cell-address="Sheet1.B155"/>
    </style:style>
    <style:style style:name="ce155" style:family="table-cell" style:parent-style-name="Default">
      <style:map style:condition="cell-content()=&quot;JD&quot;" style:apply-style-name="Untitled1" style:base-cell-address="Sheet1.B156"/>
      <style:map style:condition="cell-content()=&quot;Daniel&quot;" style:apply-style-name="Untitled2" style:base-cell-address="Sheet1.B156"/>
      <style:map style:condition="cell-content()=&quot;JuanSe&quot;" style:apply-style-name="Untitled3" style:base-cell-address="Sheet1.B156"/>
    </style:style>
    <style:style style:name="ce156" style:family="table-cell" style:parent-style-name="Default">
      <style:map style:condition="cell-content()=&quot;JD&quot;" style:apply-style-name="Untitled1" style:base-cell-address="Sheet1.B157"/>
      <style:map style:condition="cell-content()=&quot;Daniel&quot;" style:apply-style-name="Untitled2" style:base-cell-address="Sheet1.B157"/>
      <style:map style:condition="cell-content()=&quot;JuanSe&quot;" style:apply-style-name="Untitled3" style:base-cell-address="Sheet1.B157"/>
    </style:style>
    <style:style style:name="ce157" style:family="table-cell" style:parent-style-name="Default">
      <style:map style:condition="cell-content()=&quot;JD&quot;" style:apply-style-name="Untitled1" style:base-cell-address="Sheet1.B158"/>
      <style:map style:condition="cell-content()=&quot;Daniel&quot;" style:apply-style-name="Untitled2" style:base-cell-address="Sheet1.B158"/>
      <style:map style:condition="cell-content()=&quot;JuanSe&quot;" style:apply-style-name="Untitled3" style:base-cell-address="Sheet1.B158"/>
    </style:style>
    <style:style style:name="ce158" style:family="table-cell" style:parent-style-name="Default">
      <style:map style:condition="cell-content()=&quot;JD&quot;" style:apply-style-name="Untitled1" style:base-cell-address="Sheet1.B159"/>
      <style:map style:condition="cell-content()=&quot;Daniel&quot;" style:apply-style-name="Untitled2" style:base-cell-address="Sheet1.B159"/>
      <style:map style:condition="cell-content()=&quot;JuanSe&quot;" style:apply-style-name="Untitled3" style:base-cell-address="Sheet1.B159"/>
    </style:style>
    <style:style style:name="ce159" style:family="table-cell" style:parent-style-name="Default">
      <style:map style:condition="cell-content()=&quot;JD&quot;" style:apply-style-name="Untitled1" style:base-cell-address="Sheet1.B160"/>
      <style:map style:condition="cell-content()=&quot;Daniel&quot;" style:apply-style-name="Untitled2" style:base-cell-address="Sheet1.B160"/>
      <style:map style:condition="cell-content()=&quot;JuanSe&quot;" style:apply-style-name="Untitled3" style:base-cell-address="Sheet1.B160"/>
    </style:style>
    <style:style style:name="ce160" style:family="table-cell" style:parent-style-name="Default">
      <style:map style:condition="cell-content()=&quot;JD&quot;" style:apply-style-name="Untitled1" style:base-cell-address="Sheet1.B161"/>
      <style:map style:condition="cell-content()=&quot;Daniel&quot;" style:apply-style-name="Untitled2" style:base-cell-address="Sheet1.B161"/>
      <style:map style:condition="cell-content()=&quot;JuanSe&quot;" style:apply-style-name="Untitled3" style:base-cell-address="Sheet1.B161"/>
    </style:style>
    <style:style style:name="ce161" style:family="table-cell" style:parent-style-name="Default">
      <style:map style:condition="cell-content()=&quot;JD&quot;" style:apply-style-name="Untitled1" style:base-cell-address="Sheet1.B162"/>
      <style:map style:condition="cell-content()=&quot;Daniel&quot;" style:apply-style-name="Untitled2" style:base-cell-address="Sheet1.B162"/>
      <style:map style:condition="cell-content()=&quot;JuanSe&quot;" style:apply-style-name="Untitled3" style:base-cell-address="Sheet1.B162"/>
    </style:style>
    <style:style style:name="ce162" style:family="table-cell" style:parent-style-name="Default">
      <style:map style:condition="cell-content()=&quot;JD&quot;" style:apply-style-name="Untitled1" style:base-cell-address="Sheet1.B163"/>
      <style:map style:condition="cell-content()=&quot;Daniel&quot;" style:apply-style-name="Untitled2" style:base-cell-address="Sheet1.B163"/>
      <style:map style:condition="cell-content()=&quot;JuanSe&quot;" style:apply-style-name="Untitled3" style:base-cell-address="Sheet1.B163"/>
    </style:style>
    <style:style style:name="ce163" style:family="table-cell" style:parent-style-name="Default">
      <style:map style:condition="cell-content()=&quot;JD&quot;" style:apply-style-name="Untitled1" style:base-cell-address="Sheet1.B164"/>
      <style:map style:condition="cell-content()=&quot;Daniel&quot;" style:apply-style-name="Untitled2" style:base-cell-address="Sheet1.B164"/>
      <style:map style:condition="cell-content()=&quot;JuanSe&quot;" style:apply-style-name="Untitled3" style:base-cell-address="Sheet1.B164"/>
    </style:style>
    <style:style style:name="ce164" style:family="table-cell" style:parent-style-name="Default">
      <style:map style:condition="cell-content()=&quot;JD&quot;" style:apply-style-name="Untitled1" style:base-cell-address="Sheet1.B165"/>
      <style:map style:condition="cell-content()=&quot;Daniel&quot;" style:apply-style-name="Untitled2" style:base-cell-address="Sheet1.B165"/>
      <style:map style:condition="cell-content()=&quot;JuanSe&quot;" style:apply-style-name="Untitled3" style:base-cell-address="Sheet1.B165"/>
    </style:style>
    <style:style style:name="ce165" style:family="table-cell" style:parent-style-name="Default">
      <style:map style:condition="cell-content()=&quot;JD&quot;" style:apply-style-name="Untitled1" style:base-cell-address="Sheet1.B166"/>
      <style:map style:condition="cell-content()=&quot;Daniel&quot;" style:apply-style-name="Untitled2" style:base-cell-address="Sheet1.B166"/>
      <style:map style:condition="cell-content()=&quot;JuanSe&quot;" style:apply-style-name="Untitled3" style:base-cell-address="Sheet1.B166"/>
    </style:style>
    <style:style style:name="ce166" style:family="table-cell" style:parent-style-name="Default">
      <style:map style:condition="cell-content()=&quot;JD&quot;" style:apply-style-name="Untitled1" style:base-cell-address="Sheet1.B167"/>
      <style:map style:condition="cell-content()=&quot;Daniel&quot;" style:apply-style-name="Untitled2" style:base-cell-address="Sheet1.B167"/>
      <style:map style:condition="cell-content()=&quot;JuanSe&quot;" style:apply-style-name="Untitled3" style:base-cell-address="Sheet1.B167"/>
    </style:style>
    <style:style style:name="ce167" style:family="table-cell" style:parent-style-name="Default">
      <style:map style:condition="cell-content()=&quot;JD&quot;" style:apply-style-name="Untitled1" style:base-cell-address="Sheet1.B168"/>
      <style:map style:condition="cell-content()=&quot;Daniel&quot;" style:apply-style-name="Untitled2" style:base-cell-address="Sheet1.B168"/>
      <style:map style:condition="cell-content()=&quot;JuanSe&quot;" style:apply-style-name="Untitled3" style:base-cell-address="Sheet1.B168"/>
    </style:style>
    <style:style style:name="ce168" style:family="table-cell" style:parent-style-name="Default">
      <style:map style:condition="cell-content()=&quot;JD&quot;" style:apply-style-name="Untitled1" style:base-cell-address="Sheet1.B169"/>
      <style:map style:condition="cell-content()=&quot;Daniel&quot;" style:apply-style-name="Untitled2" style:base-cell-address="Sheet1.B169"/>
      <style:map style:condition="cell-content()=&quot;JuanSe&quot;" style:apply-style-name="Untitled3" style:base-cell-address="Sheet1.B169"/>
    </style:style>
    <style:style style:name="ce169" style:family="table-cell" style:parent-style-name="Default">
      <style:map style:condition="cell-content()=&quot;JD&quot;" style:apply-style-name="Untitled1" style:base-cell-address="Sheet1.B170"/>
      <style:map style:condition="cell-content()=&quot;Daniel&quot;" style:apply-style-name="Untitled2" style:base-cell-address="Sheet1.B170"/>
      <style:map style:condition="cell-content()=&quot;JuanSe&quot;" style:apply-style-name="Untitled3" style:base-cell-address="Sheet1.B170"/>
    </style:style>
    <style:style style:name="ce170" style:family="table-cell" style:parent-style-name="Default">
      <style:map style:condition="cell-content()=&quot;JD&quot;" style:apply-style-name="Untitled1" style:base-cell-address="Sheet1.B171"/>
      <style:map style:condition="cell-content()=&quot;Daniel&quot;" style:apply-style-name="Untitled2" style:base-cell-address="Sheet1.B171"/>
      <style:map style:condition="cell-content()=&quot;JuanSe&quot;" style:apply-style-name="Untitled3" style:base-cell-address="Sheet1.B171"/>
    </style:style>
    <style:style style:name="ce171" style:family="table-cell" style:parent-style-name="Default">
      <style:map style:condition="cell-content()=&quot;JD&quot;" style:apply-style-name="Untitled1" style:base-cell-address="Sheet1.B172"/>
      <style:map style:condition="cell-content()=&quot;Daniel&quot;" style:apply-style-name="Untitled2" style:base-cell-address="Sheet1.B172"/>
      <style:map style:condition="cell-content()=&quot;JuanSe&quot;" style:apply-style-name="Untitled3" style:base-cell-address="Sheet1.B172"/>
    </style:style>
    <style:style style:name="ce172" style:family="table-cell" style:parent-style-name="Default">
      <style:map style:condition="cell-content()=&quot;JD&quot;" style:apply-style-name="Untitled1" style:base-cell-address="Sheet1.B173"/>
      <style:map style:condition="cell-content()=&quot;Daniel&quot;" style:apply-style-name="Untitled2" style:base-cell-address="Sheet1.B173"/>
      <style:map style:condition="cell-content()=&quot;JuanSe&quot;" style:apply-style-name="Untitled3" style:base-cell-address="Sheet1.B173"/>
    </style:style>
    <style:style style:name="ce173" style:family="table-cell" style:parent-style-name="Default">
      <style:map style:condition="cell-content()=&quot;JD&quot;" style:apply-style-name="Untitled1" style:base-cell-address="Sheet1.B174"/>
      <style:map style:condition="cell-content()=&quot;Daniel&quot;" style:apply-style-name="Untitled2" style:base-cell-address="Sheet1.B174"/>
      <style:map style:condition="cell-content()=&quot;JuanSe&quot;" style:apply-style-name="Untitled3" style:base-cell-address="Sheet1.B174"/>
    </style:style>
    <style:style style:name="ce174" style:family="table-cell" style:parent-style-name="Default">
      <style:map style:condition="cell-content()=&quot;JD&quot;" style:apply-style-name="Untitled1" style:base-cell-address="Sheet1.B175"/>
      <style:map style:condition="cell-content()=&quot;Daniel&quot;" style:apply-style-name="Untitled2" style:base-cell-address="Sheet1.B175"/>
      <style:map style:condition="cell-content()=&quot;JuanSe&quot;" style:apply-style-name="Untitled3" style:base-cell-address="Sheet1.B175"/>
    </style:style>
    <style:style style:name="ce175" style:family="table-cell" style:parent-style-name="Default">
      <style:map style:condition="cell-content()=&quot;JD&quot;" style:apply-style-name="Untitled1" style:base-cell-address="Sheet1.B176"/>
      <style:map style:condition="cell-content()=&quot;Daniel&quot;" style:apply-style-name="Untitled2" style:base-cell-address="Sheet1.B176"/>
      <style:map style:condition="cell-content()=&quot;JuanSe&quot;" style:apply-style-name="Untitled3" style:base-cell-address="Sheet1.B176"/>
    </style:style>
    <style:style style:name="ce176" style:family="table-cell" style:parent-style-name="Default">
      <style:map style:condition="cell-content()=&quot;JD&quot;" style:apply-style-name="Untitled1" style:base-cell-address="Sheet1.B177"/>
      <style:map style:condition="cell-content()=&quot;Daniel&quot;" style:apply-style-name="Untitled2" style:base-cell-address="Sheet1.B177"/>
      <style:map style:condition="cell-content()=&quot;JuanSe&quot;" style:apply-style-name="Untitled3" style:base-cell-address="Sheet1.B177"/>
    </style:style>
    <style:style style:name="ce177" style:family="table-cell" style:parent-style-name="Default">
      <style:map style:condition="cell-content()=&quot;JD&quot;" style:apply-style-name="Untitled1" style:base-cell-address="Sheet1.B178"/>
      <style:map style:condition="cell-content()=&quot;Daniel&quot;" style:apply-style-name="Untitled2" style:base-cell-address="Sheet1.B178"/>
      <style:map style:condition="cell-content()=&quot;JuanSe&quot;" style:apply-style-name="Untitled3" style:base-cell-address="Sheet1.B178"/>
    </style:style>
    <style:style style:name="ce178" style:family="table-cell" style:parent-style-name="Default">
      <style:map style:condition="cell-content()=&quot;JD&quot;" style:apply-style-name="Untitled1" style:base-cell-address="Sheet1.B179"/>
      <style:map style:condition="cell-content()=&quot;Daniel&quot;" style:apply-style-name="Untitled2" style:base-cell-address="Sheet1.B179"/>
      <style:map style:condition="cell-content()=&quot;JuanSe&quot;" style:apply-style-name="Untitled3" style:base-cell-address="Sheet1.B179"/>
    </style:style>
    <style:style style:name="ce179" style:family="table-cell" style:parent-style-name="Default">
      <style:map style:condition="cell-content()=&quot;JD&quot;" style:apply-style-name="Untitled1" style:base-cell-address="Sheet1.B180"/>
      <style:map style:condition="cell-content()=&quot;Daniel&quot;" style:apply-style-name="Untitled2" style:base-cell-address="Sheet1.B180"/>
      <style:map style:condition="cell-content()=&quot;JuanSe&quot;" style:apply-style-name="Untitled3" style:base-cell-address="Sheet1.B180"/>
    </style:style>
    <style:style style:name="ce180" style:family="table-cell" style:parent-style-name="Default">
      <style:map style:condition="cell-content()=&quot;JD&quot;" style:apply-style-name="Untitled1" style:base-cell-address="Sheet1.B181"/>
      <style:map style:condition="cell-content()=&quot;Daniel&quot;" style:apply-style-name="Untitled2" style:base-cell-address="Sheet1.B181"/>
      <style:map style:condition="cell-content()=&quot;JuanSe&quot;" style:apply-style-name="Untitled3" style:base-cell-address="Sheet1.B181"/>
    </style:style>
    <style:style style:name="ce181" style:family="table-cell" style:parent-style-name="Default">
      <style:map style:condition="cell-content()=&quot;JD&quot;" style:apply-style-name="Untitled1" style:base-cell-address="Sheet1.B182"/>
      <style:map style:condition="cell-content()=&quot;Daniel&quot;" style:apply-style-name="Untitled2" style:base-cell-address="Sheet1.B182"/>
      <style:map style:condition="cell-content()=&quot;JuanSe&quot;" style:apply-style-name="Untitled3" style:base-cell-address="Sheet1.B182"/>
    </style:style>
    <style:style style:name="ce182" style:family="table-cell" style:parent-style-name="Default">
      <style:map style:condition="cell-content()=&quot;JD&quot;" style:apply-style-name="Untitled1" style:base-cell-address="Sheet1.B183"/>
      <style:map style:condition="cell-content()=&quot;Daniel&quot;" style:apply-style-name="Untitled2" style:base-cell-address="Sheet1.B183"/>
      <style:map style:condition="cell-content()=&quot;JuanSe&quot;" style:apply-style-name="Untitled3" style:base-cell-address="Sheet1.B183"/>
    </style:style>
    <style:style style:name="ce183" style:family="table-cell" style:parent-style-name="Default">
      <style:map style:condition="cell-content()=&quot;JD&quot;" style:apply-style-name="Untitled1" style:base-cell-address="Sheet1.B184"/>
      <style:map style:condition="cell-content()=&quot;Daniel&quot;" style:apply-style-name="Untitled2" style:base-cell-address="Sheet1.B184"/>
      <style:map style:condition="cell-content()=&quot;JuanSe&quot;" style:apply-style-name="Untitled3" style:base-cell-address="Sheet1.B184"/>
    </style:style>
    <style:style style:name="ce184" style:family="table-cell" style:parent-style-name="Default">
      <style:map style:condition="cell-content()=&quot;JD&quot;" style:apply-style-name="Untitled1" style:base-cell-address="Sheet1.B185"/>
      <style:map style:condition="cell-content()=&quot;Daniel&quot;" style:apply-style-name="Untitled2" style:base-cell-address="Sheet1.B185"/>
      <style:map style:condition="cell-content()=&quot;JuanSe&quot;" style:apply-style-name="Untitled3" style:base-cell-address="Sheet1.B185"/>
    </style:style>
    <style:style style:name="ce185" style:family="table-cell" style:parent-style-name="Default">
      <style:map style:condition="cell-content()=&quot;JD&quot;" style:apply-style-name="Untitled1" style:base-cell-address="Sheet1.B186"/>
      <style:map style:condition="cell-content()=&quot;Daniel&quot;" style:apply-style-name="Untitled2" style:base-cell-address="Sheet1.B186"/>
      <style:map style:condition="cell-content()=&quot;JuanSe&quot;" style:apply-style-name="Untitled3" style:base-cell-address="Sheet1.B186"/>
    </style:style>
    <style:style style:name="ce186" style:family="table-cell" style:parent-style-name="Default">
      <style:map style:condition="cell-content()=&quot;JD&quot;" style:apply-style-name="Untitled1" style:base-cell-address="Sheet1.B187"/>
      <style:map style:condition="cell-content()=&quot;Daniel&quot;" style:apply-style-name="Untitled2" style:base-cell-address="Sheet1.B187"/>
      <style:map style:condition="cell-content()=&quot;JuanSe&quot;" style:apply-style-name="Untitled3" style:base-cell-address="Sheet1.B187"/>
    </style:style>
    <style:style style:name="ce187" style:family="table-cell" style:parent-style-name="Default">
      <style:map style:condition="cell-content()=&quot;JD&quot;" style:apply-style-name="Untitled1" style:base-cell-address="Sheet1.B188"/>
      <style:map style:condition="cell-content()=&quot;Daniel&quot;" style:apply-style-name="Untitled2" style:base-cell-address="Sheet1.B188"/>
      <style:map style:condition="cell-content()=&quot;JuanSe&quot;" style:apply-style-name="Untitled3" style:base-cell-address="Sheet1.B188"/>
    </style:style>
    <style:style style:name="ce188" style:family="table-cell" style:parent-style-name="Default">
      <style:map style:condition="cell-content()=&quot;JD&quot;" style:apply-style-name="Untitled1" style:base-cell-address="Sheet1.B189"/>
      <style:map style:condition="cell-content()=&quot;Daniel&quot;" style:apply-style-name="Untitled2" style:base-cell-address="Sheet1.B189"/>
      <style:map style:condition="cell-content()=&quot;JuanSe&quot;" style:apply-style-name="Untitled3" style:base-cell-address="Sheet1.B189"/>
    </style:style>
    <style:style style:name="ce189" style:family="table-cell" style:parent-style-name="Default">
      <style:map style:condition="cell-content()=&quot;JD&quot;" style:apply-style-name="Untitled1" style:base-cell-address="Sheet1.B190"/>
      <style:map style:condition="cell-content()=&quot;Daniel&quot;" style:apply-style-name="Untitled2" style:base-cell-address="Sheet1.B190"/>
      <style:map style:condition="cell-content()=&quot;JuanSe&quot;" style:apply-style-name="Untitled3" style:base-cell-address="Sheet1.B190"/>
    </style:style>
    <style:style style:name="ce190" style:family="table-cell" style:parent-style-name="Default">
      <style:map style:condition="cell-content()=&quot;JD&quot;" style:apply-style-name="Untitled1" style:base-cell-address="Sheet1.B191"/>
      <style:map style:condition="cell-content()=&quot;Daniel&quot;" style:apply-style-name="Untitled2" style:base-cell-address="Sheet1.B191"/>
      <style:map style:condition="cell-content()=&quot;JuanSe&quot;" style:apply-style-name="Untitled3" style:base-cell-address="Sheet1.B191"/>
    </style:style>
    <style:style style:name="ce191" style:family="table-cell" style:parent-style-name="Default">
      <style:map style:condition="cell-content()=&quot;JD&quot;" style:apply-style-name="Untitled1" style:base-cell-address="Sheet1.B192"/>
      <style:map style:condition="cell-content()=&quot;Daniel&quot;" style:apply-style-name="Untitled2" style:base-cell-address="Sheet1.B192"/>
      <style:map style:condition="cell-content()=&quot;JuanSe&quot;" style:apply-style-name="Untitled3" style:base-cell-address="Sheet1.B192"/>
    </style:style>
    <style:style style:name="ce192" style:family="table-cell" style:parent-style-name="Default">
      <style:map style:condition="cell-content()=&quot;JD&quot;" style:apply-style-name="Untitled1" style:base-cell-address="Sheet1.B193"/>
      <style:map style:condition="cell-content()=&quot;Daniel&quot;" style:apply-style-name="Untitled2" style:base-cell-address="Sheet1.B193"/>
      <style:map style:condition="cell-content()=&quot;JuanSe&quot;" style:apply-style-name="Untitled3" style:base-cell-address="Sheet1.B193"/>
    </style:style>
    <style:style style:name="ce193" style:family="table-cell" style:parent-style-name="Default">
      <style:map style:condition="cell-content()=&quot;JD&quot;" style:apply-style-name="Untitled1" style:base-cell-address="Sheet1.B194"/>
      <style:map style:condition="cell-content()=&quot;Daniel&quot;" style:apply-style-name="Untitled2" style:base-cell-address="Sheet1.B194"/>
      <style:map style:condition="cell-content()=&quot;JuanSe&quot;" style:apply-style-name="Untitled3" style:base-cell-address="Sheet1.B194"/>
    </style:style>
    <style:style style:name="ce194" style:family="table-cell" style:parent-style-name="Default">
      <style:map style:condition="cell-content()=&quot;JD&quot;" style:apply-style-name="Untitled1" style:base-cell-address="Sheet1.B195"/>
      <style:map style:condition="cell-content()=&quot;Daniel&quot;" style:apply-style-name="Untitled2" style:base-cell-address="Sheet1.B195"/>
      <style:map style:condition="cell-content()=&quot;JuanSe&quot;" style:apply-style-name="Untitled3" style:base-cell-address="Sheet1.B195"/>
    </style:style>
    <style:style style:name="ce195" style:family="table-cell" style:parent-style-name="Default">
      <style:map style:condition="cell-content()=&quot;JD&quot;" style:apply-style-name="Untitled1" style:base-cell-address="Sheet1.B196"/>
      <style:map style:condition="cell-content()=&quot;Daniel&quot;" style:apply-style-name="Untitled2" style:base-cell-address="Sheet1.B196"/>
      <style:map style:condition="cell-content()=&quot;JuanSe&quot;" style:apply-style-name="Untitled3" style:base-cell-address="Sheet1.B196"/>
    </style:style>
    <style:style style:name="ce196" style:family="table-cell" style:parent-style-name="Default">
      <style:map style:condition="cell-content()=&quot;JD&quot;" style:apply-style-name="Untitled1" style:base-cell-address="Sheet1.B197"/>
      <style:map style:condition="cell-content()=&quot;Daniel&quot;" style:apply-style-name="Untitled2" style:base-cell-address="Sheet1.B197"/>
      <style:map style:condition="cell-content()=&quot;JuanSe&quot;" style:apply-style-name="Untitled3" style:base-cell-address="Sheet1.B197"/>
    </style:style>
    <style:style style:name="ce197" style:family="table-cell" style:parent-style-name="Default">
      <style:map style:condition="cell-content()=&quot;JD&quot;" style:apply-style-name="Untitled1" style:base-cell-address="Sheet1.B198"/>
      <style:map style:condition="cell-content()=&quot;Daniel&quot;" style:apply-style-name="Untitled2" style:base-cell-address="Sheet1.B198"/>
      <style:map style:condition="cell-content()=&quot;JuanSe&quot;" style:apply-style-name="Untitled3" style:base-cell-address="Sheet1.B198"/>
    </style:style>
    <style:style style:name="ce198" style:family="table-cell" style:parent-style-name="Default">
      <style:map style:condition="cell-content()=&quot;JD&quot;" style:apply-style-name="Untitled1" style:base-cell-address="Sheet1.B199"/>
      <style:map style:condition="cell-content()=&quot;Daniel&quot;" style:apply-style-name="Untitled2" style:base-cell-address="Sheet1.B199"/>
      <style:map style:condition="cell-content()=&quot;JuanSe&quot;" style:apply-style-name="Untitled3" style:base-cell-address="Sheet1.B199"/>
    </style:style>
    <style:style style:name="ce199" style:family="table-cell" style:parent-style-name="Default">
      <style:map style:condition="cell-content()=&quot;JD&quot;" style:apply-style-name="Untitled1" style:base-cell-address="Sheet1.B200"/>
      <style:map style:condition="cell-content()=&quot;Daniel&quot;" style:apply-style-name="Untitled2" style:base-cell-address="Sheet1.B200"/>
      <style:map style:condition="cell-content()=&quot;JuanSe&quot;" style:apply-style-name="Untitled3" style:base-cell-address="Sheet1.B200"/>
    </style:style>
    <style:style style:name="ce200" style:family="table-cell" style:parent-style-name="Default">
      <style:map style:condition="cell-content()=&quot;JD&quot;" style:apply-style-name="Untitled1" style:base-cell-address="Sheet1.B201"/>
      <style:map style:condition="cell-content()=&quot;Daniel&quot;" style:apply-style-name="Untitled2" style:base-cell-address="Sheet1.B201"/>
      <style:map style:condition="cell-content()=&quot;JuanSe&quot;" style:apply-style-name="Untitled3" style:base-cell-address="Sheet1.B201"/>
    </style:style>
    <style:style style:name="ce201" style:family="table-cell" style:parent-style-name="Default">
      <style:map style:condition="cell-content()=&quot;JD&quot;" style:apply-style-name="Untitled1" style:base-cell-address="Sheet1.B202"/>
      <style:map style:condition="cell-content()=&quot;Daniel&quot;" style:apply-style-name="Untitled2" style:base-cell-address="Sheet1.B202"/>
      <style:map style:condition="cell-content()=&quot;JuanSe&quot;" style:apply-style-name="Untitled3" style:base-cell-address="Sheet1.B202"/>
    </style:style>
    <style:style style:name="ce202" style:family="table-cell" style:parent-style-name="Default">
      <style:map style:condition="cell-content()=&quot;JD&quot;" style:apply-style-name="Untitled1" style:base-cell-address="Sheet1.B203"/>
      <style:map style:condition="cell-content()=&quot;Daniel&quot;" style:apply-style-name="Untitled2" style:base-cell-address="Sheet1.B203"/>
      <style:map style:condition="cell-content()=&quot;JuanSe&quot;" style:apply-style-name="Untitled3" style:base-cell-address="Sheet1.B203"/>
    </style:style>
    <style:style style:name="ce203" style:family="table-cell" style:parent-style-name="Default">
      <style:map style:condition="cell-content()=&quot;JD&quot;" style:apply-style-name="Untitled1" style:base-cell-address="Sheet1.B204"/>
      <style:map style:condition="cell-content()=&quot;Daniel&quot;" style:apply-style-name="Untitled2" style:base-cell-address="Sheet1.B204"/>
      <style:map style:condition="cell-content()=&quot;JuanSe&quot;" style:apply-style-name="Untitled3" style:base-cell-address="Sheet1.B204"/>
    </style:style>
    <style:style style:name="ce204" style:family="table-cell" style:parent-style-name="Default">
      <style:map style:condition="cell-content()=&quot;JD&quot;" style:apply-style-name="Untitled1" style:base-cell-address="Sheet1.B205"/>
      <style:map style:condition="cell-content()=&quot;Daniel&quot;" style:apply-style-name="Untitled2" style:base-cell-address="Sheet1.B205"/>
      <style:map style:condition="cell-content()=&quot;JuanSe&quot;" style:apply-style-name="Untitled3" style:base-cell-address="Sheet1.B205"/>
    </style:style>
    <style:style style:name="ce205" style:family="table-cell" style:parent-style-name="Default">
      <style:map style:condition="cell-content()=&quot;JD&quot;" style:apply-style-name="Untitled1" style:base-cell-address="Sheet1.B206"/>
      <style:map style:condition="cell-content()=&quot;Daniel&quot;" style:apply-style-name="Untitled2" style:base-cell-address="Sheet1.B206"/>
      <style:map style:condition="cell-content()=&quot;JuanSe&quot;" style:apply-style-name="Untitled3" style:base-cell-address="Sheet1.B206"/>
    </style:style>
    <style:style style:name="ce206" style:family="table-cell" style:parent-style-name="Default">
      <style:map style:condition="cell-content()=&quot;JD&quot;" style:apply-style-name="Untitled1" style:base-cell-address="Sheet1.B207"/>
      <style:map style:condition="cell-content()=&quot;Daniel&quot;" style:apply-style-name="Untitled2" style:base-cell-address="Sheet1.B207"/>
      <style:map style:condition="cell-content()=&quot;JuanSe&quot;" style:apply-style-name="Untitled3" style:base-cell-address="Sheet1.B207"/>
    </style:style>
    <style:style style:name="ce207" style:family="table-cell" style:parent-style-name="Default">
      <style:map style:condition="cell-content()=&quot;JD&quot;" style:apply-style-name="Untitled1" style:base-cell-address="Sheet1.B208"/>
      <style:map style:condition="cell-content()=&quot;Daniel&quot;" style:apply-style-name="Untitled2" style:base-cell-address="Sheet1.B208"/>
      <style:map style:condition="cell-content()=&quot;JuanSe&quot;" style:apply-style-name="Untitled3" style:base-cell-address="Sheet1.B208"/>
    </style:style>
    <style:style style:name="ce208" style:family="table-cell" style:parent-style-name="Default">
      <style:map style:condition="cell-content()=&quot;JD&quot;" style:apply-style-name="Untitled1" style:base-cell-address="Sheet1.B209"/>
      <style:map style:condition="cell-content()=&quot;Daniel&quot;" style:apply-style-name="Untitled2" style:base-cell-address="Sheet1.B209"/>
      <style:map style:condition="cell-content()=&quot;JuanSe&quot;" style:apply-style-name="Untitled3" style:base-cell-address="Sheet1.B209"/>
    </style:style>
    <style:style style:name="ce209" style:family="table-cell" style:parent-style-name="Default">
      <style:map style:condition="cell-content()=&quot;JD&quot;" style:apply-style-name="Untitled1" style:base-cell-address="Sheet1.B210"/>
      <style:map style:condition="cell-content()=&quot;Daniel&quot;" style:apply-style-name="Untitled2" style:base-cell-address="Sheet1.B210"/>
      <style:map style:condition="cell-content()=&quot;JuanSe&quot;" style:apply-style-name="Untitled3" style:base-cell-address="Sheet1.B210"/>
    </style:style>
    <style:style style:name="ce210" style:family="table-cell" style:parent-style-name="Default">
      <style:map style:condition="cell-content()=&quot;JD&quot;" style:apply-style-name="Untitled1" style:base-cell-address="Sheet1.B211"/>
      <style:map style:condition="cell-content()=&quot;Daniel&quot;" style:apply-style-name="Untitled2" style:base-cell-address="Sheet1.B211"/>
      <style:map style:condition="cell-content()=&quot;JuanSe&quot;" style:apply-style-name="Untitled3" style:base-cell-address="Sheet1.B211"/>
    </style:style>
    <style:style style:name="ce211" style:family="table-cell" style:parent-style-name="Default">
      <style:map style:condition="cell-content()=&quot;JD&quot;" style:apply-style-name="Untitled1" style:base-cell-address="Sheet1.B212"/>
      <style:map style:condition="cell-content()=&quot;Daniel&quot;" style:apply-style-name="Untitled2" style:base-cell-address="Sheet1.B212"/>
      <style:map style:condition="cell-content()=&quot;JuanSe&quot;" style:apply-style-name="Untitled3" style:base-cell-address="Sheet1.B212"/>
    </style:style>
    <style:style style:name="ce212" style:family="table-cell" style:parent-style-name="Default">
      <style:map style:condition="cell-content()=&quot;JD&quot;" style:apply-style-name="Untitled1" style:base-cell-address="Sheet1.B213"/>
      <style:map style:condition="cell-content()=&quot;Daniel&quot;" style:apply-style-name="Untitled2" style:base-cell-address="Sheet1.B213"/>
      <style:map style:condition="cell-content()=&quot;JuanSe&quot;" style:apply-style-name="Untitled3" style:base-cell-address="Sheet1.B213"/>
    </style:style>
    <style:style style:name="ce213" style:family="table-cell" style:parent-style-name="Default">
      <style:map style:condition="cell-content()=&quot;JD&quot;" style:apply-style-name="Untitled1" style:base-cell-address="Sheet1.B214"/>
      <style:map style:condition="cell-content()=&quot;Daniel&quot;" style:apply-style-name="Untitled2" style:base-cell-address="Sheet1.B214"/>
      <style:map style:condition="cell-content()=&quot;JuanSe&quot;" style:apply-style-name="Untitled3" style:base-cell-address="Sheet1.B214"/>
    </style:style>
    <style:style style:name="ce214" style:family="table-cell" style:parent-style-name="Default">
      <style:map style:condition="cell-content()=&quot;JD&quot;" style:apply-style-name="Untitled1" style:base-cell-address="Sheet1.B215"/>
      <style:map style:condition="cell-content()=&quot;Daniel&quot;" style:apply-style-name="Untitled2" style:base-cell-address="Sheet1.B215"/>
      <style:map style:condition="cell-content()=&quot;JuanSe&quot;" style:apply-style-name="Untitled3" style:base-cell-address="Sheet1.B215"/>
    </style:style>
    <style:style style:name="ce215" style:family="table-cell" style:parent-style-name="Default">
      <style:map style:condition="cell-content()=&quot;JD&quot;" style:apply-style-name="Untitled1" style:base-cell-address="Sheet1.B216"/>
      <style:map style:condition="cell-content()=&quot;Daniel&quot;" style:apply-style-name="Untitled2" style:base-cell-address="Sheet1.B216"/>
      <style:map style:condition="cell-content()=&quot;JuanSe&quot;" style:apply-style-name="Untitled3" style:base-cell-address="Sheet1.B216"/>
    </style:style>
    <style:style style:name="ce216" style:family="table-cell" style:parent-style-name="Default">
      <style:map style:condition="cell-content()=&quot;JD&quot;" style:apply-style-name="Untitled1" style:base-cell-address="Sheet1.B217"/>
      <style:map style:condition="cell-content()=&quot;Daniel&quot;" style:apply-style-name="Untitled2" style:base-cell-address="Sheet1.B217"/>
      <style:map style:condition="cell-content()=&quot;JuanSe&quot;" style:apply-style-name="Untitled3" style:base-cell-address="Sheet1.B217"/>
    </style:style>
    <style:style style:name="ce217" style:family="table-cell" style:parent-style-name="Default">
      <style:map style:condition="cell-content()=&quot;JD&quot;" style:apply-style-name="Untitled1" style:base-cell-address="Sheet1.B218"/>
      <style:map style:condition="cell-content()=&quot;Daniel&quot;" style:apply-style-name="Untitled2" style:base-cell-address="Sheet1.B218"/>
      <style:map style:condition="cell-content()=&quot;JuanSe&quot;" style:apply-style-name="Untitled3" style:base-cell-address="Sheet1.B218"/>
    </style:style>
    <style:style style:name="ce218" style:family="table-cell" style:parent-style-name="Default">
      <style:map style:condition="cell-content()=&quot;JD&quot;" style:apply-style-name="Untitled1" style:base-cell-address="Sheet1.B219"/>
      <style:map style:condition="cell-content()=&quot;Daniel&quot;" style:apply-style-name="Untitled2" style:base-cell-address="Sheet1.B219"/>
      <style:map style:condition="cell-content()=&quot;JuanSe&quot;" style:apply-style-name="Untitled3" style:base-cell-address="Sheet1.B219"/>
    </style:style>
    <style:style style:name="ce219" style:family="table-cell" style:parent-style-name="Default">
      <style:map style:condition="cell-content()=&quot;JD&quot;" style:apply-style-name="Untitled1" style:base-cell-address="Sheet1.B220"/>
      <style:map style:condition="cell-content()=&quot;Daniel&quot;" style:apply-style-name="Untitled2" style:base-cell-address="Sheet1.B220"/>
      <style:map style:condition="cell-content()=&quot;JuanSe&quot;" style:apply-style-name="Untitled3" style:base-cell-address="Sheet1.B220"/>
    </style:style>
    <style:style style:name="ce220" style:family="table-cell" style:parent-style-name="Default">
      <style:map style:condition="cell-content()=&quot;JD&quot;" style:apply-style-name="Untitled1" style:base-cell-address="Sheet1.B221"/>
      <style:map style:condition="cell-content()=&quot;Daniel&quot;" style:apply-style-name="Untitled2" style:base-cell-address="Sheet1.B221"/>
      <style:map style:condition="cell-content()=&quot;JuanSe&quot;" style:apply-style-name="Untitled3" style:base-cell-address="Sheet1.B221"/>
    </style:style>
    <style:style style:name="ce221" style:family="table-cell" style:parent-style-name="Default">
      <style:map style:condition="cell-content()=&quot;JD&quot;" style:apply-style-name="Untitled1" style:base-cell-address="Sheet1.B222"/>
      <style:map style:condition="cell-content()=&quot;Daniel&quot;" style:apply-style-name="Untitled2" style:base-cell-address="Sheet1.B222"/>
      <style:map style:condition="cell-content()=&quot;JuanSe&quot;" style:apply-style-name="Untitled3" style:base-cell-address="Sheet1.B222"/>
    </style:style>
    <style:style style:name="ce222" style:family="table-cell" style:parent-style-name="Default">
      <style:map style:condition="cell-content()=&quot;JD&quot;" style:apply-style-name="Untitled1" style:base-cell-address="Sheet1.B223"/>
      <style:map style:condition="cell-content()=&quot;Daniel&quot;" style:apply-style-name="Untitled2" style:base-cell-address="Sheet1.B223"/>
      <style:map style:condition="cell-content()=&quot;JuanSe&quot;" style:apply-style-name="Untitled3" style:base-cell-address="Sheet1.B223"/>
    </style:style>
    <style:style style:name="ce223" style:family="table-cell" style:parent-style-name="Default">
      <style:map style:condition="cell-content()=&quot;JD&quot;" style:apply-style-name="Untitled1" style:base-cell-address="Sheet1.B224"/>
      <style:map style:condition="cell-content()=&quot;Daniel&quot;" style:apply-style-name="Untitled2" style:base-cell-address="Sheet1.B224"/>
      <style:map style:condition="cell-content()=&quot;JuanSe&quot;" style:apply-style-name="Untitled3" style:base-cell-address="Sheet1.B224"/>
    </style:style>
    <style:style style:name="ce224" style:family="table-cell" style:parent-style-name="Default">
      <style:map style:condition="cell-content()=&quot;JD&quot;" style:apply-style-name="Untitled1" style:base-cell-address="Sheet1.B225"/>
      <style:map style:condition="cell-content()=&quot;Daniel&quot;" style:apply-style-name="Untitled2" style:base-cell-address="Sheet1.B225"/>
      <style:map style:condition="cell-content()=&quot;JuanSe&quot;" style:apply-style-name="Untitled3" style:base-cell-address="Sheet1.B225"/>
    </style:style>
    <style:style style:name="ce225" style:family="table-cell" style:parent-style-name="Default">
      <style:map style:condition="cell-content()=&quot;JD&quot;" style:apply-style-name="Untitled1" style:base-cell-address="Sheet1.B226"/>
      <style:map style:condition="cell-content()=&quot;Daniel&quot;" style:apply-style-name="Untitled2" style:base-cell-address="Sheet1.B226"/>
      <style:map style:condition="cell-content()=&quot;JuanSe&quot;" style:apply-style-name="Untitled3" style:base-cell-address="Sheet1.B226"/>
    </style:style>
    <style:style style:name="ce226" style:family="table-cell" style:parent-style-name="Default">
      <style:map style:condition="cell-content()=&quot;JD&quot;" style:apply-style-name="Untitled1" style:base-cell-address="Sheet1.B227"/>
      <style:map style:condition="cell-content()=&quot;Daniel&quot;" style:apply-style-name="Untitled2" style:base-cell-address="Sheet1.B227"/>
      <style:map style:condition="cell-content()=&quot;JuanSe&quot;" style:apply-style-name="Untitled3" style:base-cell-address="Sheet1.B227"/>
    </style:style>
    <style:style style:name="ce227" style:family="table-cell" style:parent-style-name="Default">
      <style:map style:condition="cell-content()=&quot;JD&quot;" style:apply-style-name="Untitled1" style:base-cell-address="Sheet1.B228"/>
      <style:map style:condition="cell-content()=&quot;Daniel&quot;" style:apply-style-name="Untitled2" style:base-cell-address="Sheet1.B228"/>
      <style:map style:condition="cell-content()=&quot;JuanSe&quot;" style:apply-style-name="Untitled3" style:base-cell-address="Sheet1.B228"/>
    </style:style>
    <style:style style:name="ce228" style:family="table-cell" style:parent-style-name="Default">
      <style:map style:condition="cell-content()=&quot;JD&quot;" style:apply-style-name="Untitled1" style:base-cell-address="Sheet1.B229"/>
      <style:map style:condition="cell-content()=&quot;Daniel&quot;" style:apply-style-name="Untitled2" style:base-cell-address="Sheet1.B229"/>
      <style:map style:condition="cell-content()=&quot;JuanSe&quot;" style:apply-style-name="Untitled3" style:base-cell-address="Sheet1.B229"/>
    </style:style>
    <style:style style:name="ce229" style:family="table-cell" style:parent-style-name="Default">
      <style:map style:condition="cell-content()=&quot;JD&quot;" style:apply-style-name="Untitled1" style:base-cell-address="Sheet1.B230"/>
      <style:map style:condition="cell-content()=&quot;Daniel&quot;" style:apply-style-name="Untitled2" style:base-cell-address="Sheet1.B230"/>
      <style:map style:condition="cell-content()=&quot;JuanSe&quot;" style:apply-style-name="Untitled3" style:base-cell-address="Sheet1.B230"/>
    </style:style>
    <style:style style:name="ce230" style:family="table-cell" style:parent-style-name="Default">
      <style:map style:condition="cell-content()=&quot;JD&quot;" style:apply-style-name="Untitled1" style:base-cell-address="Sheet1.B231"/>
      <style:map style:condition="cell-content()=&quot;Daniel&quot;" style:apply-style-name="Untitled2" style:base-cell-address="Sheet1.B231"/>
      <style:map style:condition="cell-content()=&quot;JuanSe&quot;" style:apply-style-name="Untitled3" style:base-cell-address="Sheet1.B231"/>
    </style:style>
    <style:style style:name="ce231" style:family="table-cell" style:parent-style-name="Default">
      <style:map style:condition="cell-content()=&quot;JD&quot;" style:apply-style-name="Untitled1" style:base-cell-address="Sheet1.B232"/>
      <style:map style:condition="cell-content()=&quot;Daniel&quot;" style:apply-style-name="Untitled2" style:base-cell-address="Sheet1.B232"/>
      <style:map style:condition="cell-content()=&quot;JuanSe&quot;" style:apply-style-name="Untitled3" style:base-cell-address="Sheet1.B232"/>
    </style:style>
    <style:style style:name="ce232" style:family="table-cell" style:parent-style-name="Default">
      <style:map style:condition="cell-content()=&quot;JD&quot;" style:apply-style-name="Untitled1" style:base-cell-address="Sheet1.B233"/>
      <style:map style:condition="cell-content()=&quot;Daniel&quot;" style:apply-style-name="Untitled2" style:base-cell-address="Sheet1.B233"/>
      <style:map style:condition="cell-content()=&quot;JuanSe&quot;" style:apply-style-name="Untitled3" style:base-cell-address="Sheet1.B233"/>
    </style:style>
    <style:style style:name="ce233" style:family="table-cell" style:parent-style-name="Default">
      <style:map style:condition="cell-content()=&quot;JD&quot;" style:apply-style-name="Untitled1" style:base-cell-address="Sheet1.B234"/>
      <style:map style:condition="cell-content()=&quot;Daniel&quot;" style:apply-style-name="Untitled2" style:base-cell-address="Sheet1.B234"/>
      <style:map style:condition="cell-content()=&quot;JuanSe&quot;" style:apply-style-name="Untitled3" style:base-cell-address="Sheet1.B234"/>
    </style:style>
    <style:style style:name="ce234" style:family="table-cell" style:parent-style-name="Default">
      <style:map style:condition="cell-content()=&quot;JD&quot;" style:apply-style-name="Untitled1" style:base-cell-address="Sheet1.B235"/>
      <style:map style:condition="cell-content()=&quot;Daniel&quot;" style:apply-style-name="Untitled2" style:base-cell-address="Sheet1.B235"/>
      <style:map style:condition="cell-content()=&quot;JuanSe&quot;" style:apply-style-name="Untitled3" style:base-cell-address="Sheet1.B235"/>
    </style:style>
    <style:style style:name="ce235" style:family="table-cell" style:parent-style-name="Default">
      <style:map style:condition="cell-content()=&quot;JD&quot;" style:apply-style-name="Untitled1" style:base-cell-address="Sheet1.B236"/>
      <style:map style:condition="cell-content()=&quot;Daniel&quot;" style:apply-style-name="Untitled2" style:base-cell-address="Sheet1.B236"/>
      <style:map style:condition="cell-content()=&quot;JuanSe&quot;" style:apply-style-name="Untitled3" style:base-cell-address="Sheet1.B236"/>
    </style:style>
    <style:style style:name="ce236" style:family="table-cell" style:parent-style-name="Default">
      <style:map style:condition="cell-content()=&quot;JD&quot;" style:apply-style-name="Untitled1" style:base-cell-address="Sheet1.B237"/>
      <style:map style:condition="cell-content()=&quot;Daniel&quot;" style:apply-style-name="Untitled2" style:base-cell-address="Sheet1.B237"/>
      <style:map style:condition="cell-content()=&quot;JuanSe&quot;" style:apply-style-name="Untitled3" style:base-cell-address="Sheet1.B237"/>
    </style:style>
    <style:style style:name="ce237" style:family="table-cell" style:parent-style-name="Default">
      <style:map style:condition="cell-content()=&quot;JD&quot;" style:apply-style-name="Untitled1" style:base-cell-address="Sheet1.B238"/>
      <style:map style:condition="cell-content()=&quot;Daniel&quot;" style:apply-style-name="Untitled2" style:base-cell-address="Sheet1.B238"/>
      <style:map style:condition="cell-content()=&quot;JuanSe&quot;" style:apply-style-name="Untitled3" style:base-cell-address="Sheet1.B238"/>
    </style:style>
    <style:style style:name="ce238" style:family="table-cell" style:parent-style-name="Default">
      <style:map style:condition="cell-content()=&quot;JD&quot;" style:apply-style-name="Untitled1" style:base-cell-address="Sheet1.B239"/>
      <style:map style:condition="cell-content()=&quot;Daniel&quot;" style:apply-style-name="Untitled2" style:base-cell-address="Sheet1.B239"/>
      <style:map style:condition="cell-content()=&quot;JuanSe&quot;" style:apply-style-name="Untitled3" style:base-cell-address="Sheet1.B239"/>
    </style:style>
    <style:style style:name="ce239" style:family="table-cell" style:parent-style-name="Default">
      <style:map style:condition="cell-content()=&quot;JD&quot;" style:apply-style-name="Untitled1" style:base-cell-address="Sheet1.B240"/>
      <style:map style:condition="cell-content()=&quot;Daniel&quot;" style:apply-style-name="Untitled2" style:base-cell-address="Sheet1.B240"/>
      <style:map style:condition="cell-content()=&quot;JuanSe&quot;" style:apply-style-name="Untitled3" style:base-cell-address="Sheet1.B240"/>
    </style:style>
    <style:style style:name="ce240" style:family="table-cell" style:parent-style-name="Default">
      <style:map style:condition="cell-content()=&quot;JD&quot;" style:apply-style-name="Untitled1" style:base-cell-address="Sheet1.B241"/>
      <style:map style:condition="cell-content()=&quot;Daniel&quot;" style:apply-style-name="Untitled2" style:base-cell-address="Sheet1.B241"/>
      <style:map style:condition="cell-content()=&quot;JuanSe&quot;" style:apply-style-name="Untitled3" style:base-cell-address="Sheet1.B241"/>
    </style:style>
    <style:style style:name="ce241" style:family="table-cell" style:parent-style-name="Default">
      <style:map style:condition="cell-content()=&quot;JD&quot;" style:apply-style-name="Untitled1" style:base-cell-address="Sheet1.B242"/>
      <style:map style:condition="cell-content()=&quot;Daniel&quot;" style:apply-style-name="Untitled2" style:base-cell-address="Sheet1.B242"/>
      <style:map style:condition="cell-content()=&quot;JuanSe&quot;" style:apply-style-name="Untitled3" style:base-cell-address="Sheet1.B242"/>
    </style:style>
    <style:style style:name="ce242" style:family="table-cell" style:parent-style-name="Default">
      <style:map style:condition="cell-content()=&quot;JD&quot;" style:apply-style-name="Untitled1" style:base-cell-address="Sheet1.B243"/>
      <style:map style:condition="cell-content()=&quot;Daniel&quot;" style:apply-style-name="Untitled2" style:base-cell-address="Sheet1.B243"/>
      <style:map style:condition="cell-content()=&quot;JuanSe&quot;" style:apply-style-name="Untitled3" style:base-cell-address="Sheet1.B243"/>
    </style:style>
    <style:style style:name="ce243" style:family="table-cell" style:parent-style-name="Default">
      <style:map style:condition="cell-content()=&quot;JD&quot;" style:apply-style-name="Untitled1" style:base-cell-address="Sheet1.B244"/>
      <style:map style:condition="cell-content()=&quot;Daniel&quot;" style:apply-style-name="Untitled2" style:base-cell-address="Sheet1.B244"/>
      <style:map style:condition="cell-content()=&quot;JuanSe&quot;" style:apply-style-name="Untitled3" style:base-cell-address="Sheet1.B244"/>
    </style:style>
    <style:style style:name="ce244" style:family="table-cell" style:parent-style-name="Default">
      <style:map style:condition="cell-content()=&quot;JD&quot;" style:apply-style-name="Untitled1" style:base-cell-address="Sheet1.B245"/>
      <style:map style:condition="cell-content()=&quot;Daniel&quot;" style:apply-style-name="Untitled2" style:base-cell-address="Sheet1.B245"/>
      <style:map style:condition="cell-content()=&quot;JuanSe&quot;" style:apply-style-name="Untitled3" style:base-cell-address="Sheet1.B245"/>
    </style:style>
    <style:style style:name="ce245" style:family="table-cell" style:parent-style-name="Default">
      <style:map style:condition="cell-content()=&quot;JD&quot;" style:apply-style-name="Untitled1" style:base-cell-address="Sheet1.B246"/>
      <style:map style:condition="cell-content()=&quot;Daniel&quot;" style:apply-style-name="Untitled2" style:base-cell-address="Sheet1.B246"/>
      <style:map style:condition="cell-content()=&quot;JuanSe&quot;" style:apply-style-name="Untitled3" style:base-cell-address="Sheet1.B246"/>
    </style:style>
    <style:style style:name="ce246" style:family="table-cell" style:parent-style-name="Default">
      <style:map style:condition="cell-content()=&quot;JD&quot;" style:apply-style-name="Untitled1" style:base-cell-address="Sheet1.B247"/>
      <style:map style:condition="cell-content()=&quot;Daniel&quot;" style:apply-style-name="Untitled2" style:base-cell-address="Sheet1.B247"/>
      <style:map style:condition="cell-content()=&quot;JuanSe&quot;" style:apply-style-name="Untitled3" style:base-cell-address="Sheet1.B247"/>
    </style:style>
    <style:style style:name="ce247" style:family="table-cell" style:parent-style-name="Default">
      <style:map style:condition="cell-content()=&quot;JD&quot;" style:apply-style-name="Untitled1" style:base-cell-address="Sheet1.B248"/>
      <style:map style:condition="cell-content()=&quot;Daniel&quot;" style:apply-style-name="Untitled2" style:base-cell-address="Sheet1.B248"/>
      <style:map style:condition="cell-content()=&quot;JuanSe&quot;" style:apply-style-name="Untitled3" style:base-cell-address="Sheet1.B248"/>
    </style:style>
    <style:style style:name="ce248" style:family="table-cell" style:parent-style-name="Default">
      <style:map style:condition="cell-content()=&quot;JD&quot;" style:apply-style-name="Untitled1" style:base-cell-address="Sheet1.B249"/>
      <style:map style:condition="cell-content()=&quot;Daniel&quot;" style:apply-style-name="Untitled2" style:base-cell-address="Sheet1.B249"/>
      <style:map style:condition="cell-content()=&quot;JuanSe&quot;" style:apply-style-name="Untitled3" style:base-cell-address="Sheet1.B249"/>
    </style:style>
    <style:style style:name="ce249" style:family="table-cell" style:parent-style-name="Default">
      <style:map style:condition="cell-content()=&quot;JD&quot;" style:apply-style-name="Untitled1" style:base-cell-address="Sheet1.B250"/>
      <style:map style:condition="cell-content()=&quot;Daniel&quot;" style:apply-style-name="Untitled2" style:base-cell-address="Sheet1.B250"/>
      <style:map style:condition="cell-content()=&quot;JuanSe&quot;" style:apply-style-name="Untitled3" style:base-cell-address="Sheet1.B250"/>
    </style:style>
    <style:style style:name="ce250" style:family="table-cell" style:parent-style-name="Default">
      <style:map style:condition="cell-content()=&quot;JD&quot;" style:apply-style-name="Untitled1" style:base-cell-address="Sheet1.B251"/>
      <style:map style:condition="cell-content()=&quot;Daniel&quot;" style:apply-style-name="Untitled2" style:base-cell-address="Sheet1.B251"/>
      <style:map style:condition="cell-content()=&quot;JuanSe&quot;" style:apply-style-name="Untitled3" style:base-cell-address="Sheet1.B251"/>
    </style:style>
    <style:style style:name="ce251" style:family="table-cell" style:parent-style-name="Default">
      <style:map style:condition="cell-content()=&quot;JD&quot;" style:apply-style-name="Untitled1" style:base-cell-address="Sheet1.B252"/>
      <style:map style:condition="cell-content()=&quot;Daniel&quot;" style:apply-style-name="Untitled2" style:base-cell-address="Sheet1.B252"/>
      <style:map style:condition="cell-content()=&quot;JuanSe&quot;" style:apply-style-name="Untitled3" style:base-cell-address="Sheet1.B252"/>
    </style:style>
    <style:style style:name="ce252" style:family="table-cell" style:parent-style-name="Default">
      <style:map style:condition="cell-content()=&quot;JD&quot;" style:apply-style-name="Untitled1" style:base-cell-address="Sheet1.B253"/>
      <style:map style:condition="cell-content()=&quot;Daniel&quot;" style:apply-style-name="Untitled2" style:base-cell-address="Sheet1.B253"/>
      <style:map style:condition="cell-content()=&quot;JuanSe&quot;" style:apply-style-name="Untitled3" style:base-cell-address="Sheet1.B253"/>
    </style:style>
    <style:style style:name="ce253" style:family="table-cell" style:parent-style-name="Default">
      <style:map style:condition="cell-content()=&quot;JD&quot;" style:apply-style-name="Untitled1" style:base-cell-address="Sheet1.B254"/>
      <style:map style:condition="cell-content()=&quot;Daniel&quot;" style:apply-style-name="Untitled2" style:base-cell-address="Sheet1.B254"/>
      <style:map style:condition="cell-content()=&quot;JuanSe&quot;" style:apply-style-name="Untitled3" style:base-cell-address="Sheet1.B254"/>
    </style:style>
    <style:style style:name="ce254" style:family="table-cell" style:parent-style-name="Default">
      <style:map style:condition="cell-content()=&quot;JD&quot;" style:apply-style-name="Untitled1" style:base-cell-address="Sheet1.B255"/>
      <style:map style:condition="cell-content()=&quot;Daniel&quot;" style:apply-style-name="Untitled2" style:base-cell-address="Sheet1.B255"/>
      <style:map style:condition="cell-content()=&quot;JuanSe&quot;" style:apply-style-name="Untitled3" style:base-cell-address="Sheet1.B255"/>
    </style:style>
    <style:style style:name="ce255" style:family="table-cell" style:parent-style-name="Default">
      <style:map style:condition="cell-content()=&quot;JD&quot;" style:apply-style-name="Untitled1" style:base-cell-address="Sheet1.B256"/>
      <style:map style:condition="cell-content()=&quot;Daniel&quot;" style:apply-style-name="Untitled2" style:base-cell-address="Sheet1.B256"/>
      <style:map style:condition="cell-content()=&quot;JuanSe&quot;" style:apply-style-name="Untitled3" style:base-cell-address="Sheet1.B256"/>
    </style:style>
    <style:style style:name="ce256" style:family="table-cell" style:parent-style-name="Default">
      <style:map style:condition="cell-content()=&quot;JD&quot;" style:apply-style-name="Untitled1" style:base-cell-address="Sheet1.B257"/>
      <style:map style:condition="cell-content()=&quot;Daniel&quot;" style:apply-style-name="Untitled2" style:base-cell-address="Sheet1.B257"/>
      <style:map style:condition="cell-content()=&quot;JuanSe&quot;" style:apply-style-name="Untitled3" style:base-cell-address="Sheet1.B257"/>
    </style:style>
    <style:style style:name="ce257" style:family="table-cell" style:parent-style-name="Default">
      <style:map style:condition="cell-content()=&quot;JD&quot;" style:apply-style-name="Untitled1" style:base-cell-address="Sheet1.B258"/>
      <style:map style:condition="cell-content()=&quot;Daniel&quot;" style:apply-style-name="Untitled2" style:base-cell-address="Sheet1.B258"/>
      <style:map style:condition="cell-content()=&quot;JuanSe&quot;" style:apply-style-name="Untitled3" style:base-cell-address="Sheet1.B258"/>
    </style:style>
    <style:style style:name="ce258" style:family="table-cell" style:parent-style-name="Default">
      <style:map style:condition="cell-content()=&quot;JD&quot;" style:apply-style-name="Untitled1" style:base-cell-address="Sheet1.B259"/>
      <style:map style:condition="cell-content()=&quot;Daniel&quot;" style:apply-style-name="Untitled2" style:base-cell-address="Sheet1.B259"/>
      <style:map style:condition="cell-content()=&quot;JuanSe&quot;" style:apply-style-name="Untitled3" style:base-cell-address="Sheet1.B259"/>
    </style:style>
    <style:style style:name="ce259" style:family="table-cell" style:parent-style-name="Default">
      <style:map style:condition="cell-content()=&quot;JD&quot;" style:apply-style-name="Untitled1" style:base-cell-address="Sheet1.B260"/>
      <style:map style:condition="cell-content()=&quot;Daniel&quot;" style:apply-style-name="Untitled2" style:base-cell-address="Sheet1.B260"/>
      <style:map style:condition="cell-content()=&quot;JuanSe&quot;" style:apply-style-name="Untitled3" style:base-cell-address="Sheet1.B260"/>
    </style:style>
    <style:style style:name="ce260" style:family="table-cell" style:parent-style-name="Default">
      <style:map style:condition="cell-content()=&quot;JD&quot;" style:apply-style-name="Untitled1" style:base-cell-address="Sheet1.B261"/>
      <style:map style:condition="cell-content()=&quot;Daniel&quot;" style:apply-style-name="Untitled2" style:base-cell-address="Sheet1.B261"/>
      <style:map style:condition="cell-content()=&quot;JuanSe&quot;" style:apply-style-name="Untitled3" style:base-cell-address="Sheet1.B261"/>
    </style:style>
    <style:style style:name="ce261" style:family="table-cell" style:parent-style-name="Default">
      <style:map style:condition="cell-content()=&quot;JD&quot;" style:apply-style-name="Untitled1" style:base-cell-address="Sheet1.B262"/>
      <style:map style:condition="cell-content()=&quot;Daniel&quot;" style:apply-style-name="Untitled2" style:base-cell-address="Sheet1.B262"/>
      <style:map style:condition="cell-content()=&quot;JuanSe&quot;" style:apply-style-name="Untitled3" style:base-cell-address="Sheet1.B262"/>
    </style:style>
    <style:style style:name="ce262" style:family="table-cell" style:parent-style-name="Default">
      <style:map style:condition="cell-content()=&quot;JD&quot;" style:apply-style-name="Untitled1" style:base-cell-address="Sheet1.B263"/>
      <style:map style:condition="cell-content()=&quot;Daniel&quot;" style:apply-style-name="Untitled2" style:base-cell-address="Sheet1.B263"/>
      <style:map style:condition="cell-content()=&quot;JuanSe&quot;" style:apply-style-name="Untitled3" style:base-cell-address="Sheet1.B263"/>
    </style:style>
    <style:style style:name="ce263" style:family="table-cell" style:parent-style-name="Default">
      <style:map style:condition="cell-content()=&quot;JD&quot;" style:apply-style-name="Untitled1" style:base-cell-address="Sheet1.B264"/>
      <style:map style:condition="cell-content()=&quot;Daniel&quot;" style:apply-style-name="Untitled2" style:base-cell-address="Sheet1.B264"/>
      <style:map style:condition="cell-content()=&quot;JuanSe&quot;" style:apply-style-name="Untitled3" style:base-cell-address="Sheet1.B264"/>
    </style:style>
    <style:style style:name="ce264" style:family="table-cell" style:parent-style-name="Default">
      <style:map style:condition="cell-content()=&quot;JD&quot;" style:apply-style-name="Untitled1" style:base-cell-address="Sheet1.B265"/>
      <style:map style:condition="cell-content()=&quot;Daniel&quot;" style:apply-style-name="Untitled2" style:base-cell-address="Sheet1.B265"/>
      <style:map style:condition="cell-content()=&quot;JuanSe&quot;" style:apply-style-name="Untitled3" style:base-cell-address="Sheet1.B265"/>
    </style:style>
    <style:style style:name="ce265" style:family="table-cell" style:parent-style-name="Default">
      <style:map style:condition="cell-content()=&quot;JD&quot;" style:apply-style-name="Untitled1" style:base-cell-address="Sheet1.B266"/>
      <style:map style:condition="cell-content()=&quot;Daniel&quot;" style:apply-style-name="Untitled2" style:base-cell-address="Sheet1.B266"/>
      <style:map style:condition="cell-content()=&quot;JuanSe&quot;" style:apply-style-name="Untitled3" style:base-cell-address="Sheet1.B266"/>
    </style:style>
    <style:style style:name="ce266" style:family="table-cell" style:parent-style-name="Default">
      <style:map style:condition="cell-content()=&quot;JD&quot;" style:apply-style-name="Untitled1" style:base-cell-address="Sheet1.B267"/>
      <style:map style:condition="cell-content()=&quot;Daniel&quot;" style:apply-style-name="Untitled2" style:base-cell-address="Sheet1.B267"/>
      <style:map style:condition="cell-content()=&quot;JuanSe&quot;" style:apply-style-name="Untitled3" style:base-cell-address="Sheet1.B267"/>
    </style:style>
    <style:style style:name="ce267" style:family="table-cell" style:parent-style-name="Default">
      <style:map style:condition="cell-content()=&quot;JD&quot;" style:apply-style-name="Untitled1" style:base-cell-address="Sheet1.B268"/>
      <style:map style:condition="cell-content()=&quot;Daniel&quot;" style:apply-style-name="Untitled2" style:base-cell-address="Sheet1.B268"/>
      <style:map style:condition="cell-content()=&quot;JuanSe&quot;" style:apply-style-name="Untitled3" style:base-cell-address="Sheet1.B268"/>
    </style:style>
    <style:style style:name="ce268" style:family="table-cell" style:parent-style-name="Default">
      <style:map style:condition="cell-content()=&quot;JD&quot;" style:apply-style-name="Untitled1" style:base-cell-address="Sheet1.B269"/>
      <style:map style:condition="cell-content()=&quot;Daniel&quot;" style:apply-style-name="Untitled2" style:base-cell-address="Sheet1.B269"/>
      <style:map style:condition="cell-content()=&quot;JuanSe&quot;" style:apply-style-name="Untitled3" style:base-cell-address="Sheet1.B269"/>
    </style:style>
    <style:style style:name="ce269" style:family="table-cell" style:parent-style-name="Default">
      <style:map style:condition="cell-content()=&quot;JD&quot;" style:apply-style-name="Untitled1" style:base-cell-address="Sheet1.B270"/>
      <style:map style:condition="cell-content()=&quot;Daniel&quot;" style:apply-style-name="Untitled2" style:base-cell-address="Sheet1.B270"/>
      <style:map style:condition="cell-content()=&quot;JuanSe&quot;" style:apply-style-name="Untitled3" style:base-cell-address="Sheet1.B270"/>
    </style:style>
    <style:style style:name="ce270" style:family="table-cell" style:parent-style-name="Default">
      <style:map style:condition="cell-content()=&quot;JD&quot;" style:apply-style-name="Untitled1" style:base-cell-address="Sheet1.B271"/>
      <style:map style:condition="cell-content()=&quot;Daniel&quot;" style:apply-style-name="Untitled2" style:base-cell-address="Sheet1.B271"/>
      <style:map style:condition="cell-content()=&quot;JuanSe&quot;" style:apply-style-name="Untitled3" style:base-cell-address="Sheet1.B271"/>
    </style:style>
    <style:style style:name="ce271" style:family="table-cell" style:parent-style-name="Default">
      <style:map style:condition="cell-content()=&quot;JD&quot;" style:apply-style-name="Untitled1" style:base-cell-address="Sheet1.B272"/>
      <style:map style:condition="cell-content()=&quot;Daniel&quot;" style:apply-style-name="Untitled2" style:base-cell-address="Sheet1.B272"/>
      <style:map style:condition="cell-content()=&quot;JuanSe&quot;" style:apply-style-name="Untitled3" style:base-cell-address="Sheet1.B272"/>
    </style:style>
    <style:style style:name="ce272" style:family="table-cell" style:parent-style-name="Default">
      <style:map style:condition="cell-content()=&quot;JD&quot;" style:apply-style-name="Untitled1" style:base-cell-address="Sheet1.B273"/>
      <style:map style:condition="cell-content()=&quot;Daniel&quot;" style:apply-style-name="Untitled2" style:base-cell-address="Sheet1.B273"/>
      <style:map style:condition="cell-content()=&quot;JuanSe&quot;" style:apply-style-name="Untitled3" style:base-cell-address="Sheet1.B273"/>
    </style:style>
    <style:style style:name="ce273" style:family="table-cell" style:parent-style-name="Default">
      <style:map style:condition="cell-content()=&quot;JD&quot;" style:apply-style-name="Untitled1" style:base-cell-address="Sheet1.B274"/>
      <style:map style:condition="cell-content()=&quot;Daniel&quot;" style:apply-style-name="Untitled2" style:base-cell-address="Sheet1.B274"/>
      <style:map style:condition="cell-content()=&quot;JuanSe&quot;" style:apply-style-name="Untitled3" style:base-cell-address="Sheet1.B274"/>
    </style:style>
    <style:style style:name="ce274" style:family="table-cell" style:parent-style-name="Default">
      <style:map style:condition="cell-content()=&quot;JD&quot;" style:apply-style-name="Untitled1" style:base-cell-address="Sheet1.B275"/>
      <style:map style:condition="cell-content()=&quot;Daniel&quot;" style:apply-style-name="Untitled2" style:base-cell-address="Sheet1.B275"/>
      <style:map style:condition="cell-content()=&quot;JuanSe&quot;" style:apply-style-name="Untitled3" style:base-cell-address="Sheet1.B275"/>
    </style:style>
    <style:style style:name="ce275" style:family="table-cell" style:parent-style-name="Default">
      <style:map style:condition="cell-content()=&quot;JD&quot;" style:apply-style-name="Untitled1" style:base-cell-address="Sheet1.B276"/>
      <style:map style:condition="cell-content()=&quot;Daniel&quot;" style:apply-style-name="Untitled2" style:base-cell-address="Sheet1.B276"/>
      <style:map style:condition="cell-content()=&quot;JuanSe&quot;" style:apply-style-name="Untitled3" style:base-cell-address="Sheet1.B276"/>
    </style:style>
    <style:style style:name="ce276" style:family="table-cell" style:parent-style-name="Default">
      <style:map style:condition="cell-content()=&quot;JD&quot;" style:apply-style-name="Untitled1" style:base-cell-address="Sheet1.B277"/>
      <style:map style:condition="cell-content()=&quot;Daniel&quot;" style:apply-style-name="Untitled2" style:base-cell-address="Sheet1.B277"/>
      <style:map style:condition="cell-content()=&quot;JuanSe&quot;" style:apply-style-name="Untitled3" style:base-cell-address="Sheet1.B277"/>
    </style:style>
    <style:style style:name="ce277" style:family="table-cell" style:parent-style-name="Default">
      <style:map style:condition="cell-content()=&quot;JD&quot;" style:apply-style-name="Untitled1" style:base-cell-address="Sheet1.B278"/>
      <style:map style:condition="cell-content()=&quot;Daniel&quot;" style:apply-style-name="Untitled2" style:base-cell-address="Sheet1.B278"/>
      <style:map style:condition="cell-content()=&quot;JuanSe&quot;" style:apply-style-name="Untitled3" style:base-cell-address="Sheet1.B278"/>
    </style:style>
    <style:style style:name="ce278" style:family="table-cell" style:parent-style-name="Default">
      <style:map style:condition="cell-content()=&quot;JD&quot;" style:apply-style-name="Untitled1" style:base-cell-address="Sheet1.B279"/>
      <style:map style:condition="cell-content()=&quot;Daniel&quot;" style:apply-style-name="Untitled2" style:base-cell-address="Sheet1.B279"/>
      <style:map style:condition="cell-content()=&quot;JuanSe&quot;" style:apply-style-name="Untitled3" style:base-cell-address="Sheet1.B279"/>
    </style:style>
    <style:style style:name="ce279" style:family="table-cell" style:parent-style-name="Default">
      <style:map style:condition="cell-content()=&quot;JD&quot;" style:apply-style-name="Untitled1" style:base-cell-address="Sheet1.B280"/>
      <style:map style:condition="cell-content()=&quot;Daniel&quot;" style:apply-style-name="Untitled2" style:base-cell-address="Sheet1.B280"/>
      <style:map style:condition="cell-content()=&quot;JuanSe&quot;" style:apply-style-name="Untitled3" style:base-cell-address="Sheet1.B280"/>
    </style:style>
    <style:style style:name="ce280" style:family="table-cell" style:parent-style-name="Default">
      <style:map style:condition="cell-content()=&quot;JD&quot;" style:apply-style-name="Untitled1" style:base-cell-address="Sheet1.B281"/>
      <style:map style:condition="cell-content()=&quot;Daniel&quot;" style:apply-style-name="Untitled2" style:base-cell-address="Sheet1.B281"/>
      <style:map style:condition="cell-content()=&quot;JuanSe&quot;" style:apply-style-name="Untitled3" style:base-cell-address="Sheet1.B281"/>
    </style:style>
    <style:style style:name="ce281" style:family="table-cell" style:parent-style-name="Default">
      <style:map style:condition="cell-content()=&quot;JD&quot;" style:apply-style-name="Untitled1" style:base-cell-address="Sheet1.B282"/>
      <style:map style:condition="cell-content()=&quot;Daniel&quot;" style:apply-style-name="Untitled2" style:base-cell-address="Sheet1.B282"/>
      <style:map style:condition="cell-content()=&quot;JuanSe&quot;" style:apply-style-name="Untitled3" style:base-cell-address="Sheet1.B282"/>
    </style:style>
    <style:style style:name="ce282" style:family="table-cell" style:parent-style-name="Default">
      <style:map style:condition="cell-content()=&quot;JD&quot;" style:apply-style-name="Untitled1" style:base-cell-address="Sheet1.B283"/>
      <style:map style:condition="cell-content()=&quot;Daniel&quot;" style:apply-style-name="Untitled2" style:base-cell-address="Sheet1.B283"/>
      <style:map style:condition="cell-content()=&quot;JuanSe&quot;" style:apply-style-name="Untitled3" style:base-cell-address="Sheet1.B283"/>
    </style:style>
    <style:style style:name="ce283" style:family="table-cell" style:parent-style-name="Default">
      <style:map style:condition="cell-content()=&quot;JD&quot;" style:apply-style-name="Untitled1" style:base-cell-address="Sheet1.B284"/>
      <style:map style:condition="cell-content()=&quot;Daniel&quot;" style:apply-style-name="Untitled2" style:base-cell-address="Sheet1.B284"/>
      <style:map style:condition="cell-content()=&quot;JuanSe&quot;" style:apply-style-name="Untitled3" style:base-cell-address="Sheet1.B284"/>
    </style:style>
    <style:style style:name="ce284" style:family="table-cell" style:parent-style-name="Default">
      <style:map style:condition="cell-content()=&quot;JD&quot;" style:apply-style-name="Untitled1" style:base-cell-address="Sheet1.B285"/>
      <style:map style:condition="cell-content()=&quot;Daniel&quot;" style:apply-style-name="Untitled2" style:base-cell-address="Sheet1.B285"/>
      <style:map style:condition="cell-content()=&quot;JuanSe&quot;" style:apply-style-name="Untitled3" style:base-cell-address="Sheet1.B285"/>
    </style:style>
    <style:style style:name="ce285" style:family="table-cell" style:parent-style-name="Default">
      <style:map style:condition="cell-content()=&quot;JD&quot;" style:apply-style-name="Untitled1" style:base-cell-address="Sheet1.B286"/>
      <style:map style:condition="cell-content()=&quot;Daniel&quot;" style:apply-style-name="Untitled2" style:base-cell-address="Sheet1.B286"/>
      <style:map style:condition="cell-content()=&quot;JuanSe&quot;" style:apply-style-name="Untitled3" style:base-cell-address="Sheet1.B286"/>
    </style:style>
    <style:style style:name="ce286" style:family="table-cell" style:parent-style-name="Default">
      <style:map style:condition="cell-content()=&quot;JD&quot;" style:apply-style-name="Untitled1" style:base-cell-address="Sheet1.B287"/>
      <style:map style:condition="cell-content()=&quot;Daniel&quot;" style:apply-style-name="Untitled2" style:base-cell-address="Sheet1.B287"/>
      <style:map style:condition="cell-content()=&quot;JuanSe&quot;" style:apply-style-name="Untitled3" style:base-cell-address="Sheet1.B287"/>
    </style:style>
    <style:style style:name="ce287" style:family="table-cell" style:parent-style-name="Default">
      <style:map style:condition="cell-content()=&quot;JD&quot;" style:apply-style-name="Untitled1" style:base-cell-address="Sheet1.B288"/>
      <style:map style:condition="cell-content()=&quot;Daniel&quot;" style:apply-style-name="Untitled2" style:base-cell-address="Sheet1.B288"/>
      <style:map style:condition="cell-content()=&quot;JuanSe&quot;" style:apply-style-name="Untitled3" style:base-cell-address="Sheet1.B288"/>
    </style:style>
    <style:style style:name="ce288" style:family="table-cell" style:parent-style-name="Default">
      <style:map style:condition="cell-content()=&quot;JD&quot;" style:apply-style-name="Untitled1" style:base-cell-address="Sheet1.B289"/>
      <style:map style:condition="cell-content()=&quot;Daniel&quot;" style:apply-style-name="Untitled2" style:base-cell-address="Sheet1.B289"/>
      <style:map style:condition="cell-content()=&quot;JuanSe&quot;" style:apply-style-name="Untitled3" style:base-cell-address="Sheet1.B289"/>
    </style:style>
    <style:style style:name="ce289" style:family="table-cell" style:parent-style-name="Default">
      <style:map style:condition="cell-content()=&quot;JD&quot;" style:apply-style-name="Untitled1" style:base-cell-address="Sheet1.B290"/>
      <style:map style:condition="cell-content()=&quot;Daniel&quot;" style:apply-style-name="Untitled2" style:base-cell-address="Sheet1.B290"/>
      <style:map style:condition="cell-content()=&quot;JuanSe&quot;" style:apply-style-name="Untitled3" style:base-cell-address="Sheet1.B290"/>
    </style:style>
    <style:style style:name="ce290" style:family="table-cell" style:parent-style-name="Default">
      <style:map style:condition="cell-content()=&quot;JD&quot;" style:apply-style-name="Untitled1" style:base-cell-address="Sheet1.B291"/>
      <style:map style:condition="cell-content()=&quot;Daniel&quot;" style:apply-style-name="Untitled2" style:base-cell-address="Sheet1.B291"/>
      <style:map style:condition="cell-content()=&quot;JuanSe&quot;" style:apply-style-name="Untitled3" style:base-cell-address="Sheet1.B291"/>
    </style:style>
    <style:style style:name="ce291" style:family="table-cell" style:parent-style-name="Default">
      <style:map style:condition="cell-content()=&quot;JD&quot;" style:apply-style-name="Untitled1" style:base-cell-address="Sheet1.B292"/>
      <style:map style:condition="cell-content()=&quot;Daniel&quot;" style:apply-style-name="Untitled2" style:base-cell-address="Sheet1.B292"/>
      <style:map style:condition="cell-content()=&quot;JuanSe&quot;" style:apply-style-name="Untitled3" style:base-cell-address="Sheet1.B292"/>
    </style:style>
    <style:style style:name="ce292" style:family="table-cell" style:parent-style-name="Default">
      <style:map style:condition="cell-content()=&quot;JD&quot;" style:apply-style-name="Untitled1" style:base-cell-address="Sheet1.B293"/>
      <style:map style:condition="cell-content()=&quot;Daniel&quot;" style:apply-style-name="Untitled2" style:base-cell-address="Sheet1.B293"/>
      <style:map style:condition="cell-content()=&quot;JuanSe&quot;" style:apply-style-name="Untitled3" style:base-cell-address="Sheet1.B293"/>
    </style:style>
    <style:style style:name="ce293" style:family="table-cell" style:parent-style-name="Default">
      <style:map style:condition="cell-content()=&quot;JD&quot;" style:apply-style-name="Untitled1" style:base-cell-address="Sheet1.B294"/>
      <style:map style:condition="cell-content()=&quot;Daniel&quot;" style:apply-style-name="Untitled2" style:base-cell-address="Sheet1.B294"/>
      <style:map style:condition="cell-content()=&quot;JuanSe&quot;" style:apply-style-name="Untitled3" style:base-cell-address="Sheet1.B294"/>
    </style:style>
    <style:style style:name="ce294" style:family="table-cell" style:parent-style-name="Default">
      <style:map style:condition="cell-content()=&quot;JD&quot;" style:apply-style-name="Untitled1" style:base-cell-address="Sheet1.B295"/>
      <style:map style:condition="cell-content()=&quot;Daniel&quot;" style:apply-style-name="Untitled2" style:base-cell-address="Sheet1.B295"/>
      <style:map style:condition="cell-content()=&quot;JuanSe&quot;" style:apply-style-name="Untitled3" style:base-cell-address="Sheet1.B295"/>
    </style:style>
    <style:style style:name="ce295" style:family="table-cell" style:parent-style-name="Default">
      <style:map style:condition="cell-content()=&quot;JD&quot;" style:apply-style-name="Untitled1" style:base-cell-address="Sheet1.B296"/>
      <style:map style:condition="cell-content()=&quot;Daniel&quot;" style:apply-style-name="Untitled2" style:base-cell-address="Sheet1.B296"/>
      <style:map style:condition="cell-content()=&quot;JuanSe&quot;" style:apply-style-name="Untitled3" style:base-cell-address="Sheet1.B296"/>
    </style:style>
    <style:style style:name="ce296" style:family="table-cell" style:parent-style-name="Default">
      <style:map style:condition="cell-content()=&quot;JD&quot;" style:apply-style-name="Untitled1" style:base-cell-address="Sheet1.B297"/>
      <style:map style:condition="cell-content()=&quot;Daniel&quot;" style:apply-style-name="Untitled2" style:base-cell-address="Sheet1.B297"/>
      <style:map style:condition="cell-content()=&quot;JuanSe&quot;" style:apply-style-name="Untitled3" style:base-cell-address="Sheet1.B297"/>
    </style:style>
    <style:style style:name="ce297" style:family="table-cell" style:parent-style-name="Default">
      <style:map style:condition="cell-content()=&quot;JD&quot;" style:apply-style-name="Untitled1" style:base-cell-address="Sheet1.B298"/>
      <style:map style:condition="cell-content()=&quot;Daniel&quot;" style:apply-style-name="Untitled2" style:base-cell-address="Sheet1.B298"/>
      <style:map style:condition="cell-content()=&quot;JuanSe&quot;" style:apply-style-name="Untitled3" style:base-cell-address="Sheet1.B298"/>
    </style:style>
    <style:style style:name="ce298" style:family="table-cell" style:parent-style-name="Default">
      <style:map style:condition="cell-content()=&quot;JD&quot;" style:apply-style-name="Untitled1" style:base-cell-address="Sheet1.B299"/>
      <style:map style:condition="cell-content()=&quot;Daniel&quot;" style:apply-style-name="Untitled2" style:base-cell-address="Sheet1.B299"/>
      <style:map style:condition="cell-content()=&quot;JuanSe&quot;" style:apply-style-name="Untitled3" style:base-cell-address="Sheet1.B299"/>
    </style:style>
    <style:style style:name="ce299" style:family="table-cell" style:parent-style-name="Default">
      <style:map style:condition="cell-content()=&quot;JD&quot;" style:apply-style-name="Untitled1" style:base-cell-address="Sheet1.C2"/>
      <style:map style:condition="cell-content()=&quot;Daniel&quot;" style:apply-style-name="Untitled2" style:base-cell-address="Sheet1.C2"/>
      <style:map style:condition="cell-content()=&quot;JuanSe&quot;" style:apply-style-name="Untitled3" style:base-cell-address="Sheet1.C2"/>
    </style:style>
    <style:style style:name="ce300" style:family="table-cell" style:parent-style-name="Default">
      <style:map style:condition="cell-content()=&quot;JD&quot;" style:apply-style-name="Untitled1" style:base-cell-address="Sheet1.C3"/>
      <style:map style:condition="cell-content()=&quot;Daniel&quot;" style:apply-style-name="Untitled2" style:base-cell-address="Sheet1.C3"/>
      <style:map style:condition="cell-content()=&quot;JuanSe&quot;" style:apply-style-name="Untitled3" style:base-cell-address="Sheet1.C3"/>
    </style:style>
    <style:style style:name="ce301" style:family="table-cell" style:parent-style-name="Default">
      <style:map style:condition="cell-content()=&quot;JD&quot;" style:apply-style-name="Untitled1" style:base-cell-address="Sheet1.C4"/>
      <style:map style:condition="cell-content()=&quot;Daniel&quot;" style:apply-style-name="Untitled2" style:base-cell-address="Sheet1.C4"/>
      <style:map style:condition="cell-content()=&quot;JuanSe&quot;" style:apply-style-name="Untitled3" style:base-cell-address="Sheet1.C4"/>
    </style:style>
    <style:style style:name="ce302" style:family="table-cell" style:parent-style-name="Default">
      <style:map style:condition="cell-content()=&quot;JD&quot;" style:apply-style-name="Untitled1" style:base-cell-address="Sheet1.C5"/>
      <style:map style:condition="cell-content()=&quot;Daniel&quot;" style:apply-style-name="Untitled2" style:base-cell-address="Sheet1.C5"/>
      <style:map style:condition="cell-content()=&quot;JuanSe&quot;" style:apply-style-name="Untitled3" style:base-cell-address="Sheet1.C5"/>
    </style:style>
    <style:style style:name="ce303" style:family="table-cell" style:parent-style-name="Default">
      <style:map style:condition="cell-content()=&quot;JD&quot;" style:apply-style-name="Untitled1" style:base-cell-address="Sheet1.C6"/>
      <style:map style:condition="cell-content()=&quot;Daniel&quot;" style:apply-style-name="Untitled2" style:base-cell-address="Sheet1.C6"/>
      <style:map style:condition="cell-content()=&quot;JuanSe&quot;" style:apply-style-name="Untitled3" style:base-cell-address="Sheet1.C6"/>
    </style:style>
    <style:style style:name="ce304" style:family="table-cell" style:parent-style-name="Default">
      <style:map style:condition="cell-content()=&quot;JD&quot;" style:apply-style-name="Untitled1" style:base-cell-address="Sheet1.C7"/>
      <style:map style:condition="cell-content()=&quot;Daniel&quot;" style:apply-style-name="Untitled2" style:base-cell-address="Sheet1.C7"/>
      <style:map style:condition="cell-content()=&quot;JuanSe&quot;" style:apply-style-name="Untitled3" style:base-cell-address="Sheet1.C7"/>
    </style:style>
    <style:style style:name="ce305" style:family="table-cell" style:parent-style-name="Default">
      <style:map style:condition="cell-content()=&quot;JD&quot;" style:apply-style-name="Untitled1" style:base-cell-address="Sheet1.C8"/>
      <style:map style:condition="cell-content()=&quot;Daniel&quot;" style:apply-style-name="Untitled2" style:base-cell-address="Sheet1.C8"/>
      <style:map style:condition="cell-content()=&quot;JuanSe&quot;" style:apply-style-name="Untitled3" style:base-cell-address="Sheet1.C8"/>
    </style:style>
    <style:style style:name="ce306" style:family="table-cell" style:parent-style-name="Default">
      <style:map style:condition="cell-content()=&quot;JD&quot;" style:apply-style-name="Untitled1" style:base-cell-address="Sheet1.C9"/>
      <style:map style:condition="cell-content()=&quot;Daniel&quot;" style:apply-style-name="Untitled2" style:base-cell-address="Sheet1.C9"/>
      <style:map style:condition="cell-content()=&quot;JuanSe&quot;" style:apply-style-name="Untitled3" style:base-cell-address="Sheet1.C9"/>
    </style:style>
    <style:style style:name="ce307" style:family="table-cell" style:parent-style-name="Default">
      <style:map style:condition="cell-content()=&quot;JD&quot;" style:apply-style-name="Untitled1" style:base-cell-address="Sheet1.C10"/>
      <style:map style:condition="cell-content()=&quot;Daniel&quot;" style:apply-style-name="Untitled2" style:base-cell-address="Sheet1.C10"/>
      <style:map style:condition="cell-content()=&quot;JuanSe&quot;" style:apply-style-name="Untitled3" style:base-cell-address="Sheet1.C10"/>
    </style:style>
    <style:style style:name="ce308" style:family="table-cell" style:parent-style-name="Default">
      <style:map style:condition="cell-content()=&quot;JD&quot;" style:apply-style-name="Untitled1" style:base-cell-address="Sheet1.C11"/>
      <style:map style:condition="cell-content()=&quot;Daniel&quot;" style:apply-style-name="Untitled2" style:base-cell-address="Sheet1.C11"/>
      <style:map style:condition="cell-content()=&quot;JuanSe&quot;" style:apply-style-name="Untitled3" style:base-cell-address="Sheet1.C11"/>
    </style:style>
    <style:style style:name="ce309" style:family="table-cell" style:parent-style-name="Default">
      <style:map style:condition="cell-content()=&quot;JD&quot;" style:apply-style-name="Untitled1" style:base-cell-address="Sheet1.C12"/>
      <style:map style:condition="cell-content()=&quot;Daniel&quot;" style:apply-style-name="Untitled2" style:base-cell-address="Sheet1.C12"/>
      <style:map style:condition="cell-content()=&quot;JuanSe&quot;" style:apply-style-name="Untitled3" style:base-cell-address="Sheet1.C12"/>
    </style:style>
    <style:style style:name="ce310" style:family="table-cell" style:parent-style-name="Default">
      <style:map style:condition="cell-content()=&quot;JD&quot;" style:apply-style-name="Untitled1" style:base-cell-address="Sheet1.C13"/>
      <style:map style:condition="cell-content()=&quot;Daniel&quot;" style:apply-style-name="Untitled2" style:base-cell-address="Sheet1.C13"/>
      <style:map style:condition="cell-content()=&quot;JuanSe&quot;" style:apply-style-name="Untitled3" style:base-cell-address="Sheet1.C13"/>
    </style:style>
    <style:style style:name="ce311" style:family="table-cell" style:parent-style-name="Default">
      <style:map style:condition="cell-content()=&quot;JD&quot;" style:apply-style-name="Untitled1" style:base-cell-address="Sheet1.C14"/>
      <style:map style:condition="cell-content()=&quot;Daniel&quot;" style:apply-style-name="Untitled2" style:base-cell-address="Sheet1.C14"/>
      <style:map style:condition="cell-content()=&quot;JuanSe&quot;" style:apply-style-name="Untitled3" style:base-cell-address="Sheet1.C14"/>
    </style:style>
    <style:style style:name="ce312" style:family="table-cell" style:parent-style-name="Default">
      <style:map style:condition="cell-content()=&quot;JD&quot;" style:apply-style-name="Untitled1" style:base-cell-address="Sheet1.C15"/>
      <style:map style:condition="cell-content()=&quot;Daniel&quot;" style:apply-style-name="Untitled2" style:base-cell-address="Sheet1.C15"/>
      <style:map style:condition="cell-content()=&quot;JuanSe&quot;" style:apply-style-name="Untitled3" style:base-cell-address="Sheet1.C15"/>
    </style:style>
    <style:style style:name="ce313" style:family="table-cell" style:parent-style-name="Default">
      <style:map style:condition="cell-content()=&quot;JD&quot;" style:apply-style-name="Untitled1" style:base-cell-address="Sheet1.C16"/>
      <style:map style:condition="cell-content()=&quot;Daniel&quot;" style:apply-style-name="Untitled2" style:base-cell-address="Sheet1.C16"/>
      <style:map style:condition="cell-content()=&quot;JuanSe&quot;" style:apply-style-name="Untitled3" style:base-cell-address="Sheet1.C16"/>
    </style:style>
    <style:style style:name="ce314" style:family="table-cell" style:parent-style-name="Default">
      <style:map style:condition="cell-content()=&quot;JD&quot;" style:apply-style-name="Untitled1" style:base-cell-address="Sheet1.C17"/>
      <style:map style:condition="cell-content()=&quot;Daniel&quot;" style:apply-style-name="Untitled2" style:base-cell-address="Sheet1.C17"/>
      <style:map style:condition="cell-content()=&quot;JuanSe&quot;" style:apply-style-name="Untitled3" style:base-cell-address="Sheet1.C17"/>
    </style:style>
    <style:style style:name="ce315" style:family="table-cell" style:parent-style-name="Default">
      <style:map style:condition="cell-content()=&quot;JD&quot;" style:apply-style-name="Untitled1" style:base-cell-address="Sheet1.C18"/>
      <style:map style:condition="cell-content()=&quot;Daniel&quot;" style:apply-style-name="Untitled2" style:base-cell-address="Sheet1.C18"/>
      <style:map style:condition="cell-content()=&quot;JuanSe&quot;" style:apply-style-name="Untitled3" style:base-cell-address="Sheet1.C18"/>
    </style:style>
    <style:style style:name="ce316" style:family="table-cell" style:parent-style-name="Default">
      <style:map style:condition="cell-content()=&quot;JD&quot;" style:apply-style-name="Untitled1" style:base-cell-address="Sheet1.C19"/>
      <style:map style:condition="cell-content()=&quot;Daniel&quot;" style:apply-style-name="Untitled2" style:base-cell-address="Sheet1.C19"/>
      <style:map style:condition="cell-content()=&quot;JuanSe&quot;" style:apply-style-name="Untitled3" style:base-cell-address="Sheet1.C19"/>
    </style:style>
    <style:style style:name="ce317" style:family="table-cell" style:parent-style-name="Default">
      <style:map style:condition="cell-content()=&quot;JD&quot;" style:apply-style-name="Untitled1" style:base-cell-address="Sheet1.C20"/>
      <style:map style:condition="cell-content()=&quot;Daniel&quot;" style:apply-style-name="Untitled2" style:base-cell-address="Sheet1.C20"/>
      <style:map style:condition="cell-content()=&quot;JuanSe&quot;" style:apply-style-name="Untitled3" style:base-cell-address="Sheet1.C20"/>
    </style:style>
    <style:style style:name="ce318" style:family="table-cell" style:parent-style-name="Default">
      <style:map style:condition="cell-content()=&quot;JD&quot;" style:apply-style-name="Untitled1" style:base-cell-address="Sheet1.C21"/>
      <style:map style:condition="cell-content()=&quot;Daniel&quot;" style:apply-style-name="Untitled2" style:base-cell-address="Sheet1.C21"/>
      <style:map style:condition="cell-content()=&quot;JuanSe&quot;" style:apply-style-name="Untitled3" style:base-cell-address="Sheet1.C21"/>
    </style:style>
    <style:style style:name="ce319" style:family="table-cell" style:parent-style-name="Default">
      <style:map style:condition="cell-content()=&quot;JD&quot;" style:apply-style-name="Untitled1" style:base-cell-address="Sheet1.C22"/>
      <style:map style:condition="cell-content()=&quot;Daniel&quot;" style:apply-style-name="Untitled2" style:base-cell-address="Sheet1.C22"/>
      <style:map style:condition="cell-content()=&quot;JuanSe&quot;" style:apply-style-name="Untitled3" style:base-cell-address="Sheet1.C22"/>
    </style:style>
    <style:style style:name="ce320" style:family="table-cell" style:parent-style-name="Default">
      <style:map style:condition="cell-content()=&quot;JD&quot;" style:apply-style-name="Untitled1" style:base-cell-address="Sheet1.C23"/>
      <style:map style:condition="cell-content()=&quot;Daniel&quot;" style:apply-style-name="Untitled2" style:base-cell-address="Sheet1.C23"/>
      <style:map style:condition="cell-content()=&quot;JuanSe&quot;" style:apply-style-name="Untitled3" style:base-cell-address="Sheet1.C23"/>
    </style:style>
    <style:style style:name="ce321" style:family="table-cell" style:parent-style-name="Default">
      <style:map style:condition="cell-content()=&quot;JD&quot;" style:apply-style-name="Untitled1" style:base-cell-address="Sheet1.C24"/>
      <style:map style:condition="cell-content()=&quot;Daniel&quot;" style:apply-style-name="Untitled2" style:base-cell-address="Sheet1.C24"/>
      <style:map style:condition="cell-content()=&quot;JuanSe&quot;" style:apply-style-name="Untitled3" style:base-cell-address="Sheet1.C24"/>
    </style:style>
    <style:style style:name="ce322" style:family="table-cell" style:parent-style-name="Default">
      <style:map style:condition="cell-content()=&quot;JD&quot;" style:apply-style-name="Untitled1" style:base-cell-address="Sheet1.C25"/>
      <style:map style:condition="cell-content()=&quot;Daniel&quot;" style:apply-style-name="Untitled2" style:base-cell-address="Sheet1.C25"/>
      <style:map style:condition="cell-content()=&quot;JuanSe&quot;" style:apply-style-name="Untitled3" style:base-cell-address="Sheet1.C25"/>
    </style:style>
    <style:style style:name="ce323" style:family="table-cell" style:parent-style-name="Default">
      <style:map style:condition="cell-content()=&quot;JD&quot;" style:apply-style-name="Untitled1" style:base-cell-address="Sheet1.C26"/>
      <style:map style:condition="cell-content()=&quot;Daniel&quot;" style:apply-style-name="Untitled2" style:base-cell-address="Sheet1.C26"/>
      <style:map style:condition="cell-content()=&quot;JuanSe&quot;" style:apply-style-name="Untitled3" style:base-cell-address="Sheet1.C26"/>
    </style:style>
    <style:style style:name="ce324" style:family="table-cell" style:parent-style-name="Default">
      <style:map style:condition="cell-content()=&quot;JD&quot;" style:apply-style-name="Untitled1" style:base-cell-address="Sheet1.C27"/>
      <style:map style:condition="cell-content()=&quot;Daniel&quot;" style:apply-style-name="Untitled2" style:base-cell-address="Sheet1.C27"/>
      <style:map style:condition="cell-content()=&quot;JuanSe&quot;" style:apply-style-name="Untitled3" style:base-cell-address="Sheet1.C27"/>
    </style:style>
    <style:style style:name="ce325" style:family="table-cell" style:parent-style-name="Default">
      <style:map style:condition="cell-content()=&quot;JD&quot;" style:apply-style-name="Untitled1" style:base-cell-address="Sheet1.C28"/>
      <style:map style:condition="cell-content()=&quot;Daniel&quot;" style:apply-style-name="Untitled2" style:base-cell-address="Sheet1.C28"/>
      <style:map style:condition="cell-content()=&quot;JuanSe&quot;" style:apply-style-name="Untitled3" style:base-cell-address="Sheet1.C28"/>
    </style:style>
    <style:style style:name="ce326" style:family="table-cell" style:parent-style-name="Default">
      <style:map style:condition="cell-content()=&quot;JD&quot;" style:apply-style-name="Untitled1" style:base-cell-address="Sheet1.C29"/>
      <style:map style:condition="cell-content()=&quot;Daniel&quot;" style:apply-style-name="Untitled2" style:base-cell-address="Sheet1.C29"/>
      <style:map style:condition="cell-content()=&quot;JuanSe&quot;" style:apply-style-name="Untitled3" style:base-cell-address="Sheet1.C29"/>
    </style:style>
    <style:style style:name="ce327" style:family="table-cell" style:parent-style-name="Default">
      <style:map style:condition="cell-content()=&quot;JD&quot;" style:apply-style-name="Untitled1" style:base-cell-address="Sheet1.C30"/>
      <style:map style:condition="cell-content()=&quot;Daniel&quot;" style:apply-style-name="Untitled2" style:base-cell-address="Sheet1.C30"/>
      <style:map style:condition="cell-content()=&quot;JuanSe&quot;" style:apply-style-name="Untitled3" style:base-cell-address="Sheet1.C30"/>
    </style:style>
    <style:style style:name="ce328" style:family="table-cell" style:parent-style-name="Default">
      <style:map style:condition="cell-content()=&quot;JD&quot;" style:apply-style-name="Untitled1" style:base-cell-address="Sheet1.C31"/>
      <style:map style:condition="cell-content()=&quot;Daniel&quot;" style:apply-style-name="Untitled2" style:base-cell-address="Sheet1.C31"/>
      <style:map style:condition="cell-content()=&quot;JuanSe&quot;" style:apply-style-name="Untitled3" style:base-cell-address="Sheet1.C31"/>
    </style:style>
    <style:style style:name="ce329" style:family="table-cell" style:parent-style-name="Default">
      <style:map style:condition="cell-content()=&quot;JD&quot;" style:apply-style-name="Untitled1" style:base-cell-address="Sheet1.C32"/>
      <style:map style:condition="cell-content()=&quot;Daniel&quot;" style:apply-style-name="Untitled2" style:base-cell-address="Sheet1.C32"/>
      <style:map style:condition="cell-content()=&quot;JuanSe&quot;" style:apply-style-name="Untitled3" style:base-cell-address="Sheet1.C32"/>
    </style:style>
    <style:style style:name="ce330" style:family="table-cell" style:parent-style-name="Default">
      <style:map style:condition="cell-content()=&quot;JD&quot;" style:apply-style-name="Untitled1" style:base-cell-address="Sheet1.C33"/>
      <style:map style:condition="cell-content()=&quot;Daniel&quot;" style:apply-style-name="Untitled2" style:base-cell-address="Sheet1.C33"/>
      <style:map style:condition="cell-content()=&quot;JuanSe&quot;" style:apply-style-name="Untitled3" style:base-cell-address="Sheet1.C33"/>
    </style:style>
    <style:style style:name="ce331" style:family="table-cell" style:parent-style-name="Default">
      <style:map style:condition="cell-content()=&quot;JD&quot;" style:apply-style-name="Untitled1" style:base-cell-address="Sheet1.C34"/>
      <style:map style:condition="cell-content()=&quot;Daniel&quot;" style:apply-style-name="Untitled2" style:base-cell-address="Sheet1.C34"/>
      <style:map style:condition="cell-content()=&quot;JuanSe&quot;" style:apply-style-name="Untitled3" style:base-cell-address="Sheet1.C34"/>
    </style:style>
    <style:style style:name="ce332" style:family="table-cell" style:parent-style-name="Default">
      <style:map style:condition="cell-content()=&quot;JD&quot;" style:apply-style-name="Untitled1" style:base-cell-address="Sheet1.C35"/>
      <style:map style:condition="cell-content()=&quot;Daniel&quot;" style:apply-style-name="Untitled2" style:base-cell-address="Sheet1.C35"/>
      <style:map style:condition="cell-content()=&quot;JuanSe&quot;" style:apply-style-name="Untitled3" style:base-cell-address="Sheet1.C35"/>
    </style:style>
    <style:style style:name="ce333" style:family="table-cell" style:parent-style-name="Default">
      <style:map style:condition="cell-content()=&quot;JD&quot;" style:apply-style-name="Untitled1" style:base-cell-address="Sheet1.C36"/>
      <style:map style:condition="cell-content()=&quot;Daniel&quot;" style:apply-style-name="Untitled2" style:base-cell-address="Sheet1.C36"/>
      <style:map style:condition="cell-content()=&quot;JuanSe&quot;" style:apply-style-name="Untitled3" style:base-cell-address="Sheet1.C36"/>
    </style:style>
    <style:style style:name="ce334" style:family="table-cell" style:parent-style-name="Default">
      <style:map style:condition="cell-content()=&quot;JD&quot;" style:apply-style-name="Untitled1" style:base-cell-address="Sheet1.C37"/>
      <style:map style:condition="cell-content()=&quot;Daniel&quot;" style:apply-style-name="Untitled2" style:base-cell-address="Sheet1.C37"/>
      <style:map style:condition="cell-content()=&quot;JuanSe&quot;" style:apply-style-name="Untitled3" style:base-cell-address="Sheet1.C37"/>
    </style:style>
    <style:style style:name="ce335" style:family="table-cell" style:parent-style-name="Default">
      <style:map style:condition="cell-content()=&quot;JD&quot;" style:apply-style-name="Untitled1" style:base-cell-address="Sheet1.C38"/>
      <style:map style:condition="cell-content()=&quot;Daniel&quot;" style:apply-style-name="Untitled2" style:base-cell-address="Sheet1.C38"/>
      <style:map style:condition="cell-content()=&quot;JuanSe&quot;" style:apply-style-name="Untitled3" style:base-cell-address="Sheet1.C38"/>
    </style:style>
    <style:style style:name="ce336" style:family="table-cell" style:parent-style-name="Default">
      <style:map style:condition="cell-content()=&quot;JD&quot;" style:apply-style-name="Untitled1" style:base-cell-address="Sheet1.C39"/>
      <style:map style:condition="cell-content()=&quot;Daniel&quot;" style:apply-style-name="Untitled2" style:base-cell-address="Sheet1.C39"/>
      <style:map style:condition="cell-content()=&quot;JuanSe&quot;" style:apply-style-name="Untitled3" style:base-cell-address="Sheet1.C39"/>
    </style:style>
    <style:style style:name="ce337" style:family="table-cell" style:parent-style-name="Default">
      <style:map style:condition="cell-content()=&quot;JD&quot;" style:apply-style-name="Untitled1" style:base-cell-address="Sheet1.C40"/>
      <style:map style:condition="cell-content()=&quot;Daniel&quot;" style:apply-style-name="Untitled2" style:base-cell-address="Sheet1.C40"/>
      <style:map style:condition="cell-content()=&quot;JuanSe&quot;" style:apply-style-name="Untitled3" style:base-cell-address="Sheet1.C40"/>
    </style:style>
    <style:style style:name="ce338" style:family="table-cell" style:parent-style-name="Default">
      <style:map style:condition="cell-content()=&quot;JD&quot;" style:apply-style-name="Untitled1" style:base-cell-address="Sheet1.C41"/>
      <style:map style:condition="cell-content()=&quot;Daniel&quot;" style:apply-style-name="Untitled2" style:base-cell-address="Sheet1.C41"/>
      <style:map style:condition="cell-content()=&quot;JuanSe&quot;" style:apply-style-name="Untitled3" style:base-cell-address="Sheet1.C41"/>
    </style:style>
    <style:style style:name="ce339" style:family="table-cell" style:parent-style-name="Default">
      <style:map style:condition="cell-content()=&quot;JD&quot;" style:apply-style-name="Untitled1" style:base-cell-address="Sheet1.C42"/>
      <style:map style:condition="cell-content()=&quot;Daniel&quot;" style:apply-style-name="Untitled2" style:base-cell-address="Sheet1.C42"/>
      <style:map style:condition="cell-content()=&quot;JuanSe&quot;" style:apply-style-name="Untitled3" style:base-cell-address="Sheet1.C42"/>
    </style:style>
    <style:style style:name="ce340" style:family="table-cell" style:parent-style-name="Default">
      <style:map style:condition="cell-content()=&quot;JD&quot;" style:apply-style-name="Untitled1" style:base-cell-address="Sheet1.C43"/>
      <style:map style:condition="cell-content()=&quot;Daniel&quot;" style:apply-style-name="Untitled2" style:base-cell-address="Sheet1.C43"/>
      <style:map style:condition="cell-content()=&quot;JuanSe&quot;" style:apply-style-name="Untitled3" style:base-cell-address="Sheet1.C43"/>
    </style:style>
    <style:style style:name="ce341" style:family="table-cell" style:parent-style-name="Default">
      <style:map style:condition="cell-content()=&quot;JD&quot;" style:apply-style-name="Untitled1" style:base-cell-address="Sheet1.C44"/>
      <style:map style:condition="cell-content()=&quot;Daniel&quot;" style:apply-style-name="Untitled2" style:base-cell-address="Sheet1.C44"/>
      <style:map style:condition="cell-content()=&quot;JuanSe&quot;" style:apply-style-name="Untitled3" style:base-cell-address="Sheet1.C44"/>
    </style:style>
    <style:style style:name="ce342" style:family="table-cell" style:parent-style-name="Default">
      <style:map style:condition="cell-content()=&quot;JD&quot;" style:apply-style-name="Untitled1" style:base-cell-address="Sheet1.C45"/>
      <style:map style:condition="cell-content()=&quot;Daniel&quot;" style:apply-style-name="Untitled2" style:base-cell-address="Sheet1.C45"/>
      <style:map style:condition="cell-content()=&quot;JuanSe&quot;" style:apply-style-name="Untitled3" style:base-cell-address="Sheet1.C45"/>
    </style:style>
    <style:style style:name="ce343" style:family="table-cell" style:parent-style-name="Default">
      <style:map style:condition="cell-content()=&quot;JD&quot;" style:apply-style-name="Untitled1" style:base-cell-address="Sheet1.C46"/>
      <style:map style:condition="cell-content()=&quot;Daniel&quot;" style:apply-style-name="Untitled2" style:base-cell-address="Sheet1.C46"/>
      <style:map style:condition="cell-content()=&quot;JuanSe&quot;" style:apply-style-name="Untitled3" style:base-cell-address="Sheet1.C46"/>
    </style:style>
    <style:style style:name="ce344" style:family="table-cell" style:parent-style-name="Default">
      <style:map style:condition="cell-content()=&quot;JD&quot;" style:apply-style-name="Untitled1" style:base-cell-address="Sheet1.C47"/>
      <style:map style:condition="cell-content()=&quot;Daniel&quot;" style:apply-style-name="Untitled2" style:base-cell-address="Sheet1.C47"/>
      <style:map style:condition="cell-content()=&quot;JuanSe&quot;" style:apply-style-name="Untitled3" style:base-cell-address="Sheet1.C47"/>
    </style:style>
    <style:style style:name="ce345" style:family="table-cell" style:parent-style-name="Default">
      <style:map style:condition="cell-content()=&quot;JD&quot;" style:apply-style-name="Untitled1" style:base-cell-address="Sheet1.C48"/>
      <style:map style:condition="cell-content()=&quot;Daniel&quot;" style:apply-style-name="Untitled2" style:base-cell-address="Sheet1.C48"/>
      <style:map style:condition="cell-content()=&quot;JuanSe&quot;" style:apply-style-name="Untitled3" style:base-cell-address="Sheet1.C48"/>
    </style:style>
    <style:style style:name="ce346" style:family="table-cell" style:parent-style-name="Default">
      <style:map style:condition="cell-content()=&quot;JD&quot;" style:apply-style-name="Untitled1" style:base-cell-address="Sheet1.C49"/>
      <style:map style:condition="cell-content()=&quot;Daniel&quot;" style:apply-style-name="Untitled2" style:base-cell-address="Sheet1.C49"/>
      <style:map style:condition="cell-content()=&quot;JuanSe&quot;" style:apply-style-name="Untitled3" style:base-cell-address="Sheet1.C49"/>
    </style:style>
    <style:style style:name="ce347" style:family="table-cell" style:parent-style-name="Default">
      <style:map style:condition="cell-content()=&quot;JD&quot;" style:apply-style-name="Untitled1" style:base-cell-address="Sheet1.C50"/>
      <style:map style:condition="cell-content()=&quot;Daniel&quot;" style:apply-style-name="Untitled2" style:base-cell-address="Sheet1.C50"/>
      <style:map style:condition="cell-content()=&quot;JuanSe&quot;" style:apply-style-name="Untitled3" style:base-cell-address="Sheet1.C50"/>
    </style:style>
    <style:style style:name="ce348" style:family="table-cell" style:parent-style-name="Default">
      <style:map style:condition="cell-content()=&quot;JD&quot;" style:apply-style-name="Untitled1" style:base-cell-address="Sheet1.C51"/>
      <style:map style:condition="cell-content()=&quot;Daniel&quot;" style:apply-style-name="Untitled2" style:base-cell-address="Sheet1.C51"/>
      <style:map style:condition="cell-content()=&quot;JuanSe&quot;" style:apply-style-name="Untitled3" style:base-cell-address="Sheet1.C51"/>
    </style:style>
    <style:style style:name="ce349" style:family="table-cell" style:parent-style-name="Default">
      <style:map style:condition="cell-content()=&quot;JD&quot;" style:apply-style-name="Untitled1" style:base-cell-address="Sheet1.C52"/>
      <style:map style:condition="cell-content()=&quot;Daniel&quot;" style:apply-style-name="Untitled2" style:base-cell-address="Sheet1.C52"/>
      <style:map style:condition="cell-content()=&quot;JuanSe&quot;" style:apply-style-name="Untitled3" style:base-cell-address="Sheet1.C52"/>
    </style:style>
    <style:style style:name="ce350" style:family="table-cell" style:parent-style-name="Default">
      <style:map style:condition="cell-content()=&quot;JD&quot;" style:apply-style-name="Untitled1" style:base-cell-address="Sheet1.C53"/>
      <style:map style:condition="cell-content()=&quot;Daniel&quot;" style:apply-style-name="Untitled2" style:base-cell-address="Sheet1.C53"/>
      <style:map style:condition="cell-content()=&quot;JuanSe&quot;" style:apply-style-name="Untitled3" style:base-cell-address="Sheet1.C53"/>
    </style:style>
    <style:style style:name="ce351" style:family="table-cell" style:parent-style-name="Default">
      <style:map style:condition="cell-content()=&quot;JD&quot;" style:apply-style-name="Untitled1" style:base-cell-address="Sheet1.C54"/>
      <style:map style:condition="cell-content()=&quot;Daniel&quot;" style:apply-style-name="Untitled2" style:base-cell-address="Sheet1.C54"/>
      <style:map style:condition="cell-content()=&quot;JuanSe&quot;" style:apply-style-name="Untitled3" style:base-cell-address="Sheet1.C54"/>
    </style:style>
    <style:style style:name="ce352" style:family="table-cell" style:parent-style-name="Default">
      <style:map style:condition="cell-content()=&quot;JD&quot;" style:apply-style-name="Untitled1" style:base-cell-address="Sheet1.C55"/>
      <style:map style:condition="cell-content()=&quot;Daniel&quot;" style:apply-style-name="Untitled2" style:base-cell-address="Sheet1.C55"/>
      <style:map style:condition="cell-content()=&quot;JuanSe&quot;" style:apply-style-name="Untitled3" style:base-cell-address="Sheet1.C55"/>
    </style:style>
    <style:style style:name="ce353" style:family="table-cell" style:parent-style-name="Default">
      <style:map style:condition="cell-content()=&quot;JD&quot;" style:apply-style-name="Untitled1" style:base-cell-address="Sheet1.C56"/>
      <style:map style:condition="cell-content()=&quot;Daniel&quot;" style:apply-style-name="Untitled2" style:base-cell-address="Sheet1.C56"/>
      <style:map style:condition="cell-content()=&quot;JuanSe&quot;" style:apply-style-name="Untitled3" style:base-cell-address="Sheet1.C56"/>
    </style:style>
    <style:style style:name="ce354" style:family="table-cell" style:parent-style-name="Default">
      <style:map style:condition="cell-content()=&quot;JD&quot;" style:apply-style-name="Untitled1" style:base-cell-address="Sheet1.C57"/>
      <style:map style:condition="cell-content()=&quot;Daniel&quot;" style:apply-style-name="Untitled2" style:base-cell-address="Sheet1.C57"/>
      <style:map style:condition="cell-content()=&quot;JuanSe&quot;" style:apply-style-name="Untitled3" style:base-cell-address="Sheet1.C57"/>
    </style:style>
    <style:style style:name="ce355" style:family="table-cell" style:parent-style-name="Default">
      <style:map style:condition="cell-content()=&quot;JD&quot;" style:apply-style-name="Untitled1" style:base-cell-address="Sheet1.C58"/>
      <style:map style:condition="cell-content()=&quot;Daniel&quot;" style:apply-style-name="Untitled2" style:base-cell-address="Sheet1.C58"/>
      <style:map style:condition="cell-content()=&quot;JuanSe&quot;" style:apply-style-name="Untitled3" style:base-cell-address="Sheet1.C58"/>
    </style:style>
    <style:style style:name="ce356" style:family="table-cell" style:parent-style-name="Default">
      <style:map style:condition="cell-content()=&quot;JD&quot;" style:apply-style-name="Untitled1" style:base-cell-address="Sheet1.C59"/>
      <style:map style:condition="cell-content()=&quot;Daniel&quot;" style:apply-style-name="Untitled2" style:base-cell-address="Sheet1.C59"/>
      <style:map style:condition="cell-content()=&quot;JuanSe&quot;" style:apply-style-name="Untitled3" style:base-cell-address="Sheet1.C59"/>
    </style:style>
    <style:style style:name="ce357" style:family="table-cell" style:parent-style-name="Default">
      <style:map style:condition="cell-content()=&quot;JD&quot;" style:apply-style-name="Untitled1" style:base-cell-address="Sheet1.C60"/>
      <style:map style:condition="cell-content()=&quot;Daniel&quot;" style:apply-style-name="Untitled2" style:base-cell-address="Sheet1.C60"/>
      <style:map style:condition="cell-content()=&quot;JuanSe&quot;" style:apply-style-name="Untitled3" style:base-cell-address="Sheet1.C60"/>
    </style:style>
    <style:style style:name="ce358" style:family="table-cell" style:parent-style-name="Default">
      <style:map style:condition="cell-content()=&quot;JD&quot;" style:apply-style-name="Untitled1" style:base-cell-address="Sheet1.C61"/>
      <style:map style:condition="cell-content()=&quot;Daniel&quot;" style:apply-style-name="Untitled2" style:base-cell-address="Sheet1.C61"/>
      <style:map style:condition="cell-content()=&quot;JuanSe&quot;" style:apply-style-name="Untitled3" style:base-cell-address="Sheet1.C61"/>
    </style:style>
    <style:style style:name="ce359" style:family="table-cell" style:parent-style-name="Default">
      <style:map style:condition="cell-content()=&quot;JD&quot;" style:apply-style-name="Untitled1" style:base-cell-address="Sheet1.C62"/>
      <style:map style:condition="cell-content()=&quot;Daniel&quot;" style:apply-style-name="Untitled2" style:base-cell-address="Sheet1.C62"/>
      <style:map style:condition="cell-content()=&quot;JuanSe&quot;" style:apply-style-name="Untitled3" style:base-cell-address="Sheet1.C62"/>
    </style:style>
    <style:style style:name="ce360" style:family="table-cell" style:parent-style-name="Default">
      <style:map style:condition="cell-content()=&quot;JD&quot;" style:apply-style-name="Untitled1" style:base-cell-address="Sheet1.C63"/>
      <style:map style:condition="cell-content()=&quot;Daniel&quot;" style:apply-style-name="Untitled2" style:base-cell-address="Sheet1.C63"/>
      <style:map style:condition="cell-content()=&quot;JuanSe&quot;" style:apply-style-name="Untitled3" style:base-cell-address="Sheet1.C63"/>
    </style:style>
    <style:style style:name="ce361" style:family="table-cell" style:parent-style-name="Default">
      <style:map style:condition="cell-content()=&quot;JD&quot;" style:apply-style-name="Untitled1" style:base-cell-address="Sheet1.C64"/>
      <style:map style:condition="cell-content()=&quot;Daniel&quot;" style:apply-style-name="Untitled2" style:base-cell-address="Sheet1.C64"/>
      <style:map style:condition="cell-content()=&quot;JuanSe&quot;" style:apply-style-name="Untitled3" style:base-cell-address="Sheet1.C64"/>
    </style:style>
    <style:style style:name="ce362" style:family="table-cell" style:parent-style-name="Default">
      <style:map style:condition="cell-content()=&quot;JD&quot;" style:apply-style-name="Untitled1" style:base-cell-address="Sheet1.C65"/>
      <style:map style:condition="cell-content()=&quot;Daniel&quot;" style:apply-style-name="Untitled2" style:base-cell-address="Sheet1.C65"/>
      <style:map style:condition="cell-content()=&quot;JuanSe&quot;" style:apply-style-name="Untitled3" style:base-cell-address="Sheet1.C65"/>
    </style:style>
    <style:style style:name="ce363" style:family="table-cell" style:parent-style-name="Default">
      <style:map style:condition="cell-content()=&quot;JD&quot;" style:apply-style-name="Untitled1" style:base-cell-address="Sheet1.C66"/>
      <style:map style:condition="cell-content()=&quot;Daniel&quot;" style:apply-style-name="Untitled2" style:base-cell-address="Sheet1.C66"/>
      <style:map style:condition="cell-content()=&quot;JuanSe&quot;" style:apply-style-name="Untitled3" style:base-cell-address="Sheet1.C66"/>
    </style:style>
    <style:style style:name="ce364" style:family="table-cell" style:parent-style-name="Default">
      <style:map style:condition="cell-content()=&quot;JD&quot;" style:apply-style-name="Untitled1" style:base-cell-address="Sheet1.C67"/>
      <style:map style:condition="cell-content()=&quot;Daniel&quot;" style:apply-style-name="Untitled2" style:base-cell-address="Sheet1.C67"/>
      <style:map style:condition="cell-content()=&quot;JuanSe&quot;" style:apply-style-name="Untitled3" style:base-cell-address="Sheet1.C67"/>
    </style:style>
    <style:style style:name="ce365" style:family="table-cell" style:parent-style-name="Default">
      <style:map style:condition="cell-content()=&quot;JD&quot;" style:apply-style-name="Untitled1" style:base-cell-address="Sheet1.C68"/>
      <style:map style:condition="cell-content()=&quot;Daniel&quot;" style:apply-style-name="Untitled2" style:base-cell-address="Sheet1.C68"/>
      <style:map style:condition="cell-content()=&quot;JuanSe&quot;" style:apply-style-name="Untitled3" style:base-cell-address="Sheet1.C68"/>
    </style:style>
    <style:style style:name="ce366" style:family="table-cell" style:parent-style-name="Default">
      <style:map style:condition="cell-content()=&quot;JD&quot;" style:apply-style-name="Untitled1" style:base-cell-address="Sheet1.C69"/>
      <style:map style:condition="cell-content()=&quot;Daniel&quot;" style:apply-style-name="Untitled2" style:base-cell-address="Sheet1.C69"/>
      <style:map style:condition="cell-content()=&quot;JuanSe&quot;" style:apply-style-name="Untitled3" style:base-cell-address="Sheet1.C69"/>
    </style:style>
    <style:style style:name="ce367" style:family="table-cell" style:parent-style-name="Default">
      <style:map style:condition="cell-content()=&quot;JD&quot;" style:apply-style-name="Untitled1" style:base-cell-address="Sheet1.C70"/>
      <style:map style:condition="cell-content()=&quot;Daniel&quot;" style:apply-style-name="Untitled2" style:base-cell-address="Sheet1.C70"/>
      <style:map style:condition="cell-content()=&quot;JuanSe&quot;" style:apply-style-name="Untitled3" style:base-cell-address="Sheet1.C70"/>
    </style:style>
    <style:style style:name="ce368" style:family="table-cell" style:parent-style-name="Default">
      <style:map style:condition="cell-content()=&quot;JD&quot;" style:apply-style-name="Untitled1" style:base-cell-address="Sheet1.C71"/>
      <style:map style:condition="cell-content()=&quot;Daniel&quot;" style:apply-style-name="Untitled2" style:base-cell-address="Sheet1.C71"/>
      <style:map style:condition="cell-content()=&quot;JuanSe&quot;" style:apply-style-name="Untitled3" style:base-cell-address="Sheet1.C71"/>
    </style:style>
    <style:style style:name="ce369" style:family="table-cell" style:parent-style-name="Default">
      <style:map style:condition="cell-content()=&quot;JD&quot;" style:apply-style-name="Untitled1" style:base-cell-address="Sheet1.C72"/>
      <style:map style:condition="cell-content()=&quot;Daniel&quot;" style:apply-style-name="Untitled2" style:base-cell-address="Sheet1.C72"/>
      <style:map style:condition="cell-content()=&quot;JuanSe&quot;" style:apply-style-name="Untitled3" style:base-cell-address="Sheet1.C72"/>
    </style:style>
    <style:style style:name="ce370" style:family="table-cell" style:parent-style-name="Default">
      <style:map style:condition="cell-content()=&quot;JD&quot;" style:apply-style-name="Untitled1" style:base-cell-address="Sheet1.C73"/>
      <style:map style:condition="cell-content()=&quot;Daniel&quot;" style:apply-style-name="Untitled2" style:base-cell-address="Sheet1.C73"/>
      <style:map style:condition="cell-content()=&quot;JuanSe&quot;" style:apply-style-name="Untitled3" style:base-cell-address="Sheet1.C73"/>
    </style:style>
    <style:style style:name="ce371" style:family="table-cell" style:parent-style-name="Default">
      <style:map style:condition="cell-content()=&quot;JD&quot;" style:apply-style-name="Untitled1" style:base-cell-address="Sheet1.C74"/>
      <style:map style:condition="cell-content()=&quot;Daniel&quot;" style:apply-style-name="Untitled2" style:base-cell-address="Sheet1.C74"/>
      <style:map style:condition="cell-content()=&quot;JuanSe&quot;" style:apply-style-name="Untitled3" style:base-cell-address="Sheet1.C74"/>
    </style:style>
    <style:style style:name="ce372" style:family="table-cell" style:parent-style-name="Default">
      <style:map style:condition="cell-content()=&quot;JD&quot;" style:apply-style-name="Untitled1" style:base-cell-address="Sheet1.C75"/>
      <style:map style:condition="cell-content()=&quot;Daniel&quot;" style:apply-style-name="Untitled2" style:base-cell-address="Sheet1.C75"/>
      <style:map style:condition="cell-content()=&quot;JuanSe&quot;" style:apply-style-name="Untitled3" style:base-cell-address="Sheet1.C75"/>
    </style:style>
    <style:style style:name="ce373" style:family="table-cell" style:parent-style-name="Default">
      <style:map style:condition="cell-content()=&quot;JD&quot;" style:apply-style-name="Untitled1" style:base-cell-address="Sheet1.C76"/>
      <style:map style:condition="cell-content()=&quot;Daniel&quot;" style:apply-style-name="Untitled2" style:base-cell-address="Sheet1.C76"/>
      <style:map style:condition="cell-content()=&quot;JuanSe&quot;" style:apply-style-name="Untitled3" style:base-cell-address="Sheet1.C76"/>
    </style:style>
    <style:style style:name="ce374" style:family="table-cell" style:parent-style-name="Default">
      <style:map style:condition="cell-content()=&quot;JD&quot;" style:apply-style-name="Untitled1" style:base-cell-address="Sheet1.C77"/>
      <style:map style:condition="cell-content()=&quot;Daniel&quot;" style:apply-style-name="Untitled2" style:base-cell-address="Sheet1.C77"/>
      <style:map style:condition="cell-content()=&quot;JuanSe&quot;" style:apply-style-name="Untitled3" style:base-cell-address="Sheet1.C77"/>
    </style:style>
    <style:style style:name="ce375" style:family="table-cell" style:parent-style-name="Default">
      <style:map style:condition="cell-content()=&quot;JD&quot;" style:apply-style-name="Untitled1" style:base-cell-address="Sheet1.C78"/>
      <style:map style:condition="cell-content()=&quot;Daniel&quot;" style:apply-style-name="Untitled2" style:base-cell-address="Sheet1.C78"/>
      <style:map style:condition="cell-content()=&quot;JuanSe&quot;" style:apply-style-name="Untitled3" style:base-cell-address="Sheet1.C78"/>
    </style:style>
    <style:style style:name="ce376" style:family="table-cell" style:parent-style-name="Default">
      <style:map style:condition="cell-content()=&quot;JD&quot;" style:apply-style-name="Untitled1" style:base-cell-address="Sheet1.C79"/>
      <style:map style:condition="cell-content()=&quot;Daniel&quot;" style:apply-style-name="Untitled2" style:base-cell-address="Sheet1.C79"/>
      <style:map style:condition="cell-content()=&quot;JuanSe&quot;" style:apply-style-name="Untitled3" style:base-cell-address="Sheet1.C79"/>
    </style:style>
    <style:style style:name="ce377" style:family="table-cell" style:parent-style-name="Default">
      <style:map style:condition="cell-content()=&quot;JD&quot;" style:apply-style-name="Untitled1" style:base-cell-address="Sheet1.C80"/>
      <style:map style:condition="cell-content()=&quot;Daniel&quot;" style:apply-style-name="Untitled2" style:base-cell-address="Sheet1.C80"/>
      <style:map style:condition="cell-content()=&quot;JuanSe&quot;" style:apply-style-name="Untitled3" style:base-cell-address="Sheet1.C80"/>
    </style:style>
    <style:style style:name="ce378" style:family="table-cell" style:parent-style-name="Default">
      <style:map style:condition="cell-content()=&quot;JD&quot;" style:apply-style-name="Untitled1" style:base-cell-address="Sheet1.C81"/>
      <style:map style:condition="cell-content()=&quot;Daniel&quot;" style:apply-style-name="Untitled2" style:base-cell-address="Sheet1.C81"/>
      <style:map style:condition="cell-content()=&quot;JuanSe&quot;" style:apply-style-name="Untitled3" style:base-cell-address="Sheet1.C81"/>
    </style:style>
    <style:style style:name="ce379" style:family="table-cell" style:parent-style-name="Default">
      <style:map style:condition="cell-content()=&quot;JD&quot;" style:apply-style-name="Untitled1" style:base-cell-address="Sheet1.C82"/>
      <style:map style:condition="cell-content()=&quot;Daniel&quot;" style:apply-style-name="Untitled2" style:base-cell-address="Sheet1.C82"/>
      <style:map style:condition="cell-content()=&quot;JuanSe&quot;" style:apply-style-name="Untitled3" style:base-cell-address="Sheet1.C82"/>
    </style:style>
    <style:style style:name="ce380" style:family="table-cell" style:parent-style-name="Default">
      <style:map style:condition="cell-content()=&quot;JD&quot;" style:apply-style-name="Untitled1" style:base-cell-address="Sheet1.C83"/>
      <style:map style:condition="cell-content()=&quot;Daniel&quot;" style:apply-style-name="Untitled2" style:base-cell-address="Sheet1.C83"/>
      <style:map style:condition="cell-content()=&quot;JuanSe&quot;" style:apply-style-name="Untitled3" style:base-cell-address="Sheet1.C83"/>
    </style:style>
    <style:style style:name="ce381" style:family="table-cell" style:parent-style-name="Default">
      <style:map style:condition="cell-content()=&quot;JD&quot;" style:apply-style-name="Untitled1" style:base-cell-address="Sheet1.C84"/>
      <style:map style:condition="cell-content()=&quot;Daniel&quot;" style:apply-style-name="Untitled2" style:base-cell-address="Sheet1.C84"/>
      <style:map style:condition="cell-content()=&quot;JuanSe&quot;" style:apply-style-name="Untitled3" style:base-cell-address="Sheet1.C84"/>
    </style:style>
    <style:style style:name="ce382" style:family="table-cell" style:parent-style-name="Default">
      <style:map style:condition="cell-content()=&quot;JD&quot;" style:apply-style-name="Untitled1" style:base-cell-address="Sheet1.C85"/>
      <style:map style:condition="cell-content()=&quot;Daniel&quot;" style:apply-style-name="Untitled2" style:base-cell-address="Sheet1.C85"/>
      <style:map style:condition="cell-content()=&quot;JuanSe&quot;" style:apply-style-name="Untitled3" style:base-cell-address="Sheet1.C85"/>
    </style:style>
    <style:style style:name="ce383" style:family="table-cell" style:parent-style-name="Default">
      <style:map style:condition="cell-content()=&quot;JD&quot;" style:apply-style-name="Untitled1" style:base-cell-address="Sheet1.C86"/>
      <style:map style:condition="cell-content()=&quot;Daniel&quot;" style:apply-style-name="Untitled2" style:base-cell-address="Sheet1.C86"/>
      <style:map style:condition="cell-content()=&quot;JuanSe&quot;" style:apply-style-name="Untitled3" style:base-cell-address="Sheet1.C86"/>
    </style:style>
    <style:style style:name="ce384" style:family="table-cell" style:parent-style-name="Default">
      <style:map style:condition="cell-content()=&quot;JD&quot;" style:apply-style-name="Untitled1" style:base-cell-address="Sheet1.C87"/>
      <style:map style:condition="cell-content()=&quot;Daniel&quot;" style:apply-style-name="Untitled2" style:base-cell-address="Sheet1.C87"/>
      <style:map style:condition="cell-content()=&quot;JuanSe&quot;" style:apply-style-name="Untitled3" style:base-cell-address="Sheet1.C87"/>
    </style:style>
    <style:style style:name="ce385" style:family="table-cell" style:parent-style-name="Default">
      <style:map style:condition="cell-content()=&quot;JD&quot;" style:apply-style-name="Untitled1" style:base-cell-address="Sheet1.C88"/>
      <style:map style:condition="cell-content()=&quot;Daniel&quot;" style:apply-style-name="Untitled2" style:base-cell-address="Sheet1.C88"/>
      <style:map style:condition="cell-content()=&quot;JuanSe&quot;" style:apply-style-name="Untitled3" style:base-cell-address="Sheet1.C88"/>
    </style:style>
    <style:style style:name="ce386" style:family="table-cell" style:parent-style-name="Default">
      <style:map style:condition="cell-content()=&quot;JD&quot;" style:apply-style-name="Untitled1" style:base-cell-address="Sheet1.C89"/>
      <style:map style:condition="cell-content()=&quot;Daniel&quot;" style:apply-style-name="Untitled2" style:base-cell-address="Sheet1.C89"/>
      <style:map style:condition="cell-content()=&quot;JuanSe&quot;" style:apply-style-name="Untitled3" style:base-cell-address="Sheet1.C89"/>
    </style:style>
    <style:style style:name="ce387" style:family="table-cell" style:parent-style-name="Default">
      <style:map style:condition="cell-content()=&quot;JD&quot;" style:apply-style-name="Untitled1" style:base-cell-address="Sheet1.C90"/>
      <style:map style:condition="cell-content()=&quot;Daniel&quot;" style:apply-style-name="Untitled2" style:base-cell-address="Sheet1.C90"/>
      <style:map style:condition="cell-content()=&quot;JuanSe&quot;" style:apply-style-name="Untitled3" style:base-cell-address="Sheet1.C90"/>
    </style:style>
    <style:style style:name="ce388" style:family="table-cell" style:parent-style-name="Default">
      <style:map style:condition="cell-content()=&quot;JD&quot;" style:apply-style-name="Untitled1" style:base-cell-address="Sheet1.C91"/>
      <style:map style:condition="cell-content()=&quot;Daniel&quot;" style:apply-style-name="Untitled2" style:base-cell-address="Sheet1.C91"/>
      <style:map style:condition="cell-content()=&quot;JuanSe&quot;" style:apply-style-name="Untitled3" style:base-cell-address="Sheet1.C91"/>
    </style:style>
    <style:style style:name="ce389" style:family="table-cell" style:parent-style-name="Default">
      <style:map style:condition="cell-content()=&quot;JD&quot;" style:apply-style-name="Untitled1" style:base-cell-address="Sheet1.C92"/>
      <style:map style:condition="cell-content()=&quot;Daniel&quot;" style:apply-style-name="Untitled2" style:base-cell-address="Sheet1.C92"/>
      <style:map style:condition="cell-content()=&quot;JuanSe&quot;" style:apply-style-name="Untitled3" style:base-cell-address="Sheet1.C92"/>
    </style:style>
    <style:style style:name="ce390" style:family="table-cell" style:parent-style-name="Default">
      <style:map style:condition="cell-content()=&quot;JD&quot;" style:apply-style-name="Untitled1" style:base-cell-address="Sheet1.C93"/>
      <style:map style:condition="cell-content()=&quot;Daniel&quot;" style:apply-style-name="Untitled2" style:base-cell-address="Sheet1.C93"/>
      <style:map style:condition="cell-content()=&quot;JuanSe&quot;" style:apply-style-name="Untitled3" style:base-cell-address="Sheet1.C93"/>
    </style:style>
    <style:style style:name="ce391" style:family="table-cell" style:parent-style-name="Default">
      <style:map style:condition="cell-content()=&quot;JD&quot;" style:apply-style-name="Untitled1" style:base-cell-address="Sheet1.C94"/>
      <style:map style:condition="cell-content()=&quot;Daniel&quot;" style:apply-style-name="Untitled2" style:base-cell-address="Sheet1.C94"/>
      <style:map style:condition="cell-content()=&quot;JuanSe&quot;" style:apply-style-name="Untitled3" style:base-cell-address="Sheet1.C94"/>
    </style:style>
    <style:style style:name="ce392" style:family="table-cell" style:parent-style-name="Default">
      <style:map style:condition="cell-content()=&quot;JD&quot;" style:apply-style-name="Untitled1" style:base-cell-address="Sheet1.C95"/>
      <style:map style:condition="cell-content()=&quot;Daniel&quot;" style:apply-style-name="Untitled2" style:base-cell-address="Sheet1.C95"/>
      <style:map style:condition="cell-content()=&quot;JuanSe&quot;" style:apply-style-name="Untitled3" style:base-cell-address="Sheet1.C95"/>
    </style:style>
    <style:style style:name="ce393" style:family="table-cell" style:parent-style-name="Default">
      <style:map style:condition="cell-content()=&quot;JD&quot;" style:apply-style-name="Untitled1" style:base-cell-address="Sheet1.C96"/>
      <style:map style:condition="cell-content()=&quot;Daniel&quot;" style:apply-style-name="Untitled2" style:base-cell-address="Sheet1.C96"/>
      <style:map style:condition="cell-content()=&quot;JuanSe&quot;" style:apply-style-name="Untitled3" style:base-cell-address="Sheet1.C96"/>
    </style:style>
    <style:style style:name="ce394" style:family="table-cell" style:parent-style-name="Default">
      <style:map style:condition="cell-content()=&quot;JD&quot;" style:apply-style-name="Untitled1" style:base-cell-address="Sheet1.C97"/>
      <style:map style:condition="cell-content()=&quot;Daniel&quot;" style:apply-style-name="Untitled2" style:base-cell-address="Sheet1.C97"/>
      <style:map style:condition="cell-content()=&quot;JuanSe&quot;" style:apply-style-name="Untitled3" style:base-cell-address="Sheet1.C97"/>
    </style:style>
    <style:style style:name="ce395" style:family="table-cell" style:parent-style-name="Default">
      <style:map style:condition="cell-content()=&quot;JD&quot;" style:apply-style-name="Untitled1" style:base-cell-address="Sheet1.C98"/>
      <style:map style:condition="cell-content()=&quot;Daniel&quot;" style:apply-style-name="Untitled2" style:base-cell-address="Sheet1.C98"/>
      <style:map style:condition="cell-content()=&quot;JuanSe&quot;" style:apply-style-name="Untitled3" style:base-cell-address="Sheet1.C98"/>
    </style:style>
    <style:style style:name="ce396" style:family="table-cell" style:parent-style-name="Default">
      <style:map style:condition="cell-content()=&quot;JD&quot;" style:apply-style-name="Untitled1" style:base-cell-address="Sheet1.C99"/>
      <style:map style:condition="cell-content()=&quot;Daniel&quot;" style:apply-style-name="Untitled2" style:base-cell-address="Sheet1.C99"/>
      <style:map style:condition="cell-content()=&quot;JuanSe&quot;" style:apply-style-name="Untitled3" style:base-cell-address="Sheet1.C99"/>
    </style:style>
    <style:style style:name="ce397" style:family="table-cell" style:parent-style-name="Default">
      <style:map style:condition="cell-content()=&quot;JD&quot;" style:apply-style-name="Untitled1" style:base-cell-address="Sheet1.C100"/>
      <style:map style:condition="cell-content()=&quot;Daniel&quot;" style:apply-style-name="Untitled2" style:base-cell-address="Sheet1.C100"/>
      <style:map style:condition="cell-content()=&quot;JuanSe&quot;" style:apply-style-name="Untitled3" style:base-cell-address="Sheet1.C100"/>
    </style:style>
    <style:style style:name="ce398" style:family="table-cell" style:parent-style-name="Default">
      <style:map style:condition="cell-content()=&quot;JD&quot;" style:apply-style-name="Untitled1" style:base-cell-address="Sheet1.C101"/>
      <style:map style:condition="cell-content()=&quot;Daniel&quot;" style:apply-style-name="Untitled2" style:base-cell-address="Sheet1.C101"/>
      <style:map style:condition="cell-content()=&quot;JuanSe&quot;" style:apply-style-name="Untitled3" style:base-cell-address="Sheet1.C101"/>
    </style:style>
    <style:style style:name="ce399" style:family="table-cell" style:parent-style-name="Default">
      <style:map style:condition="cell-content()=&quot;JD&quot;" style:apply-style-name="Untitled1" style:base-cell-address="Sheet1.C102"/>
      <style:map style:condition="cell-content()=&quot;Daniel&quot;" style:apply-style-name="Untitled2" style:base-cell-address="Sheet1.C102"/>
      <style:map style:condition="cell-content()=&quot;JuanSe&quot;" style:apply-style-name="Untitled3" style:base-cell-address="Sheet1.C102"/>
    </style:style>
    <style:style style:name="ce400" style:family="table-cell" style:parent-style-name="Default">
      <style:map style:condition="cell-content()=&quot;JD&quot;" style:apply-style-name="Untitled1" style:base-cell-address="Sheet1.C103"/>
      <style:map style:condition="cell-content()=&quot;Daniel&quot;" style:apply-style-name="Untitled2" style:base-cell-address="Sheet1.C103"/>
      <style:map style:condition="cell-content()=&quot;JuanSe&quot;" style:apply-style-name="Untitled3" style:base-cell-address="Sheet1.C103"/>
    </style:style>
    <style:style style:name="ce401" style:family="table-cell" style:parent-style-name="Default">
      <style:map style:condition="cell-content()=&quot;JD&quot;" style:apply-style-name="Untitled1" style:base-cell-address="Sheet1.C104"/>
      <style:map style:condition="cell-content()=&quot;Daniel&quot;" style:apply-style-name="Untitled2" style:base-cell-address="Sheet1.C104"/>
      <style:map style:condition="cell-content()=&quot;JuanSe&quot;" style:apply-style-name="Untitled3" style:base-cell-address="Sheet1.C104"/>
    </style:style>
    <style:style style:name="ce402" style:family="table-cell" style:parent-style-name="Default">
      <style:map style:condition="cell-content()=&quot;JD&quot;" style:apply-style-name="Untitled1" style:base-cell-address="Sheet1.C105"/>
      <style:map style:condition="cell-content()=&quot;Daniel&quot;" style:apply-style-name="Untitled2" style:base-cell-address="Sheet1.C105"/>
      <style:map style:condition="cell-content()=&quot;JuanSe&quot;" style:apply-style-name="Untitled3" style:base-cell-address="Sheet1.C105"/>
    </style:style>
    <style:style style:name="ce403" style:family="table-cell" style:parent-style-name="Default">
      <style:map style:condition="cell-content()=&quot;JD&quot;" style:apply-style-name="Untitled1" style:base-cell-address="Sheet1.C106"/>
      <style:map style:condition="cell-content()=&quot;Daniel&quot;" style:apply-style-name="Untitled2" style:base-cell-address="Sheet1.C106"/>
      <style:map style:condition="cell-content()=&quot;JuanSe&quot;" style:apply-style-name="Untitled3" style:base-cell-address="Sheet1.C106"/>
    </style:style>
    <style:style style:name="ce404" style:family="table-cell" style:parent-style-name="Default">
      <style:map style:condition="cell-content()=&quot;JD&quot;" style:apply-style-name="Untitled1" style:base-cell-address="Sheet1.C107"/>
      <style:map style:condition="cell-content()=&quot;Daniel&quot;" style:apply-style-name="Untitled2" style:base-cell-address="Sheet1.C107"/>
      <style:map style:condition="cell-content()=&quot;JuanSe&quot;" style:apply-style-name="Untitled3" style:base-cell-address="Sheet1.C107"/>
    </style:style>
    <style:style style:name="ce405" style:family="table-cell" style:parent-style-name="Default">
      <style:map style:condition="cell-content()=&quot;JD&quot;" style:apply-style-name="Untitled1" style:base-cell-address="Sheet1.C108"/>
      <style:map style:condition="cell-content()=&quot;Daniel&quot;" style:apply-style-name="Untitled2" style:base-cell-address="Sheet1.C108"/>
      <style:map style:condition="cell-content()=&quot;JuanSe&quot;" style:apply-style-name="Untitled3" style:base-cell-address="Sheet1.C108"/>
    </style:style>
    <style:style style:name="ce406" style:family="table-cell" style:parent-style-name="Default">
      <style:map style:condition="cell-content()=&quot;JD&quot;" style:apply-style-name="Untitled1" style:base-cell-address="Sheet1.C109"/>
      <style:map style:condition="cell-content()=&quot;Daniel&quot;" style:apply-style-name="Untitled2" style:base-cell-address="Sheet1.C109"/>
      <style:map style:condition="cell-content()=&quot;JuanSe&quot;" style:apply-style-name="Untitled3" style:base-cell-address="Sheet1.C109"/>
    </style:style>
    <style:style style:name="ce407" style:family="table-cell" style:parent-style-name="Default">
      <style:map style:condition="cell-content()=&quot;JD&quot;" style:apply-style-name="Untitled1" style:base-cell-address="Sheet1.C110"/>
      <style:map style:condition="cell-content()=&quot;Daniel&quot;" style:apply-style-name="Untitled2" style:base-cell-address="Sheet1.C110"/>
      <style:map style:condition="cell-content()=&quot;JuanSe&quot;" style:apply-style-name="Untitled3" style:base-cell-address="Sheet1.C110"/>
    </style:style>
    <style:style style:name="ce408" style:family="table-cell" style:parent-style-name="Default">
      <style:map style:condition="cell-content()=&quot;JD&quot;" style:apply-style-name="Untitled1" style:base-cell-address="Sheet1.C111"/>
      <style:map style:condition="cell-content()=&quot;Daniel&quot;" style:apply-style-name="Untitled2" style:base-cell-address="Sheet1.C111"/>
      <style:map style:condition="cell-content()=&quot;JuanSe&quot;" style:apply-style-name="Untitled3" style:base-cell-address="Sheet1.C111"/>
    </style:style>
    <style:style style:name="ce409" style:family="table-cell" style:parent-style-name="Default">
      <style:map style:condition="cell-content()=&quot;JD&quot;" style:apply-style-name="Untitled1" style:base-cell-address="Sheet1.C112"/>
      <style:map style:condition="cell-content()=&quot;Daniel&quot;" style:apply-style-name="Untitled2" style:base-cell-address="Sheet1.C112"/>
      <style:map style:condition="cell-content()=&quot;JuanSe&quot;" style:apply-style-name="Untitled3" style:base-cell-address="Sheet1.C112"/>
    </style:style>
    <style:style style:name="ce410" style:family="table-cell" style:parent-style-name="Default">
      <style:map style:condition="cell-content()=&quot;JD&quot;" style:apply-style-name="Untitled1" style:base-cell-address="Sheet1.C113"/>
      <style:map style:condition="cell-content()=&quot;Daniel&quot;" style:apply-style-name="Untitled2" style:base-cell-address="Sheet1.C113"/>
      <style:map style:condition="cell-content()=&quot;JuanSe&quot;" style:apply-style-name="Untitled3" style:base-cell-address="Sheet1.C113"/>
    </style:style>
    <style:style style:name="ce411" style:family="table-cell" style:parent-style-name="Default">
      <style:map style:condition="cell-content()=&quot;JD&quot;" style:apply-style-name="Untitled1" style:base-cell-address="Sheet1.C114"/>
      <style:map style:condition="cell-content()=&quot;Daniel&quot;" style:apply-style-name="Untitled2" style:base-cell-address="Sheet1.C114"/>
      <style:map style:condition="cell-content()=&quot;JuanSe&quot;" style:apply-style-name="Untitled3" style:base-cell-address="Sheet1.C114"/>
    </style:style>
    <style:style style:name="ce412" style:family="table-cell" style:parent-style-name="Default">
      <style:map style:condition="cell-content()=&quot;JD&quot;" style:apply-style-name="Untitled1" style:base-cell-address="Sheet1.C115"/>
      <style:map style:condition="cell-content()=&quot;Daniel&quot;" style:apply-style-name="Untitled2" style:base-cell-address="Sheet1.C115"/>
      <style:map style:condition="cell-content()=&quot;JuanSe&quot;" style:apply-style-name="Untitled3" style:base-cell-address="Sheet1.C115"/>
    </style:style>
    <style:style style:name="ce413" style:family="table-cell" style:parent-style-name="Default">
      <style:map style:condition="cell-content()=&quot;JD&quot;" style:apply-style-name="Untitled1" style:base-cell-address="Sheet1.C116"/>
      <style:map style:condition="cell-content()=&quot;Daniel&quot;" style:apply-style-name="Untitled2" style:base-cell-address="Sheet1.C116"/>
      <style:map style:condition="cell-content()=&quot;JuanSe&quot;" style:apply-style-name="Untitled3" style:base-cell-address="Sheet1.C116"/>
    </style:style>
    <style:style style:name="ce414" style:family="table-cell" style:parent-style-name="Default">
      <style:map style:condition="cell-content()=&quot;JD&quot;" style:apply-style-name="Untitled1" style:base-cell-address="Sheet1.C117"/>
      <style:map style:condition="cell-content()=&quot;Daniel&quot;" style:apply-style-name="Untitled2" style:base-cell-address="Sheet1.C117"/>
      <style:map style:condition="cell-content()=&quot;JuanSe&quot;" style:apply-style-name="Untitled3" style:base-cell-address="Sheet1.C117"/>
    </style:style>
    <style:style style:name="ce415" style:family="table-cell" style:parent-style-name="Default">
      <style:map style:condition="cell-content()=&quot;JD&quot;" style:apply-style-name="Untitled1" style:base-cell-address="Sheet1.C118"/>
      <style:map style:condition="cell-content()=&quot;Daniel&quot;" style:apply-style-name="Untitled2" style:base-cell-address="Sheet1.C118"/>
      <style:map style:condition="cell-content()=&quot;JuanSe&quot;" style:apply-style-name="Untitled3" style:base-cell-address="Sheet1.C118"/>
    </style:style>
    <style:style style:name="ce416" style:family="table-cell" style:parent-style-name="Default">
      <style:map style:condition="cell-content()=&quot;JD&quot;" style:apply-style-name="Untitled1" style:base-cell-address="Sheet1.C119"/>
      <style:map style:condition="cell-content()=&quot;Daniel&quot;" style:apply-style-name="Untitled2" style:base-cell-address="Sheet1.C119"/>
      <style:map style:condition="cell-content()=&quot;JuanSe&quot;" style:apply-style-name="Untitled3" style:base-cell-address="Sheet1.C119"/>
    </style:style>
    <style:style style:name="ce417" style:family="table-cell" style:parent-style-name="Default">
      <style:map style:condition="cell-content()=&quot;JD&quot;" style:apply-style-name="Untitled1" style:base-cell-address="Sheet1.C120"/>
      <style:map style:condition="cell-content()=&quot;Daniel&quot;" style:apply-style-name="Untitled2" style:base-cell-address="Sheet1.C120"/>
      <style:map style:condition="cell-content()=&quot;JuanSe&quot;" style:apply-style-name="Untitled3" style:base-cell-address="Sheet1.C120"/>
    </style:style>
    <style:style style:name="ce418" style:family="table-cell" style:parent-style-name="Default">
      <style:map style:condition="cell-content()=&quot;JD&quot;" style:apply-style-name="Untitled1" style:base-cell-address="Sheet1.C121"/>
      <style:map style:condition="cell-content()=&quot;Daniel&quot;" style:apply-style-name="Untitled2" style:base-cell-address="Sheet1.C121"/>
      <style:map style:condition="cell-content()=&quot;JuanSe&quot;" style:apply-style-name="Untitled3" style:base-cell-address="Sheet1.C121"/>
    </style:style>
    <style:style style:name="ce419" style:family="table-cell" style:parent-style-name="Default">
      <style:map style:condition="cell-content()=&quot;JD&quot;" style:apply-style-name="Untitled1" style:base-cell-address="Sheet1.C122"/>
      <style:map style:condition="cell-content()=&quot;Daniel&quot;" style:apply-style-name="Untitled2" style:base-cell-address="Sheet1.C122"/>
      <style:map style:condition="cell-content()=&quot;JuanSe&quot;" style:apply-style-name="Untitled3" style:base-cell-address="Sheet1.C122"/>
    </style:style>
    <style:style style:name="ce420" style:family="table-cell" style:parent-style-name="Default">
      <style:map style:condition="cell-content()=&quot;JD&quot;" style:apply-style-name="Untitled1" style:base-cell-address="Sheet1.C123"/>
      <style:map style:condition="cell-content()=&quot;Daniel&quot;" style:apply-style-name="Untitled2" style:base-cell-address="Sheet1.C123"/>
      <style:map style:condition="cell-content()=&quot;JuanSe&quot;" style:apply-style-name="Untitled3" style:base-cell-address="Sheet1.C123"/>
    </style:style>
    <style:style style:name="ce421" style:family="table-cell" style:parent-style-name="Default">
      <style:map style:condition="cell-content()=&quot;JD&quot;" style:apply-style-name="Untitled1" style:base-cell-address="Sheet1.C124"/>
      <style:map style:condition="cell-content()=&quot;Daniel&quot;" style:apply-style-name="Untitled2" style:base-cell-address="Sheet1.C124"/>
      <style:map style:condition="cell-content()=&quot;JuanSe&quot;" style:apply-style-name="Untitled3" style:base-cell-address="Sheet1.C124"/>
    </style:style>
    <style:style style:name="ce422" style:family="table-cell" style:parent-style-name="Default">
      <style:map style:condition="cell-content()=&quot;JD&quot;" style:apply-style-name="Untitled1" style:base-cell-address="Sheet1.C125"/>
      <style:map style:condition="cell-content()=&quot;Daniel&quot;" style:apply-style-name="Untitled2" style:base-cell-address="Sheet1.C125"/>
      <style:map style:condition="cell-content()=&quot;JuanSe&quot;" style:apply-style-name="Untitled3" style:base-cell-address="Sheet1.C125"/>
    </style:style>
    <style:style style:name="ce423" style:family="table-cell" style:parent-style-name="Default">
      <style:map style:condition="cell-content()=&quot;JD&quot;" style:apply-style-name="Untitled1" style:base-cell-address="Sheet1.C126"/>
      <style:map style:condition="cell-content()=&quot;Daniel&quot;" style:apply-style-name="Untitled2" style:base-cell-address="Sheet1.C126"/>
      <style:map style:condition="cell-content()=&quot;JuanSe&quot;" style:apply-style-name="Untitled3" style:base-cell-address="Sheet1.C126"/>
    </style:style>
    <style:style style:name="ce424" style:family="table-cell" style:parent-style-name="Default">
      <style:map style:condition="cell-content()=&quot;JD&quot;" style:apply-style-name="Untitled1" style:base-cell-address="Sheet1.C127"/>
      <style:map style:condition="cell-content()=&quot;Daniel&quot;" style:apply-style-name="Untitled2" style:base-cell-address="Sheet1.C127"/>
      <style:map style:condition="cell-content()=&quot;JuanSe&quot;" style:apply-style-name="Untitled3" style:base-cell-address="Sheet1.C127"/>
    </style:style>
    <style:style style:name="ce425" style:family="table-cell" style:parent-style-name="Default">
      <style:map style:condition="cell-content()=&quot;JD&quot;" style:apply-style-name="Untitled1" style:base-cell-address="Sheet1.C128"/>
      <style:map style:condition="cell-content()=&quot;Daniel&quot;" style:apply-style-name="Untitled2" style:base-cell-address="Sheet1.C128"/>
      <style:map style:condition="cell-content()=&quot;JuanSe&quot;" style:apply-style-name="Untitled3" style:base-cell-address="Sheet1.C128"/>
    </style:style>
    <style:style style:name="ce426" style:family="table-cell" style:parent-style-name="Default">
      <style:map style:condition="cell-content()=&quot;JD&quot;" style:apply-style-name="Untitled1" style:base-cell-address="Sheet1.C129"/>
      <style:map style:condition="cell-content()=&quot;Daniel&quot;" style:apply-style-name="Untitled2" style:base-cell-address="Sheet1.C129"/>
      <style:map style:condition="cell-content()=&quot;JuanSe&quot;" style:apply-style-name="Untitled3" style:base-cell-address="Sheet1.C129"/>
    </style:style>
    <style:style style:name="ce427" style:family="table-cell" style:parent-style-name="Default">
      <style:map style:condition="cell-content()=&quot;JD&quot;" style:apply-style-name="Untitled1" style:base-cell-address="Sheet1.C130"/>
      <style:map style:condition="cell-content()=&quot;Daniel&quot;" style:apply-style-name="Untitled2" style:base-cell-address="Sheet1.C130"/>
      <style:map style:condition="cell-content()=&quot;JuanSe&quot;" style:apply-style-name="Untitled3" style:base-cell-address="Sheet1.C130"/>
    </style:style>
    <style:style style:name="ce428" style:family="table-cell" style:parent-style-name="Default">
      <style:map style:condition="cell-content()=&quot;JD&quot;" style:apply-style-name="Untitled1" style:base-cell-address="Sheet1.C131"/>
      <style:map style:condition="cell-content()=&quot;Daniel&quot;" style:apply-style-name="Untitled2" style:base-cell-address="Sheet1.C131"/>
      <style:map style:condition="cell-content()=&quot;JuanSe&quot;" style:apply-style-name="Untitled3" style:base-cell-address="Sheet1.C131"/>
    </style:style>
    <style:style style:name="ce429" style:family="table-cell" style:parent-style-name="Default">
      <style:map style:condition="cell-content()=&quot;JD&quot;" style:apply-style-name="Untitled1" style:base-cell-address="Sheet1.C132"/>
      <style:map style:condition="cell-content()=&quot;Daniel&quot;" style:apply-style-name="Untitled2" style:base-cell-address="Sheet1.C132"/>
      <style:map style:condition="cell-content()=&quot;JuanSe&quot;" style:apply-style-name="Untitled3" style:base-cell-address="Sheet1.C132"/>
    </style:style>
    <style:style style:name="ce430" style:family="table-cell" style:parent-style-name="Default">
      <style:map style:condition="cell-content()=&quot;JD&quot;" style:apply-style-name="Untitled1" style:base-cell-address="Sheet1.C133"/>
      <style:map style:condition="cell-content()=&quot;Daniel&quot;" style:apply-style-name="Untitled2" style:base-cell-address="Sheet1.C133"/>
      <style:map style:condition="cell-content()=&quot;JuanSe&quot;" style:apply-style-name="Untitled3" style:base-cell-address="Sheet1.C133"/>
    </style:style>
    <style:style style:name="ce431" style:family="table-cell" style:parent-style-name="Default">
      <style:map style:condition="cell-content()=&quot;JD&quot;" style:apply-style-name="Untitled1" style:base-cell-address="Sheet1.C134"/>
      <style:map style:condition="cell-content()=&quot;Daniel&quot;" style:apply-style-name="Untitled2" style:base-cell-address="Sheet1.C134"/>
      <style:map style:condition="cell-content()=&quot;JuanSe&quot;" style:apply-style-name="Untitled3" style:base-cell-address="Sheet1.C134"/>
    </style:style>
    <style:style style:name="ce432" style:family="table-cell" style:parent-style-name="Default">
      <style:map style:condition="cell-content()=&quot;JD&quot;" style:apply-style-name="Untitled1" style:base-cell-address="Sheet1.C135"/>
      <style:map style:condition="cell-content()=&quot;Daniel&quot;" style:apply-style-name="Untitled2" style:base-cell-address="Sheet1.C135"/>
      <style:map style:condition="cell-content()=&quot;JuanSe&quot;" style:apply-style-name="Untitled3" style:base-cell-address="Sheet1.C135"/>
    </style:style>
    <style:style style:name="ce433" style:family="table-cell" style:parent-style-name="Default">
      <style:map style:condition="cell-content()=&quot;JD&quot;" style:apply-style-name="Untitled1" style:base-cell-address="Sheet1.C136"/>
      <style:map style:condition="cell-content()=&quot;Daniel&quot;" style:apply-style-name="Untitled2" style:base-cell-address="Sheet1.C136"/>
      <style:map style:condition="cell-content()=&quot;JuanSe&quot;" style:apply-style-name="Untitled3" style:base-cell-address="Sheet1.C136"/>
    </style:style>
    <style:style style:name="ce434" style:family="table-cell" style:parent-style-name="Default">
      <style:map style:condition="cell-content()=&quot;JD&quot;" style:apply-style-name="Untitled1" style:base-cell-address="Sheet1.C137"/>
      <style:map style:condition="cell-content()=&quot;Daniel&quot;" style:apply-style-name="Untitled2" style:base-cell-address="Sheet1.C137"/>
      <style:map style:condition="cell-content()=&quot;JuanSe&quot;" style:apply-style-name="Untitled3" style:base-cell-address="Sheet1.C137"/>
    </style:style>
    <style:style style:name="ce435" style:family="table-cell" style:parent-style-name="Default">
      <style:map style:condition="cell-content()=&quot;JD&quot;" style:apply-style-name="Untitled1" style:base-cell-address="Sheet1.C138"/>
      <style:map style:condition="cell-content()=&quot;Daniel&quot;" style:apply-style-name="Untitled2" style:base-cell-address="Sheet1.C138"/>
      <style:map style:condition="cell-content()=&quot;JuanSe&quot;" style:apply-style-name="Untitled3" style:base-cell-address="Sheet1.C138"/>
    </style:style>
    <style:style style:name="ce436" style:family="table-cell" style:parent-style-name="Default">
      <style:map style:condition="cell-content()=&quot;JD&quot;" style:apply-style-name="Untitled1" style:base-cell-address="Sheet1.C139"/>
      <style:map style:condition="cell-content()=&quot;Daniel&quot;" style:apply-style-name="Untitled2" style:base-cell-address="Sheet1.C139"/>
      <style:map style:condition="cell-content()=&quot;JuanSe&quot;" style:apply-style-name="Untitled3" style:base-cell-address="Sheet1.C139"/>
    </style:style>
    <style:style style:name="ce437" style:family="table-cell" style:parent-style-name="Default">
      <style:map style:condition="cell-content()=&quot;JD&quot;" style:apply-style-name="Untitled1" style:base-cell-address="Sheet1.C140"/>
      <style:map style:condition="cell-content()=&quot;Daniel&quot;" style:apply-style-name="Untitled2" style:base-cell-address="Sheet1.C140"/>
      <style:map style:condition="cell-content()=&quot;JuanSe&quot;" style:apply-style-name="Untitled3" style:base-cell-address="Sheet1.C140"/>
    </style:style>
    <style:style style:name="ce438" style:family="table-cell" style:parent-style-name="Default">
      <style:map style:condition="cell-content()=&quot;JD&quot;" style:apply-style-name="Untitled1" style:base-cell-address="Sheet1.C141"/>
      <style:map style:condition="cell-content()=&quot;Daniel&quot;" style:apply-style-name="Untitled2" style:base-cell-address="Sheet1.C141"/>
      <style:map style:condition="cell-content()=&quot;JuanSe&quot;" style:apply-style-name="Untitled3" style:base-cell-address="Sheet1.C141"/>
    </style:style>
    <style:style style:name="ce439" style:family="table-cell" style:parent-style-name="Default">
      <style:map style:condition="cell-content()=&quot;JD&quot;" style:apply-style-name="Untitled1" style:base-cell-address="Sheet1.C142"/>
      <style:map style:condition="cell-content()=&quot;Daniel&quot;" style:apply-style-name="Untitled2" style:base-cell-address="Sheet1.C142"/>
      <style:map style:condition="cell-content()=&quot;JuanSe&quot;" style:apply-style-name="Untitled3" style:base-cell-address="Sheet1.C142"/>
    </style:style>
    <style:style style:name="ce440" style:family="table-cell" style:parent-style-name="Default">
      <style:map style:condition="cell-content()=&quot;JD&quot;" style:apply-style-name="Untitled1" style:base-cell-address="Sheet1.C143"/>
      <style:map style:condition="cell-content()=&quot;Daniel&quot;" style:apply-style-name="Untitled2" style:base-cell-address="Sheet1.C143"/>
      <style:map style:condition="cell-content()=&quot;JuanSe&quot;" style:apply-style-name="Untitled3" style:base-cell-address="Sheet1.C143"/>
    </style:style>
    <style:style style:name="ce441" style:family="table-cell" style:parent-style-name="Default">
      <style:map style:condition="cell-content()=&quot;JD&quot;" style:apply-style-name="Untitled1" style:base-cell-address="Sheet1.C144"/>
      <style:map style:condition="cell-content()=&quot;Daniel&quot;" style:apply-style-name="Untitled2" style:base-cell-address="Sheet1.C144"/>
      <style:map style:condition="cell-content()=&quot;JuanSe&quot;" style:apply-style-name="Untitled3" style:base-cell-address="Sheet1.C144"/>
    </style:style>
    <style:style style:name="ce442" style:family="table-cell" style:parent-style-name="Default">
      <style:map style:condition="cell-content()=&quot;JD&quot;" style:apply-style-name="Untitled1" style:base-cell-address="Sheet1.C145"/>
      <style:map style:condition="cell-content()=&quot;Daniel&quot;" style:apply-style-name="Untitled2" style:base-cell-address="Sheet1.C145"/>
      <style:map style:condition="cell-content()=&quot;JuanSe&quot;" style:apply-style-name="Untitled3" style:base-cell-address="Sheet1.C145"/>
    </style:style>
    <style:style style:name="ce443" style:family="table-cell" style:parent-style-name="Default">
      <style:map style:condition="cell-content()=&quot;JD&quot;" style:apply-style-name="Untitled1" style:base-cell-address="Sheet1.C146"/>
      <style:map style:condition="cell-content()=&quot;Daniel&quot;" style:apply-style-name="Untitled2" style:base-cell-address="Sheet1.C146"/>
      <style:map style:condition="cell-content()=&quot;JuanSe&quot;" style:apply-style-name="Untitled3" style:base-cell-address="Sheet1.C146"/>
    </style:style>
    <style:style style:name="ce444" style:family="table-cell" style:parent-style-name="Default">
      <style:map style:condition="cell-content()=&quot;JD&quot;" style:apply-style-name="Untitled1" style:base-cell-address="Sheet1.C147"/>
      <style:map style:condition="cell-content()=&quot;Daniel&quot;" style:apply-style-name="Untitled2" style:base-cell-address="Sheet1.C147"/>
      <style:map style:condition="cell-content()=&quot;JuanSe&quot;" style:apply-style-name="Untitled3" style:base-cell-address="Sheet1.C147"/>
    </style:style>
    <style:style style:name="ce445" style:family="table-cell" style:parent-style-name="Default">
      <style:map style:condition="cell-content()=&quot;JD&quot;" style:apply-style-name="Untitled1" style:base-cell-address="Sheet1.C148"/>
      <style:map style:condition="cell-content()=&quot;Daniel&quot;" style:apply-style-name="Untitled2" style:base-cell-address="Sheet1.C148"/>
      <style:map style:condition="cell-content()=&quot;JuanSe&quot;" style:apply-style-name="Untitled3" style:base-cell-address="Sheet1.C148"/>
    </style:style>
    <style:style style:name="ce446" style:family="table-cell" style:parent-style-name="Default">
      <style:map style:condition="cell-content()=&quot;JD&quot;" style:apply-style-name="Untitled1" style:base-cell-address="Sheet1.C149"/>
      <style:map style:condition="cell-content()=&quot;Daniel&quot;" style:apply-style-name="Untitled2" style:base-cell-address="Sheet1.C149"/>
      <style:map style:condition="cell-content()=&quot;JuanSe&quot;" style:apply-style-name="Untitled3" style:base-cell-address="Sheet1.C149"/>
    </style:style>
    <style:style style:name="ce447" style:family="table-cell" style:parent-style-name="Default">
      <style:map style:condition="cell-content()=&quot;JD&quot;" style:apply-style-name="Untitled1" style:base-cell-address="Sheet1.C150"/>
      <style:map style:condition="cell-content()=&quot;Daniel&quot;" style:apply-style-name="Untitled2" style:base-cell-address="Sheet1.C150"/>
      <style:map style:condition="cell-content()=&quot;JuanSe&quot;" style:apply-style-name="Untitled3" style:base-cell-address="Sheet1.C150"/>
    </style:style>
    <style:style style:name="ce448" style:family="table-cell" style:parent-style-name="Default">
      <style:map style:condition="cell-content()=&quot;JD&quot;" style:apply-style-name="Untitled1" style:base-cell-address="Sheet1.C151"/>
      <style:map style:condition="cell-content()=&quot;Daniel&quot;" style:apply-style-name="Untitled2" style:base-cell-address="Sheet1.C151"/>
      <style:map style:condition="cell-content()=&quot;JuanSe&quot;" style:apply-style-name="Untitled3" style:base-cell-address="Sheet1.C151"/>
    </style:style>
    <style:style style:name="ce449" style:family="table-cell" style:parent-style-name="Default">
      <style:map style:condition="cell-content()=&quot;JD&quot;" style:apply-style-name="Untitled1" style:base-cell-address="Sheet1.C152"/>
      <style:map style:condition="cell-content()=&quot;Daniel&quot;" style:apply-style-name="Untitled2" style:base-cell-address="Sheet1.C152"/>
      <style:map style:condition="cell-content()=&quot;JuanSe&quot;" style:apply-style-name="Untitled3" style:base-cell-address="Sheet1.C152"/>
    </style:style>
    <style:style style:name="ce450" style:family="table-cell" style:parent-style-name="Default">
      <style:map style:condition="cell-content()=&quot;JD&quot;" style:apply-style-name="Untitled1" style:base-cell-address="Sheet1.C153"/>
      <style:map style:condition="cell-content()=&quot;Daniel&quot;" style:apply-style-name="Untitled2" style:base-cell-address="Sheet1.C153"/>
      <style:map style:condition="cell-content()=&quot;JuanSe&quot;" style:apply-style-name="Untitled3" style:base-cell-address="Sheet1.C153"/>
    </style:style>
    <style:style style:name="ce451" style:family="table-cell" style:parent-style-name="Default">
      <style:map style:condition="cell-content()=&quot;JD&quot;" style:apply-style-name="Untitled1" style:base-cell-address="Sheet1.C154"/>
      <style:map style:condition="cell-content()=&quot;Daniel&quot;" style:apply-style-name="Untitled2" style:base-cell-address="Sheet1.C154"/>
      <style:map style:condition="cell-content()=&quot;JuanSe&quot;" style:apply-style-name="Untitled3" style:base-cell-address="Sheet1.C154"/>
    </style:style>
    <style:style style:name="ce452" style:family="table-cell" style:parent-style-name="Default">
      <style:map style:condition="cell-content()=&quot;JD&quot;" style:apply-style-name="Untitled1" style:base-cell-address="Sheet1.C155"/>
      <style:map style:condition="cell-content()=&quot;Daniel&quot;" style:apply-style-name="Untitled2" style:base-cell-address="Sheet1.C155"/>
      <style:map style:condition="cell-content()=&quot;JuanSe&quot;" style:apply-style-name="Untitled3" style:base-cell-address="Sheet1.C155"/>
    </style:style>
    <style:style style:name="ce453" style:family="table-cell" style:parent-style-name="Default">
      <style:map style:condition="cell-content()=&quot;JD&quot;" style:apply-style-name="Untitled1" style:base-cell-address="Sheet1.C156"/>
      <style:map style:condition="cell-content()=&quot;Daniel&quot;" style:apply-style-name="Untitled2" style:base-cell-address="Sheet1.C156"/>
      <style:map style:condition="cell-content()=&quot;JuanSe&quot;" style:apply-style-name="Untitled3" style:base-cell-address="Sheet1.C156"/>
    </style:style>
    <style:style style:name="ce454" style:family="table-cell" style:parent-style-name="Default">
      <style:map style:condition="cell-content()=&quot;JD&quot;" style:apply-style-name="Untitled1" style:base-cell-address="Sheet1.C157"/>
      <style:map style:condition="cell-content()=&quot;Daniel&quot;" style:apply-style-name="Untitled2" style:base-cell-address="Sheet1.C157"/>
      <style:map style:condition="cell-content()=&quot;JuanSe&quot;" style:apply-style-name="Untitled3" style:base-cell-address="Sheet1.C157"/>
    </style:style>
    <style:style style:name="ce455" style:family="table-cell" style:parent-style-name="Default">
      <style:map style:condition="cell-content()=&quot;JD&quot;" style:apply-style-name="Untitled1" style:base-cell-address="Sheet1.C158"/>
      <style:map style:condition="cell-content()=&quot;Daniel&quot;" style:apply-style-name="Untitled2" style:base-cell-address="Sheet1.C158"/>
      <style:map style:condition="cell-content()=&quot;JuanSe&quot;" style:apply-style-name="Untitled3" style:base-cell-address="Sheet1.C158"/>
    </style:style>
    <style:style style:name="ce456" style:family="table-cell" style:parent-style-name="Default">
      <style:map style:condition="cell-content()=&quot;JD&quot;" style:apply-style-name="Untitled1" style:base-cell-address="Sheet1.C159"/>
      <style:map style:condition="cell-content()=&quot;Daniel&quot;" style:apply-style-name="Untitled2" style:base-cell-address="Sheet1.C159"/>
      <style:map style:condition="cell-content()=&quot;JuanSe&quot;" style:apply-style-name="Untitled3" style:base-cell-address="Sheet1.C159"/>
    </style:style>
    <style:style style:name="ce457" style:family="table-cell" style:parent-style-name="Default">
      <style:map style:condition="cell-content()=&quot;JD&quot;" style:apply-style-name="Untitled1" style:base-cell-address="Sheet1.C160"/>
      <style:map style:condition="cell-content()=&quot;Daniel&quot;" style:apply-style-name="Untitled2" style:base-cell-address="Sheet1.C160"/>
      <style:map style:condition="cell-content()=&quot;JuanSe&quot;" style:apply-style-name="Untitled3" style:base-cell-address="Sheet1.C160"/>
    </style:style>
    <style:style style:name="ce458" style:family="table-cell" style:parent-style-name="Default">
      <style:map style:condition="cell-content()=&quot;JD&quot;" style:apply-style-name="Untitled1" style:base-cell-address="Sheet1.C161"/>
      <style:map style:condition="cell-content()=&quot;Daniel&quot;" style:apply-style-name="Untitled2" style:base-cell-address="Sheet1.C161"/>
      <style:map style:condition="cell-content()=&quot;JuanSe&quot;" style:apply-style-name="Untitled3" style:base-cell-address="Sheet1.C161"/>
    </style:style>
    <style:style style:name="ce459" style:family="table-cell" style:parent-style-name="Default">
      <style:map style:condition="cell-content()=&quot;JD&quot;" style:apply-style-name="Untitled1" style:base-cell-address="Sheet1.C162"/>
      <style:map style:condition="cell-content()=&quot;Daniel&quot;" style:apply-style-name="Untitled2" style:base-cell-address="Sheet1.C162"/>
      <style:map style:condition="cell-content()=&quot;JuanSe&quot;" style:apply-style-name="Untitled3" style:base-cell-address="Sheet1.C162"/>
    </style:style>
    <style:style style:name="ce460" style:family="table-cell" style:parent-style-name="Default">
      <style:map style:condition="cell-content()=&quot;JD&quot;" style:apply-style-name="Untitled1" style:base-cell-address="Sheet1.C163"/>
      <style:map style:condition="cell-content()=&quot;Daniel&quot;" style:apply-style-name="Untitled2" style:base-cell-address="Sheet1.C163"/>
      <style:map style:condition="cell-content()=&quot;JuanSe&quot;" style:apply-style-name="Untitled3" style:base-cell-address="Sheet1.C163"/>
    </style:style>
    <style:style style:name="ce461" style:family="table-cell" style:parent-style-name="Default">
      <style:map style:condition="cell-content()=&quot;JD&quot;" style:apply-style-name="Untitled1" style:base-cell-address="Sheet1.C164"/>
      <style:map style:condition="cell-content()=&quot;Daniel&quot;" style:apply-style-name="Untitled2" style:base-cell-address="Sheet1.C164"/>
      <style:map style:condition="cell-content()=&quot;JuanSe&quot;" style:apply-style-name="Untitled3" style:base-cell-address="Sheet1.C164"/>
    </style:style>
    <style:style style:name="ce462" style:family="table-cell" style:parent-style-name="Default">
      <style:map style:condition="cell-content()=&quot;JD&quot;" style:apply-style-name="Untitled1" style:base-cell-address="Sheet1.C165"/>
      <style:map style:condition="cell-content()=&quot;Daniel&quot;" style:apply-style-name="Untitled2" style:base-cell-address="Sheet1.C165"/>
      <style:map style:condition="cell-content()=&quot;JuanSe&quot;" style:apply-style-name="Untitled3" style:base-cell-address="Sheet1.C165"/>
    </style:style>
    <style:style style:name="ce463" style:family="table-cell" style:parent-style-name="Default">
      <style:map style:condition="cell-content()=&quot;JD&quot;" style:apply-style-name="Untitled1" style:base-cell-address="Sheet1.C166"/>
      <style:map style:condition="cell-content()=&quot;Daniel&quot;" style:apply-style-name="Untitled2" style:base-cell-address="Sheet1.C166"/>
      <style:map style:condition="cell-content()=&quot;JuanSe&quot;" style:apply-style-name="Untitled3" style:base-cell-address="Sheet1.C166"/>
    </style:style>
    <style:style style:name="ce464" style:family="table-cell" style:parent-style-name="Default">
      <style:map style:condition="cell-content()=&quot;JD&quot;" style:apply-style-name="Untitled1" style:base-cell-address="Sheet1.C167"/>
      <style:map style:condition="cell-content()=&quot;Daniel&quot;" style:apply-style-name="Untitled2" style:base-cell-address="Sheet1.C167"/>
      <style:map style:condition="cell-content()=&quot;JuanSe&quot;" style:apply-style-name="Untitled3" style:base-cell-address="Sheet1.C167"/>
    </style:style>
    <style:style style:name="ce465" style:family="table-cell" style:parent-style-name="Default">
      <style:map style:condition="cell-content()=&quot;JD&quot;" style:apply-style-name="Untitled1" style:base-cell-address="Sheet1.C168"/>
      <style:map style:condition="cell-content()=&quot;Daniel&quot;" style:apply-style-name="Untitled2" style:base-cell-address="Sheet1.C168"/>
      <style:map style:condition="cell-content()=&quot;JuanSe&quot;" style:apply-style-name="Untitled3" style:base-cell-address="Sheet1.C168"/>
    </style:style>
    <style:style style:name="ce466" style:family="table-cell" style:parent-style-name="Default">
      <style:map style:condition="cell-content()=&quot;JD&quot;" style:apply-style-name="Untitled1" style:base-cell-address="Sheet1.C169"/>
      <style:map style:condition="cell-content()=&quot;Daniel&quot;" style:apply-style-name="Untitled2" style:base-cell-address="Sheet1.C169"/>
      <style:map style:condition="cell-content()=&quot;JuanSe&quot;" style:apply-style-name="Untitled3" style:base-cell-address="Sheet1.C169"/>
    </style:style>
    <style:style style:name="ce467" style:family="table-cell" style:parent-style-name="Default">
      <style:map style:condition="cell-content()=&quot;JD&quot;" style:apply-style-name="Untitled1" style:base-cell-address="Sheet1.C170"/>
      <style:map style:condition="cell-content()=&quot;Daniel&quot;" style:apply-style-name="Untitled2" style:base-cell-address="Sheet1.C170"/>
      <style:map style:condition="cell-content()=&quot;JuanSe&quot;" style:apply-style-name="Untitled3" style:base-cell-address="Sheet1.C170"/>
    </style:style>
    <style:style style:name="ce468" style:family="table-cell" style:parent-style-name="Default">
      <style:map style:condition="cell-content()=&quot;JD&quot;" style:apply-style-name="Untitled1" style:base-cell-address="Sheet1.C171"/>
      <style:map style:condition="cell-content()=&quot;Daniel&quot;" style:apply-style-name="Untitled2" style:base-cell-address="Sheet1.C171"/>
      <style:map style:condition="cell-content()=&quot;JuanSe&quot;" style:apply-style-name="Untitled3" style:base-cell-address="Sheet1.C171"/>
    </style:style>
    <style:style style:name="ce469" style:family="table-cell" style:parent-style-name="Default">
      <style:map style:condition="cell-content()=&quot;JD&quot;" style:apply-style-name="Untitled1" style:base-cell-address="Sheet1.C172"/>
      <style:map style:condition="cell-content()=&quot;Daniel&quot;" style:apply-style-name="Untitled2" style:base-cell-address="Sheet1.C172"/>
      <style:map style:condition="cell-content()=&quot;JuanSe&quot;" style:apply-style-name="Untitled3" style:base-cell-address="Sheet1.C172"/>
    </style:style>
    <style:style style:name="ce470" style:family="table-cell" style:parent-style-name="Default">
      <style:map style:condition="cell-content()=&quot;JD&quot;" style:apply-style-name="Untitled1" style:base-cell-address="Sheet1.C173"/>
      <style:map style:condition="cell-content()=&quot;Daniel&quot;" style:apply-style-name="Untitled2" style:base-cell-address="Sheet1.C173"/>
      <style:map style:condition="cell-content()=&quot;JuanSe&quot;" style:apply-style-name="Untitled3" style:base-cell-address="Sheet1.C173"/>
    </style:style>
    <style:style style:name="ce471" style:family="table-cell" style:parent-style-name="Default">
      <style:map style:condition="cell-content()=&quot;JD&quot;" style:apply-style-name="Untitled1" style:base-cell-address="Sheet1.C174"/>
      <style:map style:condition="cell-content()=&quot;Daniel&quot;" style:apply-style-name="Untitled2" style:base-cell-address="Sheet1.C174"/>
      <style:map style:condition="cell-content()=&quot;JuanSe&quot;" style:apply-style-name="Untitled3" style:base-cell-address="Sheet1.C174"/>
    </style:style>
    <style:style style:name="ce472" style:family="table-cell" style:parent-style-name="Default">
      <style:map style:condition="cell-content()=&quot;JD&quot;" style:apply-style-name="Untitled1" style:base-cell-address="Sheet1.C175"/>
      <style:map style:condition="cell-content()=&quot;Daniel&quot;" style:apply-style-name="Untitled2" style:base-cell-address="Sheet1.C175"/>
      <style:map style:condition="cell-content()=&quot;JuanSe&quot;" style:apply-style-name="Untitled3" style:base-cell-address="Sheet1.C175"/>
    </style:style>
    <style:style style:name="ce473" style:family="table-cell" style:parent-style-name="Default">
      <style:map style:condition="cell-content()=&quot;JD&quot;" style:apply-style-name="Untitled1" style:base-cell-address="Sheet1.C176"/>
      <style:map style:condition="cell-content()=&quot;Daniel&quot;" style:apply-style-name="Untitled2" style:base-cell-address="Sheet1.C176"/>
      <style:map style:condition="cell-content()=&quot;JuanSe&quot;" style:apply-style-name="Untitled3" style:base-cell-address="Sheet1.C176"/>
    </style:style>
    <style:style style:name="ce474" style:family="table-cell" style:parent-style-name="Default">
      <style:map style:condition="cell-content()=&quot;JD&quot;" style:apply-style-name="Untitled1" style:base-cell-address="Sheet1.C177"/>
      <style:map style:condition="cell-content()=&quot;Daniel&quot;" style:apply-style-name="Untitled2" style:base-cell-address="Sheet1.C177"/>
      <style:map style:condition="cell-content()=&quot;JuanSe&quot;" style:apply-style-name="Untitled3" style:base-cell-address="Sheet1.C177"/>
    </style:style>
    <style:style style:name="ce475" style:family="table-cell" style:parent-style-name="Default">
      <style:map style:condition="cell-content()=&quot;JD&quot;" style:apply-style-name="Untitled1" style:base-cell-address="Sheet1.C178"/>
      <style:map style:condition="cell-content()=&quot;Daniel&quot;" style:apply-style-name="Untitled2" style:base-cell-address="Sheet1.C178"/>
      <style:map style:condition="cell-content()=&quot;JuanSe&quot;" style:apply-style-name="Untitled3" style:base-cell-address="Sheet1.C178"/>
    </style:style>
    <style:style style:name="ce476" style:family="table-cell" style:parent-style-name="Default">
      <style:map style:condition="cell-content()=&quot;JD&quot;" style:apply-style-name="Untitled1" style:base-cell-address="Sheet1.C179"/>
      <style:map style:condition="cell-content()=&quot;Daniel&quot;" style:apply-style-name="Untitled2" style:base-cell-address="Sheet1.C179"/>
      <style:map style:condition="cell-content()=&quot;JuanSe&quot;" style:apply-style-name="Untitled3" style:base-cell-address="Sheet1.C179"/>
    </style:style>
    <style:style style:name="ce477" style:family="table-cell" style:parent-style-name="Default">
      <style:map style:condition="cell-content()=&quot;JD&quot;" style:apply-style-name="Untitled1" style:base-cell-address="Sheet1.C180"/>
      <style:map style:condition="cell-content()=&quot;Daniel&quot;" style:apply-style-name="Untitled2" style:base-cell-address="Sheet1.C180"/>
      <style:map style:condition="cell-content()=&quot;JuanSe&quot;" style:apply-style-name="Untitled3" style:base-cell-address="Sheet1.C180"/>
    </style:style>
    <style:style style:name="ce478" style:family="table-cell" style:parent-style-name="Default">
      <style:map style:condition="cell-content()=&quot;JD&quot;" style:apply-style-name="Untitled1" style:base-cell-address="Sheet1.C181"/>
      <style:map style:condition="cell-content()=&quot;Daniel&quot;" style:apply-style-name="Untitled2" style:base-cell-address="Sheet1.C181"/>
      <style:map style:condition="cell-content()=&quot;JuanSe&quot;" style:apply-style-name="Untitled3" style:base-cell-address="Sheet1.C181"/>
    </style:style>
    <style:style style:name="ce479" style:family="table-cell" style:parent-style-name="Default">
      <style:map style:condition="cell-content()=&quot;JD&quot;" style:apply-style-name="Untitled1" style:base-cell-address="Sheet1.C182"/>
      <style:map style:condition="cell-content()=&quot;Daniel&quot;" style:apply-style-name="Untitled2" style:base-cell-address="Sheet1.C182"/>
      <style:map style:condition="cell-content()=&quot;JuanSe&quot;" style:apply-style-name="Untitled3" style:base-cell-address="Sheet1.C182"/>
    </style:style>
    <style:style style:name="ce480" style:family="table-cell" style:parent-style-name="Default">
      <style:map style:condition="cell-content()=&quot;JD&quot;" style:apply-style-name="Untitled1" style:base-cell-address="Sheet1.C183"/>
      <style:map style:condition="cell-content()=&quot;Daniel&quot;" style:apply-style-name="Untitled2" style:base-cell-address="Sheet1.C183"/>
      <style:map style:condition="cell-content()=&quot;JuanSe&quot;" style:apply-style-name="Untitled3" style:base-cell-address="Sheet1.C183"/>
    </style:style>
    <style:style style:name="ce481" style:family="table-cell" style:parent-style-name="Default">
      <style:map style:condition="cell-content()=&quot;JD&quot;" style:apply-style-name="Untitled1" style:base-cell-address="Sheet1.C184"/>
      <style:map style:condition="cell-content()=&quot;Daniel&quot;" style:apply-style-name="Untitled2" style:base-cell-address="Sheet1.C184"/>
      <style:map style:condition="cell-content()=&quot;JuanSe&quot;" style:apply-style-name="Untitled3" style:base-cell-address="Sheet1.C184"/>
    </style:style>
    <style:style style:name="ce482" style:family="table-cell" style:parent-style-name="Default">
      <style:map style:condition="cell-content()=&quot;JD&quot;" style:apply-style-name="Untitled1" style:base-cell-address="Sheet1.C185"/>
      <style:map style:condition="cell-content()=&quot;Daniel&quot;" style:apply-style-name="Untitled2" style:base-cell-address="Sheet1.C185"/>
      <style:map style:condition="cell-content()=&quot;JuanSe&quot;" style:apply-style-name="Untitled3" style:base-cell-address="Sheet1.C185"/>
    </style:style>
    <style:style style:name="ce483" style:family="table-cell" style:parent-style-name="Default">
      <style:map style:condition="cell-content()=&quot;JD&quot;" style:apply-style-name="Untitled1" style:base-cell-address="Sheet1.C186"/>
      <style:map style:condition="cell-content()=&quot;Daniel&quot;" style:apply-style-name="Untitled2" style:base-cell-address="Sheet1.C186"/>
      <style:map style:condition="cell-content()=&quot;JuanSe&quot;" style:apply-style-name="Untitled3" style:base-cell-address="Sheet1.C186"/>
    </style:style>
    <style:style style:name="ce484" style:family="table-cell" style:parent-style-name="Default">
      <style:map style:condition="cell-content()=&quot;JD&quot;" style:apply-style-name="Untitled1" style:base-cell-address="Sheet1.C187"/>
      <style:map style:condition="cell-content()=&quot;Daniel&quot;" style:apply-style-name="Untitled2" style:base-cell-address="Sheet1.C187"/>
      <style:map style:condition="cell-content()=&quot;JuanSe&quot;" style:apply-style-name="Untitled3" style:base-cell-address="Sheet1.C187"/>
    </style:style>
    <style:style style:name="ce485" style:family="table-cell" style:parent-style-name="Default">
      <style:map style:condition="cell-content()=&quot;JD&quot;" style:apply-style-name="Untitled1" style:base-cell-address="Sheet1.C188"/>
      <style:map style:condition="cell-content()=&quot;Daniel&quot;" style:apply-style-name="Untitled2" style:base-cell-address="Sheet1.C188"/>
      <style:map style:condition="cell-content()=&quot;JuanSe&quot;" style:apply-style-name="Untitled3" style:base-cell-address="Sheet1.C188"/>
    </style:style>
    <style:style style:name="ce486" style:family="table-cell" style:parent-style-name="Default">
      <style:map style:condition="cell-content()=&quot;JD&quot;" style:apply-style-name="Untitled1" style:base-cell-address="Sheet1.C189"/>
      <style:map style:condition="cell-content()=&quot;Daniel&quot;" style:apply-style-name="Untitled2" style:base-cell-address="Sheet1.C189"/>
      <style:map style:condition="cell-content()=&quot;JuanSe&quot;" style:apply-style-name="Untitled3" style:base-cell-address="Sheet1.C189"/>
    </style:style>
    <style:style style:name="ce487" style:family="table-cell" style:parent-style-name="Default">
      <style:map style:condition="cell-content()=&quot;JD&quot;" style:apply-style-name="Untitled1" style:base-cell-address="Sheet1.C190"/>
      <style:map style:condition="cell-content()=&quot;Daniel&quot;" style:apply-style-name="Untitled2" style:base-cell-address="Sheet1.C190"/>
      <style:map style:condition="cell-content()=&quot;JuanSe&quot;" style:apply-style-name="Untitled3" style:base-cell-address="Sheet1.C190"/>
    </style:style>
    <style:style style:name="ce488" style:family="table-cell" style:parent-style-name="Default">
      <style:map style:condition="cell-content()=&quot;JD&quot;" style:apply-style-name="Untitled1" style:base-cell-address="Sheet1.C191"/>
      <style:map style:condition="cell-content()=&quot;Daniel&quot;" style:apply-style-name="Untitled2" style:base-cell-address="Sheet1.C191"/>
      <style:map style:condition="cell-content()=&quot;JuanSe&quot;" style:apply-style-name="Untitled3" style:base-cell-address="Sheet1.C191"/>
    </style:style>
    <style:style style:name="ce489" style:family="table-cell" style:parent-style-name="Default">
      <style:map style:condition="cell-content()=&quot;JD&quot;" style:apply-style-name="Untitled1" style:base-cell-address="Sheet1.C192"/>
      <style:map style:condition="cell-content()=&quot;Daniel&quot;" style:apply-style-name="Untitled2" style:base-cell-address="Sheet1.C192"/>
      <style:map style:condition="cell-content()=&quot;JuanSe&quot;" style:apply-style-name="Untitled3" style:base-cell-address="Sheet1.C192"/>
    </style:style>
    <style:style style:name="ce490" style:family="table-cell" style:parent-style-name="Default">
      <style:map style:condition="cell-content()=&quot;JD&quot;" style:apply-style-name="Untitled1" style:base-cell-address="Sheet1.C193"/>
      <style:map style:condition="cell-content()=&quot;Daniel&quot;" style:apply-style-name="Untitled2" style:base-cell-address="Sheet1.C193"/>
      <style:map style:condition="cell-content()=&quot;JuanSe&quot;" style:apply-style-name="Untitled3" style:base-cell-address="Sheet1.C193"/>
    </style:style>
    <style:style style:name="ce491" style:family="table-cell" style:parent-style-name="Default">
      <style:map style:condition="cell-content()=&quot;JD&quot;" style:apply-style-name="Untitled1" style:base-cell-address="Sheet1.C194"/>
      <style:map style:condition="cell-content()=&quot;Daniel&quot;" style:apply-style-name="Untitled2" style:base-cell-address="Sheet1.C194"/>
      <style:map style:condition="cell-content()=&quot;JuanSe&quot;" style:apply-style-name="Untitled3" style:base-cell-address="Sheet1.C194"/>
    </style:style>
    <style:style style:name="ce492" style:family="table-cell" style:parent-style-name="Default">
      <style:map style:condition="cell-content()=&quot;JD&quot;" style:apply-style-name="Untitled1" style:base-cell-address="Sheet1.C195"/>
      <style:map style:condition="cell-content()=&quot;Daniel&quot;" style:apply-style-name="Untitled2" style:base-cell-address="Sheet1.C195"/>
      <style:map style:condition="cell-content()=&quot;JuanSe&quot;" style:apply-style-name="Untitled3" style:base-cell-address="Sheet1.C195"/>
    </style:style>
    <style:style style:name="ce493" style:family="table-cell" style:parent-style-name="Default">
      <style:map style:condition="cell-content()=&quot;JD&quot;" style:apply-style-name="Untitled1" style:base-cell-address="Sheet1.C196"/>
      <style:map style:condition="cell-content()=&quot;Daniel&quot;" style:apply-style-name="Untitled2" style:base-cell-address="Sheet1.C196"/>
      <style:map style:condition="cell-content()=&quot;JuanSe&quot;" style:apply-style-name="Untitled3" style:base-cell-address="Sheet1.C196"/>
    </style:style>
    <style:style style:name="ce494" style:family="table-cell" style:parent-style-name="Default">
      <style:map style:condition="cell-content()=&quot;JD&quot;" style:apply-style-name="Untitled1" style:base-cell-address="Sheet1.C197"/>
      <style:map style:condition="cell-content()=&quot;Daniel&quot;" style:apply-style-name="Untitled2" style:base-cell-address="Sheet1.C197"/>
      <style:map style:condition="cell-content()=&quot;JuanSe&quot;" style:apply-style-name="Untitled3" style:base-cell-address="Sheet1.C197"/>
    </style:style>
    <style:style style:name="ce495" style:family="table-cell" style:parent-style-name="Default">
      <style:map style:condition="cell-content()=&quot;JD&quot;" style:apply-style-name="Untitled1" style:base-cell-address="Sheet1.C198"/>
      <style:map style:condition="cell-content()=&quot;Daniel&quot;" style:apply-style-name="Untitled2" style:base-cell-address="Sheet1.C198"/>
      <style:map style:condition="cell-content()=&quot;JuanSe&quot;" style:apply-style-name="Untitled3" style:base-cell-address="Sheet1.C198"/>
    </style:style>
    <style:style style:name="ce496" style:family="table-cell" style:parent-style-name="Default">
      <style:map style:condition="cell-content()=&quot;JD&quot;" style:apply-style-name="Untitled1" style:base-cell-address="Sheet1.C199"/>
      <style:map style:condition="cell-content()=&quot;Daniel&quot;" style:apply-style-name="Untitled2" style:base-cell-address="Sheet1.C199"/>
      <style:map style:condition="cell-content()=&quot;JuanSe&quot;" style:apply-style-name="Untitled3" style:base-cell-address="Sheet1.C199"/>
    </style:style>
    <style:style style:name="ce497" style:family="table-cell" style:parent-style-name="Default">
      <style:map style:condition="cell-content()=&quot;JD&quot;" style:apply-style-name="Untitled1" style:base-cell-address="Sheet1.C200"/>
      <style:map style:condition="cell-content()=&quot;Daniel&quot;" style:apply-style-name="Untitled2" style:base-cell-address="Sheet1.C200"/>
      <style:map style:condition="cell-content()=&quot;JuanSe&quot;" style:apply-style-name="Untitled3" style:base-cell-address="Sheet1.C200"/>
    </style:style>
    <style:style style:name="ce498" style:family="table-cell" style:parent-style-name="Default">
      <style:map style:condition="cell-content()=&quot;JD&quot;" style:apply-style-name="Untitled1" style:base-cell-address="Sheet1.C201"/>
      <style:map style:condition="cell-content()=&quot;Daniel&quot;" style:apply-style-name="Untitled2" style:base-cell-address="Sheet1.C201"/>
      <style:map style:condition="cell-content()=&quot;JuanSe&quot;" style:apply-style-name="Untitled3" style:base-cell-address="Sheet1.C201"/>
    </style:style>
    <style:style style:name="ce499" style:family="table-cell" style:parent-style-name="Default">
      <style:map style:condition="cell-content()=&quot;JD&quot;" style:apply-style-name="Untitled1" style:base-cell-address="Sheet1.C202"/>
      <style:map style:condition="cell-content()=&quot;Daniel&quot;" style:apply-style-name="Untitled2" style:base-cell-address="Sheet1.C202"/>
      <style:map style:condition="cell-content()=&quot;JuanSe&quot;" style:apply-style-name="Untitled3" style:base-cell-address="Sheet1.C202"/>
    </style:style>
    <style:style style:name="ce500" style:family="table-cell" style:parent-style-name="Default">
      <style:map style:condition="cell-content()=&quot;JD&quot;" style:apply-style-name="Untitled1" style:base-cell-address="Sheet1.C203"/>
      <style:map style:condition="cell-content()=&quot;Daniel&quot;" style:apply-style-name="Untitled2" style:base-cell-address="Sheet1.C203"/>
      <style:map style:condition="cell-content()=&quot;JuanSe&quot;" style:apply-style-name="Untitled3" style:base-cell-address="Sheet1.C203"/>
    </style:style>
    <style:style style:name="ce501" style:family="table-cell" style:parent-style-name="Default">
      <style:map style:condition="cell-content()=&quot;JD&quot;" style:apply-style-name="Untitled1" style:base-cell-address="Sheet1.C204"/>
      <style:map style:condition="cell-content()=&quot;Daniel&quot;" style:apply-style-name="Untitled2" style:base-cell-address="Sheet1.C204"/>
      <style:map style:condition="cell-content()=&quot;JuanSe&quot;" style:apply-style-name="Untitled3" style:base-cell-address="Sheet1.C204"/>
    </style:style>
    <style:style style:name="ce502" style:family="table-cell" style:parent-style-name="Default">
      <style:map style:condition="cell-content()=&quot;JD&quot;" style:apply-style-name="Untitled1" style:base-cell-address="Sheet1.C205"/>
      <style:map style:condition="cell-content()=&quot;Daniel&quot;" style:apply-style-name="Untitled2" style:base-cell-address="Sheet1.C205"/>
      <style:map style:condition="cell-content()=&quot;JuanSe&quot;" style:apply-style-name="Untitled3" style:base-cell-address="Sheet1.C205"/>
    </style:style>
    <style:style style:name="ce503" style:family="table-cell" style:parent-style-name="Default">
      <style:map style:condition="cell-content()=&quot;JD&quot;" style:apply-style-name="Untitled1" style:base-cell-address="Sheet1.C206"/>
      <style:map style:condition="cell-content()=&quot;Daniel&quot;" style:apply-style-name="Untitled2" style:base-cell-address="Sheet1.C206"/>
      <style:map style:condition="cell-content()=&quot;JuanSe&quot;" style:apply-style-name="Untitled3" style:base-cell-address="Sheet1.C206"/>
    </style:style>
    <style:style style:name="ce504" style:family="table-cell" style:parent-style-name="Default">
      <style:map style:condition="cell-content()=&quot;JD&quot;" style:apply-style-name="Untitled1" style:base-cell-address="Sheet1.C207"/>
      <style:map style:condition="cell-content()=&quot;Daniel&quot;" style:apply-style-name="Untitled2" style:base-cell-address="Sheet1.C207"/>
      <style:map style:condition="cell-content()=&quot;JuanSe&quot;" style:apply-style-name="Untitled3" style:base-cell-address="Sheet1.C207"/>
    </style:style>
    <style:style style:name="ce505" style:family="table-cell" style:parent-style-name="Default">
      <style:map style:condition="cell-content()=&quot;JD&quot;" style:apply-style-name="Untitled1" style:base-cell-address="Sheet1.C208"/>
      <style:map style:condition="cell-content()=&quot;Daniel&quot;" style:apply-style-name="Untitled2" style:base-cell-address="Sheet1.C208"/>
      <style:map style:condition="cell-content()=&quot;JuanSe&quot;" style:apply-style-name="Untitled3" style:base-cell-address="Sheet1.C208"/>
    </style:style>
    <style:style style:name="ce506" style:family="table-cell" style:parent-style-name="Default">
      <style:map style:condition="cell-content()=&quot;JD&quot;" style:apply-style-name="Untitled1" style:base-cell-address="Sheet1.C209"/>
      <style:map style:condition="cell-content()=&quot;Daniel&quot;" style:apply-style-name="Untitled2" style:base-cell-address="Sheet1.C209"/>
      <style:map style:condition="cell-content()=&quot;JuanSe&quot;" style:apply-style-name="Untitled3" style:base-cell-address="Sheet1.C209"/>
    </style:style>
    <style:style style:name="ce507" style:family="table-cell" style:parent-style-name="Default">
      <style:map style:condition="cell-content()=&quot;JD&quot;" style:apply-style-name="Untitled1" style:base-cell-address="Sheet1.C210"/>
      <style:map style:condition="cell-content()=&quot;Daniel&quot;" style:apply-style-name="Untitled2" style:base-cell-address="Sheet1.C210"/>
      <style:map style:condition="cell-content()=&quot;JuanSe&quot;" style:apply-style-name="Untitled3" style:base-cell-address="Sheet1.C210"/>
    </style:style>
    <style:style style:name="ce508" style:family="table-cell" style:parent-style-name="Default">
      <style:map style:condition="cell-content()=&quot;JD&quot;" style:apply-style-name="Untitled1" style:base-cell-address="Sheet1.C211"/>
      <style:map style:condition="cell-content()=&quot;Daniel&quot;" style:apply-style-name="Untitled2" style:base-cell-address="Sheet1.C211"/>
      <style:map style:condition="cell-content()=&quot;JuanSe&quot;" style:apply-style-name="Untitled3" style:base-cell-address="Sheet1.C211"/>
    </style:style>
    <style:style style:name="ce509" style:family="table-cell" style:parent-style-name="Default">
      <style:map style:condition="cell-content()=&quot;JD&quot;" style:apply-style-name="Untitled1" style:base-cell-address="Sheet1.C212"/>
      <style:map style:condition="cell-content()=&quot;Daniel&quot;" style:apply-style-name="Untitled2" style:base-cell-address="Sheet1.C212"/>
      <style:map style:condition="cell-content()=&quot;JuanSe&quot;" style:apply-style-name="Untitled3" style:base-cell-address="Sheet1.C212"/>
    </style:style>
    <style:style style:name="ce510" style:family="table-cell" style:parent-style-name="Default">
      <style:map style:condition="cell-content()=&quot;JD&quot;" style:apply-style-name="Untitled1" style:base-cell-address="Sheet1.C213"/>
      <style:map style:condition="cell-content()=&quot;Daniel&quot;" style:apply-style-name="Untitled2" style:base-cell-address="Sheet1.C213"/>
      <style:map style:condition="cell-content()=&quot;JuanSe&quot;" style:apply-style-name="Untitled3" style:base-cell-address="Sheet1.C213"/>
    </style:style>
    <style:style style:name="ce511" style:family="table-cell" style:parent-style-name="Default">
      <style:map style:condition="cell-content()=&quot;JD&quot;" style:apply-style-name="Untitled1" style:base-cell-address="Sheet1.C214"/>
      <style:map style:condition="cell-content()=&quot;Daniel&quot;" style:apply-style-name="Untitled2" style:base-cell-address="Sheet1.C214"/>
      <style:map style:condition="cell-content()=&quot;JuanSe&quot;" style:apply-style-name="Untitled3" style:base-cell-address="Sheet1.C214"/>
    </style:style>
    <style:style style:name="ce512" style:family="table-cell" style:parent-style-name="Default">
      <style:map style:condition="cell-content()=&quot;JD&quot;" style:apply-style-name="Untitled1" style:base-cell-address="Sheet1.C215"/>
      <style:map style:condition="cell-content()=&quot;Daniel&quot;" style:apply-style-name="Untitled2" style:base-cell-address="Sheet1.C215"/>
      <style:map style:condition="cell-content()=&quot;JuanSe&quot;" style:apply-style-name="Untitled3" style:base-cell-address="Sheet1.C215"/>
    </style:style>
    <style:style style:name="ce513" style:family="table-cell" style:parent-style-name="Default">
      <style:map style:condition="cell-content()=&quot;JD&quot;" style:apply-style-name="Untitled1" style:base-cell-address="Sheet1.C216"/>
      <style:map style:condition="cell-content()=&quot;Daniel&quot;" style:apply-style-name="Untitled2" style:base-cell-address="Sheet1.C216"/>
      <style:map style:condition="cell-content()=&quot;JuanSe&quot;" style:apply-style-name="Untitled3" style:base-cell-address="Sheet1.C216"/>
    </style:style>
    <style:style style:name="ce514" style:family="table-cell" style:parent-style-name="Default">
      <style:map style:condition="cell-content()=&quot;JD&quot;" style:apply-style-name="Untitled1" style:base-cell-address="Sheet1.C217"/>
      <style:map style:condition="cell-content()=&quot;Daniel&quot;" style:apply-style-name="Untitled2" style:base-cell-address="Sheet1.C217"/>
      <style:map style:condition="cell-content()=&quot;JuanSe&quot;" style:apply-style-name="Untitled3" style:base-cell-address="Sheet1.C217"/>
    </style:style>
    <style:style style:name="ce515" style:family="table-cell" style:parent-style-name="Default">
      <style:map style:condition="cell-content()=&quot;JD&quot;" style:apply-style-name="Untitled1" style:base-cell-address="Sheet1.C218"/>
      <style:map style:condition="cell-content()=&quot;Daniel&quot;" style:apply-style-name="Untitled2" style:base-cell-address="Sheet1.C218"/>
      <style:map style:condition="cell-content()=&quot;JuanSe&quot;" style:apply-style-name="Untitled3" style:base-cell-address="Sheet1.C218"/>
    </style:style>
    <style:style style:name="ce516" style:family="table-cell" style:parent-style-name="Default">
      <style:map style:condition="cell-content()=&quot;JD&quot;" style:apply-style-name="Untitled1" style:base-cell-address="Sheet1.C219"/>
      <style:map style:condition="cell-content()=&quot;Daniel&quot;" style:apply-style-name="Untitled2" style:base-cell-address="Sheet1.C219"/>
      <style:map style:condition="cell-content()=&quot;JuanSe&quot;" style:apply-style-name="Untitled3" style:base-cell-address="Sheet1.C219"/>
    </style:style>
    <style:style style:name="ce517" style:family="table-cell" style:parent-style-name="Default">
      <style:map style:condition="cell-content()=&quot;JD&quot;" style:apply-style-name="Untitled1" style:base-cell-address="Sheet1.C220"/>
      <style:map style:condition="cell-content()=&quot;Daniel&quot;" style:apply-style-name="Untitled2" style:base-cell-address="Sheet1.C220"/>
      <style:map style:condition="cell-content()=&quot;JuanSe&quot;" style:apply-style-name="Untitled3" style:base-cell-address="Sheet1.C220"/>
    </style:style>
    <style:style style:name="ce518" style:family="table-cell" style:parent-style-name="Default">
      <style:map style:condition="cell-content()=&quot;JD&quot;" style:apply-style-name="Untitled1" style:base-cell-address="Sheet1.C221"/>
      <style:map style:condition="cell-content()=&quot;Daniel&quot;" style:apply-style-name="Untitled2" style:base-cell-address="Sheet1.C221"/>
      <style:map style:condition="cell-content()=&quot;JuanSe&quot;" style:apply-style-name="Untitled3" style:base-cell-address="Sheet1.C221"/>
    </style:style>
    <style:style style:name="ce519" style:family="table-cell" style:parent-style-name="Default">
      <style:map style:condition="cell-content()=&quot;JD&quot;" style:apply-style-name="Untitled1" style:base-cell-address="Sheet1.C222"/>
      <style:map style:condition="cell-content()=&quot;Daniel&quot;" style:apply-style-name="Untitled2" style:base-cell-address="Sheet1.C222"/>
      <style:map style:condition="cell-content()=&quot;JuanSe&quot;" style:apply-style-name="Untitled3" style:base-cell-address="Sheet1.C222"/>
    </style:style>
    <style:style style:name="ce520" style:family="table-cell" style:parent-style-name="Default">
      <style:map style:condition="cell-content()=&quot;JD&quot;" style:apply-style-name="Untitled1" style:base-cell-address="Sheet1.C223"/>
      <style:map style:condition="cell-content()=&quot;Daniel&quot;" style:apply-style-name="Untitled2" style:base-cell-address="Sheet1.C223"/>
      <style:map style:condition="cell-content()=&quot;JuanSe&quot;" style:apply-style-name="Untitled3" style:base-cell-address="Sheet1.C223"/>
    </style:style>
    <style:style style:name="ce521" style:family="table-cell" style:parent-style-name="Default">
      <style:map style:condition="cell-content()=&quot;JD&quot;" style:apply-style-name="Untitled1" style:base-cell-address="Sheet1.C224"/>
      <style:map style:condition="cell-content()=&quot;Daniel&quot;" style:apply-style-name="Untitled2" style:base-cell-address="Sheet1.C224"/>
      <style:map style:condition="cell-content()=&quot;JuanSe&quot;" style:apply-style-name="Untitled3" style:base-cell-address="Sheet1.C224"/>
    </style:style>
    <style:style style:name="ce522" style:family="table-cell" style:parent-style-name="Default">
      <style:map style:condition="cell-content()=&quot;JD&quot;" style:apply-style-name="Untitled1" style:base-cell-address="Sheet1.C225"/>
      <style:map style:condition="cell-content()=&quot;Daniel&quot;" style:apply-style-name="Untitled2" style:base-cell-address="Sheet1.C225"/>
      <style:map style:condition="cell-content()=&quot;JuanSe&quot;" style:apply-style-name="Untitled3" style:base-cell-address="Sheet1.C225"/>
    </style:style>
    <style:style style:name="ce523" style:family="table-cell" style:parent-style-name="Default">
      <style:map style:condition="cell-content()=&quot;JD&quot;" style:apply-style-name="Untitled1" style:base-cell-address="Sheet1.C226"/>
      <style:map style:condition="cell-content()=&quot;Daniel&quot;" style:apply-style-name="Untitled2" style:base-cell-address="Sheet1.C226"/>
      <style:map style:condition="cell-content()=&quot;JuanSe&quot;" style:apply-style-name="Untitled3" style:base-cell-address="Sheet1.C226"/>
    </style:style>
    <style:style style:name="ce524" style:family="table-cell" style:parent-style-name="Default">
      <style:map style:condition="cell-content()=&quot;JD&quot;" style:apply-style-name="Untitled1" style:base-cell-address="Sheet1.C227"/>
      <style:map style:condition="cell-content()=&quot;Daniel&quot;" style:apply-style-name="Untitled2" style:base-cell-address="Sheet1.C227"/>
      <style:map style:condition="cell-content()=&quot;JuanSe&quot;" style:apply-style-name="Untitled3" style:base-cell-address="Sheet1.C227"/>
    </style:style>
    <style:style style:name="ce525" style:family="table-cell" style:parent-style-name="Default">
      <style:map style:condition="cell-content()=&quot;JD&quot;" style:apply-style-name="Untitled1" style:base-cell-address="Sheet1.C228"/>
      <style:map style:condition="cell-content()=&quot;Daniel&quot;" style:apply-style-name="Untitled2" style:base-cell-address="Sheet1.C228"/>
      <style:map style:condition="cell-content()=&quot;JuanSe&quot;" style:apply-style-name="Untitled3" style:base-cell-address="Sheet1.C228"/>
    </style:style>
    <style:style style:name="ce526" style:family="table-cell" style:parent-style-name="Default">
      <style:map style:condition="cell-content()=&quot;JD&quot;" style:apply-style-name="Untitled1" style:base-cell-address="Sheet1.C229"/>
      <style:map style:condition="cell-content()=&quot;Daniel&quot;" style:apply-style-name="Untitled2" style:base-cell-address="Sheet1.C229"/>
      <style:map style:condition="cell-content()=&quot;JuanSe&quot;" style:apply-style-name="Untitled3" style:base-cell-address="Sheet1.C229"/>
    </style:style>
    <style:style style:name="ce527" style:family="table-cell" style:parent-style-name="Default">
      <style:map style:condition="cell-content()=&quot;JD&quot;" style:apply-style-name="Untitled1" style:base-cell-address="Sheet1.C230"/>
      <style:map style:condition="cell-content()=&quot;Daniel&quot;" style:apply-style-name="Untitled2" style:base-cell-address="Sheet1.C230"/>
      <style:map style:condition="cell-content()=&quot;JuanSe&quot;" style:apply-style-name="Untitled3" style:base-cell-address="Sheet1.C230"/>
    </style:style>
    <style:style style:name="ce528" style:family="table-cell" style:parent-style-name="Default">
      <style:map style:condition="cell-content()=&quot;JD&quot;" style:apply-style-name="Untitled1" style:base-cell-address="Sheet1.C231"/>
      <style:map style:condition="cell-content()=&quot;Daniel&quot;" style:apply-style-name="Untitled2" style:base-cell-address="Sheet1.C231"/>
      <style:map style:condition="cell-content()=&quot;JuanSe&quot;" style:apply-style-name="Untitled3" style:base-cell-address="Sheet1.C231"/>
    </style:style>
    <style:style style:name="ce529" style:family="table-cell" style:parent-style-name="Default">
      <style:map style:condition="cell-content()=&quot;JD&quot;" style:apply-style-name="Untitled1" style:base-cell-address="Sheet1.C232"/>
      <style:map style:condition="cell-content()=&quot;Daniel&quot;" style:apply-style-name="Untitled2" style:base-cell-address="Sheet1.C232"/>
      <style:map style:condition="cell-content()=&quot;JuanSe&quot;" style:apply-style-name="Untitled3" style:base-cell-address="Sheet1.C232"/>
    </style:style>
    <style:style style:name="ce530" style:family="table-cell" style:parent-style-name="Default">
      <style:map style:condition="cell-content()=&quot;JD&quot;" style:apply-style-name="Untitled1" style:base-cell-address="Sheet1.C233"/>
      <style:map style:condition="cell-content()=&quot;Daniel&quot;" style:apply-style-name="Untitled2" style:base-cell-address="Sheet1.C233"/>
      <style:map style:condition="cell-content()=&quot;JuanSe&quot;" style:apply-style-name="Untitled3" style:base-cell-address="Sheet1.C233"/>
    </style:style>
    <style:style style:name="ce531" style:family="table-cell" style:parent-style-name="Default">
      <style:map style:condition="cell-content()=&quot;JD&quot;" style:apply-style-name="Untitled1" style:base-cell-address="Sheet1.C234"/>
      <style:map style:condition="cell-content()=&quot;Daniel&quot;" style:apply-style-name="Untitled2" style:base-cell-address="Sheet1.C234"/>
      <style:map style:condition="cell-content()=&quot;JuanSe&quot;" style:apply-style-name="Untitled3" style:base-cell-address="Sheet1.C234"/>
    </style:style>
    <style:style style:name="ce532" style:family="table-cell" style:parent-style-name="Default">
      <style:map style:condition="cell-content()=&quot;JD&quot;" style:apply-style-name="Untitled1" style:base-cell-address="Sheet1.C235"/>
      <style:map style:condition="cell-content()=&quot;Daniel&quot;" style:apply-style-name="Untitled2" style:base-cell-address="Sheet1.C235"/>
      <style:map style:condition="cell-content()=&quot;JuanSe&quot;" style:apply-style-name="Untitled3" style:base-cell-address="Sheet1.C235"/>
    </style:style>
    <style:style style:name="ce533" style:family="table-cell" style:parent-style-name="Default">
      <style:map style:condition="cell-content()=&quot;JD&quot;" style:apply-style-name="Untitled1" style:base-cell-address="Sheet1.C236"/>
      <style:map style:condition="cell-content()=&quot;Daniel&quot;" style:apply-style-name="Untitled2" style:base-cell-address="Sheet1.C236"/>
      <style:map style:condition="cell-content()=&quot;JuanSe&quot;" style:apply-style-name="Untitled3" style:base-cell-address="Sheet1.C236"/>
    </style:style>
    <style:style style:name="ce534" style:family="table-cell" style:parent-style-name="Default">
      <style:map style:condition="cell-content()=&quot;JD&quot;" style:apply-style-name="Untitled1" style:base-cell-address="Sheet1.C237"/>
      <style:map style:condition="cell-content()=&quot;Daniel&quot;" style:apply-style-name="Untitled2" style:base-cell-address="Sheet1.C237"/>
      <style:map style:condition="cell-content()=&quot;JuanSe&quot;" style:apply-style-name="Untitled3" style:base-cell-address="Sheet1.C237"/>
    </style:style>
    <style:style style:name="ce535" style:family="table-cell" style:parent-style-name="Default">
      <style:map style:condition="cell-content()=&quot;JD&quot;" style:apply-style-name="Untitled1" style:base-cell-address="Sheet1.C238"/>
      <style:map style:condition="cell-content()=&quot;Daniel&quot;" style:apply-style-name="Untitled2" style:base-cell-address="Sheet1.C238"/>
      <style:map style:condition="cell-content()=&quot;JuanSe&quot;" style:apply-style-name="Untitled3" style:base-cell-address="Sheet1.C238"/>
    </style:style>
    <style:style style:name="ce536" style:family="table-cell" style:parent-style-name="Default">
      <style:map style:condition="cell-content()=&quot;JD&quot;" style:apply-style-name="Untitled1" style:base-cell-address="Sheet1.C239"/>
      <style:map style:condition="cell-content()=&quot;Daniel&quot;" style:apply-style-name="Untitled2" style:base-cell-address="Sheet1.C239"/>
      <style:map style:condition="cell-content()=&quot;JuanSe&quot;" style:apply-style-name="Untitled3" style:base-cell-address="Sheet1.C239"/>
    </style:style>
    <style:style style:name="ce537" style:family="table-cell" style:parent-style-name="Default">
      <style:map style:condition="cell-content()=&quot;JD&quot;" style:apply-style-name="Untitled1" style:base-cell-address="Sheet1.C240"/>
      <style:map style:condition="cell-content()=&quot;Daniel&quot;" style:apply-style-name="Untitled2" style:base-cell-address="Sheet1.C240"/>
      <style:map style:condition="cell-content()=&quot;JuanSe&quot;" style:apply-style-name="Untitled3" style:base-cell-address="Sheet1.C240"/>
    </style:style>
    <style:style style:name="ce538" style:family="table-cell" style:parent-style-name="Default">
      <style:map style:condition="cell-content()=&quot;JD&quot;" style:apply-style-name="Untitled1" style:base-cell-address="Sheet1.C241"/>
      <style:map style:condition="cell-content()=&quot;Daniel&quot;" style:apply-style-name="Untitled2" style:base-cell-address="Sheet1.C241"/>
      <style:map style:condition="cell-content()=&quot;JuanSe&quot;" style:apply-style-name="Untitled3" style:base-cell-address="Sheet1.C241"/>
    </style:style>
    <style:style style:name="ce539" style:family="table-cell" style:parent-style-name="Default">
      <style:map style:condition="cell-content()=&quot;JD&quot;" style:apply-style-name="Untitled1" style:base-cell-address="Sheet1.C242"/>
      <style:map style:condition="cell-content()=&quot;Daniel&quot;" style:apply-style-name="Untitled2" style:base-cell-address="Sheet1.C242"/>
      <style:map style:condition="cell-content()=&quot;JuanSe&quot;" style:apply-style-name="Untitled3" style:base-cell-address="Sheet1.C242"/>
    </style:style>
    <style:style style:name="ce540" style:family="table-cell" style:parent-style-name="Default">
      <style:map style:condition="cell-content()=&quot;JD&quot;" style:apply-style-name="Untitled1" style:base-cell-address="Sheet1.C243"/>
      <style:map style:condition="cell-content()=&quot;Daniel&quot;" style:apply-style-name="Untitled2" style:base-cell-address="Sheet1.C243"/>
      <style:map style:condition="cell-content()=&quot;JuanSe&quot;" style:apply-style-name="Untitled3" style:base-cell-address="Sheet1.C243"/>
    </style:style>
    <style:style style:name="ce541" style:family="table-cell" style:parent-style-name="Default">
      <style:map style:condition="cell-content()=&quot;JD&quot;" style:apply-style-name="Untitled1" style:base-cell-address="Sheet1.C244"/>
      <style:map style:condition="cell-content()=&quot;Daniel&quot;" style:apply-style-name="Untitled2" style:base-cell-address="Sheet1.C244"/>
      <style:map style:condition="cell-content()=&quot;JuanSe&quot;" style:apply-style-name="Untitled3" style:base-cell-address="Sheet1.C244"/>
    </style:style>
    <style:style style:name="ce542" style:family="table-cell" style:parent-style-name="Default">
      <style:map style:condition="cell-content()=&quot;JD&quot;" style:apply-style-name="Untitled1" style:base-cell-address="Sheet1.C245"/>
      <style:map style:condition="cell-content()=&quot;Daniel&quot;" style:apply-style-name="Untitled2" style:base-cell-address="Sheet1.C245"/>
      <style:map style:condition="cell-content()=&quot;JuanSe&quot;" style:apply-style-name="Untitled3" style:base-cell-address="Sheet1.C245"/>
    </style:style>
    <style:style style:name="ce543" style:family="table-cell" style:parent-style-name="Default">
      <style:map style:condition="cell-content()=&quot;JD&quot;" style:apply-style-name="Untitled1" style:base-cell-address="Sheet1.C246"/>
      <style:map style:condition="cell-content()=&quot;Daniel&quot;" style:apply-style-name="Untitled2" style:base-cell-address="Sheet1.C246"/>
      <style:map style:condition="cell-content()=&quot;JuanSe&quot;" style:apply-style-name="Untitled3" style:base-cell-address="Sheet1.C246"/>
    </style:style>
    <style:style style:name="ce544" style:family="table-cell" style:parent-style-name="Default">
      <style:map style:condition="cell-content()=&quot;JD&quot;" style:apply-style-name="Untitled1" style:base-cell-address="Sheet1.C247"/>
      <style:map style:condition="cell-content()=&quot;Daniel&quot;" style:apply-style-name="Untitled2" style:base-cell-address="Sheet1.C247"/>
      <style:map style:condition="cell-content()=&quot;JuanSe&quot;" style:apply-style-name="Untitled3" style:base-cell-address="Sheet1.C247"/>
    </style:style>
    <style:style style:name="ce545" style:family="table-cell" style:parent-style-name="Default">
      <style:map style:condition="cell-content()=&quot;JD&quot;" style:apply-style-name="Untitled1" style:base-cell-address="Sheet1.C248"/>
      <style:map style:condition="cell-content()=&quot;Daniel&quot;" style:apply-style-name="Untitled2" style:base-cell-address="Sheet1.C248"/>
      <style:map style:condition="cell-content()=&quot;JuanSe&quot;" style:apply-style-name="Untitled3" style:base-cell-address="Sheet1.C248"/>
    </style:style>
    <style:style style:name="ce546" style:family="table-cell" style:parent-style-name="Default">
      <style:map style:condition="cell-content()=&quot;JD&quot;" style:apply-style-name="Untitled1" style:base-cell-address="Sheet1.C249"/>
      <style:map style:condition="cell-content()=&quot;Daniel&quot;" style:apply-style-name="Untitled2" style:base-cell-address="Sheet1.C249"/>
      <style:map style:condition="cell-content()=&quot;JuanSe&quot;" style:apply-style-name="Untitled3" style:base-cell-address="Sheet1.C249"/>
    </style:style>
    <style:style style:name="ce547" style:family="table-cell" style:parent-style-name="Default">
      <style:map style:condition="cell-content()=&quot;JD&quot;" style:apply-style-name="Untitled1" style:base-cell-address="Sheet1.C250"/>
      <style:map style:condition="cell-content()=&quot;Daniel&quot;" style:apply-style-name="Untitled2" style:base-cell-address="Sheet1.C250"/>
      <style:map style:condition="cell-content()=&quot;JuanSe&quot;" style:apply-style-name="Untitled3" style:base-cell-address="Sheet1.C250"/>
    </style:style>
    <style:style style:name="ce548" style:family="table-cell" style:parent-style-name="Default">
      <style:map style:condition="cell-content()=&quot;JD&quot;" style:apply-style-name="Untitled1" style:base-cell-address="Sheet1.C251"/>
      <style:map style:condition="cell-content()=&quot;Daniel&quot;" style:apply-style-name="Untitled2" style:base-cell-address="Sheet1.C251"/>
      <style:map style:condition="cell-content()=&quot;JuanSe&quot;" style:apply-style-name="Untitled3" style:base-cell-address="Sheet1.C251"/>
    </style:style>
    <style:style style:name="ce549" style:family="table-cell" style:parent-style-name="Default">
      <style:map style:condition="cell-content()=&quot;JD&quot;" style:apply-style-name="Untitled1" style:base-cell-address="Sheet1.C252"/>
      <style:map style:condition="cell-content()=&quot;Daniel&quot;" style:apply-style-name="Untitled2" style:base-cell-address="Sheet1.C252"/>
      <style:map style:condition="cell-content()=&quot;JuanSe&quot;" style:apply-style-name="Untitled3" style:base-cell-address="Sheet1.C252"/>
    </style:style>
    <style:style style:name="ce550" style:family="table-cell" style:parent-style-name="Default">
      <style:map style:condition="cell-content()=&quot;JD&quot;" style:apply-style-name="Untitled1" style:base-cell-address="Sheet1.C253"/>
      <style:map style:condition="cell-content()=&quot;Daniel&quot;" style:apply-style-name="Untitled2" style:base-cell-address="Sheet1.C253"/>
      <style:map style:condition="cell-content()=&quot;JuanSe&quot;" style:apply-style-name="Untitled3" style:base-cell-address="Sheet1.C253"/>
    </style:style>
    <style:style style:name="ce551" style:family="table-cell" style:parent-style-name="Default">
      <style:map style:condition="cell-content()=&quot;JD&quot;" style:apply-style-name="Untitled1" style:base-cell-address="Sheet1.C254"/>
      <style:map style:condition="cell-content()=&quot;Daniel&quot;" style:apply-style-name="Untitled2" style:base-cell-address="Sheet1.C254"/>
      <style:map style:condition="cell-content()=&quot;JuanSe&quot;" style:apply-style-name="Untitled3" style:base-cell-address="Sheet1.C254"/>
    </style:style>
    <style:style style:name="ce552" style:family="table-cell" style:parent-style-name="Default">
      <style:map style:condition="cell-content()=&quot;JD&quot;" style:apply-style-name="Untitled1" style:base-cell-address="Sheet1.C255"/>
      <style:map style:condition="cell-content()=&quot;Daniel&quot;" style:apply-style-name="Untitled2" style:base-cell-address="Sheet1.C255"/>
      <style:map style:condition="cell-content()=&quot;JuanSe&quot;" style:apply-style-name="Untitled3" style:base-cell-address="Sheet1.C255"/>
    </style:style>
    <style:style style:name="ce553" style:family="table-cell" style:parent-style-name="Default">
      <style:map style:condition="cell-content()=&quot;JD&quot;" style:apply-style-name="Untitled1" style:base-cell-address="Sheet1.C256"/>
      <style:map style:condition="cell-content()=&quot;Daniel&quot;" style:apply-style-name="Untitled2" style:base-cell-address="Sheet1.C256"/>
      <style:map style:condition="cell-content()=&quot;JuanSe&quot;" style:apply-style-name="Untitled3" style:base-cell-address="Sheet1.C256"/>
    </style:style>
    <style:style style:name="ce554" style:family="table-cell" style:parent-style-name="Default">
      <style:map style:condition="cell-content()=&quot;JD&quot;" style:apply-style-name="Untitled1" style:base-cell-address="Sheet1.C257"/>
      <style:map style:condition="cell-content()=&quot;Daniel&quot;" style:apply-style-name="Untitled2" style:base-cell-address="Sheet1.C257"/>
      <style:map style:condition="cell-content()=&quot;JuanSe&quot;" style:apply-style-name="Untitled3" style:base-cell-address="Sheet1.C257"/>
    </style:style>
    <style:style style:name="ce555" style:family="table-cell" style:parent-style-name="Default">
      <style:map style:condition="cell-content()=&quot;JD&quot;" style:apply-style-name="Untitled1" style:base-cell-address="Sheet1.C258"/>
      <style:map style:condition="cell-content()=&quot;Daniel&quot;" style:apply-style-name="Untitled2" style:base-cell-address="Sheet1.C258"/>
      <style:map style:condition="cell-content()=&quot;JuanSe&quot;" style:apply-style-name="Untitled3" style:base-cell-address="Sheet1.C258"/>
    </style:style>
    <style:style style:name="ce556" style:family="table-cell" style:parent-style-name="Default">
      <style:map style:condition="cell-content()=&quot;JD&quot;" style:apply-style-name="Untitled1" style:base-cell-address="Sheet1.C259"/>
      <style:map style:condition="cell-content()=&quot;Daniel&quot;" style:apply-style-name="Untitled2" style:base-cell-address="Sheet1.C259"/>
      <style:map style:condition="cell-content()=&quot;JuanSe&quot;" style:apply-style-name="Untitled3" style:base-cell-address="Sheet1.C259"/>
    </style:style>
    <style:style style:name="ce557" style:family="table-cell" style:parent-style-name="Default">
      <style:map style:condition="cell-content()=&quot;JD&quot;" style:apply-style-name="Untitled1" style:base-cell-address="Sheet1.C260"/>
      <style:map style:condition="cell-content()=&quot;Daniel&quot;" style:apply-style-name="Untitled2" style:base-cell-address="Sheet1.C260"/>
      <style:map style:condition="cell-content()=&quot;JuanSe&quot;" style:apply-style-name="Untitled3" style:base-cell-address="Sheet1.C260"/>
    </style:style>
    <style:style style:name="ce558" style:family="table-cell" style:parent-style-name="Default">
      <style:map style:condition="cell-content()=&quot;JD&quot;" style:apply-style-name="Untitled1" style:base-cell-address="Sheet1.C261"/>
      <style:map style:condition="cell-content()=&quot;Daniel&quot;" style:apply-style-name="Untitled2" style:base-cell-address="Sheet1.C261"/>
      <style:map style:condition="cell-content()=&quot;JuanSe&quot;" style:apply-style-name="Untitled3" style:base-cell-address="Sheet1.C261"/>
    </style:style>
    <style:style style:name="ce559" style:family="table-cell" style:parent-style-name="Default">
      <style:map style:condition="cell-content()=&quot;JD&quot;" style:apply-style-name="Untitled1" style:base-cell-address="Sheet1.C262"/>
      <style:map style:condition="cell-content()=&quot;Daniel&quot;" style:apply-style-name="Untitled2" style:base-cell-address="Sheet1.C262"/>
      <style:map style:condition="cell-content()=&quot;JuanSe&quot;" style:apply-style-name="Untitled3" style:base-cell-address="Sheet1.C262"/>
    </style:style>
    <style:style style:name="ce560" style:family="table-cell" style:parent-style-name="Default">
      <style:map style:condition="cell-content()=&quot;JD&quot;" style:apply-style-name="Untitled1" style:base-cell-address="Sheet1.C263"/>
      <style:map style:condition="cell-content()=&quot;Daniel&quot;" style:apply-style-name="Untitled2" style:base-cell-address="Sheet1.C263"/>
      <style:map style:condition="cell-content()=&quot;JuanSe&quot;" style:apply-style-name="Untitled3" style:base-cell-address="Sheet1.C263"/>
    </style:style>
    <style:style style:name="ce561" style:family="table-cell" style:parent-style-name="Default">
      <style:map style:condition="cell-content()=&quot;JD&quot;" style:apply-style-name="Untitled1" style:base-cell-address="Sheet1.C264"/>
      <style:map style:condition="cell-content()=&quot;Daniel&quot;" style:apply-style-name="Untitled2" style:base-cell-address="Sheet1.C264"/>
      <style:map style:condition="cell-content()=&quot;JuanSe&quot;" style:apply-style-name="Untitled3" style:base-cell-address="Sheet1.C264"/>
    </style:style>
    <style:style style:name="ce562" style:family="table-cell" style:parent-style-name="Default">
      <style:map style:condition="cell-content()=&quot;JD&quot;" style:apply-style-name="Untitled1" style:base-cell-address="Sheet1.C265"/>
      <style:map style:condition="cell-content()=&quot;Daniel&quot;" style:apply-style-name="Untitled2" style:base-cell-address="Sheet1.C265"/>
      <style:map style:condition="cell-content()=&quot;JuanSe&quot;" style:apply-style-name="Untitled3" style:base-cell-address="Sheet1.C265"/>
    </style:style>
    <style:style style:name="ce563" style:family="table-cell" style:parent-style-name="Default">
      <style:map style:condition="cell-content()=&quot;JD&quot;" style:apply-style-name="Untitled1" style:base-cell-address="Sheet1.C266"/>
      <style:map style:condition="cell-content()=&quot;Daniel&quot;" style:apply-style-name="Untitled2" style:base-cell-address="Sheet1.C266"/>
      <style:map style:condition="cell-content()=&quot;JuanSe&quot;" style:apply-style-name="Untitled3" style:base-cell-address="Sheet1.C266"/>
    </style:style>
    <style:style style:name="ce564" style:family="table-cell" style:parent-style-name="Default">
      <style:map style:condition="cell-content()=&quot;JD&quot;" style:apply-style-name="Untitled1" style:base-cell-address="Sheet1.C267"/>
      <style:map style:condition="cell-content()=&quot;Daniel&quot;" style:apply-style-name="Untitled2" style:base-cell-address="Sheet1.C267"/>
      <style:map style:condition="cell-content()=&quot;JuanSe&quot;" style:apply-style-name="Untitled3" style:base-cell-address="Sheet1.C267"/>
    </style:style>
    <style:style style:name="ce565" style:family="table-cell" style:parent-style-name="Default">
      <style:map style:condition="cell-content()=&quot;JD&quot;" style:apply-style-name="Untitled1" style:base-cell-address="Sheet1.C268"/>
      <style:map style:condition="cell-content()=&quot;Daniel&quot;" style:apply-style-name="Untitled2" style:base-cell-address="Sheet1.C268"/>
      <style:map style:condition="cell-content()=&quot;JuanSe&quot;" style:apply-style-name="Untitled3" style:base-cell-address="Sheet1.C268"/>
    </style:style>
    <style:style style:name="ce566" style:family="table-cell" style:parent-style-name="Default">
      <style:map style:condition="cell-content()=&quot;JD&quot;" style:apply-style-name="Untitled1" style:base-cell-address="Sheet1.C269"/>
      <style:map style:condition="cell-content()=&quot;Daniel&quot;" style:apply-style-name="Untitled2" style:base-cell-address="Sheet1.C269"/>
      <style:map style:condition="cell-content()=&quot;JuanSe&quot;" style:apply-style-name="Untitled3" style:base-cell-address="Sheet1.C269"/>
    </style:style>
    <style:style style:name="ce567" style:family="table-cell" style:parent-style-name="Default">
      <style:map style:condition="cell-content()=&quot;JD&quot;" style:apply-style-name="Untitled1" style:base-cell-address="Sheet1.C270"/>
      <style:map style:condition="cell-content()=&quot;Daniel&quot;" style:apply-style-name="Untitled2" style:base-cell-address="Sheet1.C270"/>
      <style:map style:condition="cell-content()=&quot;JuanSe&quot;" style:apply-style-name="Untitled3" style:base-cell-address="Sheet1.C270"/>
    </style:style>
    <style:style style:name="ce568" style:family="table-cell" style:parent-style-name="Default">
      <style:map style:condition="cell-content()=&quot;JD&quot;" style:apply-style-name="Untitled1" style:base-cell-address="Sheet1.C271"/>
      <style:map style:condition="cell-content()=&quot;Daniel&quot;" style:apply-style-name="Untitled2" style:base-cell-address="Sheet1.C271"/>
      <style:map style:condition="cell-content()=&quot;JuanSe&quot;" style:apply-style-name="Untitled3" style:base-cell-address="Sheet1.C271"/>
    </style:style>
    <style:style style:name="ce569" style:family="table-cell" style:parent-style-name="Default">
      <style:map style:condition="cell-content()=&quot;JD&quot;" style:apply-style-name="Untitled1" style:base-cell-address="Sheet1.C272"/>
      <style:map style:condition="cell-content()=&quot;Daniel&quot;" style:apply-style-name="Untitled2" style:base-cell-address="Sheet1.C272"/>
      <style:map style:condition="cell-content()=&quot;JuanSe&quot;" style:apply-style-name="Untitled3" style:base-cell-address="Sheet1.C272"/>
    </style:style>
    <style:style style:name="ce570" style:family="table-cell" style:parent-style-name="Default">
      <style:map style:condition="cell-content()=&quot;JD&quot;" style:apply-style-name="Untitled1" style:base-cell-address="Sheet1.C273"/>
      <style:map style:condition="cell-content()=&quot;Daniel&quot;" style:apply-style-name="Untitled2" style:base-cell-address="Sheet1.C273"/>
      <style:map style:condition="cell-content()=&quot;JuanSe&quot;" style:apply-style-name="Untitled3" style:base-cell-address="Sheet1.C273"/>
    </style:style>
    <style:style style:name="ce571" style:family="table-cell" style:parent-style-name="Default">
      <style:map style:condition="cell-content()=&quot;JD&quot;" style:apply-style-name="Untitled1" style:base-cell-address="Sheet1.C274"/>
      <style:map style:condition="cell-content()=&quot;Daniel&quot;" style:apply-style-name="Untitled2" style:base-cell-address="Sheet1.C274"/>
      <style:map style:condition="cell-content()=&quot;JuanSe&quot;" style:apply-style-name="Untitled3" style:base-cell-address="Sheet1.C274"/>
    </style:style>
    <style:style style:name="ce572" style:family="table-cell" style:parent-style-name="Default">
      <style:map style:condition="cell-content()=&quot;JD&quot;" style:apply-style-name="Untitled1" style:base-cell-address="Sheet1.C275"/>
      <style:map style:condition="cell-content()=&quot;Daniel&quot;" style:apply-style-name="Untitled2" style:base-cell-address="Sheet1.C275"/>
      <style:map style:condition="cell-content()=&quot;JuanSe&quot;" style:apply-style-name="Untitled3" style:base-cell-address="Sheet1.C275"/>
    </style:style>
    <style:style style:name="ce573" style:family="table-cell" style:parent-style-name="Default">
      <style:map style:condition="cell-content()=&quot;JD&quot;" style:apply-style-name="Untitled1" style:base-cell-address="Sheet1.C276"/>
      <style:map style:condition="cell-content()=&quot;Daniel&quot;" style:apply-style-name="Untitled2" style:base-cell-address="Sheet1.C276"/>
      <style:map style:condition="cell-content()=&quot;JuanSe&quot;" style:apply-style-name="Untitled3" style:base-cell-address="Sheet1.C276"/>
    </style:style>
    <style:style style:name="ce574" style:family="table-cell" style:parent-style-name="Default">
      <style:map style:condition="cell-content()=&quot;JD&quot;" style:apply-style-name="Untitled1" style:base-cell-address="Sheet1.C277"/>
      <style:map style:condition="cell-content()=&quot;Daniel&quot;" style:apply-style-name="Untitled2" style:base-cell-address="Sheet1.C277"/>
      <style:map style:condition="cell-content()=&quot;JuanSe&quot;" style:apply-style-name="Untitled3" style:base-cell-address="Sheet1.C277"/>
    </style:style>
    <style:style style:name="ce575" style:family="table-cell" style:parent-style-name="Default">
      <style:map style:condition="cell-content()=&quot;JD&quot;" style:apply-style-name="Untitled1" style:base-cell-address="Sheet1.C278"/>
      <style:map style:condition="cell-content()=&quot;Daniel&quot;" style:apply-style-name="Untitled2" style:base-cell-address="Sheet1.C278"/>
      <style:map style:condition="cell-content()=&quot;JuanSe&quot;" style:apply-style-name="Untitled3" style:base-cell-address="Sheet1.C278"/>
    </style:style>
    <style:style style:name="ce576" style:family="table-cell" style:parent-style-name="Default">
      <style:map style:condition="cell-content()=&quot;JD&quot;" style:apply-style-name="Untitled1" style:base-cell-address="Sheet1.C279"/>
      <style:map style:condition="cell-content()=&quot;Daniel&quot;" style:apply-style-name="Untitled2" style:base-cell-address="Sheet1.C279"/>
      <style:map style:condition="cell-content()=&quot;JuanSe&quot;" style:apply-style-name="Untitled3" style:base-cell-address="Sheet1.C279"/>
    </style:style>
    <style:style style:name="ce577" style:family="table-cell" style:parent-style-name="Default">
      <style:map style:condition="cell-content()=&quot;JD&quot;" style:apply-style-name="Untitled1" style:base-cell-address="Sheet1.C280"/>
      <style:map style:condition="cell-content()=&quot;Daniel&quot;" style:apply-style-name="Untitled2" style:base-cell-address="Sheet1.C280"/>
      <style:map style:condition="cell-content()=&quot;JuanSe&quot;" style:apply-style-name="Untitled3" style:base-cell-address="Sheet1.C280"/>
    </style:style>
    <style:style style:name="ce578" style:family="table-cell" style:parent-style-name="Default">
      <style:map style:condition="cell-content()=&quot;JD&quot;" style:apply-style-name="Untitled1" style:base-cell-address="Sheet1.C281"/>
      <style:map style:condition="cell-content()=&quot;Daniel&quot;" style:apply-style-name="Untitled2" style:base-cell-address="Sheet1.C281"/>
      <style:map style:condition="cell-content()=&quot;JuanSe&quot;" style:apply-style-name="Untitled3" style:base-cell-address="Sheet1.C281"/>
    </style:style>
    <style:style style:name="ce579" style:family="table-cell" style:parent-style-name="Default">
      <style:map style:condition="cell-content()=&quot;JD&quot;" style:apply-style-name="Untitled1" style:base-cell-address="Sheet1.C282"/>
      <style:map style:condition="cell-content()=&quot;Daniel&quot;" style:apply-style-name="Untitled2" style:base-cell-address="Sheet1.C282"/>
      <style:map style:condition="cell-content()=&quot;JuanSe&quot;" style:apply-style-name="Untitled3" style:base-cell-address="Sheet1.C282"/>
    </style:style>
    <style:style style:name="ce580" style:family="table-cell" style:parent-style-name="Default">
      <style:map style:condition="cell-content()=&quot;JD&quot;" style:apply-style-name="Untitled1" style:base-cell-address="Sheet1.C283"/>
      <style:map style:condition="cell-content()=&quot;Daniel&quot;" style:apply-style-name="Untitled2" style:base-cell-address="Sheet1.C283"/>
      <style:map style:condition="cell-content()=&quot;JuanSe&quot;" style:apply-style-name="Untitled3" style:base-cell-address="Sheet1.C283"/>
    </style:style>
    <style:style style:name="ce581" style:family="table-cell" style:parent-style-name="Default">
      <style:map style:condition="cell-content()=&quot;JD&quot;" style:apply-style-name="Untitled1" style:base-cell-address="Sheet1.C284"/>
      <style:map style:condition="cell-content()=&quot;Daniel&quot;" style:apply-style-name="Untitled2" style:base-cell-address="Sheet1.C284"/>
      <style:map style:condition="cell-content()=&quot;JuanSe&quot;" style:apply-style-name="Untitled3" style:base-cell-address="Sheet1.C284"/>
    </style:style>
    <style:style style:name="ce582" style:family="table-cell" style:parent-style-name="Default">
      <style:map style:condition="cell-content()=&quot;JD&quot;" style:apply-style-name="Untitled1" style:base-cell-address="Sheet1.C285"/>
      <style:map style:condition="cell-content()=&quot;Daniel&quot;" style:apply-style-name="Untitled2" style:base-cell-address="Sheet1.C285"/>
      <style:map style:condition="cell-content()=&quot;JuanSe&quot;" style:apply-style-name="Untitled3" style:base-cell-address="Sheet1.C285"/>
    </style:style>
    <style:style style:name="ce583" style:family="table-cell" style:parent-style-name="Default">
      <style:map style:condition="cell-content()=&quot;JD&quot;" style:apply-style-name="Untitled1" style:base-cell-address="Sheet1.C286"/>
      <style:map style:condition="cell-content()=&quot;Daniel&quot;" style:apply-style-name="Untitled2" style:base-cell-address="Sheet1.C286"/>
      <style:map style:condition="cell-content()=&quot;JuanSe&quot;" style:apply-style-name="Untitled3" style:base-cell-address="Sheet1.C286"/>
    </style:style>
    <style:style style:name="ce584" style:family="table-cell" style:parent-style-name="Default">
      <style:map style:condition="cell-content()=&quot;JD&quot;" style:apply-style-name="Untitled1" style:base-cell-address="Sheet1.C287"/>
      <style:map style:condition="cell-content()=&quot;Daniel&quot;" style:apply-style-name="Untitled2" style:base-cell-address="Sheet1.C287"/>
      <style:map style:condition="cell-content()=&quot;JuanSe&quot;" style:apply-style-name="Untitled3" style:base-cell-address="Sheet1.C287"/>
    </style:style>
    <style:style style:name="ce585" style:family="table-cell" style:parent-style-name="Default">
      <style:map style:condition="cell-content()=&quot;JD&quot;" style:apply-style-name="Untitled1" style:base-cell-address="Sheet1.C288"/>
      <style:map style:condition="cell-content()=&quot;Daniel&quot;" style:apply-style-name="Untitled2" style:base-cell-address="Sheet1.C288"/>
      <style:map style:condition="cell-content()=&quot;JuanSe&quot;" style:apply-style-name="Untitled3" style:base-cell-address="Sheet1.C288"/>
    </style:style>
    <style:style style:name="ce586" style:family="table-cell" style:parent-style-name="Default">
      <style:map style:condition="cell-content()=&quot;JD&quot;" style:apply-style-name="Untitled1" style:base-cell-address="Sheet1.C289"/>
      <style:map style:condition="cell-content()=&quot;Daniel&quot;" style:apply-style-name="Untitled2" style:base-cell-address="Sheet1.C289"/>
      <style:map style:condition="cell-content()=&quot;JuanSe&quot;" style:apply-style-name="Untitled3" style:base-cell-address="Sheet1.C289"/>
    </style:style>
    <style:style style:name="ce587" style:family="table-cell" style:parent-style-name="Default">
      <style:map style:condition="cell-content()=&quot;JD&quot;" style:apply-style-name="Untitled1" style:base-cell-address="Sheet1.C290"/>
      <style:map style:condition="cell-content()=&quot;Daniel&quot;" style:apply-style-name="Untitled2" style:base-cell-address="Sheet1.C290"/>
      <style:map style:condition="cell-content()=&quot;JuanSe&quot;" style:apply-style-name="Untitled3" style:base-cell-address="Sheet1.C290"/>
    </style:style>
    <style:style style:name="ce588" style:family="table-cell" style:parent-style-name="Default">
      <style:map style:condition="cell-content()=&quot;JD&quot;" style:apply-style-name="Untitled1" style:base-cell-address="Sheet1.C291"/>
      <style:map style:condition="cell-content()=&quot;Daniel&quot;" style:apply-style-name="Untitled2" style:base-cell-address="Sheet1.C291"/>
      <style:map style:condition="cell-content()=&quot;JuanSe&quot;" style:apply-style-name="Untitled3" style:base-cell-address="Sheet1.C291"/>
    </style:style>
    <style:style style:name="ce589" style:family="table-cell" style:parent-style-name="Default">
      <style:map style:condition="cell-content()=&quot;JD&quot;" style:apply-style-name="Untitled1" style:base-cell-address="Sheet1.C292"/>
      <style:map style:condition="cell-content()=&quot;Daniel&quot;" style:apply-style-name="Untitled2" style:base-cell-address="Sheet1.C292"/>
      <style:map style:condition="cell-content()=&quot;JuanSe&quot;" style:apply-style-name="Untitled3" style:base-cell-address="Sheet1.C292"/>
    </style:style>
    <style:style style:name="ce590" style:family="table-cell" style:parent-style-name="Default">
      <style:map style:condition="cell-content()=&quot;JD&quot;" style:apply-style-name="Untitled1" style:base-cell-address="Sheet1.C293"/>
      <style:map style:condition="cell-content()=&quot;Daniel&quot;" style:apply-style-name="Untitled2" style:base-cell-address="Sheet1.C293"/>
      <style:map style:condition="cell-content()=&quot;JuanSe&quot;" style:apply-style-name="Untitled3" style:base-cell-address="Sheet1.C293"/>
    </style:style>
    <style:style style:name="ce591" style:family="table-cell" style:parent-style-name="Default">
      <style:map style:condition="cell-content()=&quot;JD&quot;" style:apply-style-name="Untitled1" style:base-cell-address="Sheet1.C294"/>
      <style:map style:condition="cell-content()=&quot;Daniel&quot;" style:apply-style-name="Untitled2" style:base-cell-address="Sheet1.C294"/>
      <style:map style:condition="cell-content()=&quot;JuanSe&quot;" style:apply-style-name="Untitled3" style:base-cell-address="Sheet1.C294"/>
    </style:style>
    <style:style style:name="ce592" style:family="table-cell" style:parent-style-name="Default">
      <style:map style:condition="cell-content()=&quot;JD&quot;" style:apply-style-name="Untitled1" style:base-cell-address="Sheet1.C295"/>
      <style:map style:condition="cell-content()=&quot;Daniel&quot;" style:apply-style-name="Untitled2" style:base-cell-address="Sheet1.C295"/>
      <style:map style:condition="cell-content()=&quot;JuanSe&quot;" style:apply-style-name="Untitled3" style:base-cell-address="Sheet1.C295"/>
    </style:style>
    <style:style style:name="ce593" style:family="table-cell" style:parent-style-name="Default">
      <style:map style:condition="cell-content()=&quot;JD&quot;" style:apply-style-name="Untitled1" style:base-cell-address="Sheet1.C296"/>
      <style:map style:condition="cell-content()=&quot;Daniel&quot;" style:apply-style-name="Untitled2" style:base-cell-address="Sheet1.C296"/>
      <style:map style:condition="cell-content()=&quot;JuanSe&quot;" style:apply-style-name="Untitled3" style:base-cell-address="Sheet1.C296"/>
    </style:style>
    <style:style style:name="ce594" style:family="table-cell" style:parent-style-name="Default">
      <style:map style:condition="cell-content()=&quot;JD&quot;" style:apply-style-name="Untitled1" style:base-cell-address="Sheet1.C297"/>
      <style:map style:condition="cell-content()=&quot;Daniel&quot;" style:apply-style-name="Untitled2" style:base-cell-address="Sheet1.C297"/>
      <style:map style:condition="cell-content()=&quot;JuanSe&quot;" style:apply-style-name="Untitled3" style:base-cell-address="Sheet1.C297"/>
    </style:style>
    <style:style style:name="ce595" style:family="table-cell" style:parent-style-name="Default">
      <style:map style:condition="cell-content()=&quot;JD&quot;" style:apply-style-name="Untitled1" style:base-cell-address="Sheet1.C298"/>
      <style:map style:condition="cell-content()=&quot;Daniel&quot;" style:apply-style-name="Untitled2" style:base-cell-address="Sheet1.C298"/>
      <style:map style:condition="cell-content()=&quot;JuanSe&quot;" style:apply-style-name="Untitled3" style:base-cell-address="Sheet1.C298"/>
    </style:style>
    <style:style style:name="ce596" style:family="table-cell" style:parent-style-name="Default">
      <style:map style:condition="cell-content()=&quot;JD&quot;" style:apply-style-name="Untitled1" style:base-cell-address="Sheet1.C299"/>
      <style:map style:condition="cell-content()=&quot;Daniel&quot;" style:apply-style-name="Untitled2" style:base-cell-address="Sheet1.C299"/>
      <style:map style:condition="cell-content()=&quot;JuanSe&quot;" style:apply-style-name="Untitled3" style:base-cell-address="Sheet1.C299"/>
    </style:style>
    <style:style style:name="ce597" style:family="table-cell" style:parent-style-name="Default">
      <style:map style:condition="cell-content()=&quot;JD&quot;" style:apply-style-name="Untitled1" style:base-cell-address="Sheet1.D2"/>
      <style:map style:condition="cell-content()=&quot;Daniel&quot;" style:apply-style-name="Untitled2" style:base-cell-address="Sheet1.D2"/>
      <style:map style:condition="cell-content()=&quot;JuanSe&quot;" style:apply-style-name="Untitled3" style:base-cell-address="Sheet1.D2"/>
    </style:style>
    <style:style style:name="ce598" style:family="table-cell" style:parent-style-name="Default">
      <style:map style:condition="cell-content()=&quot;JD&quot;" style:apply-style-name="Untitled1" style:base-cell-address="Sheet1.D3"/>
      <style:map style:condition="cell-content()=&quot;Daniel&quot;" style:apply-style-name="Untitled2" style:base-cell-address="Sheet1.D3"/>
      <style:map style:condition="cell-content()=&quot;JuanSe&quot;" style:apply-style-name="Untitled3" style:base-cell-address="Sheet1.D3"/>
    </style:style>
    <style:style style:name="ce599" style:family="table-cell" style:parent-style-name="Default">
      <style:map style:condition="cell-content()=&quot;JD&quot;" style:apply-style-name="Untitled1" style:base-cell-address="Sheet1.D4"/>
      <style:map style:condition="cell-content()=&quot;Daniel&quot;" style:apply-style-name="Untitled2" style:base-cell-address="Sheet1.D4"/>
      <style:map style:condition="cell-content()=&quot;JuanSe&quot;" style:apply-style-name="Untitled3" style:base-cell-address="Sheet1.D4"/>
    </style:style>
    <style:style style:name="ce600" style:family="table-cell" style:parent-style-name="Default">
      <style:map style:condition="cell-content()=&quot;JD&quot;" style:apply-style-name="Untitled1" style:base-cell-address="Sheet1.D5"/>
      <style:map style:condition="cell-content()=&quot;Daniel&quot;" style:apply-style-name="Untitled2" style:base-cell-address="Sheet1.D5"/>
      <style:map style:condition="cell-content()=&quot;JuanSe&quot;" style:apply-style-name="Untitled3" style:base-cell-address="Sheet1.D5"/>
    </style:style>
    <style:style style:name="ce601" style:family="table-cell" style:parent-style-name="Default">
      <style:map style:condition="cell-content()=&quot;JD&quot;" style:apply-style-name="Untitled1" style:base-cell-address="Sheet1.D6"/>
      <style:map style:condition="cell-content()=&quot;Daniel&quot;" style:apply-style-name="Untitled2" style:base-cell-address="Sheet1.D6"/>
      <style:map style:condition="cell-content()=&quot;JuanSe&quot;" style:apply-style-name="Untitled3" style:base-cell-address="Sheet1.D6"/>
    </style:style>
    <style:style style:name="ce602" style:family="table-cell" style:parent-style-name="Default">
      <style:map style:condition="cell-content()=&quot;JD&quot;" style:apply-style-name="Untitled1" style:base-cell-address="Sheet1.D7"/>
      <style:map style:condition="cell-content()=&quot;Daniel&quot;" style:apply-style-name="Untitled2" style:base-cell-address="Sheet1.D7"/>
      <style:map style:condition="cell-content()=&quot;JuanSe&quot;" style:apply-style-name="Untitled3" style:base-cell-address="Sheet1.D7"/>
    </style:style>
    <style:style style:name="ce603" style:family="table-cell" style:parent-style-name="Default">
      <style:map style:condition="cell-content()=&quot;JD&quot;" style:apply-style-name="Untitled1" style:base-cell-address="Sheet1.D8"/>
      <style:map style:condition="cell-content()=&quot;Daniel&quot;" style:apply-style-name="Untitled2" style:base-cell-address="Sheet1.D8"/>
      <style:map style:condition="cell-content()=&quot;JuanSe&quot;" style:apply-style-name="Untitled3" style:base-cell-address="Sheet1.D8"/>
    </style:style>
    <style:style style:name="ce604" style:family="table-cell" style:parent-style-name="Default">
      <style:map style:condition="cell-content()=&quot;JD&quot;" style:apply-style-name="Untitled1" style:base-cell-address="Sheet1.D9"/>
      <style:map style:condition="cell-content()=&quot;Daniel&quot;" style:apply-style-name="Untitled2" style:base-cell-address="Sheet1.D9"/>
      <style:map style:condition="cell-content()=&quot;JuanSe&quot;" style:apply-style-name="Untitled3" style:base-cell-address="Sheet1.D9"/>
    </style:style>
    <style:style style:name="ce605" style:family="table-cell" style:parent-style-name="Default">
      <style:map style:condition="cell-content()=&quot;JD&quot;" style:apply-style-name="Untitled1" style:base-cell-address="Sheet1.D10"/>
      <style:map style:condition="cell-content()=&quot;Daniel&quot;" style:apply-style-name="Untitled2" style:base-cell-address="Sheet1.D10"/>
      <style:map style:condition="cell-content()=&quot;JuanSe&quot;" style:apply-style-name="Untitled3" style:base-cell-address="Sheet1.D10"/>
    </style:style>
    <style:style style:name="ce606" style:family="table-cell" style:parent-style-name="Default">
      <style:map style:condition="cell-content()=&quot;JD&quot;" style:apply-style-name="Untitled1" style:base-cell-address="Sheet1.D11"/>
      <style:map style:condition="cell-content()=&quot;Daniel&quot;" style:apply-style-name="Untitled2" style:base-cell-address="Sheet1.D11"/>
      <style:map style:condition="cell-content()=&quot;JuanSe&quot;" style:apply-style-name="Untitled3" style:base-cell-address="Sheet1.D11"/>
    </style:style>
    <style:style style:name="ce607" style:family="table-cell" style:parent-style-name="Default">
      <style:map style:condition="cell-content()=&quot;JD&quot;" style:apply-style-name="Untitled1" style:base-cell-address="Sheet1.D12"/>
      <style:map style:condition="cell-content()=&quot;Daniel&quot;" style:apply-style-name="Untitled2" style:base-cell-address="Sheet1.D12"/>
      <style:map style:condition="cell-content()=&quot;JuanSe&quot;" style:apply-style-name="Untitled3" style:base-cell-address="Sheet1.D12"/>
    </style:style>
    <style:style style:name="ce608" style:family="table-cell" style:parent-style-name="Default">
      <style:map style:condition="cell-content()=&quot;JD&quot;" style:apply-style-name="Untitled1" style:base-cell-address="Sheet1.D13"/>
      <style:map style:condition="cell-content()=&quot;Daniel&quot;" style:apply-style-name="Untitled2" style:base-cell-address="Sheet1.D13"/>
      <style:map style:condition="cell-content()=&quot;JuanSe&quot;" style:apply-style-name="Untitled3" style:base-cell-address="Sheet1.D13"/>
    </style:style>
    <style:style style:name="ce609" style:family="table-cell" style:parent-style-name="Default">
      <style:map style:condition="cell-content()=&quot;JD&quot;" style:apply-style-name="Untitled1" style:base-cell-address="Sheet1.D14"/>
      <style:map style:condition="cell-content()=&quot;Daniel&quot;" style:apply-style-name="Untitled2" style:base-cell-address="Sheet1.D14"/>
      <style:map style:condition="cell-content()=&quot;JuanSe&quot;" style:apply-style-name="Untitled3" style:base-cell-address="Sheet1.D14"/>
    </style:style>
    <style:style style:name="ce610" style:family="table-cell" style:parent-style-name="Default">
      <style:map style:condition="cell-content()=&quot;JD&quot;" style:apply-style-name="Untitled1" style:base-cell-address="Sheet1.D15"/>
      <style:map style:condition="cell-content()=&quot;Daniel&quot;" style:apply-style-name="Untitled2" style:base-cell-address="Sheet1.D15"/>
      <style:map style:condition="cell-content()=&quot;JuanSe&quot;" style:apply-style-name="Untitled3" style:base-cell-address="Sheet1.D15"/>
    </style:style>
    <style:style style:name="ce611" style:family="table-cell" style:parent-style-name="Default">
      <style:map style:condition="cell-content()=&quot;JD&quot;" style:apply-style-name="Untitled1" style:base-cell-address="Sheet1.D16"/>
      <style:map style:condition="cell-content()=&quot;Daniel&quot;" style:apply-style-name="Untitled2" style:base-cell-address="Sheet1.D16"/>
      <style:map style:condition="cell-content()=&quot;JuanSe&quot;" style:apply-style-name="Untitled3" style:base-cell-address="Sheet1.D16"/>
    </style:style>
    <style:style style:name="ce612" style:family="table-cell" style:parent-style-name="Default">
      <style:map style:condition="cell-content()=&quot;JD&quot;" style:apply-style-name="Untitled1" style:base-cell-address="Sheet1.D17"/>
      <style:map style:condition="cell-content()=&quot;Daniel&quot;" style:apply-style-name="Untitled2" style:base-cell-address="Sheet1.D17"/>
      <style:map style:condition="cell-content()=&quot;JuanSe&quot;" style:apply-style-name="Untitled3" style:base-cell-address="Sheet1.D17"/>
    </style:style>
    <style:style style:name="ce613" style:family="table-cell" style:parent-style-name="Default">
      <style:map style:condition="cell-content()=&quot;JD&quot;" style:apply-style-name="Untitled1" style:base-cell-address="Sheet1.D18"/>
      <style:map style:condition="cell-content()=&quot;Daniel&quot;" style:apply-style-name="Untitled2" style:base-cell-address="Sheet1.D18"/>
      <style:map style:condition="cell-content()=&quot;JuanSe&quot;" style:apply-style-name="Untitled3" style:base-cell-address="Sheet1.D18"/>
    </style:style>
    <style:style style:name="ce614" style:family="table-cell" style:parent-style-name="Default">
      <style:map style:condition="cell-content()=&quot;JD&quot;" style:apply-style-name="Untitled1" style:base-cell-address="Sheet1.D19"/>
      <style:map style:condition="cell-content()=&quot;Daniel&quot;" style:apply-style-name="Untitled2" style:base-cell-address="Sheet1.D19"/>
      <style:map style:condition="cell-content()=&quot;JuanSe&quot;" style:apply-style-name="Untitled3" style:base-cell-address="Sheet1.D19"/>
    </style:style>
    <style:style style:name="ce615" style:family="table-cell" style:parent-style-name="Default">
      <style:map style:condition="cell-content()=&quot;JD&quot;" style:apply-style-name="Untitled1" style:base-cell-address="Sheet1.D20"/>
      <style:map style:condition="cell-content()=&quot;Daniel&quot;" style:apply-style-name="Untitled2" style:base-cell-address="Sheet1.D20"/>
      <style:map style:condition="cell-content()=&quot;JuanSe&quot;" style:apply-style-name="Untitled3" style:base-cell-address="Sheet1.D20"/>
    </style:style>
    <style:style style:name="ce616" style:family="table-cell" style:parent-style-name="Default">
      <style:map style:condition="cell-content()=&quot;JD&quot;" style:apply-style-name="Untitled1" style:base-cell-address="Sheet1.D21"/>
      <style:map style:condition="cell-content()=&quot;Daniel&quot;" style:apply-style-name="Untitled2" style:base-cell-address="Sheet1.D21"/>
      <style:map style:condition="cell-content()=&quot;JuanSe&quot;" style:apply-style-name="Untitled3" style:base-cell-address="Sheet1.D21"/>
    </style:style>
    <style:style style:name="ce617" style:family="table-cell" style:parent-style-name="Default">
      <style:map style:condition="cell-content()=&quot;JD&quot;" style:apply-style-name="Untitled1" style:base-cell-address="Sheet1.D22"/>
      <style:map style:condition="cell-content()=&quot;Daniel&quot;" style:apply-style-name="Untitled2" style:base-cell-address="Sheet1.D22"/>
      <style:map style:condition="cell-content()=&quot;JuanSe&quot;" style:apply-style-name="Untitled3" style:base-cell-address="Sheet1.D22"/>
    </style:style>
    <style:style style:name="ce618" style:family="table-cell" style:parent-style-name="Default">
      <style:map style:condition="cell-content()=&quot;JD&quot;" style:apply-style-name="Untitled1" style:base-cell-address="Sheet1.D23"/>
      <style:map style:condition="cell-content()=&quot;Daniel&quot;" style:apply-style-name="Untitled2" style:base-cell-address="Sheet1.D23"/>
      <style:map style:condition="cell-content()=&quot;JuanSe&quot;" style:apply-style-name="Untitled3" style:base-cell-address="Sheet1.D23"/>
    </style:style>
    <style:style style:name="ce619" style:family="table-cell" style:parent-style-name="Default">
      <style:map style:condition="cell-content()=&quot;JD&quot;" style:apply-style-name="Untitled1" style:base-cell-address="Sheet1.D24"/>
      <style:map style:condition="cell-content()=&quot;Daniel&quot;" style:apply-style-name="Untitled2" style:base-cell-address="Sheet1.D24"/>
      <style:map style:condition="cell-content()=&quot;JuanSe&quot;" style:apply-style-name="Untitled3" style:base-cell-address="Sheet1.D24"/>
    </style:style>
    <style:style style:name="ce620" style:family="table-cell" style:parent-style-name="Default">
      <style:map style:condition="cell-content()=&quot;JD&quot;" style:apply-style-name="Untitled1" style:base-cell-address="Sheet1.D25"/>
      <style:map style:condition="cell-content()=&quot;Daniel&quot;" style:apply-style-name="Untitled2" style:base-cell-address="Sheet1.D25"/>
      <style:map style:condition="cell-content()=&quot;JuanSe&quot;" style:apply-style-name="Untitled3" style:base-cell-address="Sheet1.D25"/>
    </style:style>
    <style:style style:name="ce621" style:family="table-cell" style:parent-style-name="Default">
      <style:map style:condition="cell-content()=&quot;JD&quot;" style:apply-style-name="Untitled1" style:base-cell-address="Sheet1.D26"/>
      <style:map style:condition="cell-content()=&quot;Daniel&quot;" style:apply-style-name="Untitled2" style:base-cell-address="Sheet1.D26"/>
      <style:map style:condition="cell-content()=&quot;JuanSe&quot;" style:apply-style-name="Untitled3" style:base-cell-address="Sheet1.D26"/>
    </style:style>
    <style:style style:name="ce622" style:family="table-cell" style:parent-style-name="Default">
      <style:map style:condition="cell-content()=&quot;JD&quot;" style:apply-style-name="Untitled1" style:base-cell-address="Sheet1.D27"/>
      <style:map style:condition="cell-content()=&quot;Daniel&quot;" style:apply-style-name="Untitled2" style:base-cell-address="Sheet1.D27"/>
      <style:map style:condition="cell-content()=&quot;JuanSe&quot;" style:apply-style-name="Untitled3" style:base-cell-address="Sheet1.D27"/>
    </style:style>
    <style:style style:name="ce623" style:family="table-cell" style:parent-style-name="Default">
      <style:map style:condition="cell-content()=&quot;JD&quot;" style:apply-style-name="Untitled1" style:base-cell-address="Sheet1.D28"/>
      <style:map style:condition="cell-content()=&quot;Daniel&quot;" style:apply-style-name="Untitled2" style:base-cell-address="Sheet1.D28"/>
      <style:map style:condition="cell-content()=&quot;JuanSe&quot;" style:apply-style-name="Untitled3" style:base-cell-address="Sheet1.D28"/>
    </style:style>
    <style:style style:name="ce624" style:family="table-cell" style:parent-style-name="Default">
      <style:map style:condition="cell-content()=&quot;JD&quot;" style:apply-style-name="Untitled1" style:base-cell-address="Sheet1.D29"/>
      <style:map style:condition="cell-content()=&quot;Daniel&quot;" style:apply-style-name="Untitled2" style:base-cell-address="Sheet1.D29"/>
      <style:map style:condition="cell-content()=&quot;JuanSe&quot;" style:apply-style-name="Untitled3" style:base-cell-address="Sheet1.D29"/>
    </style:style>
    <style:style style:name="ce625" style:family="table-cell" style:parent-style-name="Default">
      <style:map style:condition="cell-content()=&quot;JD&quot;" style:apply-style-name="Untitled1" style:base-cell-address="Sheet1.D30"/>
      <style:map style:condition="cell-content()=&quot;Daniel&quot;" style:apply-style-name="Untitled2" style:base-cell-address="Sheet1.D30"/>
      <style:map style:condition="cell-content()=&quot;JuanSe&quot;" style:apply-style-name="Untitled3" style:base-cell-address="Sheet1.D30"/>
    </style:style>
    <style:style style:name="ce626" style:family="table-cell" style:parent-style-name="Default">
      <style:map style:condition="cell-content()=&quot;JD&quot;" style:apply-style-name="Untitled1" style:base-cell-address="Sheet1.D31"/>
      <style:map style:condition="cell-content()=&quot;Daniel&quot;" style:apply-style-name="Untitled2" style:base-cell-address="Sheet1.D31"/>
      <style:map style:condition="cell-content()=&quot;JuanSe&quot;" style:apply-style-name="Untitled3" style:base-cell-address="Sheet1.D31"/>
    </style:style>
    <style:style style:name="ce627" style:family="table-cell" style:parent-style-name="Default">
      <style:map style:condition="cell-content()=&quot;JD&quot;" style:apply-style-name="Untitled1" style:base-cell-address="Sheet1.D32"/>
      <style:map style:condition="cell-content()=&quot;Daniel&quot;" style:apply-style-name="Untitled2" style:base-cell-address="Sheet1.D32"/>
      <style:map style:condition="cell-content()=&quot;JuanSe&quot;" style:apply-style-name="Untitled3" style:base-cell-address="Sheet1.D32"/>
    </style:style>
    <style:style style:name="ce628" style:family="table-cell" style:parent-style-name="Default">
      <style:map style:condition="cell-content()=&quot;JD&quot;" style:apply-style-name="Untitled1" style:base-cell-address="Sheet1.D33"/>
      <style:map style:condition="cell-content()=&quot;Daniel&quot;" style:apply-style-name="Untitled2" style:base-cell-address="Sheet1.D33"/>
      <style:map style:condition="cell-content()=&quot;JuanSe&quot;" style:apply-style-name="Untitled3" style:base-cell-address="Sheet1.D33"/>
    </style:style>
    <style:style style:name="ce629" style:family="table-cell" style:parent-style-name="Default">
      <style:map style:condition="cell-content()=&quot;JD&quot;" style:apply-style-name="Untitled1" style:base-cell-address="Sheet1.D34"/>
      <style:map style:condition="cell-content()=&quot;Daniel&quot;" style:apply-style-name="Untitled2" style:base-cell-address="Sheet1.D34"/>
      <style:map style:condition="cell-content()=&quot;JuanSe&quot;" style:apply-style-name="Untitled3" style:base-cell-address="Sheet1.D34"/>
    </style:style>
    <style:style style:name="ce630" style:family="table-cell" style:parent-style-name="Default">
      <style:map style:condition="cell-content()=&quot;JD&quot;" style:apply-style-name="Untitled1" style:base-cell-address="Sheet1.D35"/>
      <style:map style:condition="cell-content()=&quot;Daniel&quot;" style:apply-style-name="Untitled2" style:base-cell-address="Sheet1.D35"/>
      <style:map style:condition="cell-content()=&quot;JuanSe&quot;" style:apply-style-name="Untitled3" style:base-cell-address="Sheet1.D35"/>
    </style:style>
    <style:style style:name="ce631" style:family="table-cell" style:parent-style-name="Default">
      <style:map style:condition="cell-content()=&quot;JD&quot;" style:apply-style-name="Untitled1" style:base-cell-address="Sheet1.D36"/>
      <style:map style:condition="cell-content()=&quot;Daniel&quot;" style:apply-style-name="Untitled2" style:base-cell-address="Sheet1.D36"/>
      <style:map style:condition="cell-content()=&quot;JuanSe&quot;" style:apply-style-name="Untitled3" style:base-cell-address="Sheet1.D36"/>
    </style:style>
    <style:style style:name="ce632" style:family="table-cell" style:parent-style-name="Default">
      <style:map style:condition="cell-content()=&quot;JD&quot;" style:apply-style-name="Untitled1" style:base-cell-address="Sheet1.D37"/>
      <style:map style:condition="cell-content()=&quot;Daniel&quot;" style:apply-style-name="Untitled2" style:base-cell-address="Sheet1.D37"/>
      <style:map style:condition="cell-content()=&quot;JuanSe&quot;" style:apply-style-name="Untitled3" style:base-cell-address="Sheet1.D37"/>
    </style:style>
    <style:style style:name="ce633" style:family="table-cell" style:parent-style-name="Default">
      <style:map style:condition="cell-content()=&quot;JD&quot;" style:apply-style-name="Untitled1" style:base-cell-address="Sheet1.D38"/>
      <style:map style:condition="cell-content()=&quot;Daniel&quot;" style:apply-style-name="Untitled2" style:base-cell-address="Sheet1.D38"/>
      <style:map style:condition="cell-content()=&quot;JuanSe&quot;" style:apply-style-name="Untitled3" style:base-cell-address="Sheet1.D38"/>
    </style:style>
    <style:style style:name="ce634" style:family="table-cell" style:parent-style-name="Default">
      <style:map style:condition="cell-content()=&quot;JD&quot;" style:apply-style-name="Untitled1" style:base-cell-address="Sheet1.D39"/>
      <style:map style:condition="cell-content()=&quot;Daniel&quot;" style:apply-style-name="Untitled2" style:base-cell-address="Sheet1.D39"/>
      <style:map style:condition="cell-content()=&quot;JuanSe&quot;" style:apply-style-name="Untitled3" style:base-cell-address="Sheet1.D39"/>
    </style:style>
    <style:style style:name="ce635" style:family="table-cell" style:parent-style-name="Default">
      <style:map style:condition="cell-content()=&quot;JD&quot;" style:apply-style-name="Untitled1" style:base-cell-address="Sheet1.D40"/>
      <style:map style:condition="cell-content()=&quot;Daniel&quot;" style:apply-style-name="Untitled2" style:base-cell-address="Sheet1.D40"/>
      <style:map style:condition="cell-content()=&quot;JuanSe&quot;" style:apply-style-name="Untitled3" style:base-cell-address="Sheet1.D40"/>
    </style:style>
    <style:style style:name="ce636" style:family="table-cell" style:parent-style-name="Default">
      <style:map style:condition="cell-content()=&quot;JD&quot;" style:apply-style-name="Untitled1" style:base-cell-address="Sheet1.D41"/>
      <style:map style:condition="cell-content()=&quot;Daniel&quot;" style:apply-style-name="Untitled2" style:base-cell-address="Sheet1.D41"/>
      <style:map style:condition="cell-content()=&quot;JuanSe&quot;" style:apply-style-name="Untitled3" style:base-cell-address="Sheet1.D41"/>
    </style:style>
    <style:style style:name="ce637" style:family="table-cell" style:parent-style-name="Default">
      <style:map style:condition="cell-content()=&quot;JD&quot;" style:apply-style-name="Untitled1" style:base-cell-address="Sheet1.D42"/>
      <style:map style:condition="cell-content()=&quot;Daniel&quot;" style:apply-style-name="Untitled2" style:base-cell-address="Sheet1.D42"/>
      <style:map style:condition="cell-content()=&quot;JuanSe&quot;" style:apply-style-name="Untitled3" style:base-cell-address="Sheet1.D42"/>
    </style:style>
    <style:style style:name="ce638" style:family="table-cell" style:parent-style-name="Default">
      <style:map style:condition="cell-content()=&quot;JD&quot;" style:apply-style-name="Untitled1" style:base-cell-address="Sheet1.D43"/>
      <style:map style:condition="cell-content()=&quot;Daniel&quot;" style:apply-style-name="Untitled2" style:base-cell-address="Sheet1.D43"/>
      <style:map style:condition="cell-content()=&quot;JuanSe&quot;" style:apply-style-name="Untitled3" style:base-cell-address="Sheet1.D43"/>
    </style:style>
    <style:style style:name="ce639" style:family="table-cell" style:parent-style-name="Default">
      <style:map style:condition="cell-content()=&quot;JD&quot;" style:apply-style-name="Untitled1" style:base-cell-address="Sheet1.D44"/>
      <style:map style:condition="cell-content()=&quot;Daniel&quot;" style:apply-style-name="Untitled2" style:base-cell-address="Sheet1.D44"/>
      <style:map style:condition="cell-content()=&quot;JuanSe&quot;" style:apply-style-name="Untitled3" style:base-cell-address="Sheet1.D44"/>
    </style:style>
    <style:style style:name="ce640" style:family="table-cell" style:parent-style-name="Default">
      <style:map style:condition="cell-content()=&quot;JD&quot;" style:apply-style-name="Untitled1" style:base-cell-address="Sheet1.D45"/>
      <style:map style:condition="cell-content()=&quot;Daniel&quot;" style:apply-style-name="Untitled2" style:base-cell-address="Sheet1.D45"/>
      <style:map style:condition="cell-content()=&quot;JuanSe&quot;" style:apply-style-name="Untitled3" style:base-cell-address="Sheet1.D45"/>
    </style:style>
    <style:style style:name="ce641" style:family="table-cell" style:parent-style-name="Default">
      <style:map style:condition="cell-content()=&quot;JD&quot;" style:apply-style-name="Untitled1" style:base-cell-address="Sheet1.D46"/>
      <style:map style:condition="cell-content()=&quot;Daniel&quot;" style:apply-style-name="Untitled2" style:base-cell-address="Sheet1.D46"/>
      <style:map style:condition="cell-content()=&quot;JuanSe&quot;" style:apply-style-name="Untitled3" style:base-cell-address="Sheet1.D46"/>
    </style:style>
    <style:style style:name="ce642" style:family="table-cell" style:parent-style-name="Default">
      <style:map style:condition="cell-content()=&quot;JD&quot;" style:apply-style-name="Untitled1" style:base-cell-address="Sheet1.D47"/>
      <style:map style:condition="cell-content()=&quot;Daniel&quot;" style:apply-style-name="Untitled2" style:base-cell-address="Sheet1.D47"/>
      <style:map style:condition="cell-content()=&quot;JuanSe&quot;" style:apply-style-name="Untitled3" style:base-cell-address="Sheet1.D47"/>
    </style:style>
    <style:style style:name="ce643" style:family="table-cell" style:parent-style-name="Default">
      <style:map style:condition="cell-content()=&quot;JD&quot;" style:apply-style-name="Untitled1" style:base-cell-address="Sheet1.D48"/>
      <style:map style:condition="cell-content()=&quot;Daniel&quot;" style:apply-style-name="Untitled2" style:base-cell-address="Sheet1.D48"/>
      <style:map style:condition="cell-content()=&quot;JuanSe&quot;" style:apply-style-name="Untitled3" style:base-cell-address="Sheet1.D48"/>
    </style:style>
    <style:style style:name="ce644" style:family="table-cell" style:parent-style-name="Default">
      <style:map style:condition="cell-content()=&quot;JD&quot;" style:apply-style-name="Untitled1" style:base-cell-address="Sheet1.D49"/>
      <style:map style:condition="cell-content()=&quot;Daniel&quot;" style:apply-style-name="Untitled2" style:base-cell-address="Sheet1.D49"/>
      <style:map style:condition="cell-content()=&quot;JuanSe&quot;" style:apply-style-name="Untitled3" style:base-cell-address="Sheet1.D49"/>
    </style:style>
    <style:style style:name="ce645" style:family="table-cell" style:parent-style-name="Default">
      <style:map style:condition="cell-content()=&quot;JD&quot;" style:apply-style-name="Untitled1" style:base-cell-address="Sheet1.D50"/>
      <style:map style:condition="cell-content()=&quot;Daniel&quot;" style:apply-style-name="Untitled2" style:base-cell-address="Sheet1.D50"/>
      <style:map style:condition="cell-content()=&quot;JuanSe&quot;" style:apply-style-name="Untitled3" style:base-cell-address="Sheet1.D50"/>
    </style:style>
    <style:style style:name="ce646" style:family="table-cell" style:parent-style-name="Default">
      <style:map style:condition="cell-content()=&quot;JD&quot;" style:apply-style-name="Untitled1" style:base-cell-address="Sheet1.D51"/>
      <style:map style:condition="cell-content()=&quot;Daniel&quot;" style:apply-style-name="Untitled2" style:base-cell-address="Sheet1.D51"/>
      <style:map style:condition="cell-content()=&quot;JuanSe&quot;" style:apply-style-name="Untitled3" style:base-cell-address="Sheet1.D51"/>
    </style:style>
    <style:style style:name="ce647" style:family="table-cell" style:parent-style-name="Default">
      <style:map style:condition="cell-content()=&quot;JD&quot;" style:apply-style-name="Untitled1" style:base-cell-address="Sheet1.D52"/>
      <style:map style:condition="cell-content()=&quot;Daniel&quot;" style:apply-style-name="Untitled2" style:base-cell-address="Sheet1.D52"/>
      <style:map style:condition="cell-content()=&quot;JuanSe&quot;" style:apply-style-name="Untitled3" style:base-cell-address="Sheet1.D52"/>
    </style:style>
    <style:style style:name="ce648" style:family="table-cell" style:parent-style-name="Default">
      <style:map style:condition="cell-content()=&quot;JD&quot;" style:apply-style-name="Untitled1" style:base-cell-address="Sheet1.D53"/>
      <style:map style:condition="cell-content()=&quot;Daniel&quot;" style:apply-style-name="Untitled2" style:base-cell-address="Sheet1.D53"/>
      <style:map style:condition="cell-content()=&quot;JuanSe&quot;" style:apply-style-name="Untitled3" style:base-cell-address="Sheet1.D53"/>
    </style:style>
    <style:style style:name="ce649" style:family="table-cell" style:parent-style-name="Default">
      <style:map style:condition="cell-content()=&quot;JD&quot;" style:apply-style-name="Untitled1" style:base-cell-address="Sheet1.D54"/>
      <style:map style:condition="cell-content()=&quot;Daniel&quot;" style:apply-style-name="Untitled2" style:base-cell-address="Sheet1.D54"/>
      <style:map style:condition="cell-content()=&quot;JuanSe&quot;" style:apply-style-name="Untitled3" style:base-cell-address="Sheet1.D54"/>
    </style:style>
    <style:style style:name="ce650" style:family="table-cell" style:parent-style-name="Default">
      <style:map style:condition="cell-content()=&quot;JD&quot;" style:apply-style-name="Untitled1" style:base-cell-address="Sheet1.D55"/>
      <style:map style:condition="cell-content()=&quot;Daniel&quot;" style:apply-style-name="Untitled2" style:base-cell-address="Sheet1.D55"/>
      <style:map style:condition="cell-content()=&quot;JuanSe&quot;" style:apply-style-name="Untitled3" style:base-cell-address="Sheet1.D55"/>
    </style:style>
    <style:style style:name="ce651" style:family="table-cell" style:parent-style-name="Default">
      <style:map style:condition="cell-content()=&quot;JD&quot;" style:apply-style-name="Untitled1" style:base-cell-address="Sheet1.D56"/>
      <style:map style:condition="cell-content()=&quot;Daniel&quot;" style:apply-style-name="Untitled2" style:base-cell-address="Sheet1.D56"/>
      <style:map style:condition="cell-content()=&quot;JuanSe&quot;" style:apply-style-name="Untitled3" style:base-cell-address="Sheet1.D56"/>
    </style:style>
    <style:style style:name="ce652" style:family="table-cell" style:parent-style-name="Default">
      <style:map style:condition="cell-content()=&quot;JD&quot;" style:apply-style-name="Untitled1" style:base-cell-address="Sheet1.D57"/>
      <style:map style:condition="cell-content()=&quot;Daniel&quot;" style:apply-style-name="Untitled2" style:base-cell-address="Sheet1.D57"/>
      <style:map style:condition="cell-content()=&quot;JuanSe&quot;" style:apply-style-name="Untitled3" style:base-cell-address="Sheet1.D57"/>
    </style:style>
    <style:style style:name="ce653" style:family="table-cell" style:parent-style-name="Default">
      <style:map style:condition="cell-content()=&quot;JD&quot;" style:apply-style-name="Untitled1" style:base-cell-address="Sheet1.D58"/>
      <style:map style:condition="cell-content()=&quot;Daniel&quot;" style:apply-style-name="Untitled2" style:base-cell-address="Sheet1.D58"/>
      <style:map style:condition="cell-content()=&quot;JuanSe&quot;" style:apply-style-name="Untitled3" style:base-cell-address="Sheet1.D58"/>
    </style:style>
    <style:style style:name="ce654" style:family="table-cell" style:parent-style-name="Default">
      <style:map style:condition="cell-content()=&quot;JD&quot;" style:apply-style-name="Untitled1" style:base-cell-address="Sheet1.D59"/>
      <style:map style:condition="cell-content()=&quot;Daniel&quot;" style:apply-style-name="Untitled2" style:base-cell-address="Sheet1.D59"/>
      <style:map style:condition="cell-content()=&quot;JuanSe&quot;" style:apply-style-name="Untitled3" style:base-cell-address="Sheet1.D59"/>
    </style:style>
    <style:style style:name="ce655" style:family="table-cell" style:parent-style-name="Default">
      <style:map style:condition="cell-content()=&quot;JD&quot;" style:apply-style-name="Untitled1" style:base-cell-address="Sheet1.D60"/>
      <style:map style:condition="cell-content()=&quot;Daniel&quot;" style:apply-style-name="Untitled2" style:base-cell-address="Sheet1.D60"/>
      <style:map style:condition="cell-content()=&quot;JuanSe&quot;" style:apply-style-name="Untitled3" style:base-cell-address="Sheet1.D60"/>
    </style:style>
    <style:style style:name="ce656" style:family="table-cell" style:parent-style-name="Default">
      <style:map style:condition="cell-content()=&quot;JD&quot;" style:apply-style-name="Untitled1" style:base-cell-address="Sheet1.D61"/>
      <style:map style:condition="cell-content()=&quot;Daniel&quot;" style:apply-style-name="Untitled2" style:base-cell-address="Sheet1.D61"/>
      <style:map style:condition="cell-content()=&quot;JuanSe&quot;" style:apply-style-name="Untitled3" style:base-cell-address="Sheet1.D61"/>
    </style:style>
    <style:style style:name="ce657" style:family="table-cell" style:parent-style-name="Default">
      <style:map style:condition="cell-content()=&quot;JD&quot;" style:apply-style-name="Untitled1" style:base-cell-address="Sheet1.D62"/>
      <style:map style:condition="cell-content()=&quot;Daniel&quot;" style:apply-style-name="Untitled2" style:base-cell-address="Sheet1.D62"/>
      <style:map style:condition="cell-content()=&quot;JuanSe&quot;" style:apply-style-name="Untitled3" style:base-cell-address="Sheet1.D62"/>
    </style:style>
    <style:style style:name="ce658" style:family="table-cell" style:parent-style-name="Default">
      <style:map style:condition="cell-content()=&quot;JD&quot;" style:apply-style-name="Untitled1" style:base-cell-address="Sheet1.D63"/>
      <style:map style:condition="cell-content()=&quot;Daniel&quot;" style:apply-style-name="Untitled2" style:base-cell-address="Sheet1.D63"/>
      <style:map style:condition="cell-content()=&quot;JuanSe&quot;" style:apply-style-name="Untitled3" style:base-cell-address="Sheet1.D63"/>
    </style:style>
    <style:style style:name="ce659" style:family="table-cell" style:parent-style-name="Default">
      <style:map style:condition="cell-content()=&quot;JD&quot;" style:apply-style-name="Untitled1" style:base-cell-address="Sheet1.D64"/>
      <style:map style:condition="cell-content()=&quot;Daniel&quot;" style:apply-style-name="Untitled2" style:base-cell-address="Sheet1.D64"/>
      <style:map style:condition="cell-content()=&quot;JuanSe&quot;" style:apply-style-name="Untitled3" style:base-cell-address="Sheet1.D64"/>
    </style:style>
    <style:style style:name="ce660" style:family="table-cell" style:parent-style-name="Default">
      <style:map style:condition="cell-content()=&quot;JD&quot;" style:apply-style-name="Untitled1" style:base-cell-address="Sheet1.D65"/>
      <style:map style:condition="cell-content()=&quot;Daniel&quot;" style:apply-style-name="Untitled2" style:base-cell-address="Sheet1.D65"/>
      <style:map style:condition="cell-content()=&quot;JuanSe&quot;" style:apply-style-name="Untitled3" style:base-cell-address="Sheet1.D65"/>
    </style:style>
    <style:style style:name="ce661" style:family="table-cell" style:parent-style-name="Default">
      <style:map style:condition="cell-content()=&quot;JD&quot;" style:apply-style-name="Untitled1" style:base-cell-address="Sheet1.D66"/>
      <style:map style:condition="cell-content()=&quot;Daniel&quot;" style:apply-style-name="Untitled2" style:base-cell-address="Sheet1.D66"/>
      <style:map style:condition="cell-content()=&quot;JuanSe&quot;" style:apply-style-name="Untitled3" style:base-cell-address="Sheet1.D66"/>
    </style:style>
    <style:style style:name="ce662" style:family="table-cell" style:parent-style-name="Default">
      <style:map style:condition="cell-content()=&quot;JD&quot;" style:apply-style-name="Untitled1" style:base-cell-address="Sheet1.D67"/>
      <style:map style:condition="cell-content()=&quot;Daniel&quot;" style:apply-style-name="Untitled2" style:base-cell-address="Sheet1.D67"/>
      <style:map style:condition="cell-content()=&quot;JuanSe&quot;" style:apply-style-name="Untitled3" style:base-cell-address="Sheet1.D67"/>
    </style:style>
    <style:style style:name="ce663" style:family="table-cell" style:parent-style-name="Default">
      <style:map style:condition="cell-content()=&quot;JD&quot;" style:apply-style-name="Untitled1" style:base-cell-address="Sheet1.D68"/>
      <style:map style:condition="cell-content()=&quot;Daniel&quot;" style:apply-style-name="Untitled2" style:base-cell-address="Sheet1.D68"/>
      <style:map style:condition="cell-content()=&quot;JuanSe&quot;" style:apply-style-name="Untitled3" style:base-cell-address="Sheet1.D68"/>
    </style:style>
    <style:style style:name="ce664" style:family="table-cell" style:parent-style-name="Default">
      <style:map style:condition="cell-content()=&quot;JD&quot;" style:apply-style-name="Untitled1" style:base-cell-address="Sheet1.D69"/>
      <style:map style:condition="cell-content()=&quot;Daniel&quot;" style:apply-style-name="Untitled2" style:base-cell-address="Sheet1.D69"/>
      <style:map style:condition="cell-content()=&quot;JuanSe&quot;" style:apply-style-name="Untitled3" style:base-cell-address="Sheet1.D69"/>
    </style:style>
    <style:style style:name="ce665" style:family="table-cell" style:parent-style-name="Default">
      <style:map style:condition="cell-content()=&quot;JD&quot;" style:apply-style-name="Untitled1" style:base-cell-address="Sheet1.D70"/>
      <style:map style:condition="cell-content()=&quot;Daniel&quot;" style:apply-style-name="Untitled2" style:base-cell-address="Sheet1.D70"/>
      <style:map style:condition="cell-content()=&quot;JuanSe&quot;" style:apply-style-name="Untitled3" style:base-cell-address="Sheet1.D70"/>
    </style:style>
    <style:style style:name="ce666" style:family="table-cell" style:parent-style-name="Default">
      <style:map style:condition="cell-content()=&quot;JD&quot;" style:apply-style-name="Untitled1" style:base-cell-address="Sheet1.D71"/>
      <style:map style:condition="cell-content()=&quot;Daniel&quot;" style:apply-style-name="Untitled2" style:base-cell-address="Sheet1.D71"/>
      <style:map style:condition="cell-content()=&quot;JuanSe&quot;" style:apply-style-name="Untitled3" style:base-cell-address="Sheet1.D71"/>
    </style:style>
    <style:style style:name="ce667" style:family="table-cell" style:parent-style-name="Default">
      <style:map style:condition="cell-content()=&quot;JD&quot;" style:apply-style-name="Untitled1" style:base-cell-address="Sheet1.D72"/>
      <style:map style:condition="cell-content()=&quot;Daniel&quot;" style:apply-style-name="Untitled2" style:base-cell-address="Sheet1.D72"/>
      <style:map style:condition="cell-content()=&quot;JuanSe&quot;" style:apply-style-name="Untitled3" style:base-cell-address="Sheet1.D72"/>
    </style:style>
    <style:style style:name="ce668" style:family="table-cell" style:parent-style-name="Default">
      <style:map style:condition="cell-content()=&quot;JD&quot;" style:apply-style-name="Untitled1" style:base-cell-address="Sheet1.D73"/>
      <style:map style:condition="cell-content()=&quot;Daniel&quot;" style:apply-style-name="Untitled2" style:base-cell-address="Sheet1.D73"/>
      <style:map style:condition="cell-content()=&quot;JuanSe&quot;" style:apply-style-name="Untitled3" style:base-cell-address="Sheet1.D73"/>
    </style:style>
    <style:style style:name="ce669" style:family="table-cell" style:parent-style-name="Default">
      <style:map style:condition="cell-content()=&quot;JD&quot;" style:apply-style-name="Untitled1" style:base-cell-address="Sheet1.D74"/>
      <style:map style:condition="cell-content()=&quot;Daniel&quot;" style:apply-style-name="Untitled2" style:base-cell-address="Sheet1.D74"/>
      <style:map style:condition="cell-content()=&quot;JuanSe&quot;" style:apply-style-name="Untitled3" style:base-cell-address="Sheet1.D74"/>
    </style:style>
    <style:style style:name="ce670" style:family="table-cell" style:parent-style-name="Default">
      <style:map style:condition="cell-content()=&quot;JD&quot;" style:apply-style-name="Untitled1" style:base-cell-address="Sheet1.D75"/>
      <style:map style:condition="cell-content()=&quot;Daniel&quot;" style:apply-style-name="Untitled2" style:base-cell-address="Sheet1.D75"/>
      <style:map style:condition="cell-content()=&quot;JuanSe&quot;" style:apply-style-name="Untitled3" style:base-cell-address="Sheet1.D75"/>
    </style:style>
    <style:style style:name="ce671" style:family="table-cell" style:parent-style-name="Default">
      <style:map style:condition="cell-content()=&quot;JD&quot;" style:apply-style-name="Untitled1" style:base-cell-address="Sheet1.D76"/>
      <style:map style:condition="cell-content()=&quot;Daniel&quot;" style:apply-style-name="Untitled2" style:base-cell-address="Sheet1.D76"/>
      <style:map style:condition="cell-content()=&quot;JuanSe&quot;" style:apply-style-name="Untitled3" style:base-cell-address="Sheet1.D76"/>
    </style:style>
    <style:style style:name="ce672" style:family="table-cell" style:parent-style-name="Default">
      <style:map style:condition="cell-content()=&quot;JD&quot;" style:apply-style-name="Untitled1" style:base-cell-address="Sheet1.D77"/>
      <style:map style:condition="cell-content()=&quot;Daniel&quot;" style:apply-style-name="Untitled2" style:base-cell-address="Sheet1.D77"/>
      <style:map style:condition="cell-content()=&quot;JuanSe&quot;" style:apply-style-name="Untitled3" style:base-cell-address="Sheet1.D77"/>
    </style:style>
    <style:style style:name="ce673" style:family="table-cell" style:parent-style-name="Default">
      <style:map style:condition="cell-content()=&quot;JD&quot;" style:apply-style-name="Untitled1" style:base-cell-address="Sheet1.D78"/>
      <style:map style:condition="cell-content()=&quot;Daniel&quot;" style:apply-style-name="Untitled2" style:base-cell-address="Sheet1.D78"/>
      <style:map style:condition="cell-content()=&quot;JuanSe&quot;" style:apply-style-name="Untitled3" style:base-cell-address="Sheet1.D78"/>
    </style:style>
    <style:style style:name="ce674" style:family="table-cell" style:parent-style-name="Default">
      <style:map style:condition="cell-content()=&quot;JD&quot;" style:apply-style-name="Untitled1" style:base-cell-address="Sheet1.D79"/>
      <style:map style:condition="cell-content()=&quot;Daniel&quot;" style:apply-style-name="Untitled2" style:base-cell-address="Sheet1.D79"/>
      <style:map style:condition="cell-content()=&quot;JuanSe&quot;" style:apply-style-name="Untitled3" style:base-cell-address="Sheet1.D79"/>
    </style:style>
    <style:style style:name="ce675" style:family="table-cell" style:parent-style-name="Default">
      <style:map style:condition="cell-content()=&quot;JD&quot;" style:apply-style-name="Untitled1" style:base-cell-address="Sheet1.D80"/>
      <style:map style:condition="cell-content()=&quot;Daniel&quot;" style:apply-style-name="Untitled2" style:base-cell-address="Sheet1.D80"/>
      <style:map style:condition="cell-content()=&quot;JuanSe&quot;" style:apply-style-name="Untitled3" style:base-cell-address="Sheet1.D80"/>
    </style:style>
    <style:style style:name="ce676" style:family="table-cell" style:parent-style-name="Default">
      <style:map style:condition="cell-content()=&quot;JD&quot;" style:apply-style-name="Untitled1" style:base-cell-address="Sheet1.D81"/>
      <style:map style:condition="cell-content()=&quot;Daniel&quot;" style:apply-style-name="Untitled2" style:base-cell-address="Sheet1.D81"/>
      <style:map style:condition="cell-content()=&quot;JuanSe&quot;" style:apply-style-name="Untitled3" style:base-cell-address="Sheet1.D81"/>
    </style:style>
    <style:style style:name="ce677" style:family="table-cell" style:parent-style-name="Default">
      <style:map style:condition="cell-content()=&quot;JD&quot;" style:apply-style-name="Untitled1" style:base-cell-address="Sheet1.D82"/>
      <style:map style:condition="cell-content()=&quot;Daniel&quot;" style:apply-style-name="Untitled2" style:base-cell-address="Sheet1.D82"/>
      <style:map style:condition="cell-content()=&quot;JuanSe&quot;" style:apply-style-name="Untitled3" style:base-cell-address="Sheet1.D82"/>
    </style:style>
    <style:style style:name="ce678" style:family="table-cell" style:parent-style-name="Default">
      <style:map style:condition="cell-content()=&quot;JD&quot;" style:apply-style-name="Untitled1" style:base-cell-address="Sheet1.D83"/>
      <style:map style:condition="cell-content()=&quot;Daniel&quot;" style:apply-style-name="Untitled2" style:base-cell-address="Sheet1.D83"/>
      <style:map style:condition="cell-content()=&quot;JuanSe&quot;" style:apply-style-name="Untitled3" style:base-cell-address="Sheet1.D83"/>
    </style:style>
    <style:style style:name="ce679" style:family="table-cell" style:parent-style-name="Default">
      <style:map style:condition="cell-content()=&quot;JD&quot;" style:apply-style-name="Untitled1" style:base-cell-address="Sheet1.D84"/>
      <style:map style:condition="cell-content()=&quot;Daniel&quot;" style:apply-style-name="Untitled2" style:base-cell-address="Sheet1.D84"/>
      <style:map style:condition="cell-content()=&quot;JuanSe&quot;" style:apply-style-name="Untitled3" style:base-cell-address="Sheet1.D84"/>
    </style:style>
    <style:style style:name="ce680" style:family="table-cell" style:parent-style-name="Default">
      <style:map style:condition="cell-content()=&quot;JD&quot;" style:apply-style-name="Untitled1" style:base-cell-address="Sheet1.D85"/>
      <style:map style:condition="cell-content()=&quot;Daniel&quot;" style:apply-style-name="Untitled2" style:base-cell-address="Sheet1.D85"/>
      <style:map style:condition="cell-content()=&quot;JuanSe&quot;" style:apply-style-name="Untitled3" style:base-cell-address="Sheet1.D85"/>
    </style:style>
    <style:style style:name="ce681" style:family="table-cell" style:parent-style-name="Default">
      <style:map style:condition="cell-content()=&quot;JD&quot;" style:apply-style-name="Untitled1" style:base-cell-address="Sheet1.D86"/>
      <style:map style:condition="cell-content()=&quot;Daniel&quot;" style:apply-style-name="Untitled2" style:base-cell-address="Sheet1.D86"/>
      <style:map style:condition="cell-content()=&quot;JuanSe&quot;" style:apply-style-name="Untitled3" style:base-cell-address="Sheet1.D86"/>
    </style:style>
    <style:style style:name="ce682" style:family="table-cell" style:parent-style-name="Default">
      <style:map style:condition="cell-content()=&quot;JD&quot;" style:apply-style-name="Untitled1" style:base-cell-address="Sheet1.D87"/>
      <style:map style:condition="cell-content()=&quot;Daniel&quot;" style:apply-style-name="Untitled2" style:base-cell-address="Sheet1.D87"/>
      <style:map style:condition="cell-content()=&quot;JuanSe&quot;" style:apply-style-name="Untitled3" style:base-cell-address="Sheet1.D87"/>
    </style:style>
    <style:style style:name="ce683" style:family="table-cell" style:parent-style-name="Default">
      <style:map style:condition="cell-content()=&quot;JD&quot;" style:apply-style-name="Untitled1" style:base-cell-address="Sheet1.D88"/>
      <style:map style:condition="cell-content()=&quot;Daniel&quot;" style:apply-style-name="Untitled2" style:base-cell-address="Sheet1.D88"/>
      <style:map style:condition="cell-content()=&quot;JuanSe&quot;" style:apply-style-name="Untitled3" style:base-cell-address="Sheet1.D88"/>
    </style:style>
    <style:style style:name="ce684" style:family="table-cell" style:parent-style-name="Default">
      <style:map style:condition="cell-content()=&quot;JD&quot;" style:apply-style-name="Untitled1" style:base-cell-address="Sheet1.D89"/>
      <style:map style:condition="cell-content()=&quot;Daniel&quot;" style:apply-style-name="Untitled2" style:base-cell-address="Sheet1.D89"/>
      <style:map style:condition="cell-content()=&quot;JuanSe&quot;" style:apply-style-name="Untitled3" style:base-cell-address="Sheet1.D89"/>
    </style:style>
    <style:style style:name="ce685" style:family="table-cell" style:parent-style-name="Default">
      <style:map style:condition="cell-content()=&quot;JD&quot;" style:apply-style-name="Untitled1" style:base-cell-address="Sheet1.D90"/>
      <style:map style:condition="cell-content()=&quot;Daniel&quot;" style:apply-style-name="Untitled2" style:base-cell-address="Sheet1.D90"/>
      <style:map style:condition="cell-content()=&quot;JuanSe&quot;" style:apply-style-name="Untitled3" style:base-cell-address="Sheet1.D90"/>
    </style:style>
    <style:style style:name="ce686" style:family="table-cell" style:parent-style-name="Default">
      <style:map style:condition="cell-content()=&quot;JD&quot;" style:apply-style-name="Untitled1" style:base-cell-address="Sheet1.D91"/>
      <style:map style:condition="cell-content()=&quot;Daniel&quot;" style:apply-style-name="Untitled2" style:base-cell-address="Sheet1.D91"/>
      <style:map style:condition="cell-content()=&quot;JuanSe&quot;" style:apply-style-name="Untitled3" style:base-cell-address="Sheet1.D91"/>
    </style:style>
    <style:style style:name="ce687" style:family="table-cell" style:parent-style-name="Default">
      <style:map style:condition="cell-content()=&quot;JD&quot;" style:apply-style-name="Untitled1" style:base-cell-address="Sheet1.D92"/>
      <style:map style:condition="cell-content()=&quot;Daniel&quot;" style:apply-style-name="Untitled2" style:base-cell-address="Sheet1.D92"/>
      <style:map style:condition="cell-content()=&quot;JuanSe&quot;" style:apply-style-name="Untitled3" style:base-cell-address="Sheet1.D92"/>
    </style:style>
    <style:style style:name="ce688" style:family="table-cell" style:parent-style-name="Default">
      <style:map style:condition="cell-content()=&quot;JD&quot;" style:apply-style-name="Untitled1" style:base-cell-address="Sheet1.D93"/>
      <style:map style:condition="cell-content()=&quot;Daniel&quot;" style:apply-style-name="Untitled2" style:base-cell-address="Sheet1.D93"/>
      <style:map style:condition="cell-content()=&quot;JuanSe&quot;" style:apply-style-name="Untitled3" style:base-cell-address="Sheet1.D93"/>
    </style:style>
    <style:style style:name="ce689" style:family="table-cell" style:parent-style-name="Default">
      <style:map style:condition="cell-content()=&quot;JD&quot;" style:apply-style-name="Untitled1" style:base-cell-address="Sheet1.D94"/>
      <style:map style:condition="cell-content()=&quot;Daniel&quot;" style:apply-style-name="Untitled2" style:base-cell-address="Sheet1.D94"/>
      <style:map style:condition="cell-content()=&quot;JuanSe&quot;" style:apply-style-name="Untitled3" style:base-cell-address="Sheet1.D94"/>
    </style:style>
    <style:style style:name="ce690" style:family="table-cell" style:parent-style-name="Default">
      <style:map style:condition="cell-content()=&quot;JD&quot;" style:apply-style-name="Untitled1" style:base-cell-address="Sheet1.D95"/>
      <style:map style:condition="cell-content()=&quot;Daniel&quot;" style:apply-style-name="Untitled2" style:base-cell-address="Sheet1.D95"/>
      <style:map style:condition="cell-content()=&quot;JuanSe&quot;" style:apply-style-name="Untitled3" style:base-cell-address="Sheet1.D95"/>
    </style:style>
    <style:style style:name="ce691" style:family="table-cell" style:parent-style-name="Default">
      <style:map style:condition="cell-content()=&quot;JD&quot;" style:apply-style-name="Untitled1" style:base-cell-address="Sheet1.D96"/>
      <style:map style:condition="cell-content()=&quot;Daniel&quot;" style:apply-style-name="Untitled2" style:base-cell-address="Sheet1.D96"/>
      <style:map style:condition="cell-content()=&quot;JuanSe&quot;" style:apply-style-name="Untitled3" style:base-cell-address="Sheet1.D96"/>
    </style:style>
    <style:style style:name="ce692" style:family="table-cell" style:parent-style-name="Default">
      <style:map style:condition="cell-content()=&quot;JD&quot;" style:apply-style-name="Untitled1" style:base-cell-address="Sheet1.D97"/>
      <style:map style:condition="cell-content()=&quot;Daniel&quot;" style:apply-style-name="Untitled2" style:base-cell-address="Sheet1.D97"/>
      <style:map style:condition="cell-content()=&quot;JuanSe&quot;" style:apply-style-name="Untitled3" style:base-cell-address="Sheet1.D97"/>
    </style:style>
    <style:style style:name="ce693" style:family="table-cell" style:parent-style-name="Default">
      <style:map style:condition="cell-content()=&quot;JD&quot;" style:apply-style-name="Untitled1" style:base-cell-address="Sheet1.D98"/>
      <style:map style:condition="cell-content()=&quot;Daniel&quot;" style:apply-style-name="Untitled2" style:base-cell-address="Sheet1.D98"/>
      <style:map style:condition="cell-content()=&quot;JuanSe&quot;" style:apply-style-name="Untitled3" style:base-cell-address="Sheet1.D98"/>
    </style:style>
    <style:style style:name="ce694" style:family="table-cell" style:parent-style-name="Default">
      <style:map style:condition="cell-content()=&quot;JD&quot;" style:apply-style-name="Untitled1" style:base-cell-address="Sheet1.D99"/>
      <style:map style:condition="cell-content()=&quot;Daniel&quot;" style:apply-style-name="Untitled2" style:base-cell-address="Sheet1.D99"/>
      <style:map style:condition="cell-content()=&quot;JuanSe&quot;" style:apply-style-name="Untitled3" style:base-cell-address="Sheet1.D99"/>
    </style:style>
    <style:style style:name="ce695" style:family="table-cell" style:parent-style-name="Default">
      <style:map style:condition="cell-content()=&quot;JD&quot;" style:apply-style-name="Untitled1" style:base-cell-address="Sheet1.D100"/>
      <style:map style:condition="cell-content()=&quot;Daniel&quot;" style:apply-style-name="Untitled2" style:base-cell-address="Sheet1.D100"/>
      <style:map style:condition="cell-content()=&quot;JuanSe&quot;" style:apply-style-name="Untitled3" style:base-cell-address="Sheet1.D100"/>
    </style:style>
    <style:style style:name="ce696" style:family="table-cell" style:parent-style-name="Default">
      <style:map style:condition="cell-content()=&quot;JD&quot;" style:apply-style-name="Untitled1" style:base-cell-address="Sheet1.D101"/>
      <style:map style:condition="cell-content()=&quot;Daniel&quot;" style:apply-style-name="Untitled2" style:base-cell-address="Sheet1.D101"/>
      <style:map style:condition="cell-content()=&quot;JuanSe&quot;" style:apply-style-name="Untitled3" style:base-cell-address="Sheet1.D101"/>
    </style:style>
    <style:style style:name="ce697" style:family="table-cell" style:parent-style-name="Default">
      <style:map style:condition="cell-content()=&quot;JD&quot;" style:apply-style-name="Untitled1" style:base-cell-address="Sheet1.D102"/>
      <style:map style:condition="cell-content()=&quot;Daniel&quot;" style:apply-style-name="Untitled2" style:base-cell-address="Sheet1.D102"/>
      <style:map style:condition="cell-content()=&quot;JuanSe&quot;" style:apply-style-name="Untitled3" style:base-cell-address="Sheet1.D102"/>
    </style:style>
    <style:style style:name="ce698" style:family="table-cell" style:parent-style-name="Default">
      <style:map style:condition="cell-content()=&quot;JD&quot;" style:apply-style-name="Untitled1" style:base-cell-address="Sheet1.D103"/>
      <style:map style:condition="cell-content()=&quot;Daniel&quot;" style:apply-style-name="Untitled2" style:base-cell-address="Sheet1.D103"/>
      <style:map style:condition="cell-content()=&quot;JuanSe&quot;" style:apply-style-name="Untitled3" style:base-cell-address="Sheet1.D103"/>
    </style:style>
    <style:style style:name="ce699" style:family="table-cell" style:parent-style-name="Default">
      <style:map style:condition="cell-content()=&quot;JD&quot;" style:apply-style-name="Untitled1" style:base-cell-address="Sheet1.D104"/>
      <style:map style:condition="cell-content()=&quot;Daniel&quot;" style:apply-style-name="Untitled2" style:base-cell-address="Sheet1.D104"/>
      <style:map style:condition="cell-content()=&quot;JuanSe&quot;" style:apply-style-name="Untitled3" style:base-cell-address="Sheet1.D104"/>
    </style:style>
    <style:style style:name="ce700" style:family="table-cell" style:parent-style-name="Default">
      <style:map style:condition="cell-content()=&quot;JD&quot;" style:apply-style-name="Untitled1" style:base-cell-address="Sheet1.D105"/>
      <style:map style:condition="cell-content()=&quot;Daniel&quot;" style:apply-style-name="Untitled2" style:base-cell-address="Sheet1.D105"/>
      <style:map style:condition="cell-content()=&quot;JuanSe&quot;" style:apply-style-name="Untitled3" style:base-cell-address="Sheet1.D105"/>
    </style:style>
    <style:style style:name="ce701" style:family="table-cell" style:parent-style-name="Default">
      <style:map style:condition="cell-content()=&quot;JD&quot;" style:apply-style-name="Untitled1" style:base-cell-address="Sheet1.D106"/>
      <style:map style:condition="cell-content()=&quot;Daniel&quot;" style:apply-style-name="Untitled2" style:base-cell-address="Sheet1.D106"/>
      <style:map style:condition="cell-content()=&quot;JuanSe&quot;" style:apply-style-name="Untitled3" style:base-cell-address="Sheet1.D106"/>
    </style:style>
    <style:style style:name="ce702" style:family="table-cell" style:parent-style-name="Default">
      <style:map style:condition="cell-content()=&quot;JD&quot;" style:apply-style-name="Untitled1" style:base-cell-address="Sheet1.D107"/>
      <style:map style:condition="cell-content()=&quot;Daniel&quot;" style:apply-style-name="Untitled2" style:base-cell-address="Sheet1.D107"/>
      <style:map style:condition="cell-content()=&quot;JuanSe&quot;" style:apply-style-name="Untitled3" style:base-cell-address="Sheet1.D107"/>
    </style:style>
    <style:style style:name="ce703" style:family="table-cell" style:parent-style-name="Default">
      <style:map style:condition="cell-content()=&quot;JD&quot;" style:apply-style-name="Untitled1" style:base-cell-address="Sheet1.D108"/>
      <style:map style:condition="cell-content()=&quot;Daniel&quot;" style:apply-style-name="Untitled2" style:base-cell-address="Sheet1.D108"/>
      <style:map style:condition="cell-content()=&quot;JuanSe&quot;" style:apply-style-name="Untitled3" style:base-cell-address="Sheet1.D108"/>
    </style:style>
    <style:style style:name="ce704" style:family="table-cell" style:parent-style-name="Default">
      <style:map style:condition="cell-content()=&quot;JD&quot;" style:apply-style-name="Untitled1" style:base-cell-address="Sheet1.D109"/>
      <style:map style:condition="cell-content()=&quot;Daniel&quot;" style:apply-style-name="Untitled2" style:base-cell-address="Sheet1.D109"/>
      <style:map style:condition="cell-content()=&quot;JuanSe&quot;" style:apply-style-name="Untitled3" style:base-cell-address="Sheet1.D109"/>
    </style:style>
    <style:style style:name="ce705" style:family="table-cell" style:parent-style-name="Default">
      <style:map style:condition="cell-content()=&quot;JD&quot;" style:apply-style-name="Untitled1" style:base-cell-address="Sheet1.D110"/>
      <style:map style:condition="cell-content()=&quot;Daniel&quot;" style:apply-style-name="Untitled2" style:base-cell-address="Sheet1.D110"/>
      <style:map style:condition="cell-content()=&quot;JuanSe&quot;" style:apply-style-name="Untitled3" style:base-cell-address="Sheet1.D110"/>
    </style:style>
    <style:style style:name="ce706" style:family="table-cell" style:parent-style-name="Default">
      <style:map style:condition="cell-content()=&quot;JD&quot;" style:apply-style-name="Untitled1" style:base-cell-address="Sheet1.D111"/>
      <style:map style:condition="cell-content()=&quot;Daniel&quot;" style:apply-style-name="Untitled2" style:base-cell-address="Sheet1.D111"/>
      <style:map style:condition="cell-content()=&quot;JuanSe&quot;" style:apply-style-name="Untitled3" style:base-cell-address="Sheet1.D111"/>
    </style:style>
    <style:style style:name="ce707" style:family="table-cell" style:parent-style-name="Default">
      <style:map style:condition="cell-content()=&quot;JD&quot;" style:apply-style-name="Untitled1" style:base-cell-address="Sheet1.D112"/>
      <style:map style:condition="cell-content()=&quot;Daniel&quot;" style:apply-style-name="Untitled2" style:base-cell-address="Sheet1.D112"/>
      <style:map style:condition="cell-content()=&quot;JuanSe&quot;" style:apply-style-name="Untitled3" style:base-cell-address="Sheet1.D112"/>
    </style:style>
    <style:style style:name="ce708" style:family="table-cell" style:parent-style-name="Default">
      <style:map style:condition="cell-content()=&quot;JD&quot;" style:apply-style-name="Untitled1" style:base-cell-address="Sheet1.D113"/>
      <style:map style:condition="cell-content()=&quot;Daniel&quot;" style:apply-style-name="Untitled2" style:base-cell-address="Sheet1.D113"/>
      <style:map style:condition="cell-content()=&quot;JuanSe&quot;" style:apply-style-name="Untitled3" style:base-cell-address="Sheet1.D113"/>
    </style:style>
    <style:style style:name="ce709" style:family="table-cell" style:parent-style-name="Default">
      <style:map style:condition="cell-content()=&quot;JD&quot;" style:apply-style-name="Untitled1" style:base-cell-address="Sheet1.D114"/>
      <style:map style:condition="cell-content()=&quot;Daniel&quot;" style:apply-style-name="Untitled2" style:base-cell-address="Sheet1.D114"/>
      <style:map style:condition="cell-content()=&quot;JuanSe&quot;" style:apply-style-name="Untitled3" style:base-cell-address="Sheet1.D114"/>
    </style:style>
    <style:style style:name="ce710" style:family="table-cell" style:parent-style-name="Default">
      <style:map style:condition="cell-content()=&quot;JD&quot;" style:apply-style-name="Untitled1" style:base-cell-address="Sheet1.D115"/>
      <style:map style:condition="cell-content()=&quot;Daniel&quot;" style:apply-style-name="Untitled2" style:base-cell-address="Sheet1.D115"/>
      <style:map style:condition="cell-content()=&quot;JuanSe&quot;" style:apply-style-name="Untitled3" style:base-cell-address="Sheet1.D115"/>
    </style:style>
    <style:style style:name="ce711" style:family="table-cell" style:parent-style-name="Default">
      <style:map style:condition="cell-content()=&quot;JD&quot;" style:apply-style-name="Untitled1" style:base-cell-address="Sheet1.D116"/>
      <style:map style:condition="cell-content()=&quot;Daniel&quot;" style:apply-style-name="Untitled2" style:base-cell-address="Sheet1.D116"/>
      <style:map style:condition="cell-content()=&quot;JuanSe&quot;" style:apply-style-name="Untitled3" style:base-cell-address="Sheet1.D116"/>
    </style:style>
    <style:style style:name="ce712" style:family="table-cell" style:parent-style-name="Default">
      <style:map style:condition="cell-content()=&quot;JD&quot;" style:apply-style-name="Untitled1" style:base-cell-address="Sheet1.D117"/>
      <style:map style:condition="cell-content()=&quot;Daniel&quot;" style:apply-style-name="Untitled2" style:base-cell-address="Sheet1.D117"/>
      <style:map style:condition="cell-content()=&quot;JuanSe&quot;" style:apply-style-name="Untitled3" style:base-cell-address="Sheet1.D117"/>
    </style:style>
    <style:style style:name="ce713" style:family="table-cell" style:parent-style-name="Default">
      <style:map style:condition="cell-content()=&quot;JD&quot;" style:apply-style-name="Untitled1" style:base-cell-address="Sheet1.D118"/>
      <style:map style:condition="cell-content()=&quot;Daniel&quot;" style:apply-style-name="Untitled2" style:base-cell-address="Sheet1.D118"/>
      <style:map style:condition="cell-content()=&quot;JuanSe&quot;" style:apply-style-name="Untitled3" style:base-cell-address="Sheet1.D118"/>
    </style:style>
    <style:style style:name="ce714" style:family="table-cell" style:parent-style-name="Default">
      <style:map style:condition="cell-content()=&quot;JD&quot;" style:apply-style-name="Untitled1" style:base-cell-address="Sheet1.D119"/>
      <style:map style:condition="cell-content()=&quot;Daniel&quot;" style:apply-style-name="Untitled2" style:base-cell-address="Sheet1.D119"/>
      <style:map style:condition="cell-content()=&quot;JuanSe&quot;" style:apply-style-name="Untitled3" style:base-cell-address="Sheet1.D119"/>
    </style:style>
    <style:style style:name="ce715" style:family="table-cell" style:parent-style-name="Default">
      <style:map style:condition="cell-content()=&quot;JD&quot;" style:apply-style-name="Untitled1" style:base-cell-address="Sheet1.D120"/>
      <style:map style:condition="cell-content()=&quot;Daniel&quot;" style:apply-style-name="Untitled2" style:base-cell-address="Sheet1.D120"/>
      <style:map style:condition="cell-content()=&quot;JuanSe&quot;" style:apply-style-name="Untitled3" style:base-cell-address="Sheet1.D120"/>
    </style:style>
    <style:style style:name="ce716" style:family="table-cell" style:parent-style-name="Default">
      <style:map style:condition="cell-content()=&quot;JD&quot;" style:apply-style-name="Untitled1" style:base-cell-address="Sheet1.D121"/>
      <style:map style:condition="cell-content()=&quot;Daniel&quot;" style:apply-style-name="Untitled2" style:base-cell-address="Sheet1.D121"/>
      <style:map style:condition="cell-content()=&quot;JuanSe&quot;" style:apply-style-name="Untitled3" style:base-cell-address="Sheet1.D121"/>
    </style:style>
    <style:style style:name="ce717" style:family="table-cell" style:parent-style-name="Default">
      <style:map style:condition="cell-content()=&quot;JD&quot;" style:apply-style-name="Untitled1" style:base-cell-address="Sheet1.D122"/>
      <style:map style:condition="cell-content()=&quot;Daniel&quot;" style:apply-style-name="Untitled2" style:base-cell-address="Sheet1.D122"/>
      <style:map style:condition="cell-content()=&quot;JuanSe&quot;" style:apply-style-name="Untitled3" style:base-cell-address="Sheet1.D122"/>
    </style:style>
    <style:style style:name="ce718" style:family="table-cell" style:parent-style-name="Default">
      <style:map style:condition="cell-content()=&quot;JD&quot;" style:apply-style-name="Untitled1" style:base-cell-address="Sheet1.D123"/>
      <style:map style:condition="cell-content()=&quot;Daniel&quot;" style:apply-style-name="Untitled2" style:base-cell-address="Sheet1.D123"/>
      <style:map style:condition="cell-content()=&quot;JuanSe&quot;" style:apply-style-name="Untitled3" style:base-cell-address="Sheet1.D123"/>
    </style:style>
    <style:style style:name="ce719" style:family="table-cell" style:parent-style-name="Default">
      <style:map style:condition="cell-content()=&quot;JD&quot;" style:apply-style-name="Untitled1" style:base-cell-address="Sheet1.D124"/>
      <style:map style:condition="cell-content()=&quot;Daniel&quot;" style:apply-style-name="Untitled2" style:base-cell-address="Sheet1.D124"/>
      <style:map style:condition="cell-content()=&quot;JuanSe&quot;" style:apply-style-name="Untitled3" style:base-cell-address="Sheet1.D124"/>
    </style:style>
    <style:style style:name="ce720" style:family="table-cell" style:parent-style-name="Default">
      <style:map style:condition="cell-content()=&quot;JD&quot;" style:apply-style-name="Untitled1" style:base-cell-address="Sheet1.D125"/>
      <style:map style:condition="cell-content()=&quot;Daniel&quot;" style:apply-style-name="Untitled2" style:base-cell-address="Sheet1.D125"/>
      <style:map style:condition="cell-content()=&quot;JuanSe&quot;" style:apply-style-name="Untitled3" style:base-cell-address="Sheet1.D125"/>
    </style:style>
    <style:style style:name="ce721" style:family="table-cell" style:parent-style-name="Default">
      <style:map style:condition="cell-content()=&quot;JD&quot;" style:apply-style-name="Untitled1" style:base-cell-address="Sheet1.D126"/>
      <style:map style:condition="cell-content()=&quot;Daniel&quot;" style:apply-style-name="Untitled2" style:base-cell-address="Sheet1.D126"/>
      <style:map style:condition="cell-content()=&quot;JuanSe&quot;" style:apply-style-name="Untitled3" style:base-cell-address="Sheet1.D126"/>
    </style:style>
    <style:style style:name="ce722" style:family="table-cell" style:parent-style-name="Default">
      <style:map style:condition="cell-content()=&quot;JD&quot;" style:apply-style-name="Untitled1" style:base-cell-address="Sheet1.D127"/>
      <style:map style:condition="cell-content()=&quot;Daniel&quot;" style:apply-style-name="Untitled2" style:base-cell-address="Sheet1.D127"/>
      <style:map style:condition="cell-content()=&quot;JuanSe&quot;" style:apply-style-name="Untitled3" style:base-cell-address="Sheet1.D127"/>
    </style:style>
    <style:style style:name="ce723" style:family="table-cell" style:parent-style-name="Default">
      <style:map style:condition="cell-content()=&quot;JD&quot;" style:apply-style-name="Untitled1" style:base-cell-address="Sheet1.D128"/>
      <style:map style:condition="cell-content()=&quot;Daniel&quot;" style:apply-style-name="Untitled2" style:base-cell-address="Sheet1.D128"/>
      <style:map style:condition="cell-content()=&quot;JuanSe&quot;" style:apply-style-name="Untitled3" style:base-cell-address="Sheet1.D128"/>
    </style:style>
    <style:style style:name="ce724" style:family="table-cell" style:parent-style-name="Default">
      <style:map style:condition="cell-content()=&quot;JD&quot;" style:apply-style-name="Untitled1" style:base-cell-address="Sheet1.D129"/>
      <style:map style:condition="cell-content()=&quot;Daniel&quot;" style:apply-style-name="Untitled2" style:base-cell-address="Sheet1.D129"/>
      <style:map style:condition="cell-content()=&quot;JuanSe&quot;" style:apply-style-name="Untitled3" style:base-cell-address="Sheet1.D129"/>
    </style:style>
    <style:style style:name="ce725" style:family="table-cell" style:parent-style-name="Default">
      <style:map style:condition="cell-content()=&quot;JD&quot;" style:apply-style-name="Untitled1" style:base-cell-address="Sheet1.D130"/>
      <style:map style:condition="cell-content()=&quot;Daniel&quot;" style:apply-style-name="Untitled2" style:base-cell-address="Sheet1.D130"/>
      <style:map style:condition="cell-content()=&quot;JuanSe&quot;" style:apply-style-name="Untitled3" style:base-cell-address="Sheet1.D130"/>
    </style:style>
    <style:style style:name="ce726" style:family="table-cell" style:parent-style-name="Default">
      <style:map style:condition="cell-content()=&quot;JD&quot;" style:apply-style-name="Untitled1" style:base-cell-address="Sheet1.D131"/>
      <style:map style:condition="cell-content()=&quot;Daniel&quot;" style:apply-style-name="Untitled2" style:base-cell-address="Sheet1.D131"/>
      <style:map style:condition="cell-content()=&quot;JuanSe&quot;" style:apply-style-name="Untitled3" style:base-cell-address="Sheet1.D131"/>
    </style:style>
    <style:style style:name="ce727" style:family="table-cell" style:parent-style-name="Default">
      <style:map style:condition="cell-content()=&quot;JD&quot;" style:apply-style-name="Untitled1" style:base-cell-address="Sheet1.D132"/>
      <style:map style:condition="cell-content()=&quot;Daniel&quot;" style:apply-style-name="Untitled2" style:base-cell-address="Sheet1.D132"/>
      <style:map style:condition="cell-content()=&quot;JuanSe&quot;" style:apply-style-name="Untitled3" style:base-cell-address="Sheet1.D132"/>
    </style:style>
    <style:style style:name="ce728" style:family="table-cell" style:parent-style-name="Default">
      <style:map style:condition="cell-content()=&quot;JD&quot;" style:apply-style-name="Untitled1" style:base-cell-address="Sheet1.D133"/>
      <style:map style:condition="cell-content()=&quot;Daniel&quot;" style:apply-style-name="Untitled2" style:base-cell-address="Sheet1.D133"/>
      <style:map style:condition="cell-content()=&quot;JuanSe&quot;" style:apply-style-name="Untitled3" style:base-cell-address="Sheet1.D133"/>
    </style:style>
    <style:style style:name="ce729" style:family="table-cell" style:parent-style-name="Default">
      <style:map style:condition="cell-content()=&quot;JD&quot;" style:apply-style-name="Untitled1" style:base-cell-address="Sheet1.D134"/>
      <style:map style:condition="cell-content()=&quot;Daniel&quot;" style:apply-style-name="Untitled2" style:base-cell-address="Sheet1.D134"/>
      <style:map style:condition="cell-content()=&quot;JuanSe&quot;" style:apply-style-name="Untitled3" style:base-cell-address="Sheet1.D134"/>
    </style:style>
    <style:style style:name="ce730" style:family="table-cell" style:parent-style-name="Default">
      <style:map style:condition="cell-content()=&quot;JD&quot;" style:apply-style-name="Untitled1" style:base-cell-address="Sheet1.D135"/>
      <style:map style:condition="cell-content()=&quot;Daniel&quot;" style:apply-style-name="Untitled2" style:base-cell-address="Sheet1.D135"/>
      <style:map style:condition="cell-content()=&quot;JuanSe&quot;" style:apply-style-name="Untitled3" style:base-cell-address="Sheet1.D135"/>
    </style:style>
    <style:style style:name="ce731" style:family="table-cell" style:parent-style-name="Default">
      <style:map style:condition="cell-content()=&quot;JD&quot;" style:apply-style-name="Untitled1" style:base-cell-address="Sheet1.D136"/>
      <style:map style:condition="cell-content()=&quot;Daniel&quot;" style:apply-style-name="Untitled2" style:base-cell-address="Sheet1.D136"/>
      <style:map style:condition="cell-content()=&quot;JuanSe&quot;" style:apply-style-name="Untitled3" style:base-cell-address="Sheet1.D136"/>
    </style:style>
    <style:style style:name="ce732" style:family="table-cell" style:parent-style-name="Default">
      <style:map style:condition="cell-content()=&quot;JD&quot;" style:apply-style-name="Untitled1" style:base-cell-address="Sheet1.D137"/>
      <style:map style:condition="cell-content()=&quot;Daniel&quot;" style:apply-style-name="Untitled2" style:base-cell-address="Sheet1.D137"/>
      <style:map style:condition="cell-content()=&quot;JuanSe&quot;" style:apply-style-name="Untitled3" style:base-cell-address="Sheet1.D137"/>
    </style:style>
    <style:style style:name="ce733" style:family="table-cell" style:parent-style-name="Default">
      <style:map style:condition="cell-content()=&quot;JD&quot;" style:apply-style-name="Untitled1" style:base-cell-address="Sheet1.D138"/>
      <style:map style:condition="cell-content()=&quot;Daniel&quot;" style:apply-style-name="Untitled2" style:base-cell-address="Sheet1.D138"/>
      <style:map style:condition="cell-content()=&quot;JuanSe&quot;" style:apply-style-name="Untitled3" style:base-cell-address="Sheet1.D138"/>
    </style:style>
    <style:style style:name="ce734" style:family="table-cell" style:parent-style-name="Default">
      <style:map style:condition="cell-content()=&quot;JD&quot;" style:apply-style-name="Untitled1" style:base-cell-address="Sheet1.D139"/>
      <style:map style:condition="cell-content()=&quot;Daniel&quot;" style:apply-style-name="Untitled2" style:base-cell-address="Sheet1.D139"/>
      <style:map style:condition="cell-content()=&quot;JuanSe&quot;" style:apply-style-name="Untitled3" style:base-cell-address="Sheet1.D139"/>
    </style:style>
    <style:style style:name="ce735" style:family="table-cell" style:parent-style-name="Default">
      <style:map style:condition="cell-content()=&quot;JD&quot;" style:apply-style-name="Untitled1" style:base-cell-address="Sheet1.D140"/>
      <style:map style:condition="cell-content()=&quot;Daniel&quot;" style:apply-style-name="Untitled2" style:base-cell-address="Sheet1.D140"/>
      <style:map style:condition="cell-content()=&quot;JuanSe&quot;" style:apply-style-name="Untitled3" style:base-cell-address="Sheet1.D140"/>
    </style:style>
    <style:style style:name="ce736" style:family="table-cell" style:parent-style-name="Default">
      <style:map style:condition="cell-content()=&quot;JD&quot;" style:apply-style-name="Untitled1" style:base-cell-address="Sheet1.D141"/>
      <style:map style:condition="cell-content()=&quot;Daniel&quot;" style:apply-style-name="Untitled2" style:base-cell-address="Sheet1.D141"/>
      <style:map style:condition="cell-content()=&quot;JuanSe&quot;" style:apply-style-name="Untitled3" style:base-cell-address="Sheet1.D141"/>
    </style:style>
    <style:style style:name="ce737" style:family="table-cell" style:parent-style-name="Default">
      <style:map style:condition="cell-content()=&quot;JD&quot;" style:apply-style-name="Untitled1" style:base-cell-address="Sheet1.D142"/>
      <style:map style:condition="cell-content()=&quot;Daniel&quot;" style:apply-style-name="Untitled2" style:base-cell-address="Sheet1.D142"/>
      <style:map style:condition="cell-content()=&quot;JuanSe&quot;" style:apply-style-name="Untitled3" style:base-cell-address="Sheet1.D142"/>
    </style:style>
    <style:style style:name="ce738" style:family="table-cell" style:parent-style-name="Default">
      <style:map style:condition="cell-content()=&quot;JD&quot;" style:apply-style-name="Untitled1" style:base-cell-address="Sheet1.D143"/>
      <style:map style:condition="cell-content()=&quot;Daniel&quot;" style:apply-style-name="Untitled2" style:base-cell-address="Sheet1.D143"/>
      <style:map style:condition="cell-content()=&quot;JuanSe&quot;" style:apply-style-name="Untitled3" style:base-cell-address="Sheet1.D143"/>
    </style:style>
    <style:style style:name="ce739" style:family="table-cell" style:parent-style-name="Default">
      <style:map style:condition="cell-content()=&quot;JD&quot;" style:apply-style-name="Untitled1" style:base-cell-address="Sheet1.D144"/>
      <style:map style:condition="cell-content()=&quot;Daniel&quot;" style:apply-style-name="Untitled2" style:base-cell-address="Sheet1.D144"/>
      <style:map style:condition="cell-content()=&quot;JuanSe&quot;" style:apply-style-name="Untitled3" style:base-cell-address="Sheet1.D144"/>
    </style:style>
    <style:style style:name="ce740" style:family="table-cell" style:parent-style-name="Default">
      <style:map style:condition="cell-content()=&quot;JD&quot;" style:apply-style-name="Untitled1" style:base-cell-address="Sheet1.D145"/>
      <style:map style:condition="cell-content()=&quot;Daniel&quot;" style:apply-style-name="Untitled2" style:base-cell-address="Sheet1.D145"/>
      <style:map style:condition="cell-content()=&quot;JuanSe&quot;" style:apply-style-name="Untitled3" style:base-cell-address="Sheet1.D145"/>
    </style:style>
    <style:style style:name="ce741" style:family="table-cell" style:parent-style-name="Default">
      <style:map style:condition="cell-content()=&quot;JD&quot;" style:apply-style-name="Untitled1" style:base-cell-address="Sheet1.D146"/>
      <style:map style:condition="cell-content()=&quot;Daniel&quot;" style:apply-style-name="Untitled2" style:base-cell-address="Sheet1.D146"/>
      <style:map style:condition="cell-content()=&quot;JuanSe&quot;" style:apply-style-name="Untitled3" style:base-cell-address="Sheet1.D146"/>
    </style:style>
    <style:style style:name="ce742" style:family="table-cell" style:parent-style-name="Default">
      <style:map style:condition="cell-content()=&quot;JD&quot;" style:apply-style-name="Untitled1" style:base-cell-address="Sheet1.D147"/>
      <style:map style:condition="cell-content()=&quot;Daniel&quot;" style:apply-style-name="Untitled2" style:base-cell-address="Sheet1.D147"/>
      <style:map style:condition="cell-content()=&quot;JuanSe&quot;" style:apply-style-name="Untitled3" style:base-cell-address="Sheet1.D147"/>
    </style:style>
    <style:style style:name="ce743" style:family="table-cell" style:parent-style-name="Default">
      <style:map style:condition="cell-content()=&quot;JD&quot;" style:apply-style-name="Untitled1" style:base-cell-address="Sheet1.D148"/>
      <style:map style:condition="cell-content()=&quot;Daniel&quot;" style:apply-style-name="Untitled2" style:base-cell-address="Sheet1.D148"/>
      <style:map style:condition="cell-content()=&quot;JuanSe&quot;" style:apply-style-name="Untitled3" style:base-cell-address="Sheet1.D148"/>
    </style:style>
    <style:style style:name="ce744" style:family="table-cell" style:parent-style-name="Default">
      <style:map style:condition="cell-content()=&quot;JD&quot;" style:apply-style-name="Untitled1" style:base-cell-address="Sheet1.D149"/>
      <style:map style:condition="cell-content()=&quot;Daniel&quot;" style:apply-style-name="Untitled2" style:base-cell-address="Sheet1.D149"/>
      <style:map style:condition="cell-content()=&quot;JuanSe&quot;" style:apply-style-name="Untitled3" style:base-cell-address="Sheet1.D149"/>
    </style:style>
    <style:style style:name="ce745" style:family="table-cell" style:parent-style-name="Default">
      <style:map style:condition="cell-content()=&quot;JD&quot;" style:apply-style-name="Untitled1" style:base-cell-address="Sheet1.D150"/>
      <style:map style:condition="cell-content()=&quot;Daniel&quot;" style:apply-style-name="Untitled2" style:base-cell-address="Sheet1.D150"/>
      <style:map style:condition="cell-content()=&quot;JuanSe&quot;" style:apply-style-name="Untitled3" style:base-cell-address="Sheet1.D150"/>
    </style:style>
    <style:style style:name="ce746" style:family="table-cell" style:parent-style-name="Default">
      <style:map style:condition="cell-content()=&quot;JD&quot;" style:apply-style-name="Untitled1" style:base-cell-address="Sheet1.D151"/>
      <style:map style:condition="cell-content()=&quot;Daniel&quot;" style:apply-style-name="Untitled2" style:base-cell-address="Sheet1.D151"/>
      <style:map style:condition="cell-content()=&quot;JuanSe&quot;" style:apply-style-name="Untitled3" style:base-cell-address="Sheet1.D151"/>
    </style:style>
    <style:style style:name="ce747" style:family="table-cell" style:parent-style-name="Default">
      <style:map style:condition="cell-content()=&quot;JD&quot;" style:apply-style-name="Untitled1" style:base-cell-address="Sheet1.D152"/>
      <style:map style:condition="cell-content()=&quot;Daniel&quot;" style:apply-style-name="Untitled2" style:base-cell-address="Sheet1.D152"/>
      <style:map style:condition="cell-content()=&quot;JuanSe&quot;" style:apply-style-name="Untitled3" style:base-cell-address="Sheet1.D152"/>
    </style:style>
    <style:style style:name="ce748" style:family="table-cell" style:parent-style-name="Default">
      <style:map style:condition="cell-content()=&quot;JD&quot;" style:apply-style-name="Untitled1" style:base-cell-address="Sheet1.D153"/>
      <style:map style:condition="cell-content()=&quot;Daniel&quot;" style:apply-style-name="Untitled2" style:base-cell-address="Sheet1.D153"/>
      <style:map style:condition="cell-content()=&quot;JuanSe&quot;" style:apply-style-name="Untitled3" style:base-cell-address="Sheet1.D153"/>
    </style:style>
    <style:style style:name="ce749" style:family="table-cell" style:parent-style-name="Default">
      <style:map style:condition="cell-content()=&quot;JD&quot;" style:apply-style-name="Untitled1" style:base-cell-address="Sheet1.D154"/>
      <style:map style:condition="cell-content()=&quot;Daniel&quot;" style:apply-style-name="Untitled2" style:base-cell-address="Sheet1.D154"/>
      <style:map style:condition="cell-content()=&quot;JuanSe&quot;" style:apply-style-name="Untitled3" style:base-cell-address="Sheet1.D154"/>
    </style:style>
    <style:style style:name="ce750" style:family="table-cell" style:parent-style-name="Default">
      <style:map style:condition="cell-content()=&quot;JD&quot;" style:apply-style-name="Untitled1" style:base-cell-address="Sheet1.D155"/>
      <style:map style:condition="cell-content()=&quot;Daniel&quot;" style:apply-style-name="Untitled2" style:base-cell-address="Sheet1.D155"/>
      <style:map style:condition="cell-content()=&quot;JuanSe&quot;" style:apply-style-name="Untitled3" style:base-cell-address="Sheet1.D155"/>
    </style:style>
    <style:style style:name="ce751" style:family="table-cell" style:parent-style-name="Default">
      <style:map style:condition="cell-content()=&quot;JD&quot;" style:apply-style-name="Untitled1" style:base-cell-address="Sheet1.D156"/>
      <style:map style:condition="cell-content()=&quot;Daniel&quot;" style:apply-style-name="Untitled2" style:base-cell-address="Sheet1.D156"/>
      <style:map style:condition="cell-content()=&quot;JuanSe&quot;" style:apply-style-name="Untitled3" style:base-cell-address="Sheet1.D156"/>
    </style:style>
    <style:style style:name="ce752" style:family="table-cell" style:parent-style-name="Default">
      <style:map style:condition="cell-content()=&quot;JD&quot;" style:apply-style-name="Untitled1" style:base-cell-address="Sheet1.D157"/>
      <style:map style:condition="cell-content()=&quot;Daniel&quot;" style:apply-style-name="Untitled2" style:base-cell-address="Sheet1.D157"/>
      <style:map style:condition="cell-content()=&quot;JuanSe&quot;" style:apply-style-name="Untitled3" style:base-cell-address="Sheet1.D157"/>
    </style:style>
    <style:style style:name="ce753" style:family="table-cell" style:parent-style-name="Default">
      <style:map style:condition="cell-content()=&quot;JD&quot;" style:apply-style-name="Untitled1" style:base-cell-address="Sheet1.D158"/>
      <style:map style:condition="cell-content()=&quot;Daniel&quot;" style:apply-style-name="Untitled2" style:base-cell-address="Sheet1.D158"/>
      <style:map style:condition="cell-content()=&quot;JuanSe&quot;" style:apply-style-name="Untitled3" style:base-cell-address="Sheet1.D158"/>
    </style:style>
    <style:style style:name="ce754" style:family="table-cell" style:parent-style-name="Default">
      <style:map style:condition="cell-content()=&quot;JD&quot;" style:apply-style-name="Untitled1" style:base-cell-address="Sheet1.D159"/>
      <style:map style:condition="cell-content()=&quot;Daniel&quot;" style:apply-style-name="Untitled2" style:base-cell-address="Sheet1.D159"/>
      <style:map style:condition="cell-content()=&quot;JuanSe&quot;" style:apply-style-name="Untitled3" style:base-cell-address="Sheet1.D159"/>
    </style:style>
    <style:style style:name="ce755" style:family="table-cell" style:parent-style-name="Default">
      <style:map style:condition="cell-content()=&quot;JD&quot;" style:apply-style-name="Untitled1" style:base-cell-address="Sheet1.D160"/>
      <style:map style:condition="cell-content()=&quot;Daniel&quot;" style:apply-style-name="Untitled2" style:base-cell-address="Sheet1.D160"/>
      <style:map style:condition="cell-content()=&quot;JuanSe&quot;" style:apply-style-name="Untitled3" style:base-cell-address="Sheet1.D160"/>
    </style:style>
    <style:style style:name="ce756" style:family="table-cell" style:parent-style-name="Default">
      <style:map style:condition="cell-content()=&quot;JD&quot;" style:apply-style-name="Untitled1" style:base-cell-address="Sheet1.D161"/>
      <style:map style:condition="cell-content()=&quot;Daniel&quot;" style:apply-style-name="Untitled2" style:base-cell-address="Sheet1.D161"/>
      <style:map style:condition="cell-content()=&quot;JuanSe&quot;" style:apply-style-name="Untitled3" style:base-cell-address="Sheet1.D161"/>
    </style:style>
    <style:style style:name="ce757" style:family="table-cell" style:parent-style-name="Default">
      <style:map style:condition="cell-content()=&quot;JD&quot;" style:apply-style-name="Untitled1" style:base-cell-address="Sheet1.D162"/>
      <style:map style:condition="cell-content()=&quot;Daniel&quot;" style:apply-style-name="Untitled2" style:base-cell-address="Sheet1.D162"/>
      <style:map style:condition="cell-content()=&quot;JuanSe&quot;" style:apply-style-name="Untitled3" style:base-cell-address="Sheet1.D162"/>
    </style:style>
    <style:style style:name="ce758" style:family="table-cell" style:parent-style-name="Default">
      <style:map style:condition="cell-content()=&quot;JD&quot;" style:apply-style-name="Untitled1" style:base-cell-address="Sheet1.D163"/>
      <style:map style:condition="cell-content()=&quot;Daniel&quot;" style:apply-style-name="Untitled2" style:base-cell-address="Sheet1.D163"/>
      <style:map style:condition="cell-content()=&quot;JuanSe&quot;" style:apply-style-name="Untitled3" style:base-cell-address="Sheet1.D163"/>
    </style:style>
    <style:style style:name="ce759" style:family="table-cell" style:parent-style-name="Default">
      <style:map style:condition="cell-content()=&quot;JD&quot;" style:apply-style-name="Untitled1" style:base-cell-address="Sheet1.D164"/>
      <style:map style:condition="cell-content()=&quot;Daniel&quot;" style:apply-style-name="Untitled2" style:base-cell-address="Sheet1.D164"/>
      <style:map style:condition="cell-content()=&quot;JuanSe&quot;" style:apply-style-name="Untitled3" style:base-cell-address="Sheet1.D164"/>
    </style:style>
    <style:style style:name="ce760" style:family="table-cell" style:parent-style-name="Default">
      <style:map style:condition="cell-content()=&quot;JD&quot;" style:apply-style-name="Untitled1" style:base-cell-address="Sheet1.D165"/>
      <style:map style:condition="cell-content()=&quot;Daniel&quot;" style:apply-style-name="Untitled2" style:base-cell-address="Sheet1.D165"/>
      <style:map style:condition="cell-content()=&quot;JuanSe&quot;" style:apply-style-name="Untitled3" style:base-cell-address="Sheet1.D165"/>
    </style:style>
    <style:style style:name="ce761" style:family="table-cell" style:parent-style-name="Default">
      <style:map style:condition="cell-content()=&quot;JD&quot;" style:apply-style-name="Untitled1" style:base-cell-address="Sheet1.D166"/>
      <style:map style:condition="cell-content()=&quot;Daniel&quot;" style:apply-style-name="Untitled2" style:base-cell-address="Sheet1.D166"/>
      <style:map style:condition="cell-content()=&quot;JuanSe&quot;" style:apply-style-name="Untitled3" style:base-cell-address="Sheet1.D166"/>
    </style:style>
    <style:style style:name="ce762" style:family="table-cell" style:parent-style-name="Default">
      <style:map style:condition="cell-content()=&quot;JD&quot;" style:apply-style-name="Untitled1" style:base-cell-address="Sheet1.D167"/>
      <style:map style:condition="cell-content()=&quot;Daniel&quot;" style:apply-style-name="Untitled2" style:base-cell-address="Sheet1.D167"/>
      <style:map style:condition="cell-content()=&quot;JuanSe&quot;" style:apply-style-name="Untitled3" style:base-cell-address="Sheet1.D167"/>
    </style:style>
    <style:style style:name="ce763" style:family="table-cell" style:parent-style-name="Default">
      <style:map style:condition="cell-content()=&quot;JD&quot;" style:apply-style-name="Untitled1" style:base-cell-address="Sheet1.D168"/>
      <style:map style:condition="cell-content()=&quot;Daniel&quot;" style:apply-style-name="Untitled2" style:base-cell-address="Sheet1.D168"/>
      <style:map style:condition="cell-content()=&quot;JuanSe&quot;" style:apply-style-name="Untitled3" style:base-cell-address="Sheet1.D168"/>
    </style:style>
    <style:style style:name="ce764" style:family="table-cell" style:parent-style-name="Default">
      <style:map style:condition="cell-content()=&quot;JD&quot;" style:apply-style-name="Untitled1" style:base-cell-address="Sheet1.D169"/>
      <style:map style:condition="cell-content()=&quot;Daniel&quot;" style:apply-style-name="Untitled2" style:base-cell-address="Sheet1.D169"/>
      <style:map style:condition="cell-content()=&quot;JuanSe&quot;" style:apply-style-name="Untitled3" style:base-cell-address="Sheet1.D169"/>
    </style:style>
    <style:style style:name="ce765" style:family="table-cell" style:parent-style-name="Default">
      <style:map style:condition="cell-content()=&quot;JD&quot;" style:apply-style-name="Untitled1" style:base-cell-address="Sheet1.D170"/>
      <style:map style:condition="cell-content()=&quot;Daniel&quot;" style:apply-style-name="Untitled2" style:base-cell-address="Sheet1.D170"/>
      <style:map style:condition="cell-content()=&quot;JuanSe&quot;" style:apply-style-name="Untitled3" style:base-cell-address="Sheet1.D170"/>
    </style:style>
    <style:style style:name="ce766" style:family="table-cell" style:parent-style-name="Default">
      <style:map style:condition="cell-content()=&quot;JD&quot;" style:apply-style-name="Untitled1" style:base-cell-address="Sheet1.D171"/>
      <style:map style:condition="cell-content()=&quot;Daniel&quot;" style:apply-style-name="Untitled2" style:base-cell-address="Sheet1.D171"/>
      <style:map style:condition="cell-content()=&quot;JuanSe&quot;" style:apply-style-name="Untitled3" style:base-cell-address="Sheet1.D171"/>
    </style:style>
    <style:style style:name="ce767" style:family="table-cell" style:parent-style-name="Default">
      <style:map style:condition="cell-content()=&quot;JD&quot;" style:apply-style-name="Untitled1" style:base-cell-address="Sheet1.D172"/>
      <style:map style:condition="cell-content()=&quot;Daniel&quot;" style:apply-style-name="Untitled2" style:base-cell-address="Sheet1.D172"/>
      <style:map style:condition="cell-content()=&quot;JuanSe&quot;" style:apply-style-name="Untitled3" style:base-cell-address="Sheet1.D172"/>
    </style:style>
    <style:style style:name="ce768" style:family="table-cell" style:parent-style-name="Default">
      <style:map style:condition="cell-content()=&quot;JD&quot;" style:apply-style-name="Untitled1" style:base-cell-address="Sheet1.D173"/>
      <style:map style:condition="cell-content()=&quot;Daniel&quot;" style:apply-style-name="Untitled2" style:base-cell-address="Sheet1.D173"/>
      <style:map style:condition="cell-content()=&quot;JuanSe&quot;" style:apply-style-name="Untitled3" style:base-cell-address="Sheet1.D173"/>
    </style:style>
    <style:style style:name="ce769" style:family="table-cell" style:parent-style-name="Default">
      <style:map style:condition="cell-content()=&quot;JD&quot;" style:apply-style-name="Untitled1" style:base-cell-address="Sheet1.D174"/>
      <style:map style:condition="cell-content()=&quot;Daniel&quot;" style:apply-style-name="Untitled2" style:base-cell-address="Sheet1.D174"/>
      <style:map style:condition="cell-content()=&quot;JuanSe&quot;" style:apply-style-name="Untitled3" style:base-cell-address="Sheet1.D174"/>
    </style:style>
    <style:style style:name="ce770" style:family="table-cell" style:parent-style-name="Default">
      <style:map style:condition="cell-content()=&quot;JD&quot;" style:apply-style-name="Untitled1" style:base-cell-address="Sheet1.D175"/>
      <style:map style:condition="cell-content()=&quot;Daniel&quot;" style:apply-style-name="Untitled2" style:base-cell-address="Sheet1.D175"/>
      <style:map style:condition="cell-content()=&quot;JuanSe&quot;" style:apply-style-name="Untitled3" style:base-cell-address="Sheet1.D175"/>
    </style:style>
    <style:style style:name="ce771" style:family="table-cell" style:parent-style-name="Default">
      <style:map style:condition="cell-content()=&quot;JD&quot;" style:apply-style-name="Untitled1" style:base-cell-address="Sheet1.D176"/>
      <style:map style:condition="cell-content()=&quot;Daniel&quot;" style:apply-style-name="Untitled2" style:base-cell-address="Sheet1.D176"/>
      <style:map style:condition="cell-content()=&quot;JuanSe&quot;" style:apply-style-name="Untitled3" style:base-cell-address="Sheet1.D176"/>
    </style:style>
    <style:style style:name="ce772" style:family="table-cell" style:parent-style-name="Default">
      <style:map style:condition="cell-content()=&quot;JD&quot;" style:apply-style-name="Untitled1" style:base-cell-address="Sheet1.D177"/>
      <style:map style:condition="cell-content()=&quot;Daniel&quot;" style:apply-style-name="Untitled2" style:base-cell-address="Sheet1.D177"/>
      <style:map style:condition="cell-content()=&quot;JuanSe&quot;" style:apply-style-name="Untitled3" style:base-cell-address="Sheet1.D177"/>
    </style:style>
    <style:style style:name="ce773" style:family="table-cell" style:parent-style-name="Default">
      <style:map style:condition="cell-content()=&quot;JD&quot;" style:apply-style-name="Untitled1" style:base-cell-address="Sheet1.D178"/>
      <style:map style:condition="cell-content()=&quot;Daniel&quot;" style:apply-style-name="Untitled2" style:base-cell-address="Sheet1.D178"/>
      <style:map style:condition="cell-content()=&quot;JuanSe&quot;" style:apply-style-name="Untitled3" style:base-cell-address="Sheet1.D178"/>
    </style:style>
    <style:style style:name="ce774" style:family="table-cell" style:parent-style-name="Default">
      <style:map style:condition="cell-content()=&quot;JD&quot;" style:apply-style-name="Untitled1" style:base-cell-address="Sheet1.D179"/>
      <style:map style:condition="cell-content()=&quot;Daniel&quot;" style:apply-style-name="Untitled2" style:base-cell-address="Sheet1.D179"/>
      <style:map style:condition="cell-content()=&quot;JuanSe&quot;" style:apply-style-name="Untitled3" style:base-cell-address="Sheet1.D179"/>
    </style:style>
    <style:style style:name="ce775" style:family="table-cell" style:parent-style-name="Default">
      <style:map style:condition="cell-content()=&quot;JD&quot;" style:apply-style-name="Untitled1" style:base-cell-address="Sheet1.D180"/>
      <style:map style:condition="cell-content()=&quot;Daniel&quot;" style:apply-style-name="Untitled2" style:base-cell-address="Sheet1.D180"/>
      <style:map style:condition="cell-content()=&quot;JuanSe&quot;" style:apply-style-name="Untitled3" style:base-cell-address="Sheet1.D180"/>
    </style:style>
    <style:style style:name="ce776" style:family="table-cell" style:parent-style-name="Default">
      <style:map style:condition="cell-content()=&quot;JD&quot;" style:apply-style-name="Untitled1" style:base-cell-address="Sheet1.D181"/>
      <style:map style:condition="cell-content()=&quot;Daniel&quot;" style:apply-style-name="Untitled2" style:base-cell-address="Sheet1.D181"/>
      <style:map style:condition="cell-content()=&quot;JuanSe&quot;" style:apply-style-name="Untitled3" style:base-cell-address="Sheet1.D181"/>
    </style:style>
    <style:style style:name="ce777" style:family="table-cell" style:parent-style-name="Default">
      <style:map style:condition="cell-content()=&quot;JD&quot;" style:apply-style-name="Untitled1" style:base-cell-address="Sheet1.D182"/>
      <style:map style:condition="cell-content()=&quot;Daniel&quot;" style:apply-style-name="Untitled2" style:base-cell-address="Sheet1.D182"/>
      <style:map style:condition="cell-content()=&quot;JuanSe&quot;" style:apply-style-name="Untitled3" style:base-cell-address="Sheet1.D182"/>
    </style:style>
    <style:style style:name="ce778" style:family="table-cell" style:parent-style-name="Default">
      <style:map style:condition="cell-content()=&quot;JD&quot;" style:apply-style-name="Untitled1" style:base-cell-address="Sheet1.D183"/>
      <style:map style:condition="cell-content()=&quot;Daniel&quot;" style:apply-style-name="Untitled2" style:base-cell-address="Sheet1.D183"/>
      <style:map style:condition="cell-content()=&quot;JuanSe&quot;" style:apply-style-name="Untitled3" style:base-cell-address="Sheet1.D183"/>
    </style:style>
    <style:style style:name="ce779" style:family="table-cell" style:parent-style-name="Default">
      <style:map style:condition="cell-content()=&quot;JD&quot;" style:apply-style-name="Untitled1" style:base-cell-address="Sheet1.D184"/>
      <style:map style:condition="cell-content()=&quot;Daniel&quot;" style:apply-style-name="Untitled2" style:base-cell-address="Sheet1.D184"/>
      <style:map style:condition="cell-content()=&quot;JuanSe&quot;" style:apply-style-name="Untitled3" style:base-cell-address="Sheet1.D184"/>
    </style:style>
    <style:style style:name="ce780" style:family="table-cell" style:parent-style-name="Default">
      <style:map style:condition="cell-content()=&quot;JD&quot;" style:apply-style-name="Untitled1" style:base-cell-address="Sheet1.D185"/>
      <style:map style:condition="cell-content()=&quot;Daniel&quot;" style:apply-style-name="Untitled2" style:base-cell-address="Sheet1.D185"/>
      <style:map style:condition="cell-content()=&quot;JuanSe&quot;" style:apply-style-name="Untitled3" style:base-cell-address="Sheet1.D185"/>
    </style:style>
    <style:style style:name="ce781" style:family="table-cell" style:parent-style-name="Default">
      <style:map style:condition="cell-content()=&quot;JD&quot;" style:apply-style-name="Untitled1" style:base-cell-address="Sheet1.D186"/>
      <style:map style:condition="cell-content()=&quot;Daniel&quot;" style:apply-style-name="Untitled2" style:base-cell-address="Sheet1.D186"/>
      <style:map style:condition="cell-content()=&quot;JuanSe&quot;" style:apply-style-name="Untitled3" style:base-cell-address="Sheet1.D186"/>
    </style:style>
    <style:style style:name="ce782" style:family="table-cell" style:parent-style-name="Default">
      <style:map style:condition="cell-content()=&quot;JD&quot;" style:apply-style-name="Untitled1" style:base-cell-address="Sheet1.D187"/>
      <style:map style:condition="cell-content()=&quot;Daniel&quot;" style:apply-style-name="Untitled2" style:base-cell-address="Sheet1.D187"/>
      <style:map style:condition="cell-content()=&quot;JuanSe&quot;" style:apply-style-name="Untitled3" style:base-cell-address="Sheet1.D187"/>
    </style:style>
    <style:style style:name="ce783" style:family="table-cell" style:parent-style-name="Default">
      <style:map style:condition="cell-content()=&quot;JD&quot;" style:apply-style-name="Untitled1" style:base-cell-address="Sheet1.D188"/>
      <style:map style:condition="cell-content()=&quot;Daniel&quot;" style:apply-style-name="Untitled2" style:base-cell-address="Sheet1.D188"/>
      <style:map style:condition="cell-content()=&quot;JuanSe&quot;" style:apply-style-name="Untitled3" style:base-cell-address="Sheet1.D188"/>
    </style:style>
    <style:style style:name="ce784" style:family="table-cell" style:parent-style-name="Default">
      <style:map style:condition="cell-content()=&quot;JD&quot;" style:apply-style-name="Untitled1" style:base-cell-address="Sheet1.D189"/>
      <style:map style:condition="cell-content()=&quot;Daniel&quot;" style:apply-style-name="Untitled2" style:base-cell-address="Sheet1.D189"/>
      <style:map style:condition="cell-content()=&quot;JuanSe&quot;" style:apply-style-name="Untitled3" style:base-cell-address="Sheet1.D189"/>
    </style:style>
    <style:style style:name="ce785" style:family="table-cell" style:parent-style-name="Default">
      <style:map style:condition="cell-content()=&quot;JD&quot;" style:apply-style-name="Untitled1" style:base-cell-address="Sheet1.D190"/>
      <style:map style:condition="cell-content()=&quot;Daniel&quot;" style:apply-style-name="Untitled2" style:base-cell-address="Sheet1.D190"/>
      <style:map style:condition="cell-content()=&quot;JuanSe&quot;" style:apply-style-name="Untitled3" style:base-cell-address="Sheet1.D190"/>
    </style:style>
    <style:style style:name="ce786" style:family="table-cell" style:parent-style-name="Default">
      <style:map style:condition="cell-content()=&quot;JD&quot;" style:apply-style-name="Untitled1" style:base-cell-address="Sheet1.D191"/>
      <style:map style:condition="cell-content()=&quot;Daniel&quot;" style:apply-style-name="Untitled2" style:base-cell-address="Sheet1.D191"/>
      <style:map style:condition="cell-content()=&quot;JuanSe&quot;" style:apply-style-name="Untitled3" style:base-cell-address="Sheet1.D191"/>
    </style:style>
    <style:style style:name="ce787" style:family="table-cell" style:parent-style-name="Default">
      <style:map style:condition="cell-content()=&quot;JD&quot;" style:apply-style-name="Untitled1" style:base-cell-address="Sheet1.D192"/>
      <style:map style:condition="cell-content()=&quot;Daniel&quot;" style:apply-style-name="Untitled2" style:base-cell-address="Sheet1.D192"/>
      <style:map style:condition="cell-content()=&quot;JuanSe&quot;" style:apply-style-name="Untitled3" style:base-cell-address="Sheet1.D192"/>
    </style:style>
    <style:style style:name="ce788" style:family="table-cell" style:parent-style-name="Default">
      <style:map style:condition="cell-content()=&quot;JD&quot;" style:apply-style-name="Untitled1" style:base-cell-address="Sheet1.D193"/>
      <style:map style:condition="cell-content()=&quot;Daniel&quot;" style:apply-style-name="Untitled2" style:base-cell-address="Sheet1.D193"/>
      <style:map style:condition="cell-content()=&quot;JuanSe&quot;" style:apply-style-name="Untitled3" style:base-cell-address="Sheet1.D193"/>
    </style:style>
    <style:style style:name="ce789" style:family="table-cell" style:parent-style-name="Default">
      <style:map style:condition="cell-content()=&quot;JD&quot;" style:apply-style-name="Untitled1" style:base-cell-address="Sheet1.D194"/>
      <style:map style:condition="cell-content()=&quot;Daniel&quot;" style:apply-style-name="Untitled2" style:base-cell-address="Sheet1.D194"/>
      <style:map style:condition="cell-content()=&quot;JuanSe&quot;" style:apply-style-name="Untitled3" style:base-cell-address="Sheet1.D194"/>
    </style:style>
    <style:style style:name="ce790" style:family="table-cell" style:parent-style-name="Default">
      <style:map style:condition="cell-content()=&quot;JD&quot;" style:apply-style-name="Untitled1" style:base-cell-address="Sheet1.D195"/>
      <style:map style:condition="cell-content()=&quot;Daniel&quot;" style:apply-style-name="Untitled2" style:base-cell-address="Sheet1.D195"/>
      <style:map style:condition="cell-content()=&quot;JuanSe&quot;" style:apply-style-name="Untitled3" style:base-cell-address="Sheet1.D195"/>
    </style:style>
    <style:style style:name="ce791" style:family="table-cell" style:parent-style-name="Default">
      <style:map style:condition="cell-content()=&quot;JD&quot;" style:apply-style-name="Untitled1" style:base-cell-address="Sheet1.D196"/>
      <style:map style:condition="cell-content()=&quot;Daniel&quot;" style:apply-style-name="Untitled2" style:base-cell-address="Sheet1.D196"/>
      <style:map style:condition="cell-content()=&quot;JuanSe&quot;" style:apply-style-name="Untitled3" style:base-cell-address="Sheet1.D196"/>
    </style:style>
    <style:style style:name="ce792" style:family="table-cell" style:parent-style-name="Default">
      <style:map style:condition="cell-content()=&quot;JD&quot;" style:apply-style-name="Untitled1" style:base-cell-address="Sheet1.D197"/>
      <style:map style:condition="cell-content()=&quot;Daniel&quot;" style:apply-style-name="Untitled2" style:base-cell-address="Sheet1.D197"/>
      <style:map style:condition="cell-content()=&quot;JuanSe&quot;" style:apply-style-name="Untitled3" style:base-cell-address="Sheet1.D197"/>
    </style:style>
    <style:style style:name="ce793" style:family="table-cell" style:parent-style-name="Default">
      <style:map style:condition="cell-content()=&quot;JD&quot;" style:apply-style-name="Untitled1" style:base-cell-address="Sheet1.D198"/>
      <style:map style:condition="cell-content()=&quot;Daniel&quot;" style:apply-style-name="Untitled2" style:base-cell-address="Sheet1.D198"/>
      <style:map style:condition="cell-content()=&quot;JuanSe&quot;" style:apply-style-name="Untitled3" style:base-cell-address="Sheet1.D198"/>
    </style:style>
    <style:style style:name="ce794" style:family="table-cell" style:parent-style-name="Default">
      <style:map style:condition="cell-content()=&quot;JD&quot;" style:apply-style-name="Untitled1" style:base-cell-address="Sheet1.D199"/>
      <style:map style:condition="cell-content()=&quot;Daniel&quot;" style:apply-style-name="Untitled2" style:base-cell-address="Sheet1.D199"/>
      <style:map style:condition="cell-content()=&quot;JuanSe&quot;" style:apply-style-name="Untitled3" style:base-cell-address="Sheet1.D199"/>
    </style:style>
    <style:style style:name="ce795" style:family="table-cell" style:parent-style-name="Default">
      <style:map style:condition="cell-content()=&quot;JD&quot;" style:apply-style-name="Untitled1" style:base-cell-address="Sheet1.D200"/>
      <style:map style:condition="cell-content()=&quot;Daniel&quot;" style:apply-style-name="Untitled2" style:base-cell-address="Sheet1.D200"/>
      <style:map style:condition="cell-content()=&quot;JuanSe&quot;" style:apply-style-name="Untitled3" style:base-cell-address="Sheet1.D200"/>
    </style:style>
    <style:style style:name="ce796" style:family="table-cell" style:parent-style-name="Default">
      <style:map style:condition="cell-content()=&quot;JD&quot;" style:apply-style-name="Untitled1" style:base-cell-address="Sheet1.D201"/>
      <style:map style:condition="cell-content()=&quot;Daniel&quot;" style:apply-style-name="Untitled2" style:base-cell-address="Sheet1.D201"/>
      <style:map style:condition="cell-content()=&quot;JuanSe&quot;" style:apply-style-name="Untitled3" style:base-cell-address="Sheet1.D201"/>
    </style:style>
    <style:style style:name="ce797" style:family="table-cell" style:parent-style-name="Default">
      <style:map style:condition="cell-content()=&quot;JD&quot;" style:apply-style-name="Untitled1" style:base-cell-address="Sheet1.D202"/>
      <style:map style:condition="cell-content()=&quot;Daniel&quot;" style:apply-style-name="Untitled2" style:base-cell-address="Sheet1.D202"/>
      <style:map style:condition="cell-content()=&quot;JuanSe&quot;" style:apply-style-name="Untitled3" style:base-cell-address="Sheet1.D202"/>
    </style:style>
    <style:style style:name="ce798" style:family="table-cell" style:parent-style-name="Default">
      <style:map style:condition="cell-content()=&quot;JD&quot;" style:apply-style-name="Untitled1" style:base-cell-address="Sheet1.D203"/>
      <style:map style:condition="cell-content()=&quot;Daniel&quot;" style:apply-style-name="Untitled2" style:base-cell-address="Sheet1.D203"/>
      <style:map style:condition="cell-content()=&quot;JuanSe&quot;" style:apply-style-name="Untitled3" style:base-cell-address="Sheet1.D203"/>
    </style:style>
    <style:style style:name="ce799" style:family="table-cell" style:parent-style-name="Default">
      <style:map style:condition="cell-content()=&quot;JD&quot;" style:apply-style-name="Untitled1" style:base-cell-address="Sheet1.D204"/>
      <style:map style:condition="cell-content()=&quot;Daniel&quot;" style:apply-style-name="Untitled2" style:base-cell-address="Sheet1.D204"/>
      <style:map style:condition="cell-content()=&quot;JuanSe&quot;" style:apply-style-name="Untitled3" style:base-cell-address="Sheet1.D204"/>
    </style:style>
    <style:style style:name="ce800" style:family="table-cell" style:parent-style-name="Default">
      <style:map style:condition="cell-content()=&quot;JD&quot;" style:apply-style-name="Untitled1" style:base-cell-address="Sheet1.D205"/>
      <style:map style:condition="cell-content()=&quot;Daniel&quot;" style:apply-style-name="Untitled2" style:base-cell-address="Sheet1.D205"/>
      <style:map style:condition="cell-content()=&quot;JuanSe&quot;" style:apply-style-name="Untitled3" style:base-cell-address="Sheet1.D205"/>
    </style:style>
    <style:style style:name="ce801" style:family="table-cell" style:parent-style-name="Default">
      <style:map style:condition="cell-content()=&quot;JD&quot;" style:apply-style-name="Untitled1" style:base-cell-address="Sheet1.D206"/>
      <style:map style:condition="cell-content()=&quot;Daniel&quot;" style:apply-style-name="Untitled2" style:base-cell-address="Sheet1.D206"/>
      <style:map style:condition="cell-content()=&quot;JuanSe&quot;" style:apply-style-name="Untitled3" style:base-cell-address="Sheet1.D206"/>
    </style:style>
    <style:style style:name="ce802" style:family="table-cell" style:parent-style-name="Default">
      <style:map style:condition="cell-content()=&quot;JD&quot;" style:apply-style-name="Untitled1" style:base-cell-address="Sheet1.D207"/>
      <style:map style:condition="cell-content()=&quot;Daniel&quot;" style:apply-style-name="Untitled2" style:base-cell-address="Sheet1.D207"/>
      <style:map style:condition="cell-content()=&quot;JuanSe&quot;" style:apply-style-name="Untitled3" style:base-cell-address="Sheet1.D207"/>
    </style:style>
    <style:style style:name="ce803" style:family="table-cell" style:parent-style-name="Default">
      <style:map style:condition="cell-content()=&quot;JD&quot;" style:apply-style-name="Untitled1" style:base-cell-address="Sheet1.D208"/>
      <style:map style:condition="cell-content()=&quot;Daniel&quot;" style:apply-style-name="Untitled2" style:base-cell-address="Sheet1.D208"/>
      <style:map style:condition="cell-content()=&quot;JuanSe&quot;" style:apply-style-name="Untitled3" style:base-cell-address="Sheet1.D208"/>
    </style:style>
    <style:style style:name="ce804" style:family="table-cell" style:parent-style-name="Default">
      <style:map style:condition="cell-content()=&quot;JD&quot;" style:apply-style-name="Untitled1" style:base-cell-address="Sheet1.D209"/>
      <style:map style:condition="cell-content()=&quot;Daniel&quot;" style:apply-style-name="Untitled2" style:base-cell-address="Sheet1.D209"/>
      <style:map style:condition="cell-content()=&quot;JuanSe&quot;" style:apply-style-name="Untitled3" style:base-cell-address="Sheet1.D209"/>
    </style:style>
    <style:style style:name="ce805" style:family="table-cell" style:parent-style-name="Default">
      <style:map style:condition="cell-content()=&quot;JD&quot;" style:apply-style-name="Untitled1" style:base-cell-address="Sheet1.D210"/>
      <style:map style:condition="cell-content()=&quot;Daniel&quot;" style:apply-style-name="Untitled2" style:base-cell-address="Sheet1.D210"/>
      <style:map style:condition="cell-content()=&quot;JuanSe&quot;" style:apply-style-name="Untitled3" style:base-cell-address="Sheet1.D210"/>
    </style:style>
    <style:style style:name="ce806" style:family="table-cell" style:parent-style-name="Default">
      <style:map style:condition="cell-content()=&quot;JD&quot;" style:apply-style-name="Untitled1" style:base-cell-address="Sheet1.D211"/>
      <style:map style:condition="cell-content()=&quot;Daniel&quot;" style:apply-style-name="Untitled2" style:base-cell-address="Sheet1.D211"/>
      <style:map style:condition="cell-content()=&quot;JuanSe&quot;" style:apply-style-name="Untitled3" style:base-cell-address="Sheet1.D211"/>
    </style:style>
    <style:style style:name="ce807" style:family="table-cell" style:parent-style-name="Default">
      <style:map style:condition="cell-content()=&quot;JD&quot;" style:apply-style-name="Untitled1" style:base-cell-address="Sheet1.D212"/>
      <style:map style:condition="cell-content()=&quot;Daniel&quot;" style:apply-style-name="Untitled2" style:base-cell-address="Sheet1.D212"/>
      <style:map style:condition="cell-content()=&quot;JuanSe&quot;" style:apply-style-name="Untitled3" style:base-cell-address="Sheet1.D212"/>
    </style:style>
    <style:style style:name="ce808" style:family="table-cell" style:parent-style-name="Default">
      <style:map style:condition="cell-content()=&quot;JD&quot;" style:apply-style-name="Untitled1" style:base-cell-address="Sheet1.D213"/>
      <style:map style:condition="cell-content()=&quot;Daniel&quot;" style:apply-style-name="Untitled2" style:base-cell-address="Sheet1.D213"/>
      <style:map style:condition="cell-content()=&quot;JuanSe&quot;" style:apply-style-name="Untitled3" style:base-cell-address="Sheet1.D213"/>
    </style:style>
    <style:style style:name="ce809" style:family="table-cell" style:parent-style-name="Default">
      <style:map style:condition="cell-content()=&quot;JD&quot;" style:apply-style-name="Untitled1" style:base-cell-address="Sheet1.D214"/>
      <style:map style:condition="cell-content()=&quot;Daniel&quot;" style:apply-style-name="Untitled2" style:base-cell-address="Sheet1.D214"/>
      <style:map style:condition="cell-content()=&quot;JuanSe&quot;" style:apply-style-name="Untitled3" style:base-cell-address="Sheet1.D214"/>
    </style:style>
    <style:style style:name="ce810" style:family="table-cell" style:parent-style-name="Default">
      <style:map style:condition="cell-content()=&quot;JD&quot;" style:apply-style-name="Untitled1" style:base-cell-address="Sheet1.D215"/>
      <style:map style:condition="cell-content()=&quot;Daniel&quot;" style:apply-style-name="Untitled2" style:base-cell-address="Sheet1.D215"/>
      <style:map style:condition="cell-content()=&quot;JuanSe&quot;" style:apply-style-name="Untitled3" style:base-cell-address="Sheet1.D215"/>
    </style:style>
    <style:style style:name="ce811" style:family="table-cell" style:parent-style-name="Default">
      <style:map style:condition="cell-content()=&quot;JD&quot;" style:apply-style-name="Untitled1" style:base-cell-address="Sheet1.D216"/>
      <style:map style:condition="cell-content()=&quot;Daniel&quot;" style:apply-style-name="Untitled2" style:base-cell-address="Sheet1.D216"/>
      <style:map style:condition="cell-content()=&quot;JuanSe&quot;" style:apply-style-name="Untitled3" style:base-cell-address="Sheet1.D216"/>
    </style:style>
    <style:style style:name="ce812" style:family="table-cell" style:parent-style-name="Default">
      <style:map style:condition="cell-content()=&quot;JD&quot;" style:apply-style-name="Untitled1" style:base-cell-address="Sheet1.D217"/>
      <style:map style:condition="cell-content()=&quot;Daniel&quot;" style:apply-style-name="Untitled2" style:base-cell-address="Sheet1.D217"/>
      <style:map style:condition="cell-content()=&quot;JuanSe&quot;" style:apply-style-name="Untitled3" style:base-cell-address="Sheet1.D217"/>
    </style:style>
    <style:style style:name="ce813" style:family="table-cell" style:parent-style-name="Default">
      <style:map style:condition="cell-content()=&quot;JD&quot;" style:apply-style-name="Untitled1" style:base-cell-address="Sheet1.D218"/>
      <style:map style:condition="cell-content()=&quot;Daniel&quot;" style:apply-style-name="Untitled2" style:base-cell-address="Sheet1.D218"/>
      <style:map style:condition="cell-content()=&quot;JuanSe&quot;" style:apply-style-name="Untitled3" style:base-cell-address="Sheet1.D218"/>
    </style:style>
    <style:style style:name="ce814" style:family="table-cell" style:parent-style-name="Default">
      <style:map style:condition="cell-content()=&quot;JD&quot;" style:apply-style-name="Untitled1" style:base-cell-address="Sheet1.D219"/>
      <style:map style:condition="cell-content()=&quot;Daniel&quot;" style:apply-style-name="Untitled2" style:base-cell-address="Sheet1.D219"/>
      <style:map style:condition="cell-content()=&quot;JuanSe&quot;" style:apply-style-name="Untitled3" style:base-cell-address="Sheet1.D219"/>
    </style:style>
    <style:style style:name="ce815" style:family="table-cell" style:parent-style-name="Default">
      <style:map style:condition="cell-content()=&quot;JD&quot;" style:apply-style-name="Untitled1" style:base-cell-address="Sheet1.D220"/>
      <style:map style:condition="cell-content()=&quot;Daniel&quot;" style:apply-style-name="Untitled2" style:base-cell-address="Sheet1.D220"/>
      <style:map style:condition="cell-content()=&quot;JuanSe&quot;" style:apply-style-name="Untitled3" style:base-cell-address="Sheet1.D220"/>
    </style:style>
    <style:style style:name="ce816" style:family="table-cell" style:parent-style-name="Default">
      <style:map style:condition="cell-content()=&quot;JD&quot;" style:apply-style-name="Untitled1" style:base-cell-address="Sheet1.D221"/>
      <style:map style:condition="cell-content()=&quot;Daniel&quot;" style:apply-style-name="Untitled2" style:base-cell-address="Sheet1.D221"/>
      <style:map style:condition="cell-content()=&quot;JuanSe&quot;" style:apply-style-name="Untitled3" style:base-cell-address="Sheet1.D221"/>
    </style:style>
    <style:style style:name="ce817" style:family="table-cell" style:parent-style-name="Default">
      <style:map style:condition="cell-content()=&quot;JD&quot;" style:apply-style-name="Untitled1" style:base-cell-address="Sheet1.D222"/>
      <style:map style:condition="cell-content()=&quot;Daniel&quot;" style:apply-style-name="Untitled2" style:base-cell-address="Sheet1.D222"/>
      <style:map style:condition="cell-content()=&quot;JuanSe&quot;" style:apply-style-name="Untitled3" style:base-cell-address="Sheet1.D222"/>
    </style:style>
    <style:style style:name="ce818" style:family="table-cell" style:parent-style-name="Default">
      <style:map style:condition="cell-content()=&quot;JD&quot;" style:apply-style-name="Untitled1" style:base-cell-address="Sheet1.D223"/>
      <style:map style:condition="cell-content()=&quot;Daniel&quot;" style:apply-style-name="Untitled2" style:base-cell-address="Sheet1.D223"/>
      <style:map style:condition="cell-content()=&quot;JuanSe&quot;" style:apply-style-name="Untitled3" style:base-cell-address="Sheet1.D223"/>
    </style:style>
    <style:style style:name="ce819" style:family="table-cell" style:parent-style-name="Default">
      <style:map style:condition="cell-content()=&quot;JD&quot;" style:apply-style-name="Untitled1" style:base-cell-address="Sheet1.D224"/>
      <style:map style:condition="cell-content()=&quot;Daniel&quot;" style:apply-style-name="Untitled2" style:base-cell-address="Sheet1.D224"/>
      <style:map style:condition="cell-content()=&quot;JuanSe&quot;" style:apply-style-name="Untitled3" style:base-cell-address="Sheet1.D224"/>
    </style:style>
    <style:style style:name="ce820" style:family="table-cell" style:parent-style-name="Default">
      <style:map style:condition="cell-content()=&quot;JD&quot;" style:apply-style-name="Untitled1" style:base-cell-address="Sheet1.D225"/>
      <style:map style:condition="cell-content()=&quot;Daniel&quot;" style:apply-style-name="Untitled2" style:base-cell-address="Sheet1.D225"/>
      <style:map style:condition="cell-content()=&quot;JuanSe&quot;" style:apply-style-name="Untitled3" style:base-cell-address="Sheet1.D225"/>
    </style:style>
    <style:style style:name="ce821" style:family="table-cell" style:parent-style-name="Default">
      <style:map style:condition="cell-content()=&quot;JD&quot;" style:apply-style-name="Untitled1" style:base-cell-address="Sheet1.D226"/>
      <style:map style:condition="cell-content()=&quot;Daniel&quot;" style:apply-style-name="Untitled2" style:base-cell-address="Sheet1.D226"/>
      <style:map style:condition="cell-content()=&quot;JuanSe&quot;" style:apply-style-name="Untitled3" style:base-cell-address="Sheet1.D226"/>
    </style:style>
    <style:style style:name="ce822" style:family="table-cell" style:parent-style-name="Default">
      <style:map style:condition="cell-content()=&quot;JD&quot;" style:apply-style-name="Untitled1" style:base-cell-address="Sheet1.D227"/>
      <style:map style:condition="cell-content()=&quot;Daniel&quot;" style:apply-style-name="Untitled2" style:base-cell-address="Sheet1.D227"/>
      <style:map style:condition="cell-content()=&quot;JuanSe&quot;" style:apply-style-name="Untitled3" style:base-cell-address="Sheet1.D227"/>
    </style:style>
    <style:style style:name="ce823" style:family="table-cell" style:parent-style-name="Default">
      <style:map style:condition="cell-content()=&quot;JD&quot;" style:apply-style-name="Untitled1" style:base-cell-address="Sheet1.D228"/>
      <style:map style:condition="cell-content()=&quot;Daniel&quot;" style:apply-style-name="Untitled2" style:base-cell-address="Sheet1.D228"/>
      <style:map style:condition="cell-content()=&quot;JuanSe&quot;" style:apply-style-name="Untitled3" style:base-cell-address="Sheet1.D228"/>
    </style:style>
    <style:style style:name="ce824" style:family="table-cell" style:parent-style-name="Default">
      <style:map style:condition="cell-content()=&quot;JD&quot;" style:apply-style-name="Untitled1" style:base-cell-address="Sheet1.D229"/>
      <style:map style:condition="cell-content()=&quot;Daniel&quot;" style:apply-style-name="Untitled2" style:base-cell-address="Sheet1.D229"/>
      <style:map style:condition="cell-content()=&quot;JuanSe&quot;" style:apply-style-name="Untitled3" style:base-cell-address="Sheet1.D229"/>
    </style:style>
    <style:style style:name="ce825" style:family="table-cell" style:parent-style-name="Default">
      <style:map style:condition="cell-content()=&quot;JD&quot;" style:apply-style-name="Untitled1" style:base-cell-address="Sheet1.D230"/>
      <style:map style:condition="cell-content()=&quot;Daniel&quot;" style:apply-style-name="Untitled2" style:base-cell-address="Sheet1.D230"/>
      <style:map style:condition="cell-content()=&quot;JuanSe&quot;" style:apply-style-name="Untitled3" style:base-cell-address="Sheet1.D230"/>
    </style:style>
    <style:style style:name="ce826" style:family="table-cell" style:parent-style-name="Default">
      <style:map style:condition="cell-content()=&quot;JD&quot;" style:apply-style-name="Untitled1" style:base-cell-address="Sheet1.D231"/>
      <style:map style:condition="cell-content()=&quot;Daniel&quot;" style:apply-style-name="Untitled2" style:base-cell-address="Sheet1.D231"/>
      <style:map style:condition="cell-content()=&quot;JuanSe&quot;" style:apply-style-name="Untitled3" style:base-cell-address="Sheet1.D231"/>
    </style:style>
    <style:style style:name="ce827" style:family="table-cell" style:parent-style-name="Default">
      <style:map style:condition="cell-content()=&quot;JD&quot;" style:apply-style-name="Untitled1" style:base-cell-address="Sheet1.D232"/>
      <style:map style:condition="cell-content()=&quot;Daniel&quot;" style:apply-style-name="Untitled2" style:base-cell-address="Sheet1.D232"/>
      <style:map style:condition="cell-content()=&quot;JuanSe&quot;" style:apply-style-name="Untitled3" style:base-cell-address="Sheet1.D232"/>
    </style:style>
    <style:style style:name="ce828" style:family="table-cell" style:parent-style-name="Default">
      <style:map style:condition="cell-content()=&quot;JD&quot;" style:apply-style-name="Untitled1" style:base-cell-address="Sheet1.D233"/>
      <style:map style:condition="cell-content()=&quot;Daniel&quot;" style:apply-style-name="Untitled2" style:base-cell-address="Sheet1.D233"/>
      <style:map style:condition="cell-content()=&quot;JuanSe&quot;" style:apply-style-name="Untitled3" style:base-cell-address="Sheet1.D233"/>
    </style:style>
    <style:style style:name="ce829" style:family="table-cell" style:parent-style-name="Default">
      <style:map style:condition="cell-content()=&quot;JD&quot;" style:apply-style-name="Untitled1" style:base-cell-address="Sheet1.D234"/>
      <style:map style:condition="cell-content()=&quot;Daniel&quot;" style:apply-style-name="Untitled2" style:base-cell-address="Sheet1.D234"/>
      <style:map style:condition="cell-content()=&quot;JuanSe&quot;" style:apply-style-name="Untitled3" style:base-cell-address="Sheet1.D234"/>
    </style:style>
    <style:style style:name="ce830" style:family="table-cell" style:parent-style-name="Default">
      <style:map style:condition="cell-content()=&quot;JD&quot;" style:apply-style-name="Untitled1" style:base-cell-address="Sheet1.D235"/>
      <style:map style:condition="cell-content()=&quot;Daniel&quot;" style:apply-style-name="Untitled2" style:base-cell-address="Sheet1.D235"/>
      <style:map style:condition="cell-content()=&quot;JuanSe&quot;" style:apply-style-name="Untitled3" style:base-cell-address="Sheet1.D235"/>
    </style:style>
    <style:style style:name="ce831" style:family="table-cell" style:parent-style-name="Default">
      <style:map style:condition="cell-content()=&quot;JD&quot;" style:apply-style-name="Untitled1" style:base-cell-address="Sheet1.D236"/>
      <style:map style:condition="cell-content()=&quot;Daniel&quot;" style:apply-style-name="Untitled2" style:base-cell-address="Sheet1.D236"/>
      <style:map style:condition="cell-content()=&quot;JuanSe&quot;" style:apply-style-name="Untitled3" style:base-cell-address="Sheet1.D236"/>
    </style:style>
    <style:style style:name="ce832" style:family="table-cell" style:parent-style-name="Default">
      <style:map style:condition="cell-content()=&quot;JD&quot;" style:apply-style-name="Untitled1" style:base-cell-address="Sheet1.D237"/>
      <style:map style:condition="cell-content()=&quot;Daniel&quot;" style:apply-style-name="Untitled2" style:base-cell-address="Sheet1.D237"/>
      <style:map style:condition="cell-content()=&quot;JuanSe&quot;" style:apply-style-name="Untitled3" style:base-cell-address="Sheet1.D237"/>
    </style:style>
    <style:style style:name="ce833" style:family="table-cell" style:parent-style-name="Default">
      <style:map style:condition="cell-content()=&quot;JD&quot;" style:apply-style-name="Untitled1" style:base-cell-address="Sheet1.D238"/>
      <style:map style:condition="cell-content()=&quot;Daniel&quot;" style:apply-style-name="Untitled2" style:base-cell-address="Sheet1.D238"/>
      <style:map style:condition="cell-content()=&quot;JuanSe&quot;" style:apply-style-name="Untitled3" style:base-cell-address="Sheet1.D238"/>
    </style:style>
    <style:style style:name="ce834" style:family="table-cell" style:parent-style-name="Default">
      <style:map style:condition="cell-content()=&quot;JD&quot;" style:apply-style-name="Untitled1" style:base-cell-address="Sheet1.D239"/>
      <style:map style:condition="cell-content()=&quot;Daniel&quot;" style:apply-style-name="Untitled2" style:base-cell-address="Sheet1.D239"/>
      <style:map style:condition="cell-content()=&quot;JuanSe&quot;" style:apply-style-name="Untitled3" style:base-cell-address="Sheet1.D239"/>
    </style:style>
    <style:style style:name="ce835" style:family="table-cell" style:parent-style-name="Default">
      <style:map style:condition="cell-content()=&quot;JD&quot;" style:apply-style-name="Untitled1" style:base-cell-address="Sheet1.D240"/>
      <style:map style:condition="cell-content()=&quot;Daniel&quot;" style:apply-style-name="Untitled2" style:base-cell-address="Sheet1.D240"/>
      <style:map style:condition="cell-content()=&quot;JuanSe&quot;" style:apply-style-name="Untitled3" style:base-cell-address="Sheet1.D240"/>
    </style:style>
    <style:style style:name="ce836" style:family="table-cell" style:parent-style-name="Default">
      <style:map style:condition="cell-content()=&quot;JD&quot;" style:apply-style-name="Untitled1" style:base-cell-address="Sheet1.D241"/>
      <style:map style:condition="cell-content()=&quot;Daniel&quot;" style:apply-style-name="Untitled2" style:base-cell-address="Sheet1.D241"/>
      <style:map style:condition="cell-content()=&quot;JuanSe&quot;" style:apply-style-name="Untitled3" style:base-cell-address="Sheet1.D241"/>
    </style:style>
    <style:style style:name="ce837" style:family="table-cell" style:parent-style-name="Default">
      <style:map style:condition="cell-content()=&quot;JD&quot;" style:apply-style-name="Untitled1" style:base-cell-address="Sheet1.D242"/>
      <style:map style:condition="cell-content()=&quot;Daniel&quot;" style:apply-style-name="Untitled2" style:base-cell-address="Sheet1.D242"/>
      <style:map style:condition="cell-content()=&quot;JuanSe&quot;" style:apply-style-name="Untitled3" style:base-cell-address="Sheet1.D242"/>
    </style:style>
    <style:style style:name="ce838" style:family="table-cell" style:parent-style-name="Default">
      <style:map style:condition="cell-content()=&quot;JD&quot;" style:apply-style-name="Untitled1" style:base-cell-address="Sheet1.D243"/>
      <style:map style:condition="cell-content()=&quot;Daniel&quot;" style:apply-style-name="Untitled2" style:base-cell-address="Sheet1.D243"/>
      <style:map style:condition="cell-content()=&quot;JuanSe&quot;" style:apply-style-name="Untitled3" style:base-cell-address="Sheet1.D243"/>
    </style:style>
    <style:style style:name="ce839" style:family="table-cell" style:parent-style-name="Default">
      <style:map style:condition="cell-content()=&quot;JD&quot;" style:apply-style-name="Untitled1" style:base-cell-address="Sheet1.D244"/>
      <style:map style:condition="cell-content()=&quot;Daniel&quot;" style:apply-style-name="Untitled2" style:base-cell-address="Sheet1.D244"/>
      <style:map style:condition="cell-content()=&quot;JuanSe&quot;" style:apply-style-name="Untitled3" style:base-cell-address="Sheet1.D244"/>
    </style:style>
    <style:style style:name="ce840" style:family="table-cell" style:parent-style-name="Default">
      <style:map style:condition="cell-content()=&quot;JD&quot;" style:apply-style-name="Untitled1" style:base-cell-address="Sheet1.D245"/>
      <style:map style:condition="cell-content()=&quot;Daniel&quot;" style:apply-style-name="Untitled2" style:base-cell-address="Sheet1.D245"/>
      <style:map style:condition="cell-content()=&quot;JuanSe&quot;" style:apply-style-name="Untitled3" style:base-cell-address="Sheet1.D245"/>
    </style:style>
    <style:style style:name="ce841" style:family="table-cell" style:parent-style-name="Default">
      <style:map style:condition="cell-content()=&quot;JD&quot;" style:apply-style-name="Untitled1" style:base-cell-address="Sheet1.D246"/>
      <style:map style:condition="cell-content()=&quot;Daniel&quot;" style:apply-style-name="Untitled2" style:base-cell-address="Sheet1.D246"/>
      <style:map style:condition="cell-content()=&quot;JuanSe&quot;" style:apply-style-name="Untitled3" style:base-cell-address="Sheet1.D246"/>
    </style:style>
    <style:style style:name="ce842" style:family="table-cell" style:parent-style-name="Default">
      <style:map style:condition="cell-content()=&quot;JD&quot;" style:apply-style-name="Untitled1" style:base-cell-address="Sheet1.D247"/>
      <style:map style:condition="cell-content()=&quot;Daniel&quot;" style:apply-style-name="Untitled2" style:base-cell-address="Sheet1.D247"/>
      <style:map style:condition="cell-content()=&quot;JuanSe&quot;" style:apply-style-name="Untitled3" style:base-cell-address="Sheet1.D247"/>
    </style:style>
    <style:style style:name="ce843" style:family="table-cell" style:parent-style-name="Default">
      <style:map style:condition="cell-content()=&quot;JD&quot;" style:apply-style-name="Untitled1" style:base-cell-address="Sheet1.D248"/>
      <style:map style:condition="cell-content()=&quot;Daniel&quot;" style:apply-style-name="Untitled2" style:base-cell-address="Sheet1.D248"/>
      <style:map style:condition="cell-content()=&quot;JuanSe&quot;" style:apply-style-name="Untitled3" style:base-cell-address="Sheet1.D248"/>
    </style:style>
    <style:style style:name="ce844" style:family="table-cell" style:parent-style-name="Default">
      <style:map style:condition="cell-content()=&quot;JD&quot;" style:apply-style-name="Untitled1" style:base-cell-address="Sheet1.D249"/>
      <style:map style:condition="cell-content()=&quot;Daniel&quot;" style:apply-style-name="Untitled2" style:base-cell-address="Sheet1.D249"/>
      <style:map style:condition="cell-content()=&quot;JuanSe&quot;" style:apply-style-name="Untitled3" style:base-cell-address="Sheet1.D249"/>
    </style:style>
    <style:style style:name="ce845" style:family="table-cell" style:parent-style-name="Default">
      <style:map style:condition="cell-content()=&quot;JD&quot;" style:apply-style-name="Untitled1" style:base-cell-address="Sheet1.D250"/>
      <style:map style:condition="cell-content()=&quot;Daniel&quot;" style:apply-style-name="Untitled2" style:base-cell-address="Sheet1.D250"/>
      <style:map style:condition="cell-content()=&quot;JuanSe&quot;" style:apply-style-name="Untitled3" style:base-cell-address="Sheet1.D250"/>
    </style:style>
    <style:style style:name="ce846" style:family="table-cell" style:parent-style-name="Default">
      <style:map style:condition="cell-content()=&quot;JD&quot;" style:apply-style-name="Untitled1" style:base-cell-address="Sheet1.D251"/>
      <style:map style:condition="cell-content()=&quot;Daniel&quot;" style:apply-style-name="Untitled2" style:base-cell-address="Sheet1.D251"/>
      <style:map style:condition="cell-content()=&quot;JuanSe&quot;" style:apply-style-name="Untitled3" style:base-cell-address="Sheet1.D251"/>
    </style:style>
    <style:style style:name="ce847" style:family="table-cell" style:parent-style-name="Default">
      <style:map style:condition="cell-content()=&quot;JD&quot;" style:apply-style-name="Untitled1" style:base-cell-address="Sheet1.D252"/>
      <style:map style:condition="cell-content()=&quot;Daniel&quot;" style:apply-style-name="Untitled2" style:base-cell-address="Sheet1.D252"/>
      <style:map style:condition="cell-content()=&quot;JuanSe&quot;" style:apply-style-name="Untitled3" style:base-cell-address="Sheet1.D252"/>
    </style:style>
    <style:style style:name="ce848" style:family="table-cell" style:parent-style-name="Default">
      <style:map style:condition="cell-content()=&quot;JD&quot;" style:apply-style-name="Untitled1" style:base-cell-address="Sheet1.D253"/>
      <style:map style:condition="cell-content()=&quot;Daniel&quot;" style:apply-style-name="Untitled2" style:base-cell-address="Sheet1.D253"/>
      <style:map style:condition="cell-content()=&quot;JuanSe&quot;" style:apply-style-name="Untitled3" style:base-cell-address="Sheet1.D253"/>
    </style:style>
    <style:style style:name="ce849" style:family="table-cell" style:parent-style-name="Default">
      <style:map style:condition="cell-content()=&quot;JD&quot;" style:apply-style-name="Untitled1" style:base-cell-address="Sheet1.D254"/>
      <style:map style:condition="cell-content()=&quot;Daniel&quot;" style:apply-style-name="Untitled2" style:base-cell-address="Sheet1.D254"/>
      <style:map style:condition="cell-content()=&quot;JuanSe&quot;" style:apply-style-name="Untitled3" style:base-cell-address="Sheet1.D254"/>
    </style:style>
    <style:style style:name="ce850" style:family="table-cell" style:parent-style-name="Default">
      <style:map style:condition="cell-content()=&quot;JD&quot;" style:apply-style-name="Untitled1" style:base-cell-address="Sheet1.D255"/>
      <style:map style:condition="cell-content()=&quot;Daniel&quot;" style:apply-style-name="Untitled2" style:base-cell-address="Sheet1.D255"/>
      <style:map style:condition="cell-content()=&quot;JuanSe&quot;" style:apply-style-name="Untitled3" style:base-cell-address="Sheet1.D255"/>
    </style:style>
    <style:style style:name="ce851" style:family="table-cell" style:parent-style-name="Default">
      <style:map style:condition="cell-content()=&quot;JD&quot;" style:apply-style-name="Untitled1" style:base-cell-address="Sheet1.D256"/>
      <style:map style:condition="cell-content()=&quot;Daniel&quot;" style:apply-style-name="Untitled2" style:base-cell-address="Sheet1.D256"/>
      <style:map style:condition="cell-content()=&quot;JuanSe&quot;" style:apply-style-name="Untitled3" style:base-cell-address="Sheet1.D256"/>
    </style:style>
    <style:style style:name="ce852" style:family="table-cell" style:parent-style-name="Default">
      <style:map style:condition="cell-content()=&quot;JD&quot;" style:apply-style-name="Untitled1" style:base-cell-address="Sheet1.D257"/>
      <style:map style:condition="cell-content()=&quot;Daniel&quot;" style:apply-style-name="Untitled2" style:base-cell-address="Sheet1.D257"/>
      <style:map style:condition="cell-content()=&quot;JuanSe&quot;" style:apply-style-name="Untitled3" style:base-cell-address="Sheet1.D257"/>
    </style:style>
    <style:style style:name="ce853" style:family="table-cell" style:parent-style-name="Default">
      <style:map style:condition="cell-content()=&quot;JD&quot;" style:apply-style-name="Untitled1" style:base-cell-address="Sheet1.D258"/>
      <style:map style:condition="cell-content()=&quot;Daniel&quot;" style:apply-style-name="Untitled2" style:base-cell-address="Sheet1.D258"/>
      <style:map style:condition="cell-content()=&quot;JuanSe&quot;" style:apply-style-name="Untitled3" style:base-cell-address="Sheet1.D258"/>
    </style:style>
    <style:style style:name="ce854" style:family="table-cell" style:parent-style-name="Default">
      <style:map style:condition="cell-content()=&quot;JD&quot;" style:apply-style-name="Untitled1" style:base-cell-address="Sheet1.D259"/>
      <style:map style:condition="cell-content()=&quot;Daniel&quot;" style:apply-style-name="Untitled2" style:base-cell-address="Sheet1.D259"/>
      <style:map style:condition="cell-content()=&quot;JuanSe&quot;" style:apply-style-name="Untitled3" style:base-cell-address="Sheet1.D259"/>
    </style:style>
    <style:style style:name="ce855" style:family="table-cell" style:parent-style-name="Default">
      <style:map style:condition="cell-content()=&quot;JD&quot;" style:apply-style-name="Untitled1" style:base-cell-address="Sheet1.D260"/>
      <style:map style:condition="cell-content()=&quot;Daniel&quot;" style:apply-style-name="Untitled2" style:base-cell-address="Sheet1.D260"/>
      <style:map style:condition="cell-content()=&quot;JuanSe&quot;" style:apply-style-name="Untitled3" style:base-cell-address="Sheet1.D260"/>
    </style:style>
    <style:style style:name="ce856" style:family="table-cell" style:parent-style-name="Default">
      <style:map style:condition="cell-content()=&quot;JD&quot;" style:apply-style-name="Untitled1" style:base-cell-address="Sheet1.D261"/>
      <style:map style:condition="cell-content()=&quot;Daniel&quot;" style:apply-style-name="Untitled2" style:base-cell-address="Sheet1.D261"/>
      <style:map style:condition="cell-content()=&quot;JuanSe&quot;" style:apply-style-name="Untitled3" style:base-cell-address="Sheet1.D261"/>
    </style:style>
    <style:style style:name="ce857" style:family="table-cell" style:parent-style-name="Default">
      <style:map style:condition="cell-content()=&quot;JD&quot;" style:apply-style-name="Untitled1" style:base-cell-address="Sheet1.D262"/>
      <style:map style:condition="cell-content()=&quot;Daniel&quot;" style:apply-style-name="Untitled2" style:base-cell-address="Sheet1.D262"/>
      <style:map style:condition="cell-content()=&quot;JuanSe&quot;" style:apply-style-name="Untitled3" style:base-cell-address="Sheet1.D262"/>
    </style:style>
    <style:style style:name="ce858" style:family="table-cell" style:parent-style-name="Default">
      <style:map style:condition="cell-content()=&quot;JD&quot;" style:apply-style-name="Untitled1" style:base-cell-address="Sheet1.D263"/>
      <style:map style:condition="cell-content()=&quot;Daniel&quot;" style:apply-style-name="Untitled2" style:base-cell-address="Sheet1.D263"/>
      <style:map style:condition="cell-content()=&quot;JuanSe&quot;" style:apply-style-name="Untitled3" style:base-cell-address="Sheet1.D263"/>
    </style:style>
    <style:style style:name="ce859" style:family="table-cell" style:parent-style-name="Default">
      <style:map style:condition="cell-content()=&quot;JD&quot;" style:apply-style-name="Untitled1" style:base-cell-address="Sheet1.D264"/>
      <style:map style:condition="cell-content()=&quot;Daniel&quot;" style:apply-style-name="Untitled2" style:base-cell-address="Sheet1.D264"/>
      <style:map style:condition="cell-content()=&quot;JuanSe&quot;" style:apply-style-name="Untitled3" style:base-cell-address="Sheet1.D264"/>
    </style:style>
    <style:style style:name="ce860" style:family="table-cell" style:parent-style-name="Default">
      <style:map style:condition="cell-content()=&quot;JD&quot;" style:apply-style-name="Untitled1" style:base-cell-address="Sheet1.D265"/>
      <style:map style:condition="cell-content()=&quot;Daniel&quot;" style:apply-style-name="Untitled2" style:base-cell-address="Sheet1.D265"/>
      <style:map style:condition="cell-content()=&quot;JuanSe&quot;" style:apply-style-name="Untitled3" style:base-cell-address="Sheet1.D265"/>
    </style:style>
    <style:style style:name="ce861" style:family="table-cell" style:parent-style-name="Default">
      <style:map style:condition="cell-content()=&quot;JD&quot;" style:apply-style-name="Untitled1" style:base-cell-address="Sheet1.D266"/>
      <style:map style:condition="cell-content()=&quot;Daniel&quot;" style:apply-style-name="Untitled2" style:base-cell-address="Sheet1.D266"/>
      <style:map style:condition="cell-content()=&quot;JuanSe&quot;" style:apply-style-name="Untitled3" style:base-cell-address="Sheet1.D266"/>
    </style:style>
    <style:style style:name="ce862" style:family="table-cell" style:parent-style-name="Default">
      <style:map style:condition="cell-content()=&quot;JD&quot;" style:apply-style-name="Untitled1" style:base-cell-address="Sheet1.D267"/>
      <style:map style:condition="cell-content()=&quot;Daniel&quot;" style:apply-style-name="Untitled2" style:base-cell-address="Sheet1.D267"/>
      <style:map style:condition="cell-content()=&quot;JuanSe&quot;" style:apply-style-name="Untitled3" style:base-cell-address="Sheet1.D267"/>
    </style:style>
    <style:style style:name="ce863" style:family="table-cell" style:parent-style-name="Default">
      <style:map style:condition="cell-content()=&quot;JD&quot;" style:apply-style-name="Untitled1" style:base-cell-address="Sheet1.D268"/>
      <style:map style:condition="cell-content()=&quot;Daniel&quot;" style:apply-style-name="Untitled2" style:base-cell-address="Sheet1.D268"/>
      <style:map style:condition="cell-content()=&quot;JuanSe&quot;" style:apply-style-name="Untitled3" style:base-cell-address="Sheet1.D268"/>
    </style:style>
    <style:style style:name="ce864" style:family="table-cell" style:parent-style-name="Default">
      <style:map style:condition="cell-content()=&quot;JD&quot;" style:apply-style-name="Untitled1" style:base-cell-address="Sheet1.D269"/>
      <style:map style:condition="cell-content()=&quot;Daniel&quot;" style:apply-style-name="Untitled2" style:base-cell-address="Sheet1.D269"/>
      <style:map style:condition="cell-content()=&quot;JuanSe&quot;" style:apply-style-name="Untitled3" style:base-cell-address="Sheet1.D269"/>
    </style:style>
    <style:style style:name="ce865" style:family="table-cell" style:parent-style-name="Default">
      <style:map style:condition="cell-content()=&quot;JD&quot;" style:apply-style-name="Untitled1" style:base-cell-address="Sheet1.D270"/>
      <style:map style:condition="cell-content()=&quot;Daniel&quot;" style:apply-style-name="Untitled2" style:base-cell-address="Sheet1.D270"/>
      <style:map style:condition="cell-content()=&quot;JuanSe&quot;" style:apply-style-name="Untitled3" style:base-cell-address="Sheet1.D270"/>
    </style:style>
    <style:style style:name="ce866" style:family="table-cell" style:parent-style-name="Default">
      <style:map style:condition="cell-content()=&quot;JD&quot;" style:apply-style-name="Untitled1" style:base-cell-address="Sheet1.D271"/>
      <style:map style:condition="cell-content()=&quot;Daniel&quot;" style:apply-style-name="Untitled2" style:base-cell-address="Sheet1.D271"/>
      <style:map style:condition="cell-content()=&quot;JuanSe&quot;" style:apply-style-name="Untitled3" style:base-cell-address="Sheet1.D271"/>
    </style:style>
    <style:style style:name="ce867" style:family="table-cell" style:parent-style-name="Default">
      <style:map style:condition="cell-content()=&quot;JD&quot;" style:apply-style-name="Untitled1" style:base-cell-address="Sheet1.D272"/>
      <style:map style:condition="cell-content()=&quot;Daniel&quot;" style:apply-style-name="Untitled2" style:base-cell-address="Sheet1.D272"/>
      <style:map style:condition="cell-content()=&quot;JuanSe&quot;" style:apply-style-name="Untitled3" style:base-cell-address="Sheet1.D272"/>
    </style:style>
    <style:style style:name="ce868" style:family="table-cell" style:parent-style-name="Default">
      <style:map style:condition="cell-content()=&quot;JD&quot;" style:apply-style-name="Untitled1" style:base-cell-address="Sheet1.D273"/>
      <style:map style:condition="cell-content()=&quot;Daniel&quot;" style:apply-style-name="Untitled2" style:base-cell-address="Sheet1.D273"/>
      <style:map style:condition="cell-content()=&quot;JuanSe&quot;" style:apply-style-name="Untitled3" style:base-cell-address="Sheet1.D273"/>
    </style:style>
    <style:style style:name="ce869" style:family="table-cell" style:parent-style-name="Default">
      <style:map style:condition="cell-content()=&quot;JD&quot;" style:apply-style-name="Untitled1" style:base-cell-address="Sheet1.D274"/>
      <style:map style:condition="cell-content()=&quot;Daniel&quot;" style:apply-style-name="Untitled2" style:base-cell-address="Sheet1.D274"/>
      <style:map style:condition="cell-content()=&quot;JuanSe&quot;" style:apply-style-name="Untitled3" style:base-cell-address="Sheet1.D274"/>
    </style:style>
    <style:style style:name="ce870" style:family="table-cell" style:parent-style-name="Default">
      <style:map style:condition="cell-content()=&quot;JD&quot;" style:apply-style-name="Untitled1" style:base-cell-address="Sheet1.D275"/>
      <style:map style:condition="cell-content()=&quot;Daniel&quot;" style:apply-style-name="Untitled2" style:base-cell-address="Sheet1.D275"/>
      <style:map style:condition="cell-content()=&quot;JuanSe&quot;" style:apply-style-name="Untitled3" style:base-cell-address="Sheet1.D275"/>
    </style:style>
    <style:style style:name="ce871" style:family="table-cell" style:parent-style-name="Default">
      <style:map style:condition="cell-content()=&quot;JD&quot;" style:apply-style-name="Untitled1" style:base-cell-address="Sheet1.D276"/>
      <style:map style:condition="cell-content()=&quot;Daniel&quot;" style:apply-style-name="Untitled2" style:base-cell-address="Sheet1.D276"/>
      <style:map style:condition="cell-content()=&quot;JuanSe&quot;" style:apply-style-name="Untitled3" style:base-cell-address="Sheet1.D276"/>
    </style:style>
    <style:style style:name="ce872" style:family="table-cell" style:parent-style-name="Default">
      <style:map style:condition="cell-content()=&quot;JD&quot;" style:apply-style-name="Untitled1" style:base-cell-address="Sheet1.D277"/>
      <style:map style:condition="cell-content()=&quot;Daniel&quot;" style:apply-style-name="Untitled2" style:base-cell-address="Sheet1.D277"/>
      <style:map style:condition="cell-content()=&quot;JuanSe&quot;" style:apply-style-name="Untitled3" style:base-cell-address="Sheet1.D277"/>
    </style:style>
    <style:style style:name="ce873" style:family="table-cell" style:parent-style-name="Default">
      <style:map style:condition="cell-content()=&quot;JD&quot;" style:apply-style-name="Untitled1" style:base-cell-address="Sheet1.D278"/>
      <style:map style:condition="cell-content()=&quot;Daniel&quot;" style:apply-style-name="Untitled2" style:base-cell-address="Sheet1.D278"/>
      <style:map style:condition="cell-content()=&quot;JuanSe&quot;" style:apply-style-name="Untitled3" style:base-cell-address="Sheet1.D278"/>
    </style:style>
    <style:style style:name="ce874" style:family="table-cell" style:parent-style-name="Default">
      <style:map style:condition="cell-content()=&quot;JD&quot;" style:apply-style-name="Untitled1" style:base-cell-address="Sheet1.D279"/>
      <style:map style:condition="cell-content()=&quot;Daniel&quot;" style:apply-style-name="Untitled2" style:base-cell-address="Sheet1.D279"/>
      <style:map style:condition="cell-content()=&quot;JuanSe&quot;" style:apply-style-name="Untitled3" style:base-cell-address="Sheet1.D279"/>
    </style:style>
    <style:style style:name="ce875" style:family="table-cell" style:parent-style-name="Default">
      <style:map style:condition="cell-content()=&quot;JD&quot;" style:apply-style-name="Untitled1" style:base-cell-address="Sheet1.D280"/>
      <style:map style:condition="cell-content()=&quot;Daniel&quot;" style:apply-style-name="Untitled2" style:base-cell-address="Sheet1.D280"/>
      <style:map style:condition="cell-content()=&quot;JuanSe&quot;" style:apply-style-name="Untitled3" style:base-cell-address="Sheet1.D280"/>
    </style:style>
    <style:style style:name="ce876" style:family="table-cell" style:parent-style-name="Default">
      <style:map style:condition="cell-content()=&quot;JD&quot;" style:apply-style-name="Untitled1" style:base-cell-address="Sheet1.D281"/>
      <style:map style:condition="cell-content()=&quot;Daniel&quot;" style:apply-style-name="Untitled2" style:base-cell-address="Sheet1.D281"/>
      <style:map style:condition="cell-content()=&quot;JuanSe&quot;" style:apply-style-name="Untitled3" style:base-cell-address="Sheet1.D281"/>
    </style:style>
    <style:style style:name="ce877" style:family="table-cell" style:parent-style-name="Default">
      <style:map style:condition="cell-content()=&quot;JD&quot;" style:apply-style-name="Untitled1" style:base-cell-address="Sheet1.D282"/>
      <style:map style:condition="cell-content()=&quot;Daniel&quot;" style:apply-style-name="Untitled2" style:base-cell-address="Sheet1.D282"/>
      <style:map style:condition="cell-content()=&quot;JuanSe&quot;" style:apply-style-name="Untitled3" style:base-cell-address="Sheet1.D282"/>
    </style:style>
    <style:style style:name="ce878" style:family="table-cell" style:parent-style-name="Default">
      <style:map style:condition="cell-content()=&quot;JD&quot;" style:apply-style-name="Untitled1" style:base-cell-address="Sheet1.D283"/>
      <style:map style:condition="cell-content()=&quot;Daniel&quot;" style:apply-style-name="Untitled2" style:base-cell-address="Sheet1.D283"/>
      <style:map style:condition="cell-content()=&quot;JuanSe&quot;" style:apply-style-name="Untitled3" style:base-cell-address="Sheet1.D283"/>
    </style:style>
    <style:style style:name="ce879" style:family="table-cell" style:parent-style-name="Default">
      <style:map style:condition="cell-content()=&quot;JD&quot;" style:apply-style-name="Untitled1" style:base-cell-address="Sheet1.D284"/>
      <style:map style:condition="cell-content()=&quot;Daniel&quot;" style:apply-style-name="Untitled2" style:base-cell-address="Sheet1.D284"/>
      <style:map style:condition="cell-content()=&quot;JuanSe&quot;" style:apply-style-name="Untitled3" style:base-cell-address="Sheet1.D284"/>
    </style:style>
    <style:style style:name="ce880" style:family="table-cell" style:parent-style-name="Default">
      <style:map style:condition="cell-content()=&quot;JD&quot;" style:apply-style-name="Untitled1" style:base-cell-address="Sheet1.D285"/>
      <style:map style:condition="cell-content()=&quot;Daniel&quot;" style:apply-style-name="Untitled2" style:base-cell-address="Sheet1.D285"/>
      <style:map style:condition="cell-content()=&quot;JuanSe&quot;" style:apply-style-name="Untitled3" style:base-cell-address="Sheet1.D285"/>
    </style:style>
    <style:style style:name="ce881" style:family="table-cell" style:parent-style-name="Default">
      <style:map style:condition="cell-content()=&quot;JD&quot;" style:apply-style-name="Untitled1" style:base-cell-address="Sheet1.D286"/>
      <style:map style:condition="cell-content()=&quot;Daniel&quot;" style:apply-style-name="Untitled2" style:base-cell-address="Sheet1.D286"/>
      <style:map style:condition="cell-content()=&quot;JuanSe&quot;" style:apply-style-name="Untitled3" style:base-cell-address="Sheet1.D286"/>
    </style:style>
    <style:style style:name="ce882" style:family="table-cell" style:parent-style-name="Default">
      <style:map style:condition="cell-content()=&quot;JD&quot;" style:apply-style-name="Untitled1" style:base-cell-address="Sheet1.D287"/>
      <style:map style:condition="cell-content()=&quot;Daniel&quot;" style:apply-style-name="Untitled2" style:base-cell-address="Sheet1.D287"/>
      <style:map style:condition="cell-content()=&quot;JuanSe&quot;" style:apply-style-name="Untitled3" style:base-cell-address="Sheet1.D287"/>
    </style:style>
    <style:style style:name="ce883" style:family="table-cell" style:parent-style-name="Default">
      <style:map style:condition="cell-content()=&quot;JD&quot;" style:apply-style-name="Untitled1" style:base-cell-address="Sheet1.D288"/>
      <style:map style:condition="cell-content()=&quot;Daniel&quot;" style:apply-style-name="Untitled2" style:base-cell-address="Sheet1.D288"/>
      <style:map style:condition="cell-content()=&quot;JuanSe&quot;" style:apply-style-name="Untitled3" style:base-cell-address="Sheet1.D288"/>
    </style:style>
    <style:style style:name="ce884" style:family="table-cell" style:parent-style-name="Default">
      <style:map style:condition="cell-content()=&quot;JD&quot;" style:apply-style-name="Untitled1" style:base-cell-address="Sheet1.D289"/>
      <style:map style:condition="cell-content()=&quot;Daniel&quot;" style:apply-style-name="Untitled2" style:base-cell-address="Sheet1.D289"/>
      <style:map style:condition="cell-content()=&quot;JuanSe&quot;" style:apply-style-name="Untitled3" style:base-cell-address="Sheet1.D289"/>
    </style:style>
    <style:style style:name="ce885" style:family="table-cell" style:parent-style-name="Default">
      <style:map style:condition="cell-content()=&quot;JD&quot;" style:apply-style-name="Untitled1" style:base-cell-address="Sheet1.D290"/>
      <style:map style:condition="cell-content()=&quot;Daniel&quot;" style:apply-style-name="Untitled2" style:base-cell-address="Sheet1.D290"/>
      <style:map style:condition="cell-content()=&quot;JuanSe&quot;" style:apply-style-name="Untitled3" style:base-cell-address="Sheet1.D290"/>
    </style:style>
    <style:style style:name="ce886" style:family="table-cell" style:parent-style-name="Default">
      <style:map style:condition="cell-content()=&quot;JD&quot;" style:apply-style-name="Untitled1" style:base-cell-address="Sheet1.D291"/>
      <style:map style:condition="cell-content()=&quot;Daniel&quot;" style:apply-style-name="Untitled2" style:base-cell-address="Sheet1.D291"/>
      <style:map style:condition="cell-content()=&quot;JuanSe&quot;" style:apply-style-name="Untitled3" style:base-cell-address="Sheet1.D291"/>
    </style:style>
    <style:style style:name="ce887" style:family="table-cell" style:parent-style-name="Default">
      <style:map style:condition="cell-content()=&quot;JD&quot;" style:apply-style-name="Untitled1" style:base-cell-address="Sheet1.D292"/>
      <style:map style:condition="cell-content()=&quot;Daniel&quot;" style:apply-style-name="Untitled2" style:base-cell-address="Sheet1.D292"/>
      <style:map style:condition="cell-content()=&quot;JuanSe&quot;" style:apply-style-name="Untitled3" style:base-cell-address="Sheet1.D292"/>
    </style:style>
    <style:style style:name="ce888" style:family="table-cell" style:parent-style-name="Default">
      <style:map style:condition="cell-content()=&quot;JD&quot;" style:apply-style-name="Untitled1" style:base-cell-address="Sheet1.D293"/>
      <style:map style:condition="cell-content()=&quot;Daniel&quot;" style:apply-style-name="Untitled2" style:base-cell-address="Sheet1.D293"/>
      <style:map style:condition="cell-content()=&quot;JuanSe&quot;" style:apply-style-name="Untitled3" style:base-cell-address="Sheet1.D293"/>
    </style:style>
    <style:style style:name="ce889" style:family="table-cell" style:parent-style-name="Default">
      <style:map style:condition="cell-content()=&quot;JD&quot;" style:apply-style-name="Untitled1" style:base-cell-address="Sheet1.D294"/>
      <style:map style:condition="cell-content()=&quot;Daniel&quot;" style:apply-style-name="Untitled2" style:base-cell-address="Sheet1.D294"/>
      <style:map style:condition="cell-content()=&quot;JuanSe&quot;" style:apply-style-name="Untitled3" style:base-cell-address="Sheet1.D294"/>
    </style:style>
    <style:style style:name="ce890" style:family="table-cell" style:parent-style-name="Default">
      <style:map style:condition="cell-content()=&quot;JD&quot;" style:apply-style-name="Untitled1" style:base-cell-address="Sheet1.D295"/>
      <style:map style:condition="cell-content()=&quot;Daniel&quot;" style:apply-style-name="Untitled2" style:base-cell-address="Sheet1.D295"/>
      <style:map style:condition="cell-content()=&quot;JuanSe&quot;" style:apply-style-name="Untitled3" style:base-cell-address="Sheet1.D295"/>
    </style:style>
    <style:style style:name="ce891" style:family="table-cell" style:parent-style-name="Default">
      <style:map style:condition="cell-content()=&quot;JD&quot;" style:apply-style-name="Untitled1" style:base-cell-address="Sheet1.D296"/>
      <style:map style:condition="cell-content()=&quot;Daniel&quot;" style:apply-style-name="Untitled2" style:base-cell-address="Sheet1.D296"/>
      <style:map style:condition="cell-content()=&quot;JuanSe&quot;" style:apply-style-name="Untitled3" style:base-cell-address="Sheet1.D296"/>
    </style:style>
    <style:style style:name="ce892" style:family="table-cell" style:parent-style-name="Default">
      <style:map style:condition="cell-content()=&quot;JD&quot;" style:apply-style-name="Untitled1" style:base-cell-address="Sheet1.D297"/>
      <style:map style:condition="cell-content()=&quot;Daniel&quot;" style:apply-style-name="Untitled2" style:base-cell-address="Sheet1.D297"/>
      <style:map style:condition="cell-content()=&quot;JuanSe&quot;" style:apply-style-name="Untitled3" style:base-cell-address="Sheet1.D297"/>
    </style:style>
    <style:style style:name="ce893" style:family="table-cell" style:parent-style-name="Default">
      <style:map style:condition="cell-content()=&quot;JD&quot;" style:apply-style-name="Untitled1" style:base-cell-address="Sheet1.D298"/>
      <style:map style:condition="cell-content()=&quot;Daniel&quot;" style:apply-style-name="Untitled2" style:base-cell-address="Sheet1.D298"/>
      <style:map style:condition="cell-content()=&quot;JuanSe&quot;" style:apply-style-name="Untitled3" style:base-cell-address="Sheet1.D298"/>
    </style:style>
    <style:style style:name="ce894" style:family="table-cell" style:parent-style-name="Default">
      <style:map style:condition="cell-content()=&quot;JD&quot;" style:apply-style-name="Untitled1" style:base-cell-address="Sheet1.D299"/>
      <style:map style:condition="cell-content()=&quot;Daniel&quot;" style:apply-style-name="Untitled2" style:base-cell-address="Sheet1.D299"/>
      <style:map style:condition="cell-content()=&quot;JuanSe&quot;" style:apply-style-name="Untitled3" style:base-cell-address="Sheet1.D2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D</text:p>
          </table:table-cell>
          <table:table-cell table:style-name="ce299" office:value-type="string" calcext:value-type="string">
            <text:p>Daniel</text:p>
          </table:table-cell>
          <table:table-cell table:style-name="ce597" office:value-type="string" calcext:value-type="string">
            <text:p>Juan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ortran</text:p>
          </table:table-cell>
          <table:table-cell table:style-name="ce300" office:value-type="string" calcext:value-type="string">
            <text:p>Javascript</text:p>
          </table:table-cell>
          <table:table-cell table:style-name="ce598" office:value-type="string" calcext:value-type="string">
            <text:p>Python</text:p>
          </table:table-cell>
        </table:table-row>
        <table:table-row table:style-name="ro1">
          <table:table-cell/>
          <table:table-cell table:style-name="ce3"/>
          <table:table-cell table:style-name="ce301"/>
          <table:table-cell table:style-name="ce5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JD</text:p>
          </table:table-cell>
          <table:table-cell table:style-name="ce302" office:value-type="string" calcext:value-type="string">
            <text:p>Daniel</text:p>
          </table:table-cell>
          <table:table-cell table:style-name="ce600" office:value-type="string" calcext:value-type="string">
            <text:p>Juan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pp</text:p>
          </table:table-cell>
          <table:table-cell table:style-name="ce303" office:value-type="string" calcext:value-type="string">
            <text:p>Python</text:p>
          </table:table-cell>
          <table:table-cell table:style-name="ce601"/>
        </table:table-row>
        <table:table-row table:style-name="ro1">
          <table:table-cell/>
          <table:table-cell table:style-name="ce6"/>
          <table:table-cell table:style-name="ce304"/>
          <table:table-cell table:style-name="ce60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JD</text:p>
          </table:table-cell>
          <table:table-cell table:style-name="ce305" office:value-type="string" calcext:value-type="string">
            <text:p>Daniel</text:p>
          </table:table-cell>
          <table:table-cell table:style-name="ce603" office:value-type="string" calcext:value-type="string">
            <text:p>Juan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Python</text:p>
          </table:table-cell>
          <table:table-cell table:style-name="ce306" office:value-type="string" calcext:value-type="string">
            <text:p>Cpp</text:p>
          </table:table-cell>
          <table:table-cell table:style-name="ce604"/>
        </table:table-row>
        <table:table-row table:style-name="ro1">
          <table:table-cell/>
          <table:table-cell table:style-name="ce9"/>
          <table:table-cell table:style-name="ce307"/>
          <table:table-cell table:style-name="ce60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JD</text:p>
          </table:table-cell>
          <table:table-cell table:style-name="ce308" office:value-type="string" calcext:value-type="string">
            <text:p>Daniel</text:p>
          </table:table-cell>
          <table:table-cell table:style-name="ce606" office:value-type="string" calcext:value-type="string">
            <text:p>Juan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avascript</text:p>
          </table:table-cell>
          <table:table-cell table:style-name="ce309" office:value-type="string" calcext:value-type="string">
            <text:p>Python</text:p>
          </table:table-cell>
          <table:table-cell table:style-name="ce607"/>
        </table:table-row>
        <table:table-row table:style-name="ro1">
          <table:table-cell/>
          <table:table-cell table:style-name="ce12"/>
          <table:table-cell table:style-name="ce310"/>
          <table:table-cell table:style-name="ce6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JuanSe</text:p>
          </table:table-cell>
          <table:table-cell table:style-name="ce311" office:value-type="string" calcext:value-type="string">
            <text:p>JD</text:p>
          </table:table-cell>
          <table:table-cell table:style-name="ce609" office:value-type="string" calcext:value-type="string">
            <text:p>Dani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Python</text:p>
          </table:table-cell>
          <table:table-cell table:style-name="ce312" office:value-type="string" calcext:value-type="string">
            <text:p>Fortran</text:p>
          </table:table-cell>
          <table:table-cell table:style-name="ce610" office:value-type="string" calcext:value-type="string">
            <text:p>Cpp</text:p>
          </table:table-cell>
        </table:table-row>
        <table:table-row table:style-name="ro1">
          <table:table-cell/>
          <table:table-cell table:style-name="ce15"/>
          <table:table-cell table:style-name="ce313"/>
          <table:table-cell table:style-name="ce6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JD</text:p>
          </table:table-cell>
          <table:table-cell table:style-name="ce314" office:value-type="string" calcext:value-type="string">
            <text:p>Daniel</text:p>
          </table:table-cell>
          <table:table-cell table:style-name="ce612" office:value-type="string" calcext:value-type="string">
            <text:p>Juan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Fortran</text:p>
          </table:table-cell>
          <table:table-cell table:style-name="ce315" office:value-type="string" calcext:value-type="string">
            <text:p>Javascript</text:p>
          </table:table-cell>
          <table:table-cell table:style-name="ce613" office:value-type="string" calcext:value-type="string">
            <text:p>R</text:p>
          </table:table-cell>
        </table:table-row>
        <table:table-row table:style-name="ro1">
          <table:table-cell/>
          <table:table-cell table:style-name="ce18"/>
          <table:table-cell table:style-name="ce316"/>
          <table:table-cell table:style-name="ce6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Daniel</text:p>
          </table:table-cell>
          <table:table-cell table:style-name="ce317" office:value-type="string" calcext:value-type="string">
            <text:p>JuanSe</text:p>
          </table:table-cell>
          <table:table-cell table:style-name="ce615" office:value-type="string" calcext:value-type="string">
            <text:p>J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Fortran</text:p>
          </table:table-cell>
          <table:table-cell table:style-name="ce318" office:value-type="string" calcext:value-type="string">
            <text:p>Python</text:p>
          </table:table-cell>
          <table:table-cell table:style-name="ce616" office:value-type="string" calcext:value-type="string">
            <text:p>Cpp</text:p>
          </table:table-cell>
        </table:table-row>
        <table:table-row table:style-name="ro1">
          <table:table-cell/>
          <table:table-cell table:style-name="ce21"/>
          <table:table-cell table:style-name="ce319"/>
          <table:table-cell table:style-name="ce6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JuanSe</text:p>
          </table:table-cell>
          <table:table-cell table:style-name="ce320" office:value-type="string" calcext:value-type="string">
            <text:p>Daniel</text:p>
          </table:table-cell>
          <table:table-cell table:style-name="ce618" office:value-type="string" calcext:value-type="string">
            <text:p>J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Python</text:p>
          </table:table-cell>
          <table:table-cell table:style-name="ce321" office:value-type="string" calcext:value-type="string">
            <text:p>Javascript</text:p>
          </table:table-cell>
          <table:table-cell table:style-name="ce619" office:value-type="string" calcext:value-type="string">
            <text:p>Cpp</text:p>
          </table:table-cell>
        </table:table-row>
        <table:table-row table:style-name="ro1">
          <table:table-cell/>
          <table:table-cell table:style-name="ce24"/>
          <table:table-cell table:style-name="ce322"/>
          <table:table-cell table:style-name="ce6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5" office:value-type="string" calcext:value-type="string">
            <text:p>JD</text:p>
          </table:table-cell>
          <table:table-cell table:style-name="ce323" office:value-type="string" calcext:value-type="string">
            <text:p>JuanSe</text:p>
          </table:table-cell>
          <table:table-cell table:style-name="ce621" office:value-type="string" calcext:value-type="string">
            <text:p>Dani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Fortran</text:p>
          </table:table-cell>
          <table:table-cell table:style-name="ce324" office:value-type="string" calcext:value-type="string">
            <text:p>R</text:p>
          </table:table-cell>
          <table:table-cell table:style-name="ce622" office:value-type="string" calcext:value-type="string">
            <text:p>Cpp</text:p>
          </table:table-cell>
        </table:table-row>
        <table:table-row table:style-name="ro1">
          <table:table-cell/>
          <table:table-cell table:style-name="ce27"/>
          <table:table-cell table:style-name="ce325"/>
          <table:table-cell table:style-name="ce62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JD</text:p>
          </table:table-cell>
          <table:table-cell table:style-name="ce326" office:value-type="string" calcext:value-type="string">
            <text:p>JuanSe</text:p>
          </table:table-cell>
          <table:table-cell table:style-name="ce624" office:value-type="string" calcext:value-type="string">
            <text:p>Dan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Python</text:p>
          </table:table-cell>
          <table:table-cell table:style-name="ce327" office:value-type="string" calcext:value-type="string">
            <text:p>Cpp</text:p>
          </table:table-cell>
          <table:table-cell table:style-name="ce625" office:value-type="string" calcext:value-type="string">
            <text:p>Fortran</text:p>
          </table:table-cell>
        </table:table-row>
        <table:table-row table:style-name="ro1">
          <table:table-cell/>
          <table:table-cell table:style-name="ce30"/>
          <table:table-cell table:style-name="ce328"/>
          <table:table-cell table:style-name="ce62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 office:value-type="string" calcext:value-type="string">
            <text:p>Daniel</text:p>
          </table:table-cell>
          <table:table-cell table:style-name="ce329" office:value-type="string" calcext:value-type="string">
            <text:p>JD</text:p>
          </table:table-cell>
          <table:table-cell table:style-name="ce627" office:value-type="string" calcext:value-type="string">
            <text:p>Juan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2" office:value-type="string" calcext:value-type="string">
            <text:p>Javascript</text:p>
          </table:table-cell>
          <table:table-cell table:style-name="ce330" office:value-type="string" calcext:value-type="string">
            <text:p>Python</text:p>
          </table:table-cell>
          <table:table-cell table:style-name="ce628"/>
        </table:table-row>
        <table:table-row table:style-name="ro1">
          <table:table-cell/>
          <table:table-cell table:style-name="ce33"/>
          <table:table-cell table:style-name="ce331"/>
          <table:table-cell table:style-name="ce62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4" office:value-type="string" calcext:value-type="string">
            <text:p>JuanSe</text:p>
          </table:table-cell>
          <table:table-cell table:style-name="ce332" office:value-type="string" calcext:value-type="string">
            <text:p>JD</text:p>
          </table:table-cell>
          <table:table-cell table:style-name="ce630" office:value-type="string" calcext:value-type="string">
            <text:p>Dani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5" office:value-type="string" calcext:value-type="string">
            <text:p>Javascript</text:p>
          </table:table-cell>
          <table:table-cell table:style-name="ce333" office:value-type="string" calcext:value-type="string">
            <text:p>Fortran</text:p>
          </table:table-cell>
          <table:table-cell table:style-name="ce631"/>
        </table:table-row>
        <table:table-row table:style-name="ro1">
          <table:table-cell/>
          <table:table-cell table:style-name="ce36"/>
          <table:table-cell table:style-name="ce334"/>
          <table:table-cell table:style-name="ce63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7" office:value-type="string" calcext:value-type="string">
            <text:p>JuanSe</text:p>
          </table:table-cell>
          <table:table-cell table:style-name="ce335" office:value-type="string" calcext:value-type="string">
            <text:p>Daniel</text:p>
          </table:table-cell>
          <table:table-cell table:style-name="ce633" office:value-type="string" calcext:value-type="string">
            <text:p>J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Python</text:p>
          </table:table-cell>
          <table:table-cell table:style-name="ce336" office:value-type="string" calcext:value-type="string">
            <text:p>Javascript</text:p>
          </table:table-cell>
          <table:table-cell table:style-name="ce634" office:value-type="string" calcext:value-type="string">
            <text:p>Cpp</text:p>
          </table:table-cell>
        </table:table-row>
        <table:table-row table:style-name="ro1">
          <table:table-cell/>
          <table:table-cell table:style-name="ce39"/>
          <table:table-cell table:style-name="ce337"/>
          <table:table-cell table:style-name="ce63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0" office:value-type="string" calcext:value-type="string">
            <text:p>JD</text:p>
          </table:table-cell>
          <table:table-cell table:style-name="ce338" office:value-type="string" calcext:value-type="string">
            <text:p>Daniel</text:p>
          </table:table-cell>
          <table:table-cell table:style-name="ce636" office:value-type="string" calcext:value-type="string">
            <text:p>Juan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Python</text:p>
          </table:table-cell>
          <table:table-cell table:style-name="ce339" office:value-type="string" calcext:value-type="string">
            <text:p>Fortran</text:p>
          </table:table-cell>
          <table:table-cell table:style-name="ce637" office:value-type="string" calcext:value-type="string">
            <text:p>R</text:p>
          </table:table-cell>
        </table:table-row>
        <table:table-row table:style-name="ro1">
          <table:table-cell/>
          <table:table-cell table:style-name="ce42"/>
          <table:table-cell table:style-name="ce340"/>
          <table:table-cell table:style-name="ce63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3" office:value-type="string" calcext:value-type="string">
            <text:p>JuanSe</text:p>
          </table:table-cell>
          <table:table-cell table:style-name="ce341" office:value-type="string" calcext:value-type="string">
            <text:p>JD</text:p>
          </table:table-cell>
          <table:table-cell table:style-name="ce639" office:value-type="string" calcext:value-type="string">
            <text:p>Dani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4" office:value-type="string" calcext:value-type="string">
            <text:p>Python</text:p>
          </table:table-cell>
          <table:table-cell table:style-name="ce342" office:value-type="string" calcext:value-type="string">
            <text:p>Cpp</text:p>
          </table:table-cell>
          <table:table-cell table:style-name="ce640" office:value-type="string" calcext:value-type="string">
            <text:p>Fortran</text:p>
          </table:table-cell>
        </table:table-row>
        <table:table-row table:style-name="ro1">
          <table:table-cell/>
          <table:table-cell table:style-name="ce45"/>
          <table:table-cell table:style-name="ce343"/>
          <table:table-cell table:style-name="ce64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JuanSe</text:p>
          </table:table-cell>
          <table:table-cell table:style-name="ce344" office:value-type="string" calcext:value-type="string">
            <text:p>JD</text:p>
          </table:table-cell>
          <table:table-cell table:style-name="ce642" office:value-type="string" calcext:value-type="string">
            <text:p>Dani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7" office:value-type="string" calcext:value-type="string">
            <text:p>Python</text:p>
          </table:table-cell>
          <table:table-cell table:style-name="ce345" office:value-type="string" calcext:value-type="string">
            <text:p>Cpp</text:p>
          </table:table-cell>
          <table:table-cell table:style-name="ce643" office:value-type="string" calcext:value-type="string">
            <text:p>JavaScript</text:p>
          </table:table-cell>
        </table:table-row>
        <table:table-row table:style-name="ro1">
          <table:table-cell/>
          <table:table-cell table:style-name="ce48"/>
          <table:table-cell table:style-name="ce346"/>
          <table:table-cell table:style-name="ce64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9" office:value-type="string" calcext:value-type="string">
            <text:p>Daniel</text:p>
          </table:table-cell>
          <table:table-cell table:style-name="ce347" office:value-type="string" calcext:value-type="string">
            <text:p>JD</text:p>
          </table:table-cell>
          <table:table-cell table:style-name="ce645" office:value-type="string" calcext:value-type="string">
            <text:p>Juan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0" office:value-type="string" calcext:value-type="string">
            <text:p>Cpp</text:p>
          </table:table-cell>
          <table:table-cell table:style-name="ce348" office:value-type="string" calcext:value-type="string">
            <text:p>Python</text:p>
          </table:table-cell>
          <table:table-cell table:style-name="ce646"/>
        </table:table-row>
        <table:table-row table:style-name="ro1">
          <table:table-cell/>
          <table:table-cell table:style-name="ce51"/>
          <table:table-cell table:style-name="ce349"/>
          <table:table-cell table:style-name="ce64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JuanSe</text:p>
          </table:table-cell>
          <table:table-cell table:style-name="ce350" office:value-type="string" calcext:value-type="string">
            <text:p>Daniel</text:p>
          </table:table-cell>
          <table:table-cell table:style-name="ce648" office:value-type="string" calcext:value-type="string">
            <text:p>J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3" office:value-type="string" calcext:value-type="string">
            <text:p>R</text:p>
          </table:table-cell>
          <table:table-cell table:style-name="ce351" office:value-type="string" calcext:value-type="string">
            <text:p>Cpp</text:p>
          </table:table-cell>
          <table:table-cell table:style-name="ce649"/>
        </table:table-row>
        <table:table-row table:style-name="ro1">
          <table:table-cell/>
          <table:table-cell table:style-name="ce54"/>
          <table:table-cell table:style-name="ce352"/>
          <table:table-cell table:style-name="ce6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5" office:value-type="string" calcext:value-type="string">
            <text:p>Daniel</text:p>
          </table:table-cell>
          <table:table-cell table:style-name="ce353" office:value-type="string" calcext:value-type="string">
            <text:p>JuanSe</text:p>
          </table:table-cell>
          <table:table-cell table:style-name="ce651" office:value-type="string" calcext:value-type="string">
            <text:p>J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6" office:value-type="string" calcext:value-type="string">
            <text:p>Python</text:p>
          </table:table-cell>
          <table:table-cell table:style-name="ce354"/>
          <table:table-cell table:style-name="ce652"/>
        </table:table-row>
        <table:table-row table:style-name="ro1">
          <table:table-cell/>
          <table:table-cell table:style-name="ce57"/>
          <table:table-cell table:style-name="ce355"/>
          <table:table-cell table:style-name="ce65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8" office:value-type="string" calcext:value-type="string">
            <text:p>JD</text:p>
          </table:table-cell>
          <table:table-cell table:style-name="ce356" office:value-type="string" calcext:value-type="string">
            <text:p>JuanSe</text:p>
          </table:table-cell>
          <table:table-cell table:style-name="ce654" office:value-type="string" calcext:value-type="string">
            <text:p>Danie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9" office:value-type="string" calcext:value-type="string">
            <text:p>Python</text:p>
          </table:table-cell>
          <table:table-cell table:style-name="ce357" office:value-type="string" calcext:value-type="string">
            <text:p>R</text:p>
          </table:table-cell>
          <table:table-cell table:style-name="ce655" office:value-type="string" calcext:value-type="string">
            <text:p>Cpp</text:p>
          </table:table-cell>
        </table:table-row>
        <table:table-row table:style-name="ro1">
          <table:table-cell/>
          <table:table-cell table:style-name="ce60"/>
          <table:table-cell table:style-name="ce358"/>
          <table:table-cell table:style-name="ce65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1" office:value-type="string" calcext:value-type="string">
            <text:p>JuanSe</text:p>
          </table:table-cell>
          <table:table-cell table:style-name="ce359" office:value-type="string" calcext:value-type="string">
            <text:p>Daniel</text:p>
          </table:table-cell>
          <table:table-cell table:style-name="ce657" office:value-type="string" calcext:value-type="string">
            <text:p>J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2" office:value-type="string" calcext:value-type="string">
            <text:p>Python</text:p>
          </table:table-cell>
          <table:table-cell table:style-name="ce360" office:value-type="string" calcext:value-type="string">
            <text:p>Fortran</text:p>
          </table:table-cell>
          <table:table-cell table:style-name="ce658"/>
        </table:table-row>
        <table:table-row table:style-name="ro1">
          <table:table-cell/>
          <table:table-cell table:style-name="ce63"/>
          <table:table-cell table:style-name="ce361"/>
          <table:table-cell table:style-name="ce65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4" office:value-type="string" calcext:value-type="string">
            <text:p>JD</text:p>
          </table:table-cell>
          <table:table-cell table:style-name="ce362" office:value-type="string" calcext:value-type="string">
            <text:p>JuanSe</text:p>
          </table:table-cell>
          <table:table-cell table:style-name="ce660" office:value-type="string" calcext:value-type="string">
            <text:p>Danie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Python</text:p>
          </table:table-cell>
          <table:table-cell table:style-name="ce363" office:value-type="string" calcext:value-type="string">
            <text:p>Cpp</text:p>
          </table:table-cell>
          <table:table-cell table:style-name="ce661" office:value-type="string" calcext:value-type="string">
            <text:p>JavaScript</text:p>
          </table:table-cell>
        </table:table-row>
        <table:table-row table:style-name="ro1">
          <table:table-cell/>
          <table:table-cell table:style-name="ce66"/>
          <table:table-cell table:style-name="ce364"/>
          <table:table-cell table:style-name="ce66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7" office:value-type="string" calcext:value-type="string">
            <text:p>JuanSe</text:p>
          </table:table-cell>
          <table:table-cell table:style-name="ce365" office:value-type="string" calcext:value-type="string">
            <text:p>Daniel</text:p>
          </table:table-cell>
          <table:table-cell table:style-name="ce663" office:value-type="string" calcext:value-type="string">
            <text:p>J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8" office:value-type="string" calcext:value-type="string">
            <text:p>Python</text:p>
          </table:table-cell>
          <table:table-cell table:style-name="ce366" office:value-type="string" calcext:value-type="string">
            <text:p>Cpp</text:p>
          </table:table-cell>
          <table:table-cell table:style-name="ce664"/>
        </table:table-row>
        <table:table-row table:style-name="ro1">
          <table:table-cell/>
          <table:table-cell table:style-name="ce69"/>
          <table:table-cell table:style-name="ce367"/>
          <table:table-cell table:style-name="ce66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0" office:value-type="string" calcext:value-type="string">
            <text:p>Daniel</text:p>
          </table:table-cell>
          <table:table-cell table:style-name="ce368" office:value-type="string" calcext:value-type="string">
            <text:p>JD</text:p>
          </table:table-cell>
          <table:table-cell table:style-name="ce666" office:value-type="string" calcext:value-type="string">
            <text:p>Juan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1" office:value-type="string" calcext:value-type="string">
            <text:p>Python</text:p>
          </table:table-cell>
          <table:table-cell table:style-name="ce369" office:value-type="string" calcext:value-type="string">
            <text:p>Cpp</text:p>
          </table:table-cell>
          <table:table-cell table:style-name="ce667"/>
        </table:table-row>
        <table:table-row table:style-name="ro1">
          <table:table-cell/>
          <table:table-cell table:style-name="ce72"/>
          <table:table-cell table:style-name="ce370"/>
          <table:table-cell table:style-name="ce66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3" office:value-type="string" calcext:value-type="string">
            <text:p>Daniel</text:p>
          </table:table-cell>
          <table:table-cell table:style-name="ce371" office:value-type="string" calcext:value-type="string">
            <text:p>JD</text:p>
          </table:table-cell>
          <table:table-cell table:style-name="ce669" office:value-type="string" calcext:value-type="string">
            <text:p>Juan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4" office:value-type="string" calcext:value-type="string">
            <text:p>Python</text:p>
          </table:table-cell>
          <table:table-cell table:style-name="ce372" office:value-type="string" calcext:value-type="string">
            <text:p>Cpp</text:p>
          </table:table-cell>
          <table:table-cell table:style-name="ce670"/>
        </table:table-row>
        <table:table-row table:style-name="ro1">
          <table:table-cell/>
          <table:table-cell table:style-name="ce75"/>
          <table:table-cell table:style-name="ce373"/>
          <table:table-cell table:style-name="ce67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6" office:value-type="string" calcext:value-type="string">
            <text:p>Daniel</text:p>
          </table:table-cell>
          <table:table-cell table:style-name="ce374" office:value-type="string" calcext:value-type="string">
            <text:p>JD</text:p>
          </table:table-cell>
          <table:table-cell table:style-name="ce672" office:value-type="string" calcext:value-type="string">
            <text:p>Juan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7"/>
          <table:table-cell table:style-name="ce375"/>
          <table:table-cell table:style-name="ce673"/>
        </table:table-row>
        <table:table-row table:style-name="ro1">
          <table:table-cell/>
          <table:table-cell table:style-name="ce78"/>
          <table:table-cell table:style-name="ce376"/>
          <table:table-cell table:style-name="ce67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9" office:value-type="string" calcext:value-type="string">
            <text:p>JuanSe</text:p>
          </table:table-cell>
          <table:table-cell table:style-name="ce377" office:value-type="string" calcext:value-type="string">
            <text:p>Daniel</text:p>
          </table:table-cell>
          <table:table-cell table:style-name="ce675" office:value-type="string" calcext:value-type="string">
            <text:p>J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0"/>
          <table:table-cell table:style-name="ce378"/>
          <table:table-cell table:style-name="ce676"/>
        </table:table-row>
        <table:table-row table:style-name="ro1">
          <table:table-cell/>
          <table:table-cell table:style-name="ce81"/>
          <table:table-cell table:style-name="ce379"/>
          <table:table-cell table:style-name="ce67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2" office:value-type="string" calcext:value-type="string">
            <text:p>Daniel</text:p>
          </table:table-cell>
          <table:table-cell table:style-name="ce380" office:value-type="string" calcext:value-type="string">
            <text:p>JD</text:p>
          </table:table-cell>
          <table:table-cell table:style-name="ce678" office:value-type="string" calcext:value-type="string">
            <text:p>Juan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3" office:value-type="string" calcext:value-type="string">
            <text:p>Cpp</text:p>
          </table:table-cell>
          <table:table-cell table:style-name="ce381"/>
          <table:table-cell table:style-name="ce679"/>
        </table:table-row>
        <table:table-row table:style-name="ro1">
          <table:table-cell/>
          <table:table-cell table:style-name="ce84"/>
          <table:table-cell table:style-name="ce382"/>
          <table:table-cell table:style-name="ce68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JuanSe</text:p>
          </table:table-cell>
          <table:table-cell table:style-name="ce383" office:value-type="string" calcext:value-type="string">
            <text:p>JD</text:p>
          </table:table-cell>
          <table:table-cell table:style-name="ce681" office:value-type="string" calcext:value-type="string">
            <text:p>Dani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Python</text:p>
          </table:table-cell>
          <table:table-cell table:style-name="ce384"/>
          <table:table-cell table:style-name="ce682"/>
        </table:table-row>
        <table:table-row table:style-name="ro1">
          <table:table-cell/>
          <table:table-cell table:style-name="ce87"/>
          <table:table-cell table:style-name="ce385"/>
          <table:table-cell table:style-name="ce68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JD</text:p>
          </table:table-cell>
          <table:table-cell table:style-name="ce386" office:value-type="string" calcext:value-type="string">
            <text:p>Daniel</text:p>
          </table:table-cell>
          <table:table-cell table:style-name="ce684" office:value-type="string" calcext:value-type="string">
            <text:p>Juan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Javascript</text:p>
          </table:table-cell>
          <table:table-cell table:style-name="ce387" office:value-type="string" calcext:value-type="string">
            <text:p>Python</text:p>
          </table:table-cell>
          <table:table-cell table:style-name="ce685"/>
        </table:table-row>
        <table:table-row table:style-name="ro1">
          <table:table-cell/>
          <table:table-cell table:style-name="ce90"/>
          <table:table-cell table:style-name="ce388"/>
          <table:table-cell table:style-name="ce68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1" office:value-type="string" calcext:value-type="string">
            <text:p>JuanSe</text:p>
          </table:table-cell>
          <table:table-cell table:style-name="ce389" office:value-type="string" calcext:value-type="string">
            <text:p>Daniel</text:p>
          </table:table-cell>
          <table:table-cell table:style-name="ce687" office:value-type="string" calcext:value-type="string">
            <text:p>J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Python</text:p>
          </table:table-cell>
          <table:table-cell table:style-name="ce390"/>
          <table:table-cell table:style-name="ce688"/>
        </table:table-row>
        <table:table-row table:style-name="ro1">
          <table:table-cell/>
          <table:table-cell table:style-name="ce93"/>
          <table:table-cell table:style-name="ce391"/>
          <table:table-cell table:style-name="ce68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4" office:value-type="string" calcext:value-type="string">
            <text:p>JuanSe</text:p>
          </table:table-cell>
          <table:table-cell table:style-name="ce392" office:value-type="string" calcext:value-type="string">
            <text:p>JD</text:p>
          </table:table-cell>
          <table:table-cell table:style-name="ce690" office:value-type="string" calcext:value-type="string">
            <text:p>Dani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Python</text:p>
          </table:table-cell>
          <table:table-cell table:style-name="ce393"/>
          <table:table-cell table:style-name="ce691"/>
        </table:table-row>
        <table:table-row table:style-name="ro1">
          <table:table-cell/>
          <table:table-cell table:style-name="ce96"/>
          <table:table-cell table:style-name="ce394"/>
          <table:table-cell table:style-name="ce69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7" office:value-type="string" calcext:value-type="string">
            <text:p>JD</text:p>
          </table:table-cell>
          <table:table-cell table:style-name="ce395" office:value-type="string" calcext:value-type="string">
            <text:p>Daniel</text:p>
          </table:table-cell>
          <table:table-cell table:style-name="ce693" office:value-type="string" calcext:value-type="string">
            <text:p>Juan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8" office:value-type="string" calcext:value-type="string">
            <text:p>Python</text:p>
          </table:table-cell>
          <table:table-cell table:style-name="ce396" office:value-type="string" calcext:value-type="string">
            <text:p>Javascript</text:p>
          </table:table-cell>
          <table:table-cell table:style-name="ce694"/>
        </table:table-row>
        <table:table-row table:style-name="ro1">
          <table:table-cell/>
          <table:table-cell table:style-name="ce99"/>
          <table:table-cell table:style-name="ce397"/>
          <table:table-cell table:style-name="ce69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0" office:value-type="string" calcext:value-type="string">
            <text:p>Daniel</text:p>
          </table:table-cell>
          <table:table-cell table:style-name="ce398" office:value-type="string" calcext:value-type="string">
            <text:p>JuanSe</text:p>
          </table:table-cell>
          <table:table-cell table:style-name="ce696" office:value-type="string" calcext:value-type="string">
            <text:p>J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1" office:value-type="string" calcext:value-type="string">
            <text:p>Fortran</text:p>
          </table:table-cell>
          <table:table-cell table:style-name="ce399"/>
          <table:table-cell table:style-name="ce697"/>
        </table:table-row>
        <table:table-row table:style-name="ro1">
          <table:table-cell/>
          <table:table-cell table:style-name="ce102"/>
          <table:table-cell table:style-name="ce400"/>
          <table:table-cell table:style-name="ce69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Daniel</text:p>
          </table:table-cell>
          <table:table-cell table:style-name="ce401" office:value-type="string" calcext:value-type="string">
            <text:p>JuanSe</text:p>
          </table:table-cell>
          <table:table-cell table:style-name="ce699" office:value-type="string" calcext:value-type="string">
            <text:p>J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4" office:value-type="string" calcext:value-type="string">
            <text:p>Python</text:p>
          </table:table-cell>
          <table:table-cell table:style-name="ce402"/>
          <table:table-cell table:style-name="ce700"/>
        </table:table-row>
        <table:table-row table:style-name="ro1">
          <table:table-cell/>
          <table:table-cell table:style-name="ce105"/>
          <table:table-cell table:style-name="ce403"/>
          <table:table-cell table:style-name="ce70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6" office:value-type="string" calcext:value-type="string">
            <text:p>JuanSe</text:p>
          </table:table-cell>
          <table:table-cell table:style-name="ce404" office:value-type="string" calcext:value-type="string">
            <text:p>Daniel</text:p>
          </table:table-cell>
          <table:table-cell table:style-name="ce702" office:value-type="string" calcext:value-type="string">
            <text:p>J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7" office:value-type="string" calcext:value-type="string">
            <text:p>R</text:p>
          </table:table-cell>
          <table:table-cell table:style-name="ce405" office:value-type="string" calcext:value-type="string">
            <text:p>Cpp</text:p>
          </table:table-cell>
          <table:table-cell table:style-name="ce703"/>
        </table:table-row>
        <table:table-row table:style-name="ro1">
          <table:table-cell/>
          <table:table-cell table:style-name="ce108"/>
          <table:table-cell table:style-name="ce406"/>
          <table:table-cell table:style-name="ce70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09" office:value-type="string" calcext:value-type="string">
            <text:p>JD</text:p>
          </table:table-cell>
          <table:table-cell table:style-name="ce407" office:value-type="string" calcext:value-type="string">
            <text:p>Daniel</text:p>
          </table:table-cell>
          <table:table-cell table:style-name="ce705" office:value-type="string" calcext:value-type="string">
            <text:p>Juan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0"/>
          <table:table-cell table:style-name="ce408"/>
          <table:table-cell table:style-name="ce706"/>
        </table:table-row>
        <table:table-row table:style-name="ro1">
          <table:table-cell/>
          <table:table-cell table:style-name="ce111"/>
          <table:table-cell table:style-name="ce409"/>
          <table:table-cell table:style-name="ce70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2" office:value-type="string" calcext:value-type="string">
            <text:p>JD</text:p>
          </table:table-cell>
          <table:table-cell table:style-name="ce410" office:value-type="string" calcext:value-type="string">
            <text:p>Daniel</text:p>
          </table:table-cell>
          <table:table-cell table:style-name="ce708" office:value-type="string" calcext:value-type="string">
            <text:p>Juan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3"/>
          <table:table-cell table:style-name="ce411"/>
          <table:table-cell table:style-name="ce709"/>
        </table:table-row>
        <table:table-row table:style-name="ro1">
          <table:table-cell/>
          <table:table-cell table:style-name="ce114"/>
          <table:table-cell table:style-name="ce412"/>
          <table:table-cell table:style-name="ce71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5" office:value-type="string" calcext:value-type="string">
            <text:p>JuanSe</text:p>
          </table:table-cell>
          <table:table-cell table:style-name="ce413" office:value-type="string" calcext:value-type="string">
            <text:p>Daniel</text:p>
          </table:table-cell>
          <table:table-cell table:style-name="ce711" office:value-type="string" calcext:value-type="string">
            <text:p>J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6"/>
          <table:table-cell table:style-name="ce414" office:value-type="string" calcext:value-type="string">
            <text:p>Fortran</text:p>
          </table:table-cell>
          <table:table-cell table:style-name="ce712"/>
        </table:table-row>
        <table:table-row table:style-name="ro1">
          <table:table-cell/>
          <table:table-cell table:style-name="ce117"/>
          <table:table-cell table:style-name="ce415"/>
          <table:table-cell table:style-name="ce7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8" office:value-type="string" calcext:value-type="string">
            <text:p>Daniel</text:p>
          </table:table-cell>
          <table:table-cell table:style-name="ce416" office:value-type="string" calcext:value-type="string">
            <text:p>JD</text:p>
          </table:table-cell>
          <table:table-cell table:style-name="ce714" office:value-type="string" calcext:value-type="string">
            <text:p>Juan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9" office:value-type="string" calcext:value-type="string">
            <text:p>Javascript</text:p>
          </table:table-cell>
          <table:table-cell table:style-name="ce417"/>
          <table:table-cell table:style-name="ce715"/>
        </table:table-row>
        <table:table-row table:style-name="ro1">
          <table:table-cell/>
          <table:table-cell table:style-name="ce120"/>
          <table:table-cell table:style-name="ce418"/>
          <table:table-cell table:style-name="ce71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1" office:value-type="string" calcext:value-type="string">
            <text:p>JuanSe</text:p>
          </table:table-cell>
          <table:table-cell table:style-name="ce419" office:value-type="string" calcext:value-type="string">
            <text:p>Daniel</text:p>
          </table:table-cell>
          <table:table-cell table:style-name="ce717" office:value-type="string" calcext:value-type="string">
            <text:p>J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2"/>
          <table:table-cell table:style-name="ce420"/>
          <table:table-cell table:style-name="ce718"/>
        </table:table-row>
        <table:table-row table:style-name="ro1">
          <table:table-cell/>
          <table:table-cell table:style-name="ce123"/>
          <table:table-cell table:style-name="ce421"/>
          <table:table-cell table:style-name="ce7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4" office:value-type="string" calcext:value-type="string">
            <text:p>JuanSe</text:p>
          </table:table-cell>
          <table:table-cell table:style-name="ce422" office:value-type="string" calcext:value-type="string">
            <text:p>Daniel</text:p>
          </table:table-cell>
          <table:table-cell table:style-name="ce720" office:value-type="string" calcext:value-type="string">
            <text:p>J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5"/>
          <table:table-cell table:style-name="ce423"/>
          <table:table-cell table:style-name="ce721"/>
        </table:table-row>
        <table:table-row table:style-name="ro1">
          <table:table-cell/>
          <table:table-cell table:style-name="ce126"/>
          <table:table-cell table:style-name="ce424"/>
          <table:table-cell table:style-name="ce72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7" office:value-type="string" calcext:value-type="string">
            <text:p>JuanSe</text:p>
          </table:table-cell>
          <table:table-cell table:style-name="ce425" office:value-type="string" calcext:value-type="string">
            <text:p>Daniel</text:p>
          </table:table-cell>
          <table:table-cell table:style-name="ce723" office:value-type="string" calcext:value-type="string">
            <text:p>J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8"/>
          <table:table-cell table:style-name="ce426"/>
          <table:table-cell table:style-name="ce724"/>
        </table:table-row>
        <table:table-row table:style-name="ro1">
          <table:table-cell/>
          <table:table-cell table:style-name="ce129"/>
          <table:table-cell table:style-name="ce427"/>
          <table:table-cell table:style-name="ce72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0" office:value-type="string" calcext:value-type="string">
            <text:p>Daniel</text:p>
          </table:table-cell>
          <table:table-cell table:style-name="ce428" office:value-type="string" calcext:value-type="string">
            <text:p>JD</text:p>
          </table:table-cell>
          <table:table-cell table:style-name="ce726" office:value-type="string" calcext:value-type="string">
            <text:p>Juan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1" office:value-type="string" calcext:value-type="string">
            <text:p>Cpp</text:p>
          </table:table-cell>
          <table:table-cell table:style-name="ce429"/>
          <table:table-cell table:style-name="ce727"/>
        </table:table-row>
        <table:table-row table:style-name="ro1">
          <table:table-cell/>
          <table:table-cell table:style-name="ce132"/>
          <table:table-cell table:style-name="ce430"/>
          <table:table-cell table:style-name="ce72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3" office:value-type="string" calcext:value-type="string">
            <text:p>Daniel</text:p>
          </table:table-cell>
          <table:table-cell table:style-name="ce431" office:value-type="string" calcext:value-type="string">
            <text:p>JuanSe</text:p>
          </table:table-cell>
          <table:table-cell table:style-name="ce729" office:value-type="string" calcext:value-type="string">
            <text:p>J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4" office:value-type="string" calcext:value-type="string">
            <text:p>Fortran</text:p>
          </table:table-cell>
          <table:table-cell table:style-name="ce432"/>
          <table:table-cell table:style-name="ce730"/>
        </table:table-row>
        <table:table-row table:style-name="ro1">
          <table:table-cell/>
          <table:table-cell table:style-name="ce135"/>
          <table:table-cell table:style-name="ce433"/>
          <table:table-cell table:style-name="ce73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6" office:value-type="string" calcext:value-type="string">
            <text:p>JuanSe</text:p>
          </table:table-cell>
          <table:table-cell table:style-name="ce434" office:value-type="string" calcext:value-type="string">
            <text:p>Daniel</text:p>
          </table:table-cell>
          <table:table-cell table:style-name="ce732" office:value-type="string" calcext:value-type="string">
            <text:p>J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7"/>
          <table:table-cell table:style-name="ce435"/>
          <table:table-cell table:style-name="ce733"/>
        </table:table-row>
        <table:table-row table:style-name="ro1">
          <table:table-cell/>
          <table:table-cell table:style-name="ce138"/>
          <table:table-cell table:style-name="ce436"/>
          <table:table-cell table:style-name="ce73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39" office:value-type="string" calcext:value-type="string">
            <text:p>JD</text:p>
          </table:table-cell>
          <table:table-cell table:style-name="ce437" office:value-type="string" calcext:value-type="string">
            <text:p>JuanSe</text:p>
          </table:table-cell>
          <table:table-cell table:style-name="ce735" office:value-type="string" calcext:value-type="string">
            <text:p>Danie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0"/>
          <table:table-cell table:style-name="ce438"/>
          <table:table-cell table:style-name="ce736"/>
        </table:table-row>
        <table:table-row table:style-name="ro1">
          <table:table-cell/>
          <table:table-cell table:style-name="ce141"/>
          <table:table-cell table:style-name="ce439"/>
          <table:table-cell table:style-name="ce73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2" office:value-type="string" calcext:value-type="string">
            <text:p>Daniel</text:p>
          </table:table-cell>
          <table:table-cell table:style-name="ce440" office:value-type="string" calcext:value-type="string">
            <text:p>JuanSe</text:p>
          </table:table-cell>
          <table:table-cell table:style-name="ce738" office:value-type="string" calcext:value-type="string">
            <text:p>J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3" office:value-type="string" calcext:value-type="string">
            <text:p>Python</text:p>
          </table:table-cell>
          <table:table-cell table:style-name="ce441"/>
          <table:table-cell table:style-name="ce739"/>
        </table:table-row>
        <table:table-row table:style-name="ro1">
          <table:table-cell/>
          <table:table-cell table:style-name="ce144"/>
          <table:table-cell table:style-name="ce442"/>
          <table:table-cell table:style-name="ce74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5" office:value-type="string" calcext:value-type="string">
            <text:p>JD</text:p>
          </table:table-cell>
          <table:table-cell table:style-name="ce443" office:value-type="string" calcext:value-type="string">
            <text:p>Daniel</text:p>
          </table:table-cell>
          <table:table-cell table:style-name="ce741" office:value-type="string" calcext:value-type="string">
            <text:p>Juan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6"/>
          <table:table-cell table:style-name="ce444"/>
          <table:table-cell table:style-name="ce742"/>
        </table:table-row>
        <table:table-row table:style-name="ro1">
          <table:table-cell/>
          <table:table-cell table:style-name="ce147"/>
          <table:table-cell table:style-name="ce445"/>
          <table:table-cell table:style-name="ce74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8" office:value-type="string" calcext:value-type="string">
            <text:p>JD</text:p>
          </table:table-cell>
          <table:table-cell table:style-name="ce446" office:value-type="string" calcext:value-type="string">
            <text:p>Daniel</text:p>
          </table:table-cell>
          <table:table-cell table:style-name="ce744" office:value-type="string" calcext:value-type="string">
            <text:p>Juan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9"/>
          <table:table-cell table:style-name="ce447"/>
          <table:table-cell table:style-name="ce745"/>
        </table:table-row>
        <table:table-row table:style-name="ro1">
          <table:table-cell/>
          <table:table-cell table:style-name="ce150"/>
          <table:table-cell table:style-name="ce448"/>
          <table:table-cell table:style-name="ce74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1" office:value-type="string" calcext:value-type="string">
            <text:p>Daniel</text:p>
          </table:table-cell>
          <table:table-cell table:style-name="ce449" office:value-type="string" calcext:value-type="string">
            <text:p>JD</text:p>
          </table:table-cell>
          <table:table-cell table:style-name="ce747" office:value-type="string" calcext:value-type="string">
            <text:p>Juan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2"/>
          <table:table-cell table:style-name="ce450"/>
          <table:table-cell table:style-name="ce748"/>
        </table:table-row>
        <table:table-row table:style-name="ro1">
          <table:table-cell/>
          <table:table-cell table:style-name="ce153"/>
          <table:table-cell table:style-name="ce451"/>
          <table:table-cell table:style-name="ce74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4" office:value-type="string" calcext:value-type="string">
            <text:p>Daniel</text:p>
          </table:table-cell>
          <table:table-cell table:style-name="ce452" office:value-type="string" calcext:value-type="string">
            <text:p>JD</text:p>
          </table:table-cell>
          <table:table-cell table:style-name="ce750" office:value-type="string" calcext:value-type="string">
            <text:p>Juan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5"/>
          <table:table-cell table:style-name="ce453"/>
          <table:table-cell table:style-name="ce751"/>
        </table:table-row>
        <table:table-row table:style-name="ro1">
          <table:table-cell/>
          <table:table-cell table:style-name="ce156"/>
          <table:table-cell table:style-name="ce454"/>
          <table:table-cell table:style-name="ce75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7" office:value-type="string" calcext:value-type="string">
            <text:p>JuanSe</text:p>
          </table:table-cell>
          <table:table-cell table:style-name="ce455" office:value-type="string" calcext:value-type="string">
            <text:p>JD</text:p>
          </table:table-cell>
          <table:table-cell table:style-name="ce753" office:value-type="string" calcext:value-type="string">
            <text:p>Danie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8"/>
          <table:table-cell table:style-name="ce456"/>
          <table:table-cell table:style-name="ce754"/>
        </table:table-row>
        <table:table-row table:style-name="ro1">
          <table:table-cell/>
          <table:table-cell table:style-name="ce159"/>
          <table:table-cell table:style-name="ce457"/>
          <table:table-cell table:style-name="ce75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0" office:value-type="string" calcext:value-type="string">
            <text:p>JuanSe</text:p>
          </table:table-cell>
          <table:table-cell table:style-name="ce458" office:value-type="string" calcext:value-type="string">
            <text:p>Daniel</text:p>
          </table:table-cell>
          <table:table-cell table:style-name="ce756" office:value-type="string" calcext:value-type="string">
            <text:p>J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1"/>
          <table:table-cell table:style-name="ce459"/>
          <table:table-cell table:style-name="ce757"/>
        </table:table-row>
        <table:table-row table:style-name="ro1">
          <table:table-cell/>
          <table:table-cell table:style-name="ce162"/>
          <table:table-cell table:style-name="ce460"/>
          <table:table-cell table:style-name="ce75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3" office:value-type="string" calcext:value-type="string">
            <text:p>JD</text:p>
          </table:table-cell>
          <table:table-cell table:style-name="ce461" office:value-type="string" calcext:value-type="string">
            <text:p>JuanSe</text:p>
          </table:table-cell>
          <table:table-cell table:style-name="ce759" office:value-type="string" calcext:value-type="string">
            <text:p>Danie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4"/>
          <table:table-cell table:style-name="ce462"/>
          <table:table-cell table:style-name="ce760"/>
        </table:table-row>
        <table:table-row table:style-name="ro1">
          <table:table-cell/>
          <table:table-cell table:style-name="ce165"/>
          <table:table-cell table:style-name="ce463"/>
          <table:table-cell table:style-name="ce76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6" office:value-type="string" calcext:value-type="string">
            <text:p>Daniel</text:p>
          </table:table-cell>
          <table:table-cell table:style-name="ce464" office:value-type="string" calcext:value-type="string">
            <text:p>JD</text:p>
          </table:table-cell>
          <table:table-cell table:style-name="ce762" office:value-type="string" calcext:value-type="string">
            <text:p>Juan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7"/>
          <table:table-cell table:style-name="ce465"/>
          <table:table-cell table:style-name="ce763"/>
        </table:table-row>
        <table:table-row table:style-name="ro1">
          <table:table-cell/>
          <table:table-cell table:style-name="ce168"/>
          <table:table-cell table:style-name="ce466"/>
          <table:table-cell table:style-name="ce76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69" office:value-type="string" calcext:value-type="string">
            <text:p>JuanSe</text:p>
          </table:table-cell>
          <table:table-cell table:style-name="ce467" office:value-type="string" calcext:value-type="string">
            <text:p>JD</text:p>
          </table:table-cell>
          <table:table-cell table:style-name="ce765" office:value-type="string" calcext:value-type="string">
            <text:p>Danie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0"/>
          <table:table-cell table:style-name="ce468"/>
          <table:table-cell table:style-name="ce766"/>
        </table:table-row>
        <table:table-row table:style-name="ro1">
          <table:table-cell/>
          <table:table-cell table:style-name="ce171"/>
          <table:table-cell table:style-name="ce469"/>
          <table:table-cell table:style-name="ce76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2" office:value-type="string" calcext:value-type="string">
            <text:p>Daniel</text:p>
          </table:table-cell>
          <table:table-cell table:style-name="ce470" office:value-type="string" calcext:value-type="string">
            <text:p>JD</text:p>
          </table:table-cell>
          <table:table-cell table:style-name="ce768" office:value-type="string" calcext:value-type="string">
            <text:p>Juan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3"/>
          <table:table-cell table:style-name="ce471"/>
          <table:table-cell table:style-name="ce769"/>
        </table:table-row>
        <table:table-row table:style-name="ro1">
          <table:table-cell/>
          <table:table-cell table:style-name="ce174"/>
          <table:table-cell table:style-name="ce472"/>
          <table:table-cell table:style-name="ce77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5" office:value-type="string" calcext:value-type="string">
            <text:p>Daniel</text:p>
          </table:table-cell>
          <table:table-cell table:style-name="ce473" office:value-type="string" calcext:value-type="string">
            <text:p>JD</text:p>
          </table:table-cell>
          <table:table-cell table:style-name="ce771" office:value-type="string" calcext:value-type="string">
            <text:p>Juan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6"/>
          <table:table-cell table:style-name="ce474"/>
          <table:table-cell table:style-name="ce772"/>
        </table:table-row>
        <table:table-row table:style-name="ro1">
          <table:table-cell/>
          <table:table-cell table:style-name="ce177"/>
          <table:table-cell table:style-name="ce475"/>
          <table:table-cell table:style-name="ce77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8" office:value-type="string" calcext:value-type="string">
            <text:p>Daniel</text:p>
          </table:table-cell>
          <table:table-cell table:style-name="ce476" office:value-type="string" calcext:value-type="string">
            <text:p>JuanSe</text:p>
          </table:table-cell>
          <table:table-cell table:style-name="ce774" office:value-type="string" calcext:value-type="string">
            <text:p>J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9"/>
          <table:table-cell table:style-name="ce477"/>
          <table:table-cell table:style-name="ce775"/>
        </table:table-row>
        <table:table-row table:style-name="ro1">
          <table:table-cell/>
          <table:table-cell table:style-name="ce180"/>
          <table:table-cell table:style-name="ce478"/>
          <table:table-cell table:style-name="ce77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1" office:value-type="string" calcext:value-type="string">
            <text:p>JD</text:p>
          </table:table-cell>
          <table:table-cell table:style-name="ce479" office:value-type="string" calcext:value-type="string">
            <text:p>JuanSe</text:p>
          </table:table-cell>
          <table:table-cell table:style-name="ce777" office:value-type="string" calcext:value-type="string">
            <text:p>Danie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2"/>
          <table:table-cell table:style-name="ce480"/>
          <table:table-cell table:style-name="ce778"/>
        </table:table-row>
        <table:table-row table:style-name="ro1">
          <table:table-cell/>
          <table:table-cell table:style-name="ce183"/>
          <table:table-cell table:style-name="ce481"/>
          <table:table-cell table:style-name="ce77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4" office:value-type="string" calcext:value-type="string">
            <text:p>JD</text:p>
          </table:table-cell>
          <table:table-cell table:style-name="ce482" office:value-type="string" calcext:value-type="string">
            <text:p>Daniel</text:p>
          </table:table-cell>
          <table:table-cell table:style-name="ce780" office:value-type="string" calcext:value-type="string">
            <text:p>Juan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5"/>
          <table:table-cell table:style-name="ce483"/>
          <table:table-cell table:style-name="ce781"/>
        </table:table-row>
        <table:table-row table:style-name="ro1">
          <table:table-cell/>
          <table:table-cell table:style-name="ce186"/>
          <table:table-cell table:style-name="ce484"/>
          <table:table-cell table:style-name="ce78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7" office:value-type="string" calcext:value-type="string">
            <text:p>JD</text:p>
          </table:table-cell>
          <table:table-cell table:style-name="ce485" office:value-type="string" calcext:value-type="string">
            <text:p>JuanSe</text:p>
          </table:table-cell>
          <table:table-cell table:style-name="ce783" office:value-type="string" calcext:value-type="string">
            <text:p>Danie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8"/>
          <table:table-cell table:style-name="ce486"/>
          <table:table-cell table:style-name="ce784"/>
        </table:table-row>
        <table:table-row table:style-name="ro1">
          <table:table-cell/>
          <table:table-cell table:style-name="ce189"/>
          <table:table-cell table:style-name="ce487"/>
          <table:table-cell table:style-name="ce78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0" office:value-type="string" calcext:value-type="string">
            <text:p>Daniel</text:p>
          </table:table-cell>
          <table:table-cell table:style-name="ce488" office:value-type="string" calcext:value-type="string">
            <text:p>JD</text:p>
          </table:table-cell>
          <table:table-cell table:style-name="ce786" office:value-type="string" calcext:value-type="string">
            <text:p>Juan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1"/>
          <table:table-cell table:style-name="ce489"/>
          <table:table-cell table:style-name="ce787"/>
        </table:table-row>
        <table:table-row table:style-name="ro1">
          <table:table-cell/>
          <table:table-cell table:style-name="ce192"/>
          <table:table-cell table:style-name="ce490"/>
          <table:table-cell table:style-name="ce78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3" office:value-type="string" calcext:value-type="string">
            <text:p>Daniel</text:p>
          </table:table-cell>
          <table:table-cell table:style-name="ce491" office:value-type="string" calcext:value-type="string">
            <text:p>JD</text:p>
          </table:table-cell>
          <table:table-cell table:style-name="ce789" office:value-type="string" calcext:value-type="string">
            <text:p>Juan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4"/>
          <table:table-cell table:style-name="ce492"/>
          <table:table-cell table:style-name="ce790"/>
        </table:table-row>
        <table:table-row table:style-name="ro1">
          <table:table-cell/>
          <table:table-cell table:style-name="ce195"/>
          <table:table-cell table:style-name="ce493"/>
          <table:table-cell table:style-name="ce79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6" office:value-type="string" calcext:value-type="string">
            <text:p>JD</text:p>
          </table:table-cell>
          <table:table-cell table:style-name="ce494" office:value-type="string" calcext:value-type="string">
            <text:p>JuanSe</text:p>
          </table:table-cell>
          <table:table-cell table:style-name="ce792" office:value-type="string" calcext:value-type="string">
            <text:p>Danie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7"/>
          <table:table-cell table:style-name="ce495"/>
          <table:table-cell table:style-name="ce793"/>
        </table:table-row>
        <table:table-row table:style-name="ro1">
          <table:table-cell/>
          <table:table-cell table:style-name="ce198"/>
          <table:table-cell table:style-name="ce496"/>
          <table:table-cell table:style-name="ce79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99" office:value-type="string" calcext:value-type="string">
            <text:p>JD</text:p>
          </table:table-cell>
          <table:table-cell table:style-name="ce497" office:value-type="string" calcext:value-type="string">
            <text:p>Daniel</text:p>
          </table:table-cell>
          <table:table-cell table:style-name="ce795" office:value-type="string" calcext:value-type="string">
            <text:p>Juan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0"/>
          <table:table-cell table:style-name="ce498"/>
          <table:table-cell table:style-name="ce796"/>
        </table:table-row>
        <table:table-row table:style-name="ro1">
          <table:table-cell/>
          <table:table-cell table:style-name="ce201"/>
          <table:table-cell table:style-name="ce499"/>
          <table:table-cell table:style-name="ce79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2" office:value-type="string" calcext:value-type="string">
            <text:p>JD</text:p>
          </table:table-cell>
          <table:table-cell table:style-name="ce500" office:value-type="string" calcext:value-type="string">
            <text:p>Daniel</text:p>
          </table:table-cell>
          <table:table-cell table:style-name="ce798" office:value-type="string" calcext:value-type="string">
            <text:p>Juan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3"/>
          <table:table-cell table:style-name="ce501"/>
          <table:table-cell table:style-name="ce799"/>
        </table:table-row>
        <table:table-row table:style-name="ro1">
          <table:table-cell/>
          <table:table-cell table:style-name="ce204"/>
          <table:table-cell table:style-name="ce502"/>
          <table:table-cell table:style-name="ce80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5" office:value-type="string" calcext:value-type="string">
            <text:p>Daniel</text:p>
          </table:table-cell>
          <table:table-cell table:style-name="ce503" office:value-type="string" calcext:value-type="string">
            <text:p>JD</text:p>
          </table:table-cell>
          <table:table-cell table:style-name="ce801" office:value-type="string" calcext:value-type="string">
            <text:p>Juan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6"/>
          <table:table-cell table:style-name="ce504"/>
          <table:table-cell table:style-name="ce802"/>
        </table:table-row>
        <table:table-row table:style-name="ro1">
          <table:table-cell/>
          <table:table-cell table:style-name="ce207"/>
          <table:table-cell table:style-name="ce505"/>
          <table:table-cell table:style-name="ce8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8" office:value-type="string" calcext:value-type="string">
            <text:p>Daniel</text:p>
          </table:table-cell>
          <table:table-cell table:style-name="ce506" office:value-type="string" calcext:value-type="string">
            <text:p>JD</text:p>
          </table:table-cell>
          <table:table-cell table:style-name="ce804" office:value-type="string" calcext:value-type="string">
            <text:p>Juan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9"/>
          <table:table-cell table:style-name="ce507"/>
          <table:table-cell table:style-name="ce805"/>
        </table:table-row>
        <table:table-row table:style-name="ro1">
          <table:table-cell/>
          <table:table-cell table:style-name="ce210"/>
          <table:table-cell table:style-name="ce508"/>
          <table:table-cell table:style-name="ce80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1" office:value-type="string" calcext:value-type="string">
            <text:p>Daniel</text:p>
          </table:table-cell>
          <table:table-cell table:style-name="ce509" office:value-type="string" calcext:value-type="string">
            <text:p>JuanSe</text:p>
          </table:table-cell>
          <table:table-cell table:style-name="ce807" office:value-type="string" calcext:value-type="string">
            <text:p>J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2"/>
          <table:table-cell table:style-name="ce510"/>
          <table:table-cell table:style-name="ce808"/>
        </table:table-row>
        <table:table-row table:style-name="ro1">
          <table:table-cell/>
          <table:table-cell table:style-name="ce213"/>
          <table:table-cell table:style-name="ce511"/>
          <table:table-cell table:style-name="ce809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4" office:value-type="string" calcext:value-type="string">
            <text:p>JD</text:p>
          </table:table-cell>
          <table:table-cell table:style-name="ce512" office:value-type="string" calcext:value-type="string">
            <text:p>Daniel</text:p>
          </table:table-cell>
          <table:table-cell table:style-name="ce810" office:value-type="string" calcext:value-type="string">
            <text:p>Juan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5"/>
          <table:table-cell table:style-name="ce513"/>
          <table:table-cell table:style-name="ce811"/>
        </table:table-row>
        <table:table-row table:style-name="ro1">
          <table:table-cell/>
          <table:table-cell table:style-name="ce216"/>
          <table:table-cell table:style-name="ce514"/>
          <table:table-cell table:style-name="ce81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7" office:value-type="string" calcext:value-type="string">
            <text:p>JuanSe</text:p>
          </table:table-cell>
          <table:table-cell table:style-name="ce515" office:value-type="string" calcext:value-type="string">
            <text:p>Daniel</text:p>
          </table:table-cell>
          <table:table-cell table:style-name="ce813" office:value-type="string" calcext:value-type="string">
            <text:p>J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8"/>
          <table:table-cell table:style-name="ce516"/>
          <table:table-cell table:style-name="ce814"/>
        </table:table-row>
        <table:table-row table:style-name="ro1">
          <table:table-cell/>
          <table:table-cell table:style-name="ce219"/>
          <table:table-cell table:style-name="ce517"/>
          <table:table-cell table:style-name="ce81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0" office:value-type="string" calcext:value-type="string">
            <text:p>JuanSe</text:p>
          </table:table-cell>
          <table:table-cell table:style-name="ce518" office:value-type="string" calcext:value-type="string">
            <text:p>JD</text:p>
          </table:table-cell>
          <table:table-cell table:style-name="ce816" office:value-type="string" calcext:value-type="string">
            <text:p>Danie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1"/>
          <table:table-cell table:style-name="ce519"/>
          <table:table-cell table:style-name="ce817"/>
        </table:table-row>
        <table:table-row table:style-name="ro1">
          <table:table-cell/>
          <table:table-cell table:style-name="ce222"/>
          <table:table-cell table:style-name="ce520"/>
          <table:table-cell table:style-name="ce81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3" office:value-type="string" calcext:value-type="string">
            <text:p>Daniel</text:p>
          </table:table-cell>
          <table:table-cell table:style-name="ce521" office:value-type="string" calcext:value-type="string">
            <text:p>JuanSe</text:p>
          </table:table-cell>
          <table:table-cell table:style-name="ce819" office:value-type="string" calcext:value-type="string">
            <text:p>J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4"/>
          <table:table-cell table:style-name="ce522"/>
          <table:table-cell table:style-name="ce820"/>
        </table:table-row>
        <table:table-row table:style-name="ro1">
          <table:table-cell/>
          <table:table-cell table:style-name="ce225"/>
          <table:table-cell table:style-name="ce523"/>
          <table:table-cell table:style-name="ce8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6" office:value-type="string" calcext:value-type="string">
            <text:p>JD</text:p>
          </table:table-cell>
          <table:table-cell table:style-name="ce524" office:value-type="string" calcext:value-type="string">
            <text:p>Daniel</text:p>
          </table:table-cell>
          <table:table-cell table:style-name="ce822" office:value-type="string" calcext:value-type="string">
            <text:p>Juan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7"/>
          <table:table-cell table:style-name="ce525"/>
          <table:table-cell table:style-name="ce823"/>
        </table:table-row>
        <table:table-row table:style-name="ro1">
          <table:table-cell/>
          <table:table-cell table:style-name="ce228"/>
          <table:table-cell table:style-name="ce526"/>
          <table:table-cell table:style-name="ce82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29" office:value-type="string" calcext:value-type="string">
            <text:p>JuanSe</text:p>
          </table:table-cell>
          <table:table-cell table:style-name="ce527" office:value-type="string" calcext:value-type="string">
            <text:p>Daniel</text:p>
          </table:table-cell>
          <table:table-cell table:style-name="ce825" office:value-type="string" calcext:value-type="string">
            <text:p>J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0"/>
          <table:table-cell table:style-name="ce528"/>
          <table:table-cell table:style-name="ce826"/>
        </table:table-row>
        <table:table-row table:style-name="ro1">
          <table:table-cell/>
          <table:table-cell table:style-name="ce231"/>
          <table:table-cell table:style-name="ce529"/>
          <table:table-cell table:style-name="ce82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2" office:value-type="string" calcext:value-type="string">
            <text:p>JuanSe</text:p>
          </table:table-cell>
          <table:table-cell table:style-name="ce530" office:value-type="string" calcext:value-type="string">
            <text:p>Daniel</text:p>
          </table:table-cell>
          <table:table-cell table:style-name="ce828" office:value-type="string" calcext:value-type="string">
            <text:p>J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3"/>
          <table:table-cell table:style-name="ce531"/>
          <table:table-cell table:style-name="ce829"/>
        </table:table-row>
        <table:table-row table:style-name="ro1">
          <table:table-cell/>
          <table:table-cell table:style-name="ce234"/>
          <table:table-cell table:style-name="ce532"/>
          <table:table-cell table:style-name="ce83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5" office:value-type="string" calcext:value-type="string">
            <text:p>JuanSe</text:p>
          </table:table-cell>
          <table:table-cell table:style-name="ce533" office:value-type="string" calcext:value-type="string">
            <text:p>Daniel</text:p>
          </table:table-cell>
          <table:table-cell table:style-name="ce831" office:value-type="string" calcext:value-type="string">
            <text:p>J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6"/>
          <table:table-cell table:style-name="ce534"/>
          <table:table-cell table:style-name="ce832"/>
        </table:table-row>
        <table:table-row table:style-name="ro1">
          <table:table-cell/>
          <table:table-cell table:style-name="ce237"/>
          <table:table-cell table:style-name="ce535"/>
          <table:table-cell table:style-name="ce83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8" office:value-type="string" calcext:value-type="string">
            <text:p>JuanSe</text:p>
          </table:table-cell>
          <table:table-cell table:style-name="ce536" office:value-type="string" calcext:value-type="string">
            <text:p>JD</text:p>
          </table:table-cell>
          <table:table-cell table:style-name="ce834" office:value-type="string" calcext:value-type="string">
            <text:p>Danie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9"/>
          <table:table-cell table:style-name="ce537"/>
          <table:table-cell table:style-name="ce835"/>
        </table:table-row>
        <table:table-row table:style-name="ro1">
          <table:table-cell/>
          <table:table-cell table:style-name="ce240"/>
          <table:table-cell table:style-name="ce538"/>
          <table:table-cell table:style-name="ce83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1" office:value-type="string" calcext:value-type="string">
            <text:p>JuanSe</text:p>
          </table:table-cell>
          <table:table-cell table:style-name="ce539" office:value-type="string" calcext:value-type="string">
            <text:p>JD</text:p>
          </table:table-cell>
          <table:table-cell table:style-name="ce837" office:value-type="string" calcext:value-type="string">
            <text:p>Danie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2"/>
          <table:table-cell table:style-name="ce540"/>
          <table:table-cell table:style-name="ce838"/>
        </table:table-row>
        <table:table-row table:style-name="ro1">
          <table:table-cell/>
          <table:table-cell table:style-name="ce243"/>
          <table:table-cell table:style-name="ce541"/>
          <table:table-cell table:style-name="ce83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4" office:value-type="string" calcext:value-type="string">
            <text:p>Daniel</text:p>
          </table:table-cell>
          <table:table-cell table:style-name="ce542" office:value-type="string" calcext:value-type="string">
            <text:p>JD</text:p>
          </table:table-cell>
          <table:table-cell table:style-name="ce840" office:value-type="string" calcext:value-type="string">
            <text:p>Juan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5"/>
          <table:table-cell table:style-name="ce543"/>
          <table:table-cell table:style-name="ce841"/>
        </table:table-row>
        <table:table-row table:style-name="ro1">
          <table:table-cell/>
          <table:table-cell table:style-name="ce246"/>
          <table:table-cell table:style-name="ce544"/>
          <table:table-cell table:style-name="ce84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7" office:value-type="string" calcext:value-type="string">
            <text:p>JD</text:p>
          </table:table-cell>
          <table:table-cell table:style-name="ce545" office:value-type="string" calcext:value-type="string">
            <text:p>Daniel</text:p>
          </table:table-cell>
          <table:table-cell table:style-name="ce843" office:value-type="string" calcext:value-type="string">
            <text:p>Juan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8"/>
          <table:table-cell table:style-name="ce546"/>
          <table:table-cell table:style-name="ce844"/>
        </table:table-row>
        <table:table-row table:style-name="ro1">
          <table:table-cell/>
          <table:table-cell table:style-name="ce249"/>
          <table:table-cell table:style-name="ce547"/>
          <table:table-cell table:style-name="ce84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0" office:value-type="string" calcext:value-type="string">
            <text:p>JuanSe</text:p>
          </table:table-cell>
          <table:table-cell table:style-name="ce548" office:value-type="string" calcext:value-type="string">
            <text:p>JD</text:p>
          </table:table-cell>
          <table:table-cell table:style-name="ce846" office:value-type="string" calcext:value-type="string">
            <text:p>Danie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1"/>
          <table:table-cell table:style-name="ce549"/>
          <table:table-cell table:style-name="ce847"/>
        </table:table-row>
        <table:table-row table:style-name="ro1">
          <table:table-cell/>
          <table:table-cell table:style-name="ce252"/>
          <table:table-cell table:style-name="ce550"/>
          <table:table-cell table:style-name="ce84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3" office:value-type="string" calcext:value-type="string">
            <text:p>JuanSe</text:p>
          </table:table-cell>
          <table:table-cell table:style-name="ce551" office:value-type="string" calcext:value-type="string">
            <text:p>JD</text:p>
          </table:table-cell>
          <table:table-cell table:style-name="ce849" office:value-type="string" calcext:value-type="string">
            <text:p>Danie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4"/>
          <table:table-cell table:style-name="ce552"/>
          <table:table-cell table:style-name="ce850"/>
        </table:table-row>
        <table:table-row table:style-name="ro1">
          <table:table-cell/>
          <table:table-cell table:style-name="ce255"/>
          <table:table-cell table:style-name="ce553"/>
          <table:table-cell table:style-name="ce85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6" office:value-type="string" calcext:value-type="string">
            <text:p>JD</text:p>
          </table:table-cell>
          <table:table-cell table:style-name="ce554" office:value-type="string" calcext:value-type="string">
            <text:p>JuanSe</text:p>
          </table:table-cell>
          <table:table-cell table:style-name="ce852" office:value-type="string" calcext:value-type="string">
            <text:p>Danie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7"/>
          <table:table-cell table:style-name="ce555"/>
          <table:table-cell table:style-name="ce853"/>
        </table:table-row>
        <table:table-row table:style-name="ro1">
          <table:table-cell/>
          <table:table-cell table:style-name="ce258"/>
          <table:table-cell table:style-name="ce556"/>
          <table:table-cell table:style-name="ce85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59" office:value-type="string" calcext:value-type="string">
            <text:p>JD</text:p>
          </table:table-cell>
          <table:table-cell table:style-name="ce557" office:value-type="string" calcext:value-type="string">
            <text:p>Daniel</text:p>
          </table:table-cell>
          <table:table-cell table:style-name="ce855" office:value-type="string" calcext:value-type="string">
            <text:p>Juan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0"/>
          <table:table-cell table:style-name="ce558"/>
          <table:table-cell table:style-name="ce856"/>
        </table:table-row>
        <table:table-row table:style-name="ro1">
          <table:table-cell/>
          <table:table-cell table:style-name="ce261"/>
          <table:table-cell table:style-name="ce559"/>
          <table:table-cell table:style-name="ce85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2" office:value-type="string" calcext:value-type="string">
            <text:p>Daniel</text:p>
          </table:table-cell>
          <table:table-cell table:style-name="ce560" office:value-type="string" calcext:value-type="string">
            <text:p>JD</text:p>
          </table:table-cell>
          <table:table-cell table:style-name="ce858" office:value-type="string" calcext:value-type="string">
            <text:p>Juan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3"/>
          <table:table-cell table:style-name="ce561"/>
          <table:table-cell table:style-name="ce859"/>
        </table:table-row>
        <table:table-row table:style-name="ro1">
          <table:table-cell/>
          <table:table-cell table:style-name="ce264"/>
          <table:table-cell table:style-name="ce562"/>
          <table:table-cell table:style-name="ce86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5" office:value-type="string" calcext:value-type="string">
            <text:p>JuanSe</text:p>
          </table:table-cell>
          <table:table-cell table:style-name="ce563" office:value-type="string" calcext:value-type="string">
            <text:p>JD</text:p>
          </table:table-cell>
          <table:table-cell table:style-name="ce861" office:value-type="string" calcext:value-type="string">
            <text:p>Danie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6"/>
          <table:table-cell table:style-name="ce564"/>
          <table:table-cell table:style-name="ce862"/>
        </table:table-row>
        <table:table-row table:style-name="ro1">
          <table:table-cell/>
          <table:table-cell table:style-name="ce267"/>
          <table:table-cell table:style-name="ce565"/>
          <table:table-cell table:style-name="ce86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8" office:value-type="string" calcext:value-type="string">
            <text:p>Daniel</text:p>
          </table:table-cell>
          <table:table-cell table:style-name="ce566" office:value-type="string" calcext:value-type="string">
            <text:p>JuanSe</text:p>
          </table:table-cell>
          <table:table-cell table:style-name="ce864" office:value-type="string" calcext:value-type="string">
            <text:p>J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9"/>
          <table:table-cell table:style-name="ce567"/>
          <table:table-cell table:style-name="ce865"/>
        </table:table-row>
        <table:table-row table:style-name="ro1">
          <table:table-cell/>
          <table:table-cell table:style-name="ce270"/>
          <table:table-cell table:style-name="ce568"/>
          <table:table-cell table:style-name="ce866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1" office:value-type="string" calcext:value-type="string">
            <text:p>Daniel</text:p>
          </table:table-cell>
          <table:table-cell table:style-name="ce569" office:value-type="string" calcext:value-type="string">
            <text:p>JuanSe</text:p>
          </table:table-cell>
          <table:table-cell table:style-name="ce867" office:value-type="string" calcext:value-type="string">
            <text:p>J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2"/>
          <table:table-cell table:style-name="ce570"/>
          <table:table-cell table:style-name="ce868"/>
        </table:table-row>
        <table:table-row table:style-name="ro1">
          <table:table-cell/>
          <table:table-cell table:style-name="ce273"/>
          <table:table-cell table:style-name="ce571"/>
          <table:table-cell table:style-name="ce86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4" office:value-type="string" calcext:value-type="string">
            <text:p>JuanSe</text:p>
          </table:table-cell>
          <table:table-cell table:style-name="ce572" office:value-type="string" calcext:value-type="string">
            <text:p>Daniel</text:p>
          </table:table-cell>
          <table:table-cell table:style-name="ce870" office:value-type="string" calcext:value-type="string">
            <text:p>J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5"/>
          <table:table-cell table:style-name="ce573"/>
          <table:table-cell table:style-name="ce871"/>
        </table:table-row>
        <table:table-row table:style-name="ro1">
          <table:table-cell/>
          <table:table-cell table:style-name="ce276"/>
          <table:table-cell table:style-name="ce574"/>
          <table:table-cell table:style-name="ce87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7" office:value-type="string" calcext:value-type="string">
            <text:p>JD</text:p>
          </table:table-cell>
          <table:table-cell table:style-name="ce575" office:value-type="string" calcext:value-type="string">
            <text:p>Daniel</text:p>
          </table:table-cell>
          <table:table-cell table:style-name="ce873" office:value-type="string" calcext:value-type="string">
            <text:p>Juan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8"/>
          <table:table-cell table:style-name="ce576"/>
          <table:table-cell table:style-name="ce874"/>
        </table:table-row>
        <table:table-row table:style-name="ro1">
          <table:table-cell/>
          <table:table-cell table:style-name="ce279"/>
          <table:table-cell table:style-name="ce577"/>
          <table:table-cell table:style-name="ce87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0" office:value-type="string" calcext:value-type="string">
            <text:p>JuanSe</text:p>
          </table:table-cell>
          <table:table-cell table:style-name="ce578" office:value-type="string" calcext:value-type="string">
            <text:p>JD</text:p>
          </table:table-cell>
          <table:table-cell table:style-name="ce876" office:value-type="string" calcext:value-type="string">
            <text:p>Danie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1"/>
          <table:table-cell table:style-name="ce579"/>
          <table:table-cell table:style-name="ce877"/>
        </table:table-row>
        <table:table-row table:style-name="ro1">
          <table:table-cell/>
          <table:table-cell table:style-name="ce282"/>
          <table:table-cell table:style-name="ce580"/>
          <table:table-cell table:style-name="ce87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3" office:value-type="string" calcext:value-type="string">
            <text:p>Daniel</text:p>
          </table:table-cell>
          <table:table-cell table:style-name="ce581" office:value-type="string" calcext:value-type="string">
            <text:p>JD</text:p>
          </table:table-cell>
          <table:table-cell table:style-name="ce879" office:value-type="string" calcext:value-type="string">
            <text:p>Juan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4"/>
          <table:table-cell table:style-name="ce582"/>
          <table:table-cell table:style-name="ce880"/>
        </table:table-row>
        <table:table-row table:style-name="ro1">
          <table:table-cell/>
          <table:table-cell table:style-name="ce285"/>
          <table:table-cell table:style-name="ce583"/>
          <table:table-cell table:style-name="ce88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6" office:value-type="string" calcext:value-type="string">
            <text:p>JD</text:p>
          </table:table-cell>
          <table:table-cell table:style-name="ce584" office:value-type="string" calcext:value-type="string">
            <text:p>JuanSe</text:p>
          </table:table-cell>
          <table:table-cell table:style-name="ce882" office:value-type="string" calcext:value-type="string">
            <text:p>Danie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7"/>
          <table:table-cell table:style-name="ce585"/>
          <table:table-cell table:style-name="ce883"/>
        </table:table-row>
        <table:table-row table:style-name="ro1">
          <table:table-cell/>
          <table:table-cell table:style-name="ce288"/>
          <table:table-cell table:style-name="ce586"/>
          <table:table-cell table:style-name="ce88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89" office:value-type="string" calcext:value-type="string">
            <text:p>Daniel</text:p>
          </table:table-cell>
          <table:table-cell table:style-name="ce587" office:value-type="string" calcext:value-type="string">
            <text:p>JuanSe</text:p>
          </table:table-cell>
          <table:table-cell table:style-name="ce885" office:value-type="string" calcext:value-type="string">
            <text:p>J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0"/>
          <table:table-cell table:style-name="ce588"/>
          <table:table-cell table:style-name="ce886"/>
        </table:table-row>
        <table:table-row table:style-name="ro1">
          <table:table-cell/>
          <table:table-cell table:style-name="ce291"/>
          <table:table-cell table:style-name="ce589"/>
          <table:table-cell table:style-name="ce88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2" office:value-type="string" calcext:value-type="string">
            <text:p>Daniel</text:p>
          </table:table-cell>
          <table:table-cell table:style-name="ce590" office:value-type="string" calcext:value-type="string">
            <text:p>JD</text:p>
          </table:table-cell>
          <table:table-cell table:style-name="ce888" office:value-type="string" calcext:value-type="string">
            <text:p>Juan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3"/>
          <table:table-cell table:style-name="ce591"/>
          <table:table-cell table:style-name="ce889"/>
        </table:table-row>
        <table:table-row table:style-name="ro1">
          <table:table-cell/>
          <table:table-cell table:style-name="ce294"/>
          <table:table-cell table:style-name="ce592"/>
          <table:table-cell table:style-name="ce89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5" office:value-type="string" calcext:value-type="string">
            <text:p>JuanSe</text:p>
          </table:table-cell>
          <table:table-cell table:style-name="ce593" office:value-type="string" calcext:value-type="string">
            <text:p>JD</text:p>
          </table:table-cell>
          <table:table-cell table:style-name="ce891" office:value-type="string" calcext:value-type="string">
            <text:p>Danie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6"/>
          <table:table-cell table:style-name="ce594"/>
          <table:table-cell table:style-name="ce892"/>
        </table:table-row>
        <table:table-row table:style-name="ro1">
          <table:table-cell/>
          <table:table-cell table:style-name="ce297"/>
          <table:table-cell table:style-name="ce595"/>
          <table:table-cell table:style-name="ce89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98" office:value-type="string" calcext:value-type="string">
            <text:p>JD</text:p>
          </table:table-cell>
          <table:table-cell table:style-name="ce596" office:value-type="string" calcext:value-type="string">
            <text:p>JuanSe</text:p>
          </table:table-cell>
          <table:table-cell table:style-name="ce894" office:value-type="string" calcext:value-type="string">
            <text:p>Dani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calcext:conditional-formats>
          <calcext:conditional-format calcext:target-range-address="Sheet1.B2:Sheet1.B2">
            <calcext:condition calcext:apply-style-name="Untitled1" calcext:value="=&quot;JD&quot;" calcext:base-cell-address="Sheet1.B2"/>
            <calcext:condition calcext:apply-style-name="Untitled2" calcext:value="=&quot;Daniel&quot;" calcext:base-cell-address="Sheet1.B2"/>
            <calcext:condition calcext:apply-style-name="Untitled3" calcext:value="=&quot;JuanSe&quot;" calcext:base-cell-address="Sheet1.B2"/>
          </calcext:conditional-format>
          <calcext:conditional-format calcext:target-range-address="Sheet1.B3:Sheet1.B3">
            <calcext:condition calcext:apply-style-name="Untitled1" calcext:value="=&quot;JD&quot;" calcext:base-cell-address="Sheet1.B3"/>
            <calcext:condition calcext:apply-style-name="Untitled2" calcext:value="=&quot;Daniel&quot;" calcext:base-cell-address="Sheet1.B3"/>
            <calcext:condition calcext:apply-style-name="Untitled3" calcext:value="=&quot;JuanSe&quot;" calcext:base-cell-address="Sheet1.B3"/>
          </calcext:conditional-format>
          <calcext:conditional-format calcext:target-range-address="Sheet1.B4:Sheet1.B4">
            <calcext:condition calcext:apply-style-name="Untitled1" calcext:value="=&quot;JD&quot;" calcext:base-cell-address="Sheet1.B4"/>
            <calcext:condition calcext:apply-style-name="Untitled2" calcext:value="=&quot;Daniel&quot;" calcext:base-cell-address="Sheet1.B4"/>
            <calcext:condition calcext:apply-style-name="Untitled3" calcext:value="=&quot;JuanSe&quot;" calcext:base-cell-address="Sheet1.B4"/>
          </calcext:conditional-format>
          <calcext:conditional-format calcext:target-range-address="Sheet1.B5:Sheet1.B5">
            <calcext:condition calcext:apply-style-name="Untitled1" calcext:value="=&quot;JD&quot;" calcext:base-cell-address="Sheet1.B5"/>
            <calcext:condition calcext:apply-style-name="Untitled2" calcext:value="=&quot;Daniel&quot;" calcext:base-cell-address="Sheet1.B5"/>
            <calcext:condition calcext:apply-style-name="Untitled3" calcext:value="=&quot;JuanSe&quot;" calcext:base-cell-address="Sheet1.B5"/>
          </calcext:conditional-format>
          <calcext:conditional-format calcext:target-range-address="Sheet1.B6:Sheet1.B6">
            <calcext:condition calcext:apply-style-name="Untitled1" calcext:value="=&quot;JD&quot;" calcext:base-cell-address="Sheet1.B6"/>
            <calcext:condition calcext:apply-style-name="Untitled2" calcext:value="=&quot;Daniel&quot;" calcext:base-cell-address="Sheet1.B6"/>
            <calcext:condition calcext:apply-style-name="Untitled3" calcext:value="=&quot;JuanSe&quot;" calcext:base-cell-address="Sheet1.B6"/>
          </calcext:conditional-format>
          <calcext:conditional-format calcext:target-range-address="Sheet1.B7:Sheet1.B7">
            <calcext:condition calcext:apply-style-name="Untitled1" calcext:value="=&quot;JD&quot;" calcext:base-cell-address="Sheet1.B7"/>
            <calcext:condition calcext:apply-style-name="Untitled2" calcext:value="=&quot;Daniel&quot;" calcext:base-cell-address="Sheet1.B7"/>
            <calcext:condition calcext:apply-style-name="Untitled3" calcext:value="=&quot;JuanSe&quot;" calcext:base-cell-address="Sheet1.B7"/>
          </calcext:conditional-format>
          <calcext:conditional-format calcext:target-range-address="Sheet1.B8:Sheet1.B8">
            <calcext:condition calcext:apply-style-name="Untitled1" calcext:value="=&quot;JD&quot;" calcext:base-cell-address="Sheet1.B8"/>
            <calcext:condition calcext:apply-style-name="Untitled2" calcext:value="=&quot;Daniel&quot;" calcext:base-cell-address="Sheet1.B8"/>
            <calcext:condition calcext:apply-style-name="Untitled3" calcext:value="=&quot;JuanSe&quot;" calcext:base-cell-address="Sheet1.B8"/>
          </calcext:conditional-format>
          <calcext:conditional-format calcext:target-range-address="Sheet1.B9:Sheet1.B9">
            <calcext:condition calcext:apply-style-name="Untitled1" calcext:value="=&quot;JD&quot;" calcext:base-cell-address="Sheet1.B9"/>
            <calcext:condition calcext:apply-style-name="Untitled2" calcext:value="=&quot;Daniel&quot;" calcext:base-cell-address="Sheet1.B9"/>
            <calcext:condition calcext:apply-style-name="Untitled3" calcext:value="=&quot;JuanSe&quot;" calcext:base-cell-address="Sheet1.B9"/>
          </calcext:conditional-format>
          <calcext:conditional-format calcext:target-range-address="Sheet1.B10:Sheet1.B10">
            <calcext:condition calcext:apply-style-name="Untitled1" calcext:value="=&quot;JD&quot;" calcext:base-cell-address="Sheet1.B10"/>
            <calcext:condition calcext:apply-style-name="Untitled2" calcext:value="=&quot;Daniel&quot;" calcext:base-cell-address="Sheet1.B10"/>
            <calcext:condition calcext:apply-style-name="Untitled3" calcext:value="=&quot;JuanSe&quot;" calcext:base-cell-address="Sheet1.B10"/>
          </calcext:conditional-format>
          <calcext:conditional-format calcext:target-range-address="Sheet1.B11:Sheet1.B11">
            <calcext:condition calcext:apply-style-name="Untitled1" calcext:value="=&quot;JD&quot;" calcext:base-cell-address="Sheet1.B11"/>
            <calcext:condition calcext:apply-style-name="Untitled2" calcext:value="=&quot;Daniel&quot;" calcext:base-cell-address="Sheet1.B11"/>
            <calcext:condition calcext:apply-style-name="Untitled3" calcext:value="=&quot;JuanSe&quot;" calcext:base-cell-address="Sheet1.B11"/>
          </calcext:conditional-format>
          <calcext:conditional-format calcext:target-range-address="Sheet1.B12:Sheet1.B12">
            <calcext:condition calcext:apply-style-name="Untitled1" calcext:value="=&quot;JD&quot;" calcext:base-cell-address="Sheet1.B12"/>
            <calcext:condition calcext:apply-style-name="Untitled2" calcext:value="=&quot;Daniel&quot;" calcext:base-cell-address="Sheet1.B12"/>
            <calcext:condition calcext:apply-style-name="Untitled3" calcext:value="=&quot;JuanSe&quot;" calcext:base-cell-address="Sheet1.B12"/>
          </calcext:conditional-format>
          <calcext:conditional-format calcext:target-range-address="Sheet1.B13:Sheet1.B13">
            <calcext:condition calcext:apply-style-name="Untitled1" calcext:value="=&quot;JD&quot;" calcext:base-cell-address="Sheet1.B13"/>
            <calcext:condition calcext:apply-style-name="Untitled2" calcext:value="=&quot;Daniel&quot;" calcext:base-cell-address="Sheet1.B13"/>
            <calcext:condition calcext:apply-style-name="Untitled3" calcext:value="=&quot;JuanSe&quot;" calcext:base-cell-address="Sheet1.B13"/>
          </calcext:conditional-format>
          <calcext:conditional-format calcext:target-range-address="Sheet1.B14:Sheet1.B14">
            <calcext:condition calcext:apply-style-name="Untitled1" calcext:value="=&quot;JD&quot;" calcext:base-cell-address="Sheet1.B14"/>
            <calcext:condition calcext:apply-style-name="Untitled2" calcext:value="=&quot;Daniel&quot;" calcext:base-cell-address="Sheet1.B14"/>
            <calcext:condition calcext:apply-style-name="Untitled3" calcext:value="=&quot;JuanSe&quot;" calcext:base-cell-address="Sheet1.B14"/>
          </calcext:conditional-format>
          <calcext:conditional-format calcext:target-range-address="Sheet1.B15:Sheet1.B15">
            <calcext:condition calcext:apply-style-name="Untitled1" calcext:value="=&quot;JD&quot;" calcext:base-cell-address="Sheet1.B15"/>
            <calcext:condition calcext:apply-style-name="Untitled2" calcext:value="=&quot;Daniel&quot;" calcext:base-cell-address="Sheet1.B15"/>
            <calcext:condition calcext:apply-style-name="Untitled3" calcext:value="=&quot;JuanSe&quot;" calcext:base-cell-address="Sheet1.B15"/>
          </calcext:conditional-format>
          <calcext:conditional-format calcext:target-range-address="Sheet1.B16:Sheet1.B16">
            <calcext:condition calcext:apply-style-name="Untitled1" calcext:value="=&quot;JD&quot;" calcext:base-cell-address="Sheet1.B16"/>
            <calcext:condition calcext:apply-style-name="Untitled2" calcext:value="=&quot;Daniel&quot;" calcext:base-cell-address="Sheet1.B16"/>
            <calcext:condition calcext:apply-style-name="Untitled3" calcext:value="=&quot;JuanSe&quot;" calcext:base-cell-address="Sheet1.B16"/>
          </calcext:conditional-format>
          <calcext:conditional-format calcext:target-range-address="Sheet1.B17:Sheet1.B17">
            <calcext:condition calcext:apply-style-name="Untitled1" calcext:value="=&quot;JD&quot;" calcext:base-cell-address="Sheet1.B17"/>
            <calcext:condition calcext:apply-style-name="Untitled2" calcext:value="=&quot;Daniel&quot;" calcext:base-cell-address="Sheet1.B17"/>
            <calcext:condition calcext:apply-style-name="Untitled3" calcext:value="=&quot;JuanSe&quot;" calcext:base-cell-address="Sheet1.B17"/>
          </calcext:conditional-format>
          <calcext:conditional-format calcext:target-range-address="Sheet1.B18:Sheet1.B18">
            <calcext:condition calcext:apply-style-name="Untitled1" calcext:value="=&quot;JD&quot;" calcext:base-cell-address="Sheet1.B18"/>
            <calcext:condition calcext:apply-style-name="Untitled2" calcext:value="=&quot;Daniel&quot;" calcext:base-cell-address="Sheet1.B18"/>
            <calcext:condition calcext:apply-style-name="Untitled3" calcext:value="=&quot;JuanSe&quot;" calcext:base-cell-address="Sheet1.B18"/>
          </calcext:conditional-format>
          <calcext:conditional-format calcext:target-range-address="Sheet1.B19:Sheet1.B19">
            <calcext:condition calcext:apply-style-name="Untitled1" calcext:value="=&quot;JD&quot;" calcext:base-cell-address="Sheet1.B19"/>
            <calcext:condition calcext:apply-style-name="Untitled2" calcext:value="=&quot;Daniel&quot;" calcext:base-cell-address="Sheet1.B19"/>
            <calcext:condition calcext:apply-style-name="Untitled3" calcext:value="=&quot;JuanSe&quot;" calcext:base-cell-address="Sheet1.B19"/>
          </calcext:conditional-format>
          <calcext:conditional-format calcext:target-range-address="Sheet1.B20:Sheet1.B20">
            <calcext:condition calcext:apply-style-name="Untitled1" calcext:value="=&quot;JD&quot;" calcext:base-cell-address="Sheet1.B20"/>
            <calcext:condition calcext:apply-style-name="Untitled2" calcext:value="=&quot;Daniel&quot;" calcext:base-cell-address="Sheet1.B20"/>
            <calcext:condition calcext:apply-style-name="Untitled3" calcext:value="=&quot;JuanSe&quot;" calcext:base-cell-address="Sheet1.B20"/>
          </calcext:conditional-format>
          <calcext:conditional-format calcext:target-range-address="Sheet1.B21:Sheet1.B21">
            <calcext:condition calcext:apply-style-name="Untitled1" calcext:value="=&quot;JD&quot;" calcext:base-cell-address="Sheet1.B21"/>
            <calcext:condition calcext:apply-style-name="Untitled2" calcext:value="=&quot;Daniel&quot;" calcext:base-cell-address="Sheet1.B21"/>
            <calcext:condition calcext:apply-style-name="Untitled3" calcext:value="=&quot;JuanSe&quot;" calcext:base-cell-address="Sheet1.B21"/>
          </calcext:conditional-format>
          <calcext:conditional-format calcext:target-range-address="Sheet1.B22:Sheet1.B22">
            <calcext:condition calcext:apply-style-name="Untitled1" calcext:value="=&quot;JD&quot;" calcext:base-cell-address="Sheet1.B22"/>
            <calcext:condition calcext:apply-style-name="Untitled2" calcext:value="=&quot;Daniel&quot;" calcext:base-cell-address="Sheet1.B22"/>
            <calcext:condition calcext:apply-style-name="Untitled3" calcext:value="=&quot;JuanSe&quot;" calcext:base-cell-address="Sheet1.B22"/>
          </calcext:conditional-format>
          <calcext:conditional-format calcext:target-range-address="Sheet1.B23:Sheet1.B23">
            <calcext:condition calcext:apply-style-name="Untitled1" calcext:value="=&quot;JD&quot;" calcext:base-cell-address="Sheet1.B23"/>
            <calcext:condition calcext:apply-style-name="Untitled2" calcext:value="=&quot;Daniel&quot;" calcext:base-cell-address="Sheet1.B23"/>
            <calcext:condition calcext:apply-style-name="Untitled3" calcext:value="=&quot;JuanSe&quot;" calcext:base-cell-address="Sheet1.B23"/>
          </calcext:conditional-format>
          <calcext:conditional-format calcext:target-range-address="Sheet1.B24:Sheet1.B24">
            <calcext:condition calcext:apply-style-name="Untitled1" calcext:value="=&quot;JD&quot;" calcext:base-cell-address="Sheet1.B24"/>
            <calcext:condition calcext:apply-style-name="Untitled2" calcext:value="=&quot;Daniel&quot;" calcext:base-cell-address="Sheet1.B24"/>
            <calcext:condition calcext:apply-style-name="Untitled3" calcext:value="=&quot;JuanSe&quot;" calcext:base-cell-address="Sheet1.B24"/>
          </calcext:conditional-format>
          <calcext:conditional-format calcext:target-range-address="Sheet1.B25:Sheet1.B25">
            <calcext:condition calcext:apply-style-name="Untitled1" calcext:value="=&quot;JD&quot;" calcext:base-cell-address="Sheet1.B25"/>
            <calcext:condition calcext:apply-style-name="Untitled2" calcext:value="=&quot;Daniel&quot;" calcext:base-cell-address="Sheet1.B25"/>
            <calcext:condition calcext:apply-style-name="Untitled3" calcext:value="=&quot;JuanSe&quot;" calcext:base-cell-address="Sheet1.B25"/>
          </calcext:conditional-format>
          <calcext:conditional-format calcext:target-range-address="Sheet1.B26:Sheet1.B26">
            <calcext:condition calcext:apply-style-name="Untitled1" calcext:value="=&quot;JD&quot;" calcext:base-cell-address="Sheet1.B26"/>
            <calcext:condition calcext:apply-style-name="Untitled2" calcext:value="=&quot;Daniel&quot;" calcext:base-cell-address="Sheet1.B26"/>
            <calcext:condition calcext:apply-style-name="Untitled3" calcext:value="=&quot;JuanSe&quot;" calcext:base-cell-address="Sheet1.B26"/>
          </calcext:conditional-format>
          <calcext:conditional-format calcext:target-range-address="Sheet1.B27:Sheet1.B27">
            <calcext:condition calcext:apply-style-name="Untitled1" calcext:value="=&quot;JD&quot;" calcext:base-cell-address="Sheet1.B27"/>
            <calcext:condition calcext:apply-style-name="Untitled2" calcext:value="=&quot;Daniel&quot;" calcext:base-cell-address="Sheet1.B27"/>
            <calcext:condition calcext:apply-style-name="Untitled3" calcext:value="=&quot;JuanSe&quot;" calcext:base-cell-address="Sheet1.B27"/>
          </calcext:conditional-format>
          <calcext:conditional-format calcext:target-range-address="Sheet1.B28:Sheet1.B28">
            <calcext:condition calcext:apply-style-name="Untitled1" calcext:value="=&quot;JD&quot;" calcext:base-cell-address="Sheet1.B28"/>
            <calcext:condition calcext:apply-style-name="Untitled2" calcext:value="=&quot;Daniel&quot;" calcext:base-cell-address="Sheet1.B28"/>
            <calcext:condition calcext:apply-style-name="Untitled3" calcext:value="=&quot;JuanSe&quot;" calcext:base-cell-address="Sheet1.B28"/>
          </calcext:conditional-format>
          <calcext:conditional-format calcext:target-range-address="Sheet1.B29:Sheet1.B29">
            <calcext:condition calcext:apply-style-name="Untitled1" calcext:value="=&quot;JD&quot;" calcext:base-cell-address="Sheet1.B29"/>
            <calcext:condition calcext:apply-style-name="Untitled2" calcext:value="=&quot;Daniel&quot;" calcext:base-cell-address="Sheet1.B29"/>
            <calcext:condition calcext:apply-style-name="Untitled3" calcext:value="=&quot;JuanSe&quot;" calcext:base-cell-address="Sheet1.B29"/>
          </calcext:conditional-format>
          <calcext:conditional-format calcext:target-range-address="Sheet1.B30:Sheet1.B30">
            <calcext:condition calcext:apply-style-name="Untitled1" calcext:value="=&quot;JD&quot;" calcext:base-cell-address="Sheet1.B30"/>
            <calcext:condition calcext:apply-style-name="Untitled2" calcext:value="=&quot;Daniel&quot;" calcext:base-cell-address="Sheet1.B30"/>
            <calcext:condition calcext:apply-style-name="Untitled3" calcext:value="=&quot;JuanSe&quot;" calcext:base-cell-address="Sheet1.B30"/>
          </calcext:conditional-format>
          <calcext:conditional-format calcext:target-range-address="Sheet1.B31:Sheet1.B31">
            <calcext:condition calcext:apply-style-name="Untitled1" calcext:value="=&quot;JD&quot;" calcext:base-cell-address="Sheet1.B31"/>
            <calcext:condition calcext:apply-style-name="Untitled2" calcext:value="=&quot;Daniel&quot;" calcext:base-cell-address="Sheet1.B31"/>
            <calcext:condition calcext:apply-style-name="Untitled3" calcext:value="=&quot;JuanSe&quot;" calcext:base-cell-address="Sheet1.B31"/>
          </calcext:conditional-format>
          <calcext:conditional-format calcext:target-range-address="Sheet1.B32:Sheet1.B32">
            <calcext:condition calcext:apply-style-name="Untitled1" calcext:value="=&quot;JD&quot;" calcext:base-cell-address="Sheet1.B32"/>
            <calcext:condition calcext:apply-style-name="Untitled2" calcext:value="=&quot;Daniel&quot;" calcext:base-cell-address="Sheet1.B32"/>
            <calcext:condition calcext:apply-style-name="Untitled3" calcext:value="=&quot;JuanSe&quot;" calcext:base-cell-address="Sheet1.B32"/>
          </calcext:conditional-format>
          <calcext:conditional-format calcext:target-range-address="Sheet1.B33:Sheet1.B33">
            <calcext:condition calcext:apply-style-name="Untitled1" calcext:value="=&quot;JD&quot;" calcext:base-cell-address="Sheet1.B33"/>
            <calcext:condition calcext:apply-style-name="Untitled2" calcext:value="=&quot;Daniel&quot;" calcext:base-cell-address="Sheet1.B33"/>
            <calcext:condition calcext:apply-style-name="Untitled3" calcext:value="=&quot;JuanSe&quot;" calcext:base-cell-address="Sheet1.B33"/>
          </calcext:conditional-format>
          <calcext:conditional-format calcext:target-range-address="Sheet1.B34:Sheet1.B34">
            <calcext:condition calcext:apply-style-name="Untitled1" calcext:value="=&quot;JD&quot;" calcext:base-cell-address="Sheet1.B34"/>
            <calcext:condition calcext:apply-style-name="Untitled2" calcext:value="=&quot;Daniel&quot;" calcext:base-cell-address="Sheet1.B34"/>
            <calcext:condition calcext:apply-style-name="Untitled3" calcext:value="=&quot;JuanSe&quot;" calcext:base-cell-address="Sheet1.B34"/>
          </calcext:conditional-format>
          <calcext:conditional-format calcext:target-range-address="Sheet1.B35:Sheet1.B35">
            <calcext:condition calcext:apply-style-name="Untitled1" calcext:value="=&quot;JD&quot;" calcext:base-cell-address="Sheet1.B35"/>
            <calcext:condition calcext:apply-style-name="Untitled2" calcext:value="=&quot;Daniel&quot;" calcext:base-cell-address="Sheet1.B35"/>
            <calcext:condition calcext:apply-style-name="Untitled3" calcext:value="=&quot;JuanSe&quot;" calcext:base-cell-address="Sheet1.B35"/>
          </calcext:conditional-format>
          <calcext:conditional-format calcext:target-range-address="Sheet1.B36:Sheet1.B36">
            <calcext:condition calcext:apply-style-name="Untitled1" calcext:value="=&quot;JD&quot;" calcext:base-cell-address="Sheet1.B36"/>
            <calcext:condition calcext:apply-style-name="Untitled2" calcext:value="=&quot;Daniel&quot;" calcext:base-cell-address="Sheet1.B36"/>
            <calcext:condition calcext:apply-style-name="Untitled3" calcext:value="=&quot;JuanSe&quot;" calcext:base-cell-address="Sheet1.B36"/>
          </calcext:conditional-format>
          <calcext:conditional-format calcext:target-range-address="Sheet1.B37:Sheet1.B37">
            <calcext:condition calcext:apply-style-name="Untitled1" calcext:value="=&quot;JD&quot;" calcext:base-cell-address="Sheet1.B37"/>
            <calcext:condition calcext:apply-style-name="Untitled2" calcext:value="=&quot;Daniel&quot;" calcext:base-cell-address="Sheet1.B37"/>
            <calcext:condition calcext:apply-style-name="Untitled3" calcext:value="=&quot;JuanSe&quot;" calcext:base-cell-address="Sheet1.B37"/>
          </calcext:conditional-format>
          <calcext:conditional-format calcext:target-range-address="Sheet1.B38:Sheet1.B38">
            <calcext:condition calcext:apply-style-name="Untitled1" calcext:value="=&quot;JD&quot;" calcext:base-cell-address="Sheet1.B38"/>
            <calcext:condition calcext:apply-style-name="Untitled2" calcext:value="=&quot;Daniel&quot;" calcext:base-cell-address="Sheet1.B38"/>
            <calcext:condition calcext:apply-style-name="Untitled3" calcext:value="=&quot;JuanSe&quot;" calcext:base-cell-address="Sheet1.B38"/>
          </calcext:conditional-format>
          <calcext:conditional-format calcext:target-range-address="Sheet1.B39:Sheet1.B39">
            <calcext:condition calcext:apply-style-name="Untitled1" calcext:value="=&quot;JD&quot;" calcext:base-cell-address="Sheet1.B39"/>
            <calcext:condition calcext:apply-style-name="Untitled2" calcext:value="=&quot;Daniel&quot;" calcext:base-cell-address="Sheet1.B39"/>
            <calcext:condition calcext:apply-style-name="Untitled3" calcext:value="=&quot;JuanSe&quot;" calcext:base-cell-address="Sheet1.B39"/>
          </calcext:conditional-format>
          <calcext:conditional-format calcext:target-range-address="Sheet1.B40:Sheet1.B40">
            <calcext:condition calcext:apply-style-name="Untitled1" calcext:value="=&quot;JD&quot;" calcext:base-cell-address="Sheet1.B40"/>
            <calcext:condition calcext:apply-style-name="Untitled2" calcext:value="=&quot;Daniel&quot;" calcext:base-cell-address="Sheet1.B40"/>
            <calcext:condition calcext:apply-style-name="Untitled3" calcext:value="=&quot;JuanSe&quot;" calcext:base-cell-address="Sheet1.B40"/>
          </calcext:conditional-format>
          <calcext:conditional-format calcext:target-range-address="Sheet1.B41:Sheet1.B41">
            <calcext:condition calcext:apply-style-name="Untitled1" calcext:value="=&quot;JD&quot;" calcext:base-cell-address="Sheet1.B41"/>
            <calcext:condition calcext:apply-style-name="Untitled2" calcext:value="=&quot;Daniel&quot;" calcext:base-cell-address="Sheet1.B41"/>
            <calcext:condition calcext:apply-style-name="Untitled3" calcext:value="=&quot;JuanSe&quot;" calcext:base-cell-address="Sheet1.B41"/>
          </calcext:conditional-format>
          <calcext:conditional-format calcext:target-range-address="Sheet1.B42:Sheet1.B42">
            <calcext:condition calcext:apply-style-name="Untitled1" calcext:value="=&quot;JD&quot;" calcext:base-cell-address="Sheet1.B42"/>
            <calcext:condition calcext:apply-style-name="Untitled2" calcext:value="=&quot;Daniel&quot;" calcext:base-cell-address="Sheet1.B42"/>
            <calcext:condition calcext:apply-style-name="Untitled3" calcext:value="=&quot;JuanSe&quot;" calcext:base-cell-address="Sheet1.B42"/>
          </calcext:conditional-format>
          <calcext:conditional-format calcext:target-range-address="Sheet1.B43:Sheet1.B43">
            <calcext:condition calcext:apply-style-name="Untitled1" calcext:value="=&quot;JD&quot;" calcext:base-cell-address="Sheet1.B43"/>
            <calcext:condition calcext:apply-style-name="Untitled2" calcext:value="=&quot;Daniel&quot;" calcext:base-cell-address="Sheet1.B43"/>
            <calcext:condition calcext:apply-style-name="Untitled3" calcext:value="=&quot;JuanSe&quot;" calcext:base-cell-address="Sheet1.B43"/>
          </calcext:conditional-format>
          <calcext:conditional-format calcext:target-range-address="Sheet1.B44:Sheet1.B44">
            <calcext:condition calcext:apply-style-name="Untitled1" calcext:value="=&quot;JD&quot;" calcext:base-cell-address="Sheet1.B44"/>
            <calcext:condition calcext:apply-style-name="Untitled2" calcext:value="=&quot;Daniel&quot;" calcext:base-cell-address="Sheet1.B44"/>
            <calcext:condition calcext:apply-style-name="Untitled3" calcext:value="=&quot;JuanSe&quot;" calcext:base-cell-address="Sheet1.B44"/>
          </calcext:conditional-format>
          <calcext:conditional-format calcext:target-range-address="Sheet1.B45:Sheet1.B45">
            <calcext:condition calcext:apply-style-name="Untitled1" calcext:value="=&quot;JD&quot;" calcext:base-cell-address="Sheet1.B45"/>
            <calcext:condition calcext:apply-style-name="Untitled2" calcext:value="=&quot;Daniel&quot;" calcext:base-cell-address="Sheet1.B45"/>
            <calcext:condition calcext:apply-style-name="Untitled3" calcext:value="=&quot;JuanSe&quot;" calcext:base-cell-address="Sheet1.B45"/>
          </calcext:conditional-format>
          <calcext:conditional-format calcext:target-range-address="Sheet1.B46:Sheet1.B46">
            <calcext:condition calcext:apply-style-name="Untitled1" calcext:value="=&quot;JD&quot;" calcext:base-cell-address="Sheet1.B46"/>
            <calcext:condition calcext:apply-style-name="Untitled2" calcext:value="=&quot;Daniel&quot;" calcext:base-cell-address="Sheet1.B46"/>
            <calcext:condition calcext:apply-style-name="Untitled3" calcext:value="=&quot;JuanSe&quot;" calcext:base-cell-address="Sheet1.B46"/>
          </calcext:conditional-format>
          <calcext:conditional-format calcext:target-range-address="Sheet1.B47:Sheet1.B47">
            <calcext:condition calcext:apply-style-name="Untitled1" calcext:value="=&quot;JD&quot;" calcext:base-cell-address="Sheet1.B47"/>
            <calcext:condition calcext:apply-style-name="Untitled2" calcext:value="=&quot;Daniel&quot;" calcext:base-cell-address="Sheet1.B47"/>
            <calcext:condition calcext:apply-style-name="Untitled3" calcext:value="=&quot;JuanSe&quot;" calcext:base-cell-address="Sheet1.B47"/>
          </calcext:conditional-format>
          <calcext:conditional-format calcext:target-range-address="Sheet1.B48:Sheet1.B48">
            <calcext:condition calcext:apply-style-name="Untitled1" calcext:value="=&quot;JD&quot;" calcext:base-cell-address="Sheet1.B48"/>
            <calcext:condition calcext:apply-style-name="Untitled2" calcext:value="=&quot;Daniel&quot;" calcext:base-cell-address="Sheet1.B48"/>
            <calcext:condition calcext:apply-style-name="Untitled3" calcext:value="=&quot;JuanSe&quot;" calcext:base-cell-address="Sheet1.B48"/>
          </calcext:conditional-format>
          <calcext:conditional-format calcext:target-range-address="Sheet1.B49:Sheet1.B49">
            <calcext:condition calcext:apply-style-name="Untitled1" calcext:value="=&quot;JD&quot;" calcext:base-cell-address="Sheet1.B49"/>
            <calcext:condition calcext:apply-style-name="Untitled2" calcext:value="=&quot;Daniel&quot;" calcext:base-cell-address="Sheet1.B49"/>
            <calcext:condition calcext:apply-style-name="Untitled3" calcext:value="=&quot;JuanSe&quot;" calcext:base-cell-address="Sheet1.B49"/>
          </calcext:conditional-format>
          <calcext:conditional-format calcext:target-range-address="Sheet1.B50:Sheet1.B50">
            <calcext:condition calcext:apply-style-name="Untitled1" calcext:value="=&quot;JD&quot;" calcext:base-cell-address="Sheet1.B50"/>
            <calcext:condition calcext:apply-style-name="Untitled2" calcext:value="=&quot;Daniel&quot;" calcext:base-cell-address="Sheet1.B50"/>
            <calcext:condition calcext:apply-style-name="Untitled3" calcext:value="=&quot;JuanSe&quot;" calcext:base-cell-address="Sheet1.B50"/>
          </calcext:conditional-format>
          <calcext:conditional-format calcext:target-range-address="Sheet1.B51:Sheet1.B51">
            <calcext:condition calcext:apply-style-name="Untitled1" calcext:value="=&quot;JD&quot;" calcext:base-cell-address="Sheet1.B51"/>
            <calcext:condition calcext:apply-style-name="Untitled2" calcext:value="=&quot;Daniel&quot;" calcext:base-cell-address="Sheet1.B51"/>
            <calcext:condition calcext:apply-style-name="Untitled3" calcext:value="=&quot;JuanSe&quot;" calcext:base-cell-address="Sheet1.B51"/>
          </calcext:conditional-format>
          <calcext:conditional-format calcext:target-range-address="Sheet1.B52:Sheet1.B52">
            <calcext:condition calcext:apply-style-name="Untitled1" calcext:value="=&quot;JD&quot;" calcext:base-cell-address="Sheet1.B52"/>
            <calcext:condition calcext:apply-style-name="Untitled2" calcext:value="=&quot;Daniel&quot;" calcext:base-cell-address="Sheet1.B52"/>
            <calcext:condition calcext:apply-style-name="Untitled3" calcext:value="=&quot;JuanSe&quot;" calcext:base-cell-address="Sheet1.B52"/>
          </calcext:conditional-format>
          <calcext:conditional-format calcext:target-range-address="Sheet1.B53:Sheet1.B53">
            <calcext:condition calcext:apply-style-name="Untitled1" calcext:value="=&quot;JD&quot;" calcext:base-cell-address="Sheet1.B53"/>
            <calcext:condition calcext:apply-style-name="Untitled2" calcext:value="=&quot;Daniel&quot;" calcext:base-cell-address="Sheet1.B53"/>
            <calcext:condition calcext:apply-style-name="Untitled3" calcext:value="=&quot;JuanSe&quot;" calcext:base-cell-address="Sheet1.B53"/>
          </calcext:conditional-format>
          <calcext:conditional-format calcext:target-range-address="Sheet1.B54:Sheet1.B54">
            <calcext:condition calcext:apply-style-name="Untitled1" calcext:value="=&quot;JD&quot;" calcext:base-cell-address="Sheet1.B54"/>
            <calcext:condition calcext:apply-style-name="Untitled2" calcext:value="=&quot;Daniel&quot;" calcext:base-cell-address="Sheet1.B54"/>
            <calcext:condition calcext:apply-style-name="Untitled3" calcext:value="=&quot;JuanSe&quot;" calcext:base-cell-address="Sheet1.B54"/>
          </calcext:conditional-format>
          <calcext:conditional-format calcext:target-range-address="Sheet1.B55:Sheet1.B55">
            <calcext:condition calcext:apply-style-name="Untitled1" calcext:value="=&quot;JD&quot;" calcext:base-cell-address="Sheet1.B55"/>
            <calcext:condition calcext:apply-style-name="Untitled2" calcext:value="=&quot;Daniel&quot;" calcext:base-cell-address="Sheet1.B55"/>
            <calcext:condition calcext:apply-style-name="Untitled3" calcext:value="=&quot;JuanSe&quot;" calcext:base-cell-address="Sheet1.B55"/>
          </calcext:conditional-format>
          <calcext:conditional-format calcext:target-range-address="Sheet1.B56:Sheet1.B56">
            <calcext:condition calcext:apply-style-name="Untitled1" calcext:value="=&quot;JD&quot;" calcext:base-cell-address="Sheet1.B56"/>
            <calcext:condition calcext:apply-style-name="Untitled2" calcext:value="=&quot;Daniel&quot;" calcext:base-cell-address="Sheet1.B56"/>
            <calcext:condition calcext:apply-style-name="Untitled3" calcext:value="=&quot;JuanSe&quot;" calcext:base-cell-address="Sheet1.B56"/>
          </calcext:conditional-format>
          <calcext:conditional-format calcext:target-range-address="Sheet1.B57:Sheet1.B57">
            <calcext:condition calcext:apply-style-name="Untitled1" calcext:value="=&quot;JD&quot;" calcext:base-cell-address="Sheet1.B57"/>
            <calcext:condition calcext:apply-style-name="Untitled2" calcext:value="=&quot;Daniel&quot;" calcext:base-cell-address="Sheet1.B57"/>
            <calcext:condition calcext:apply-style-name="Untitled3" calcext:value="=&quot;JuanSe&quot;" calcext:base-cell-address="Sheet1.B57"/>
          </calcext:conditional-format>
          <calcext:conditional-format calcext:target-range-address="Sheet1.B58:Sheet1.B58">
            <calcext:condition calcext:apply-style-name="Untitled1" calcext:value="=&quot;JD&quot;" calcext:base-cell-address="Sheet1.B58"/>
            <calcext:condition calcext:apply-style-name="Untitled2" calcext:value="=&quot;Daniel&quot;" calcext:base-cell-address="Sheet1.B58"/>
            <calcext:condition calcext:apply-style-name="Untitled3" calcext:value="=&quot;JuanSe&quot;" calcext:base-cell-address="Sheet1.B58"/>
          </calcext:conditional-format>
          <calcext:conditional-format calcext:target-range-address="Sheet1.B59:Sheet1.B59">
            <calcext:condition calcext:apply-style-name="Untitled1" calcext:value="=&quot;JD&quot;" calcext:base-cell-address="Sheet1.B59"/>
            <calcext:condition calcext:apply-style-name="Untitled2" calcext:value="=&quot;Daniel&quot;" calcext:base-cell-address="Sheet1.B59"/>
            <calcext:condition calcext:apply-style-name="Untitled3" calcext:value="=&quot;JuanSe&quot;" calcext:base-cell-address="Sheet1.B59"/>
          </calcext:conditional-format>
          <calcext:conditional-format calcext:target-range-address="Sheet1.B60:Sheet1.B60">
            <calcext:condition calcext:apply-style-name="Untitled1" calcext:value="=&quot;JD&quot;" calcext:base-cell-address="Sheet1.B60"/>
            <calcext:condition calcext:apply-style-name="Untitled2" calcext:value="=&quot;Daniel&quot;" calcext:base-cell-address="Sheet1.B60"/>
            <calcext:condition calcext:apply-style-name="Untitled3" calcext:value="=&quot;JuanSe&quot;" calcext:base-cell-address="Sheet1.B60"/>
          </calcext:conditional-format>
          <calcext:conditional-format calcext:target-range-address="Sheet1.B61:Sheet1.B61">
            <calcext:condition calcext:apply-style-name="Untitled1" calcext:value="=&quot;JD&quot;" calcext:base-cell-address="Sheet1.B61"/>
            <calcext:condition calcext:apply-style-name="Untitled2" calcext:value="=&quot;Daniel&quot;" calcext:base-cell-address="Sheet1.B61"/>
            <calcext:condition calcext:apply-style-name="Untitled3" calcext:value="=&quot;JuanSe&quot;" calcext:base-cell-address="Sheet1.B61"/>
          </calcext:conditional-format>
          <calcext:conditional-format calcext:target-range-address="Sheet1.B62:Sheet1.B62">
            <calcext:condition calcext:apply-style-name="Untitled1" calcext:value="=&quot;JD&quot;" calcext:base-cell-address="Sheet1.B62"/>
            <calcext:condition calcext:apply-style-name="Untitled2" calcext:value="=&quot;Daniel&quot;" calcext:base-cell-address="Sheet1.B62"/>
            <calcext:condition calcext:apply-style-name="Untitled3" calcext:value="=&quot;JuanSe&quot;" calcext:base-cell-address="Sheet1.B62"/>
          </calcext:conditional-format>
          <calcext:conditional-format calcext:target-range-address="Sheet1.B63:Sheet1.B63">
            <calcext:condition calcext:apply-style-name="Untitled1" calcext:value="=&quot;JD&quot;" calcext:base-cell-address="Sheet1.B63"/>
            <calcext:condition calcext:apply-style-name="Untitled2" calcext:value="=&quot;Daniel&quot;" calcext:base-cell-address="Sheet1.B63"/>
            <calcext:condition calcext:apply-style-name="Untitled3" calcext:value="=&quot;JuanSe&quot;" calcext:base-cell-address="Sheet1.B63"/>
          </calcext:conditional-format>
          <calcext:conditional-format calcext:target-range-address="Sheet1.B64:Sheet1.B64">
            <calcext:condition calcext:apply-style-name="Untitled1" calcext:value="=&quot;JD&quot;" calcext:base-cell-address="Sheet1.B64"/>
            <calcext:condition calcext:apply-style-name="Untitled2" calcext:value="=&quot;Daniel&quot;" calcext:base-cell-address="Sheet1.B64"/>
            <calcext:condition calcext:apply-style-name="Untitled3" calcext:value="=&quot;JuanSe&quot;" calcext:base-cell-address="Sheet1.B64"/>
          </calcext:conditional-format>
          <calcext:conditional-format calcext:target-range-address="Sheet1.B65:Sheet1.B65">
            <calcext:condition calcext:apply-style-name="Untitled1" calcext:value="=&quot;JD&quot;" calcext:base-cell-address="Sheet1.B65"/>
            <calcext:condition calcext:apply-style-name="Untitled2" calcext:value="=&quot;Daniel&quot;" calcext:base-cell-address="Sheet1.B65"/>
            <calcext:condition calcext:apply-style-name="Untitled3" calcext:value="=&quot;JuanSe&quot;" calcext:base-cell-address="Sheet1.B65"/>
          </calcext:conditional-format>
          <calcext:conditional-format calcext:target-range-address="Sheet1.B66:Sheet1.B66">
            <calcext:condition calcext:apply-style-name="Untitled1" calcext:value="=&quot;JD&quot;" calcext:base-cell-address="Sheet1.B66"/>
            <calcext:condition calcext:apply-style-name="Untitled2" calcext:value="=&quot;Daniel&quot;" calcext:base-cell-address="Sheet1.B66"/>
            <calcext:condition calcext:apply-style-name="Untitled3" calcext:value="=&quot;JuanSe&quot;" calcext:base-cell-address="Sheet1.B66"/>
          </calcext:conditional-format>
          <calcext:conditional-format calcext:target-range-address="Sheet1.B67:Sheet1.B67">
            <calcext:condition calcext:apply-style-name="Untitled1" calcext:value="=&quot;JD&quot;" calcext:base-cell-address="Sheet1.B67"/>
            <calcext:condition calcext:apply-style-name="Untitled2" calcext:value="=&quot;Daniel&quot;" calcext:base-cell-address="Sheet1.B67"/>
            <calcext:condition calcext:apply-style-name="Untitled3" calcext:value="=&quot;JuanSe&quot;" calcext:base-cell-address="Sheet1.B67"/>
          </calcext:conditional-format>
          <calcext:conditional-format calcext:target-range-address="Sheet1.B68:Sheet1.B68">
            <calcext:condition calcext:apply-style-name="Untitled1" calcext:value="=&quot;JD&quot;" calcext:base-cell-address="Sheet1.B68"/>
            <calcext:condition calcext:apply-style-name="Untitled2" calcext:value="=&quot;Daniel&quot;" calcext:base-cell-address="Sheet1.B68"/>
            <calcext:condition calcext:apply-style-name="Untitled3" calcext:value="=&quot;JuanSe&quot;" calcext:base-cell-address="Sheet1.B68"/>
          </calcext:conditional-format>
          <calcext:conditional-format calcext:target-range-address="Sheet1.B69:Sheet1.B69">
            <calcext:condition calcext:apply-style-name="Untitled1" calcext:value="=&quot;JD&quot;" calcext:base-cell-address="Sheet1.B69"/>
            <calcext:condition calcext:apply-style-name="Untitled2" calcext:value="=&quot;Daniel&quot;" calcext:base-cell-address="Sheet1.B69"/>
            <calcext:condition calcext:apply-style-name="Untitled3" calcext:value="=&quot;JuanSe&quot;" calcext:base-cell-address="Sheet1.B69"/>
          </calcext:conditional-format>
          <calcext:conditional-format calcext:target-range-address="Sheet1.B70:Sheet1.B70">
            <calcext:condition calcext:apply-style-name="Untitled1" calcext:value="=&quot;JD&quot;" calcext:base-cell-address="Sheet1.B70"/>
            <calcext:condition calcext:apply-style-name="Untitled2" calcext:value="=&quot;Daniel&quot;" calcext:base-cell-address="Sheet1.B70"/>
            <calcext:condition calcext:apply-style-name="Untitled3" calcext:value="=&quot;JuanSe&quot;" calcext:base-cell-address="Sheet1.B70"/>
          </calcext:conditional-format>
          <calcext:conditional-format calcext:target-range-address="Sheet1.B71:Sheet1.B71">
            <calcext:condition calcext:apply-style-name="Untitled1" calcext:value="=&quot;JD&quot;" calcext:base-cell-address="Sheet1.B71"/>
            <calcext:condition calcext:apply-style-name="Untitled2" calcext:value="=&quot;Daniel&quot;" calcext:base-cell-address="Sheet1.B71"/>
            <calcext:condition calcext:apply-style-name="Untitled3" calcext:value="=&quot;JuanSe&quot;" calcext:base-cell-address="Sheet1.B71"/>
          </calcext:conditional-format>
          <calcext:conditional-format calcext:target-range-address="Sheet1.B72:Sheet1.B72">
            <calcext:condition calcext:apply-style-name="Untitled1" calcext:value="=&quot;JD&quot;" calcext:base-cell-address="Sheet1.B72"/>
            <calcext:condition calcext:apply-style-name="Untitled2" calcext:value="=&quot;Daniel&quot;" calcext:base-cell-address="Sheet1.B72"/>
            <calcext:condition calcext:apply-style-name="Untitled3" calcext:value="=&quot;JuanSe&quot;" calcext:base-cell-address="Sheet1.B72"/>
          </calcext:conditional-format>
          <calcext:conditional-format calcext:target-range-address="Sheet1.B73:Sheet1.B73">
            <calcext:condition calcext:apply-style-name="Untitled1" calcext:value="=&quot;JD&quot;" calcext:base-cell-address="Sheet1.B73"/>
            <calcext:condition calcext:apply-style-name="Untitled2" calcext:value="=&quot;Daniel&quot;" calcext:base-cell-address="Sheet1.B73"/>
            <calcext:condition calcext:apply-style-name="Untitled3" calcext:value="=&quot;JuanSe&quot;" calcext:base-cell-address="Sheet1.B73"/>
          </calcext:conditional-format>
          <calcext:conditional-format calcext:target-range-address="Sheet1.B74:Sheet1.B74">
            <calcext:condition calcext:apply-style-name="Untitled1" calcext:value="=&quot;JD&quot;" calcext:base-cell-address="Sheet1.B74"/>
            <calcext:condition calcext:apply-style-name="Untitled2" calcext:value="=&quot;Daniel&quot;" calcext:base-cell-address="Sheet1.B74"/>
            <calcext:condition calcext:apply-style-name="Untitled3" calcext:value="=&quot;JuanSe&quot;" calcext:base-cell-address="Sheet1.B74"/>
          </calcext:conditional-format>
          <calcext:conditional-format calcext:target-range-address="Sheet1.B75:Sheet1.B75">
            <calcext:condition calcext:apply-style-name="Untitled1" calcext:value="=&quot;JD&quot;" calcext:base-cell-address="Sheet1.B75"/>
            <calcext:condition calcext:apply-style-name="Untitled2" calcext:value="=&quot;Daniel&quot;" calcext:base-cell-address="Sheet1.B75"/>
            <calcext:condition calcext:apply-style-name="Untitled3" calcext:value="=&quot;JuanSe&quot;" calcext:base-cell-address="Sheet1.B75"/>
          </calcext:conditional-format>
          <calcext:conditional-format calcext:target-range-address="Sheet1.B76:Sheet1.B76">
            <calcext:condition calcext:apply-style-name="Untitled1" calcext:value="=&quot;JD&quot;" calcext:base-cell-address="Sheet1.B76"/>
            <calcext:condition calcext:apply-style-name="Untitled2" calcext:value="=&quot;Daniel&quot;" calcext:base-cell-address="Sheet1.B76"/>
            <calcext:condition calcext:apply-style-name="Untitled3" calcext:value="=&quot;JuanSe&quot;" calcext:base-cell-address="Sheet1.B76"/>
          </calcext:conditional-format>
          <calcext:conditional-format calcext:target-range-address="Sheet1.B77:Sheet1.B77">
            <calcext:condition calcext:apply-style-name="Untitled1" calcext:value="=&quot;JD&quot;" calcext:base-cell-address="Sheet1.B77"/>
            <calcext:condition calcext:apply-style-name="Untitled2" calcext:value="=&quot;Daniel&quot;" calcext:base-cell-address="Sheet1.B77"/>
            <calcext:condition calcext:apply-style-name="Untitled3" calcext:value="=&quot;JuanSe&quot;" calcext:base-cell-address="Sheet1.B77"/>
          </calcext:conditional-format>
          <calcext:conditional-format calcext:target-range-address="Sheet1.B78:Sheet1.B78">
            <calcext:condition calcext:apply-style-name="Untitled1" calcext:value="=&quot;JD&quot;" calcext:base-cell-address="Sheet1.B78"/>
            <calcext:condition calcext:apply-style-name="Untitled2" calcext:value="=&quot;Daniel&quot;" calcext:base-cell-address="Sheet1.B78"/>
            <calcext:condition calcext:apply-style-name="Untitled3" calcext:value="=&quot;JuanSe&quot;" calcext:base-cell-address="Sheet1.B78"/>
          </calcext:conditional-format>
          <calcext:conditional-format calcext:target-range-address="Sheet1.B79:Sheet1.B79">
            <calcext:condition calcext:apply-style-name="Untitled1" calcext:value="=&quot;JD&quot;" calcext:base-cell-address="Sheet1.B79"/>
            <calcext:condition calcext:apply-style-name="Untitled2" calcext:value="=&quot;Daniel&quot;" calcext:base-cell-address="Sheet1.B79"/>
            <calcext:condition calcext:apply-style-name="Untitled3" calcext:value="=&quot;JuanSe&quot;" calcext:base-cell-address="Sheet1.B79"/>
          </calcext:conditional-format>
          <calcext:conditional-format calcext:target-range-address="Sheet1.B80:Sheet1.B80">
            <calcext:condition calcext:apply-style-name="Untitled1" calcext:value="=&quot;JD&quot;" calcext:base-cell-address="Sheet1.B80"/>
            <calcext:condition calcext:apply-style-name="Untitled2" calcext:value="=&quot;Daniel&quot;" calcext:base-cell-address="Sheet1.B80"/>
            <calcext:condition calcext:apply-style-name="Untitled3" calcext:value="=&quot;JuanSe&quot;" calcext:base-cell-address="Sheet1.B80"/>
          </calcext:conditional-format>
          <calcext:conditional-format calcext:target-range-address="Sheet1.B81:Sheet1.B81">
            <calcext:condition calcext:apply-style-name="Untitled1" calcext:value="=&quot;JD&quot;" calcext:base-cell-address="Sheet1.B81"/>
            <calcext:condition calcext:apply-style-name="Untitled2" calcext:value="=&quot;Daniel&quot;" calcext:base-cell-address="Sheet1.B81"/>
            <calcext:condition calcext:apply-style-name="Untitled3" calcext:value="=&quot;JuanSe&quot;" calcext:base-cell-address="Sheet1.B81"/>
          </calcext:conditional-format>
          <calcext:conditional-format calcext:target-range-address="Sheet1.B82:Sheet1.B82">
            <calcext:condition calcext:apply-style-name="Untitled1" calcext:value="=&quot;JD&quot;" calcext:base-cell-address="Sheet1.B82"/>
            <calcext:condition calcext:apply-style-name="Untitled2" calcext:value="=&quot;Daniel&quot;" calcext:base-cell-address="Sheet1.B82"/>
            <calcext:condition calcext:apply-style-name="Untitled3" calcext:value="=&quot;JuanSe&quot;" calcext:base-cell-address="Sheet1.B82"/>
          </calcext:conditional-format>
          <calcext:conditional-format calcext:target-range-address="Sheet1.B83:Sheet1.B83">
            <calcext:condition calcext:apply-style-name="Untitled1" calcext:value="=&quot;JD&quot;" calcext:base-cell-address="Sheet1.B83"/>
            <calcext:condition calcext:apply-style-name="Untitled2" calcext:value="=&quot;Daniel&quot;" calcext:base-cell-address="Sheet1.B83"/>
            <calcext:condition calcext:apply-style-name="Untitled3" calcext:value="=&quot;JuanSe&quot;" calcext:base-cell-address="Sheet1.B83"/>
          </calcext:conditional-format>
          <calcext:conditional-format calcext:target-range-address="Sheet1.B84:Sheet1.B84">
            <calcext:condition calcext:apply-style-name="Untitled1" calcext:value="=&quot;JD&quot;" calcext:base-cell-address="Sheet1.B84"/>
            <calcext:condition calcext:apply-style-name="Untitled2" calcext:value="=&quot;Daniel&quot;" calcext:base-cell-address="Sheet1.B84"/>
            <calcext:condition calcext:apply-style-name="Untitled3" calcext:value="=&quot;JuanSe&quot;" calcext:base-cell-address="Sheet1.B84"/>
          </calcext:conditional-format>
          <calcext:conditional-format calcext:target-range-address="Sheet1.B85:Sheet1.B85">
            <calcext:condition calcext:apply-style-name="Untitled1" calcext:value="=&quot;JD&quot;" calcext:base-cell-address="Sheet1.B85"/>
            <calcext:condition calcext:apply-style-name="Untitled2" calcext:value="=&quot;Daniel&quot;" calcext:base-cell-address="Sheet1.B85"/>
            <calcext:condition calcext:apply-style-name="Untitled3" calcext:value="=&quot;JuanSe&quot;" calcext:base-cell-address="Sheet1.B85"/>
          </calcext:conditional-format>
          <calcext:conditional-format calcext:target-range-address="Sheet1.B86:Sheet1.B86">
            <calcext:condition calcext:apply-style-name="Untitled1" calcext:value="=&quot;JD&quot;" calcext:base-cell-address="Sheet1.B86"/>
            <calcext:condition calcext:apply-style-name="Untitled2" calcext:value="=&quot;Daniel&quot;" calcext:base-cell-address="Sheet1.B86"/>
            <calcext:condition calcext:apply-style-name="Untitled3" calcext:value="=&quot;JuanSe&quot;" calcext:base-cell-address="Sheet1.B86"/>
          </calcext:conditional-format>
          <calcext:conditional-format calcext:target-range-address="Sheet1.B87:Sheet1.B87">
            <calcext:condition calcext:apply-style-name="Untitled1" calcext:value="=&quot;JD&quot;" calcext:base-cell-address="Sheet1.B87"/>
            <calcext:condition calcext:apply-style-name="Untitled2" calcext:value="=&quot;Daniel&quot;" calcext:base-cell-address="Sheet1.B87"/>
            <calcext:condition calcext:apply-style-name="Untitled3" calcext:value="=&quot;JuanSe&quot;" calcext:base-cell-address="Sheet1.B87"/>
          </calcext:conditional-format>
          <calcext:conditional-format calcext:target-range-address="Sheet1.B88:Sheet1.B88">
            <calcext:condition calcext:apply-style-name="Untitled1" calcext:value="=&quot;JD&quot;" calcext:base-cell-address="Sheet1.B88"/>
            <calcext:condition calcext:apply-style-name="Untitled2" calcext:value="=&quot;Daniel&quot;" calcext:base-cell-address="Sheet1.B88"/>
            <calcext:condition calcext:apply-style-name="Untitled3" calcext:value="=&quot;JuanSe&quot;" calcext:base-cell-address="Sheet1.B88"/>
          </calcext:conditional-format>
          <calcext:conditional-format calcext:target-range-address="Sheet1.B89:Sheet1.B89">
            <calcext:condition calcext:apply-style-name="Untitled1" calcext:value="=&quot;JD&quot;" calcext:base-cell-address="Sheet1.B89"/>
            <calcext:condition calcext:apply-style-name="Untitled2" calcext:value="=&quot;Daniel&quot;" calcext:base-cell-address="Sheet1.B89"/>
            <calcext:condition calcext:apply-style-name="Untitled3" calcext:value="=&quot;JuanSe&quot;" calcext:base-cell-address="Sheet1.B89"/>
          </calcext:conditional-format>
          <calcext:conditional-format calcext:target-range-address="Sheet1.B90:Sheet1.B90">
            <calcext:condition calcext:apply-style-name="Untitled1" calcext:value="=&quot;JD&quot;" calcext:base-cell-address="Sheet1.B90"/>
            <calcext:condition calcext:apply-style-name="Untitled2" calcext:value="=&quot;Daniel&quot;" calcext:base-cell-address="Sheet1.B90"/>
            <calcext:condition calcext:apply-style-name="Untitled3" calcext:value="=&quot;JuanSe&quot;" calcext:base-cell-address="Sheet1.B90"/>
          </calcext:conditional-format>
          <calcext:conditional-format calcext:target-range-address="Sheet1.B91:Sheet1.B91">
            <calcext:condition calcext:apply-style-name="Untitled1" calcext:value="=&quot;JD&quot;" calcext:base-cell-address="Sheet1.B91"/>
            <calcext:condition calcext:apply-style-name="Untitled2" calcext:value="=&quot;Daniel&quot;" calcext:base-cell-address="Sheet1.B91"/>
            <calcext:condition calcext:apply-style-name="Untitled3" calcext:value="=&quot;JuanSe&quot;" calcext:base-cell-address="Sheet1.B91"/>
          </calcext:conditional-format>
          <calcext:conditional-format calcext:target-range-address="Sheet1.B92:Sheet1.B92">
            <calcext:condition calcext:apply-style-name="Untitled1" calcext:value="=&quot;JD&quot;" calcext:base-cell-address="Sheet1.B92"/>
            <calcext:condition calcext:apply-style-name="Untitled2" calcext:value="=&quot;Daniel&quot;" calcext:base-cell-address="Sheet1.B92"/>
            <calcext:condition calcext:apply-style-name="Untitled3" calcext:value="=&quot;JuanSe&quot;" calcext:base-cell-address="Sheet1.B92"/>
          </calcext:conditional-format>
          <calcext:conditional-format calcext:target-range-address="Sheet1.B93:Sheet1.B93">
            <calcext:condition calcext:apply-style-name="Untitled1" calcext:value="=&quot;JD&quot;" calcext:base-cell-address="Sheet1.B93"/>
            <calcext:condition calcext:apply-style-name="Untitled2" calcext:value="=&quot;Daniel&quot;" calcext:base-cell-address="Sheet1.B93"/>
            <calcext:condition calcext:apply-style-name="Untitled3" calcext:value="=&quot;JuanSe&quot;" calcext:base-cell-address="Sheet1.B93"/>
          </calcext:conditional-format>
          <calcext:conditional-format calcext:target-range-address="Sheet1.B94:Sheet1.B94">
            <calcext:condition calcext:apply-style-name="Untitled1" calcext:value="=&quot;JD&quot;" calcext:base-cell-address="Sheet1.B94"/>
            <calcext:condition calcext:apply-style-name="Untitled2" calcext:value="=&quot;Daniel&quot;" calcext:base-cell-address="Sheet1.B94"/>
            <calcext:condition calcext:apply-style-name="Untitled3" calcext:value="=&quot;JuanSe&quot;" calcext:base-cell-address="Sheet1.B94"/>
          </calcext:conditional-format>
          <calcext:conditional-format calcext:target-range-address="Sheet1.B95:Sheet1.B95">
            <calcext:condition calcext:apply-style-name="Untitled1" calcext:value="=&quot;JD&quot;" calcext:base-cell-address="Sheet1.B95"/>
            <calcext:condition calcext:apply-style-name="Untitled2" calcext:value="=&quot;Daniel&quot;" calcext:base-cell-address="Sheet1.B95"/>
            <calcext:condition calcext:apply-style-name="Untitled3" calcext:value="=&quot;JuanSe&quot;" calcext:base-cell-address="Sheet1.B95"/>
          </calcext:conditional-format>
          <calcext:conditional-format calcext:target-range-address="Sheet1.B96:Sheet1.B96">
            <calcext:condition calcext:apply-style-name="Untitled1" calcext:value="=&quot;JD&quot;" calcext:base-cell-address="Sheet1.B96"/>
            <calcext:condition calcext:apply-style-name="Untitled2" calcext:value="=&quot;Daniel&quot;" calcext:base-cell-address="Sheet1.B96"/>
            <calcext:condition calcext:apply-style-name="Untitled3" calcext:value="=&quot;JuanSe&quot;" calcext:base-cell-address="Sheet1.B96"/>
          </calcext:conditional-format>
          <calcext:conditional-format calcext:target-range-address="Sheet1.B97:Sheet1.B97">
            <calcext:condition calcext:apply-style-name="Untitled1" calcext:value="=&quot;JD&quot;" calcext:base-cell-address="Sheet1.B97"/>
            <calcext:condition calcext:apply-style-name="Untitled2" calcext:value="=&quot;Daniel&quot;" calcext:base-cell-address="Sheet1.B97"/>
            <calcext:condition calcext:apply-style-name="Untitled3" calcext:value="=&quot;JuanSe&quot;" calcext:base-cell-address="Sheet1.B97"/>
          </calcext:conditional-format>
          <calcext:conditional-format calcext:target-range-address="Sheet1.B98:Sheet1.B98">
            <calcext:condition calcext:apply-style-name="Untitled1" calcext:value="=&quot;JD&quot;" calcext:base-cell-address="Sheet1.B98"/>
            <calcext:condition calcext:apply-style-name="Untitled2" calcext:value="=&quot;Daniel&quot;" calcext:base-cell-address="Sheet1.B98"/>
            <calcext:condition calcext:apply-style-name="Untitled3" calcext:value="=&quot;JuanSe&quot;" calcext:base-cell-address="Sheet1.B98"/>
          </calcext:conditional-format>
          <calcext:conditional-format calcext:target-range-address="Sheet1.B99:Sheet1.B99">
            <calcext:condition calcext:apply-style-name="Untitled1" calcext:value="=&quot;JD&quot;" calcext:base-cell-address="Sheet1.B99"/>
            <calcext:condition calcext:apply-style-name="Untitled2" calcext:value="=&quot;Daniel&quot;" calcext:base-cell-address="Sheet1.B99"/>
            <calcext:condition calcext:apply-style-name="Untitled3" calcext:value="=&quot;JuanSe&quot;" calcext:base-cell-address="Sheet1.B99"/>
          </calcext:conditional-format>
          <calcext:conditional-format calcext:target-range-address="Sheet1.B100:Sheet1.B100">
            <calcext:condition calcext:apply-style-name="Untitled1" calcext:value="=&quot;JD&quot;" calcext:base-cell-address="Sheet1.B100"/>
            <calcext:condition calcext:apply-style-name="Untitled2" calcext:value="=&quot;Daniel&quot;" calcext:base-cell-address="Sheet1.B100"/>
            <calcext:condition calcext:apply-style-name="Untitled3" calcext:value="=&quot;JuanSe&quot;" calcext:base-cell-address="Sheet1.B100"/>
          </calcext:conditional-format>
          <calcext:conditional-format calcext:target-range-address="Sheet1.B101:Sheet1.B101">
            <calcext:condition calcext:apply-style-name="Untitled1" calcext:value="=&quot;JD&quot;" calcext:base-cell-address="Sheet1.B101"/>
            <calcext:condition calcext:apply-style-name="Untitled2" calcext:value="=&quot;Daniel&quot;" calcext:base-cell-address="Sheet1.B101"/>
            <calcext:condition calcext:apply-style-name="Untitled3" calcext:value="=&quot;JuanSe&quot;" calcext:base-cell-address="Sheet1.B101"/>
          </calcext:conditional-format>
          <calcext:conditional-format calcext:target-range-address="Sheet1.B102:Sheet1.B102">
            <calcext:condition calcext:apply-style-name="Untitled1" calcext:value="=&quot;JD&quot;" calcext:base-cell-address="Sheet1.B102"/>
            <calcext:condition calcext:apply-style-name="Untitled2" calcext:value="=&quot;Daniel&quot;" calcext:base-cell-address="Sheet1.B102"/>
            <calcext:condition calcext:apply-style-name="Untitled3" calcext:value="=&quot;JuanSe&quot;" calcext:base-cell-address="Sheet1.B102"/>
          </calcext:conditional-format>
          <calcext:conditional-format calcext:target-range-address="Sheet1.B103:Sheet1.B103">
            <calcext:condition calcext:apply-style-name="Untitled1" calcext:value="=&quot;JD&quot;" calcext:base-cell-address="Sheet1.B103"/>
            <calcext:condition calcext:apply-style-name="Untitled2" calcext:value="=&quot;Daniel&quot;" calcext:base-cell-address="Sheet1.B103"/>
            <calcext:condition calcext:apply-style-name="Untitled3" calcext:value="=&quot;JuanSe&quot;" calcext:base-cell-address="Sheet1.B103"/>
          </calcext:conditional-format>
          <calcext:conditional-format calcext:target-range-address="Sheet1.B104:Sheet1.B104">
            <calcext:condition calcext:apply-style-name="Untitled1" calcext:value="=&quot;JD&quot;" calcext:base-cell-address="Sheet1.B104"/>
            <calcext:condition calcext:apply-style-name="Untitled2" calcext:value="=&quot;Daniel&quot;" calcext:base-cell-address="Sheet1.B104"/>
            <calcext:condition calcext:apply-style-name="Untitled3" calcext:value="=&quot;JuanSe&quot;" calcext:base-cell-address="Sheet1.B104"/>
          </calcext:conditional-format>
          <calcext:conditional-format calcext:target-range-address="Sheet1.B105:Sheet1.B105">
            <calcext:condition calcext:apply-style-name="Untitled1" calcext:value="=&quot;JD&quot;" calcext:base-cell-address="Sheet1.B105"/>
            <calcext:condition calcext:apply-style-name="Untitled2" calcext:value="=&quot;Daniel&quot;" calcext:base-cell-address="Sheet1.B105"/>
            <calcext:condition calcext:apply-style-name="Untitled3" calcext:value="=&quot;JuanSe&quot;" calcext:base-cell-address="Sheet1.B105"/>
          </calcext:conditional-format>
          <calcext:conditional-format calcext:target-range-address="Sheet1.B106:Sheet1.B106">
            <calcext:condition calcext:apply-style-name="Untitled1" calcext:value="=&quot;JD&quot;" calcext:base-cell-address="Sheet1.B106"/>
            <calcext:condition calcext:apply-style-name="Untitled2" calcext:value="=&quot;Daniel&quot;" calcext:base-cell-address="Sheet1.B106"/>
            <calcext:condition calcext:apply-style-name="Untitled3" calcext:value="=&quot;JuanSe&quot;" calcext:base-cell-address="Sheet1.B106"/>
          </calcext:conditional-format>
          <calcext:conditional-format calcext:target-range-address="Sheet1.B107:Sheet1.B107">
            <calcext:condition calcext:apply-style-name="Untitled1" calcext:value="=&quot;JD&quot;" calcext:base-cell-address="Sheet1.B107"/>
            <calcext:condition calcext:apply-style-name="Untitled2" calcext:value="=&quot;Daniel&quot;" calcext:base-cell-address="Sheet1.B107"/>
            <calcext:condition calcext:apply-style-name="Untitled3" calcext:value="=&quot;JuanSe&quot;" calcext:base-cell-address="Sheet1.B107"/>
          </calcext:conditional-format>
          <calcext:conditional-format calcext:target-range-address="Sheet1.B108:Sheet1.B108">
            <calcext:condition calcext:apply-style-name="Untitled1" calcext:value="=&quot;JD&quot;" calcext:base-cell-address="Sheet1.B108"/>
            <calcext:condition calcext:apply-style-name="Untitled2" calcext:value="=&quot;Daniel&quot;" calcext:base-cell-address="Sheet1.B108"/>
            <calcext:condition calcext:apply-style-name="Untitled3" calcext:value="=&quot;JuanSe&quot;" calcext:base-cell-address="Sheet1.B108"/>
          </calcext:conditional-format>
          <calcext:conditional-format calcext:target-range-address="Sheet1.B109:Sheet1.B109">
            <calcext:condition calcext:apply-style-name="Untitled1" calcext:value="=&quot;JD&quot;" calcext:base-cell-address="Sheet1.B109"/>
            <calcext:condition calcext:apply-style-name="Untitled2" calcext:value="=&quot;Daniel&quot;" calcext:base-cell-address="Sheet1.B109"/>
            <calcext:condition calcext:apply-style-name="Untitled3" calcext:value="=&quot;JuanSe&quot;" calcext:base-cell-address="Sheet1.B109"/>
          </calcext:conditional-format>
          <calcext:conditional-format calcext:target-range-address="Sheet1.B110:Sheet1.B110">
            <calcext:condition calcext:apply-style-name="Untitled1" calcext:value="=&quot;JD&quot;" calcext:base-cell-address="Sheet1.B110"/>
            <calcext:condition calcext:apply-style-name="Untitled2" calcext:value="=&quot;Daniel&quot;" calcext:base-cell-address="Sheet1.B110"/>
            <calcext:condition calcext:apply-style-name="Untitled3" calcext:value="=&quot;JuanSe&quot;" calcext:base-cell-address="Sheet1.B110"/>
          </calcext:conditional-format>
          <calcext:conditional-format calcext:target-range-address="Sheet1.B111:Sheet1.B111">
            <calcext:condition calcext:apply-style-name="Untitled1" calcext:value="=&quot;JD&quot;" calcext:base-cell-address="Sheet1.B111"/>
            <calcext:condition calcext:apply-style-name="Untitled2" calcext:value="=&quot;Daniel&quot;" calcext:base-cell-address="Sheet1.B111"/>
            <calcext:condition calcext:apply-style-name="Untitled3" calcext:value="=&quot;JuanSe&quot;" calcext:base-cell-address="Sheet1.B111"/>
          </calcext:conditional-format>
          <calcext:conditional-format calcext:target-range-address="Sheet1.B112:Sheet1.B112">
            <calcext:condition calcext:apply-style-name="Untitled1" calcext:value="=&quot;JD&quot;" calcext:base-cell-address="Sheet1.B112"/>
            <calcext:condition calcext:apply-style-name="Untitled2" calcext:value="=&quot;Daniel&quot;" calcext:base-cell-address="Sheet1.B112"/>
            <calcext:condition calcext:apply-style-name="Untitled3" calcext:value="=&quot;JuanSe&quot;" calcext:base-cell-address="Sheet1.B112"/>
          </calcext:conditional-format>
          <calcext:conditional-format calcext:target-range-address="Sheet1.B113:Sheet1.B113">
            <calcext:condition calcext:apply-style-name="Untitled1" calcext:value="=&quot;JD&quot;" calcext:base-cell-address="Sheet1.B113"/>
            <calcext:condition calcext:apply-style-name="Untitled2" calcext:value="=&quot;Daniel&quot;" calcext:base-cell-address="Sheet1.B113"/>
            <calcext:condition calcext:apply-style-name="Untitled3" calcext:value="=&quot;JuanSe&quot;" calcext:base-cell-address="Sheet1.B113"/>
          </calcext:conditional-format>
          <calcext:conditional-format calcext:target-range-address="Sheet1.B114:Sheet1.B114">
            <calcext:condition calcext:apply-style-name="Untitled1" calcext:value="=&quot;JD&quot;" calcext:base-cell-address="Sheet1.B114"/>
            <calcext:condition calcext:apply-style-name="Untitled2" calcext:value="=&quot;Daniel&quot;" calcext:base-cell-address="Sheet1.B114"/>
            <calcext:condition calcext:apply-style-name="Untitled3" calcext:value="=&quot;JuanSe&quot;" calcext:base-cell-address="Sheet1.B114"/>
          </calcext:conditional-format>
          <calcext:conditional-format calcext:target-range-address="Sheet1.B115:Sheet1.B115">
            <calcext:condition calcext:apply-style-name="Untitled1" calcext:value="=&quot;JD&quot;" calcext:base-cell-address="Sheet1.B115"/>
            <calcext:condition calcext:apply-style-name="Untitled2" calcext:value="=&quot;Daniel&quot;" calcext:base-cell-address="Sheet1.B115"/>
            <calcext:condition calcext:apply-style-name="Untitled3" calcext:value="=&quot;JuanSe&quot;" calcext:base-cell-address="Sheet1.B115"/>
          </calcext:conditional-format>
          <calcext:conditional-format calcext:target-range-address="Sheet1.B116:Sheet1.B116">
            <calcext:condition calcext:apply-style-name="Untitled1" calcext:value="=&quot;JD&quot;" calcext:base-cell-address="Sheet1.B116"/>
            <calcext:condition calcext:apply-style-name="Untitled2" calcext:value="=&quot;Daniel&quot;" calcext:base-cell-address="Sheet1.B116"/>
            <calcext:condition calcext:apply-style-name="Untitled3" calcext:value="=&quot;JuanSe&quot;" calcext:base-cell-address="Sheet1.B116"/>
          </calcext:conditional-format>
          <calcext:conditional-format calcext:target-range-address="Sheet1.B117:Sheet1.B117">
            <calcext:condition calcext:apply-style-name="Untitled1" calcext:value="=&quot;JD&quot;" calcext:base-cell-address="Sheet1.B117"/>
            <calcext:condition calcext:apply-style-name="Untitled2" calcext:value="=&quot;Daniel&quot;" calcext:base-cell-address="Sheet1.B117"/>
            <calcext:condition calcext:apply-style-name="Untitled3" calcext:value="=&quot;JuanSe&quot;" calcext:base-cell-address="Sheet1.B117"/>
          </calcext:conditional-format>
          <calcext:conditional-format calcext:target-range-address="Sheet1.B118:Sheet1.B118">
            <calcext:condition calcext:apply-style-name="Untitled1" calcext:value="=&quot;JD&quot;" calcext:base-cell-address="Sheet1.B118"/>
            <calcext:condition calcext:apply-style-name="Untitled2" calcext:value="=&quot;Daniel&quot;" calcext:base-cell-address="Sheet1.B118"/>
            <calcext:condition calcext:apply-style-name="Untitled3" calcext:value="=&quot;JuanSe&quot;" calcext:base-cell-address="Sheet1.B118"/>
          </calcext:conditional-format>
          <calcext:conditional-format calcext:target-range-address="Sheet1.B119:Sheet1.B119">
            <calcext:condition calcext:apply-style-name="Untitled1" calcext:value="=&quot;JD&quot;" calcext:base-cell-address="Sheet1.B119"/>
            <calcext:condition calcext:apply-style-name="Untitled2" calcext:value="=&quot;Daniel&quot;" calcext:base-cell-address="Sheet1.B119"/>
            <calcext:condition calcext:apply-style-name="Untitled3" calcext:value="=&quot;JuanSe&quot;" calcext:base-cell-address="Sheet1.B119"/>
          </calcext:conditional-format>
          <calcext:conditional-format calcext:target-range-address="Sheet1.B120:Sheet1.B120">
            <calcext:condition calcext:apply-style-name="Untitled1" calcext:value="=&quot;JD&quot;" calcext:base-cell-address="Sheet1.B120"/>
            <calcext:condition calcext:apply-style-name="Untitled2" calcext:value="=&quot;Daniel&quot;" calcext:base-cell-address="Sheet1.B120"/>
            <calcext:condition calcext:apply-style-name="Untitled3" calcext:value="=&quot;JuanSe&quot;" calcext:base-cell-address="Sheet1.B120"/>
          </calcext:conditional-format>
          <calcext:conditional-format calcext:target-range-address="Sheet1.B121:Sheet1.B121">
            <calcext:condition calcext:apply-style-name="Untitled1" calcext:value="=&quot;JD&quot;" calcext:base-cell-address="Sheet1.B121"/>
            <calcext:condition calcext:apply-style-name="Untitled2" calcext:value="=&quot;Daniel&quot;" calcext:base-cell-address="Sheet1.B121"/>
            <calcext:condition calcext:apply-style-name="Untitled3" calcext:value="=&quot;JuanSe&quot;" calcext:base-cell-address="Sheet1.B121"/>
          </calcext:conditional-format>
          <calcext:conditional-format calcext:target-range-address="Sheet1.B122:Sheet1.B122">
            <calcext:condition calcext:apply-style-name="Untitled1" calcext:value="=&quot;JD&quot;" calcext:base-cell-address="Sheet1.B122"/>
            <calcext:condition calcext:apply-style-name="Untitled2" calcext:value="=&quot;Daniel&quot;" calcext:base-cell-address="Sheet1.B122"/>
            <calcext:condition calcext:apply-style-name="Untitled3" calcext:value="=&quot;JuanSe&quot;" calcext:base-cell-address="Sheet1.B122"/>
          </calcext:conditional-format>
          <calcext:conditional-format calcext:target-range-address="Sheet1.B123:Sheet1.B123">
            <calcext:condition calcext:apply-style-name="Untitled1" calcext:value="=&quot;JD&quot;" calcext:base-cell-address="Sheet1.B123"/>
            <calcext:condition calcext:apply-style-name="Untitled2" calcext:value="=&quot;Daniel&quot;" calcext:base-cell-address="Sheet1.B123"/>
            <calcext:condition calcext:apply-style-name="Untitled3" calcext:value="=&quot;JuanSe&quot;" calcext:base-cell-address="Sheet1.B123"/>
          </calcext:conditional-format>
          <calcext:conditional-format calcext:target-range-address="Sheet1.B124:Sheet1.B124">
            <calcext:condition calcext:apply-style-name="Untitled1" calcext:value="=&quot;JD&quot;" calcext:base-cell-address="Sheet1.B124"/>
            <calcext:condition calcext:apply-style-name="Untitled2" calcext:value="=&quot;Daniel&quot;" calcext:base-cell-address="Sheet1.B124"/>
            <calcext:condition calcext:apply-style-name="Untitled3" calcext:value="=&quot;JuanSe&quot;" calcext:base-cell-address="Sheet1.B124"/>
          </calcext:conditional-format>
          <calcext:conditional-format calcext:target-range-address="Sheet1.B125:Sheet1.B125">
            <calcext:condition calcext:apply-style-name="Untitled1" calcext:value="=&quot;JD&quot;" calcext:base-cell-address="Sheet1.B125"/>
            <calcext:condition calcext:apply-style-name="Untitled2" calcext:value="=&quot;Daniel&quot;" calcext:base-cell-address="Sheet1.B125"/>
            <calcext:condition calcext:apply-style-name="Untitled3" calcext:value="=&quot;JuanSe&quot;" calcext:base-cell-address="Sheet1.B125"/>
          </calcext:conditional-format>
          <calcext:conditional-format calcext:target-range-address="Sheet1.B126:Sheet1.B126">
            <calcext:condition calcext:apply-style-name="Untitled1" calcext:value="=&quot;JD&quot;" calcext:base-cell-address="Sheet1.B126"/>
            <calcext:condition calcext:apply-style-name="Untitled2" calcext:value="=&quot;Daniel&quot;" calcext:base-cell-address="Sheet1.B126"/>
            <calcext:condition calcext:apply-style-name="Untitled3" calcext:value="=&quot;JuanSe&quot;" calcext:base-cell-address="Sheet1.B126"/>
          </calcext:conditional-format>
          <calcext:conditional-format calcext:target-range-address="Sheet1.B127:Sheet1.B127">
            <calcext:condition calcext:apply-style-name="Untitled1" calcext:value="=&quot;JD&quot;" calcext:base-cell-address="Sheet1.B127"/>
            <calcext:condition calcext:apply-style-name="Untitled2" calcext:value="=&quot;Daniel&quot;" calcext:base-cell-address="Sheet1.B127"/>
            <calcext:condition calcext:apply-style-name="Untitled3" calcext:value="=&quot;JuanSe&quot;" calcext:base-cell-address="Sheet1.B127"/>
          </calcext:conditional-format>
          <calcext:conditional-format calcext:target-range-address="Sheet1.B128:Sheet1.B128">
            <calcext:condition calcext:apply-style-name="Untitled1" calcext:value="=&quot;JD&quot;" calcext:base-cell-address="Sheet1.B128"/>
            <calcext:condition calcext:apply-style-name="Untitled2" calcext:value="=&quot;Daniel&quot;" calcext:base-cell-address="Sheet1.B128"/>
            <calcext:condition calcext:apply-style-name="Untitled3" calcext:value="=&quot;JuanSe&quot;" calcext:base-cell-address="Sheet1.B128"/>
          </calcext:conditional-format>
          <calcext:conditional-format calcext:target-range-address="Sheet1.B129:Sheet1.B129">
            <calcext:condition calcext:apply-style-name="Untitled1" calcext:value="=&quot;JD&quot;" calcext:base-cell-address="Sheet1.B129"/>
            <calcext:condition calcext:apply-style-name="Untitled2" calcext:value="=&quot;Daniel&quot;" calcext:base-cell-address="Sheet1.B129"/>
            <calcext:condition calcext:apply-style-name="Untitled3" calcext:value="=&quot;JuanSe&quot;" calcext:base-cell-address="Sheet1.B129"/>
          </calcext:conditional-format>
          <calcext:conditional-format calcext:target-range-address="Sheet1.B130:Sheet1.B130">
            <calcext:condition calcext:apply-style-name="Untitled1" calcext:value="=&quot;JD&quot;" calcext:base-cell-address="Sheet1.B130"/>
            <calcext:condition calcext:apply-style-name="Untitled2" calcext:value="=&quot;Daniel&quot;" calcext:base-cell-address="Sheet1.B130"/>
            <calcext:condition calcext:apply-style-name="Untitled3" calcext:value="=&quot;JuanSe&quot;" calcext:base-cell-address="Sheet1.B130"/>
          </calcext:conditional-format>
          <calcext:conditional-format calcext:target-range-address="Sheet1.B131:Sheet1.B131">
            <calcext:condition calcext:apply-style-name="Untitled1" calcext:value="=&quot;JD&quot;" calcext:base-cell-address="Sheet1.B131"/>
            <calcext:condition calcext:apply-style-name="Untitled2" calcext:value="=&quot;Daniel&quot;" calcext:base-cell-address="Sheet1.B131"/>
            <calcext:condition calcext:apply-style-name="Untitled3" calcext:value="=&quot;JuanSe&quot;" calcext:base-cell-address="Sheet1.B131"/>
          </calcext:conditional-format>
          <calcext:conditional-format calcext:target-range-address="Sheet1.B132:Sheet1.B132">
            <calcext:condition calcext:apply-style-name="Untitled1" calcext:value="=&quot;JD&quot;" calcext:base-cell-address="Sheet1.B132"/>
            <calcext:condition calcext:apply-style-name="Untitled2" calcext:value="=&quot;Daniel&quot;" calcext:base-cell-address="Sheet1.B132"/>
            <calcext:condition calcext:apply-style-name="Untitled3" calcext:value="=&quot;JuanSe&quot;" calcext:base-cell-address="Sheet1.B132"/>
          </calcext:conditional-format>
          <calcext:conditional-format calcext:target-range-address="Sheet1.B133:Sheet1.B133">
            <calcext:condition calcext:apply-style-name="Untitled1" calcext:value="=&quot;JD&quot;" calcext:base-cell-address="Sheet1.B133"/>
            <calcext:condition calcext:apply-style-name="Untitled2" calcext:value="=&quot;Daniel&quot;" calcext:base-cell-address="Sheet1.B133"/>
            <calcext:condition calcext:apply-style-name="Untitled3" calcext:value="=&quot;JuanSe&quot;" calcext:base-cell-address="Sheet1.B133"/>
          </calcext:conditional-format>
          <calcext:conditional-format calcext:target-range-address="Sheet1.B134:Sheet1.B134">
            <calcext:condition calcext:apply-style-name="Untitled1" calcext:value="=&quot;JD&quot;" calcext:base-cell-address="Sheet1.B134"/>
            <calcext:condition calcext:apply-style-name="Untitled2" calcext:value="=&quot;Daniel&quot;" calcext:base-cell-address="Sheet1.B134"/>
            <calcext:condition calcext:apply-style-name="Untitled3" calcext:value="=&quot;JuanSe&quot;" calcext:base-cell-address="Sheet1.B134"/>
          </calcext:conditional-format>
          <calcext:conditional-format calcext:target-range-address="Sheet1.B135:Sheet1.B135">
            <calcext:condition calcext:apply-style-name="Untitled1" calcext:value="=&quot;JD&quot;" calcext:base-cell-address="Sheet1.B135"/>
            <calcext:condition calcext:apply-style-name="Untitled2" calcext:value="=&quot;Daniel&quot;" calcext:base-cell-address="Sheet1.B135"/>
            <calcext:condition calcext:apply-style-name="Untitled3" calcext:value="=&quot;JuanSe&quot;" calcext:base-cell-address="Sheet1.B135"/>
          </calcext:conditional-format>
          <calcext:conditional-format calcext:target-range-address="Sheet1.B136:Sheet1.B136">
            <calcext:condition calcext:apply-style-name="Untitled1" calcext:value="=&quot;JD&quot;" calcext:base-cell-address="Sheet1.B136"/>
            <calcext:condition calcext:apply-style-name="Untitled2" calcext:value="=&quot;Daniel&quot;" calcext:base-cell-address="Sheet1.B136"/>
            <calcext:condition calcext:apply-style-name="Untitled3" calcext:value="=&quot;JuanSe&quot;" calcext:base-cell-address="Sheet1.B136"/>
          </calcext:conditional-format>
          <calcext:conditional-format calcext:target-range-address="Sheet1.B137:Sheet1.B137">
            <calcext:condition calcext:apply-style-name="Untitled1" calcext:value="=&quot;JD&quot;" calcext:base-cell-address="Sheet1.B137"/>
            <calcext:condition calcext:apply-style-name="Untitled2" calcext:value="=&quot;Daniel&quot;" calcext:base-cell-address="Sheet1.B137"/>
            <calcext:condition calcext:apply-style-name="Untitled3" calcext:value="=&quot;JuanSe&quot;" calcext:base-cell-address="Sheet1.B137"/>
          </calcext:conditional-format>
          <calcext:conditional-format calcext:target-range-address="Sheet1.B138:Sheet1.B138">
            <calcext:condition calcext:apply-style-name="Untitled1" calcext:value="=&quot;JD&quot;" calcext:base-cell-address="Sheet1.B138"/>
            <calcext:condition calcext:apply-style-name="Untitled2" calcext:value="=&quot;Daniel&quot;" calcext:base-cell-address="Sheet1.B138"/>
            <calcext:condition calcext:apply-style-name="Untitled3" calcext:value="=&quot;JuanSe&quot;" calcext:base-cell-address="Sheet1.B138"/>
          </calcext:conditional-format>
          <calcext:conditional-format calcext:target-range-address="Sheet1.B139:Sheet1.B139">
            <calcext:condition calcext:apply-style-name="Untitled1" calcext:value="=&quot;JD&quot;" calcext:base-cell-address="Sheet1.B139"/>
            <calcext:condition calcext:apply-style-name="Untitled2" calcext:value="=&quot;Daniel&quot;" calcext:base-cell-address="Sheet1.B139"/>
            <calcext:condition calcext:apply-style-name="Untitled3" calcext:value="=&quot;JuanSe&quot;" calcext:base-cell-address="Sheet1.B139"/>
          </calcext:conditional-format>
          <calcext:conditional-format calcext:target-range-address="Sheet1.B140:Sheet1.B140">
            <calcext:condition calcext:apply-style-name="Untitled1" calcext:value="=&quot;JD&quot;" calcext:base-cell-address="Sheet1.B140"/>
            <calcext:condition calcext:apply-style-name="Untitled2" calcext:value="=&quot;Daniel&quot;" calcext:base-cell-address="Sheet1.B140"/>
            <calcext:condition calcext:apply-style-name="Untitled3" calcext:value="=&quot;JuanSe&quot;" calcext:base-cell-address="Sheet1.B140"/>
          </calcext:conditional-format>
          <calcext:conditional-format calcext:target-range-address="Sheet1.B141:Sheet1.B141">
            <calcext:condition calcext:apply-style-name="Untitled1" calcext:value="=&quot;JD&quot;" calcext:base-cell-address="Sheet1.B141"/>
            <calcext:condition calcext:apply-style-name="Untitled2" calcext:value="=&quot;Daniel&quot;" calcext:base-cell-address="Sheet1.B141"/>
            <calcext:condition calcext:apply-style-name="Untitled3" calcext:value="=&quot;JuanSe&quot;" calcext:base-cell-address="Sheet1.B141"/>
          </calcext:conditional-format>
          <calcext:conditional-format calcext:target-range-address="Sheet1.B142:Sheet1.B142">
            <calcext:condition calcext:apply-style-name="Untitled1" calcext:value="=&quot;JD&quot;" calcext:base-cell-address="Sheet1.B142"/>
            <calcext:condition calcext:apply-style-name="Untitled2" calcext:value="=&quot;Daniel&quot;" calcext:base-cell-address="Sheet1.B142"/>
            <calcext:condition calcext:apply-style-name="Untitled3" calcext:value="=&quot;JuanSe&quot;" calcext:base-cell-address="Sheet1.B142"/>
          </calcext:conditional-format>
          <calcext:conditional-format calcext:target-range-address="Sheet1.B143:Sheet1.B143">
            <calcext:condition calcext:apply-style-name="Untitled1" calcext:value="=&quot;JD&quot;" calcext:base-cell-address="Sheet1.B143"/>
            <calcext:condition calcext:apply-style-name="Untitled2" calcext:value="=&quot;Daniel&quot;" calcext:base-cell-address="Sheet1.B143"/>
            <calcext:condition calcext:apply-style-name="Untitled3" calcext:value="=&quot;JuanSe&quot;" calcext:base-cell-address="Sheet1.B143"/>
          </calcext:conditional-format>
          <calcext:conditional-format calcext:target-range-address="Sheet1.B144:Sheet1.B144">
            <calcext:condition calcext:apply-style-name="Untitled1" calcext:value="=&quot;JD&quot;" calcext:base-cell-address="Sheet1.B144"/>
            <calcext:condition calcext:apply-style-name="Untitled2" calcext:value="=&quot;Daniel&quot;" calcext:base-cell-address="Sheet1.B144"/>
            <calcext:condition calcext:apply-style-name="Untitled3" calcext:value="=&quot;JuanSe&quot;" calcext:base-cell-address="Sheet1.B144"/>
          </calcext:conditional-format>
          <calcext:conditional-format calcext:target-range-address="Sheet1.B145:Sheet1.B145">
            <calcext:condition calcext:apply-style-name="Untitled1" calcext:value="=&quot;JD&quot;" calcext:base-cell-address="Sheet1.B145"/>
            <calcext:condition calcext:apply-style-name="Untitled2" calcext:value="=&quot;Daniel&quot;" calcext:base-cell-address="Sheet1.B145"/>
            <calcext:condition calcext:apply-style-name="Untitled3" calcext:value="=&quot;JuanSe&quot;" calcext:base-cell-address="Sheet1.B145"/>
          </calcext:conditional-format>
          <calcext:conditional-format calcext:target-range-address="Sheet1.B146:Sheet1.B146">
            <calcext:condition calcext:apply-style-name="Untitled1" calcext:value="=&quot;JD&quot;" calcext:base-cell-address="Sheet1.B146"/>
            <calcext:condition calcext:apply-style-name="Untitled2" calcext:value="=&quot;Daniel&quot;" calcext:base-cell-address="Sheet1.B146"/>
            <calcext:condition calcext:apply-style-name="Untitled3" calcext:value="=&quot;JuanSe&quot;" calcext:base-cell-address="Sheet1.B146"/>
          </calcext:conditional-format>
          <calcext:conditional-format calcext:target-range-address="Sheet1.B147:Sheet1.B147">
            <calcext:condition calcext:apply-style-name="Untitled1" calcext:value="=&quot;JD&quot;" calcext:base-cell-address="Sheet1.B147"/>
            <calcext:condition calcext:apply-style-name="Untitled2" calcext:value="=&quot;Daniel&quot;" calcext:base-cell-address="Sheet1.B147"/>
            <calcext:condition calcext:apply-style-name="Untitled3" calcext:value="=&quot;JuanSe&quot;" calcext:base-cell-address="Sheet1.B147"/>
          </calcext:conditional-format>
          <calcext:conditional-format calcext:target-range-address="Sheet1.B148:Sheet1.B148">
            <calcext:condition calcext:apply-style-name="Untitled1" calcext:value="=&quot;JD&quot;" calcext:base-cell-address="Sheet1.B148"/>
            <calcext:condition calcext:apply-style-name="Untitled2" calcext:value="=&quot;Daniel&quot;" calcext:base-cell-address="Sheet1.B148"/>
            <calcext:condition calcext:apply-style-name="Untitled3" calcext:value="=&quot;JuanSe&quot;" calcext:base-cell-address="Sheet1.B148"/>
          </calcext:conditional-format>
          <calcext:conditional-format calcext:target-range-address="Sheet1.B149:Sheet1.B149">
            <calcext:condition calcext:apply-style-name="Untitled1" calcext:value="=&quot;JD&quot;" calcext:base-cell-address="Sheet1.B149"/>
            <calcext:condition calcext:apply-style-name="Untitled2" calcext:value="=&quot;Daniel&quot;" calcext:base-cell-address="Sheet1.B149"/>
            <calcext:condition calcext:apply-style-name="Untitled3" calcext:value="=&quot;JuanSe&quot;" calcext:base-cell-address="Sheet1.B149"/>
          </calcext:conditional-format>
          <calcext:conditional-format calcext:target-range-address="Sheet1.B150:Sheet1.B150">
            <calcext:condition calcext:apply-style-name="Untitled1" calcext:value="=&quot;JD&quot;" calcext:base-cell-address="Sheet1.B150"/>
            <calcext:condition calcext:apply-style-name="Untitled2" calcext:value="=&quot;Daniel&quot;" calcext:base-cell-address="Sheet1.B150"/>
            <calcext:condition calcext:apply-style-name="Untitled3" calcext:value="=&quot;JuanSe&quot;" calcext:base-cell-address="Sheet1.B150"/>
          </calcext:conditional-format>
          <calcext:conditional-format calcext:target-range-address="Sheet1.B151:Sheet1.B151">
            <calcext:condition calcext:apply-style-name="Untitled1" calcext:value="=&quot;JD&quot;" calcext:base-cell-address="Sheet1.B151"/>
            <calcext:condition calcext:apply-style-name="Untitled2" calcext:value="=&quot;Daniel&quot;" calcext:base-cell-address="Sheet1.B151"/>
            <calcext:condition calcext:apply-style-name="Untitled3" calcext:value="=&quot;JuanSe&quot;" calcext:base-cell-address="Sheet1.B151"/>
          </calcext:conditional-format>
          <calcext:conditional-format calcext:target-range-address="Sheet1.B152:Sheet1.B152">
            <calcext:condition calcext:apply-style-name="Untitled1" calcext:value="=&quot;JD&quot;" calcext:base-cell-address="Sheet1.B152"/>
            <calcext:condition calcext:apply-style-name="Untitled2" calcext:value="=&quot;Daniel&quot;" calcext:base-cell-address="Sheet1.B152"/>
            <calcext:condition calcext:apply-style-name="Untitled3" calcext:value="=&quot;JuanSe&quot;" calcext:base-cell-address="Sheet1.B152"/>
          </calcext:conditional-format>
          <calcext:conditional-format calcext:target-range-address="Sheet1.B153:Sheet1.B153">
            <calcext:condition calcext:apply-style-name="Untitled1" calcext:value="=&quot;JD&quot;" calcext:base-cell-address="Sheet1.B153"/>
            <calcext:condition calcext:apply-style-name="Untitled2" calcext:value="=&quot;Daniel&quot;" calcext:base-cell-address="Sheet1.B153"/>
            <calcext:condition calcext:apply-style-name="Untitled3" calcext:value="=&quot;JuanSe&quot;" calcext:base-cell-address="Sheet1.B153"/>
          </calcext:conditional-format>
          <calcext:conditional-format calcext:target-range-address="Sheet1.B154:Sheet1.B154">
            <calcext:condition calcext:apply-style-name="Untitled1" calcext:value="=&quot;JD&quot;" calcext:base-cell-address="Sheet1.B154"/>
            <calcext:condition calcext:apply-style-name="Untitled2" calcext:value="=&quot;Daniel&quot;" calcext:base-cell-address="Sheet1.B154"/>
            <calcext:condition calcext:apply-style-name="Untitled3" calcext:value="=&quot;JuanSe&quot;" calcext:base-cell-address="Sheet1.B154"/>
          </calcext:conditional-format>
          <calcext:conditional-format calcext:target-range-address="Sheet1.B155:Sheet1.B155">
            <calcext:condition calcext:apply-style-name="Untitled1" calcext:value="=&quot;JD&quot;" calcext:base-cell-address="Sheet1.B155"/>
            <calcext:condition calcext:apply-style-name="Untitled2" calcext:value="=&quot;Daniel&quot;" calcext:base-cell-address="Sheet1.B155"/>
            <calcext:condition calcext:apply-style-name="Untitled3" calcext:value="=&quot;JuanSe&quot;" calcext:base-cell-address="Sheet1.B155"/>
          </calcext:conditional-format>
          <calcext:conditional-format calcext:target-range-address="Sheet1.B156:Sheet1.B156">
            <calcext:condition calcext:apply-style-name="Untitled1" calcext:value="=&quot;JD&quot;" calcext:base-cell-address="Sheet1.B156"/>
            <calcext:condition calcext:apply-style-name="Untitled2" calcext:value="=&quot;Daniel&quot;" calcext:base-cell-address="Sheet1.B156"/>
            <calcext:condition calcext:apply-style-name="Untitled3" calcext:value="=&quot;JuanSe&quot;" calcext:base-cell-address="Sheet1.B156"/>
          </calcext:conditional-format>
          <calcext:conditional-format calcext:target-range-address="Sheet1.B157:Sheet1.B157">
            <calcext:condition calcext:apply-style-name="Untitled1" calcext:value="=&quot;JD&quot;" calcext:base-cell-address="Sheet1.B157"/>
            <calcext:condition calcext:apply-style-name="Untitled2" calcext:value="=&quot;Daniel&quot;" calcext:base-cell-address="Sheet1.B157"/>
            <calcext:condition calcext:apply-style-name="Untitled3" calcext:value="=&quot;JuanSe&quot;" calcext:base-cell-address="Sheet1.B157"/>
          </calcext:conditional-format>
          <calcext:conditional-format calcext:target-range-address="Sheet1.B158:Sheet1.B158">
            <calcext:condition calcext:apply-style-name="Untitled1" calcext:value="=&quot;JD&quot;" calcext:base-cell-address="Sheet1.B158"/>
            <calcext:condition calcext:apply-style-name="Untitled2" calcext:value="=&quot;Daniel&quot;" calcext:base-cell-address="Sheet1.B158"/>
            <calcext:condition calcext:apply-style-name="Untitled3" calcext:value="=&quot;JuanSe&quot;" calcext:base-cell-address="Sheet1.B158"/>
          </calcext:conditional-format>
          <calcext:conditional-format calcext:target-range-address="Sheet1.B159:Sheet1.B159">
            <calcext:condition calcext:apply-style-name="Untitled1" calcext:value="=&quot;JD&quot;" calcext:base-cell-address="Sheet1.B159"/>
            <calcext:condition calcext:apply-style-name="Untitled2" calcext:value="=&quot;Daniel&quot;" calcext:base-cell-address="Sheet1.B159"/>
            <calcext:condition calcext:apply-style-name="Untitled3" calcext:value="=&quot;JuanSe&quot;" calcext:base-cell-address="Sheet1.B159"/>
          </calcext:conditional-format>
          <calcext:conditional-format calcext:target-range-address="Sheet1.B160:Sheet1.B160">
            <calcext:condition calcext:apply-style-name="Untitled1" calcext:value="=&quot;JD&quot;" calcext:base-cell-address="Sheet1.B160"/>
            <calcext:condition calcext:apply-style-name="Untitled2" calcext:value="=&quot;Daniel&quot;" calcext:base-cell-address="Sheet1.B160"/>
            <calcext:condition calcext:apply-style-name="Untitled3" calcext:value="=&quot;JuanSe&quot;" calcext:base-cell-address="Sheet1.B160"/>
          </calcext:conditional-format>
          <calcext:conditional-format calcext:target-range-address="Sheet1.B161:Sheet1.B161">
            <calcext:condition calcext:apply-style-name="Untitled1" calcext:value="=&quot;JD&quot;" calcext:base-cell-address="Sheet1.B161"/>
            <calcext:condition calcext:apply-style-name="Untitled2" calcext:value="=&quot;Daniel&quot;" calcext:base-cell-address="Sheet1.B161"/>
            <calcext:condition calcext:apply-style-name="Untitled3" calcext:value="=&quot;JuanSe&quot;" calcext:base-cell-address="Sheet1.B161"/>
          </calcext:conditional-format>
          <calcext:conditional-format calcext:target-range-address="Sheet1.B162:Sheet1.B162">
            <calcext:condition calcext:apply-style-name="Untitled1" calcext:value="=&quot;JD&quot;" calcext:base-cell-address="Sheet1.B162"/>
            <calcext:condition calcext:apply-style-name="Untitled2" calcext:value="=&quot;Daniel&quot;" calcext:base-cell-address="Sheet1.B162"/>
            <calcext:condition calcext:apply-style-name="Untitled3" calcext:value="=&quot;JuanSe&quot;" calcext:base-cell-address="Sheet1.B162"/>
          </calcext:conditional-format>
          <calcext:conditional-format calcext:target-range-address="Sheet1.B163:Sheet1.B163">
            <calcext:condition calcext:apply-style-name="Untitled1" calcext:value="=&quot;JD&quot;" calcext:base-cell-address="Sheet1.B163"/>
            <calcext:condition calcext:apply-style-name="Untitled2" calcext:value="=&quot;Daniel&quot;" calcext:base-cell-address="Sheet1.B163"/>
            <calcext:condition calcext:apply-style-name="Untitled3" calcext:value="=&quot;JuanSe&quot;" calcext:base-cell-address="Sheet1.B163"/>
          </calcext:conditional-format>
          <calcext:conditional-format calcext:target-range-address="Sheet1.B164:Sheet1.B164">
            <calcext:condition calcext:apply-style-name="Untitled1" calcext:value="=&quot;JD&quot;" calcext:base-cell-address="Sheet1.B164"/>
            <calcext:condition calcext:apply-style-name="Untitled2" calcext:value="=&quot;Daniel&quot;" calcext:base-cell-address="Sheet1.B164"/>
            <calcext:condition calcext:apply-style-name="Untitled3" calcext:value="=&quot;JuanSe&quot;" calcext:base-cell-address="Sheet1.B164"/>
          </calcext:conditional-format>
          <calcext:conditional-format calcext:target-range-address="Sheet1.B165:Sheet1.B165">
            <calcext:condition calcext:apply-style-name="Untitled1" calcext:value="=&quot;JD&quot;" calcext:base-cell-address="Sheet1.B165"/>
            <calcext:condition calcext:apply-style-name="Untitled2" calcext:value="=&quot;Daniel&quot;" calcext:base-cell-address="Sheet1.B165"/>
            <calcext:condition calcext:apply-style-name="Untitled3" calcext:value="=&quot;JuanSe&quot;" calcext:base-cell-address="Sheet1.B165"/>
          </calcext:conditional-format>
          <calcext:conditional-format calcext:target-range-address="Sheet1.B166:Sheet1.B166">
            <calcext:condition calcext:apply-style-name="Untitled1" calcext:value="=&quot;JD&quot;" calcext:base-cell-address="Sheet1.B166"/>
            <calcext:condition calcext:apply-style-name="Untitled2" calcext:value="=&quot;Daniel&quot;" calcext:base-cell-address="Sheet1.B166"/>
            <calcext:condition calcext:apply-style-name="Untitled3" calcext:value="=&quot;JuanSe&quot;" calcext:base-cell-address="Sheet1.B166"/>
          </calcext:conditional-format>
          <calcext:conditional-format calcext:target-range-address="Sheet1.B167:Sheet1.B167">
            <calcext:condition calcext:apply-style-name="Untitled1" calcext:value="=&quot;JD&quot;" calcext:base-cell-address="Sheet1.B167"/>
            <calcext:condition calcext:apply-style-name="Untitled2" calcext:value="=&quot;Daniel&quot;" calcext:base-cell-address="Sheet1.B167"/>
            <calcext:condition calcext:apply-style-name="Untitled3" calcext:value="=&quot;JuanSe&quot;" calcext:base-cell-address="Sheet1.B167"/>
          </calcext:conditional-format>
          <calcext:conditional-format calcext:target-range-address="Sheet1.B168:Sheet1.B168">
            <calcext:condition calcext:apply-style-name="Untitled1" calcext:value="=&quot;JD&quot;" calcext:base-cell-address="Sheet1.B168"/>
            <calcext:condition calcext:apply-style-name="Untitled2" calcext:value="=&quot;Daniel&quot;" calcext:base-cell-address="Sheet1.B168"/>
            <calcext:condition calcext:apply-style-name="Untitled3" calcext:value="=&quot;JuanSe&quot;" calcext:base-cell-address="Sheet1.B168"/>
          </calcext:conditional-format>
          <calcext:conditional-format calcext:target-range-address="Sheet1.B169:Sheet1.B169">
            <calcext:condition calcext:apply-style-name="Untitled1" calcext:value="=&quot;JD&quot;" calcext:base-cell-address="Sheet1.B169"/>
            <calcext:condition calcext:apply-style-name="Untitled2" calcext:value="=&quot;Daniel&quot;" calcext:base-cell-address="Sheet1.B169"/>
            <calcext:condition calcext:apply-style-name="Untitled3" calcext:value="=&quot;JuanSe&quot;" calcext:base-cell-address="Sheet1.B169"/>
          </calcext:conditional-format>
          <calcext:conditional-format calcext:target-range-address="Sheet1.B170:Sheet1.B170">
            <calcext:condition calcext:apply-style-name="Untitled1" calcext:value="=&quot;JD&quot;" calcext:base-cell-address="Sheet1.B170"/>
            <calcext:condition calcext:apply-style-name="Untitled2" calcext:value="=&quot;Daniel&quot;" calcext:base-cell-address="Sheet1.B170"/>
            <calcext:condition calcext:apply-style-name="Untitled3" calcext:value="=&quot;JuanSe&quot;" calcext:base-cell-address="Sheet1.B170"/>
          </calcext:conditional-format>
          <calcext:conditional-format calcext:target-range-address="Sheet1.B171:Sheet1.B171">
            <calcext:condition calcext:apply-style-name="Untitled1" calcext:value="=&quot;JD&quot;" calcext:base-cell-address="Sheet1.B171"/>
            <calcext:condition calcext:apply-style-name="Untitled2" calcext:value="=&quot;Daniel&quot;" calcext:base-cell-address="Sheet1.B171"/>
            <calcext:condition calcext:apply-style-name="Untitled3" calcext:value="=&quot;JuanSe&quot;" calcext:base-cell-address="Sheet1.B171"/>
          </calcext:conditional-format>
          <calcext:conditional-format calcext:target-range-address="Sheet1.B172:Sheet1.B172">
            <calcext:condition calcext:apply-style-name="Untitled1" calcext:value="=&quot;JD&quot;" calcext:base-cell-address="Sheet1.B172"/>
            <calcext:condition calcext:apply-style-name="Untitled2" calcext:value="=&quot;Daniel&quot;" calcext:base-cell-address="Sheet1.B172"/>
            <calcext:condition calcext:apply-style-name="Untitled3" calcext:value="=&quot;JuanSe&quot;" calcext:base-cell-address="Sheet1.B172"/>
          </calcext:conditional-format>
          <calcext:conditional-format calcext:target-range-address="Sheet1.B173:Sheet1.B173">
            <calcext:condition calcext:apply-style-name="Untitled1" calcext:value="=&quot;JD&quot;" calcext:base-cell-address="Sheet1.B173"/>
            <calcext:condition calcext:apply-style-name="Untitled2" calcext:value="=&quot;Daniel&quot;" calcext:base-cell-address="Sheet1.B173"/>
            <calcext:condition calcext:apply-style-name="Untitled3" calcext:value="=&quot;JuanSe&quot;" calcext:base-cell-address="Sheet1.B173"/>
          </calcext:conditional-format>
          <calcext:conditional-format calcext:target-range-address="Sheet1.B174:Sheet1.B174">
            <calcext:condition calcext:apply-style-name="Untitled1" calcext:value="=&quot;JD&quot;" calcext:base-cell-address="Sheet1.B174"/>
            <calcext:condition calcext:apply-style-name="Untitled2" calcext:value="=&quot;Daniel&quot;" calcext:base-cell-address="Sheet1.B174"/>
            <calcext:condition calcext:apply-style-name="Untitled3" calcext:value="=&quot;JuanSe&quot;" calcext:base-cell-address="Sheet1.B174"/>
          </calcext:conditional-format>
          <calcext:conditional-format calcext:target-range-address="Sheet1.B175:Sheet1.B175">
            <calcext:condition calcext:apply-style-name="Untitled1" calcext:value="=&quot;JD&quot;" calcext:base-cell-address="Sheet1.B175"/>
            <calcext:condition calcext:apply-style-name="Untitled2" calcext:value="=&quot;Daniel&quot;" calcext:base-cell-address="Sheet1.B175"/>
            <calcext:condition calcext:apply-style-name="Untitled3" calcext:value="=&quot;JuanSe&quot;" calcext:base-cell-address="Sheet1.B175"/>
          </calcext:conditional-format>
          <calcext:conditional-format calcext:target-range-address="Sheet1.B176:Sheet1.B176">
            <calcext:condition calcext:apply-style-name="Untitled1" calcext:value="=&quot;JD&quot;" calcext:base-cell-address="Sheet1.B176"/>
            <calcext:condition calcext:apply-style-name="Untitled2" calcext:value="=&quot;Daniel&quot;" calcext:base-cell-address="Sheet1.B176"/>
            <calcext:condition calcext:apply-style-name="Untitled3" calcext:value="=&quot;JuanSe&quot;" calcext:base-cell-address="Sheet1.B176"/>
          </calcext:conditional-format>
          <calcext:conditional-format calcext:target-range-address="Sheet1.B177:Sheet1.B177">
            <calcext:condition calcext:apply-style-name="Untitled1" calcext:value="=&quot;JD&quot;" calcext:base-cell-address="Sheet1.B177"/>
            <calcext:condition calcext:apply-style-name="Untitled2" calcext:value="=&quot;Daniel&quot;" calcext:base-cell-address="Sheet1.B177"/>
            <calcext:condition calcext:apply-style-name="Untitled3" calcext:value="=&quot;JuanSe&quot;" calcext:base-cell-address="Sheet1.B177"/>
          </calcext:conditional-format>
          <calcext:conditional-format calcext:target-range-address="Sheet1.B178:Sheet1.B178">
            <calcext:condition calcext:apply-style-name="Untitled1" calcext:value="=&quot;JD&quot;" calcext:base-cell-address="Sheet1.B178"/>
            <calcext:condition calcext:apply-style-name="Untitled2" calcext:value="=&quot;Daniel&quot;" calcext:base-cell-address="Sheet1.B178"/>
            <calcext:condition calcext:apply-style-name="Untitled3" calcext:value="=&quot;JuanSe&quot;" calcext:base-cell-address="Sheet1.B178"/>
          </calcext:conditional-format>
          <calcext:conditional-format calcext:target-range-address="Sheet1.B179:Sheet1.B179">
            <calcext:condition calcext:apply-style-name="Untitled1" calcext:value="=&quot;JD&quot;" calcext:base-cell-address="Sheet1.B179"/>
            <calcext:condition calcext:apply-style-name="Untitled2" calcext:value="=&quot;Daniel&quot;" calcext:base-cell-address="Sheet1.B179"/>
            <calcext:condition calcext:apply-style-name="Untitled3" calcext:value="=&quot;JuanSe&quot;" calcext:base-cell-address="Sheet1.B179"/>
          </calcext:conditional-format>
          <calcext:conditional-format calcext:target-range-address="Sheet1.B180:Sheet1.B180">
            <calcext:condition calcext:apply-style-name="Untitled1" calcext:value="=&quot;JD&quot;" calcext:base-cell-address="Sheet1.B180"/>
            <calcext:condition calcext:apply-style-name="Untitled2" calcext:value="=&quot;Daniel&quot;" calcext:base-cell-address="Sheet1.B180"/>
            <calcext:condition calcext:apply-style-name="Untitled3" calcext:value="=&quot;JuanSe&quot;" calcext:base-cell-address="Sheet1.B180"/>
          </calcext:conditional-format>
          <calcext:conditional-format calcext:target-range-address="Sheet1.B181:Sheet1.B181">
            <calcext:condition calcext:apply-style-name="Untitled1" calcext:value="=&quot;JD&quot;" calcext:base-cell-address="Sheet1.B181"/>
            <calcext:condition calcext:apply-style-name="Untitled2" calcext:value="=&quot;Daniel&quot;" calcext:base-cell-address="Sheet1.B181"/>
            <calcext:condition calcext:apply-style-name="Untitled3" calcext:value="=&quot;JuanSe&quot;" calcext:base-cell-address="Sheet1.B181"/>
          </calcext:conditional-format>
          <calcext:conditional-format calcext:target-range-address="Sheet1.B182:Sheet1.B182">
            <calcext:condition calcext:apply-style-name="Untitled1" calcext:value="=&quot;JD&quot;" calcext:base-cell-address="Sheet1.B182"/>
            <calcext:condition calcext:apply-style-name="Untitled2" calcext:value="=&quot;Daniel&quot;" calcext:base-cell-address="Sheet1.B182"/>
            <calcext:condition calcext:apply-style-name="Untitled3" calcext:value="=&quot;JuanSe&quot;" calcext:base-cell-address="Sheet1.B182"/>
          </calcext:conditional-format>
          <calcext:conditional-format calcext:target-range-address="Sheet1.B183:Sheet1.B183">
            <calcext:condition calcext:apply-style-name="Untitled1" calcext:value="=&quot;JD&quot;" calcext:base-cell-address="Sheet1.B183"/>
            <calcext:condition calcext:apply-style-name="Untitled2" calcext:value="=&quot;Daniel&quot;" calcext:base-cell-address="Sheet1.B183"/>
            <calcext:condition calcext:apply-style-name="Untitled3" calcext:value="=&quot;JuanSe&quot;" calcext:base-cell-address="Sheet1.B183"/>
          </calcext:conditional-format>
          <calcext:conditional-format calcext:target-range-address="Sheet1.B184:Sheet1.B184">
            <calcext:condition calcext:apply-style-name="Untitled1" calcext:value="=&quot;JD&quot;" calcext:base-cell-address="Sheet1.B184"/>
            <calcext:condition calcext:apply-style-name="Untitled2" calcext:value="=&quot;Daniel&quot;" calcext:base-cell-address="Sheet1.B184"/>
            <calcext:condition calcext:apply-style-name="Untitled3" calcext:value="=&quot;JuanSe&quot;" calcext:base-cell-address="Sheet1.B184"/>
          </calcext:conditional-format>
          <calcext:conditional-format calcext:target-range-address="Sheet1.B185:Sheet1.B185">
            <calcext:condition calcext:apply-style-name="Untitled1" calcext:value="=&quot;JD&quot;" calcext:base-cell-address="Sheet1.B185"/>
            <calcext:condition calcext:apply-style-name="Untitled2" calcext:value="=&quot;Daniel&quot;" calcext:base-cell-address="Sheet1.B185"/>
            <calcext:condition calcext:apply-style-name="Untitled3" calcext:value="=&quot;JuanSe&quot;" calcext:base-cell-address="Sheet1.B185"/>
          </calcext:conditional-format>
          <calcext:conditional-format calcext:target-range-address="Sheet1.B186:Sheet1.B186">
            <calcext:condition calcext:apply-style-name="Untitled1" calcext:value="=&quot;JD&quot;" calcext:base-cell-address="Sheet1.B186"/>
            <calcext:condition calcext:apply-style-name="Untitled2" calcext:value="=&quot;Daniel&quot;" calcext:base-cell-address="Sheet1.B186"/>
            <calcext:condition calcext:apply-style-name="Untitled3" calcext:value="=&quot;JuanSe&quot;" calcext:base-cell-address="Sheet1.B186"/>
          </calcext:conditional-format>
          <calcext:conditional-format calcext:target-range-address="Sheet1.B187:Sheet1.B187">
            <calcext:condition calcext:apply-style-name="Untitled1" calcext:value="=&quot;JD&quot;" calcext:base-cell-address="Sheet1.B187"/>
            <calcext:condition calcext:apply-style-name="Untitled2" calcext:value="=&quot;Daniel&quot;" calcext:base-cell-address="Sheet1.B187"/>
            <calcext:condition calcext:apply-style-name="Untitled3" calcext:value="=&quot;JuanSe&quot;" calcext:base-cell-address="Sheet1.B187"/>
          </calcext:conditional-format>
          <calcext:conditional-format calcext:target-range-address="Sheet1.B188:Sheet1.B188">
            <calcext:condition calcext:apply-style-name="Untitled1" calcext:value="=&quot;JD&quot;" calcext:base-cell-address="Sheet1.B188"/>
            <calcext:condition calcext:apply-style-name="Untitled2" calcext:value="=&quot;Daniel&quot;" calcext:base-cell-address="Sheet1.B188"/>
            <calcext:condition calcext:apply-style-name="Untitled3" calcext:value="=&quot;JuanSe&quot;" calcext:base-cell-address="Sheet1.B188"/>
          </calcext:conditional-format>
          <calcext:conditional-format calcext:target-range-address="Sheet1.B189:Sheet1.B189">
            <calcext:condition calcext:apply-style-name="Untitled1" calcext:value="=&quot;JD&quot;" calcext:base-cell-address="Sheet1.B189"/>
            <calcext:condition calcext:apply-style-name="Untitled2" calcext:value="=&quot;Daniel&quot;" calcext:base-cell-address="Sheet1.B189"/>
            <calcext:condition calcext:apply-style-name="Untitled3" calcext:value="=&quot;JuanSe&quot;" calcext:base-cell-address="Sheet1.B189"/>
          </calcext:conditional-format>
          <calcext:conditional-format calcext:target-range-address="Sheet1.B190:Sheet1.B190">
            <calcext:condition calcext:apply-style-name="Untitled1" calcext:value="=&quot;JD&quot;" calcext:base-cell-address="Sheet1.B190"/>
            <calcext:condition calcext:apply-style-name="Untitled2" calcext:value="=&quot;Daniel&quot;" calcext:base-cell-address="Sheet1.B190"/>
            <calcext:condition calcext:apply-style-name="Untitled3" calcext:value="=&quot;JuanSe&quot;" calcext:base-cell-address="Sheet1.B190"/>
          </calcext:conditional-format>
          <calcext:conditional-format calcext:target-range-address="Sheet1.B191:Sheet1.B191">
            <calcext:condition calcext:apply-style-name="Untitled1" calcext:value="=&quot;JD&quot;" calcext:base-cell-address="Sheet1.B191"/>
            <calcext:condition calcext:apply-style-name="Untitled2" calcext:value="=&quot;Daniel&quot;" calcext:base-cell-address="Sheet1.B191"/>
            <calcext:condition calcext:apply-style-name="Untitled3" calcext:value="=&quot;JuanSe&quot;" calcext:base-cell-address="Sheet1.B191"/>
          </calcext:conditional-format>
          <calcext:conditional-format calcext:target-range-address="Sheet1.B192:Sheet1.B192">
            <calcext:condition calcext:apply-style-name="Untitled1" calcext:value="=&quot;JD&quot;" calcext:base-cell-address="Sheet1.B192"/>
            <calcext:condition calcext:apply-style-name="Untitled2" calcext:value="=&quot;Daniel&quot;" calcext:base-cell-address="Sheet1.B192"/>
            <calcext:condition calcext:apply-style-name="Untitled3" calcext:value="=&quot;JuanSe&quot;" calcext:base-cell-address="Sheet1.B192"/>
          </calcext:conditional-format>
          <calcext:conditional-format calcext:target-range-address="Sheet1.B193:Sheet1.B193">
            <calcext:condition calcext:apply-style-name="Untitled1" calcext:value="=&quot;JD&quot;" calcext:base-cell-address="Sheet1.B193"/>
            <calcext:condition calcext:apply-style-name="Untitled2" calcext:value="=&quot;Daniel&quot;" calcext:base-cell-address="Sheet1.B193"/>
            <calcext:condition calcext:apply-style-name="Untitled3" calcext:value="=&quot;JuanSe&quot;" calcext:base-cell-address="Sheet1.B193"/>
          </calcext:conditional-format>
          <calcext:conditional-format calcext:target-range-address="Sheet1.B194:Sheet1.B194">
            <calcext:condition calcext:apply-style-name="Untitled1" calcext:value="=&quot;JD&quot;" calcext:base-cell-address="Sheet1.B194"/>
            <calcext:condition calcext:apply-style-name="Untitled2" calcext:value="=&quot;Daniel&quot;" calcext:base-cell-address="Sheet1.B194"/>
            <calcext:condition calcext:apply-style-name="Untitled3" calcext:value="=&quot;JuanSe&quot;" calcext:base-cell-address="Sheet1.B194"/>
          </calcext:conditional-format>
          <calcext:conditional-format calcext:target-range-address="Sheet1.B195:Sheet1.B195">
            <calcext:condition calcext:apply-style-name="Untitled1" calcext:value="=&quot;JD&quot;" calcext:base-cell-address="Sheet1.B195"/>
            <calcext:condition calcext:apply-style-name="Untitled2" calcext:value="=&quot;Daniel&quot;" calcext:base-cell-address="Sheet1.B195"/>
            <calcext:condition calcext:apply-style-name="Untitled3" calcext:value="=&quot;JuanSe&quot;" calcext:base-cell-address="Sheet1.B195"/>
          </calcext:conditional-format>
          <calcext:conditional-format calcext:target-range-address="Sheet1.B196:Sheet1.B196">
            <calcext:condition calcext:apply-style-name="Untitled1" calcext:value="=&quot;JD&quot;" calcext:base-cell-address="Sheet1.B196"/>
            <calcext:condition calcext:apply-style-name="Untitled2" calcext:value="=&quot;Daniel&quot;" calcext:base-cell-address="Sheet1.B196"/>
            <calcext:condition calcext:apply-style-name="Untitled3" calcext:value="=&quot;JuanSe&quot;" calcext:base-cell-address="Sheet1.B196"/>
          </calcext:conditional-format>
          <calcext:conditional-format calcext:target-range-address="Sheet1.B197:Sheet1.B197">
            <calcext:condition calcext:apply-style-name="Untitled1" calcext:value="=&quot;JD&quot;" calcext:base-cell-address="Sheet1.B197"/>
            <calcext:condition calcext:apply-style-name="Untitled2" calcext:value="=&quot;Daniel&quot;" calcext:base-cell-address="Sheet1.B197"/>
            <calcext:condition calcext:apply-style-name="Untitled3" calcext:value="=&quot;JuanSe&quot;" calcext:base-cell-address="Sheet1.B197"/>
          </calcext:conditional-format>
          <calcext:conditional-format calcext:target-range-address="Sheet1.B198:Sheet1.B198">
            <calcext:condition calcext:apply-style-name="Untitled1" calcext:value="=&quot;JD&quot;" calcext:base-cell-address="Sheet1.B198"/>
            <calcext:condition calcext:apply-style-name="Untitled2" calcext:value="=&quot;Daniel&quot;" calcext:base-cell-address="Sheet1.B198"/>
            <calcext:condition calcext:apply-style-name="Untitled3" calcext:value="=&quot;JuanSe&quot;" calcext:base-cell-address="Sheet1.B198"/>
          </calcext:conditional-format>
          <calcext:conditional-format calcext:target-range-address="Sheet1.B199:Sheet1.B199">
            <calcext:condition calcext:apply-style-name="Untitled1" calcext:value="=&quot;JD&quot;" calcext:base-cell-address="Sheet1.B199"/>
            <calcext:condition calcext:apply-style-name="Untitled2" calcext:value="=&quot;Daniel&quot;" calcext:base-cell-address="Sheet1.B199"/>
            <calcext:condition calcext:apply-style-name="Untitled3" calcext:value="=&quot;JuanSe&quot;" calcext:base-cell-address="Sheet1.B199"/>
          </calcext:conditional-format>
          <calcext:conditional-format calcext:target-range-address="Sheet1.B200:Sheet1.B200">
            <calcext:condition calcext:apply-style-name="Untitled1" calcext:value="=&quot;JD&quot;" calcext:base-cell-address="Sheet1.B200"/>
            <calcext:condition calcext:apply-style-name="Untitled2" calcext:value="=&quot;Daniel&quot;" calcext:base-cell-address="Sheet1.B200"/>
            <calcext:condition calcext:apply-style-name="Untitled3" calcext:value="=&quot;JuanSe&quot;" calcext:base-cell-address="Sheet1.B200"/>
          </calcext:conditional-format>
          <calcext:conditional-format calcext:target-range-address="Sheet1.B201:Sheet1.B201">
            <calcext:condition calcext:apply-style-name="Untitled1" calcext:value="=&quot;JD&quot;" calcext:base-cell-address="Sheet1.B201"/>
            <calcext:condition calcext:apply-style-name="Untitled2" calcext:value="=&quot;Daniel&quot;" calcext:base-cell-address="Sheet1.B201"/>
            <calcext:condition calcext:apply-style-name="Untitled3" calcext:value="=&quot;JuanSe&quot;" calcext:base-cell-address="Sheet1.B201"/>
          </calcext:conditional-format>
          <calcext:conditional-format calcext:target-range-address="Sheet1.B202:Sheet1.B202">
            <calcext:condition calcext:apply-style-name="Untitled1" calcext:value="=&quot;JD&quot;" calcext:base-cell-address="Sheet1.B202"/>
            <calcext:condition calcext:apply-style-name="Untitled2" calcext:value="=&quot;Daniel&quot;" calcext:base-cell-address="Sheet1.B202"/>
            <calcext:condition calcext:apply-style-name="Untitled3" calcext:value="=&quot;JuanSe&quot;" calcext:base-cell-address="Sheet1.B202"/>
          </calcext:conditional-format>
          <calcext:conditional-format calcext:target-range-address="Sheet1.B203:Sheet1.B203">
            <calcext:condition calcext:apply-style-name="Untitled1" calcext:value="=&quot;JD&quot;" calcext:base-cell-address="Sheet1.B203"/>
            <calcext:condition calcext:apply-style-name="Untitled2" calcext:value="=&quot;Daniel&quot;" calcext:base-cell-address="Sheet1.B203"/>
            <calcext:condition calcext:apply-style-name="Untitled3" calcext:value="=&quot;JuanSe&quot;" calcext:base-cell-address="Sheet1.B203"/>
          </calcext:conditional-format>
          <calcext:conditional-format calcext:target-range-address="Sheet1.B204:Sheet1.B204">
            <calcext:condition calcext:apply-style-name="Untitled1" calcext:value="=&quot;JD&quot;" calcext:base-cell-address="Sheet1.B204"/>
            <calcext:condition calcext:apply-style-name="Untitled2" calcext:value="=&quot;Daniel&quot;" calcext:base-cell-address="Sheet1.B204"/>
            <calcext:condition calcext:apply-style-name="Untitled3" calcext:value="=&quot;JuanSe&quot;" calcext:base-cell-address="Sheet1.B204"/>
          </calcext:conditional-format>
          <calcext:conditional-format calcext:target-range-address="Sheet1.B205:Sheet1.B205">
            <calcext:condition calcext:apply-style-name="Untitled1" calcext:value="=&quot;JD&quot;" calcext:base-cell-address="Sheet1.B205"/>
            <calcext:condition calcext:apply-style-name="Untitled2" calcext:value="=&quot;Daniel&quot;" calcext:base-cell-address="Sheet1.B205"/>
            <calcext:condition calcext:apply-style-name="Untitled3" calcext:value="=&quot;JuanSe&quot;" calcext:base-cell-address="Sheet1.B205"/>
          </calcext:conditional-format>
          <calcext:conditional-format calcext:target-range-address="Sheet1.B206:Sheet1.B206">
            <calcext:condition calcext:apply-style-name="Untitled1" calcext:value="=&quot;JD&quot;" calcext:base-cell-address="Sheet1.B206"/>
            <calcext:condition calcext:apply-style-name="Untitled2" calcext:value="=&quot;Daniel&quot;" calcext:base-cell-address="Sheet1.B206"/>
            <calcext:condition calcext:apply-style-name="Untitled3" calcext:value="=&quot;JuanSe&quot;" calcext:base-cell-address="Sheet1.B206"/>
          </calcext:conditional-format>
          <calcext:conditional-format calcext:target-range-address="Sheet1.B207:Sheet1.B207">
            <calcext:condition calcext:apply-style-name="Untitled1" calcext:value="=&quot;JD&quot;" calcext:base-cell-address="Sheet1.B207"/>
            <calcext:condition calcext:apply-style-name="Untitled2" calcext:value="=&quot;Daniel&quot;" calcext:base-cell-address="Sheet1.B207"/>
            <calcext:condition calcext:apply-style-name="Untitled3" calcext:value="=&quot;JuanSe&quot;" calcext:base-cell-address="Sheet1.B207"/>
          </calcext:conditional-format>
          <calcext:conditional-format calcext:target-range-address="Sheet1.B208:Sheet1.B208">
            <calcext:condition calcext:apply-style-name="Untitled1" calcext:value="=&quot;JD&quot;" calcext:base-cell-address="Sheet1.B208"/>
            <calcext:condition calcext:apply-style-name="Untitled2" calcext:value="=&quot;Daniel&quot;" calcext:base-cell-address="Sheet1.B208"/>
            <calcext:condition calcext:apply-style-name="Untitled3" calcext:value="=&quot;JuanSe&quot;" calcext:base-cell-address="Sheet1.B208"/>
          </calcext:conditional-format>
          <calcext:conditional-format calcext:target-range-address="Sheet1.B209:Sheet1.B209">
            <calcext:condition calcext:apply-style-name="Untitled1" calcext:value="=&quot;JD&quot;" calcext:base-cell-address="Sheet1.B209"/>
            <calcext:condition calcext:apply-style-name="Untitled2" calcext:value="=&quot;Daniel&quot;" calcext:base-cell-address="Sheet1.B209"/>
            <calcext:condition calcext:apply-style-name="Untitled3" calcext:value="=&quot;JuanSe&quot;" calcext:base-cell-address="Sheet1.B209"/>
          </calcext:conditional-format>
          <calcext:conditional-format calcext:target-range-address="Sheet1.B210:Sheet1.B210">
            <calcext:condition calcext:apply-style-name="Untitled1" calcext:value="=&quot;JD&quot;" calcext:base-cell-address="Sheet1.B210"/>
            <calcext:condition calcext:apply-style-name="Untitled2" calcext:value="=&quot;Daniel&quot;" calcext:base-cell-address="Sheet1.B210"/>
            <calcext:condition calcext:apply-style-name="Untitled3" calcext:value="=&quot;JuanSe&quot;" calcext:base-cell-address="Sheet1.B210"/>
          </calcext:conditional-format>
          <calcext:conditional-format calcext:target-range-address="Sheet1.B211:Sheet1.B211">
            <calcext:condition calcext:apply-style-name="Untitled1" calcext:value="=&quot;JD&quot;" calcext:base-cell-address="Sheet1.B211"/>
            <calcext:condition calcext:apply-style-name="Untitled2" calcext:value="=&quot;Daniel&quot;" calcext:base-cell-address="Sheet1.B211"/>
            <calcext:condition calcext:apply-style-name="Untitled3" calcext:value="=&quot;JuanSe&quot;" calcext:base-cell-address="Sheet1.B211"/>
          </calcext:conditional-format>
          <calcext:conditional-format calcext:target-range-address="Sheet1.B212:Sheet1.B212">
            <calcext:condition calcext:apply-style-name="Untitled1" calcext:value="=&quot;JD&quot;" calcext:base-cell-address="Sheet1.B212"/>
            <calcext:condition calcext:apply-style-name="Untitled2" calcext:value="=&quot;Daniel&quot;" calcext:base-cell-address="Sheet1.B212"/>
            <calcext:condition calcext:apply-style-name="Untitled3" calcext:value="=&quot;JuanSe&quot;" calcext:base-cell-address="Sheet1.B212"/>
          </calcext:conditional-format>
          <calcext:conditional-format calcext:target-range-address="Sheet1.B213:Sheet1.B213">
            <calcext:condition calcext:apply-style-name="Untitled1" calcext:value="=&quot;JD&quot;" calcext:base-cell-address="Sheet1.B213"/>
            <calcext:condition calcext:apply-style-name="Untitled2" calcext:value="=&quot;Daniel&quot;" calcext:base-cell-address="Sheet1.B213"/>
            <calcext:condition calcext:apply-style-name="Untitled3" calcext:value="=&quot;JuanSe&quot;" calcext:base-cell-address="Sheet1.B213"/>
          </calcext:conditional-format>
          <calcext:conditional-format calcext:target-range-address="Sheet1.B214:Sheet1.B214">
            <calcext:condition calcext:apply-style-name="Untitled1" calcext:value="=&quot;JD&quot;" calcext:base-cell-address="Sheet1.B214"/>
            <calcext:condition calcext:apply-style-name="Untitled2" calcext:value="=&quot;Daniel&quot;" calcext:base-cell-address="Sheet1.B214"/>
            <calcext:condition calcext:apply-style-name="Untitled3" calcext:value="=&quot;JuanSe&quot;" calcext:base-cell-address="Sheet1.B214"/>
          </calcext:conditional-format>
          <calcext:conditional-format calcext:target-range-address="Sheet1.B215:Sheet1.B215">
            <calcext:condition calcext:apply-style-name="Untitled1" calcext:value="=&quot;JD&quot;" calcext:base-cell-address="Sheet1.B215"/>
            <calcext:condition calcext:apply-style-name="Untitled2" calcext:value="=&quot;Daniel&quot;" calcext:base-cell-address="Sheet1.B215"/>
            <calcext:condition calcext:apply-style-name="Untitled3" calcext:value="=&quot;JuanSe&quot;" calcext:base-cell-address="Sheet1.B215"/>
          </calcext:conditional-format>
          <calcext:conditional-format calcext:target-range-address="Sheet1.B216:Sheet1.B216">
            <calcext:condition calcext:apply-style-name="Untitled1" calcext:value="=&quot;JD&quot;" calcext:base-cell-address="Sheet1.B216"/>
            <calcext:condition calcext:apply-style-name="Untitled2" calcext:value="=&quot;Daniel&quot;" calcext:base-cell-address="Sheet1.B216"/>
            <calcext:condition calcext:apply-style-name="Untitled3" calcext:value="=&quot;JuanSe&quot;" calcext:base-cell-address="Sheet1.B216"/>
          </calcext:conditional-format>
          <calcext:conditional-format calcext:target-range-address="Sheet1.B217:Sheet1.B217">
            <calcext:condition calcext:apply-style-name="Untitled1" calcext:value="=&quot;JD&quot;" calcext:base-cell-address="Sheet1.B217"/>
            <calcext:condition calcext:apply-style-name="Untitled2" calcext:value="=&quot;Daniel&quot;" calcext:base-cell-address="Sheet1.B217"/>
            <calcext:condition calcext:apply-style-name="Untitled3" calcext:value="=&quot;JuanSe&quot;" calcext:base-cell-address="Sheet1.B217"/>
          </calcext:conditional-format>
          <calcext:conditional-format calcext:target-range-address="Sheet1.B218:Sheet1.B218">
            <calcext:condition calcext:apply-style-name="Untitled1" calcext:value="=&quot;JD&quot;" calcext:base-cell-address="Sheet1.B218"/>
            <calcext:condition calcext:apply-style-name="Untitled2" calcext:value="=&quot;Daniel&quot;" calcext:base-cell-address="Sheet1.B218"/>
            <calcext:condition calcext:apply-style-name="Untitled3" calcext:value="=&quot;JuanSe&quot;" calcext:base-cell-address="Sheet1.B218"/>
          </calcext:conditional-format>
          <calcext:conditional-format calcext:target-range-address="Sheet1.B219:Sheet1.B219">
            <calcext:condition calcext:apply-style-name="Untitled1" calcext:value="=&quot;JD&quot;" calcext:base-cell-address="Sheet1.B219"/>
            <calcext:condition calcext:apply-style-name="Untitled2" calcext:value="=&quot;Daniel&quot;" calcext:base-cell-address="Sheet1.B219"/>
            <calcext:condition calcext:apply-style-name="Untitled3" calcext:value="=&quot;JuanSe&quot;" calcext:base-cell-address="Sheet1.B219"/>
          </calcext:conditional-format>
          <calcext:conditional-format calcext:target-range-address="Sheet1.B220:Sheet1.B220">
            <calcext:condition calcext:apply-style-name="Untitled1" calcext:value="=&quot;JD&quot;" calcext:base-cell-address="Sheet1.B220"/>
            <calcext:condition calcext:apply-style-name="Untitled2" calcext:value="=&quot;Daniel&quot;" calcext:base-cell-address="Sheet1.B220"/>
            <calcext:condition calcext:apply-style-name="Untitled3" calcext:value="=&quot;JuanSe&quot;" calcext:base-cell-address="Sheet1.B220"/>
          </calcext:conditional-format>
          <calcext:conditional-format calcext:target-range-address="Sheet1.B221:Sheet1.B221">
            <calcext:condition calcext:apply-style-name="Untitled1" calcext:value="=&quot;JD&quot;" calcext:base-cell-address="Sheet1.B221"/>
            <calcext:condition calcext:apply-style-name="Untitled2" calcext:value="=&quot;Daniel&quot;" calcext:base-cell-address="Sheet1.B221"/>
            <calcext:condition calcext:apply-style-name="Untitled3" calcext:value="=&quot;JuanSe&quot;" calcext:base-cell-address="Sheet1.B221"/>
          </calcext:conditional-format>
          <calcext:conditional-format calcext:target-range-address="Sheet1.B222:Sheet1.B222">
            <calcext:condition calcext:apply-style-name="Untitled1" calcext:value="=&quot;JD&quot;" calcext:base-cell-address="Sheet1.B222"/>
            <calcext:condition calcext:apply-style-name="Untitled2" calcext:value="=&quot;Daniel&quot;" calcext:base-cell-address="Sheet1.B222"/>
            <calcext:condition calcext:apply-style-name="Untitled3" calcext:value="=&quot;JuanSe&quot;" calcext:base-cell-address="Sheet1.B222"/>
          </calcext:conditional-format>
          <calcext:conditional-format calcext:target-range-address="Sheet1.B223:Sheet1.B223">
            <calcext:condition calcext:apply-style-name="Untitled1" calcext:value="=&quot;JD&quot;" calcext:base-cell-address="Sheet1.B223"/>
            <calcext:condition calcext:apply-style-name="Untitled2" calcext:value="=&quot;Daniel&quot;" calcext:base-cell-address="Sheet1.B223"/>
            <calcext:condition calcext:apply-style-name="Untitled3" calcext:value="=&quot;JuanSe&quot;" calcext:base-cell-address="Sheet1.B223"/>
          </calcext:conditional-format>
          <calcext:conditional-format calcext:target-range-address="Sheet1.B224:Sheet1.B224">
            <calcext:condition calcext:apply-style-name="Untitled1" calcext:value="=&quot;JD&quot;" calcext:base-cell-address="Sheet1.B224"/>
            <calcext:condition calcext:apply-style-name="Untitled2" calcext:value="=&quot;Daniel&quot;" calcext:base-cell-address="Sheet1.B224"/>
            <calcext:condition calcext:apply-style-name="Untitled3" calcext:value="=&quot;JuanSe&quot;" calcext:base-cell-address="Sheet1.B224"/>
          </calcext:conditional-format>
          <calcext:conditional-format calcext:target-range-address="Sheet1.B225:Sheet1.B225">
            <calcext:condition calcext:apply-style-name="Untitled1" calcext:value="=&quot;JD&quot;" calcext:base-cell-address="Sheet1.B225"/>
            <calcext:condition calcext:apply-style-name="Untitled2" calcext:value="=&quot;Daniel&quot;" calcext:base-cell-address="Sheet1.B225"/>
            <calcext:condition calcext:apply-style-name="Untitled3" calcext:value="=&quot;JuanSe&quot;" calcext:base-cell-address="Sheet1.B225"/>
          </calcext:conditional-format>
          <calcext:conditional-format calcext:target-range-address="Sheet1.B226:Sheet1.B226">
            <calcext:condition calcext:apply-style-name="Untitled1" calcext:value="=&quot;JD&quot;" calcext:base-cell-address="Sheet1.B226"/>
            <calcext:condition calcext:apply-style-name="Untitled2" calcext:value="=&quot;Daniel&quot;" calcext:base-cell-address="Sheet1.B226"/>
            <calcext:condition calcext:apply-style-name="Untitled3" calcext:value="=&quot;JuanSe&quot;" calcext:base-cell-address="Sheet1.B226"/>
          </calcext:conditional-format>
          <calcext:conditional-format calcext:target-range-address="Sheet1.B227:Sheet1.B227">
            <calcext:condition calcext:apply-style-name="Untitled1" calcext:value="=&quot;JD&quot;" calcext:base-cell-address="Sheet1.B227"/>
            <calcext:condition calcext:apply-style-name="Untitled2" calcext:value="=&quot;Daniel&quot;" calcext:base-cell-address="Sheet1.B227"/>
            <calcext:condition calcext:apply-style-name="Untitled3" calcext:value="=&quot;JuanSe&quot;" calcext:base-cell-address="Sheet1.B227"/>
          </calcext:conditional-format>
          <calcext:conditional-format calcext:target-range-address="Sheet1.B228:Sheet1.B228">
            <calcext:condition calcext:apply-style-name="Untitled1" calcext:value="=&quot;JD&quot;" calcext:base-cell-address="Sheet1.B228"/>
            <calcext:condition calcext:apply-style-name="Untitled2" calcext:value="=&quot;Daniel&quot;" calcext:base-cell-address="Sheet1.B228"/>
            <calcext:condition calcext:apply-style-name="Untitled3" calcext:value="=&quot;JuanSe&quot;" calcext:base-cell-address="Sheet1.B228"/>
          </calcext:conditional-format>
          <calcext:conditional-format calcext:target-range-address="Sheet1.B229:Sheet1.B229">
            <calcext:condition calcext:apply-style-name="Untitled1" calcext:value="=&quot;JD&quot;" calcext:base-cell-address="Sheet1.B229"/>
            <calcext:condition calcext:apply-style-name="Untitled2" calcext:value="=&quot;Daniel&quot;" calcext:base-cell-address="Sheet1.B229"/>
            <calcext:condition calcext:apply-style-name="Untitled3" calcext:value="=&quot;JuanSe&quot;" calcext:base-cell-address="Sheet1.B229"/>
          </calcext:conditional-format>
          <calcext:conditional-format calcext:target-range-address="Sheet1.B230:Sheet1.B230">
            <calcext:condition calcext:apply-style-name="Untitled1" calcext:value="=&quot;JD&quot;" calcext:base-cell-address="Sheet1.B230"/>
            <calcext:condition calcext:apply-style-name="Untitled2" calcext:value="=&quot;Daniel&quot;" calcext:base-cell-address="Sheet1.B230"/>
            <calcext:condition calcext:apply-style-name="Untitled3" calcext:value="=&quot;JuanSe&quot;" calcext:base-cell-address="Sheet1.B230"/>
          </calcext:conditional-format>
          <calcext:conditional-format calcext:target-range-address="Sheet1.B231:Sheet1.B231">
            <calcext:condition calcext:apply-style-name="Untitled1" calcext:value="=&quot;JD&quot;" calcext:base-cell-address="Sheet1.B231"/>
            <calcext:condition calcext:apply-style-name="Untitled2" calcext:value="=&quot;Daniel&quot;" calcext:base-cell-address="Sheet1.B231"/>
            <calcext:condition calcext:apply-style-name="Untitled3" calcext:value="=&quot;JuanSe&quot;" calcext:base-cell-address="Sheet1.B231"/>
          </calcext:conditional-format>
          <calcext:conditional-format calcext:target-range-address="Sheet1.B232:Sheet1.B232">
            <calcext:condition calcext:apply-style-name="Untitled1" calcext:value="=&quot;JD&quot;" calcext:base-cell-address="Sheet1.B232"/>
            <calcext:condition calcext:apply-style-name="Untitled2" calcext:value="=&quot;Daniel&quot;" calcext:base-cell-address="Sheet1.B232"/>
            <calcext:condition calcext:apply-style-name="Untitled3" calcext:value="=&quot;JuanSe&quot;" calcext:base-cell-address="Sheet1.B232"/>
          </calcext:conditional-format>
          <calcext:conditional-format calcext:target-range-address="Sheet1.B233:Sheet1.B233">
            <calcext:condition calcext:apply-style-name="Untitled1" calcext:value="=&quot;JD&quot;" calcext:base-cell-address="Sheet1.B233"/>
            <calcext:condition calcext:apply-style-name="Untitled2" calcext:value="=&quot;Daniel&quot;" calcext:base-cell-address="Sheet1.B233"/>
            <calcext:condition calcext:apply-style-name="Untitled3" calcext:value="=&quot;JuanSe&quot;" calcext:base-cell-address="Sheet1.B233"/>
          </calcext:conditional-format>
          <calcext:conditional-format calcext:target-range-address="Sheet1.B234:Sheet1.B234">
            <calcext:condition calcext:apply-style-name="Untitled1" calcext:value="=&quot;JD&quot;" calcext:base-cell-address="Sheet1.B234"/>
            <calcext:condition calcext:apply-style-name="Untitled2" calcext:value="=&quot;Daniel&quot;" calcext:base-cell-address="Sheet1.B234"/>
            <calcext:condition calcext:apply-style-name="Untitled3" calcext:value="=&quot;JuanSe&quot;" calcext:base-cell-address="Sheet1.B234"/>
          </calcext:conditional-format>
          <calcext:conditional-format calcext:target-range-address="Sheet1.B235:Sheet1.B235">
            <calcext:condition calcext:apply-style-name="Untitled1" calcext:value="=&quot;JD&quot;" calcext:base-cell-address="Sheet1.B235"/>
            <calcext:condition calcext:apply-style-name="Untitled2" calcext:value="=&quot;Daniel&quot;" calcext:base-cell-address="Sheet1.B235"/>
            <calcext:condition calcext:apply-style-name="Untitled3" calcext:value="=&quot;JuanSe&quot;" calcext:base-cell-address="Sheet1.B235"/>
          </calcext:conditional-format>
          <calcext:conditional-format calcext:target-range-address="Sheet1.B236:Sheet1.B236">
            <calcext:condition calcext:apply-style-name="Untitled1" calcext:value="=&quot;JD&quot;" calcext:base-cell-address="Sheet1.B236"/>
            <calcext:condition calcext:apply-style-name="Untitled2" calcext:value="=&quot;Daniel&quot;" calcext:base-cell-address="Sheet1.B236"/>
            <calcext:condition calcext:apply-style-name="Untitled3" calcext:value="=&quot;JuanSe&quot;" calcext:base-cell-address="Sheet1.B236"/>
          </calcext:conditional-format>
          <calcext:conditional-format calcext:target-range-address="Sheet1.B237:Sheet1.B237">
            <calcext:condition calcext:apply-style-name="Untitled1" calcext:value="=&quot;JD&quot;" calcext:base-cell-address="Sheet1.B237"/>
            <calcext:condition calcext:apply-style-name="Untitled2" calcext:value="=&quot;Daniel&quot;" calcext:base-cell-address="Sheet1.B237"/>
            <calcext:condition calcext:apply-style-name="Untitled3" calcext:value="=&quot;JuanSe&quot;" calcext:base-cell-address="Sheet1.B237"/>
          </calcext:conditional-format>
          <calcext:conditional-format calcext:target-range-address="Sheet1.B238:Sheet1.B238">
            <calcext:condition calcext:apply-style-name="Untitled1" calcext:value="=&quot;JD&quot;" calcext:base-cell-address="Sheet1.B238"/>
            <calcext:condition calcext:apply-style-name="Untitled2" calcext:value="=&quot;Daniel&quot;" calcext:base-cell-address="Sheet1.B238"/>
            <calcext:condition calcext:apply-style-name="Untitled3" calcext:value="=&quot;JuanSe&quot;" calcext:base-cell-address="Sheet1.B238"/>
          </calcext:conditional-format>
          <calcext:conditional-format calcext:target-range-address="Sheet1.B239:Sheet1.B239">
            <calcext:condition calcext:apply-style-name="Untitled1" calcext:value="=&quot;JD&quot;" calcext:base-cell-address="Sheet1.B239"/>
            <calcext:condition calcext:apply-style-name="Untitled2" calcext:value="=&quot;Daniel&quot;" calcext:base-cell-address="Sheet1.B239"/>
            <calcext:condition calcext:apply-style-name="Untitled3" calcext:value="=&quot;JuanSe&quot;" calcext:base-cell-address="Sheet1.B239"/>
          </calcext:conditional-format>
          <calcext:conditional-format calcext:target-range-address="Sheet1.B240:Sheet1.B240">
            <calcext:condition calcext:apply-style-name="Untitled1" calcext:value="=&quot;JD&quot;" calcext:base-cell-address="Sheet1.B240"/>
            <calcext:condition calcext:apply-style-name="Untitled2" calcext:value="=&quot;Daniel&quot;" calcext:base-cell-address="Sheet1.B240"/>
            <calcext:condition calcext:apply-style-name="Untitled3" calcext:value="=&quot;JuanSe&quot;" calcext:base-cell-address="Sheet1.B240"/>
          </calcext:conditional-format>
          <calcext:conditional-format calcext:target-range-address="Sheet1.B241:Sheet1.B241">
            <calcext:condition calcext:apply-style-name="Untitled1" calcext:value="=&quot;JD&quot;" calcext:base-cell-address="Sheet1.B241"/>
            <calcext:condition calcext:apply-style-name="Untitled2" calcext:value="=&quot;Daniel&quot;" calcext:base-cell-address="Sheet1.B241"/>
            <calcext:condition calcext:apply-style-name="Untitled3" calcext:value="=&quot;JuanSe&quot;" calcext:base-cell-address="Sheet1.B241"/>
          </calcext:conditional-format>
          <calcext:conditional-format calcext:target-range-address="Sheet1.B242:Sheet1.B242">
            <calcext:condition calcext:apply-style-name="Untitled1" calcext:value="=&quot;JD&quot;" calcext:base-cell-address="Sheet1.B242"/>
            <calcext:condition calcext:apply-style-name="Untitled2" calcext:value="=&quot;Daniel&quot;" calcext:base-cell-address="Sheet1.B242"/>
            <calcext:condition calcext:apply-style-name="Untitled3" calcext:value="=&quot;JuanSe&quot;" calcext:base-cell-address="Sheet1.B242"/>
          </calcext:conditional-format>
          <calcext:conditional-format calcext:target-range-address="Sheet1.B243:Sheet1.B243">
            <calcext:condition calcext:apply-style-name="Untitled1" calcext:value="=&quot;JD&quot;" calcext:base-cell-address="Sheet1.B243"/>
            <calcext:condition calcext:apply-style-name="Untitled2" calcext:value="=&quot;Daniel&quot;" calcext:base-cell-address="Sheet1.B243"/>
            <calcext:condition calcext:apply-style-name="Untitled3" calcext:value="=&quot;JuanSe&quot;" calcext:base-cell-address="Sheet1.B243"/>
          </calcext:conditional-format>
          <calcext:conditional-format calcext:target-range-address="Sheet1.B244:Sheet1.B244">
            <calcext:condition calcext:apply-style-name="Untitled1" calcext:value="=&quot;JD&quot;" calcext:base-cell-address="Sheet1.B244"/>
            <calcext:condition calcext:apply-style-name="Untitled2" calcext:value="=&quot;Daniel&quot;" calcext:base-cell-address="Sheet1.B244"/>
            <calcext:condition calcext:apply-style-name="Untitled3" calcext:value="=&quot;JuanSe&quot;" calcext:base-cell-address="Sheet1.B244"/>
          </calcext:conditional-format>
          <calcext:conditional-format calcext:target-range-address="Sheet1.B245:Sheet1.B245">
            <calcext:condition calcext:apply-style-name="Untitled1" calcext:value="=&quot;JD&quot;" calcext:base-cell-address="Sheet1.B245"/>
            <calcext:condition calcext:apply-style-name="Untitled2" calcext:value="=&quot;Daniel&quot;" calcext:base-cell-address="Sheet1.B245"/>
            <calcext:condition calcext:apply-style-name="Untitled3" calcext:value="=&quot;JuanSe&quot;" calcext:base-cell-address="Sheet1.B245"/>
          </calcext:conditional-format>
          <calcext:conditional-format calcext:target-range-address="Sheet1.B246:Sheet1.B246">
            <calcext:condition calcext:apply-style-name="Untitled1" calcext:value="=&quot;JD&quot;" calcext:base-cell-address="Sheet1.B246"/>
            <calcext:condition calcext:apply-style-name="Untitled2" calcext:value="=&quot;Daniel&quot;" calcext:base-cell-address="Sheet1.B246"/>
            <calcext:condition calcext:apply-style-name="Untitled3" calcext:value="=&quot;JuanSe&quot;" calcext:base-cell-address="Sheet1.B246"/>
          </calcext:conditional-format>
          <calcext:conditional-format calcext:target-range-address="Sheet1.B247:Sheet1.B247">
            <calcext:condition calcext:apply-style-name="Untitled1" calcext:value="=&quot;JD&quot;" calcext:base-cell-address="Sheet1.B247"/>
            <calcext:condition calcext:apply-style-name="Untitled2" calcext:value="=&quot;Daniel&quot;" calcext:base-cell-address="Sheet1.B247"/>
            <calcext:condition calcext:apply-style-name="Untitled3" calcext:value="=&quot;JuanSe&quot;" calcext:base-cell-address="Sheet1.B247"/>
          </calcext:conditional-format>
          <calcext:conditional-format calcext:target-range-address="Sheet1.B248:Sheet1.B248">
            <calcext:condition calcext:apply-style-name="Untitled1" calcext:value="=&quot;JD&quot;" calcext:base-cell-address="Sheet1.B248"/>
            <calcext:condition calcext:apply-style-name="Untitled2" calcext:value="=&quot;Daniel&quot;" calcext:base-cell-address="Sheet1.B248"/>
            <calcext:condition calcext:apply-style-name="Untitled3" calcext:value="=&quot;JuanSe&quot;" calcext:base-cell-address="Sheet1.B248"/>
          </calcext:conditional-format>
          <calcext:conditional-format calcext:target-range-address="Sheet1.B249:Sheet1.B249">
            <calcext:condition calcext:apply-style-name="Untitled1" calcext:value="=&quot;JD&quot;" calcext:base-cell-address="Sheet1.B249"/>
            <calcext:condition calcext:apply-style-name="Untitled2" calcext:value="=&quot;Daniel&quot;" calcext:base-cell-address="Sheet1.B249"/>
            <calcext:condition calcext:apply-style-name="Untitled3" calcext:value="=&quot;JuanSe&quot;" calcext:base-cell-address="Sheet1.B249"/>
          </calcext:conditional-format>
          <calcext:conditional-format calcext:target-range-address="Sheet1.B250:Sheet1.B250">
            <calcext:condition calcext:apply-style-name="Untitled1" calcext:value="=&quot;JD&quot;" calcext:base-cell-address="Sheet1.B250"/>
            <calcext:condition calcext:apply-style-name="Untitled2" calcext:value="=&quot;Daniel&quot;" calcext:base-cell-address="Sheet1.B250"/>
            <calcext:condition calcext:apply-style-name="Untitled3" calcext:value="=&quot;JuanSe&quot;" calcext:base-cell-address="Sheet1.B250"/>
          </calcext:conditional-format>
          <calcext:conditional-format calcext:target-range-address="Sheet1.B251:Sheet1.B251">
            <calcext:condition calcext:apply-style-name="Untitled1" calcext:value="=&quot;JD&quot;" calcext:base-cell-address="Sheet1.B251"/>
            <calcext:condition calcext:apply-style-name="Untitled2" calcext:value="=&quot;Daniel&quot;" calcext:base-cell-address="Sheet1.B251"/>
            <calcext:condition calcext:apply-style-name="Untitled3" calcext:value="=&quot;JuanSe&quot;" calcext:base-cell-address="Sheet1.B251"/>
          </calcext:conditional-format>
          <calcext:conditional-format calcext:target-range-address="Sheet1.B252:Sheet1.B252">
            <calcext:condition calcext:apply-style-name="Untitled1" calcext:value="=&quot;JD&quot;" calcext:base-cell-address="Sheet1.B252"/>
            <calcext:condition calcext:apply-style-name="Untitled2" calcext:value="=&quot;Daniel&quot;" calcext:base-cell-address="Sheet1.B252"/>
            <calcext:condition calcext:apply-style-name="Untitled3" calcext:value="=&quot;JuanSe&quot;" calcext:base-cell-address="Sheet1.B252"/>
          </calcext:conditional-format>
          <calcext:conditional-format calcext:target-range-address="Sheet1.B253:Sheet1.B253">
            <calcext:condition calcext:apply-style-name="Untitled1" calcext:value="=&quot;JD&quot;" calcext:base-cell-address="Sheet1.B253"/>
            <calcext:condition calcext:apply-style-name="Untitled2" calcext:value="=&quot;Daniel&quot;" calcext:base-cell-address="Sheet1.B253"/>
            <calcext:condition calcext:apply-style-name="Untitled3" calcext:value="=&quot;JuanSe&quot;" calcext:base-cell-address="Sheet1.B253"/>
          </calcext:conditional-format>
          <calcext:conditional-format calcext:target-range-address="Sheet1.B254:Sheet1.B254">
            <calcext:condition calcext:apply-style-name="Untitled1" calcext:value="=&quot;JD&quot;" calcext:base-cell-address="Sheet1.B254"/>
            <calcext:condition calcext:apply-style-name="Untitled2" calcext:value="=&quot;Daniel&quot;" calcext:base-cell-address="Sheet1.B254"/>
            <calcext:condition calcext:apply-style-name="Untitled3" calcext:value="=&quot;JuanSe&quot;" calcext:base-cell-address="Sheet1.B254"/>
          </calcext:conditional-format>
          <calcext:conditional-format calcext:target-range-address="Sheet1.B255:Sheet1.B255">
            <calcext:condition calcext:apply-style-name="Untitled1" calcext:value="=&quot;JD&quot;" calcext:base-cell-address="Sheet1.B255"/>
            <calcext:condition calcext:apply-style-name="Untitled2" calcext:value="=&quot;Daniel&quot;" calcext:base-cell-address="Sheet1.B255"/>
            <calcext:condition calcext:apply-style-name="Untitled3" calcext:value="=&quot;JuanSe&quot;" calcext:base-cell-address="Sheet1.B255"/>
          </calcext:conditional-format>
          <calcext:conditional-format calcext:target-range-address="Sheet1.B256:Sheet1.B256">
            <calcext:condition calcext:apply-style-name="Untitled1" calcext:value="=&quot;JD&quot;" calcext:base-cell-address="Sheet1.B256"/>
            <calcext:condition calcext:apply-style-name="Untitled2" calcext:value="=&quot;Daniel&quot;" calcext:base-cell-address="Sheet1.B256"/>
            <calcext:condition calcext:apply-style-name="Untitled3" calcext:value="=&quot;JuanSe&quot;" calcext:base-cell-address="Sheet1.B256"/>
          </calcext:conditional-format>
          <calcext:conditional-format calcext:target-range-address="Sheet1.B257:Sheet1.B257">
            <calcext:condition calcext:apply-style-name="Untitled1" calcext:value="=&quot;JD&quot;" calcext:base-cell-address="Sheet1.B257"/>
            <calcext:condition calcext:apply-style-name="Untitled2" calcext:value="=&quot;Daniel&quot;" calcext:base-cell-address="Sheet1.B257"/>
            <calcext:condition calcext:apply-style-name="Untitled3" calcext:value="=&quot;JuanSe&quot;" calcext:base-cell-address="Sheet1.B257"/>
          </calcext:conditional-format>
          <calcext:conditional-format calcext:target-range-address="Sheet1.B258:Sheet1.B258">
            <calcext:condition calcext:apply-style-name="Untitled1" calcext:value="=&quot;JD&quot;" calcext:base-cell-address="Sheet1.B258"/>
            <calcext:condition calcext:apply-style-name="Untitled2" calcext:value="=&quot;Daniel&quot;" calcext:base-cell-address="Sheet1.B258"/>
            <calcext:condition calcext:apply-style-name="Untitled3" calcext:value="=&quot;JuanSe&quot;" calcext:base-cell-address="Sheet1.B258"/>
          </calcext:conditional-format>
          <calcext:conditional-format calcext:target-range-address="Sheet1.B259:Sheet1.B259">
            <calcext:condition calcext:apply-style-name="Untitled1" calcext:value="=&quot;JD&quot;" calcext:base-cell-address="Sheet1.B259"/>
            <calcext:condition calcext:apply-style-name="Untitled2" calcext:value="=&quot;Daniel&quot;" calcext:base-cell-address="Sheet1.B259"/>
            <calcext:condition calcext:apply-style-name="Untitled3" calcext:value="=&quot;JuanSe&quot;" calcext:base-cell-address="Sheet1.B259"/>
          </calcext:conditional-format>
          <calcext:conditional-format calcext:target-range-address="Sheet1.B260:Sheet1.B260">
            <calcext:condition calcext:apply-style-name="Untitled1" calcext:value="=&quot;JD&quot;" calcext:base-cell-address="Sheet1.B260"/>
            <calcext:condition calcext:apply-style-name="Untitled2" calcext:value="=&quot;Daniel&quot;" calcext:base-cell-address="Sheet1.B260"/>
            <calcext:condition calcext:apply-style-name="Untitled3" calcext:value="=&quot;JuanSe&quot;" calcext:base-cell-address="Sheet1.B260"/>
          </calcext:conditional-format>
          <calcext:conditional-format calcext:target-range-address="Sheet1.B261:Sheet1.B261">
            <calcext:condition calcext:apply-style-name="Untitled1" calcext:value="=&quot;JD&quot;" calcext:base-cell-address="Sheet1.B261"/>
            <calcext:condition calcext:apply-style-name="Untitled2" calcext:value="=&quot;Daniel&quot;" calcext:base-cell-address="Sheet1.B261"/>
            <calcext:condition calcext:apply-style-name="Untitled3" calcext:value="=&quot;JuanSe&quot;" calcext:base-cell-address="Sheet1.B261"/>
          </calcext:conditional-format>
          <calcext:conditional-format calcext:target-range-address="Sheet1.B262:Sheet1.B262">
            <calcext:condition calcext:apply-style-name="Untitled1" calcext:value="=&quot;JD&quot;" calcext:base-cell-address="Sheet1.B262"/>
            <calcext:condition calcext:apply-style-name="Untitled2" calcext:value="=&quot;Daniel&quot;" calcext:base-cell-address="Sheet1.B262"/>
            <calcext:condition calcext:apply-style-name="Untitled3" calcext:value="=&quot;JuanSe&quot;" calcext:base-cell-address="Sheet1.B262"/>
          </calcext:conditional-format>
          <calcext:conditional-format calcext:target-range-address="Sheet1.B263:Sheet1.B263">
            <calcext:condition calcext:apply-style-name="Untitled1" calcext:value="=&quot;JD&quot;" calcext:base-cell-address="Sheet1.B263"/>
            <calcext:condition calcext:apply-style-name="Untitled2" calcext:value="=&quot;Daniel&quot;" calcext:base-cell-address="Sheet1.B263"/>
            <calcext:condition calcext:apply-style-name="Untitled3" calcext:value="=&quot;JuanSe&quot;" calcext:base-cell-address="Sheet1.B263"/>
          </calcext:conditional-format>
          <calcext:conditional-format calcext:target-range-address="Sheet1.B264:Sheet1.B264">
            <calcext:condition calcext:apply-style-name="Untitled1" calcext:value="=&quot;JD&quot;" calcext:base-cell-address="Sheet1.B264"/>
            <calcext:condition calcext:apply-style-name="Untitled2" calcext:value="=&quot;Daniel&quot;" calcext:base-cell-address="Sheet1.B264"/>
            <calcext:condition calcext:apply-style-name="Untitled3" calcext:value="=&quot;JuanSe&quot;" calcext:base-cell-address="Sheet1.B264"/>
          </calcext:conditional-format>
          <calcext:conditional-format calcext:target-range-address="Sheet1.B265:Sheet1.B265">
            <calcext:condition calcext:apply-style-name="Untitled1" calcext:value="=&quot;JD&quot;" calcext:base-cell-address="Sheet1.B265"/>
            <calcext:condition calcext:apply-style-name="Untitled2" calcext:value="=&quot;Daniel&quot;" calcext:base-cell-address="Sheet1.B265"/>
            <calcext:condition calcext:apply-style-name="Untitled3" calcext:value="=&quot;JuanSe&quot;" calcext:base-cell-address="Sheet1.B265"/>
          </calcext:conditional-format>
          <calcext:conditional-format calcext:target-range-address="Sheet1.B266:Sheet1.B266">
            <calcext:condition calcext:apply-style-name="Untitled1" calcext:value="=&quot;JD&quot;" calcext:base-cell-address="Sheet1.B266"/>
            <calcext:condition calcext:apply-style-name="Untitled2" calcext:value="=&quot;Daniel&quot;" calcext:base-cell-address="Sheet1.B266"/>
            <calcext:condition calcext:apply-style-name="Untitled3" calcext:value="=&quot;JuanSe&quot;" calcext:base-cell-address="Sheet1.B266"/>
          </calcext:conditional-format>
          <calcext:conditional-format calcext:target-range-address="Sheet1.B267:Sheet1.B267">
            <calcext:condition calcext:apply-style-name="Untitled1" calcext:value="=&quot;JD&quot;" calcext:base-cell-address="Sheet1.B267"/>
            <calcext:condition calcext:apply-style-name="Untitled2" calcext:value="=&quot;Daniel&quot;" calcext:base-cell-address="Sheet1.B267"/>
            <calcext:condition calcext:apply-style-name="Untitled3" calcext:value="=&quot;JuanSe&quot;" calcext:base-cell-address="Sheet1.B267"/>
          </calcext:conditional-format>
          <calcext:conditional-format calcext:target-range-address="Sheet1.B268:Sheet1.B268">
            <calcext:condition calcext:apply-style-name="Untitled1" calcext:value="=&quot;JD&quot;" calcext:base-cell-address="Sheet1.B268"/>
            <calcext:condition calcext:apply-style-name="Untitled2" calcext:value="=&quot;Daniel&quot;" calcext:base-cell-address="Sheet1.B268"/>
            <calcext:condition calcext:apply-style-name="Untitled3" calcext:value="=&quot;JuanSe&quot;" calcext:base-cell-address="Sheet1.B268"/>
          </calcext:conditional-format>
          <calcext:conditional-format calcext:target-range-address="Sheet1.B269:Sheet1.B269">
            <calcext:condition calcext:apply-style-name="Untitled1" calcext:value="=&quot;JD&quot;" calcext:base-cell-address="Sheet1.B269"/>
            <calcext:condition calcext:apply-style-name="Untitled2" calcext:value="=&quot;Daniel&quot;" calcext:base-cell-address="Sheet1.B269"/>
            <calcext:condition calcext:apply-style-name="Untitled3" calcext:value="=&quot;JuanSe&quot;" calcext:base-cell-address="Sheet1.B269"/>
          </calcext:conditional-format>
          <calcext:conditional-format calcext:target-range-address="Sheet1.B270:Sheet1.B270">
            <calcext:condition calcext:apply-style-name="Untitled1" calcext:value="=&quot;JD&quot;" calcext:base-cell-address="Sheet1.B270"/>
            <calcext:condition calcext:apply-style-name="Untitled2" calcext:value="=&quot;Daniel&quot;" calcext:base-cell-address="Sheet1.B270"/>
            <calcext:condition calcext:apply-style-name="Untitled3" calcext:value="=&quot;JuanSe&quot;" calcext:base-cell-address="Sheet1.B270"/>
          </calcext:conditional-format>
          <calcext:conditional-format calcext:target-range-address="Sheet1.B271:Sheet1.B271">
            <calcext:condition calcext:apply-style-name="Untitled1" calcext:value="=&quot;JD&quot;" calcext:base-cell-address="Sheet1.B271"/>
            <calcext:condition calcext:apply-style-name="Untitled2" calcext:value="=&quot;Daniel&quot;" calcext:base-cell-address="Sheet1.B271"/>
            <calcext:condition calcext:apply-style-name="Untitled3" calcext:value="=&quot;JuanSe&quot;" calcext:base-cell-address="Sheet1.B271"/>
          </calcext:conditional-format>
          <calcext:conditional-format calcext:target-range-address="Sheet1.B272:Sheet1.B272">
            <calcext:condition calcext:apply-style-name="Untitled1" calcext:value="=&quot;JD&quot;" calcext:base-cell-address="Sheet1.B272"/>
            <calcext:condition calcext:apply-style-name="Untitled2" calcext:value="=&quot;Daniel&quot;" calcext:base-cell-address="Sheet1.B272"/>
            <calcext:condition calcext:apply-style-name="Untitled3" calcext:value="=&quot;JuanSe&quot;" calcext:base-cell-address="Sheet1.B272"/>
          </calcext:conditional-format>
          <calcext:conditional-format calcext:target-range-address="Sheet1.B273:Sheet1.B273">
            <calcext:condition calcext:apply-style-name="Untitled1" calcext:value="=&quot;JD&quot;" calcext:base-cell-address="Sheet1.B273"/>
            <calcext:condition calcext:apply-style-name="Untitled2" calcext:value="=&quot;Daniel&quot;" calcext:base-cell-address="Sheet1.B273"/>
            <calcext:condition calcext:apply-style-name="Untitled3" calcext:value="=&quot;JuanSe&quot;" calcext:base-cell-address="Sheet1.B273"/>
          </calcext:conditional-format>
          <calcext:conditional-format calcext:target-range-address="Sheet1.B274:Sheet1.B274">
            <calcext:condition calcext:apply-style-name="Untitled1" calcext:value="=&quot;JD&quot;" calcext:base-cell-address="Sheet1.B274"/>
            <calcext:condition calcext:apply-style-name="Untitled2" calcext:value="=&quot;Daniel&quot;" calcext:base-cell-address="Sheet1.B274"/>
            <calcext:condition calcext:apply-style-name="Untitled3" calcext:value="=&quot;JuanSe&quot;" calcext:base-cell-address="Sheet1.B274"/>
          </calcext:conditional-format>
          <calcext:conditional-format calcext:target-range-address="Sheet1.B275:Sheet1.B275">
            <calcext:condition calcext:apply-style-name="Untitled1" calcext:value="=&quot;JD&quot;" calcext:base-cell-address="Sheet1.B275"/>
            <calcext:condition calcext:apply-style-name="Untitled2" calcext:value="=&quot;Daniel&quot;" calcext:base-cell-address="Sheet1.B275"/>
            <calcext:condition calcext:apply-style-name="Untitled3" calcext:value="=&quot;JuanSe&quot;" calcext:base-cell-address="Sheet1.B275"/>
          </calcext:conditional-format>
          <calcext:conditional-format calcext:target-range-address="Sheet1.B276:Sheet1.B276">
            <calcext:condition calcext:apply-style-name="Untitled1" calcext:value="=&quot;JD&quot;" calcext:base-cell-address="Sheet1.B276"/>
            <calcext:condition calcext:apply-style-name="Untitled2" calcext:value="=&quot;Daniel&quot;" calcext:base-cell-address="Sheet1.B276"/>
            <calcext:condition calcext:apply-style-name="Untitled3" calcext:value="=&quot;JuanSe&quot;" calcext:base-cell-address="Sheet1.B276"/>
          </calcext:conditional-format>
          <calcext:conditional-format calcext:target-range-address="Sheet1.B277:Sheet1.B277">
            <calcext:condition calcext:apply-style-name="Untitled1" calcext:value="=&quot;JD&quot;" calcext:base-cell-address="Sheet1.B277"/>
            <calcext:condition calcext:apply-style-name="Untitled2" calcext:value="=&quot;Daniel&quot;" calcext:base-cell-address="Sheet1.B277"/>
            <calcext:condition calcext:apply-style-name="Untitled3" calcext:value="=&quot;JuanSe&quot;" calcext:base-cell-address="Sheet1.B277"/>
          </calcext:conditional-format>
          <calcext:conditional-format calcext:target-range-address="Sheet1.B278:Sheet1.B278">
            <calcext:condition calcext:apply-style-name="Untitled1" calcext:value="=&quot;JD&quot;" calcext:base-cell-address="Sheet1.B278"/>
            <calcext:condition calcext:apply-style-name="Untitled2" calcext:value="=&quot;Daniel&quot;" calcext:base-cell-address="Sheet1.B278"/>
            <calcext:condition calcext:apply-style-name="Untitled3" calcext:value="=&quot;JuanSe&quot;" calcext:base-cell-address="Sheet1.B278"/>
          </calcext:conditional-format>
          <calcext:conditional-format calcext:target-range-address="Sheet1.B279:Sheet1.B279">
            <calcext:condition calcext:apply-style-name="Untitled1" calcext:value="=&quot;JD&quot;" calcext:base-cell-address="Sheet1.B279"/>
            <calcext:condition calcext:apply-style-name="Untitled2" calcext:value="=&quot;Daniel&quot;" calcext:base-cell-address="Sheet1.B279"/>
            <calcext:condition calcext:apply-style-name="Untitled3" calcext:value="=&quot;JuanSe&quot;" calcext:base-cell-address="Sheet1.B279"/>
          </calcext:conditional-format>
          <calcext:conditional-format calcext:target-range-address="Sheet1.B280:Sheet1.B280">
            <calcext:condition calcext:apply-style-name="Untitled1" calcext:value="=&quot;JD&quot;" calcext:base-cell-address="Sheet1.B280"/>
            <calcext:condition calcext:apply-style-name="Untitled2" calcext:value="=&quot;Daniel&quot;" calcext:base-cell-address="Sheet1.B280"/>
            <calcext:condition calcext:apply-style-name="Untitled3" calcext:value="=&quot;JuanSe&quot;" calcext:base-cell-address="Sheet1.B280"/>
          </calcext:conditional-format>
          <calcext:conditional-format calcext:target-range-address="Sheet1.B281:Sheet1.B281">
            <calcext:condition calcext:apply-style-name="Untitled1" calcext:value="=&quot;JD&quot;" calcext:base-cell-address="Sheet1.B281"/>
            <calcext:condition calcext:apply-style-name="Untitled2" calcext:value="=&quot;Daniel&quot;" calcext:base-cell-address="Sheet1.B281"/>
            <calcext:condition calcext:apply-style-name="Untitled3" calcext:value="=&quot;JuanSe&quot;" calcext:base-cell-address="Sheet1.B281"/>
          </calcext:conditional-format>
          <calcext:conditional-format calcext:target-range-address="Sheet1.B282:Sheet1.B282">
            <calcext:condition calcext:apply-style-name="Untitled1" calcext:value="=&quot;JD&quot;" calcext:base-cell-address="Sheet1.B282"/>
            <calcext:condition calcext:apply-style-name="Untitled2" calcext:value="=&quot;Daniel&quot;" calcext:base-cell-address="Sheet1.B282"/>
            <calcext:condition calcext:apply-style-name="Untitled3" calcext:value="=&quot;JuanSe&quot;" calcext:base-cell-address="Sheet1.B282"/>
          </calcext:conditional-format>
          <calcext:conditional-format calcext:target-range-address="Sheet1.B283:Sheet1.B283">
            <calcext:condition calcext:apply-style-name="Untitled1" calcext:value="=&quot;JD&quot;" calcext:base-cell-address="Sheet1.B283"/>
            <calcext:condition calcext:apply-style-name="Untitled2" calcext:value="=&quot;Daniel&quot;" calcext:base-cell-address="Sheet1.B283"/>
            <calcext:condition calcext:apply-style-name="Untitled3" calcext:value="=&quot;JuanSe&quot;" calcext:base-cell-address="Sheet1.B283"/>
          </calcext:conditional-format>
          <calcext:conditional-format calcext:target-range-address="Sheet1.B284:Sheet1.B284">
            <calcext:condition calcext:apply-style-name="Untitled1" calcext:value="=&quot;JD&quot;" calcext:base-cell-address="Sheet1.B284"/>
            <calcext:condition calcext:apply-style-name="Untitled2" calcext:value="=&quot;Daniel&quot;" calcext:base-cell-address="Sheet1.B284"/>
            <calcext:condition calcext:apply-style-name="Untitled3" calcext:value="=&quot;JuanSe&quot;" calcext:base-cell-address="Sheet1.B284"/>
          </calcext:conditional-format>
          <calcext:conditional-format calcext:target-range-address="Sheet1.B285:Sheet1.B285">
            <calcext:condition calcext:apply-style-name="Untitled1" calcext:value="=&quot;JD&quot;" calcext:base-cell-address="Sheet1.B285"/>
            <calcext:condition calcext:apply-style-name="Untitled2" calcext:value="=&quot;Daniel&quot;" calcext:base-cell-address="Sheet1.B285"/>
            <calcext:condition calcext:apply-style-name="Untitled3" calcext:value="=&quot;JuanSe&quot;" calcext:base-cell-address="Sheet1.B285"/>
          </calcext:conditional-format>
          <calcext:conditional-format calcext:target-range-address="Sheet1.B286:Sheet1.B286">
            <calcext:condition calcext:apply-style-name="Untitled1" calcext:value="=&quot;JD&quot;" calcext:base-cell-address="Sheet1.B286"/>
            <calcext:condition calcext:apply-style-name="Untitled2" calcext:value="=&quot;Daniel&quot;" calcext:base-cell-address="Sheet1.B286"/>
            <calcext:condition calcext:apply-style-name="Untitled3" calcext:value="=&quot;JuanSe&quot;" calcext:base-cell-address="Sheet1.B286"/>
          </calcext:conditional-format>
          <calcext:conditional-format calcext:target-range-address="Sheet1.B287:Sheet1.B287">
            <calcext:condition calcext:apply-style-name="Untitled1" calcext:value="=&quot;JD&quot;" calcext:base-cell-address="Sheet1.B287"/>
            <calcext:condition calcext:apply-style-name="Untitled2" calcext:value="=&quot;Daniel&quot;" calcext:base-cell-address="Sheet1.B287"/>
            <calcext:condition calcext:apply-style-name="Untitled3" calcext:value="=&quot;JuanSe&quot;" calcext:base-cell-address="Sheet1.B287"/>
          </calcext:conditional-format>
          <calcext:conditional-format calcext:target-range-address="Sheet1.B288:Sheet1.B288">
            <calcext:condition calcext:apply-style-name="Untitled1" calcext:value="=&quot;JD&quot;" calcext:base-cell-address="Sheet1.B288"/>
            <calcext:condition calcext:apply-style-name="Untitled2" calcext:value="=&quot;Daniel&quot;" calcext:base-cell-address="Sheet1.B288"/>
            <calcext:condition calcext:apply-style-name="Untitled3" calcext:value="=&quot;JuanSe&quot;" calcext:base-cell-address="Sheet1.B288"/>
          </calcext:conditional-format>
          <calcext:conditional-format calcext:target-range-address="Sheet1.B289:Sheet1.B289">
            <calcext:condition calcext:apply-style-name="Untitled1" calcext:value="=&quot;JD&quot;" calcext:base-cell-address="Sheet1.B289"/>
            <calcext:condition calcext:apply-style-name="Untitled2" calcext:value="=&quot;Daniel&quot;" calcext:base-cell-address="Sheet1.B289"/>
            <calcext:condition calcext:apply-style-name="Untitled3" calcext:value="=&quot;JuanSe&quot;" calcext:base-cell-address="Sheet1.B289"/>
          </calcext:conditional-format>
          <calcext:conditional-format calcext:target-range-address="Sheet1.B290:Sheet1.B290">
            <calcext:condition calcext:apply-style-name="Untitled1" calcext:value="=&quot;JD&quot;" calcext:base-cell-address="Sheet1.B290"/>
            <calcext:condition calcext:apply-style-name="Untitled2" calcext:value="=&quot;Daniel&quot;" calcext:base-cell-address="Sheet1.B290"/>
            <calcext:condition calcext:apply-style-name="Untitled3" calcext:value="=&quot;JuanSe&quot;" calcext:base-cell-address="Sheet1.B290"/>
          </calcext:conditional-format>
          <calcext:conditional-format calcext:target-range-address="Sheet1.B291:Sheet1.B291">
            <calcext:condition calcext:apply-style-name="Untitled1" calcext:value="=&quot;JD&quot;" calcext:base-cell-address="Sheet1.B291"/>
            <calcext:condition calcext:apply-style-name="Untitled2" calcext:value="=&quot;Daniel&quot;" calcext:base-cell-address="Sheet1.B291"/>
            <calcext:condition calcext:apply-style-name="Untitled3" calcext:value="=&quot;JuanSe&quot;" calcext:base-cell-address="Sheet1.B291"/>
          </calcext:conditional-format>
          <calcext:conditional-format calcext:target-range-address="Sheet1.B292:Sheet1.B292">
            <calcext:condition calcext:apply-style-name="Untitled1" calcext:value="=&quot;JD&quot;" calcext:base-cell-address="Sheet1.B292"/>
            <calcext:condition calcext:apply-style-name="Untitled2" calcext:value="=&quot;Daniel&quot;" calcext:base-cell-address="Sheet1.B292"/>
            <calcext:condition calcext:apply-style-name="Untitled3" calcext:value="=&quot;JuanSe&quot;" calcext:base-cell-address="Sheet1.B292"/>
          </calcext:conditional-format>
          <calcext:conditional-format calcext:target-range-address="Sheet1.B293:Sheet1.B293">
            <calcext:condition calcext:apply-style-name="Untitled1" calcext:value="=&quot;JD&quot;" calcext:base-cell-address="Sheet1.B293"/>
            <calcext:condition calcext:apply-style-name="Untitled2" calcext:value="=&quot;Daniel&quot;" calcext:base-cell-address="Sheet1.B293"/>
            <calcext:condition calcext:apply-style-name="Untitled3" calcext:value="=&quot;JuanSe&quot;" calcext:base-cell-address="Sheet1.B293"/>
          </calcext:conditional-format>
          <calcext:conditional-format calcext:target-range-address="Sheet1.B294:Sheet1.B294">
            <calcext:condition calcext:apply-style-name="Untitled1" calcext:value="=&quot;JD&quot;" calcext:base-cell-address="Sheet1.B294"/>
            <calcext:condition calcext:apply-style-name="Untitled2" calcext:value="=&quot;Daniel&quot;" calcext:base-cell-address="Sheet1.B294"/>
            <calcext:condition calcext:apply-style-name="Untitled3" calcext:value="=&quot;JuanSe&quot;" calcext:base-cell-address="Sheet1.B294"/>
          </calcext:conditional-format>
          <calcext:conditional-format calcext:target-range-address="Sheet1.B295:Sheet1.B295">
            <calcext:condition calcext:apply-style-name="Untitled1" calcext:value="=&quot;JD&quot;" calcext:base-cell-address="Sheet1.B295"/>
            <calcext:condition calcext:apply-style-name="Untitled2" calcext:value="=&quot;Daniel&quot;" calcext:base-cell-address="Sheet1.B295"/>
            <calcext:condition calcext:apply-style-name="Untitled3" calcext:value="=&quot;JuanSe&quot;" calcext:base-cell-address="Sheet1.B295"/>
          </calcext:conditional-format>
          <calcext:conditional-format calcext:target-range-address="Sheet1.B296:Sheet1.B296">
            <calcext:condition calcext:apply-style-name="Untitled1" calcext:value="=&quot;JD&quot;" calcext:base-cell-address="Sheet1.B296"/>
            <calcext:condition calcext:apply-style-name="Untitled2" calcext:value="=&quot;Daniel&quot;" calcext:base-cell-address="Sheet1.B296"/>
            <calcext:condition calcext:apply-style-name="Untitled3" calcext:value="=&quot;JuanSe&quot;" calcext:base-cell-address="Sheet1.B296"/>
          </calcext:conditional-format>
          <calcext:conditional-format calcext:target-range-address="Sheet1.B297:Sheet1.B297">
            <calcext:condition calcext:apply-style-name="Untitled1" calcext:value="=&quot;JD&quot;" calcext:base-cell-address="Sheet1.B297"/>
            <calcext:condition calcext:apply-style-name="Untitled2" calcext:value="=&quot;Daniel&quot;" calcext:base-cell-address="Sheet1.B297"/>
            <calcext:condition calcext:apply-style-name="Untitled3" calcext:value="=&quot;JuanSe&quot;" calcext:base-cell-address="Sheet1.B297"/>
          </calcext:conditional-format>
          <calcext:conditional-format calcext:target-range-address="Sheet1.B298:Sheet1.B298">
            <calcext:condition calcext:apply-style-name="Untitled1" calcext:value="=&quot;JD&quot;" calcext:base-cell-address="Sheet1.B298"/>
            <calcext:condition calcext:apply-style-name="Untitled2" calcext:value="=&quot;Daniel&quot;" calcext:base-cell-address="Sheet1.B298"/>
            <calcext:condition calcext:apply-style-name="Untitled3" calcext:value="=&quot;JuanSe&quot;" calcext:base-cell-address="Sheet1.B298"/>
          </calcext:conditional-format>
          <calcext:conditional-format calcext:target-range-address="Sheet1.B299:Sheet1.B299">
            <calcext:condition calcext:apply-style-name="Untitled1" calcext:value="=&quot;JD&quot;" calcext:base-cell-address="Sheet1.B299"/>
            <calcext:condition calcext:apply-style-name="Untitled2" calcext:value="=&quot;Daniel&quot;" calcext:base-cell-address="Sheet1.B299"/>
            <calcext:condition calcext:apply-style-name="Untitled3" calcext:value="=&quot;JuanSe&quot;" calcext:base-cell-address="Sheet1.B299"/>
          </calcext:conditional-format>
          <calcext:conditional-format calcext:target-range-address="Sheet1.C2:Sheet1.C2">
            <calcext:condition calcext:apply-style-name="Untitled1" calcext:value="=&quot;JD&quot;" calcext:base-cell-address="Sheet1.C2"/>
            <calcext:condition calcext:apply-style-name="Untitled2" calcext:value="=&quot;Daniel&quot;" calcext:base-cell-address="Sheet1.C2"/>
            <calcext:condition calcext:apply-style-name="Untitled3" calcext:value="=&quot;JuanSe&quot;" calcext:base-cell-address="Sheet1.C2"/>
          </calcext:conditional-format>
          <calcext:conditional-format calcext:target-range-address="Sheet1.C3:Sheet1.C3">
            <calcext:condition calcext:apply-style-name="Untitled1" calcext:value="=&quot;JD&quot;" calcext:base-cell-address="Sheet1.C3"/>
            <calcext:condition calcext:apply-style-name="Untitled2" calcext:value="=&quot;Daniel&quot;" calcext:base-cell-address="Sheet1.C3"/>
            <calcext:condition calcext:apply-style-name="Untitled3" calcext:value="=&quot;JuanSe&quot;" calcext:base-cell-address="Sheet1.C3"/>
          </calcext:conditional-format>
          <calcext:conditional-format calcext:target-range-address="Sheet1.C4:Sheet1.C4">
            <calcext:condition calcext:apply-style-name="Untitled1" calcext:value="=&quot;JD&quot;" calcext:base-cell-address="Sheet1.C4"/>
            <calcext:condition calcext:apply-style-name="Untitled2" calcext:value="=&quot;Daniel&quot;" calcext:base-cell-address="Sheet1.C4"/>
            <calcext:condition calcext:apply-style-name="Untitled3" calcext:value="=&quot;JuanSe&quot;" calcext:base-cell-address="Sheet1.C4"/>
          </calcext:conditional-format>
          <calcext:conditional-format calcext:target-range-address="Sheet1.C5:Sheet1.C5">
            <calcext:condition calcext:apply-style-name="Untitled1" calcext:value="=&quot;JD&quot;" calcext:base-cell-address="Sheet1.C5"/>
            <calcext:condition calcext:apply-style-name="Untitled2" calcext:value="=&quot;Daniel&quot;" calcext:base-cell-address="Sheet1.C5"/>
            <calcext:condition calcext:apply-style-name="Untitled3" calcext:value="=&quot;JuanSe&quot;" calcext:base-cell-address="Sheet1.C5"/>
          </calcext:conditional-format>
          <calcext:conditional-format calcext:target-range-address="Sheet1.C6:Sheet1.C6">
            <calcext:condition calcext:apply-style-name="Untitled1" calcext:value="=&quot;JD&quot;" calcext:base-cell-address="Sheet1.C6"/>
            <calcext:condition calcext:apply-style-name="Untitled2" calcext:value="=&quot;Daniel&quot;" calcext:base-cell-address="Sheet1.C6"/>
            <calcext:condition calcext:apply-style-name="Untitled3" calcext:value="=&quot;JuanSe&quot;" calcext:base-cell-address="Sheet1.C6"/>
          </calcext:conditional-format>
          <calcext:conditional-format calcext:target-range-address="Sheet1.C7:Sheet1.C7">
            <calcext:condition calcext:apply-style-name="Untitled1" calcext:value="=&quot;JD&quot;" calcext:base-cell-address="Sheet1.C7"/>
            <calcext:condition calcext:apply-style-name="Untitled2" calcext:value="=&quot;Daniel&quot;" calcext:base-cell-address="Sheet1.C7"/>
            <calcext:condition calcext:apply-style-name="Untitled3" calcext:value="=&quot;JuanSe&quot;" calcext:base-cell-address="Sheet1.C7"/>
          </calcext:conditional-format>
          <calcext:conditional-format calcext:target-range-address="Sheet1.C8:Sheet1.C8">
            <calcext:condition calcext:apply-style-name="Untitled1" calcext:value="=&quot;JD&quot;" calcext:base-cell-address="Sheet1.C8"/>
            <calcext:condition calcext:apply-style-name="Untitled2" calcext:value="=&quot;Daniel&quot;" calcext:base-cell-address="Sheet1.C8"/>
            <calcext:condition calcext:apply-style-name="Untitled3" calcext:value="=&quot;JuanSe&quot;" calcext:base-cell-address="Sheet1.C8"/>
          </calcext:conditional-format>
          <calcext:conditional-format calcext:target-range-address="Sheet1.C9:Sheet1.C9">
            <calcext:condition calcext:apply-style-name="Untitled1" calcext:value="=&quot;JD&quot;" calcext:base-cell-address="Sheet1.C9"/>
            <calcext:condition calcext:apply-style-name="Untitled2" calcext:value="=&quot;Daniel&quot;" calcext:base-cell-address="Sheet1.C9"/>
            <calcext:condition calcext:apply-style-name="Untitled3" calcext:value="=&quot;JuanSe&quot;" calcext:base-cell-address="Sheet1.C9"/>
          </calcext:conditional-format>
          <calcext:conditional-format calcext:target-range-address="Sheet1.C10:Sheet1.C10">
            <calcext:condition calcext:apply-style-name="Untitled1" calcext:value="=&quot;JD&quot;" calcext:base-cell-address="Sheet1.C10"/>
            <calcext:condition calcext:apply-style-name="Untitled2" calcext:value="=&quot;Daniel&quot;" calcext:base-cell-address="Sheet1.C10"/>
            <calcext:condition calcext:apply-style-name="Untitled3" calcext:value="=&quot;JuanSe&quot;" calcext:base-cell-address="Sheet1.C10"/>
          </calcext:conditional-format>
          <calcext:conditional-format calcext:target-range-address="Sheet1.C11:Sheet1.C11">
            <calcext:condition calcext:apply-style-name="Untitled1" calcext:value="=&quot;JD&quot;" calcext:base-cell-address="Sheet1.C11"/>
            <calcext:condition calcext:apply-style-name="Untitled2" calcext:value="=&quot;Daniel&quot;" calcext:base-cell-address="Sheet1.C11"/>
            <calcext:condition calcext:apply-style-name="Untitled3" calcext:value="=&quot;JuanSe&quot;" calcext:base-cell-address="Sheet1.C11"/>
          </calcext:conditional-format>
          <calcext:conditional-format calcext:target-range-address="Sheet1.C12:Sheet1.C12">
            <calcext:condition calcext:apply-style-name="Untitled1" calcext:value="=&quot;JD&quot;" calcext:base-cell-address="Sheet1.C12"/>
            <calcext:condition calcext:apply-style-name="Untitled2" calcext:value="=&quot;Daniel&quot;" calcext:base-cell-address="Sheet1.C12"/>
            <calcext:condition calcext:apply-style-name="Untitled3" calcext:value="=&quot;JuanSe&quot;" calcext:base-cell-address="Sheet1.C12"/>
          </calcext:conditional-format>
          <calcext:conditional-format calcext:target-range-address="Sheet1.C13:Sheet1.C13">
            <calcext:condition calcext:apply-style-name="Untitled1" calcext:value="=&quot;JD&quot;" calcext:base-cell-address="Sheet1.C13"/>
            <calcext:condition calcext:apply-style-name="Untitled2" calcext:value="=&quot;Daniel&quot;" calcext:base-cell-address="Sheet1.C13"/>
            <calcext:condition calcext:apply-style-name="Untitled3" calcext:value="=&quot;JuanSe&quot;" calcext:base-cell-address="Sheet1.C13"/>
          </calcext:conditional-format>
          <calcext:conditional-format calcext:target-range-address="Sheet1.C14:Sheet1.C14">
            <calcext:condition calcext:apply-style-name="Untitled1" calcext:value="=&quot;JD&quot;" calcext:base-cell-address="Sheet1.C14"/>
            <calcext:condition calcext:apply-style-name="Untitled2" calcext:value="=&quot;Daniel&quot;" calcext:base-cell-address="Sheet1.C14"/>
            <calcext:condition calcext:apply-style-name="Untitled3" calcext:value="=&quot;JuanSe&quot;" calcext:base-cell-address="Sheet1.C14"/>
          </calcext:conditional-format>
          <calcext:conditional-format calcext:target-range-address="Sheet1.C15:Sheet1.C15">
            <calcext:condition calcext:apply-style-name="Untitled1" calcext:value="=&quot;JD&quot;" calcext:base-cell-address="Sheet1.C15"/>
            <calcext:condition calcext:apply-style-name="Untitled2" calcext:value="=&quot;Daniel&quot;" calcext:base-cell-address="Sheet1.C15"/>
            <calcext:condition calcext:apply-style-name="Untitled3" calcext:value="=&quot;JuanSe&quot;" calcext:base-cell-address="Sheet1.C15"/>
          </calcext:conditional-format>
          <calcext:conditional-format calcext:target-range-address="Sheet1.C16:Sheet1.C16">
            <calcext:condition calcext:apply-style-name="Untitled1" calcext:value="=&quot;JD&quot;" calcext:base-cell-address="Sheet1.C16"/>
            <calcext:condition calcext:apply-style-name="Untitled2" calcext:value="=&quot;Daniel&quot;" calcext:base-cell-address="Sheet1.C16"/>
            <calcext:condition calcext:apply-style-name="Untitled3" calcext:value="=&quot;JuanSe&quot;" calcext:base-cell-address="Sheet1.C16"/>
          </calcext:conditional-format>
          <calcext:conditional-format calcext:target-range-address="Sheet1.C17:Sheet1.C17">
            <calcext:condition calcext:apply-style-name="Untitled1" calcext:value="=&quot;JD&quot;" calcext:base-cell-address="Sheet1.C17"/>
            <calcext:condition calcext:apply-style-name="Untitled2" calcext:value="=&quot;Daniel&quot;" calcext:base-cell-address="Sheet1.C17"/>
            <calcext:condition calcext:apply-style-name="Untitled3" calcext:value="=&quot;JuanSe&quot;" calcext:base-cell-address="Sheet1.C17"/>
          </calcext:conditional-format>
          <calcext:conditional-format calcext:target-range-address="Sheet1.C18:Sheet1.C18">
            <calcext:condition calcext:apply-style-name="Untitled1" calcext:value="=&quot;JD&quot;" calcext:base-cell-address="Sheet1.C18"/>
            <calcext:condition calcext:apply-style-name="Untitled2" calcext:value="=&quot;Daniel&quot;" calcext:base-cell-address="Sheet1.C18"/>
            <calcext:condition calcext:apply-style-name="Untitled3" calcext:value="=&quot;JuanSe&quot;" calcext:base-cell-address="Sheet1.C18"/>
          </calcext:conditional-format>
          <calcext:conditional-format calcext:target-range-address="Sheet1.C19:Sheet1.C19">
            <calcext:condition calcext:apply-style-name="Untitled1" calcext:value="=&quot;JD&quot;" calcext:base-cell-address="Sheet1.C19"/>
            <calcext:condition calcext:apply-style-name="Untitled2" calcext:value="=&quot;Daniel&quot;" calcext:base-cell-address="Sheet1.C19"/>
            <calcext:condition calcext:apply-style-name="Untitled3" calcext:value="=&quot;JuanSe&quot;" calcext:base-cell-address="Sheet1.C19"/>
          </calcext:conditional-format>
          <calcext:conditional-format calcext:target-range-address="Sheet1.C20:Sheet1.C20">
            <calcext:condition calcext:apply-style-name="Untitled1" calcext:value="=&quot;JD&quot;" calcext:base-cell-address="Sheet1.C20"/>
            <calcext:condition calcext:apply-style-name="Untitled2" calcext:value="=&quot;Daniel&quot;" calcext:base-cell-address="Sheet1.C20"/>
            <calcext:condition calcext:apply-style-name="Untitled3" calcext:value="=&quot;JuanSe&quot;" calcext:base-cell-address="Sheet1.C20"/>
          </calcext:conditional-format>
          <calcext:conditional-format calcext:target-range-address="Sheet1.C21:Sheet1.C21">
            <calcext:condition calcext:apply-style-name="Untitled1" calcext:value="=&quot;JD&quot;" calcext:base-cell-address="Sheet1.C21"/>
            <calcext:condition calcext:apply-style-name="Untitled2" calcext:value="=&quot;Daniel&quot;" calcext:base-cell-address="Sheet1.C21"/>
            <calcext:condition calcext:apply-style-name="Untitled3" calcext:value="=&quot;JuanSe&quot;" calcext:base-cell-address="Sheet1.C21"/>
          </calcext:conditional-format>
          <calcext:conditional-format calcext:target-range-address="Sheet1.C22:Sheet1.C22">
            <calcext:condition calcext:apply-style-name="Untitled1" calcext:value="=&quot;JD&quot;" calcext:base-cell-address="Sheet1.C22"/>
            <calcext:condition calcext:apply-style-name="Untitled2" calcext:value="=&quot;Daniel&quot;" calcext:base-cell-address="Sheet1.C22"/>
            <calcext:condition calcext:apply-style-name="Untitled3" calcext:value="=&quot;JuanSe&quot;" calcext:base-cell-address="Sheet1.C22"/>
          </calcext:conditional-format>
          <calcext:conditional-format calcext:target-range-address="Sheet1.C23:Sheet1.C23">
            <calcext:condition calcext:apply-style-name="Untitled1" calcext:value="=&quot;JD&quot;" calcext:base-cell-address="Sheet1.C23"/>
            <calcext:condition calcext:apply-style-name="Untitled2" calcext:value="=&quot;Daniel&quot;" calcext:base-cell-address="Sheet1.C23"/>
            <calcext:condition calcext:apply-style-name="Untitled3" calcext:value="=&quot;JuanSe&quot;" calcext:base-cell-address="Sheet1.C23"/>
          </calcext:conditional-format>
          <calcext:conditional-format calcext:target-range-address="Sheet1.C24:Sheet1.C24">
            <calcext:condition calcext:apply-style-name="Untitled1" calcext:value="=&quot;JD&quot;" calcext:base-cell-address="Sheet1.C24"/>
            <calcext:condition calcext:apply-style-name="Untitled2" calcext:value="=&quot;Daniel&quot;" calcext:base-cell-address="Sheet1.C24"/>
            <calcext:condition calcext:apply-style-name="Untitled3" calcext:value="=&quot;JuanSe&quot;" calcext:base-cell-address="Sheet1.C24"/>
          </calcext:conditional-format>
          <calcext:conditional-format calcext:target-range-address="Sheet1.C25:Sheet1.C25">
            <calcext:condition calcext:apply-style-name="Untitled1" calcext:value="=&quot;JD&quot;" calcext:base-cell-address="Sheet1.C25"/>
            <calcext:condition calcext:apply-style-name="Untitled2" calcext:value="=&quot;Daniel&quot;" calcext:base-cell-address="Sheet1.C25"/>
            <calcext:condition calcext:apply-style-name="Untitled3" calcext:value="=&quot;JuanSe&quot;" calcext:base-cell-address="Sheet1.C25"/>
          </calcext:conditional-format>
          <calcext:conditional-format calcext:target-range-address="Sheet1.C26:Sheet1.C26">
            <calcext:condition calcext:apply-style-name="Untitled1" calcext:value="=&quot;JD&quot;" calcext:base-cell-address="Sheet1.C26"/>
            <calcext:condition calcext:apply-style-name="Untitled2" calcext:value="=&quot;Daniel&quot;" calcext:base-cell-address="Sheet1.C26"/>
            <calcext:condition calcext:apply-style-name="Untitled3" calcext:value="=&quot;JuanSe&quot;" calcext:base-cell-address="Sheet1.C26"/>
          </calcext:conditional-format>
          <calcext:conditional-format calcext:target-range-address="Sheet1.C27:Sheet1.C27">
            <calcext:condition calcext:apply-style-name="Untitled1" calcext:value="=&quot;JD&quot;" calcext:base-cell-address="Sheet1.C27"/>
            <calcext:condition calcext:apply-style-name="Untitled2" calcext:value="=&quot;Daniel&quot;" calcext:base-cell-address="Sheet1.C27"/>
            <calcext:condition calcext:apply-style-name="Untitled3" calcext:value="=&quot;JuanSe&quot;" calcext:base-cell-address="Sheet1.C27"/>
          </calcext:conditional-format>
          <calcext:conditional-format calcext:target-range-address="Sheet1.C28:Sheet1.C28">
            <calcext:condition calcext:apply-style-name="Untitled1" calcext:value="=&quot;JD&quot;" calcext:base-cell-address="Sheet1.C28"/>
            <calcext:condition calcext:apply-style-name="Untitled2" calcext:value="=&quot;Daniel&quot;" calcext:base-cell-address="Sheet1.C28"/>
            <calcext:condition calcext:apply-style-name="Untitled3" calcext:value="=&quot;JuanSe&quot;" calcext:base-cell-address="Sheet1.C28"/>
          </calcext:conditional-format>
          <calcext:conditional-format calcext:target-range-address="Sheet1.C29:Sheet1.C29">
            <calcext:condition calcext:apply-style-name="Untitled1" calcext:value="=&quot;JD&quot;" calcext:base-cell-address="Sheet1.C29"/>
            <calcext:condition calcext:apply-style-name="Untitled2" calcext:value="=&quot;Daniel&quot;" calcext:base-cell-address="Sheet1.C29"/>
            <calcext:condition calcext:apply-style-name="Untitled3" calcext:value="=&quot;JuanSe&quot;" calcext:base-cell-address="Sheet1.C29"/>
          </calcext:conditional-format>
          <calcext:conditional-format calcext:target-range-address="Sheet1.C30:Sheet1.C30">
            <calcext:condition calcext:apply-style-name="Untitled1" calcext:value="=&quot;JD&quot;" calcext:base-cell-address="Sheet1.C30"/>
            <calcext:condition calcext:apply-style-name="Untitled2" calcext:value="=&quot;Daniel&quot;" calcext:base-cell-address="Sheet1.C30"/>
            <calcext:condition calcext:apply-style-name="Untitled3" calcext:value="=&quot;JuanSe&quot;" calcext:base-cell-address="Sheet1.C30"/>
          </calcext:conditional-format>
          <calcext:conditional-format calcext:target-range-address="Sheet1.C31:Sheet1.C31">
            <calcext:condition calcext:apply-style-name="Untitled1" calcext:value="=&quot;JD&quot;" calcext:base-cell-address="Sheet1.C31"/>
            <calcext:condition calcext:apply-style-name="Untitled2" calcext:value="=&quot;Daniel&quot;" calcext:base-cell-address="Sheet1.C31"/>
            <calcext:condition calcext:apply-style-name="Untitled3" calcext:value="=&quot;JuanSe&quot;" calcext:base-cell-address="Sheet1.C31"/>
          </calcext:conditional-format>
          <calcext:conditional-format calcext:target-range-address="Sheet1.C32:Sheet1.C32">
            <calcext:condition calcext:apply-style-name="Untitled1" calcext:value="=&quot;JD&quot;" calcext:base-cell-address="Sheet1.C32"/>
            <calcext:condition calcext:apply-style-name="Untitled2" calcext:value="=&quot;Daniel&quot;" calcext:base-cell-address="Sheet1.C32"/>
            <calcext:condition calcext:apply-style-name="Untitled3" calcext:value="=&quot;JuanSe&quot;" calcext:base-cell-address="Sheet1.C32"/>
          </calcext:conditional-format>
          <calcext:conditional-format calcext:target-range-address="Sheet1.C33:Sheet1.C33">
            <calcext:condition calcext:apply-style-name="Untitled1" calcext:value="=&quot;JD&quot;" calcext:base-cell-address="Sheet1.C33"/>
            <calcext:condition calcext:apply-style-name="Untitled2" calcext:value="=&quot;Daniel&quot;" calcext:base-cell-address="Sheet1.C33"/>
            <calcext:condition calcext:apply-style-name="Untitled3" calcext:value="=&quot;JuanSe&quot;" calcext:base-cell-address="Sheet1.C33"/>
          </calcext:conditional-format>
          <calcext:conditional-format calcext:target-range-address="Sheet1.C34:Sheet1.C34">
            <calcext:condition calcext:apply-style-name="Untitled1" calcext:value="=&quot;JD&quot;" calcext:base-cell-address="Sheet1.C34"/>
            <calcext:condition calcext:apply-style-name="Untitled2" calcext:value="=&quot;Daniel&quot;" calcext:base-cell-address="Sheet1.C34"/>
            <calcext:condition calcext:apply-style-name="Untitled3" calcext:value="=&quot;JuanSe&quot;" calcext:base-cell-address="Sheet1.C34"/>
          </calcext:conditional-format>
          <calcext:conditional-format calcext:target-range-address="Sheet1.C35:Sheet1.C35">
            <calcext:condition calcext:apply-style-name="Untitled1" calcext:value="=&quot;JD&quot;" calcext:base-cell-address="Sheet1.C35"/>
            <calcext:condition calcext:apply-style-name="Untitled2" calcext:value="=&quot;Daniel&quot;" calcext:base-cell-address="Sheet1.C35"/>
            <calcext:condition calcext:apply-style-name="Untitled3" calcext:value="=&quot;JuanSe&quot;" calcext:base-cell-address="Sheet1.C35"/>
          </calcext:conditional-format>
          <calcext:conditional-format calcext:target-range-address="Sheet1.C36:Sheet1.C36">
            <calcext:condition calcext:apply-style-name="Untitled1" calcext:value="=&quot;JD&quot;" calcext:base-cell-address="Sheet1.C36"/>
            <calcext:condition calcext:apply-style-name="Untitled2" calcext:value="=&quot;Daniel&quot;" calcext:base-cell-address="Sheet1.C36"/>
            <calcext:condition calcext:apply-style-name="Untitled3" calcext:value="=&quot;JuanSe&quot;" calcext:base-cell-address="Sheet1.C36"/>
          </calcext:conditional-format>
          <calcext:conditional-format calcext:target-range-address="Sheet1.C37:Sheet1.C37">
            <calcext:condition calcext:apply-style-name="Untitled1" calcext:value="=&quot;JD&quot;" calcext:base-cell-address="Sheet1.C37"/>
            <calcext:condition calcext:apply-style-name="Untitled2" calcext:value="=&quot;Daniel&quot;" calcext:base-cell-address="Sheet1.C37"/>
            <calcext:condition calcext:apply-style-name="Untitled3" calcext:value="=&quot;JuanSe&quot;" calcext:base-cell-address="Sheet1.C37"/>
          </calcext:conditional-format>
          <calcext:conditional-format calcext:target-range-address="Sheet1.C38:Sheet1.C38">
            <calcext:condition calcext:apply-style-name="Untitled1" calcext:value="=&quot;JD&quot;" calcext:base-cell-address="Sheet1.C38"/>
            <calcext:condition calcext:apply-style-name="Untitled2" calcext:value="=&quot;Daniel&quot;" calcext:base-cell-address="Sheet1.C38"/>
            <calcext:condition calcext:apply-style-name="Untitled3" calcext:value="=&quot;JuanSe&quot;" calcext:base-cell-address="Sheet1.C38"/>
          </calcext:conditional-format>
          <calcext:conditional-format calcext:target-range-address="Sheet1.C39:Sheet1.C39">
            <calcext:condition calcext:apply-style-name="Untitled1" calcext:value="=&quot;JD&quot;" calcext:base-cell-address="Sheet1.C39"/>
            <calcext:condition calcext:apply-style-name="Untitled2" calcext:value="=&quot;Daniel&quot;" calcext:base-cell-address="Sheet1.C39"/>
            <calcext:condition calcext:apply-style-name="Untitled3" calcext:value="=&quot;JuanSe&quot;" calcext:base-cell-address="Sheet1.C39"/>
          </calcext:conditional-format>
          <calcext:conditional-format calcext:target-range-address="Sheet1.C40:Sheet1.C40">
            <calcext:condition calcext:apply-style-name="Untitled1" calcext:value="=&quot;JD&quot;" calcext:base-cell-address="Sheet1.C40"/>
            <calcext:condition calcext:apply-style-name="Untitled2" calcext:value="=&quot;Daniel&quot;" calcext:base-cell-address="Sheet1.C40"/>
            <calcext:condition calcext:apply-style-name="Untitled3" calcext:value="=&quot;JuanSe&quot;" calcext:base-cell-address="Sheet1.C40"/>
          </calcext:conditional-format>
          <calcext:conditional-format calcext:target-range-address="Sheet1.C41:Sheet1.C41">
            <calcext:condition calcext:apply-style-name="Untitled1" calcext:value="=&quot;JD&quot;" calcext:base-cell-address="Sheet1.C41"/>
            <calcext:condition calcext:apply-style-name="Untitled2" calcext:value="=&quot;Daniel&quot;" calcext:base-cell-address="Sheet1.C41"/>
            <calcext:condition calcext:apply-style-name="Untitled3" calcext:value="=&quot;JuanSe&quot;" calcext:base-cell-address="Sheet1.C41"/>
          </calcext:conditional-format>
          <calcext:conditional-format calcext:target-range-address="Sheet1.C42:Sheet1.C42">
            <calcext:condition calcext:apply-style-name="Untitled1" calcext:value="=&quot;JD&quot;" calcext:base-cell-address="Sheet1.C42"/>
            <calcext:condition calcext:apply-style-name="Untitled2" calcext:value="=&quot;Daniel&quot;" calcext:base-cell-address="Sheet1.C42"/>
            <calcext:condition calcext:apply-style-name="Untitled3" calcext:value="=&quot;JuanSe&quot;" calcext:base-cell-address="Sheet1.C42"/>
          </calcext:conditional-format>
          <calcext:conditional-format calcext:target-range-address="Sheet1.C43:Sheet1.C43">
            <calcext:condition calcext:apply-style-name="Untitled1" calcext:value="=&quot;JD&quot;" calcext:base-cell-address="Sheet1.C43"/>
            <calcext:condition calcext:apply-style-name="Untitled2" calcext:value="=&quot;Daniel&quot;" calcext:base-cell-address="Sheet1.C43"/>
            <calcext:condition calcext:apply-style-name="Untitled3" calcext:value="=&quot;JuanSe&quot;" calcext:base-cell-address="Sheet1.C43"/>
          </calcext:conditional-format>
          <calcext:conditional-format calcext:target-range-address="Sheet1.C44:Sheet1.C44">
            <calcext:condition calcext:apply-style-name="Untitled1" calcext:value="=&quot;JD&quot;" calcext:base-cell-address="Sheet1.C44"/>
            <calcext:condition calcext:apply-style-name="Untitled2" calcext:value="=&quot;Daniel&quot;" calcext:base-cell-address="Sheet1.C44"/>
            <calcext:condition calcext:apply-style-name="Untitled3" calcext:value="=&quot;JuanSe&quot;" calcext:base-cell-address="Sheet1.C44"/>
          </calcext:conditional-format>
          <calcext:conditional-format calcext:target-range-address="Sheet1.C45:Sheet1.C45">
            <calcext:condition calcext:apply-style-name="Untitled1" calcext:value="=&quot;JD&quot;" calcext:base-cell-address="Sheet1.C45"/>
            <calcext:condition calcext:apply-style-name="Untitled2" calcext:value="=&quot;Daniel&quot;" calcext:base-cell-address="Sheet1.C45"/>
            <calcext:condition calcext:apply-style-name="Untitled3" calcext:value="=&quot;JuanSe&quot;" calcext:base-cell-address="Sheet1.C45"/>
          </calcext:conditional-format>
          <calcext:conditional-format calcext:target-range-address="Sheet1.C46:Sheet1.C46">
            <calcext:condition calcext:apply-style-name="Untitled1" calcext:value="=&quot;JD&quot;" calcext:base-cell-address="Sheet1.C46"/>
            <calcext:condition calcext:apply-style-name="Untitled2" calcext:value="=&quot;Daniel&quot;" calcext:base-cell-address="Sheet1.C46"/>
            <calcext:condition calcext:apply-style-name="Untitled3" calcext:value="=&quot;JuanSe&quot;" calcext:base-cell-address="Sheet1.C46"/>
          </calcext:conditional-format>
          <calcext:conditional-format calcext:target-range-address="Sheet1.C47:Sheet1.C47">
            <calcext:condition calcext:apply-style-name="Untitled1" calcext:value="=&quot;JD&quot;" calcext:base-cell-address="Sheet1.C47"/>
            <calcext:condition calcext:apply-style-name="Untitled2" calcext:value="=&quot;Daniel&quot;" calcext:base-cell-address="Sheet1.C47"/>
            <calcext:condition calcext:apply-style-name="Untitled3" calcext:value="=&quot;JuanSe&quot;" calcext:base-cell-address="Sheet1.C47"/>
          </calcext:conditional-format>
          <calcext:conditional-format calcext:target-range-address="Sheet1.C48:Sheet1.C48">
            <calcext:condition calcext:apply-style-name="Untitled1" calcext:value="=&quot;JD&quot;" calcext:base-cell-address="Sheet1.C48"/>
            <calcext:condition calcext:apply-style-name="Untitled2" calcext:value="=&quot;Daniel&quot;" calcext:base-cell-address="Sheet1.C48"/>
            <calcext:condition calcext:apply-style-name="Untitled3" calcext:value="=&quot;JuanSe&quot;" calcext:base-cell-address="Sheet1.C48"/>
          </calcext:conditional-format>
          <calcext:conditional-format calcext:target-range-address="Sheet1.C49:Sheet1.C49">
            <calcext:condition calcext:apply-style-name="Untitled1" calcext:value="=&quot;JD&quot;" calcext:base-cell-address="Sheet1.C49"/>
            <calcext:condition calcext:apply-style-name="Untitled2" calcext:value="=&quot;Daniel&quot;" calcext:base-cell-address="Sheet1.C49"/>
            <calcext:condition calcext:apply-style-name="Untitled3" calcext:value="=&quot;JuanSe&quot;" calcext:base-cell-address="Sheet1.C49"/>
          </calcext:conditional-format>
          <calcext:conditional-format calcext:target-range-address="Sheet1.C50:Sheet1.C50">
            <calcext:condition calcext:apply-style-name="Untitled1" calcext:value="=&quot;JD&quot;" calcext:base-cell-address="Sheet1.C50"/>
            <calcext:condition calcext:apply-style-name="Untitled2" calcext:value="=&quot;Daniel&quot;" calcext:base-cell-address="Sheet1.C50"/>
            <calcext:condition calcext:apply-style-name="Untitled3" calcext:value="=&quot;JuanSe&quot;" calcext:base-cell-address="Sheet1.C50"/>
          </calcext:conditional-format>
          <calcext:conditional-format calcext:target-range-address="Sheet1.C51:Sheet1.C51">
            <calcext:condition calcext:apply-style-name="Untitled1" calcext:value="=&quot;JD&quot;" calcext:base-cell-address="Sheet1.C51"/>
            <calcext:condition calcext:apply-style-name="Untitled2" calcext:value="=&quot;Daniel&quot;" calcext:base-cell-address="Sheet1.C51"/>
            <calcext:condition calcext:apply-style-name="Untitled3" calcext:value="=&quot;JuanSe&quot;" calcext:base-cell-address="Sheet1.C51"/>
          </calcext:conditional-format>
          <calcext:conditional-format calcext:target-range-address="Sheet1.C52:Sheet1.C52">
            <calcext:condition calcext:apply-style-name="Untitled1" calcext:value="=&quot;JD&quot;" calcext:base-cell-address="Sheet1.C52"/>
            <calcext:condition calcext:apply-style-name="Untitled2" calcext:value="=&quot;Daniel&quot;" calcext:base-cell-address="Sheet1.C52"/>
            <calcext:condition calcext:apply-style-name="Untitled3" calcext:value="=&quot;JuanSe&quot;" calcext:base-cell-address="Sheet1.C52"/>
          </calcext:conditional-format>
          <calcext:conditional-format calcext:target-range-address="Sheet1.C53:Sheet1.C53">
            <calcext:condition calcext:apply-style-name="Untitled1" calcext:value="=&quot;JD&quot;" calcext:base-cell-address="Sheet1.C53"/>
            <calcext:condition calcext:apply-style-name="Untitled2" calcext:value="=&quot;Daniel&quot;" calcext:base-cell-address="Sheet1.C53"/>
            <calcext:condition calcext:apply-style-name="Untitled3" calcext:value="=&quot;JuanSe&quot;" calcext:base-cell-address="Sheet1.C53"/>
          </calcext:conditional-format>
          <calcext:conditional-format calcext:target-range-address="Sheet1.C54:Sheet1.C54">
            <calcext:condition calcext:apply-style-name="Untitled1" calcext:value="=&quot;JD&quot;" calcext:base-cell-address="Sheet1.C54"/>
            <calcext:condition calcext:apply-style-name="Untitled2" calcext:value="=&quot;Daniel&quot;" calcext:base-cell-address="Sheet1.C54"/>
            <calcext:condition calcext:apply-style-name="Untitled3" calcext:value="=&quot;JuanSe&quot;" calcext:base-cell-address="Sheet1.C54"/>
          </calcext:conditional-format>
          <calcext:conditional-format calcext:target-range-address="Sheet1.C55:Sheet1.C55">
            <calcext:condition calcext:apply-style-name="Untitled1" calcext:value="=&quot;JD&quot;" calcext:base-cell-address="Sheet1.C55"/>
            <calcext:condition calcext:apply-style-name="Untitled2" calcext:value="=&quot;Daniel&quot;" calcext:base-cell-address="Sheet1.C55"/>
            <calcext:condition calcext:apply-style-name="Untitled3" calcext:value="=&quot;JuanSe&quot;" calcext:base-cell-address="Sheet1.C55"/>
          </calcext:conditional-format>
          <calcext:conditional-format calcext:target-range-address="Sheet1.C56:Sheet1.C56">
            <calcext:condition calcext:apply-style-name="Untitled1" calcext:value="=&quot;JD&quot;" calcext:base-cell-address="Sheet1.C56"/>
            <calcext:condition calcext:apply-style-name="Untitled2" calcext:value="=&quot;Daniel&quot;" calcext:base-cell-address="Sheet1.C56"/>
            <calcext:condition calcext:apply-style-name="Untitled3" calcext:value="=&quot;JuanSe&quot;" calcext:base-cell-address="Sheet1.C56"/>
          </calcext:conditional-format>
          <calcext:conditional-format calcext:target-range-address="Sheet1.C57:Sheet1.C57">
            <calcext:condition calcext:apply-style-name="Untitled1" calcext:value="=&quot;JD&quot;" calcext:base-cell-address="Sheet1.C57"/>
            <calcext:condition calcext:apply-style-name="Untitled2" calcext:value="=&quot;Daniel&quot;" calcext:base-cell-address="Sheet1.C57"/>
            <calcext:condition calcext:apply-style-name="Untitled3" calcext:value="=&quot;JuanSe&quot;" calcext:base-cell-address="Sheet1.C57"/>
          </calcext:conditional-format>
          <calcext:conditional-format calcext:target-range-address="Sheet1.C58:Sheet1.C58">
            <calcext:condition calcext:apply-style-name="Untitled1" calcext:value="=&quot;JD&quot;" calcext:base-cell-address="Sheet1.C58"/>
            <calcext:condition calcext:apply-style-name="Untitled2" calcext:value="=&quot;Daniel&quot;" calcext:base-cell-address="Sheet1.C58"/>
            <calcext:condition calcext:apply-style-name="Untitled3" calcext:value="=&quot;JuanSe&quot;" calcext:base-cell-address="Sheet1.C58"/>
          </calcext:conditional-format>
          <calcext:conditional-format calcext:target-range-address="Sheet1.C59:Sheet1.C59">
            <calcext:condition calcext:apply-style-name="Untitled1" calcext:value="=&quot;JD&quot;" calcext:base-cell-address="Sheet1.C59"/>
            <calcext:condition calcext:apply-style-name="Untitled2" calcext:value="=&quot;Daniel&quot;" calcext:base-cell-address="Sheet1.C59"/>
            <calcext:condition calcext:apply-style-name="Untitled3" calcext:value="=&quot;JuanSe&quot;" calcext:base-cell-address="Sheet1.C59"/>
          </calcext:conditional-format>
          <calcext:conditional-format calcext:target-range-address="Sheet1.C60:Sheet1.C60">
            <calcext:condition calcext:apply-style-name="Untitled1" calcext:value="=&quot;JD&quot;" calcext:base-cell-address="Sheet1.C60"/>
            <calcext:condition calcext:apply-style-name="Untitled2" calcext:value="=&quot;Daniel&quot;" calcext:base-cell-address="Sheet1.C60"/>
            <calcext:condition calcext:apply-style-name="Untitled3" calcext:value="=&quot;JuanSe&quot;" calcext:base-cell-address="Sheet1.C60"/>
          </calcext:conditional-format>
          <calcext:conditional-format calcext:target-range-address="Sheet1.C61:Sheet1.C61">
            <calcext:condition calcext:apply-style-name="Untitled1" calcext:value="=&quot;JD&quot;" calcext:base-cell-address="Sheet1.C61"/>
            <calcext:condition calcext:apply-style-name="Untitled2" calcext:value="=&quot;Daniel&quot;" calcext:base-cell-address="Sheet1.C61"/>
            <calcext:condition calcext:apply-style-name="Untitled3" calcext:value="=&quot;JuanSe&quot;" calcext:base-cell-address="Sheet1.C61"/>
          </calcext:conditional-format>
          <calcext:conditional-format calcext:target-range-address="Sheet1.C62:Sheet1.C62">
            <calcext:condition calcext:apply-style-name="Untitled1" calcext:value="=&quot;JD&quot;" calcext:base-cell-address="Sheet1.C62"/>
            <calcext:condition calcext:apply-style-name="Untitled2" calcext:value="=&quot;Daniel&quot;" calcext:base-cell-address="Sheet1.C62"/>
            <calcext:condition calcext:apply-style-name="Untitled3" calcext:value="=&quot;JuanSe&quot;" calcext:base-cell-address="Sheet1.C62"/>
          </calcext:conditional-format>
          <calcext:conditional-format calcext:target-range-address="Sheet1.C63:Sheet1.C63">
            <calcext:condition calcext:apply-style-name="Untitled1" calcext:value="=&quot;JD&quot;" calcext:base-cell-address="Sheet1.C63"/>
            <calcext:condition calcext:apply-style-name="Untitled2" calcext:value="=&quot;Daniel&quot;" calcext:base-cell-address="Sheet1.C63"/>
            <calcext:condition calcext:apply-style-name="Untitled3" calcext:value="=&quot;JuanSe&quot;" calcext:base-cell-address="Sheet1.C63"/>
          </calcext:conditional-format>
          <calcext:conditional-format calcext:target-range-address="Sheet1.C64:Sheet1.C64">
            <calcext:condition calcext:apply-style-name="Untitled1" calcext:value="=&quot;JD&quot;" calcext:base-cell-address="Sheet1.C64"/>
            <calcext:condition calcext:apply-style-name="Untitled2" calcext:value="=&quot;Daniel&quot;" calcext:base-cell-address="Sheet1.C64"/>
            <calcext:condition calcext:apply-style-name="Untitled3" calcext:value="=&quot;JuanSe&quot;" calcext:base-cell-address="Sheet1.C64"/>
          </calcext:conditional-format>
          <calcext:conditional-format calcext:target-range-address="Sheet1.C65:Sheet1.C65">
            <calcext:condition calcext:apply-style-name="Untitled1" calcext:value="=&quot;JD&quot;" calcext:base-cell-address="Sheet1.C65"/>
            <calcext:condition calcext:apply-style-name="Untitled2" calcext:value="=&quot;Daniel&quot;" calcext:base-cell-address="Sheet1.C65"/>
            <calcext:condition calcext:apply-style-name="Untitled3" calcext:value="=&quot;JuanSe&quot;" calcext:base-cell-address="Sheet1.C65"/>
          </calcext:conditional-format>
          <calcext:conditional-format calcext:target-range-address="Sheet1.C66:Sheet1.C66">
            <calcext:condition calcext:apply-style-name="Untitled1" calcext:value="=&quot;JD&quot;" calcext:base-cell-address="Sheet1.C66"/>
            <calcext:condition calcext:apply-style-name="Untitled2" calcext:value="=&quot;Daniel&quot;" calcext:base-cell-address="Sheet1.C66"/>
            <calcext:condition calcext:apply-style-name="Untitled3" calcext:value="=&quot;JuanSe&quot;" calcext:base-cell-address="Sheet1.C66"/>
          </calcext:conditional-format>
          <calcext:conditional-format calcext:target-range-address="Sheet1.C67:Sheet1.C67">
            <calcext:condition calcext:apply-style-name="Untitled1" calcext:value="=&quot;JD&quot;" calcext:base-cell-address="Sheet1.C67"/>
            <calcext:condition calcext:apply-style-name="Untitled2" calcext:value="=&quot;Daniel&quot;" calcext:base-cell-address="Sheet1.C67"/>
            <calcext:condition calcext:apply-style-name="Untitled3" calcext:value="=&quot;JuanSe&quot;" calcext:base-cell-address="Sheet1.C67"/>
          </calcext:conditional-format>
          <calcext:conditional-format calcext:target-range-address="Sheet1.C68:Sheet1.C68">
            <calcext:condition calcext:apply-style-name="Untitled1" calcext:value="=&quot;JD&quot;" calcext:base-cell-address="Sheet1.C68"/>
            <calcext:condition calcext:apply-style-name="Untitled2" calcext:value="=&quot;Daniel&quot;" calcext:base-cell-address="Sheet1.C68"/>
            <calcext:condition calcext:apply-style-name="Untitled3" calcext:value="=&quot;JuanSe&quot;" calcext:base-cell-address="Sheet1.C68"/>
          </calcext:conditional-format>
          <calcext:conditional-format calcext:target-range-address="Sheet1.C69:Sheet1.C69">
            <calcext:condition calcext:apply-style-name="Untitled1" calcext:value="=&quot;JD&quot;" calcext:base-cell-address="Sheet1.C69"/>
            <calcext:condition calcext:apply-style-name="Untitled2" calcext:value="=&quot;Daniel&quot;" calcext:base-cell-address="Sheet1.C69"/>
            <calcext:condition calcext:apply-style-name="Untitled3" calcext:value="=&quot;JuanSe&quot;" calcext:base-cell-address="Sheet1.C69"/>
          </calcext:conditional-format>
          <calcext:conditional-format calcext:target-range-address="Sheet1.C70:Sheet1.C70">
            <calcext:condition calcext:apply-style-name="Untitled1" calcext:value="=&quot;JD&quot;" calcext:base-cell-address="Sheet1.C70"/>
            <calcext:condition calcext:apply-style-name="Untitled2" calcext:value="=&quot;Daniel&quot;" calcext:base-cell-address="Sheet1.C70"/>
            <calcext:condition calcext:apply-style-name="Untitled3" calcext:value="=&quot;JuanSe&quot;" calcext:base-cell-address="Sheet1.C70"/>
          </calcext:conditional-format>
          <calcext:conditional-format calcext:target-range-address="Sheet1.C71:Sheet1.C71">
            <calcext:condition calcext:apply-style-name="Untitled1" calcext:value="=&quot;JD&quot;" calcext:base-cell-address="Sheet1.C71"/>
            <calcext:condition calcext:apply-style-name="Untitled2" calcext:value="=&quot;Daniel&quot;" calcext:base-cell-address="Sheet1.C71"/>
            <calcext:condition calcext:apply-style-name="Untitled3" calcext:value="=&quot;JuanSe&quot;" calcext:base-cell-address="Sheet1.C71"/>
          </calcext:conditional-format>
          <calcext:conditional-format calcext:target-range-address="Sheet1.C72:Sheet1.C72">
            <calcext:condition calcext:apply-style-name="Untitled1" calcext:value="=&quot;JD&quot;" calcext:base-cell-address="Sheet1.C72"/>
            <calcext:condition calcext:apply-style-name="Untitled2" calcext:value="=&quot;Daniel&quot;" calcext:base-cell-address="Sheet1.C72"/>
            <calcext:condition calcext:apply-style-name="Untitled3" calcext:value="=&quot;JuanSe&quot;" calcext:base-cell-address="Sheet1.C72"/>
          </calcext:conditional-format>
          <calcext:conditional-format calcext:target-range-address="Sheet1.C73:Sheet1.C73">
            <calcext:condition calcext:apply-style-name="Untitled1" calcext:value="=&quot;JD&quot;" calcext:base-cell-address="Sheet1.C73"/>
            <calcext:condition calcext:apply-style-name="Untitled2" calcext:value="=&quot;Daniel&quot;" calcext:base-cell-address="Sheet1.C73"/>
            <calcext:condition calcext:apply-style-name="Untitled3" calcext:value="=&quot;JuanSe&quot;" calcext:base-cell-address="Sheet1.C73"/>
          </calcext:conditional-format>
          <calcext:conditional-format calcext:target-range-address="Sheet1.C74:Sheet1.C74">
            <calcext:condition calcext:apply-style-name="Untitled1" calcext:value="=&quot;JD&quot;" calcext:base-cell-address="Sheet1.C74"/>
            <calcext:condition calcext:apply-style-name="Untitled2" calcext:value="=&quot;Daniel&quot;" calcext:base-cell-address="Sheet1.C74"/>
            <calcext:condition calcext:apply-style-name="Untitled3" calcext:value="=&quot;JuanSe&quot;" calcext:base-cell-address="Sheet1.C74"/>
          </calcext:conditional-format>
          <calcext:conditional-format calcext:target-range-address="Sheet1.C75:Sheet1.C75">
            <calcext:condition calcext:apply-style-name="Untitled1" calcext:value="=&quot;JD&quot;" calcext:base-cell-address="Sheet1.C75"/>
            <calcext:condition calcext:apply-style-name="Untitled2" calcext:value="=&quot;Daniel&quot;" calcext:base-cell-address="Sheet1.C75"/>
            <calcext:condition calcext:apply-style-name="Untitled3" calcext:value="=&quot;JuanSe&quot;" calcext:base-cell-address="Sheet1.C75"/>
          </calcext:conditional-format>
          <calcext:conditional-format calcext:target-range-address="Sheet1.C76:Sheet1.C76">
            <calcext:condition calcext:apply-style-name="Untitled1" calcext:value="=&quot;JD&quot;" calcext:base-cell-address="Sheet1.C76"/>
            <calcext:condition calcext:apply-style-name="Untitled2" calcext:value="=&quot;Daniel&quot;" calcext:base-cell-address="Sheet1.C76"/>
            <calcext:condition calcext:apply-style-name="Untitled3" calcext:value="=&quot;JuanSe&quot;" calcext:base-cell-address="Sheet1.C76"/>
          </calcext:conditional-format>
          <calcext:conditional-format calcext:target-range-address="Sheet1.C77:Sheet1.C77">
            <calcext:condition calcext:apply-style-name="Untitled1" calcext:value="=&quot;JD&quot;" calcext:base-cell-address="Sheet1.C77"/>
            <calcext:condition calcext:apply-style-name="Untitled2" calcext:value="=&quot;Daniel&quot;" calcext:base-cell-address="Sheet1.C77"/>
            <calcext:condition calcext:apply-style-name="Untitled3" calcext:value="=&quot;JuanSe&quot;" calcext:base-cell-address="Sheet1.C77"/>
          </calcext:conditional-format>
          <calcext:conditional-format calcext:target-range-address="Sheet1.C78:Sheet1.C78">
            <calcext:condition calcext:apply-style-name="Untitled1" calcext:value="=&quot;JD&quot;" calcext:base-cell-address="Sheet1.C78"/>
            <calcext:condition calcext:apply-style-name="Untitled2" calcext:value="=&quot;Daniel&quot;" calcext:base-cell-address="Sheet1.C78"/>
            <calcext:condition calcext:apply-style-name="Untitled3" calcext:value="=&quot;JuanSe&quot;" calcext:base-cell-address="Sheet1.C78"/>
          </calcext:conditional-format>
          <calcext:conditional-format calcext:target-range-address="Sheet1.C79:Sheet1.C79">
            <calcext:condition calcext:apply-style-name="Untitled1" calcext:value="=&quot;JD&quot;" calcext:base-cell-address="Sheet1.C79"/>
            <calcext:condition calcext:apply-style-name="Untitled2" calcext:value="=&quot;Daniel&quot;" calcext:base-cell-address="Sheet1.C79"/>
            <calcext:condition calcext:apply-style-name="Untitled3" calcext:value="=&quot;JuanSe&quot;" calcext:base-cell-address="Sheet1.C79"/>
          </calcext:conditional-format>
          <calcext:conditional-format calcext:target-range-address="Sheet1.C80:Sheet1.C80">
            <calcext:condition calcext:apply-style-name="Untitled1" calcext:value="=&quot;JD&quot;" calcext:base-cell-address="Sheet1.C80"/>
            <calcext:condition calcext:apply-style-name="Untitled2" calcext:value="=&quot;Daniel&quot;" calcext:base-cell-address="Sheet1.C80"/>
            <calcext:condition calcext:apply-style-name="Untitled3" calcext:value="=&quot;JuanSe&quot;" calcext:base-cell-address="Sheet1.C80"/>
          </calcext:conditional-format>
          <calcext:conditional-format calcext:target-range-address="Sheet1.C81:Sheet1.C81">
            <calcext:condition calcext:apply-style-name="Untitled1" calcext:value="=&quot;JD&quot;" calcext:base-cell-address="Sheet1.C81"/>
            <calcext:condition calcext:apply-style-name="Untitled2" calcext:value="=&quot;Daniel&quot;" calcext:base-cell-address="Sheet1.C81"/>
            <calcext:condition calcext:apply-style-name="Untitled3" calcext:value="=&quot;JuanSe&quot;" calcext:base-cell-address="Sheet1.C81"/>
          </calcext:conditional-format>
          <calcext:conditional-format calcext:target-range-address="Sheet1.C82:Sheet1.C82">
            <calcext:condition calcext:apply-style-name="Untitled1" calcext:value="=&quot;JD&quot;" calcext:base-cell-address="Sheet1.C82"/>
            <calcext:condition calcext:apply-style-name="Untitled2" calcext:value="=&quot;Daniel&quot;" calcext:base-cell-address="Sheet1.C82"/>
            <calcext:condition calcext:apply-style-name="Untitled3" calcext:value="=&quot;JuanSe&quot;" calcext:base-cell-address="Sheet1.C82"/>
          </calcext:conditional-format>
          <calcext:conditional-format calcext:target-range-address="Sheet1.C83:Sheet1.C83">
            <calcext:condition calcext:apply-style-name="Untitled1" calcext:value="=&quot;JD&quot;" calcext:base-cell-address="Sheet1.C83"/>
            <calcext:condition calcext:apply-style-name="Untitled2" calcext:value="=&quot;Daniel&quot;" calcext:base-cell-address="Sheet1.C83"/>
            <calcext:condition calcext:apply-style-name="Untitled3" calcext:value="=&quot;JuanSe&quot;" calcext:base-cell-address="Sheet1.C83"/>
          </calcext:conditional-format>
          <calcext:conditional-format calcext:target-range-address="Sheet1.C84:Sheet1.C84">
            <calcext:condition calcext:apply-style-name="Untitled1" calcext:value="=&quot;JD&quot;" calcext:base-cell-address="Sheet1.C84"/>
            <calcext:condition calcext:apply-style-name="Untitled2" calcext:value="=&quot;Daniel&quot;" calcext:base-cell-address="Sheet1.C84"/>
            <calcext:condition calcext:apply-style-name="Untitled3" calcext:value="=&quot;JuanSe&quot;" calcext:base-cell-address="Sheet1.C84"/>
          </calcext:conditional-format>
          <calcext:conditional-format calcext:target-range-address="Sheet1.C85:Sheet1.C85">
            <calcext:condition calcext:apply-style-name="Untitled1" calcext:value="=&quot;JD&quot;" calcext:base-cell-address="Sheet1.C85"/>
            <calcext:condition calcext:apply-style-name="Untitled2" calcext:value="=&quot;Daniel&quot;" calcext:base-cell-address="Sheet1.C85"/>
            <calcext:condition calcext:apply-style-name="Untitled3" calcext:value="=&quot;JuanSe&quot;" calcext:base-cell-address="Sheet1.C85"/>
          </calcext:conditional-format>
          <calcext:conditional-format calcext:target-range-address="Sheet1.C86:Sheet1.C86">
            <calcext:condition calcext:apply-style-name="Untitled1" calcext:value="=&quot;JD&quot;" calcext:base-cell-address="Sheet1.C86"/>
            <calcext:condition calcext:apply-style-name="Untitled2" calcext:value="=&quot;Daniel&quot;" calcext:base-cell-address="Sheet1.C86"/>
            <calcext:condition calcext:apply-style-name="Untitled3" calcext:value="=&quot;JuanSe&quot;" calcext:base-cell-address="Sheet1.C86"/>
          </calcext:conditional-format>
          <calcext:conditional-format calcext:target-range-address="Sheet1.C87:Sheet1.C87">
            <calcext:condition calcext:apply-style-name="Untitled1" calcext:value="=&quot;JD&quot;" calcext:base-cell-address="Sheet1.C87"/>
            <calcext:condition calcext:apply-style-name="Untitled2" calcext:value="=&quot;Daniel&quot;" calcext:base-cell-address="Sheet1.C87"/>
            <calcext:condition calcext:apply-style-name="Untitled3" calcext:value="=&quot;JuanSe&quot;" calcext:base-cell-address="Sheet1.C87"/>
          </calcext:conditional-format>
          <calcext:conditional-format calcext:target-range-address="Sheet1.C88:Sheet1.C88">
            <calcext:condition calcext:apply-style-name="Untitled1" calcext:value="=&quot;JD&quot;" calcext:base-cell-address="Sheet1.C88"/>
            <calcext:condition calcext:apply-style-name="Untitled2" calcext:value="=&quot;Daniel&quot;" calcext:base-cell-address="Sheet1.C88"/>
            <calcext:condition calcext:apply-style-name="Untitled3" calcext:value="=&quot;JuanSe&quot;" calcext:base-cell-address="Sheet1.C88"/>
          </calcext:conditional-format>
          <calcext:conditional-format calcext:target-range-address="Sheet1.C89:Sheet1.C89">
            <calcext:condition calcext:apply-style-name="Untitled1" calcext:value="=&quot;JD&quot;" calcext:base-cell-address="Sheet1.C89"/>
            <calcext:condition calcext:apply-style-name="Untitled2" calcext:value="=&quot;Daniel&quot;" calcext:base-cell-address="Sheet1.C89"/>
            <calcext:condition calcext:apply-style-name="Untitled3" calcext:value="=&quot;JuanSe&quot;" calcext:base-cell-address="Sheet1.C89"/>
          </calcext:conditional-format>
          <calcext:conditional-format calcext:target-range-address="Sheet1.C90:Sheet1.C90">
            <calcext:condition calcext:apply-style-name="Untitled1" calcext:value="=&quot;JD&quot;" calcext:base-cell-address="Sheet1.C90"/>
            <calcext:condition calcext:apply-style-name="Untitled2" calcext:value="=&quot;Daniel&quot;" calcext:base-cell-address="Sheet1.C90"/>
            <calcext:condition calcext:apply-style-name="Untitled3" calcext:value="=&quot;JuanSe&quot;" calcext:base-cell-address="Sheet1.C90"/>
          </calcext:conditional-format>
          <calcext:conditional-format calcext:target-range-address="Sheet1.C91:Sheet1.C91">
            <calcext:condition calcext:apply-style-name="Untitled1" calcext:value="=&quot;JD&quot;" calcext:base-cell-address="Sheet1.C91"/>
            <calcext:condition calcext:apply-style-name="Untitled2" calcext:value="=&quot;Daniel&quot;" calcext:base-cell-address="Sheet1.C91"/>
            <calcext:condition calcext:apply-style-name="Untitled3" calcext:value="=&quot;JuanSe&quot;" calcext:base-cell-address="Sheet1.C91"/>
          </calcext:conditional-format>
          <calcext:conditional-format calcext:target-range-address="Sheet1.C92:Sheet1.C92">
            <calcext:condition calcext:apply-style-name="Untitled1" calcext:value="=&quot;JD&quot;" calcext:base-cell-address="Sheet1.C92"/>
            <calcext:condition calcext:apply-style-name="Untitled2" calcext:value="=&quot;Daniel&quot;" calcext:base-cell-address="Sheet1.C92"/>
            <calcext:condition calcext:apply-style-name="Untitled3" calcext:value="=&quot;JuanSe&quot;" calcext:base-cell-address="Sheet1.C92"/>
          </calcext:conditional-format>
          <calcext:conditional-format calcext:target-range-address="Sheet1.C93:Sheet1.C93">
            <calcext:condition calcext:apply-style-name="Untitled1" calcext:value="=&quot;JD&quot;" calcext:base-cell-address="Sheet1.C93"/>
            <calcext:condition calcext:apply-style-name="Untitled2" calcext:value="=&quot;Daniel&quot;" calcext:base-cell-address="Sheet1.C93"/>
            <calcext:condition calcext:apply-style-name="Untitled3" calcext:value="=&quot;JuanSe&quot;" calcext:base-cell-address="Sheet1.C93"/>
          </calcext:conditional-format>
          <calcext:conditional-format calcext:target-range-address="Sheet1.C94:Sheet1.C94">
            <calcext:condition calcext:apply-style-name="Untitled1" calcext:value="=&quot;JD&quot;" calcext:base-cell-address="Sheet1.C94"/>
            <calcext:condition calcext:apply-style-name="Untitled2" calcext:value="=&quot;Daniel&quot;" calcext:base-cell-address="Sheet1.C94"/>
            <calcext:condition calcext:apply-style-name="Untitled3" calcext:value="=&quot;JuanSe&quot;" calcext:base-cell-address="Sheet1.C94"/>
          </calcext:conditional-format>
          <calcext:conditional-format calcext:target-range-address="Sheet1.C95:Sheet1.C95">
            <calcext:condition calcext:apply-style-name="Untitled1" calcext:value="=&quot;JD&quot;" calcext:base-cell-address="Sheet1.C95"/>
            <calcext:condition calcext:apply-style-name="Untitled2" calcext:value="=&quot;Daniel&quot;" calcext:base-cell-address="Sheet1.C95"/>
            <calcext:condition calcext:apply-style-name="Untitled3" calcext:value="=&quot;JuanSe&quot;" calcext:base-cell-address="Sheet1.C95"/>
          </calcext:conditional-format>
          <calcext:conditional-format calcext:target-range-address="Sheet1.C96:Sheet1.C96">
            <calcext:condition calcext:apply-style-name="Untitled1" calcext:value="=&quot;JD&quot;" calcext:base-cell-address="Sheet1.C96"/>
            <calcext:condition calcext:apply-style-name="Untitled2" calcext:value="=&quot;Daniel&quot;" calcext:base-cell-address="Sheet1.C96"/>
            <calcext:condition calcext:apply-style-name="Untitled3" calcext:value="=&quot;JuanSe&quot;" calcext:base-cell-address="Sheet1.C96"/>
          </calcext:conditional-format>
          <calcext:conditional-format calcext:target-range-address="Sheet1.C97:Sheet1.C97">
            <calcext:condition calcext:apply-style-name="Untitled1" calcext:value="=&quot;JD&quot;" calcext:base-cell-address="Sheet1.C97"/>
            <calcext:condition calcext:apply-style-name="Untitled2" calcext:value="=&quot;Daniel&quot;" calcext:base-cell-address="Sheet1.C97"/>
            <calcext:condition calcext:apply-style-name="Untitled3" calcext:value="=&quot;JuanSe&quot;" calcext:base-cell-address="Sheet1.C97"/>
          </calcext:conditional-format>
          <calcext:conditional-format calcext:target-range-address="Sheet1.C98:Sheet1.C98">
            <calcext:condition calcext:apply-style-name="Untitled1" calcext:value="=&quot;JD&quot;" calcext:base-cell-address="Sheet1.C98"/>
            <calcext:condition calcext:apply-style-name="Untitled2" calcext:value="=&quot;Daniel&quot;" calcext:base-cell-address="Sheet1.C98"/>
            <calcext:condition calcext:apply-style-name="Untitled3" calcext:value="=&quot;JuanSe&quot;" calcext:base-cell-address="Sheet1.C98"/>
          </calcext:conditional-format>
          <calcext:conditional-format calcext:target-range-address="Sheet1.C99:Sheet1.C99">
            <calcext:condition calcext:apply-style-name="Untitled1" calcext:value="=&quot;JD&quot;" calcext:base-cell-address="Sheet1.C99"/>
            <calcext:condition calcext:apply-style-name="Untitled2" calcext:value="=&quot;Daniel&quot;" calcext:base-cell-address="Sheet1.C99"/>
            <calcext:condition calcext:apply-style-name="Untitled3" calcext:value="=&quot;JuanSe&quot;" calcext:base-cell-address="Sheet1.C99"/>
          </calcext:conditional-format>
          <calcext:conditional-format calcext:target-range-address="Sheet1.C100:Sheet1.C100">
            <calcext:condition calcext:apply-style-name="Untitled1" calcext:value="=&quot;JD&quot;" calcext:base-cell-address="Sheet1.C100"/>
            <calcext:condition calcext:apply-style-name="Untitled2" calcext:value="=&quot;Daniel&quot;" calcext:base-cell-address="Sheet1.C100"/>
            <calcext:condition calcext:apply-style-name="Untitled3" calcext:value="=&quot;JuanSe&quot;" calcext:base-cell-address="Sheet1.C100"/>
          </calcext:conditional-format>
          <calcext:conditional-format calcext:target-range-address="Sheet1.C101:Sheet1.C101">
            <calcext:condition calcext:apply-style-name="Untitled1" calcext:value="=&quot;JD&quot;" calcext:base-cell-address="Sheet1.C101"/>
            <calcext:condition calcext:apply-style-name="Untitled2" calcext:value="=&quot;Daniel&quot;" calcext:base-cell-address="Sheet1.C101"/>
            <calcext:condition calcext:apply-style-name="Untitled3" calcext:value="=&quot;JuanSe&quot;" calcext:base-cell-address="Sheet1.C101"/>
          </calcext:conditional-format>
          <calcext:conditional-format calcext:target-range-address="Sheet1.C102:Sheet1.C102">
            <calcext:condition calcext:apply-style-name="Untitled1" calcext:value="=&quot;JD&quot;" calcext:base-cell-address="Sheet1.C102"/>
            <calcext:condition calcext:apply-style-name="Untitled2" calcext:value="=&quot;Daniel&quot;" calcext:base-cell-address="Sheet1.C102"/>
            <calcext:condition calcext:apply-style-name="Untitled3" calcext:value="=&quot;JuanSe&quot;" calcext:base-cell-address="Sheet1.C102"/>
          </calcext:conditional-format>
          <calcext:conditional-format calcext:target-range-address="Sheet1.C103:Sheet1.C103">
            <calcext:condition calcext:apply-style-name="Untitled1" calcext:value="=&quot;JD&quot;" calcext:base-cell-address="Sheet1.C103"/>
            <calcext:condition calcext:apply-style-name="Untitled2" calcext:value="=&quot;Daniel&quot;" calcext:base-cell-address="Sheet1.C103"/>
            <calcext:condition calcext:apply-style-name="Untitled3" calcext:value="=&quot;JuanSe&quot;" calcext:base-cell-address="Sheet1.C103"/>
          </calcext:conditional-format>
          <calcext:conditional-format calcext:target-range-address="Sheet1.C104:Sheet1.C104">
            <calcext:condition calcext:apply-style-name="Untitled1" calcext:value="=&quot;JD&quot;" calcext:base-cell-address="Sheet1.C104"/>
            <calcext:condition calcext:apply-style-name="Untitled2" calcext:value="=&quot;Daniel&quot;" calcext:base-cell-address="Sheet1.C104"/>
            <calcext:condition calcext:apply-style-name="Untitled3" calcext:value="=&quot;JuanSe&quot;" calcext:base-cell-address="Sheet1.C104"/>
          </calcext:conditional-format>
          <calcext:conditional-format calcext:target-range-address="Sheet1.C105:Sheet1.C105">
            <calcext:condition calcext:apply-style-name="Untitled1" calcext:value="=&quot;JD&quot;" calcext:base-cell-address="Sheet1.C105"/>
            <calcext:condition calcext:apply-style-name="Untitled2" calcext:value="=&quot;Daniel&quot;" calcext:base-cell-address="Sheet1.C105"/>
            <calcext:condition calcext:apply-style-name="Untitled3" calcext:value="=&quot;JuanSe&quot;" calcext:base-cell-address="Sheet1.C105"/>
          </calcext:conditional-format>
          <calcext:conditional-format calcext:target-range-address="Sheet1.C106:Sheet1.C106">
            <calcext:condition calcext:apply-style-name="Untitled1" calcext:value="=&quot;JD&quot;" calcext:base-cell-address="Sheet1.C106"/>
            <calcext:condition calcext:apply-style-name="Untitled2" calcext:value="=&quot;Daniel&quot;" calcext:base-cell-address="Sheet1.C106"/>
            <calcext:condition calcext:apply-style-name="Untitled3" calcext:value="=&quot;JuanSe&quot;" calcext:base-cell-address="Sheet1.C106"/>
          </calcext:conditional-format>
          <calcext:conditional-format calcext:target-range-address="Sheet1.C107:Sheet1.C107">
            <calcext:condition calcext:apply-style-name="Untitled1" calcext:value="=&quot;JD&quot;" calcext:base-cell-address="Sheet1.C107"/>
            <calcext:condition calcext:apply-style-name="Untitled2" calcext:value="=&quot;Daniel&quot;" calcext:base-cell-address="Sheet1.C107"/>
            <calcext:condition calcext:apply-style-name="Untitled3" calcext:value="=&quot;JuanSe&quot;" calcext:base-cell-address="Sheet1.C107"/>
          </calcext:conditional-format>
          <calcext:conditional-format calcext:target-range-address="Sheet1.C108:Sheet1.C108">
            <calcext:condition calcext:apply-style-name="Untitled1" calcext:value="=&quot;JD&quot;" calcext:base-cell-address="Sheet1.C108"/>
            <calcext:condition calcext:apply-style-name="Untitled2" calcext:value="=&quot;Daniel&quot;" calcext:base-cell-address="Sheet1.C108"/>
            <calcext:condition calcext:apply-style-name="Untitled3" calcext:value="=&quot;JuanSe&quot;" calcext:base-cell-address="Sheet1.C108"/>
          </calcext:conditional-format>
          <calcext:conditional-format calcext:target-range-address="Sheet1.C109:Sheet1.C109">
            <calcext:condition calcext:apply-style-name="Untitled1" calcext:value="=&quot;JD&quot;" calcext:base-cell-address="Sheet1.C109"/>
            <calcext:condition calcext:apply-style-name="Untitled2" calcext:value="=&quot;Daniel&quot;" calcext:base-cell-address="Sheet1.C109"/>
            <calcext:condition calcext:apply-style-name="Untitled3" calcext:value="=&quot;JuanSe&quot;" calcext:base-cell-address="Sheet1.C109"/>
          </calcext:conditional-format>
          <calcext:conditional-format calcext:target-range-address="Sheet1.C110:Sheet1.C110">
            <calcext:condition calcext:apply-style-name="Untitled1" calcext:value="=&quot;JD&quot;" calcext:base-cell-address="Sheet1.C110"/>
            <calcext:condition calcext:apply-style-name="Untitled2" calcext:value="=&quot;Daniel&quot;" calcext:base-cell-address="Sheet1.C110"/>
            <calcext:condition calcext:apply-style-name="Untitled3" calcext:value="=&quot;JuanSe&quot;" calcext:base-cell-address="Sheet1.C110"/>
          </calcext:conditional-format>
          <calcext:conditional-format calcext:target-range-address="Sheet1.C111:Sheet1.C111">
            <calcext:condition calcext:apply-style-name="Untitled1" calcext:value="=&quot;JD&quot;" calcext:base-cell-address="Sheet1.C111"/>
            <calcext:condition calcext:apply-style-name="Untitled2" calcext:value="=&quot;Daniel&quot;" calcext:base-cell-address="Sheet1.C111"/>
            <calcext:condition calcext:apply-style-name="Untitled3" calcext:value="=&quot;JuanSe&quot;" calcext:base-cell-address="Sheet1.C111"/>
          </calcext:conditional-format>
          <calcext:conditional-format calcext:target-range-address="Sheet1.C112:Sheet1.C112">
            <calcext:condition calcext:apply-style-name="Untitled1" calcext:value="=&quot;JD&quot;" calcext:base-cell-address="Sheet1.C112"/>
            <calcext:condition calcext:apply-style-name="Untitled2" calcext:value="=&quot;Daniel&quot;" calcext:base-cell-address="Sheet1.C112"/>
            <calcext:condition calcext:apply-style-name="Untitled3" calcext:value="=&quot;JuanSe&quot;" calcext:base-cell-address="Sheet1.C112"/>
          </calcext:conditional-format>
          <calcext:conditional-format calcext:target-range-address="Sheet1.C113:Sheet1.C113">
            <calcext:condition calcext:apply-style-name="Untitled1" calcext:value="=&quot;JD&quot;" calcext:base-cell-address="Sheet1.C113"/>
            <calcext:condition calcext:apply-style-name="Untitled2" calcext:value="=&quot;Daniel&quot;" calcext:base-cell-address="Sheet1.C113"/>
            <calcext:condition calcext:apply-style-name="Untitled3" calcext:value="=&quot;JuanSe&quot;" calcext:base-cell-address="Sheet1.C113"/>
          </calcext:conditional-format>
          <calcext:conditional-format calcext:target-range-address="Sheet1.C114:Sheet1.C114">
            <calcext:condition calcext:apply-style-name="Untitled1" calcext:value="=&quot;JD&quot;" calcext:base-cell-address="Sheet1.C114"/>
            <calcext:condition calcext:apply-style-name="Untitled2" calcext:value="=&quot;Daniel&quot;" calcext:base-cell-address="Sheet1.C114"/>
            <calcext:condition calcext:apply-style-name="Untitled3" calcext:value="=&quot;JuanSe&quot;" calcext:base-cell-address="Sheet1.C114"/>
          </calcext:conditional-format>
          <calcext:conditional-format calcext:target-range-address="Sheet1.C115:Sheet1.C115">
            <calcext:condition calcext:apply-style-name="Untitled1" calcext:value="=&quot;JD&quot;" calcext:base-cell-address="Sheet1.C115"/>
            <calcext:condition calcext:apply-style-name="Untitled2" calcext:value="=&quot;Daniel&quot;" calcext:base-cell-address="Sheet1.C115"/>
            <calcext:condition calcext:apply-style-name="Untitled3" calcext:value="=&quot;JuanSe&quot;" calcext:base-cell-address="Sheet1.C115"/>
          </calcext:conditional-format>
          <calcext:conditional-format calcext:target-range-address="Sheet1.C116:Sheet1.C116">
            <calcext:condition calcext:apply-style-name="Untitled1" calcext:value="=&quot;JD&quot;" calcext:base-cell-address="Sheet1.C116"/>
            <calcext:condition calcext:apply-style-name="Untitled2" calcext:value="=&quot;Daniel&quot;" calcext:base-cell-address="Sheet1.C116"/>
            <calcext:condition calcext:apply-style-name="Untitled3" calcext:value="=&quot;JuanSe&quot;" calcext:base-cell-address="Sheet1.C116"/>
          </calcext:conditional-format>
          <calcext:conditional-format calcext:target-range-address="Sheet1.C117:Sheet1.C117">
            <calcext:condition calcext:apply-style-name="Untitled1" calcext:value="=&quot;JD&quot;" calcext:base-cell-address="Sheet1.C117"/>
            <calcext:condition calcext:apply-style-name="Untitled2" calcext:value="=&quot;Daniel&quot;" calcext:base-cell-address="Sheet1.C117"/>
            <calcext:condition calcext:apply-style-name="Untitled3" calcext:value="=&quot;JuanSe&quot;" calcext:base-cell-address="Sheet1.C117"/>
          </calcext:conditional-format>
          <calcext:conditional-format calcext:target-range-address="Sheet1.C118:Sheet1.C118">
            <calcext:condition calcext:apply-style-name="Untitled1" calcext:value="=&quot;JD&quot;" calcext:base-cell-address="Sheet1.C118"/>
            <calcext:condition calcext:apply-style-name="Untitled2" calcext:value="=&quot;Daniel&quot;" calcext:base-cell-address="Sheet1.C118"/>
            <calcext:condition calcext:apply-style-name="Untitled3" calcext:value="=&quot;JuanSe&quot;" calcext:base-cell-address="Sheet1.C118"/>
          </calcext:conditional-format>
          <calcext:conditional-format calcext:target-range-address="Sheet1.C119:Sheet1.C119">
            <calcext:condition calcext:apply-style-name="Untitled1" calcext:value="=&quot;JD&quot;" calcext:base-cell-address="Sheet1.C119"/>
            <calcext:condition calcext:apply-style-name="Untitled2" calcext:value="=&quot;Daniel&quot;" calcext:base-cell-address="Sheet1.C119"/>
            <calcext:condition calcext:apply-style-name="Untitled3" calcext:value="=&quot;JuanSe&quot;" calcext:base-cell-address="Sheet1.C119"/>
          </calcext:conditional-format>
          <calcext:conditional-format calcext:target-range-address="Sheet1.C120:Sheet1.C120">
            <calcext:condition calcext:apply-style-name="Untitled1" calcext:value="=&quot;JD&quot;" calcext:base-cell-address="Sheet1.C120"/>
            <calcext:condition calcext:apply-style-name="Untitled2" calcext:value="=&quot;Daniel&quot;" calcext:base-cell-address="Sheet1.C120"/>
            <calcext:condition calcext:apply-style-name="Untitled3" calcext:value="=&quot;JuanSe&quot;" calcext:base-cell-address="Sheet1.C120"/>
          </calcext:conditional-format>
          <calcext:conditional-format calcext:target-range-address="Sheet1.C121:Sheet1.C121">
            <calcext:condition calcext:apply-style-name="Untitled1" calcext:value="=&quot;JD&quot;" calcext:base-cell-address="Sheet1.C121"/>
            <calcext:condition calcext:apply-style-name="Untitled2" calcext:value="=&quot;Daniel&quot;" calcext:base-cell-address="Sheet1.C121"/>
            <calcext:condition calcext:apply-style-name="Untitled3" calcext:value="=&quot;JuanSe&quot;" calcext:base-cell-address="Sheet1.C121"/>
          </calcext:conditional-format>
          <calcext:conditional-format calcext:target-range-address="Sheet1.C122:Sheet1.C122">
            <calcext:condition calcext:apply-style-name="Untitled1" calcext:value="=&quot;JD&quot;" calcext:base-cell-address="Sheet1.C122"/>
            <calcext:condition calcext:apply-style-name="Untitled2" calcext:value="=&quot;Daniel&quot;" calcext:base-cell-address="Sheet1.C122"/>
            <calcext:condition calcext:apply-style-name="Untitled3" calcext:value="=&quot;JuanSe&quot;" calcext:base-cell-address="Sheet1.C122"/>
          </calcext:conditional-format>
          <calcext:conditional-format calcext:target-range-address="Sheet1.C123:Sheet1.C123">
            <calcext:condition calcext:apply-style-name="Untitled1" calcext:value="=&quot;JD&quot;" calcext:base-cell-address="Sheet1.C123"/>
            <calcext:condition calcext:apply-style-name="Untitled2" calcext:value="=&quot;Daniel&quot;" calcext:base-cell-address="Sheet1.C123"/>
            <calcext:condition calcext:apply-style-name="Untitled3" calcext:value="=&quot;JuanSe&quot;" calcext:base-cell-address="Sheet1.C123"/>
          </calcext:conditional-format>
          <calcext:conditional-format calcext:target-range-address="Sheet1.C124:Sheet1.C124">
            <calcext:condition calcext:apply-style-name="Untitled1" calcext:value="=&quot;JD&quot;" calcext:base-cell-address="Sheet1.C124"/>
            <calcext:condition calcext:apply-style-name="Untitled2" calcext:value="=&quot;Daniel&quot;" calcext:base-cell-address="Sheet1.C124"/>
            <calcext:condition calcext:apply-style-name="Untitled3" calcext:value="=&quot;JuanSe&quot;" calcext:base-cell-address="Sheet1.C124"/>
          </calcext:conditional-format>
          <calcext:conditional-format calcext:target-range-address="Sheet1.C125:Sheet1.C125">
            <calcext:condition calcext:apply-style-name="Untitled1" calcext:value="=&quot;JD&quot;" calcext:base-cell-address="Sheet1.C125"/>
            <calcext:condition calcext:apply-style-name="Untitled2" calcext:value="=&quot;Daniel&quot;" calcext:base-cell-address="Sheet1.C125"/>
            <calcext:condition calcext:apply-style-name="Untitled3" calcext:value="=&quot;JuanSe&quot;" calcext:base-cell-address="Sheet1.C125"/>
          </calcext:conditional-format>
          <calcext:conditional-format calcext:target-range-address="Sheet1.C126:Sheet1.C126">
            <calcext:condition calcext:apply-style-name="Untitled1" calcext:value="=&quot;JD&quot;" calcext:base-cell-address="Sheet1.C126"/>
            <calcext:condition calcext:apply-style-name="Untitled2" calcext:value="=&quot;Daniel&quot;" calcext:base-cell-address="Sheet1.C126"/>
            <calcext:condition calcext:apply-style-name="Untitled3" calcext:value="=&quot;JuanSe&quot;" calcext:base-cell-address="Sheet1.C126"/>
          </calcext:conditional-format>
          <calcext:conditional-format calcext:target-range-address="Sheet1.C127:Sheet1.C127">
            <calcext:condition calcext:apply-style-name="Untitled1" calcext:value="=&quot;JD&quot;" calcext:base-cell-address="Sheet1.C127"/>
            <calcext:condition calcext:apply-style-name="Untitled2" calcext:value="=&quot;Daniel&quot;" calcext:base-cell-address="Sheet1.C127"/>
            <calcext:condition calcext:apply-style-name="Untitled3" calcext:value="=&quot;JuanSe&quot;" calcext:base-cell-address="Sheet1.C127"/>
          </calcext:conditional-format>
          <calcext:conditional-format calcext:target-range-address="Sheet1.C128:Sheet1.C128">
            <calcext:condition calcext:apply-style-name="Untitled1" calcext:value="=&quot;JD&quot;" calcext:base-cell-address="Sheet1.C128"/>
            <calcext:condition calcext:apply-style-name="Untitled2" calcext:value="=&quot;Daniel&quot;" calcext:base-cell-address="Sheet1.C128"/>
            <calcext:condition calcext:apply-style-name="Untitled3" calcext:value="=&quot;JuanSe&quot;" calcext:base-cell-address="Sheet1.C128"/>
          </calcext:conditional-format>
          <calcext:conditional-format calcext:target-range-address="Sheet1.C129:Sheet1.C129">
            <calcext:condition calcext:apply-style-name="Untitled1" calcext:value="=&quot;JD&quot;" calcext:base-cell-address="Sheet1.C129"/>
            <calcext:condition calcext:apply-style-name="Untitled2" calcext:value="=&quot;Daniel&quot;" calcext:base-cell-address="Sheet1.C129"/>
            <calcext:condition calcext:apply-style-name="Untitled3" calcext:value="=&quot;JuanSe&quot;" calcext:base-cell-address="Sheet1.C129"/>
          </calcext:conditional-format>
          <calcext:conditional-format calcext:target-range-address="Sheet1.C130:Sheet1.C130">
            <calcext:condition calcext:apply-style-name="Untitled1" calcext:value="=&quot;JD&quot;" calcext:base-cell-address="Sheet1.C130"/>
            <calcext:condition calcext:apply-style-name="Untitled2" calcext:value="=&quot;Daniel&quot;" calcext:base-cell-address="Sheet1.C130"/>
            <calcext:condition calcext:apply-style-name="Untitled3" calcext:value="=&quot;JuanSe&quot;" calcext:base-cell-address="Sheet1.C130"/>
          </calcext:conditional-format>
          <calcext:conditional-format calcext:target-range-address="Sheet1.C131:Sheet1.C131">
            <calcext:condition calcext:apply-style-name="Untitled1" calcext:value="=&quot;JD&quot;" calcext:base-cell-address="Sheet1.C131"/>
            <calcext:condition calcext:apply-style-name="Untitled2" calcext:value="=&quot;Daniel&quot;" calcext:base-cell-address="Sheet1.C131"/>
            <calcext:condition calcext:apply-style-name="Untitled3" calcext:value="=&quot;JuanSe&quot;" calcext:base-cell-address="Sheet1.C131"/>
          </calcext:conditional-format>
          <calcext:conditional-format calcext:target-range-address="Sheet1.C132:Sheet1.C132">
            <calcext:condition calcext:apply-style-name="Untitled1" calcext:value="=&quot;JD&quot;" calcext:base-cell-address="Sheet1.C132"/>
            <calcext:condition calcext:apply-style-name="Untitled2" calcext:value="=&quot;Daniel&quot;" calcext:base-cell-address="Sheet1.C132"/>
            <calcext:condition calcext:apply-style-name="Untitled3" calcext:value="=&quot;JuanSe&quot;" calcext:base-cell-address="Sheet1.C132"/>
          </calcext:conditional-format>
          <calcext:conditional-format calcext:target-range-address="Sheet1.C133:Sheet1.C133">
            <calcext:condition calcext:apply-style-name="Untitled1" calcext:value="=&quot;JD&quot;" calcext:base-cell-address="Sheet1.C133"/>
            <calcext:condition calcext:apply-style-name="Untitled2" calcext:value="=&quot;Daniel&quot;" calcext:base-cell-address="Sheet1.C133"/>
            <calcext:condition calcext:apply-style-name="Untitled3" calcext:value="=&quot;JuanSe&quot;" calcext:base-cell-address="Sheet1.C133"/>
          </calcext:conditional-format>
          <calcext:conditional-format calcext:target-range-address="Sheet1.C134:Sheet1.C134">
            <calcext:condition calcext:apply-style-name="Untitled1" calcext:value="=&quot;JD&quot;" calcext:base-cell-address="Sheet1.C134"/>
            <calcext:condition calcext:apply-style-name="Untitled2" calcext:value="=&quot;Daniel&quot;" calcext:base-cell-address="Sheet1.C134"/>
            <calcext:condition calcext:apply-style-name="Untitled3" calcext:value="=&quot;JuanSe&quot;" calcext:base-cell-address="Sheet1.C134"/>
          </calcext:conditional-format>
          <calcext:conditional-format calcext:target-range-address="Sheet1.C135:Sheet1.C135">
            <calcext:condition calcext:apply-style-name="Untitled1" calcext:value="=&quot;JD&quot;" calcext:base-cell-address="Sheet1.C135"/>
            <calcext:condition calcext:apply-style-name="Untitled2" calcext:value="=&quot;Daniel&quot;" calcext:base-cell-address="Sheet1.C135"/>
            <calcext:condition calcext:apply-style-name="Untitled3" calcext:value="=&quot;JuanSe&quot;" calcext:base-cell-address="Sheet1.C135"/>
          </calcext:conditional-format>
          <calcext:conditional-format calcext:target-range-address="Sheet1.C136:Sheet1.C136">
            <calcext:condition calcext:apply-style-name="Untitled1" calcext:value="=&quot;JD&quot;" calcext:base-cell-address="Sheet1.C136"/>
            <calcext:condition calcext:apply-style-name="Untitled2" calcext:value="=&quot;Daniel&quot;" calcext:base-cell-address="Sheet1.C136"/>
            <calcext:condition calcext:apply-style-name="Untitled3" calcext:value="=&quot;JuanSe&quot;" calcext:base-cell-address="Sheet1.C136"/>
          </calcext:conditional-format>
          <calcext:conditional-format calcext:target-range-address="Sheet1.C137:Sheet1.C137">
            <calcext:condition calcext:apply-style-name="Untitled1" calcext:value="=&quot;JD&quot;" calcext:base-cell-address="Sheet1.C137"/>
            <calcext:condition calcext:apply-style-name="Untitled2" calcext:value="=&quot;Daniel&quot;" calcext:base-cell-address="Sheet1.C137"/>
            <calcext:condition calcext:apply-style-name="Untitled3" calcext:value="=&quot;JuanSe&quot;" calcext:base-cell-address="Sheet1.C137"/>
          </calcext:conditional-format>
          <calcext:conditional-format calcext:target-range-address="Sheet1.C138:Sheet1.C138">
            <calcext:condition calcext:apply-style-name="Untitled1" calcext:value="=&quot;JD&quot;" calcext:base-cell-address="Sheet1.C138"/>
            <calcext:condition calcext:apply-style-name="Untitled2" calcext:value="=&quot;Daniel&quot;" calcext:base-cell-address="Sheet1.C138"/>
            <calcext:condition calcext:apply-style-name="Untitled3" calcext:value="=&quot;JuanSe&quot;" calcext:base-cell-address="Sheet1.C138"/>
          </calcext:conditional-format>
          <calcext:conditional-format calcext:target-range-address="Sheet1.C139:Sheet1.C139">
            <calcext:condition calcext:apply-style-name="Untitled1" calcext:value="=&quot;JD&quot;" calcext:base-cell-address="Sheet1.C139"/>
            <calcext:condition calcext:apply-style-name="Untitled2" calcext:value="=&quot;Daniel&quot;" calcext:base-cell-address="Sheet1.C139"/>
            <calcext:condition calcext:apply-style-name="Untitled3" calcext:value="=&quot;JuanSe&quot;" calcext:base-cell-address="Sheet1.C139"/>
          </calcext:conditional-format>
          <calcext:conditional-format calcext:target-range-address="Sheet1.C140:Sheet1.C140">
            <calcext:condition calcext:apply-style-name="Untitled1" calcext:value="=&quot;JD&quot;" calcext:base-cell-address="Sheet1.C140"/>
            <calcext:condition calcext:apply-style-name="Untitled2" calcext:value="=&quot;Daniel&quot;" calcext:base-cell-address="Sheet1.C140"/>
            <calcext:condition calcext:apply-style-name="Untitled3" calcext:value="=&quot;JuanSe&quot;" calcext:base-cell-address="Sheet1.C140"/>
          </calcext:conditional-format>
          <calcext:conditional-format calcext:target-range-address="Sheet1.C141:Sheet1.C141">
            <calcext:condition calcext:apply-style-name="Untitled1" calcext:value="=&quot;JD&quot;" calcext:base-cell-address="Sheet1.C141"/>
            <calcext:condition calcext:apply-style-name="Untitled2" calcext:value="=&quot;Daniel&quot;" calcext:base-cell-address="Sheet1.C141"/>
            <calcext:condition calcext:apply-style-name="Untitled3" calcext:value="=&quot;JuanSe&quot;" calcext:base-cell-address="Sheet1.C141"/>
          </calcext:conditional-format>
          <calcext:conditional-format calcext:target-range-address="Sheet1.C142:Sheet1.C142">
            <calcext:condition calcext:apply-style-name="Untitled1" calcext:value="=&quot;JD&quot;" calcext:base-cell-address="Sheet1.C142"/>
            <calcext:condition calcext:apply-style-name="Untitled2" calcext:value="=&quot;Daniel&quot;" calcext:base-cell-address="Sheet1.C142"/>
            <calcext:condition calcext:apply-style-name="Untitled3" calcext:value="=&quot;JuanSe&quot;" calcext:base-cell-address="Sheet1.C142"/>
          </calcext:conditional-format>
          <calcext:conditional-format calcext:target-range-address="Sheet1.C143:Sheet1.C143">
            <calcext:condition calcext:apply-style-name="Untitled1" calcext:value="=&quot;JD&quot;" calcext:base-cell-address="Sheet1.C143"/>
            <calcext:condition calcext:apply-style-name="Untitled2" calcext:value="=&quot;Daniel&quot;" calcext:base-cell-address="Sheet1.C143"/>
            <calcext:condition calcext:apply-style-name="Untitled3" calcext:value="=&quot;JuanSe&quot;" calcext:base-cell-address="Sheet1.C143"/>
          </calcext:conditional-format>
          <calcext:conditional-format calcext:target-range-address="Sheet1.C144:Sheet1.C144">
            <calcext:condition calcext:apply-style-name="Untitled1" calcext:value="=&quot;JD&quot;" calcext:base-cell-address="Sheet1.C144"/>
            <calcext:condition calcext:apply-style-name="Untitled2" calcext:value="=&quot;Daniel&quot;" calcext:base-cell-address="Sheet1.C144"/>
            <calcext:condition calcext:apply-style-name="Untitled3" calcext:value="=&quot;JuanSe&quot;" calcext:base-cell-address="Sheet1.C144"/>
          </calcext:conditional-format>
          <calcext:conditional-format calcext:target-range-address="Sheet1.C145:Sheet1.C145">
            <calcext:condition calcext:apply-style-name="Untitled1" calcext:value="=&quot;JD&quot;" calcext:base-cell-address="Sheet1.C145"/>
            <calcext:condition calcext:apply-style-name="Untitled2" calcext:value="=&quot;Daniel&quot;" calcext:base-cell-address="Sheet1.C145"/>
            <calcext:condition calcext:apply-style-name="Untitled3" calcext:value="=&quot;JuanSe&quot;" calcext:base-cell-address="Sheet1.C145"/>
          </calcext:conditional-format>
          <calcext:conditional-format calcext:target-range-address="Sheet1.C146:Sheet1.C146">
            <calcext:condition calcext:apply-style-name="Untitled1" calcext:value="=&quot;JD&quot;" calcext:base-cell-address="Sheet1.C146"/>
            <calcext:condition calcext:apply-style-name="Untitled2" calcext:value="=&quot;Daniel&quot;" calcext:base-cell-address="Sheet1.C146"/>
            <calcext:condition calcext:apply-style-name="Untitled3" calcext:value="=&quot;JuanSe&quot;" calcext:base-cell-address="Sheet1.C146"/>
          </calcext:conditional-format>
          <calcext:conditional-format calcext:target-range-address="Sheet1.C147:Sheet1.C147">
            <calcext:condition calcext:apply-style-name="Untitled1" calcext:value="=&quot;JD&quot;" calcext:base-cell-address="Sheet1.C147"/>
            <calcext:condition calcext:apply-style-name="Untitled2" calcext:value="=&quot;Daniel&quot;" calcext:base-cell-address="Sheet1.C147"/>
            <calcext:condition calcext:apply-style-name="Untitled3" calcext:value="=&quot;JuanSe&quot;" calcext:base-cell-address="Sheet1.C147"/>
          </calcext:conditional-format>
          <calcext:conditional-format calcext:target-range-address="Sheet1.C148:Sheet1.C148">
            <calcext:condition calcext:apply-style-name="Untitled1" calcext:value="=&quot;JD&quot;" calcext:base-cell-address="Sheet1.C148"/>
            <calcext:condition calcext:apply-style-name="Untitled2" calcext:value="=&quot;Daniel&quot;" calcext:base-cell-address="Sheet1.C148"/>
            <calcext:condition calcext:apply-style-name="Untitled3" calcext:value="=&quot;JuanSe&quot;" calcext:base-cell-address="Sheet1.C148"/>
          </calcext:conditional-format>
          <calcext:conditional-format calcext:target-range-address="Sheet1.C149:Sheet1.C149">
            <calcext:condition calcext:apply-style-name="Untitled1" calcext:value="=&quot;JD&quot;" calcext:base-cell-address="Sheet1.C149"/>
            <calcext:condition calcext:apply-style-name="Untitled2" calcext:value="=&quot;Daniel&quot;" calcext:base-cell-address="Sheet1.C149"/>
            <calcext:condition calcext:apply-style-name="Untitled3" calcext:value="=&quot;JuanSe&quot;" calcext:base-cell-address="Sheet1.C149"/>
          </calcext:conditional-format>
          <calcext:conditional-format calcext:target-range-address="Sheet1.C150:Sheet1.C150">
            <calcext:condition calcext:apply-style-name="Untitled1" calcext:value="=&quot;JD&quot;" calcext:base-cell-address="Sheet1.C150"/>
            <calcext:condition calcext:apply-style-name="Untitled2" calcext:value="=&quot;Daniel&quot;" calcext:base-cell-address="Sheet1.C150"/>
            <calcext:condition calcext:apply-style-name="Untitled3" calcext:value="=&quot;JuanSe&quot;" calcext:base-cell-address="Sheet1.C150"/>
          </calcext:conditional-format>
          <calcext:conditional-format calcext:target-range-address="Sheet1.C151:Sheet1.C151">
            <calcext:condition calcext:apply-style-name="Untitled1" calcext:value="=&quot;JD&quot;" calcext:base-cell-address="Sheet1.C151"/>
            <calcext:condition calcext:apply-style-name="Untitled2" calcext:value="=&quot;Daniel&quot;" calcext:base-cell-address="Sheet1.C151"/>
            <calcext:condition calcext:apply-style-name="Untitled3" calcext:value="=&quot;JuanSe&quot;" calcext:base-cell-address="Sheet1.C151"/>
          </calcext:conditional-format>
          <calcext:conditional-format calcext:target-range-address="Sheet1.C152:Sheet1.C152">
            <calcext:condition calcext:apply-style-name="Untitled1" calcext:value="=&quot;JD&quot;" calcext:base-cell-address="Sheet1.C152"/>
            <calcext:condition calcext:apply-style-name="Untitled2" calcext:value="=&quot;Daniel&quot;" calcext:base-cell-address="Sheet1.C152"/>
            <calcext:condition calcext:apply-style-name="Untitled3" calcext:value="=&quot;JuanSe&quot;" calcext:base-cell-address="Sheet1.C152"/>
          </calcext:conditional-format>
          <calcext:conditional-format calcext:target-range-address="Sheet1.C153:Sheet1.C153">
            <calcext:condition calcext:apply-style-name="Untitled1" calcext:value="=&quot;JD&quot;" calcext:base-cell-address="Sheet1.C153"/>
            <calcext:condition calcext:apply-style-name="Untitled2" calcext:value="=&quot;Daniel&quot;" calcext:base-cell-address="Sheet1.C153"/>
            <calcext:condition calcext:apply-style-name="Untitled3" calcext:value="=&quot;JuanSe&quot;" calcext:base-cell-address="Sheet1.C153"/>
          </calcext:conditional-format>
          <calcext:conditional-format calcext:target-range-address="Sheet1.C154:Sheet1.C154">
            <calcext:condition calcext:apply-style-name="Untitled1" calcext:value="=&quot;JD&quot;" calcext:base-cell-address="Sheet1.C154"/>
            <calcext:condition calcext:apply-style-name="Untitled2" calcext:value="=&quot;Daniel&quot;" calcext:base-cell-address="Sheet1.C154"/>
            <calcext:condition calcext:apply-style-name="Untitled3" calcext:value="=&quot;JuanSe&quot;" calcext:base-cell-address="Sheet1.C154"/>
          </calcext:conditional-format>
          <calcext:conditional-format calcext:target-range-address="Sheet1.C155:Sheet1.C155">
            <calcext:condition calcext:apply-style-name="Untitled1" calcext:value="=&quot;JD&quot;" calcext:base-cell-address="Sheet1.C155"/>
            <calcext:condition calcext:apply-style-name="Untitled2" calcext:value="=&quot;Daniel&quot;" calcext:base-cell-address="Sheet1.C155"/>
            <calcext:condition calcext:apply-style-name="Untitled3" calcext:value="=&quot;JuanSe&quot;" calcext:base-cell-address="Sheet1.C155"/>
          </calcext:conditional-format>
          <calcext:conditional-format calcext:target-range-address="Sheet1.C156:Sheet1.C156">
            <calcext:condition calcext:apply-style-name="Untitled1" calcext:value="=&quot;JD&quot;" calcext:base-cell-address="Sheet1.C156"/>
            <calcext:condition calcext:apply-style-name="Untitled2" calcext:value="=&quot;Daniel&quot;" calcext:base-cell-address="Sheet1.C156"/>
            <calcext:condition calcext:apply-style-name="Untitled3" calcext:value="=&quot;JuanSe&quot;" calcext:base-cell-address="Sheet1.C156"/>
          </calcext:conditional-format>
          <calcext:conditional-format calcext:target-range-address="Sheet1.C157:Sheet1.C157">
            <calcext:condition calcext:apply-style-name="Untitled1" calcext:value="=&quot;JD&quot;" calcext:base-cell-address="Sheet1.C157"/>
            <calcext:condition calcext:apply-style-name="Untitled2" calcext:value="=&quot;Daniel&quot;" calcext:base-cell-address="Sheet1.C157"/>
            <calcext:condition calcext:apply-style-name="Untitled3" calcext:value="=&quot;JuanSe&quot;" calcext:base-cell-address="Sheet1.C157"/>
          </calcext:conditional-format>
          <calcext:conditional-format calcext:target-range-address="Sheet1.C158:Sheet1.C158">
            <calcext:condition calcext:apply-style-name="Untitled1" calcext:value="=&quot;JD&quot;" calcext:base-cell-address="Sheet1.C158"/>
            <calcext:condition calcext:apply-style-name="Untitled2" calcext:value="=&quot;Daniel&quot;" calcext:base-cell-address="Sheet1.C158"/>
            <calcext:condition calcext:apply-style-name="Untitled3" calcext:value="=&quot;JuanSe&quot;" calcext:base-cell-address="Sheet1.C158"/>
          </calcext:conditional-format>
          <calcext:conditional-format calcext:target-range-address="Sheet1.C159:Sheet1.C159">
            <calcext:condition calcext:apply-style-name="Untitled1" calcext:value="=&quot;JD&quot;" calcext:base-cell-address="Sheet1.C159"/>
            <calcext:condition calcext:apply-style-name="Untitled2" calcext:value="=&quot;Daniel&quot;" calcext:base-cell-address="Sheet1.C159"/>
            <calcext:condition calcext:apply-style-name="Untitled3" calcext:value="=&quot;JuanSe&quot;" calcext:base-cell-address="Sheet1.C159"/>
          </calcext:conditional-format>
          <calcext:conditional-format calcext:target-range-address="Sheet1.C160:Sheet1.C160">
            <calcext:condition calcext:apply-style-name="Untitled1" calcext:value="=&quot;JD&quot;" calcext:base-cell-address="Sheet1.C160"/>
            <calcext:condition calcext:apply-style-name="Untitled2" calcext:value="=&quot;Daniel&quot;" calcext:base-cell-address="Sheet1.C160"/>
            <calcext:condition calcext:apply-style-name="Untitled3" calcext:value="=&quot;JuanSe&quot;" calcext:base-cell-address="Sheet1.C160"/>
          </calcext:conditional-format>
          <calcext:conditional-format calcext:target-range-address="Sheet1.C161:Sheet1.C161">
            <calcext:condition calcext:apply-style-name="Untitled1" calcext:value="=&quot;JD&quot;" calcext:base-cell-address="Sheet1.C161"/>
            <calcext:condition calcext:apply-style-name="Untitled2" calcext:value="=&quot;Daniel&quot;" calcext:base-cell-address="Sheet1.C161"/>
            <calcext:condition calcext:apply-style-name="Untitled3" calcext:value="=&quot;JuanSe&quot;" calcext:base-cell-address="Sheet1.C161"/>
          </calcext:conditional-format>
          <calcext:conditional-format calcext:target-range-address="Sheet1.C162:Sheet1.C162">
            <calcext:condition calcext:apply-style-name="Untitled1" calcext:value="=&quot;JD&quot;" calcext:base-cell-address="Sheet1.C162"/>
            <calcext:condition calcext:apply-style-name="Untitled2" calcext:value="=&quot;Daniel&quot;" calcext:base-cell-address="Sheet1.C162"/>
            <calcext:condition calcext:apply-style-name="Untitled3" calcext:value="=&quot;JuanSe&quot;" calcext:base-cell-address="Sheet1.C162"/>
          </calcext:conditional-format>
          <calcext:conditional-format calcext:target-range-address="Sheet1.C163:Sheet1.C163">
            <calcext:condition calcext:apply-style-name="Untitled1" calcext:value="=&quot;JD&quot;" calcext:base-cell-address="Sheet1.C163"/>
            <calcext:condition calcext:apply-style-name="Untitled2" calcext:value="=&quot;Daniel&quot;" calcext:base-cell-address="Sheet1.C163"/>
            <calcext:condition calcext:apply-style-name="Untitled3" calcext:value="=&quot;JuanSe&quot;" calcext:base-cell-address="Sheet1.C163"/>
          </calcext:conditional-format>
          <calcext:conditional-format calcext:target-range-address="Sheet1.C164:Sheet1.C164">
            <calcext:condition calcext:apply-style-name="Untitled1" calcext:value="=&quot;JD&quot;" calcext:base-cell-address="Sheet1.C164"/>
            <calcext:condition calcext:apply-style-name="Untitled2" calcext:value="=&quot;Daniel&quot;" calcext:base-cell-address="Sheet1.C164"/>
            <calcext:condition calcext:apply-style-name="Untitled3" calcext:value="=&quot;JuanSe&quot;" calcext:base-cell-address="Sheet1.C164"/>
          </calcext:conditional-format>
          <calcext:conditional-format calcext:target-range-address="Sheet1.C165:Sheet1.C165">
            <calcext:condition calcext:apply-style-name="Untitled1" calcext:value="=&quot;JD&quot;" calcext:base-cell-address="Sheet1.C165"/>
            <calcext:condition calcext:apply-style-name="Untitled2" calcext:value="=&quot;Daniel&quot;" calcext:base-cell-address="Sheet1.C165"/>
            <calcext:condition calcext:apply-style-name="Untitled3" calcext:value="=&quot;JuanSe&quot;" calcext:base-cell-address="Sheet1.C165"/>
          </calcext:conditional-format>
          <calcext:conditional-format calcext:target-range-address="Sheet1.C166:Sheet1.C166">
            <calcext:condition calcext:apply-style-name="Untitled1" calcext:value="=&quot;JD&quot;" calcext:base-cell-address="Sheet1.C166"/>
            <calcext:condition calcext:apply-style-name="Untitled2" calcext:value="=&quot;Daniel&quot;" calcext:base-cell-address="Sheet1.C166"/>
            <calcext:condition calcext:apply-style-name="Untitled3" calcext:value="=&quot;JuanSe&quot;" calcext:base-cell-address="Sheet1.C166"/>
          </calcext:conditional-format>
          <calcext:conditional-format calcext:target-range-address="Sheet1.C167:Sheet1.C167">
            <calcext:condition calcext:apply-style-name="Untitled1" calcext:value="=&quot;JD&quot;" calcext:base-cell-address="Sheet1.C167"/>
            <calcext:condition calcext:apply-style-name="Untitled2" calcext:value="=&quot;Daniel&quot;" calcext:base-cell-address="Sheet1.C167"/>
            <calcext:condition calcext:apply-style-name="Untitled3" calcext:value="=&quot;JuanSe&quot;" calcext:base-cell-address="Sheet1.C167"/>
          </calcext:conditional-format>
          <calcext:conditional-format calcext:target-range-address="Sheet1.C168:Sheet1.C168">
            <calcext:condition calcext:apply-style-name="Untitled1" calcext:value="=&quot;JD&quot;" calcext:base-cell-address="Sheet1.C168"/>
            <calcext:condition calcext:apply-style-name="Untitled2" calcext:value="=&quot;Daniel&quot;" calcext:base-cell-address="Sheet1.C168"/>
            <calcext:condition calcext:apply-style-name="Untitled3" calcext:value="=&quot;JuanSe&quot;" calcext:base-cell-address="Sheet1.C168"/>
          </calcext:conditional-format>
          <calcext:conditional-format calcext:target-range-address="Sheet1.C169:Sheet1.C169">
            <calcext:condition calcext:apply-style-name="Untitled1" calcext:value="=&quot;JD&quot;" calcext:base-cell-address="Sheet1.C169"/>
            <calcext:condition calcext:apply-style-name="Untitled2" calcext:value="=&quot;Daniel&quot;" calcext:base-cell-address="Sheet1.C169"/>
            <calcext:condition calcext:apply-style-name="Untitled3" calcext:value="=&quot;JuanSe&quot;" calcext:base-cell-address="Sheet1.C169"/>
          </calcext:conditional-format>
          <calcext:conditional-format calcext:target-range-address="Sheet1.C170:Sheet1.C170">
            <calcext:condition calcext:apply-style-name="Untitled1" calcext:value="=&quot;JD&quot;" calcext:base-cell-address="Sheet1.C170"/>
            <calcext:condition calcext:apply-style-name="Untitled2" calcext:value="=&quot;Daniel&quot;" calcext:base-cell-address="Sheet1.C170"/>
            <calcext:condition calcext:apply-style-name="Untitled3" calcext:value="=&quot;JuanSe&quot;" calcext:base-cell-address="Sheet1.C170"/>
          </calcext:conditional-format>
          <calcext:conditional-format calcext:target-range-address="Sheet1.C171:Sheet1.C171">
            <calcext:condition calcext:apply-style-name="Untitled1" calcext:value="=&quot;JD&quot;" calcext:base-cell-address="Sheet1.C171"/>
            <calcext:condition calcext:apply-style-name="Untitled2" calcext:value="=&quot;Daniel&quot;" calcext:base-cell-address="Sheet1.C171"/>
            <calcext:condition calcext:apply-style-name="Untitled3" calcext:value="=&quot;JuanSe&quot;" calcext:base-cell-address="Sheet1.C171"/>
          </calcext:conditional-format>
          <calcext:conditional-format calcext:target-range-address="Sheet1.C172:Sheet1.C172">
            <calcext:condition calcext:apply-style-name="Untitled1" calcext:value="=&quot;JD&quot;" calcext:base-cell-address="Sheet1.C172"/>
            <calcext:condition calcext:apply-style-name="Untitled2" calcext:value="=&quot;Daniel&quot;" calcext:base-cell-address="Sheet1.C172"/>
            <calcext:condition calcext:apply-style-name="Untitled3" calcext:value="=&quot;JuanSe&quot;" calcext:base-cell-address="Sheet1.C172"/>
          </calcext:conditional-format>
          <calcext:conditional-format calcext:target-range-address="Sheet1.C173:Sheet1.C173">
            <calcext:condition calcext:apply-style-name="Untitled1" calcext:value="=&quot;JD&quot;" calcext:base-cell-address="Sheet1.C173"/>
            <calcext:condition calcext:apply-style-name="Untitled2" calcext:value="=&quot;Daniel&quot;" calcext:base-cell-address="Sheet1.C173"/>
            <calcext:condition calcext:apply-style-name="Untitled3" calcext:value="=&quot;JuanSe&quot;" calcext:base-cell-address="Sheet1.C173"/>
          </calcext:conditional-format>
          <calcext:conditional-format calcext:target-range-address="Sheet1.C174:Sheet1.C174">
            <calcext:condition calcext:apply-style-name="Untitled1" calcext:value="=&quot;JD&quot;" calcext:base-cell-address="Sheet1.C174"/>
            <calcext:condition calcext:apply-style-name="Untitled2" calcext:value="=&quot;Daniel&quot;" calcext:base-cell-address="Sheet1.C174"/>
            <calcext:condition calcext:apply-style-name="Untitled3" calcext:value="=&quot;JuanSe&quot;" calcext:base-cell-address="Sheet1.C174"/>
          </calcext:conditional-format>
          <calcext:conditional-format calcext:target-range-address="Sheet1.C175:Sheet1.C175">
            <calcext:condition calcext:apply-style-name="Untitled1" calcext:value="=&quot;JD&quot;" calcext:base-cell-address="Sheet1.C175"/>
            <calcext:condition calcext:apply-style-name="Untitled2" calcext:value="=&quot;Daniel&quot;" calcext:base-cell-address="Sheet1.C175"/>
            <calcext:condition calcext:apply-style-name="Untitled3" calcext:value="=&quot;JuanSe&quot;" calcext:base-cell-address="Sheet1.C175"/>
          </calcext:conditional-format>
          <calcext:conditional-format calcext:target-range-address="Sheet1.C176:Sheet1.C176">
            <calcext:condition calcext:apply-style-name="Untitled1" calcext:value="=&quot;JD&quot;" calcext:base-cell-address="Sheet1.C176"/>
            <calcext:condition calcext:apply-style-name="Untitled2" calcext:value="=&quot;Daniel&quot;" calcext:base-cell-address="Sheet1.C176"/>
            <calcext:condition calcext:apply-style-name="Untitled3" calcext:value="=&quot;JuanSe&quot;" calcext:base-cell-address="Sheet1.C176"/>
          </calcext:conditional-format>
          <calcext:conditional-format calcext:target-range-address="Sheet1.C177:Sheet1.C177">
            <calcext:condition calcext:apply-style-name="Untitled1" calcext:value="=&quot;JD&quot;" calcext:base-cell-address="Sheet1.C177"/>
            <calcext:condition calcext:apply-style-name="Untitled2" calcext:value="=&quot;Daniel&quot;" calcext:base-cell-address="Sheet1.C177"/>
            <calcext:condition calcext:apply-style-name="Untitled3" calcext:value="=&quot;JuanSe&quot;" calcext:base-cell-address="Sheet1.C177"/>
          </calcext:conditional-format>
          <calcext:conditional-format calcext:target-range-address="Sheet1.C178:Sheet1.C178">
            <calcext:condition calcext:apply-style-name="Untitled1" calcext:value="=&quot;JD&quot;" calcext:base-cell-address="Sheet1.C178"/>
            <calcext:condition calcext:apply-style-name="Untitled2" calcext:value="=&quot;Daniel&quot;" calcext:base-cell-address="Sheet1.C178"/>
            <calcext:condition calcext:apply-style-name="Untitled3" calcext:value="=&quot;JuanSe&quot;" calcext:base-cell-address="Sheet1.C178"/>
          </calcext:conditional-format>
          <calcext:conditional-format calcext:target-range-address="Sheet1.C179:Sheet1.C179">
            <calcext:condition calcext:apply-style-name="Untitled1" calcext:value="=&quot;JD&quot;" calcext:base-cell-address="Sheet1.C179"/>
            <calcext:condition calcext:apply-style-name="Untitled2" calcext:value="=&quot;Daniel&quot;" calcext:base-cell-address="Sheet1.C179"/>
            <calcext:condition calcext:apply-style-name="Untitled3" calcext:value="=&quot;JuanSe&quot;" calcext:base-cell-address="Sheet1.C179"/>
          </calcext:conditional-format>
          <calcext:conditional-format calcext:target-range-address="Sheet1.C180:Sheet1.C180">
            <calcext:condition calcext:apply-style-name="Untitled1" calcext:value="=&quot;JD&quot;" calcext:base-cell-address="Sheet1.C180"/>
            <calcext:condition calcext:apply-style-name="Untitled2" calcext:value="=&quot;Daniel&quot;" calcext:base-cell-address="Sheet1.C180"/>
            <calcext:condition calcext:apply-style-name="Untitled3" calcext:value="=&quot;JuanSe&quot;" calcext:base-cell-address="Sheet1.C180"/>
          </calcext:conditional-format>
          <calcext:conditional-format calcext:target-range-address="Sheet1.C181:Sheet1.C181">
            <calcext:condition calcext:apply-style-name="Untitled1" calcext:value="=&quot;JD&quot;" calcext:base-cell-address="Sheet1.C181"/>
            <calcext:condition calcext:apply-style-name="Untitled2" calcext:value="=&quot;Daniel&quot;" calcext:base-cell-address="Sheet1.C181"/>
            <calcext:condition calcext:apply-style-name="Untitled3" calcext:value="=&quot;JuanSe&quot;" calcext:base-cell-address="Sheet1.C181"/>
          </calcext:conditional-format>
          <calcext:conditional-format calcext:target-range-address="Sheet1.C182:Sheet1.C182">
            <calcext:condition calcext:apply-style-name="Untitled1" calcext:value="=&quot;JD&quot;" calcext:base-cell-address="Sheet1.C182"/>
            <calcext:condition calcext:apply-style-name="Untitled2" calcext:value="=&quot;Daniel&quot;" calcext:base-cell-address="Sheet1.C182"/>
            <calcext:condition calcext:apply-style-name="Untitled3" calcext:value="=&quot;JuanSe&quot;" calcext:base-cell-address="Sheet1.C182"/>
          </calcext:conditional-format>
          <calcext:conditional-format calcext:target-range-address="Sheet1.C183:Sheet1.C183">
            <calcext:condition calcext:apply-style-name="Untitled1" calcext:value="=&quot;JD&quot;" calcext:base-cell-address="Sheet1.C183"/>
            <calcext:condition calcext:apply-style-name="Untitled2" calcext:value="=&quot;Daniel&quot;" calcext:base-cell-address="Sheet1.C183"/>
            <calcext:condition calcext:apply-style-name="Untitled3" calcext:value="=&quot;JuanSe&quot;" calcext:base-cell-address="Sheet1.C183"/>
          </calcext:conditional-format>
          <calcext:conditional-format calcext:target-range-address="Sheet1.C184:Sheet1.C184">
            <calcext:condition calcext:apply-style-name="Untitled1" calcext:value="=&quot;JD&quot;" calcext:base-cell-address="Sheet1.C184"/>
            <calcext:condition calcext:apply-style-name="Untitled2" calcext:value="=&quot;Daniel&quot;" calcext:base-cell-address="Sheet1.C184"/>
            <calcext:condition calcext:apply-style-name="Untitled3" calcext:value="=&quot;JuanSe&quot;" calcext:base-cell-address="Sheet1.C184"/>
          </calcext:conditional-format>
          <calcext:conditional-format calcext:target-range-address="Sheet1.C185:Sheet1.C185">
            <calcext:condition calcext:apply-style-name="Untitled1" calcext:value="=&quot;JD&quot;" calcext:base-cell-address="Sheet1.C185"/>
            <calcext:condition calcext:apply-style-name="Untitled2" calcext:value="=&quot;Daniel&quot;" calcext:base-cell-address="Sheet1.C185"/>
            <calcext:condition calcext:apply-style-name="Untitled3" calcext:value="=&quot;JuanSe&quot;" calcext:base-cell-address="Sheet1.C185"/>
          </calcext:conditional-format>
          <calcext:conditional-format calcext:target-range-address="Sheet1.C186:Sheet1.C186">
            <calcext:condition calcext:apply-style-name="Untitled1" calcext:value="=&quot;JD&quot;" calcext:base-cell-address="Sheet1.C186"/>
            <calcext:condition calcext:apply-style-name="Untitled2" calcext:value="=&quot;Daniel&quot;" calcext:base-cell-address="Sheet1.C186"/>
            <calcext:condition calcext:apply-style-name="Untitled3" calcext:value="=&quot;JuanSe&quot;" calcext:base-cell-address="Sheet1.C186"/>
          </calcext:conditional-format>
          <calcext:conditional-format calcext:target-range-address="Sheet1.C187:Sheet1.C187">
            <calcext:condition calcext:apply-style-name="Untitled1" calcext:value="=&quot;JD&quot;" calcext:base-cell-address="Sheet1.C187"/>
            <calcext:condition calcext:apply-style-name="Untitled2" calcext:value="=&quot;Daniel&quot;" calcext:base-cell-address="Sheet1.C187"/>
            <calcext:condition calcext:apply-style-name="Untitled3" calcext:value="=&quot;JuanSe&quot;" calcext:base-cell-address="Sheet1.C187"/>
          </calcext:conditional-format>
          <calcext:conditional-format calcext:target-range-address="Sheet1.C188:Sheet1.C188">
            <calcext:condition calcext:apply-style-name="Untitled1" calcext:value="=&quot;JD&quot;" calcext:base-cell-address="Sheet1.C188"/>
            <calcext:condition calcext:apply-style-name="Untitled2" calcext:value="=&quot;Daniel&quot;" calcext:base-cell-address="Sheet1.C188"/>
            <calcext:condition calcext:apply-style-name="Untitled3" calcext:value="=&quot;JuanSe&quot;" calcext:base-cell-address="Sheet1.C188"/>
          </calcext:conditional-format>
          <calcext:conditional-format calcext:target-range-address="Sheet1.C189:Sheet1.C189">
            <calcext:condition calcext:apply-style-name="Untitled1" calcext:value="=&quot;JD&quot;" calcext:base-cell-address="Sheet1.C189"/>
            <calcext:condition calcext:apply-style-name="Untitled2" calcext:value="=&quot;Daniel&quot;" calcext:base-cell-address="Sheet1.C189"/>
            <calcext:condition calcext:apply-style-name="Untitled3" calcext:value="=&quot;JuanSe&quot;" calcext:base-cell-address="Sheet1.C189"/>
          </calcext:conditional-format>
          <calcext:conditional-format calcext:target-range-address="Sheet1.C190:Sheet1.C190">
            <calcext:condition calcext:apply-style-name="Untitled1" calcext:value="=&quot;JD&quot;" calcext:base-cell-address="Sheet1.C190"/>
            <calcext:condition calcext:apply-style-name="Untitled2" calcext:value="=&quot;Daniel&quot;" calcext:base-cell-address="Sheet1.C190"/>
            <calcext:condition calcext:apply-style-name="Untitled3" calcext:value="=&quot;JuanSe&quot;" calcext:base-cell-address="Sheet1.C190"/>
          </calcext:conditional-format>
          <calcext:conditional-format calcext:target-range-address="Sheet1.C191:Sheet1.C191">
            <calcext:condition calcext:apply-style-name="Untitled1" calcext:value="=&quot;JD&quot;" calcext:base-cell-address="Sheet1.C191"/>
            <calcext:condition calcext:apply-style-name="Untitled2" calcext:value="=&quot;Daniel&quot;" calcext:base-cell-address="Sheet1.C191"/>
            <calcext:condition calcext:apply-style-name="Untitled3" calcext:value="=&quot;JuanSe&quot;" calcext:base-cell-address="Sheet1.C191"/>
          </calcext:conditional-format>
          <calcext:conditional-format calcext:target-range-address="Sheet1.C192:Sheet1.C192">
            <calcext:condition calcext:apply-style-name="Untitled1" calcext:value="=&quot;JD&quot;" calcext:base-cell-address="Sheet1.C192"/>
            <calcext:condition calcext:apply-style-name="Untitled2" calcext:value="=&quot;Daniel&quot;" calcext:base-cell-address="Sheet1.C192"/>
            <calcext:condition calcext:apply-style-name="Untitled3" calcext:value="=&quot;JuanSe&quot;" calcext:base-cell-address="Sheet1.C192"/>
          </calcext:conditional-format>
          <calcext:conditional-format calcext:target-range-address="Sheet1.C193:Sheet1.C193">
            <calcext:condition calcext:apply-style-name="Untitled1" calcext:value="=&quot;JD&quot;" calcext:base-cell-address="Sheet1.C193"/>
            <calcext:condition calcext:apply-style-name="Untitled2" calcext:value="=&quot;Daniel&quot;" calcext:base-cell-address="Sheet1.C193"/>
            <calcext:condition calcext:apply-style-name="Untitled3" calcext:value="=&quot;JuanSe&quot;" calcext:base-cell-address="Sheet1.C193"/>
          </calcext:conditional-format>
          <calcext:conditional-format calcext:target-range-address="Sheet1.C194:Sheet1.C194">
            <calcext:condition calcext:apply-style-name="Untitled1" calcext:value="=&quot;JD&quot;" calcext:base-cell-address="Sheet1.C194"/>
            <calcext:condition calcext:apply-style-name="Untitled2" calcext:value="=&quot;Daniel&quot;" calcext:base-cell-address="Sheet1.C194"/>
            <calcext:condition calcext:apply-style-name="Untitled3" calcext:value="=&quot;JuanSe&quot;" calcext:base-cell-address="Sheet1.C194"/>
          </calcext:conditional-format>
          <calcext:conditional-format calcext:target-range-address="Sheet1.C195:Sheet1.C195">
            <calcext:condition calcext:apply-style-name="Untitled1" calcext:value="=&quot;JD&quot;" calcext:base-cell-address="Sheet1.C195"/>
            <calcext:condition calcext:apply-style-name="Untitled2" calcext:value="=&quot;Daniel&quot;" calcext:base-cell-address="Sheet1.C195"/>
            <calcext:condition calcext:apply-style-name="Untitled3" calcext:value="=&quot;JuanSe&quot;" calcext:base-cell-address="Sheet1.C195"/>
          </calcext:conditional-format>
          <calcext:conditional-format calcext:target-range-address="Sheet1.C196:Sheet1.C196">
            <calcext:condition calcext:apply-style-name="Untitled1" calcext:value="=&quot;JD&quot;" calcext:base-cell-address="Sheet1.C196"/>
            <calcext:condition calcext:apply-style-name="Untitled2" calcext:value="=&quot;Daniel&quot;" calcext:base-cell-address="Sheet1.C196"/>
            <calcext:condition calcext:apply-style-name="Untitled3" calcext:value="=&quot;JuanSe&quot;" calcext:base-cell-address="Sheet1.C196"/>
          </calcext:conditional-format>
          <calcext:conditional-format calcext:target-range-address="Sheet1.C197:Sheet1.C197">
            <calcext:condition calcext:apply-style-name="Untitled1" calcext:value="=&quot;JD&quot;" calcext:base-cell-address="Sheet1.C197"/>
            <calcext:condition calcext:apply-style-name="Untitled2" calcext:value="=&quot;Daniel&quot;" calcext:base-cell-address="Sheet1.C197"/>
            <calcext:condition calcext:apply-style-name="Untitled3" calcext:value="=&quot;JuanSe&quot;" calcext:base-cell-address="Sheet1.C197"/>
          </calcext:conditional-format>
          <calcext:conditional-format calcext:target-range-address="Sheet1.C198:Sheet1.C198">
            <calcext:condition calcext:apply-style-name="Untitled1" calcext:value="=&quot;JD&quot;" calcext:base-cell-address="Sheet1.C198"/>
            <calcext:condition calcext:apply-style-name="Untitled2" calcext:value="=&quot;Daniel&quot;" calcext:base-cell-address="Sheet1.C198"/>
            <calcext:condition calcext:apply-style-name="Untitled3" calcext:value="=&quot;JuanSe&quot;" calcext:base-cell-address="Sheet1.C198"/>
          </calcext:conditional-format>
          <calcext:conditional-format calcext:target-range-address="Sheet1.C199:Sheet1.C199">
            <calcext:condition calcext:apply-style-name="Untitled1" calcext:value="=&quot;JD&quot;" calcext:base-cell-address="Sheet1.C199"/>
            <calcext:condition calcext:apply-style-name="Untitled2" calcext:value="=&quot;Daniel&quot;" calcext:base-cell-address="Sheet1.C199"/>
            <calcext:condition calcext:apply-style-name="Untitled3" calcext:value="=&quot;JuanSe&quot;" calcext:base-cell-address="Sheet1.C199"/>
          </calcext:conditional-format>
          <calcext:conditional-format calcext:target-range-address="Sheet1.C200:Sheet1.C200">
            <calcext:condition calcext:apply-style-name="Untitled1" calcext:value="=&quot;JD&quot;" calcext:base-cell-address="Sheet1.C200"/>
            <calcext:condition calcext:apply-style-name="Untitled2" calcext:value="=&quot;Daniel&quot;" calcext:base-cell-address="Sheet1.C200"/>
            <calcext:condition calcext:apply-style-name="Untitled3" calcext:value="=&quot;JuanSe&quot;" calcext:base-cell-address="Sheet1.C200"/>
          </calcext:conditional-format>
          <calcext:conditional-format calcext:target-range-address="Sheet1.C201:Sheet1.C201">
            <calcext:condition calcext:apply-style-name="Untitled1" calcext:value="=&quot;JD&quot;" calcext:base-cell-address="Sheet1.C201"/>
            <calcext:condition calcext:apply-style-name="Untitled2" calcext:value="=&quot;Daniel&quot;" calcext:base-cell-address="Sheet1.C201"/>
            <calcext:condition calcext:apply-style-name="Untitled3" calcext:value="=&quot;JuanSe&quot;" calcext:base-cell-address="Sheet1.C201"/>
          </calcext:conditional-format>
          <calcext:conditional-format calcext:target-range-address="Sheet1.C202:Sheet1.C202">
            <calcext:condition calcext:apply-style-name="Untitled1" calcext:value="=&quot;JD&quot;" calcext:base-cell-address="Sheet1.C202"/>
            <calcext:condition calcext:apply-style-name="Untitled2" calcext:value="=&quot;Daniel&quot;" calcext:base-cell-address="Sheet1.C202"/>
            <calcext:condition calcext:apply-style-name="Untitled3" calcext:value="=&quot;JuanSe&quot;" calcext:base-cell-address="Sheet1.C202"/>
          </calcext:conditional-format>
          <calcext:conditional-format calcext:target-range-address="Sheet1.C203:Sheet1.C203">
            <calcext:condition calcext:apply-style-name="Untitled1" calcext:value="=&quot;JD&quot;" calcext:base-cell-address="Sheet1.C203"/>
            <calcext:condition calcext:apply-style-name="Untitled2" calcext:value="=&quot;Daniel&quot;" calcext:base-cell-address="Sheet1.C203"/>
            <calcext:condition calcext:apply-style-name="Untitled3" calcext:value="=&quot;JuanSe&quot;" calcext:base-cell-address="Sheet1.C203"/>
          </calcext:conditional-format>
          <calcext:conditional-format calcext:target-range-address="Sheet1.C204:Sheet1.C204">
            <calcext:condition calcext:apply-style-name="Untitled1" calcext:value="=&quot;JD&quot;" calcext:base-cell-address="Sheet1.C204"/>
            <calcext:condition calcext:apply-style-name="Untitled2" calcext:value="=&quot;Daniel&quot;" calcext:base-cell-address="Sheet1.C204"/>
            <calcext:condition calcext:apply-style-name="Untitled3" calcext:value="=&quot;JuanSe&quot;" calcext:base-cell-address="Sheet1.C204"/>
          </calcext:conditional-format>
          <calcext:conditional-format calcext:target-range-address="Sheet1.C205:Sheet1.C205">
            <calcext:condition calcext:apply-style-name="Untitled1" calcext:value="=&quot;JD&quot;" calcext:base-cell-address="Sheet1.C205"/>
            <calcext:condition calcext:apply-style-name="Untitled2" calcext:value="=&quot;Daniel&quot;" calcext:base-cell-address="Sheet1.C205"/>
            <calcext:condition calcext:apply-style-name="Untitled3" calcext:value="=&quot;JuanSe&quot;" calcext:base-cell-address="Sheet1.C205"/>
          </calcext:conditional-format>
          <calcext:conditional-format calcext:target-range-address="Sheet1.C206:Sheet1.C206">
            <calcext:condition calcext:apply-style-name="Untitled1" calcext:value="=&quot;JD&quot;" calcext:base-cell-address="Sheet1.C206"/>
            <calcext:condition calcext:apply-style-name="Untitled2" calcext:value="=&quot;Daniel&quot;" calcext:base-cell-address="Sheet1.C206"/>
            <calcext:condition calcext:apply-style-name="Untitled3" calcext:value="=&quot;JuanSe&quot;" calcext:base-cell-address="Sheet1.C206"/>
          </calcext:conditional-format>
          <calcext:conditional-format calcext:target-range-address="Sheet1.C207:Sheet1.C207">
            <calcext:condition calcext:apply-style-name="Untitled1" calcext:value="=&quot;JD&quot;" calcext:base-cell-address="Sheet1.C207"/>
            <calcext:condition calcext:apply-style-name="Untitled2" calcext:value="=&quot;Daniel&quot;" calcext:base-cell-address="Sheet1.C207"/>
            <calcext:condition calcext:apply-style-name="Untitled3" calcext:value="=&quot;JuanSe&quot;" calcext:base-cell-address="Sheet1.C207"/>
          </calcext:conditional-format>
          <calcext:conditional-format calcext:target-range-address="Sheet1.C208:Sheet1.C208">
            <calcext:condition calcext:apply-style-name="Untitled1" calcext:value="=&quot;JD&quot;" calcext:base-cell-address="Sheet1.C208"/>
            <calcext:condition calcext:apply-style-name="Untitled2" calcext:value="=&quot;Daniel&quot;" calcext:base-cell-address="Sheet1.C208"/>
            <calcext:condition calcext:apply-style-name="Untitled3" calcext:value="=&quot;JuanSe&quot;" calcext:base-cell-address="Sheet1.C208"/>
          </calcext:conditional-format>
          <calcext:conditional-format calcext:target-range-address="Sheet1.C209:Sheet1.C209">
            <calcext:condition calcext:apply-style-name="Untitled1" calcext:value="=&quot;JD&quot;" calcext:base-cell-address="Sheet1.C209"/>
            <calcext:condition calcext:apply-style-name="Untitled2" calcext:value="=&quot;Daniel&quot;" calcext:base-cell-address="Sheet1.C209"/>
            <calcext:condition calcext:apply-style-name="Untitled3" calcext:value="=&quot;JuanSe&quot;" calcext:base-cell-address="Sheet1.C209"/>
          </calcext:conditional-format>
          <calcext:conditional-format calcext:target-range-address="Sheet1.C210:Sheet1.C210">
            <calcext:condition calcext:apply-style-name="Untitled1" calcext:value="=&quot;JD&quot;" calcext:base-cell-address="Sheet1.C210"/>
            <calcext:condition calcext:apply-style-name="Untitled2" calcext:value="=&quot;Daniel&quot;" calcext:base-cell-address="Sheet1.C210"/>
            <calcext:condition calcext:apply-style-name="Untitled3" calcext:value="=&quot;JuanSe&quot;" calcext:base-cell-address="Sheet1.C210"/>
          </calcext:conditional-format>
          <calcext:conditional-format calcext:target-range-address="Sheet1.C211:Sheet1.C211">
            <calcext:condition calcext:apply-style-name="Untitled1" calcext:value="=&quot;JD&quot;" calcext:base-cell-address="Sheet1.C211"/>
            <calcext:condition calcext:apply-style-name="Untitled2" calcext:value="=&quot;Daniel&quot;" calcext:base-cell-address="Sheet1.C211"/>
            <calcext:condition calcext:apply-style-name="Untitled3" calcext:value="=&quot;JuanSe&quot;" calcext:base-cell-address="Sheet1.C211"/>
          </calcext:conditional-format>
          <calcext:conditional-format calcext:target-range-address="Sheet1.C212:Sheet1.C212">
            <calcext:condition calcext:apply-style-name="Untitled1" calcext:value="=&quot;JD&quot;" calcext:base-cell-address="Sheet1.C212"/>
            <calcext:condition calcext:apply-style-name="Untitled2" calcext:value="=&quot;Daniel&quot;" calcext:base-cell-address="Sheet1.C212"/>
            <calcext:condition calcext:apply-style-name="Untitled3" calcext:value="=&quot;JuanSe&quot;" calcext:base-cell-address="Sheet1.C212"/>
          </calcext:conditional-format>
          <calcext:conditional-format calcext:target-range-address="Sheet1.C213:Sheet1.C213">
            <calcext:condition calcext:apply-style-name="Untitled1" calcext:value="=&quot;JD&quot;" calcext:base-cell-address="Sheet1.C213"/>
            <calcext:condition calcext:apply-style-name="Untitled2" calcext:value="=&quot;Daniel&quot;" calcext:base-cell-address="Sheet1.C213"/>
            <calcext:condition calcext:apply-style-name="Untitled3" calcext:value="=&quot;JuanSe&quot;" calcext:base-cell-address="Sheet1.C213"/>
          </calcext:conditional-format>
          <calcext:conditional-format calcext:target-range-address="Sheet1.C214:Sheet1.C214">
            <calcext:condition calcext:apply-style-name="Untitled1" calcext:value="=&quot;JD&quot;" calcext:base-cell-address="Sheet1.C214"/>
            <calcext:condition calcext:apply-style-name="Untitled2" calcext:value="=&quot;Daniel&quot;" calcext:base-cell-address="Sheet1.C214"/>
            <calcext:condition calcext:apply-style-name="Untitled3" calcext:value="=&quot;JuanSe&quot;" calcext:base-cell-address="Sheet1.C214"/>
          </calcext:conditional-format>
          <calcext:conditional-format calcext:target-range-address="Sheet1.C215:Sheet1.C215">
            <calcext:condition calcext:apply-style-name="Untitled1" calcext:value="=&quot;JD&quot;" calcext:base-cell-address="Sheet1.C215"/>
            <calcext:condition calcext:apply-style-name="Untitled2" calcext:value="=&quot;Daniel&quot;" calcext:base-cell-address="Sheet1.C215"/>
            <calcext:condition calcext:apply-style-name="Untitled3" calcext:value="=&quot;JuanSe&quot;" calcext:base-cell-address="Sheet1.C215"/>
          </calcext:conditional-format>
          <calcext:conditional-format calcext:target-range-address="Sheet1.C216:Sheet1.C216">
            <calcext:condition calcext:apply-style-name="Untitled1" calcext:value="=&quot;JD&quot;" calcext:base-cell-address="Sheet1.C216"/>
            <calcext:condition calcext:apply-style-name="Untitled2" calcext:value="=&quot;Daniel&quot;" calcext:base-cell-address="Sheet1.C216"/>
            <calcext:condition calcext:apply-style-name="Untitled3" calcext:value="=&quot;JuanSe&quot;" calcext:base-cell-address="Sheet1.C216"/>
          </calcext:conditional-format>
          <calcext:conditional-format calcext:target-range-address="Sheet1.C217:Sheet1.C217">
            <calcext:condition calcext:apply-style-name="Untitled1" calcext:value="=&quot;JD&quot;" calcext:base-cell-address="Sheet1.C217"/>
            <calcext:condition calcext:apply-style-name="Untitled2" calcext:value="=&quot;Daniel&quot;" calcext:base-cell-address="Sheet1.C217"/>
            <calcext:condition calcext:apply-style-name="Untitled3" calcext:value="=&quot;JuanSe&quot;" calcext:base-cell-address="Sheet1.C217"/>
          </calcext:conditional-format>
          <calcext:conditional-format calcext:target-range-address="Sheet1.C218:Sheet1.C218">
            <calcext:condition calcext:apply-style-name="Untitled1" calcext:value="=&quot;JD&quot;" calcext:base-cell-address="Sheet1.C218"/>
            <calcext:condition calcext:apply-style-name="Untitled2" calcext:value="=&quot;Daniel&quot;" calcext:base-cell-address="Sheet1.C218"/>
            <calcext:condition calcext:apply-style-name="Untitled3" calcext:value="=&quot;JuanSe&quot;" calcext:base-cell-address="Sheet1.C218"/>
          </calcext:conditional-format>
          <calcext:conditional-format calcext:target-range-address="Sheet1.C219:Sheet1.C219">
            <calcext:condition calcext:apply-style-name="Untitled1" calcext:value="=&quot;JD&quot;" calcext:base-cell-address="Sheet1.C219"/>
            <calcext:condition calcext:apply-style-name="Untitled2" calcext:value="=&quot;Daniel&quot;" calcext:base-cell-address="Sheet1.C219"/>
            <calcext:condition calcext:apply-style-name="Untitled3" calcext:value="=&quot;JuanSe&quot;" calcext:base-cell-address="Sheet1.C219"/>
          </calcext:conditional-format>
          <calcext:conditional-format calcext:target-range-address="Sheet1.C220:Sheet1.C220">
            <calcext:condition calcext:apply-style-name="Untitled1" calcext:value="=&quot;JD&quot;" calcext:base-cell-address="Sheet1.C220"/>
            <calcext:condition calcext:apply-style-name="Untitled2" calcext:value="=&quot;Daniel&quot;" calcext:base-cell-address="Sheet1.C220"/>
            <calcext:condition calcext:apply-style-name="Untitled3" calcext:value="=&quot;JuanSe&quot;" calcext:base-cell-address="Sheet1.C220"/>
          </calcext:conditional-format>
          <calcext:conditional-format calcext:target-range-address="Sheet1.C221:Sheet1.C221">
            <calcext:condition calcext:apply-style-name="Untitled1" calcext:value="=&quot;JD&quot;" calcext:base-cell-address="Sheet1.C221"/>
            <calcext:condition calcext:apply-style-name="Untitled2" calcext:value="=&quot;Daniel&quot;" calcext:base-cell-address="Sheet1.C221"/>
            <calcext:condition calcext:apply-style-name="Untitled3" calcext:value="=&quot;JuanSe&quot;" calcext:base-cell-address="Sheet1.C221"/>
          </calcext:conditional-format>
          <calcext:conditional-format calcext:target-range-address="Sheet1.C222:Sheet1.C222">
            <calcext:condition calcext:apply-style-name="Untitled1" calcext:value="=&quot;JD&quot;" calcext:base-cell-address="Sheet1.C222"/>
            <calcext:condition calcext:apply-style-name="Untitled2" calcext:value="=&quot;Daniel&quot;" calcext:base-cell-address="Sheet1.C222"/>
            <calcext:condition calcext:apply-style-name="Untitled3" calcext:value="=&quot;JuanSe&quot;" calcext:base-cell-address="Sheet1.C222"/>
          </calcext:conditional-format>
          <calcext:conditional-format calcext:target-range-address="Sheet1.C223:Sheet1.C223">
            <calcext:condition calcext:apply-style-name="Untitled1" calcext:value="=&quot;JD&quot;" calcext:base-cell-address="Sheet1.C223"/>
            <calcext:condition calcext:apply-style-name="Untitled2" calcext:value="=&quot;Daniel&quot;" calcext:base-cell-address="Sheet1.C223"/>
            <calcext:condition calcext:apply-style-name="Untitled3" calcext:value="=&quot;JuanSe&quot;" calcext:base-cell-address="Sheet1.C223"/>
          </calcext:conditional-format>
          <calcext:conditional-format calcext:target-range-address="Sheet1.C224:Sheet1.C224">
            <calcext:condition calcext:apply-style-name="Untitled1" calcext:value="=&quot;JD&quot;" calcext:base-cell-address="Sheet1.C224"/>
            <calcext:condition calcext:apply-style-name="Untitled2" calcext:value="=&quot;Daniel&quot;" calcext:base-cell-address="Sheet1.C224"/>
            <calcext:condition calcext:apply-style-name="Untitled3" calcext:value="=&quot;JuanSe&quot;" calcext:base-cell-address="Sheet1.C224"/>
          </calcext:conditional-format>
          <calcext:conditional-format calcext:target-range-address="Sheet1.C225:Sheet1.C225">
            <calcext:condition calcext:apply-style-name="Untitled1" calcext:value="=&quot;JD&quot;" calcext:base-cell-address="Sheet1.C225"/>
            <calcext:condition calcext:apply-style-name="Untitled2" calcext:value="=&quot;Daniel&quot;" calcext:base-cell-address="Sheet1.C225"/>
            <calcext:condition calcext:apply-style-name="Untitled3" calcext:value="=&quot;JuanSe&quot;" calcext:base-cell-address="Sheet1.C225"/>
          </calcext:conditional-format>
          <calcext:conditional-format calcext:target-range-address="Sheet1.C226:Sheet1.C226">
            <calcext:condition calcext:apply-style-name="Untitled1" calcext:value="=&quot;JD&quot;" calcext:base-cell-address="Sheet1.C226"/>
            <calcext:condition calcext:apply-style-name="Untitled2" calcext:value="=&quot;Daniel&quot;" calcext:base-cell-address="Sheet1.C226"/>
            <calcext:condition calcext:apply-style-name="Untitled3" calcext:value="=&quot;JuanSe&quot;" calcext:base-cell-address="Sheet1.C226"/>
          </calcext:conditional-format>
          <calcext:conditional-format calcext:target-range-address="Sheet1.C227:Sheet1.C227">
            <calcext:condition calcext:apply-style-name="Untitled1" calcext:value="=&quot;JD&quot;" calcext:base-cell-address="Sheet1.C227"/>
            <calcext:condition calcext:apply-style-name="Untitled2" calcext:value="=&quot;Daniel&quot;" calcext:base-cell-address="Sheet1.C227"/>
            <calcext:condition calcext:apply-style-name="Untitled3" calcext:value="=&quot;JuanSe&quot;" calcext:base-cell-address="Sheet1.C227"/>
          </calcext:conditional-format>
          <calcext:conditional-format calcext:target-range-address="Sheet1.C228:Sheet1.C228">
            <calcext:condition calcext:apply-style-name="Untitled1" calcext:value="=&quot;JD&quot;" calcext:base-cell-address="Sheet1.C228"/>
            <calcext:condition calcext:apply-style-name="Untitled2" calcext:value="=&quot;Daniel&quot;" calcext:base-cell-address="Sheet1.C228"/>
            <calcext:condition calcext:apply-style-name="Untitled3" calcext:value="=&quot;JuanSe&quot;" calcext:base-cell-address="Sheet1.C228"/>
          </calcext:conditional-format>
          <calcext:conditional-format calcext:target-range-address="Sheet1.C229:Sheet1.C229">
            <calcext:condition calcext:apply-style-name="Untitled1" calcext:value="=&quot;JD&quot;" calcext:base-cell-address="Sheet1.C229"/>
            <calcext:condition calcext:apply-style-name="Untitled2" calcext:value="=&quot;Daniel&quot;" calcext:base-cell-address="Sheet1.C229"/>
            <calcext:condition calcext:apply-style-name="Untitled3" calcext:value="=&quot;JuanSe&quot;" calcext:base-cell-address="Sheet1.C229"/>
          </calcext:conditional-format>
          <calcext:conditional-format calcext:target-range-address="Sheet1.C230:Sheet1.C230">
            <calcext:condition calcext:apply-style-name="Untitled1" calcext:value="=&quot;JD&quot;" calcext:base-cell-address="Sheet1.C230"/>
            <calcext:condition calcext:apply-style-name="Untitled2" calcext:value="=&quot;Daniel&quot;" calcext:base-cell-address="Sheet1.C230"/>
            <calcext:condition calcext:apply-style-name="Untitled3" calcext:value="=&quot;JuanSe&quot;" calcext:base-cell-address="Sheet1.C230"/>
          </calcext:conditional-format>
          <calcext:conditional-format calcext:target-range-address="Sheet1.C231:Sheet1.C231">
            <calcext:condition calcext:apply-style-name="Untitled1" calcext:value="=&quot;JD&quot;" calcext:base-cell-address="Sheet1.C231"/>
            <calcext:condition calcext:apply-style-name="Untitled2" calcext:value="=&quot;Daniel&quot;" calcext:base-cell-address="Sheet1.C231"/>
            <calcext:condition calcext:apply-style-name="Untitled3" calcext:value="=&quot;JuanSe&quot;" calcext:base-cell-address="Sheet1.C231"/>
          </calcext:conditional-format>
          <calcext:conditional-format calcext:target-range-address="Sheet1.C232:Sheet1.C232">
            <calcext:condition calcext:apply-style-name="Untitled1" calcext:value="=&quot;JD&quot;" calcext:base-cell-address="Sheet1.C232"/>
            <calcext:condition calcext:apply-style-name="Untitled2" calcext:value="=&quot;Daniel&quot;" calcext:base-cell-address="Sheet1.C232"/>
            <calcext:condition calcext:apply-style-name="Untitled3" calcext:value="=&quot;JuanSe&quot;" calcext:base-cell-address="Sheet1.C232"/>
          </calcext:conditional-format>
          <calcext:conditional-format calcext:target-range-address="Sheet1.C233:Sheet1.C233">
            <calcext:condition calcext:apply-style-name="Untitled1" calcext:value="=&quot;JD&quot;" calcext:base-cell-address="Sheet1.C233"/>
            <calcext:condition calcext:apply-style-name="Untitled2" calcext:value="=&quot;Daniel&quot;" calcext:base-cell-address="Sheet1.C233"/>
            <calcext:condition calcext:apply-style-name="Untitled3" calcext:value="=&quot;JuanSe&quot;" calcext:base-cell-address="Sheet1.C233"/>
          </calcext:conditional-format>
          <calcext:conditional-format calcext:target-range-address="Sheet1.C234:Sheet1.C234">
            <calcext:condition calcext:apply-style-name="Untitled1" calcext:value="=&quot;JD&quot;" calcext:base-cell-address="Sheet1.C234"/>
            <calcext:condition calcext:apply-style-name="Untitled2" calcext:value="=&quot;Daniel&quot;" calcext:base-cell-address="Sheet1.C234"/>
            <calcext:condition calcext:apply-style-name="Untitled3" calcext:value="=&quot;JuanSe&quot;" calcext:base-cell-address="Sheet1.C234"/>
          </calcext:conditional-format>
          <calcext:conditional-format calcext:target-range-address="Sheet1.C235:Sheet1.C235">
            <calcext:condition calcext:apply-style-name="Untitled1" calcext:value="=&quot;JD&quot;" calcext:base-cell-address="Sheet1.C235"/>
            <calcext:condition calcext:apply-style-name="Untitled2" calcext:value="=&quot;Daniel&quot;" calcext:base-cell-address="Sheet1.C235"/>
            <calcext:condition calcext:apply-style-name="Untitled3" calcext:value="=&quot;JuanSe&quot;" calcext:base-cell-address="Sheet1.C235"/>
          </calcext:conditional-format>
          <calcext:conditional-format calcext:target-range-address="Sheet1.C236:Sheet1.C236">
            <calcext:condition calcext:apply-style-name="Untitled1" calcext:value="=&quot;JD&quot;" calcext:base-cell-address="Sheet1.C236"/>
            <calcext:condition calcext:apply-style-name="Untitled2" calcext:value="=&quot;Daniel&quot;" calcext:base-cell-address="Sheet1.C236"/>
            <calcext:condition calcext:apply-style-name="Untitled3" calcext:value="=&quot;JuanSe&quot;" calcext:base-cell-address="Sheet1.C236"/>
          </calcext:conditional-format>
          <calcext:conditional-format calcext:target-range-address="Sheet1.C237:Sheet1.C237">
            <calcext:condition calcext:apply-style-name="Untitled1" calcext:value="=&quot;JD&quot;" calcext:base-cell-address="Sheet1.C237"/>
            <calcext:condition calcext:apply-style-name="Untitled2" calcext:value="=&quot;Daniel&quot;" calcext:base-cell-address="Sheet1.C237"/>
            <calcext:condition calcext:apply-style-name="Untitled3" calcext:value="=&quot;JuanSe&quot;" calcext:base-cell-address="Sheet1.C237"/>
          </calcext:conditional-format>
          <calcext:conditional-format calcext:target-range-address="Sheet1.C238:Sheet1.C238">
            <calcext:condition calcext:apply-style-name="Untitled1" calcext:value="=&quot;JD&quot;" calcext:base-cell-address="Sheet1.C238"/>
            <calcext:condition calcext:apply-style-name="Untitled2" calcext:value="=&quot;Daniel&quot;" calcext:base-cell-address="Sheet1.C238"/>
            <calcext:condition calcext:apply-style-name="Untitled3" calcext:value="=&quot;JuanSe&quot;" calcext:base-cell-address="Sheet1.C238"/>
          </calcext:conditional-format>
          <calcext:conditional-format calcext:target-range-address="Sheet1.C239:Sheet1.C239">
            <calcext:condition calcext:apply-style-name="Untitled1" calcext:value="=&quot;JD&quot;" calcext:base-cell-address="Sheet1.C239"/>
            <calcext:condition calcext:apply-style-name="Untitled2" calcext:value="=&quot;Daniel&quot;" calcext:base-cell-address="Sheet1.C239"/>
            <calcext:condition calcext:apply-style-name="Untitled3" calcext:value="=&quot;JuanSe&quot;" calcext:base-cell-address="Sheet1.C239"/>
          </calcext:conditional-format>
          <calcext:conditional-format calcext:target-range-address="Sheet1.C240:Sheet1.C240">
            <calcext:condition calcext:apply-style-name="Untitled1" calcext:value="=&quot;JD&quot;" calcext:base-cell-address="Sheet1.C240"/>
            <calcext:condition calcext:apply-style-name="Untitled2" calcext:value="=&quot;Daniel&quot;" calcext:base-cell-address="Sheet1.C240"/>
            <calcext:condition calcext:apply-style-name="Untitled3" calcext:value="=&quot;JuanSe&quot;" calcext:base-cell-address="Sheet1.C240"/>
          </calcext:conditional-format>
          <calcext:conditional-format calcext:target-range-address="Sheet1.C241:Sheet1.C241">
            <calcext:condition calcext:apply-style-name="Untitled1" calcext:value="=&quot;JD&quot;" calcext:base-cell-address="Sheet1.C241"/>
            <calcext:condition calcext:apply-style-name="Untitled2" calcext:value="=&quot;Daniel&quot;" calcext:base-cell-address="Sheet1.C241"/>
            <calcext:condition calcext:apply-style-name="Untitled3" calcext:value="=&quot;JuanSe&quot;" calcext:base-cell-address="Sheet1.C241"/>
          </calcext:conditional-format>
          <calcext:conditional-format calcext:target-range-address="Sheet1.C242:Sheet1.C242">
            <calcext:condition calcext:apply-style-name="Untitled1" calcext:value="=&quot;JD&quot;" calcext:base-cell-address="Sheet1.C242"/>
            <calcext:condition calcext:apply-style-name="Untitled2" calcext:value="=&quot;Daniel&quot;" calcext:base-cell-address="Sheet1.C242"/>
            <calcext:condition calcext:apply-style-name="Untitled3" calcext:value="=&quot;JuanSe&quot;" calcext:base-cell-address="Sheet1.C242"/>
          </calcext:conditional-format>
          <calcext:conditional-format calcext:target-range-address="Sheet1.C243:Sheet1.C243">
            <calcext:condition calcext:apply-style-name="Untitled1" calcext:value="=&quot;JD&quot;" calcext:base-cell-address="Sheet1.C243"/>
            <calcext:condition calcext:apply-style-name="Untitled2" calcext:value="=&quot;Daniel&quot;" calcext:base-cell-address="Sheet1.C243"/>
            <calcext:condition calcext:apply-style-name="Untitled3" calcext:value="=&quot;JuanSe&quot;" calcext:base-cell-address="Sheet1.C243"/>
          </calcext:conditional-format>
          <calcext:conditional-format calcext:target-range-address="Sheet1.C244:Sheet1.C244">
            <calcext:condition calcext:apply-style-name="Untitled1" calcext:value="=&quot;JD&quot;" calcext:base-cell-address="Sheet1.C244"/>
            <calcext:condition calcext:apply-style-name="Untitled2" calcext:value="=&quot;Daniel&quot;" calcext:base-cell-address="Sheet1.C244"/>
            <calcext:condition calcext:apply-style-name="Untitled3" calcext:value="=&quot;JuanSe&quot;" calcext:base-cell-address="Sheet1.C244"/>
          </calcext:conditional-format>
          <calcext:conditional-format calcext:target-range-address="Sheet1.C245:Sheet1.C245">
            <calcext:condition calcext:apply-style-name="Untitled1" calcext:value="=&quot;JD&quot;" calcext:base-cell-address="Sheet1.C245"/>
            <calcext:condition calcext:apply-style-name="Untitled2" calcext:value="=&quot;Daniel&quot;" calcext:base-cell-address="Sheet1.C245"/>
            <calcext:condition calcext:apply-style-name="Untitled3" calcext:value="=&quot;JuanSe&quot;" calcext:base-cell-address="Sheet1.C245"/>
          </calcext:conditional-format>
          <calcext:conditional-format calcext:target-range-address="Sheet1.C246:Sheet1.C246">
            <calcext:condition calcext:apply-style-name="Untitled1" calcext:value="=&quot;JD&quot;" calcext:base-cell-address="Sheet1.C246"/>
            <calcext:condition calcext:apply-style-name="Untitled2" calcext:value="=&quot;Daniel&quot;" calcext:base-cell-address="Sheet1.C246"/>
            <calcext:condition calcext:apply-style-name="Untitled3" calcext:value="=&quot;JuanSe&quot;" calcext:base-cell-address="Sheet1.C246"/>
          </calcext:conditional-format>
          <calcext:conditional-format calcext:target-range-address="Sheet1.C247:Sheet1.C247">
            <calcext:condition calcext:apply-style-name="Untitled1" calcext:value="=&quot;JD&quot;" calcext:base-cell-address="Sheet1.C247"/>
            <calcext:condition calcext:apply-style-name="Untitled2" calcext:value="=&quot;Daniel&quot;" calcext:base-cell-address="Sheet1.C247"/>
            <calcext:condition calcext:apply-style-name="Untitled3" calcext:value="=&quot;JuanSe&quot;" calcext:base-cell-address="Sheet1.C247"/>
          </calcext:conditional-format>
          <calcext:conditional-format calcext:target-range-address="Sheet1.C248:Sheet1.C248">
            <calcext:condition calcext:apply-style-name="Untitled1" calcext:value="=&quot;JD&quot;" calcext:base-cell-address="Sheet1.C248"/>
            <calcext:condition calcext:apply-style-name="Untitled2" calcext:value="=&quot;Daniel&quot;" calcext:base-cell-address="Sheet1.C248"/>
            <calcext:condition calcext:apply-style-name="Untitled3" calcext:value="=&quot;JuanSe&quot;" calcext:base-cell-address="Sheet1.C248"/>
          </calcext:conditional-format>
          <calcext:conditional-format calcext:target-range-address="Sheet1.C249:Sheet1.C249">
            <calcext:condition calcext:apply-style-name="Untitled1" calcext:value="=&quot;JD&quot;" calcext:base-cell-address="Sheet1.C249"/>
            <calcext:condition calcext:apply-style-name="Untitled2" calcext:value="=&quot;Daniel&quot;" calcext:base-cell-address="Sheet1.C249"/>
            <calcext:condition calcext:apply-style-name="Untitled3" calcext:value="=&quot;JuanSe&quot;" calcext:base-cell-address="Sheet1.C249"/>
          </calcext:conditional-format>
          <calcext:conditional-format calcext:target-range-address="Sheet1.C250:Sheet1.C250">
            <calcext:condition calcext:apply-style-name="Untitled1" calcext:value="=&quot;JD&quot;" calcext:base-cell-address="Sheet1.C250"/>
            <calcext:condition calcext:apply-style-name="Untitled2" calcext:value="=&quot;Daniel&quot;" calcext:base-cell-address="Sheet1.C250"/>
            <calcext:condition calcext:apply-style-name="Untitled3" calcext:value="=&quot;JuanSe&quot;" calcext:base-cell-address="Sheet1.C250"/>
          </calcext:conditional-format>
          <calcext:conditional-format calcext:target-range-address="Sheet1.C251:Sheet1.C251">
            <calcext:condition calcext:apply-style-name="Untitled1" calcext:value="=&quot;JD&quot;" calcext:base-cell-address="Sheet1.C251"/>
            <calcext:condition calcext:apply-style-name="Untitled2" calcext:value="=&quot;Daniel&quot;" calcext:base-cell-address="Sheet1.C251"/>
            <calcext:condition calcext:apply-style-name="Untitled3" calcext:value="=&quot;JuanSe&quot;" calcext:base-cell-address="Sheet1.C251"/>
          </calcext:conditional-format>
          <calcext:conditional-format calcext:target-range-address="Sheet1.C252:Sheet1.C252">
            <calcext:condition calcext:apply-style-name="Untitled1" calcext:value="=&quot;JD&quot;" calcext:base-cell-address="Sheet1.C252"/>
            <calcext:condition calcext:apply-style-name="Untitled2" calcext:value="=&quot;Daniel&quot;" calcext:base-cell-address="Sheet1.C252"/>
            <calcext:condition calcext:apply-style-name="Untitled3" calcext:value="=&quot;JuanSe&quot;" calcext:base-cell-address="Sheet1.C252"/>
          </calcext:conditional-format>
          <calcext:conditional-format calcext:target-range-address="Sheet1.C253:Sheet1.C253">
            <calcext:condition calcext:apply-style-name="Untitled1" calcext:value="=&quot;JD&quot;" calcext:base-cell-address="Sheet1.C253"/>
            <calcext:condition calcext:apply-style-name="Untitled2" calcext:value="=&quot;Daniel&quot;" calcext:base-cell-address="Sheet1.C253"/>
            <calcext:condition calcext:apply-style-name="Untitled3" calcext:value="=&quot;JuanSe&quot;" calcext:base-cell-address="Sheet1.C253"/>
          </calcext:conditional-format>
          <calcext:conditional-format calcext:target-range-address="Sheet1.C254:Sheet1.C254">
            <calcext:condition calcext:apply-style-name="Untitled1" calcext:value="=&quot;JD&quot;" calcext:base-cell-address="Sheet1.C254"/>
            <calcext:condition calcext:apply-style-name="Untitled2" calcext:value="=&quot;Daniel&quot;" calcext:base-cell-address="Sheet1.C254"/>
            <calcext:condition calcext:apply-style-name="Untitled3" calcext:value="=&quot;JuanSe&quot;" calcext:base-cell-address="Sheet1.C254"/>
          </calcext:conditional-format>
          <calcext:conditional-format calcext:target-range-address="Sheet1.C255:Sheet1.C255">
            <calcext:condition calcext:apply-style-name="Untitled1" calcext:value="=&quot;JD&quot;" calcext:base-cell-address="Sheet1.C255"/>
            <calcext:condition calcext:apply-style-name="Untitled2" calcext:value="=&quot;Daniel&quot;" calcext:base-cell-address="Sheet1.C255"/>
            <calcext:condition calcext:apply-style-name="Untitled3" calcext:value="=&quot;JuanSe&quot;" calcext:base-cell-address="Sheet1.C255"/>
          </calcext:conditional-format>
          <calcext:conditional-format calcext:target-range-address="Sheet1.C256:Sheet1.C256">
            <calcext:condition calcext:apply-style-name="Untitled1" calcext:value="=&quot;JD&quot;" calcext:base-cell-address="Sheet1.C256"/>
            <calcext:condition calcext:apply-style-name="Untitled2" calcext:value="=&quot;Daniel&quot;" calcext:base-cell-address="Sheet1.C256"/>
            <calcext:condition calcext:apply-style-name="Untitled3" calcext:value="=&quot;JuanSe&quot;" calcext:base-cell-address="Sheet1.C256"/>
          </calcext:conditional-format>
          <calcext:conditional-format calcext:target-range-address="Sheet1.C257:Sheet1.C257">
            <calcext:condition calcext:apply-style-name="Untitled1" calcext:value="=&quot;JD&quot;" calcext:base-cell-address="Sheet1.C257"/>
            <calcext:condition calcext:apply-style-name="Untitled2" calcext:value="=&quot;Daniel&quot;" calcext:base-cell-address="Sheet1.C257"/>
            <calcext:condition calcext:apply-style-name="Untitled3" calcext:value="=&quot;JuanSe&quot;" calcext:base-cell-address="Sheet1.C257"/>
          </calcext:conditional-format>
          <calcext:conditional-format calcext:target-range-address="Sheet1.C258:Sheet1.C258">
            <calcext:condition calcext:apply-style-name="Untitled1" calcext:value="=&quot;JD&quot;" calcext:base-cell-address="Sheet1.C258"/>
            <calcext:condition calcext:apply-style-name="Untitled2" calcext:value="=&quot;Daniel&quot;" calcext:base-cell-address="Sheet1.C258"/>
            <calcext:condition calcext:apply-style-name="Untitled3" calcext:value="=&quot;JuanSe&quot;" calcext:base-cell-address="Sheet1.C258"/>
          </calcext:conditional-format>
          <calcext:conditional-format calcext:target-range-address="Sheet1.C259:Sheet1.C259">
            <calcext:condition calcext:apply-style-name="Untitled1" calcext:value="=&quot;JD&quot;" calcext:base-cell-address="Sheet1.C259"/>
            <calcext:condition calcext:apply-style-name="Untitled2" calcext:value="=&quot;Daniel&quot;" calcext:base-cell-address="Sheet1.C259"/>
            <calcext:condition calcext:apply-style-name="Untitled3" calcext:value="=&quot;JuanSe&quot;" calcext:base-cell-address="Sheet1.C259"/>
          </calcext:conditional-format>
          <calcext:conditional-format calcext:target-range-address="Sheet1.C260:Sheet1.C260">
            <calcext:condition calcext:apply-style-name="Untitled1" calcext:value="=&quot;JD&quot;" calcext:base-cell-address="Sheet1.C260"/>
            <calcext:condition calcext:apply-style-name="Untitled2" calcext:value="=&quot;Daniel&quot;" calcext:base-cell-address="Sheet1.C260"/>
            <calcext:condition calcext:apply-style-name="Untitled3" calcext:value="=&quot;JuanSe&quot;" calcext:base-cell-address="Sheet1.C260"/>
          </calcext:conditional-format>
          <calcext:conditional-format calcext:target-range-address="Sheet1.C261:Sheet1.C261">
            <calcext:condition calcext:apply-style-name="Untitled1" calcext:value="=&quot;JD&quot;" calcext:base-cell-address="Sheet1.C261"/>
            <calcext:condition calcext:apply-style-name="Untitled2" calcext:value="=&quot;Daniel&quot;" calcext:base-cell-address="Sheet1.C261"/>
            <calcext:condition calcext:apply-style-name="Untitled3" calcext:value="=&quot;JuanSe&quot;" calcext:base-cell-address="Sheet1.C261"/>
          </calcext:conditional-format>
          <calcext:conditional-format calcext:target-range-address="Sheet1.C262:Sheet1.C262">
            <calcext:condition calcext:apply-style-name="Untitled1" calcext:value="=&quot;JD&quot;" calcext:base-cell-address="Sheet1.C262"/>
            <calcext:condition calcext:apply-style-name="Untitled2" calcext:value="=&quot;Daniel&quot;" calcext:base-cell-address="Sheet1.C262"/>
            <calcext:condition calcext:apply-style-name="Untitled3" calcext:value="=&quot;JuanSe&quot;" calcext:base-cell-address="Sheet1.C262"/>
          </calcext:conditional-format>
          <calcext:conditional-format calcext:target-range-address="Sheet1.C263:Sheet1.C263">
            <calcext:condition calcext:apply-style-name="Untitled1" calcext:value="=&quot;JD&quot;" calcext:base-cell-address="Sheet1.C263"/>
            <calcext:condition calcext:apply-style-name="Untitled2" calcext:value="=&quot;Daniel&quot;" calcext:base-cell-address="Sheet1.C263"/>
            <calcext:condition calcext:apply-style-name="Untitled3" calcext:value="=&quot;JuanSe&quot;" calcext:base-cell-address="Sheet1.C263"/>
          </calcext:conditional-format>
          <calcext:conditional-format calcext:target-range-address="Sheet1.C264:Sheet1.C264">
            <calcext:condition calcext:apply-style-name="Untitled1" calcext:value="=&quot;JD&quot;" calcext:base-cell-address="Sheet1.C264"/>
            <calcext:condition calcext:apply-style-name="Untitled2" calcext:value="=&quot;Daniel&quot;" calcext:base-cell-address="Sheet1.C264"/>
            <calcext:condition calcext:apply-style-name="Untitled3" calcext:value="=&quot;JuanSe&quot;" calcext:base-cell-address="Sheet1.C264"/>
          </calcext:conditional-format>
          <calcext:conditional-format calcext:target-range-address="Sheet1.C265:Sheet1.C265">
            <calcext:condition calcext:apply-style-name="Untitled1" calcext:value="=&quot;JD&quot;" calcext:base-cell-address="Sheet1.C265"/>
            <calcext:condition calcext:apply-style-name="Untitled2" calcext:value="=&quot;Daniel&quot;" calcext:base-cell-address="Sheet1.C265"/>
            <calcext:condition calcext:apply-style-name="Untitled3" calcext:value="=&quot;JuanSe&quot;" calcext:base-cell-address="Sheet1.C265"/>
          </calcext:conditional-format>
          <calcext:conditional-format calcext:target-range-address="Sheet1.C266:Sheet1.C266">
            <calcext:condition calcext:apply-style-name="Untitled1" calcext:value="=&quot;JD&quot;" calcext:base-cell-address="Sheet1.C266"/>
            <calcext:condition calcext:apply-style-name="Untitled2" calcext:value="=&quot;Daniel&quot;" calcext:base-cell-address="Sheet1.C266"/>
            <calcext:condition calcext:apply-style-name="Untitled3" calcext:value="=&quot;JuanSe&quot;" calcext:base-cell-address="Sheet1.C266"/>
          </calcext:conditional-format>
          <calcext:conditional-format calcext:target-range-address="Sheet1.C267:Sheet1.C267">
            <calcext:condition calcext:apply-style-name="Untitled1" calcext:value="=&quot;JD&quot;" calcext:base-cell-address="Sheet1.C267"/>
            <calcext:condition calcext:apply-style-name="Untitled2" calcext:value="=&quot;Daniel&quot;" calcext:base-cell-address="Sheet1.C267"/>
            <calcext:condition calcext:apply-style-name="Untitled3" calcext:value="=&quot;JuanSe&quot;" calcext:base-cell-address="Sheet1.C267"/>
          </calcext:conditional-format>
          <calcext:conditional-format calcext:target-range-address="Sheet1.C268:Sheet1.C268">
            <calcext:condition calcext:apply-style-name="Untitled1" calcext:value="=&quot;JD&quot;" calcext:base-cell-address="Sheet1.C268"/>
            <calcext:condition calcext:apply-style-name="Untitled2" calcext:value="=&quot;Daniel&quot;" calcext:base-cell-address="Sheet1.C268"/>
            <calcext:condition calcext:apply-style-name="Untitled3" calcext:value="=&quot;JuanSe&quot;" calcext:base-cell-address="Sheet1.C268"/>
          </calcext:conditional-format>
          <calcext:conditional-format calcext:target-range-address="Sheet1.C269:Sheet1.C269">
            <calcext:condition calcext:apply-style-name="Untitled1" calcext:value="=&quot;JD&quot;" calcext:base-cell-address="Sheet1.C269"/>
            <calcext:condition calcext:apply-style-name="Untitled2" calcext:value="=&quot;Daniel&quot;" calcext:base-cell-address="Sheet1.C269"/>
            <calcext:condition calcext:apply-style-name="Untitled3" calcext:value="=&quot;JuanSe&quot;" calcext:base-cell-address="Sheet1.C269"/>
          </calcext:conditional-format>
          <calcext:conditional-format calcext:target-range-address="Sheet1.C270:Sheet1.C270">
            <calcext:condition calcext:apply-style-name="Untitled1" calcext:value="=&quot;JD&quot;" calcext:base-cell-address="Sheet1.C270"/>
            <calcext:condition calcext:apply-style-name="Untitled2" calcext:value="=&quot;Daniel&quot;" calcext:base-cell-address="Sheet1.C270"/>
            <calcext:condition calcext:apply-style-name="Untitled3" calcext:value="=&quot;JuanSe&quot;" calcext:base-cell-address="Sheet1.C270"/>
          </calcext:conditional-format>
          <calcext:conditional-format calcext:target-range-address="Sheet1.C271:Sheet1.C271">
            <calcext:condition calcext:apply-style-name="Untitled1" calcext:value="=&quot;JD&quot;" calcext:base-cell-address="Sheet1.C271"/>
            <calcext:condition calcext:apply-style-name="Untitled2" calcext:value="=&quot;Daniel&quot;" calcext:base-cell-address="Sheet1.C271"/>
            <calcext:condition calcext:apply-style-name="Untitled3" calcext:value="=&quot;JuanSe&quot;" calcext:base-cell-address="Sheet1.C271"/>
          </calcext:conditional-format>
          <calcext:conditional-format calcext:target-range-address="Sheet1.C272:Sheet1.C272">
            <calcext:condition calcext:apply-style-name="Untitled1" calcext:value="=&quot;JD&quot;" calcext:base-cell-address="Sheet1.C272"/>
            <calcext:condition calcext:apply-style-name="Untitled2" calcext:value="=&quot;Daniel&quot;" calcext:base-cell-address="Sheet1.C272"/>
            <calcext:condition calcext:apply-style-name="Untitled3" calcext:value="=&quot;JuanSe&quot;" calcext:base-cell-address="Sheet1.C272"/>
          </calcext:conditional-format>
          <calcext:conditional-format calcext:target-range-address="Sheet1.C273:Sheet1.C273">
            <calcext:condition calcext:apply-style-name="Untitled1" calcext:value="=&quot;JD&quot;" calcext:base-cell-address="Sheet1.C273"/>
            <calcext:condition calcext:apply-style-name="Untitled2" calcext:value="=&quot;Daniel&quot;" calcext:base-cell-address="Sheet1.C273"/>
            <calcext:condition calcext:apply-style-name="Untitled3" calcext:value="=&quot;JuanSe&quot;" calcext:base-cell-address="Sheet1.C273"/>
          </calcext:conditional-format>
          <calcext:conditional-format calcext:target-range-address="Sheet1.C274:Sheet1.C274">
            <calcext:condition calcext:apply-style-name="Untitled1" calcext:value="=&quot;JD&quot;" calcext:base-cell-address="Sheet1.C274"/>
            <calcext:condition calcext:apply-style-name="Untitled2" calcext:value="=&quot;Daniel&quot;" calcext:base-cell-address="Sheet1.C274"/>
            <calcext:condition calcext:apply-style-name="Untitled3" calcext:value="=&quot;JuanSe&quot;" calcext:base-cell-address="Sheet1.C274"/>
          </calcext:conditional-format>
          <calcext:conditional-format calcext:target-range-address="Sheet1.C275:Sheet1.C275">
            <calcext:condition calcext:apply-style-name="Untitled1" calcext:value="=&quot;JD&quot;" calcext:base-cell-address="Sheet1.C275"/>
            <calcext:condition calcext:apply-style-name="Untitled2" calcext:value="=&quot;Daniel&quot;" calcext:base-cell-address="Sheet1.C275"/>
            <calcext:condition calcext:apply-style-name="Untitled3" calcext:value="=&quot;JuanSe&quot;" calcext:base-cell-address="Sheet1.C275"/>
          </calcext:conditional-format>
          <calcext:conditional-format calcext:target-range-address="Sheet1.C276:Sheet1.C276">
            <calcext:condition calcext:apply-style-name="Untitled1" calcext:value="=&quot;JD&quot;" calcext:base-cell-address="Sheet1.C276"/>
            <calcext:condition calcext:apply-style-name="Untitled2" calcext:value="=&quot;Daniel&quot;" calcext:base-cell-address="Sheet1.C276"/>
            <calcext:condition calcext:apply-style-name="Untitled3" calcext:value="=&quot;JuanSe&quot;" calcext:base-cell-address="Sheet1.C276"/>
          </calcext:conditional-format>
          <calcext:conditional-format calcext:target-range-address="Sheet1.C277:Sheet1.C277">
            <calcext:condition calcext:apply-style-name="Untitled1" calcext:value="=&quot;JD&quot;" calcext:base-cell-address="Sheet1.C277"/>
            <calcext:condition calcext:apply-style-name="Untitled2" calcext:value="=&quot;Daniel&quot;" calcext:base-cell-address="Sheet1.C277"/>
            <calcext:condition calcext:apply-style-name="Untitled3" calcext:value="=&quot;JuanSe&quot;" calcext:base-cell-address="Sheet1.C277"/>
          </calcext:conditional-format>
          <calcext:conditional-format calcext:target-range-address="Sheet1.C278:Sheet1.C278">
            <calcext:condition calcext:apply-style-name="Untitled1" calcext:value="=&quot;JD&quot;" calcext:base-cell-address="Sheet1.C278"/>
            <calcext:condition calcext:apply-style-name="Untitled2" calcext:value="=&quot;Daniel&quot;" calcext:base-cell-address="Sheet1.C278"/>
            <calcext:condition calcext:apply-style-name="Untitled3" calcext:value="=&quot;JuanSe&quot;" calcext:base-cell-address="Sheet1.C278"/>
          </calcext:conditional-format>
          <calcext:conditional-format calcext:target-range-address="Sheet1.C279:Sheet1.C279">
            <calcext:condition calcext:apply-style-name="Untitled1" calcext:value="=&quot;JD&quot;" calcext:base-cell-address="Sheet1.C279"/>
            <calcext:condition calcext:apply-style-name="Untitled2" calcext:value="=&quot;Daniel&quot;" calcext:base-cell-address="Sheet1.C279"/>
            <calcext:condition calcext:apply-style-name="Untitled3" calcext:value="=&quot;JuanSe&quot;" calcext:base-cell-address="Sheet1.C279"/>
          </calcext:conditional-format>
          <calcext:conditional-format calcext:target-range-address="Sheet1.C280:Sheet1.C280">
            <calcext:condition calcext:apply-style-name="Untitled1" calcext:value="=&quot;JD&quot;" calcext:base-cell-address="Sheet1.C280"/>
            <calcext:condition calcext:apply-style-name="Untitled2" calcext:value="=&quot;Daniel&quot;" calcext:base-cell-address="Sheet1.C280"/>
            <calcext:condition calcext:apply-style-name="Untitled3" calcext:value="=&quot;JuanSe&quot;" calcext:base-cell-address="Sheet1.C280"/>
          </calcext:conditional-format>
          <calcext:conditional-format calcext:target-range-address="Sheet1.C281:Sheet1.C281">
            <calcext:condition calcext:apply-style-name="Untitled1" calcext:value="=&quot;JD&quot;" calcext:base-cell-address="Sheet1.C281"/>
            <calcext:condition calcext:apply-style-name="Untitled2" calcext:value="=&quot;Daniel&quot;" calcext:base-cell-address="Sheet1.C281"/>
            <calcext:condition calcext:apply-style-name="Untitled3" calcext:value="=&quot;JuanSe&quot;" calcext:base-cell-address="Sheet1.C281"/>
          </calcext:conditional-format>
          <calcext:conditional-format calcext:target-range-address="Sheet1.C282:Sheet1.C282">
            <calcext:condition calcext:apply-style-name="Untitled1" calcext:value="=&quot;JD&quot;" calcext:base-cell-address="Sheet1.C282"/>
            <calcext:condition calcext:apply-style-name="Untitled2" calcext:value="=&quot;Daniel&quot;" calcext:base-cell-address="Sheet1.C282"/>
            <calcext:condition calcext:apply-style-name="Untitled3" calcext:value="=&quot;JuanSe&quot;" calcext:base-cell-address="Sheet1.C282"/>
          </calcext:conditional-format>
          <calcext:conditional-format calcext:target-range-address="Sheet1.C283:Sheet1.C283">
            <calcext:condition calcext:apply-style-name="Untitled1" calcext:value="=&quot;JD&quot;" calcext:base-cell-address="Sheet1.C283"/>
            <calcext:condition calcext:apply-style-name="Untitled2" calcext:value="=&quot;Daniel&quot;" calcext:base-cell-address="Sheet1.C283"/>
            <calcext:condition calcext:apply-style-name="Untitled3" calcext:value="=&quot;JuanSe&quot;" calcext:base-cell-address="Sheet1.C283"/>
          </calcext:conditional-format>
          <calcext:conditional-format calcext:target-range-address="Sheet1.C284:Sheet1.C284">
            <calcext:condition calcext:apply-style-name="Untitled1" calcext:value="=&quot;JD&quot;" calcext:base-cell-address="Sheet1.C284"/>
            <calcext:condition calcext:apply-style-name="Untitled2" calcext:value="=&quot;Daniel&quot;" calcext:base-cell-address="Sheet1.C284"/>
            <calcext:condition calcext:apply-style-name="Untitled3" calcext:value="=&quot;JuanSe&quot;" calcext:base-cell-address="Sheet1.C284"/>
          </calcext:conditional-format>
          <calcext:conditional-format calcext:target-range-address="Sheet1.C285:Sheet1.C285">
            <calcext:condition calcext:apply-style-name="Untitled1" calcext:value="=&quot;JD&quot;" calcext:base-cell-address="Sheet1.C285"/>
            <calcext:condition calcext:apply-style-name="Untitled2" calcext:value="=&quot;Daniel&quot;" calcext:base-cell-address="Sheet1.C285"/>
            <calcext:condition calcext:apply-style-name="Untitled3" calcext:value="=&quot;JuanSe&quot;" calcext:base-cell-address="Sheet1.C285"/>
          </calcext:conditional-format>
          <calcext:conditional-format calcext:target-range-address="Sheet1.C286:Sheet1.C286">
            <calcext:condition calcext:apply-style-name="Untitled1" calcext:value="=&quot;JD&quot;" calcext:base-cell-address="Sheet1.C286"/>
            <calcext:condition calcext:apply-style-name="Untitled2" calcext:value="=&quot;Daniel&quot;" calcext:base-cell-address="Sheet1.C286"/>
            <calcext:condition calcext:apply-style-name="Untitled3" calcext:value="=&quot;JuanSe&quot;" calcext:base-cell-address="Sheet1.C286"/>
          </calcext:conditional-format>
          <calcext:conditional-format calcext:target-range-address="Sheet1.C287:Sheet1.C287">
            <calcext:condition calcext:apply-style-name="Untitled1" calcext:value="=&quot;JD&quot;" calcext:base-cell-address="Sheet1.C287"/>
            <calcext:condition calcext:apply-style-name="Untitled2" calcext:value="=&quot;Daniel&quot;" calcext:base-cell-address="Sheet1.C287"/>
            <calcext:condition calcext:apply-style-name="Untitled3" calcext:value="=&quot;JuanSe&quot;" calcext:base-cell-address="Sheet1.C287"/>
          </calcext:conditional-format>
          <calcext:conditional-format calcext:target-range-address="Sheet1.C288:Sheet1.C288">
            <calcext:condition calcext:apply-style-name="Untitled1" calcext:value="=&quot;JD&quot;" calcext:base-cell-address="Sheet1.C288"/>
            <calcext:condition calcext:apply-style-name="Untitled2" calcext:value="=&quot;Daniel&quot;" calcext:base-cell-address="Sheet1.C288"/>
            <calcext:condition calcext:apply-style-name="Untitled3" calcext:value="=&quot;JuanSe&quot;" calcext:base-cell-address="Sheet1.C288"/>
          </calcext:conditional-format>
          <calcext:conditional-format calcext:target-range-address="Sheet1.C289:Sheet1.C289">
            <calcext:condition calcext:apply-style-name="Untitled1" calcext:value="=&quot;JD&quot;" calcext:base-cell-address="Sheet1.C289"/>
            <calcext:condition calcext:apply-style-name="Untitled2" calcext:value="=&quot;Daniel&quot;" calcext:base-cell-address="Sheet1.C289"/>
            <calcext:condition calcext:apply-style-name="Untitled3" calcext:value="=&quot;JuanSe&quot;" calcext:base-cell-address="Sheet1.C289"/>
          </calcext:conditional-format>
          <calcext:conditional-format calcext:target-range-address="Sheet1.C290:Sheet1.C290">
            <calcext:condition calcext:apply-style-name="Untitled1" calcext:value="=&quot;JD&quot;" calcext:base-cell-address="Sheet1.C290"/>
            <calcext:condition calcext:apply-style-name="Untitled2" calcext:value="=&quot;Daniel&quot;" calcext:base-cell-address="Sheet1.C290"/>
            <calcext:condition calcext:apply-style-name="Untitled3" calcext:value="=&quot;JuanSe&quot;" calcext:base-cell-address="Sheet1.C290"/>
          </calcext:conditional-format>
          <calcext:conditional-format calcext:target-range-address="Sheet1.C291:Sheet1.C291">
            <calcext:condition calcext:apply-style-name="Untitled1" calcext:value="=&quot;JD&quot;" calcext:base-cell-address="Sheet1.C291"/>
            <calcext:condition calcext:apply-style-name="Untitled2" calcext:value="=&quot;Daniel&quot;" calcext:base-cell-address="Sheet1.C291"/>
            <calcext:condition calcext:apply-style-name="Untitled3" calcext:value="=&quot;JuanSe&quot;" calcext:base-cell-address="Sheet1.C291"/>
          </calcext:conditional-format>
          <calcext:conditional-format calcext:target-range-address="Sheet1.C292:Sheet1.C292">
            <calcext:condition calcext:apply-style-name="Untitled1" calcext:value="=&quot;JD&quot;" calcext:base-cell-address="Sheet1.C292"/>
            <calcext:condition calcext:apply-style-name="Untitled2" calcext:value="=&quot;Daniel&quot;" calcext:base-cell-address="Sheet1.C292"/>
            <calcext:condition calcext:apply-style-name="Untitled3" calcext:value="=&quot;JuanSe&quot;" calcext:base-cell-address="Sheet1.C292"/>
          </calcext:conditional-format>
          <calcext:conditional-format calcext:target-range-address="Sheet1.C293:Sheet1.C293">
            <calcext:condition calcext:apply-style-name="Untitled1" calcext:value="=&quot;JD&quot;" calcext:base-cell-address="Sheet1.C293"/>
            <calcext:condition calcext:apply-style-name="Untitled2" calcext:value="=&quot;Daniel&quot;" calcext:base-cell-address="Sheet1.C293"/>
            <calcext:condition calcext:apply-style-name="Untitled3" calcext:value="=&quot;JuanSe&quot;" calcext:base-cell-address="Sheet1.C293"/>
          </calcext:conditional-format>
          <calcext:conditional-format calcext:target-range-address="Sheet1.C294:Sheet1.C294">
            <calcext:condition calcext:apply-style-name="Untitled1" calcext:value="=&quot;JD&quot;" calcext:base-cell-address="Sheet1.C294"/>
            <calcext:condition calcext:apply-style-name="Untitled2" calcext:value="=&quot;Daniel&quot;" calcext:base-cell-address="Sheet1.C294"/>
            <calcext:condition calcext:apply-style-name="Untitled3" calcext:value="=&quot;JuanSe&quot;" calcext:base-cell-address="Sheet1.C294"/>
          </calcext:conditional-format>
          <calcext:conditional-format calcext:target-range-address="Sheet1.C295:Sheet1.C295">
            <calcext:condition calcext:apply-style-name="Untitled1" calcext:value="=&quot;JD&quot;" calcext:base-cell-address="Sheet1.C295"/>
            <calcext:condition calcext:apply-style-name="Untitled2" calcext:value="=&quot;Daniel&quot;" calcext:base-cell-address="Sheet1.C295"/>
            <calcext:condition calcext:apply-style-name="Untitled3" calcext:value="=&quot;JuanSe&quot;" calcext:base-cell-address="Sheet1.C295"/>
          </calcext:conditional-format>
          <calcext:conditional-format calcext:target-range-address="Sheet1.C296:Sheet1.C296">
            <calcext:condition calcext:apply-style-name="Untitled1" calcext:value="=&quot;JD&quot;" calcext:base-cell-address="Sheet1.C296"/>
            <calcext:condition calcext:apply-style-name="Untitled2" calcext:value="=&quot;Daniel&quot;" calcext:base-cell-address="Sheet1.C296"/>
            <calcext:condition calcext:apply-style-name="Untitled3" calcext:value="=&quot;JuanSe&quot;" calcext:base-cell-address="Sheet1.C296"/>
          </calcext:conditional-format>
          <calcext:conditional-format calcext:target-range-address="Sheet1.C297:Sheet1.C297">
            <calcext:condition calcext:apply-style-name="Untitled1" calcext:value="=&quot;JD&quot;" calcext:base-cell-address="Sheet1.C297"/>
            <calcext:condition calcext:apply-style-name="Untitled2" calcext:value="=&quot;Daniel&quot;" calcext:base-cell-address="Sheet1.C297"/>
            <calcext:condition calcext:apply-style-name="Untitled3" calcext:value="=&quot;JuanSe&quot;" calcext:base-cell-address="Sheet1.C297"/>
          </calcext:conditional-format>
          <calcext:conditional-format calcext:target-range-address="Sheet1.C298:Sheet1.C298">
            <calcext:condition calcext:apply-style-name="Untitled1" calcext:value="=&quot;JD&quot;" calcext:base-cell-address="Sheet1.C298"/>
            <calcext:condition calcext:apply-style-name="Untitled2" calcext:value="=&quot;Daniel&quot;" calcext:base-cell-address="Sheet1.C298"/>
            <calcext:condition calcext:apply-style-name="Untitled3" calcext:value="=&quot;JuanSe&quot;" calcext:base-cell-address="Sheet1.C298"/>
          </calcext:conditional-format>
          <calcext:conditional-format calcext:target-range-address="Sheet1.C299:Sheet1.C299">
            <calcext:condition calcext:apply-style-name="Untitled1" calcext:value="=&quot;JD&quot;" calcext:base-cell-address="Sheet1.C299"/>
            <calcext:condition calcext:apply-style-name="Untitled2" calcext:value="=&quot;Daniel&quot;" calcext:base-cell-address="Sheet1.C299"/>
            <calcext:condition calcext:apply-style-name="Untitled3" calcext:value="=&quot;JuanSe&quot;" calcext:base-cell-address="Sheet1.C299"/>
          </calcext:conditional-format>
          <calcext:conditional-format calcext:target-range-address="Sheet1.D2:Sheet1.D2">
            <calcext:condition calcext:apply-style-name="Untitled1" calcext:value="=&quot;JD&quot;" calcext:base-cell-address="Sheet1.D2"/>
            <calcext:condition calcext:apply-style-name="Untitled2" calcext:value="=&quot;Daniel&quot;" calcext:base-cell-address="Sheet1.D2"/>
            <calcext:condition calcext:apply-style-name="Untitled3" calcext:value="=&quot;JuanSe&quot;" calcext:base-cell-address="Sheet1.D2"/>
          </calcext:conditional-format>
          <calcext:conditional-format calcext:target-range-address="Sheet1.D3:Sheet1.D3">
            <calcext:condition calcext:apply-style-name="Untitled1" calcext:value="=&quot;JD&quot;" calcext:base-cell-address="Sheet1.D3"/>
            <calcext:condition calcext:apply-style-name="Untitled2" calcext:value="=&quot;Daniel&quot;" calcext:base-cell-address="Sheet1.D3"/>
            <calcext:condition calcext:apply-style-name="Untitled3" calcext:value="=&quot;JuanSe&quot;" calcext:base-cell-address="Sheet1.D3"/>
          </calcext:conditional-format>
          <calcext:conditional-format calcext:target-range-address="Sheet1.D4:Sheet1.D4">
            <calcext:condition calcext:apply-style-name="Untitled1" calcext:value="=&quot;JD&quot;" calcext:base-cell-address="Sheet1.D4"/>
            <calcext:condition calcext:apply-style-name="Untitled2" calcext:value="=&quot;Daniel&quot;" calcext:base-cell-address="Sheet1.D4"/>
            <calcext:condition calcext:apply-style-name="Untitled3" calcext:value="=&quot;JuanSe&quot;" calcext:base-cell-address="Sheet1.D4"/>
          </calcext:conditional-format>
          <calcext:conditional-format calcext:target-range-address="Sheet1.D5:Sheet1.D5">
            <calcext:condition calcext:apply-style-name="Untitled1" calcext:value="=&quot;JD&quot;" calcext:base-cell-address="Sheet1.D5"/>
            <calcext:condition calcext:apply-style-name="Untitled2" calcext:value="=&quot;Daniel&quot;" calcext:base-cell-address="Sheet1.D5"/>
            <calcext:condition calcext:apply-style-name="Untitled3" calcext:value="=&quot;JuanSe&quot;" calcext:base-cell-address="Sheet1.D5"/>
          </calcext:conditional-format>
          <calcext:conditional-format calcext:target-range-address="Sheet1.D6:Sheet1.D6">
            <calcext:condition calcext:apply-style-name="Untitled1" calcext:value="=&quot;JD&quot;" calcext:base-cell-address="Sheet1.D6"/>
            <calcext:condition calcext:apply-style-name="Untitled2" calcext:value="=&quot;Daniel&quot;" calcext:base-cell-address="Sheet1.D6"/>
            <calcext:condition calcext:apply-style-name="Untitled3" calcext:value="=&quot;JuanSe&quot;" calcext:base-cell-address="Sheet1.D6"/>
          </calcext:conditional-format>
          <calcext:conditional-format calcext:target-range-address="Sheet1.D7:Sheet1.D7">
            <calcext:condition calcext:apply-style-name="Untitled1" calcext:value="=&quot;JD&quot;" calcext:base-cell-address="Sheet1.D7"/>
            <calcext:condition calcext:apply-style-name="Untitled2" calcext:value="=&quot;Daniel&quot;" calcext:base-cell-address="Sheet1.D7"/>
            <calcext:condition calcext:apply-style-name="Untitled3" calcext:value="=&quot;JuanSe&quot;" calcext:base-cell-address="Sheet1.D7"/>
          </calcext:conditional-format>
          <calcext:conditional-format calcext:target-range-address="Sheet1.D8:Sheet1.D8">
            <calcext:condition calcext:apply-style-name="Untitled1" calcext:value="=&quot;JD&quot;" calcext:base-cell-address="Sheet1.D8"/>
            <calcext:condition calcext:apply-style-name="Untitled2" calcext:value="=&quot;Daniel&quot;" calcext:base-cell-address="Sheet1.D8"/>
            <calcext:condition calcext:apply-style-name="Untitled3" calcext:value="=&quot;JuanSe&quot;" calcext:base-cell-address="Sheet1.D8"/>
          </calcext:conditional-format>
          <calcext:conditional-format calcext:target-range-address="Sheet1.D9:Sheet1.D9">
            <calcext:condition calcext:apply-style-name="Untitled1" calcext:value="=&quot;JD&quot;" calcext:base-cell-address="Sheet1.D9"/>
            <calcext:condition calcext:apply-style-name="Untitled2" calcext:value="=&quot;Daniel&quot;" calcext:base-cell-address="Sheet1.D9"/>
            <calcext:condition calcext:apply-style-name="Untitled3" calcext:value="=&quot;JuanSe&quot;" calcext:base-cell-address="Sheet1.D9"/>
          </calcext:conditional-format>
          <calcext:conditional-format calcext:target-range-address="Sheet1.D10:Sheet1.D10">
            <calcext:condition calcext:apply-style-name="Untitled1" calcext:value="=&quot;JD&quot;" calcext:base-cell-address="Sheet1.D10"/>
            <calcext:condition calcext:apply-style-name="Untitled2" calcext:value="=&quot;Daniel&quot;" calcext:base-cell-address="Sheet1.D10"/>
            <calcext:condition calcext:apply-style-name="Untitled3" calcext:value="=&quot;JuanSe&quot;" calcext:base-cell-address="Sheet1.D10"/>
          </calcext:conditional-format>
          <calcext:conditional-format calcext:target-range-address="Sheet1.D11:Sheet1.D11">
            <calcext:condition calcext:apply-style-name="Untitled1" calcext:value="=&quot;JD&quot;" calcext:base-cell-address="Sheet1.D11"/>
            <calcext:condition calcext:apply-style-name="Untitled2" calcext:value="=&quot;Daniel&quot;" calcext:base-cell-address="Sheet1.D11"/>
            <calcext:condition calcext:apply-style-name="Untitled3" calcext:value="=&quot;JuanSe&quot;" calcext:base-cell-address="Sheet1.D11"/>
          </calcext:conditional-format>
          <calcext:conditional-format calcext:target-range-address="Sheet1.D12:Sheet1.D12">
            <calcext:condition calcext:apply-style-name="Untitled1" calcext:value="=&quot;JD&quot;" calcext:base-cell-address="Sheet1.D12"/>
            <calcext:condition calcext:apply-style-name="Untitled2" calcext:value="=&quot;Daniel&quot;" calcext:base-cell-address="Sheet1.D12"/>
            <calcext:condition calcext:apply-style-name="Untitled3" calcext:value="=&quot;JuanSe&quot;" calcext:base-cell-address="Sheet1.D12"/>
          </calcext:conditional-format>
          <calcext:conditional-format calcext:target-range-address="Sheet1.D13:Sheet1.D13">
            <calcext:condition calcext:apply-style-name="Untitled1" calcext:value="=&quot;JD&quot;" calcext:base-cell-address="Sheet1.D13"/>
            <calcext:condition calcext:apply-style-name="Untitled2" calcext:value="=&quot;Daniel&quot;" calcext:base-cell-address="Sheet1.D13"/>
            <calcext:condition calcext:apply-style-name="Untitled3" calcext:value="=&quot;JuanSe&quot;" calcext:base-cell-address="Sheet1.D13"/>
          </calcext:conditional-format>
          <calcext:conditional-format calcext:target-range-address="Sheet1.D14:Sheet1.D14">
            <calcext:condition calcext:apply-style-name="Untitled1" calcext:value="=&quot;JD&quot;" calcext:base-cell-address="Sheet1.D14"/>
            <calcext:condition calcext:apply-style-name="Untitled2" calcext:value="=&quot;Daniel&quot;" calcext:base-cell-address="Sheet1.D14"/>
            <calcext:condition calcext:apply-style-name="Untitled3" calcext:value="=&quot;JuanSe&quot;" calcext:base-cell-address="Sheet1.D14"/>
          </calcext:conditional-format>
          <calcext:conditional-format calcext:target-range-address="Sheet1.D15:Sheet1.D15">
            <calcext:condition calcext:apply-style-name="Untitled1" calcext:value="=&quot;JD&quot;" calcext:base-cell-address="Sheet1.D15"/>
            <calcext:condition calcext:apply-style-name="Untitled2" calcext:value="=&quot;Daniel&quot;" calcext:base-cell-address="Sheet1.D15"/>
            <calcext:condition calcext:apply-style-name="Untitled3" calcext:value="=&quot;JuanSe&quot;" calcext:base-cell-address="Sheet1.D15"/>
          </calcext:conditional-format>
          <calcext:conditional-format calcext:target-range-address="Sheet1.D16:Sheet1.D16">
            <calcext:condition calcext:apply-style-name="Untitled1" calcext:value="=&quot;JD&quot;" calcext:base-cell-address="Sheet1.D16"/>
            <calcext:condition calcext:apply-style-name="Untitled2" calcext:value="=&quot;Daniel&quot;" calcext:base-cell-address="Sheet1.D16"/>
            <calcext:condition calcext:apply-style-name="Untitled3" calcext:value="=&quot;JuanSe&quot;" calcext:base-cell-address="Sheet1.D16"/>
          </calcext:conditional-format>
          <calcext:conditional-format calcext:target-range-address="Sheet1.D17:Sheet1.D17">
            <calcext:condition calcext:apply-style-name="Untitled1" calcext:value="=&quot;JD&quot;" calcext:base-cell-address="Sheet1.D17"/>
            <calcext:condition calcext:apply-style-name="Untitled2" calcext:value="=&quot;Daniel&quot;" calcext:base-cell-address="Sheet1.D17"/>
            <calcext:condition calcext:apply-style-name="Untitled3" calcext:value="=&quot;JuanSe&quot;" calcext:base-cell-address="Sheet1.D17"/>
          </calcext:conditional-format>
          <calcext:conditional-format calcext:target-range-address="Sheet1.D18:Sheet1.D18">
            <calcext:condition calcext:apply-style-name="Untitled1" calcext:value="=&quot;JD&quot;" calcext:base-cell-address="Sheet1.D18"/>
            <calcext:condition calcext:apply-style-name="Untitled2" calcext:value="=&quot;Daniel&quot;" calcext:base-cell-address="Sheet1.D18"/>
            <calcext:condition calcext:apply-style-name="Untitled3" calcext:value="=&quot;JuanSe&quot;" calcext:base-cell-address="Sheet1.D18"/>
          </calcext:conditional-format>
          <calcext:conditional-format calcext:target-range-address="Sheet1.D19:Sheet1.D19">
            <calcext:condition calcext:apply-style-name="Untitled1" calcext:value="=&quot;JD&quot;" calcext:base-cell-address="Sheet1.D19"/>
            <calcext:condition calcext:apply-style-name="Untitled2" calcext:value="=&quot;Daniel&quot;" calcext:base-cell-address="Sheet1.D19"/>
            <calcext:condition calcext:apply-style-name="Untitled3" calcext:value="=&quot;JuanSe&quot;" calcext:base-cell-address="Sheet1.D19"/>
          </calcext:conditional-format>
          <calcext:conditional-format calcext:target-range-address="Sheet1.D20:Sheet1.D20">
            <calcext:condition calcext:apply-style-name="Untitled1" calcext:value="=&quot;JD&quot;" calcext:base-cell-address="Sheet1.D20"/>
            <calcext:condition calcext:apply-style-name="Untitled2" calcext:value="=&quot;Daniel&quot;" calcext:base-cell-address="Sheet1.D20"/>
            <calcext:condition calcext:apply-style-name="Untitled3" calcext:value="=&quot;JuanSe&quot;" calcext:base-cell-address="Sheet1.D20"/>
          </calcext:conditional-format>
          <calcext:conditional-format calcext:target-range-address="Sheet1.D21:Sheet1.D21">
            <calcext:condition calcext:apply-style-name="Untitled1" calcext:value="=&quot;JD&quot;" calcext:base-cell-address="Sheet1.D21"/>
            <calcext:condition calcext:apply-style-name="Untitled2" calcext:value="=&quot;Daniel&quot;" calcext:base-cell-address="Sheet1.D21"/>
            <calcext:condition calcext:apply-style-name="Untitled3" calcext:value="=&quot;JuanSe&quot;" calcext:base-cell-address="Sheet1.D21"/>
          </calcext:conditional-format>
          <calcext:conditional-format calcext:target-range-address="Sheet1.D22:Sheet1.D22">
            <calcext:condition calcext:apply-style-name="Untitled1" calcext:value="=&quot;JD&quot;" calcext:base-cell-address="Sheet1.D22"/>
            <calcext:condition calcext:apply-style-name="Untitled2" calcext:value="=&quot;Daniel&quot;" calcext:base-cell-address="Sheet1.D22"/>
            <calcext:condition calcext:apply-style-name="Untitled3" calcext:value="=&quot;JuanSe&quot;" calcext:base-cell-address="Sheet1.D22"/>
          </calcext:conditional-format>
          <calcext:conditional-format calcext:target-range-address="Sheet1.D23:Sheet1.D23">
            <calcext:condition calcext:apply-style-name="Untitled1" calcext:value="=&quot;JD&quot;" calcext:base-cell-address="Sheet1.D23"/>
            <calcext:condition calcext:apply-style-name="Untitled2" calcext:value="=&quot;Daniel&quot;" calcext:base-cell-address="Sheet1.D23"/>
            <calcext:condition calcext:apply-style-name="Untitled3" calcext:value="=&quot;JuanSe&quot;" calcext:base-cell-address="Sheet1.D23"/>
          </calcext:conditional-format>
          <calcext:conditional-format calcext:target-range-address="Sheet1.D24:Sheet1.D24">
            <calcext:condition calcext:apply-style-name="Untitled1" calcext:value="=&quot;JD&quot;" calcext:base-cell-address="Sheet1.D24"/>
            <calcext:condition calcext:apply-style-name="Untitled2" calcext:value="=&quot;Daniel&quot;" calcext:base-cell-address="Sheet1.D24"/>
            <calcext:condition calcext:apply-style-name="Untitled3" calcext:value="=&quot;JuanSe&quot;" calcext:base-cell-address="Sheet1.D24"/>
          </calcext:conditional-format>
          <calcext:conditional-format calcext:target-range-address="Sheet1.D25:Sheet1.D25">
            <calcext:condition calcext:apply-style-name="Untitled1" calcext:value="=&quot;JD&quot;" calcext:base-cell-address="Sheet1.D25"/>
            <calcext:condition calcext:apply-style-name="Untitled2" calcext:value="=&quot;Daniel&quot;" calcext:base-cell-address="Sheet1.D25"/>
            <calcext:condition calcext:apply-style-name="Untitled3" calcext:value="=&quot;JuanSe&quot;" calcext:base-cell-address="Sheet1.D25"/>
          </calcext:conditional-format>
          <calcext:conditional-format calcext:target-range-address="Sheet1.D26:Sheet1.D26">
            <calcext:condition calcext:apply-style-name="Untitled1" calcext:value="=&quot;JD&quot;" calcext:base-cell-address="Sheet1.D26"/>
            <calcext:condition calcext:apply-style-name="Untitled2" calcext:value="=&quot;Daniel&quot;" calcext:base-cell-address="Sheet1.D26"/>
            <calcext:condition calcext:apply-style-name="Untitled3" calcext:value="=&quot;JuanSe&quot;" calcext:base-cell-address="Sheet1.D26"/>
          </calcext:conditional-format>
          <calcext:conditional-format calcext:target-range-address="Sheet1.D27:Sheet1.D27">
            <calcext:condition calcext:apply-style-name="Untitled1" calcext:value="=&quot;JD&quot;" calcext:base-cell-address="Sheet1.D27"/>
            <calcext:condition calcext:apply-style-name="Untitled2" calcext:value="=&quot;Daniel&quot;" calcext:base-cell-address="Sheet1.D27"/>
            <calcext:condition calcext:apply-style-name="Untitled3" calcext:value="=&quot;JuanSe&quot;" calcext:base-cell-address="Sheet1.D27"/>
          </calcext:conditional-format>
          <calcext:conditional-format calcext:target-range-address="Sheet1.D28:Sheet1.D28">
            <calcext:condition calcext:apply-style-name="Untitled1" calcext:value="=&quot;JD&quot;" calcext:base-cell-address="Sheet1.D28"/>
            <calcext:condition calcext:apply-style-name="Untitled2" calcext:value="=&quot;Daniel&quot;" calcext:base-cell-address="Sheet1.D28"/>
            <calcext:condition calcext:apply-style-name="Untitled3" calcext:value="=&quot;JuanSe&quot;" calcext:base-cell-address="Sheet1.D28"/>
          </calcext:conditional-format>
          <calcext:conditional-format calcext:target-range-address="Sheet1.D29:Sheet1.D29">
            <calcext:condition calcext:apply-style-name="Untitled1" calcext:value="=&quot;JD&quot;" calcext:base-cell-address="Sheet1.D29"/>
            <calcext:condition calcext:apply-style-name="Untitled2" calcext:value="=&quot;Daniel&quot;" calcext:base-cell-address="Sheet1.D29"/>
            <calcext:condition calcext:apply-style-name="Untitled3" calcext:value="=&quot;JuanSe&quot;" calcext:base-cell-address="Sheet1.D29"/>
          </calcext:conditional-format>
          <calcext:conditional-format calcext:target-range-address="Sheet1.D30:Sheet1.D30">
            <calcext:condition calcext:apply-style-name="Untitled1" calcext:value="=&quot;JD&quot;" calcext:base-cell-address="Sheet1.D30"/>
            <calcext:condition calcext:apply-style-name="Untitled2" calcext:value="=&quot;Daniel&quot;" calcext:base-cell-address="Sheet1.D30"/>
            <calcext:condition calcext:apply-style-name="Untitled3" calcext:value="=&quot;JuanSe&quot;" calcext:base-cell-address="Sheet1.D30"/>
          </calcext:conditional-format>
          <calcext:conditional-format calcext:target-range-address="Sheet1.D31:Sheet1.D31">
            <calcext:condition calcext:apply-style-name="Untitled1" calcext:value="=&quot;JD&quot;" calcext:base-cell-address="Sheet1.D31"/>
            <calcext:condition calcext:apply-style-name="Untitled2" calcext:value="=&quot;Daniel&quot;" calcext:base-cell-address="Sheet1.D31"/>
            <calcext:condition calcext:apply-style-name="Untitled3" calcext:value="=&quot;JuanSe&quot;" calcext:base-cell-address="Sheet1.D31"/>
          </calcext:conditional-format>
          <calcext:conditional-format calcext:target-range-address="Sheet1.D32:Sheet1.D32">
            <calcext:condition calcext:apply-style-name="Untitled1" calcext:value="=&quot;JD&quot;" calcext:base-cell-address="Sheet1.D32"/>
            <calcext:condition calcext:apply-style-name="Untitled2" calcext:value="=&quot;Daniel&quot;" calcext:base-cell-address="Sheet1.D32"/>
            <calcext:condition calcext:apply-style-name="Untitled3" calcext:value="=&quot;JuanSe&quot;" calcext:base-cell-address="Sheet1.D32"/>
          </calcext:conditional-format>
          <calcext:conditional-format calcext:target-range-address="Sheet1.D33:Sheet1.D33">
            <calcext:condition calcext:apply-style-name="Untitled1" calcext:value="=&quot;JD&quot;" calcext:base-cell-address="Sheet1.D33"/>
            <calcext:condition calcext:apply-style-name="Untitled2" calcext:value="=&quot;Daniel&quot;" calcext:base-cell-address="Sheet1.D33"/>
            <calcext:condition calcext:apply-style-name="Untitled3" calcext:value="=&quot;JuanSe&quot;" calcext:base-cell-address="Sheet1.D33"/>
          </calcext:conditional-format>
          <calcext:conditional-format calcext:target-range-address="Sheet1.D34:Sheet1.D34">
            <calcext:condition calcext:apply-style-name="Untitled1" calcext:value="=&quot;JD&quot;" calcext:base-cell-address="Sheet1.D34"/>
            <calcext:condition calcext:apply-style-name="Untitled2" calcext:value="=&quot;Daniel&quot;" calcext:base-cell-address="Sheet1.D34"/>
            <calcext:condition calcext:apply-style-name="Untitled3" calcext:value="=&quot;JuanSe&quot;" calcext:base-cell-address="Sheet1.D34"/>
          </calcext:conditional-format>
          <calcext:conditional-format calcext:target-range-address="Sheet1.D35:Sheet1.D35">
            <calcext:condition calcext:apply-style-name="Untitled1" calcext:value="=&quot;JD&quot;" calcext:base-cell-address="Sheet1.D35"/>
            <calcext:condition calcext:apply-style-name="Untitled2" calcext:value="=&quot;Daniel&quot;" calcext:base-cell-address="Sheet1.D35"/>
            <calcext:condition calcext:apply-style-name="Untitled3" calcext:value="=&quot;JuanSe&quot;" calcext:base-cell-address="Sheet1.D35"/>
          </calcext:conditional-format>
          <calcext:conditional-format calcext:target-range-address="Sheet1.D36:Sheet1.D36">
            <calcext:condition calcext:apply-style-name="Untitled1" calcext:value="=&quot;JD&quot;" calcext:base-cell-address="Sheet1.D36"/>
            <calcext:condition calcext:apply-style-name="Untitled2" calcext:value="=&quot;Daniel&quot;" calcext:base-cell-address="Sheet1.D36"/>
            <calcext:condition calcext:apply-style-name="Untitled3" calcext:value="=&quot;JuanSe&quot;" calcext:base-cell-address="Sheet1.D36"/>
          </calcext:conditional-format>
          <calcext:conditional-format calcext:target-range-address="Sheet1.D37:Sheet1.D37">
            <calcext:condition calcext:apply-style-name="Untitled1" calcext:value="=&quot;JD&quot;" calcext:base-cell-address="Sheet1.D37"/>
            <calcext:condition calcext:apply-style-name="Untitled2" calcext:value="=&quot;Daniel&quot;" calcext:base-cell-address="Sheet1.D37"/>
            <calcext:condition calcext:apply-style-name="Untitled3" calcext:value="=&quot;JuanSe&quot;" calcext:base-cell-address="Sheet1.D37"/>
          </calcext:conditional-format>
          <calcext:conditional-format calcext:target-range-address="Sheet1.D38:Sheet1.D38">
            <calcext:condition calcext:apply-style-name="Untitled1" calcext:value="=&quot;JD&quot;" calcext:base-cell-address="Sheet1.D38"/>
            <calcext:condition calcext:apply-style-name="Untitled2" calcext:value="=&quot;Daniel&quot;" calcext:base-cell-address="Sheet1.D38"/>
            <calcext:condition calcext:apply-style-name="Untitled3" calcext:value="=&quot;JuanSe&quot;" calcext:base-cell-address="Sheet1.D38"/>
          </calcext:conditional-format>
          <calcext:conditional-format calcext:target-range-address="Sheet1.D39:Sheet1.D39">
            <calcext:condition calcext:apply-style-name="Untitled1" calcext:value="=&quot;JD&quot;" calcext:base-cell-address="Sheet1.D39"/>
            <calcext:condition calcext:apply-style-name="Untitled2" calcext:value="=&quot;Daniel&quot;" calcext:base-cell-address="Sheet1.D39"/>
            <calcext:condition calcext:apply-style-name="Untitled3" calcext:value="=&quot;JuanSe&quot;" calcext:base-cell-address="Sheet1.D39"/>
          </calcext:conditional-format>
          <calcext:conditional-format calcext:target-range-address="Sheet1.D40:Sheet1.D40">
            <calcext:condition calcext:apply-style-name="Untitled1" calcext:value="=&quot;JD&quot;" calcext:base-cell-address="Sheet1.D40"/>
            <calcext:condition calcext:apply-style-name="Untitled2" calcext:value="=&quot;Daniel&quot;" calcext:base-cell-address="Sheet1.D40"/>
            <calcext:condition calcext:apply-style-name="Untitled3" calcext:value="=&quot;JuanSe&quot;" calcext:base-cell-address="Sheet1.D40"/>
          </calcext:conditional-format>
          <calcext:conditional-format calcext:target-range-address="Sheet1.D41:Sheet1.D41">
            <calcext:condition calcext:apply-style-name="Untitled1" calcext:value="=&quot;JD&quot;" calcext:base-cell-address="Sheet1.D41"/>
            <calcext:condition calcext:apply-style-name="Untitled2" calcext:value="=&quot;Daniel&quot;" calcext:base-cell-address="Sheet1.D41"/>
            <calcext:condition calcext:apply-style-name="Untitled3" calcext:value="=&quot;JuanSe&quot;" calcext:base-cell-address="Sheet1.D41"/>
          </calcext:conditional-format>
          <calcext:conditional-format calcext:target-range-address="Sheet1.D42:Sheet1.D42">
            <calcext:condition calcext:apply-style-name="Untitled1" calcext:value="=&quot;JD&quot;" calcext:base-cell-address="Sheet1.D42"/>
            <calcext:condition calcext:apply-style-name="Untitled2" calcext:value="=&quot;Daniel&quot;" calcext:base-cell-address="Sheet1.D42"/>
            <calcext:condition calcext:apply-style-name="Untitled3" calcext:value="=&quot;JuanSe&quot;" calcext:base-cell-address="Sheet1.D42"/>
          </calcext:conditional-format>
          <calcext:conditional-format calcext:target-range-address="Sheet1.D43:Sheet1.D43">
            <calcext:condition calcext:apply-style-name="Untitled1" calcext:value="=&quot;JD&quot;" calcext:base-cell-address="Sheet1.D43"/>
            <calcext:condition calcext:apply-style-name="Untitled2" calcext:value="=&quot;Daniel&quot;" calcext:base-cell-address="Sheet1.D43"/>
            <calcext:condition calcext:apply-style-name="Untitled3" calcext:value="=&quot;JuanSe&quot;" calcext:base-cell-address="Sheet1.D43"/>
          </calcext:conditional-format>
          <calcext:conditional-format calcext:target-range-address="Sheet1.D44:Sheet1.D44">
            <calcext:condition calcext:apply-style-name="Untitled1" calcext:value="=&quot;JD&quot;" calcext:base-cell-address="Sheet1.D44"/>
            <calcext:condition calcext:apply-style-name="Untitled2" calcext:value="=&quot;Daniel&quot;" calcext:base-cell-address="Sheet1.D44"/>
            <calcext:condition calcext:apply-style-name="Untitled3" calcext:value="=&quot;JuanSe&quot;" calcext:base-cell-address="Sheet1.D44"/>
          </calcext:conditional-format>
          <calcext:conditional-format calcext:target-range-address="Sheet1.D45:Sheet1.D45">
            <calcext:condition calcext:apply-style-name="Untitled1" calcext:value="=&quot;JD&quot;" calcext:base-cell-address="Sheet1.D45"/>
            <calcext:condition calcext:apply-style-name="Untitled2" calcext:value="=&quot;Daniel&quot;" calcext:base-cell-address="Sheet1.D45"/>
            <calcext:condition calcext:apply-style-name="Untitled3" calcext:value="=&quot;JuanSe&quot;" calcext:base-cell-address="Sheet1.D45"/>
          </calcext:conditional-format>
          <calcext:conditional-format calcext:target-range-address="Sheet1.D46:Sheet1.D46">
            <calcext:condition calcext:apply-style-name="Untitled1" calcext:value="=&quot;JD&quot;" calcext:base-cell-address="Sheet1.D46"/>
            <calcext:condition calcext:apply-style-name="Untitled2" calcext:value="=&quot;Daniel&quot;" calcext:base-cell-address="Sheet1.D46"/>
            <calcext:condition calcext:apply-style-name="Untitled3" calcext:value="=&quot;JuanSe&quot;" calcext:base-cell-address="Sheet1.D46"/>
          </calcext:conditional-format>
          <calcext:conditional-format calcext:target-range-address="Sheet1.D47:Sheet1.D47">
            <calcext:condition calcext:apply-style-name="Untitled1" calcext:value="=&quot;JD&quot;" calcext:base-cell-address="Sheet1.D47"/>
            <calcext:condition calcext:apply-style-name="Untitled2" calcext:value="=&quot;Daniel&quot;" calcext:base-cell-address="Sheet1.D47"/>
            <calcext:condition calcext:apply-style-name="Untitled3" calcext:value="=&quot;JuanSe&quot;" calcext:base-cell-address="Sheet1.D47"/>
          </calcext:conditional-format>
          <calcext:conditional-format calcext:target-range-address="Sheet1.D48:Sheet1.D48">
            <calcext:condition calcext:apply-style-name="Untitled1" calcext:value="=&quot;JD&quot;" calcext:base-cell-address="Sheet1.D48"/>
            <calcext:condition calcext:apply-style-name="Untitled2" calcext:value="=&quot;Daniel&quot;" calcext:base-cell-address="Sheet1.D48"/>
            <calcext:condition calcext:apply-style-name="Untitled3" calcext:value="=&quot;JuanSe&quot;" calcext:base-cell-address="Sheet1.D48"/>
          </calcext:conditional-format>
          <calcext:conditional-format calcext:target-range-address="Sheet1.D49:Sheet1.D49">
            <calcext:condition calcext:apply-style-name="Untitled1" calcext:value="=&quot;JD&quot;" calcext:base-cell-address="Sheet1.D49"/>
            <calcext:condition calcext:apply-style-name="Untitled2" calcext:value="=&quot;Daniel&quot;" calcext:base-cell-address="Sheet1.D49"/>
            <calcext:condition calcext:apply-style-name="Untitled3" calcext:value="=&quot;JuanSe&quot;" calcext:base-cell-address="Sheet1.D49"/>
          </calcext:conditional-format>
          <calcext:conditional-format calcext:target-range-address="Sheet1.D50:Sheet1.D50">
            <calcext:condition calcext:apply-style-name="Untitled1" calcext:value="=&quot;JD&quot;" calcext:base-cell-address="Sheet1.D50"/>
            <calcext:condition calcext:apply-style-name="Untitled2" calcext:value="=&quot;Daniel&quot;" calcext:base-cell-address="Sheet1.D50"/>
            <calcext:condition calcext:apply-style-name="Untitled3" calcext:value="=&quot;JuanSe&quot;" calcext:base-cell-address="Sheet1.D50"/>
          </calcext:conditional-format>
          <calcext:conditional-format calcext:target-range-address="Sheet1.D51:Sheet1.D51">
            <calcext:condition calcext:apply-style-name="Untitled1" calcext:value="=&quot;JD&quot;" calcext:base-cell-address="Sheet1.D51"/>
            <calcext:condition calcext:apply-style-name="Untitled2" calcext:value="=&quot;Daniel&quot;" calcext:base-cell-address="Sheet1.D51"/>
            <calcext:condition calcext:apply-style-name="Untitled3" calcext:value="=&quot;JuanSe&quot;" calcext:base-cell-address="Sheet1.D51"/>
          </calcext:conditional-format>
          <calcext:conditional-format calcext:target-range-address="Sheet1.D52:Sheet1.D52">
            <calcext:condition calcext:apply-style-name="Untitled1" calcext:value="=&quot;JD&quot;" calcext:base-cell-address="Sheet1.D52"/>
            <calcext:condition calcext:apply-style-name="Untitled2" calcext:value="=&quot;Daniel&quot;" calcext:base-cell-address="Sheet1.D52"/>
            <calcext:condition calcext:apply-style-name="Untitled3" calcext:value="=&quot;JuanSe&quot;" calcext:base-cell-address="Sheet1.D52"/>
          </calcext:conditional-format>
          <calcext:conditional-format calcext:target-range-address="Sheet1.D53:Sheet1.D53">
            <calcext:condition calcext:apply-style-name="Untitled1" calcext:value="=&quot;JD&quot;" calcext:base-cell-address="Sheet1.D53"/>
            <calcext:condition calcext:apply-style-name="Untitled2" calcext:value="=&quot;Daniel&quot;" calcext:base-cell-address="Sheet1.D53"/>
            <calcext:condition calcext:apply-style-name="Untitled3" calcext:value="=&quot;JuanSe&quot;" calcext:base-cell-address="Sheet1.D53"/>
          </calcext:conditional-format>
          <calcext:conditional-format calcext:target-range-address="Sheet1.D54:Sheet1.D54">
            <calcext:condition calcext:apply-style-name="Untitled1" calcext:value="=&quot;JD&quot;" calcext:base-cell-address="Sheet1.D54"/>
            <calcext:condition calcext:apply-style-name="Untitled2" calcext:value="=&quot;Daniel&quot;" calcext:base-cell-address="Sheet1.D54"/>
            <calcext:condition calcext:apply-style-name="Untitled3" calcext:value="=&quot;JuanSe&quot;" calcext:base-cell-address="Sheet1.D54"/>
          </calcext:conditional-format>
          <calcext:conditional-format calcext:target-range-address="Sheet1.D55:Sheet1.D55">
            <calcext:condition calcext:apply-style-name="Untitled1" calcext:value="=&quot;JD&quot;" calcext:base-cell-address="Sheet1.D55"/>
            <calcext:condition calcext:apply-style-name="Untitled2" calcext:value="=&quot;Daniel&quot;" calcext:base-cell-address="Sheet1.D55"/>
            <calcext:condition calcext:apply-style-name="Untitled3" calcext:value="=&quot;JuanSe&quot;" calcext:base-cell-address="Sheet1.D55"/>
          </calcext:conditional-format>
          <calcext:conditional-format calcext:target-range-address="Sheet1.D56:Sheet1.D56">
            <calcext:condition calcext:apply-style-name="Untitled1" calcext:value="=&quot;JD&quot;" calcext:base-cell-address="Sheet1.D56"/>
            <calcext:condition calcext:apply-style-name="Untitled2" calcext:value="=&quot;Daniel&quot;" calcext:base-cell-address="Sheet1.D56"/>
            <calcext:condition calcext:apply-style-name="Untitled3" calcext:value="=&quot;JuanSe&quot;" calcext:base-cell-address="Sheet1.D56"/>
          </calcext:conditional-format>
          <calcext:conditional-format calcext:target-range-address="Sheet1.D57:Sheet1.D57">
            <calcext:condition calcext:apply-style-name="Untitled1" calcext:value="=&quot;JD&quot;" calcext:base-cell-address="Sheet1.D57"/>
            <calcext:condition calcext:apply-style-name="Untitled2" calcext:value="=&quot;Daniel&quot;" calcext:base-cell-address="Sheet1.D57"/>
            <calcext:condition calcext:apply-style-name="Untitled3" calcext:value="=&quot;JuanSe&quot;" calcext:base-cell-address="Sheet1.D57"/>
          </calcext:conditional-format>
          <calcext:conditional-format calcext:target-range-address="Sheet1.D58:Sheet1.D58">
            <calcext:condition calcext:apply-style-name="Untitled1" calcext:value="=&quot;JD&quot;" calcext:base-cell-address="Sheet1.D58"/>
            <calcext:condition calcext:apply-style-name="Untitled2" calcext:value="=&quot;Daniel&quot;" calcext:base-cell-address="Sheet1.D58"/>
            <calcext:condition calcext:apply-style-name="Untitled3" calcext:value="=&quot;JuanSe&quot;" calcext:base-cell-address="Sheet1.D58"/>
          </calcext:conditional-format>
          <calcext:conditional-format calcext:target-range-address="Sheet1.D59:Sheet1.D59">
            <calcext:condition calcext:apply-style-name="Untitled1" calcext:value="=&quot;JD&quot;" calcext:base-cell-address="Sheet1.D59"/>
            <calcext:condition calcext:apply-style-name="Untitled2" calcext:value="=&quot;Daniel&quot;" calcext:base-cell-address="Sheet1.D59"/>
            <calcext:condition calcext:apply-style-name="Untitled3" calcext:value="=&quot;JuanSe&quot;" calcext:base-cell-address="Sheet1.D59"/>
          </calcext:conditional-format>
          <calcext:conditional-format calcext:target-range-address="Sheet1.D60:Sheet1.D60">
            <calcext:condition calcext:apply-style-name="Untitled1" calcext:value="=&quot;JD&quot;" calcext:base-cell-address="Sheet1.D60"/>
            <calcext:condition calcext:apply-style-name="Untitled2" calcext:value="=&quot;Daniel&quot;" calcext:base-cell-address="Sheet1.D60"/>
            <calcext:condition calcext:apply-style-name="Untitled3" calcext:value="=&quot;JuanSe&quot;" calcext:base-cell-address="Sheet1.D60"/>
          </calcext:conditional-format>
          <calcext:conditional-format calcext:target-range-address="Sheet1.D61:Sheet1.D61">
            <calcext:condition calcext:apply-style-name="Untitled1" calcext:value="=&quot;JD&quot;" calcext:base-cell-address="Sheet1.D61"/>
            <calcext:condition calcext:apply-style-name="Untitled2" calcext:value="=&quot;Daniel&quot;" calcext:base-cell-address="Sheet1.D61"/>
            <calcext:condition calcext:apply-style-name="Untitled3" calcext:value="=&quot;JuanSe&quot;" calcext:base-cell-address="Sheet1.D61"/>
          </calcext:conditional-format>
          <calcext:conditional-format calcext:target-range-address="Sheet1.D62:Sheet1.D62">
            <calcext:condition calcext:apply-style-name="Untitled1" calcext:value="=&quot;JD&quot;" calcext:base-cell-address="Sheet1.D62"/>
            <calcext:condition calcext:apply-style-name="Untitled2" calcext:value="=&quot;Daniel&quot;" calcext:base-cell-address="Sheet1.D62"/>
            <calcext:condition calcext:apply-style-name="Untitled3" calcext:value="=&quot;JuanSe&quot;" calcext:base-cell-address="Sheet1.D62"/>
          </calcext:conditional-format>
          <calcext:conditional-format calcext:target-range-address="Sheet1.D63:Sheet1.D63">
            <calcext:condition calcext:apply-style-name="Untitled1" calcext:value="=&quot;JD&quot;" calcext:base-cell-address="Sheet1.D63"/>
            <calcext:condition calcext:apply-style-name="Untitled2" calcext:value="=&quot;Daniel&quot;" calcext:base-cell-address="Sheet1.D63"/>
            <calcext:condition calcext:apply-style-name="Untitled3" calcext:value="=&quot;JuanSe&quot;" calcext:base-cell-address="Sheet1.D63"/>
          </calcext:conditional-format>
          <calcext:conditional-format calcext:target-range-address="Sheet1.D64:Sheet1.D64">
            <calcext:condition calcext:apply-style-name="Untitled1" calcext:value="=&quot;JD&quot;" calcext:base-cell-address="Sheet1.D64"/>
            <calcext:condition calcext:apply-style-name="Untitled2" calcext:value="=&quot;Daniel&quot;" calcext:base-cell-address="Sheet1.D64"/>
            <calcext:condition calcext:apply-style-name="Untitled3" calcext:value="=&quot;JuanSe&quot;" calcext:base-cell-address="Sheet1.D64"/>
          </calcext:conditional-format>
          <calcext:conditional-format calcext:target-range-address="Sheet1.D65:Sheet1.D65">
            <calcext:condition calcext:apply-style-name="Untitled1" calcext:value="=&quot;JD&quot;" calcext:base-cell-address="Sheet1.D65"/>
            <calcext:condition calcext:apply-style-name="Untitled2" calcext:value="=&quot;Daniel&quot;" calcext:base-cell-address="Sheet1.D65"/>
            <calcext:condition calcext:apply-style-name="Untitled3" calcext:value="=&quot;JuanSe&quot;" calcext:base-cell-address="Sheet1.D65"/>
          </calcext:conditional-format>
          <calcext:conditional-format calcext:target-range-address="Sheet1.D66:Sheet1.D66">
            <calcext:condition calcext:apply-style-name="Untitled1" calcext:value="=&quot;JD&quot;" calcext:base-cell-address="Sheet1.D66"/>
            <calcext:condition calcext:apply-style-name="Untitled2" calcext:value="=&quot;Daniel&quot;" calcext:base-cell-address="Sheet1.D66"/>
            <calcext:condition calcext:apply-style-name="Untitled3" calcext:value="=&quot;JuanSe&quot;" calcext:base-cell-address="Sheet1.D66"/>
          </calcext:conditional-format>
          <calcext:conditional-format calcext:target-range-address="Sheet1.D67:Sheet1.D67">
            <calcext:condition calcext:apply-style-name="Untitled1" calcext:value="=&quot;JD&quot;" calcext:base-cell-address="Sheet1.D67"/>
            <calcext:condition calcext:apply-style-name="Untitled2" calcext:value="=&quot;Daniel&quot;" calcext:base-cell-address="Sheet1.D67"/>
            <calcext:condition calcext:apply-style-name="Untitled3" calcext:value="=&quot;JuanSe&quot;" calcext:base-cell-address="Sheet1.D67"/>
          </calcext:conditional-format>
          <calcext:conditional-format calcext:target-range-address="Sheet1.D68:Sheet1.D68">
            <calcext:condition calcext:apply-style-name="Untitled1" calcext:value="=&quot;JD&quot;" calcext:base-cell-address="Sheet1.D68"/>
            <calcext:condition calcext:apply-style-name="Untitled2" calcext:value="=&quot;Daniel&quot;" calcext:base-cell-address="Sheet1.D68"/>
            <calcext:condition calcext:apply-style-name="Untitled3" calcext:value="=&quot;JuanSe&quot;" calcext:base-cell-address="Sheet1.D68"/>
          </calcext:conditional-format>
          <calcext:conditional-format calcext:target-range-address="Sheet1.D69:Sheet1.D69">
            <calcext:condition calcext:apply-style-name="Untitled1" calcext:value="=&quot;JD&quot;" calcext:base-cell-address="Sheet1.D69"/>
            <calcext:condition calcext:apply-style-name="Untitled2" calcext:value="=&quot;Daniel&quot;" calcext:base-cell-address="Sheet1.D69"/>
            <calcext:condition calcext:apply-style-name="Untitled3" calcext:value="=&quot;JuanSe&quot;" calcext:base-cell-address="Sheet1.D69"/>
          </calcext:conditional-format>
          <calcext:conditional-format calcext:target-range-address="Sheet1.D70:Sheet1.D70">
            <calcext:condition calcext:apply-style-name="Untitled1" calcext:value="=&quot;JD&quot;" calcext:base-cell-address="Sheet1.D70"/>
            <calcext:condition calcext:apply-style-name="Untitled2" calcext:value="=&quot;Daniel&quot;" calcext:base-cell-address="Sheet1.D70"/>
            <calcext:condition calcext:apply-style-name="Untitled3" calcext:value="=&quot;JuanSe&quot;" calcext:base-cell-address="Sheet1.D70"/>
          </calcext:conditional-format>
          <calcext:conditional-format calcext:target-range-address="Sheet1.D71:Sheet1.D71">
            <calcext:condition calcext:apply-style-name="Untitled1" calcext:value="=&quot;JD&quot;" calcext:base-cell-address="Sheet1.D71"/>
            <calcext:condition calcext:apply-style-name="Untitled2" calcext:value="=&quot;Daniel&quot;" calcext:base-cell-address="Sheet1.D71"/>
            <calcext:condition calcext:apply-style-name="Untitled3" calcext:value="=&quot;JuanSe&quot;" calcext:base-cell-address="Sheet1.D71"/>
          </calcext:conditional-format>
          <calcext:conditional-format calcext:target-range-address="Sheet1.D72:Sheet1.D72">
            <calcext:condition calcext:apply-style-name="Untitled1" calcext:value="=&quot;JD&quot;" calcext:base-cell-address="Sheet1.D72"/>
            <calcext:condition calcext:apply-style-name="Untitled2" calcext:value="=&quot;Daniel&quot;" calcext:base-cell-address="Sheet1.D72"/>
            <calcext:condition calcext:apply-style-name="Untitled3" calcext:value="=&quot;JuanSe&quot;" calcext:base-cell-address="Sheet1.D72"/>
          </calcext:conditional-format>
          <calcext:conditional-format calcext:target-range-address="Sheet1.D73:Sheet1.D73">
            <calcext:condition calcext:apply-style-name="Untitled1" calcext:value="=&quot;JD&quot;" calcext:base-cell-address="Sheet1.D73"/>
            <calcext:condition calcext:apply-style-name="Untitled2" calcext:value="=&quot;Daniel&quot;" calcext:base-cell-address="Sheet1.D73"/>
            <calcext:condition calcext:apply-style-name="Untitled3" calcext:value="=&quot;JuanSe&quot;" calcext:base-cell-address="Sheet1.D73"/>
          </calcext:conditional-format>
          <calcext:conditional-format calcext:target-range-address="Sheet1.D74:Sheet1.D74">
            <calcext:condition calcext:apply-style-name="Untitled1" calcext:value="=&quot;JD&quot;" calcext:base-cell-address="Sheet1.D74"/>
            <calcext:condition calcext:apply-style-name="Untitled2" calcext:value="=&quot;Daniel&quot;" calcext:base-cell-address="Sheet1.D74"/>
            <calcext:condition calcext:apply-style-name="Untitled3" calcext:value="=&quot;JuanSe&quot;" calcext:base-cell-address="Sheet1.D74"/>
          </calcext:conditional-format>
          <calcext:conditional-format calcext:target-range-address="Sheet1.D75:Sheet1.D75">
            <calcext:condition calcext:apply-style-name="Untitled1" calcext:value="=&quot;JD&quot;" calcext:base-cell-address="Sheet1.D75"/>
            <calcext:condition calcext:apply-style-name="Untitled2" calcext:value="=&quot;Daniel&quot;" calcext:base-cell-address="Sheet1.D75"/>
            <calcext:condition calcext:apply-style-name="Untitled3" calcext:value="=&quot;JuanSe&quot;" calcext:base-cell-address="Sheet1.D75"/>
          </calcext:conditional-format>
          <calcext:conditional-format calcext:target-range-address="Sheet1.D76:Sheet1.D76">
            <calcext:condition calcext:apply-style-name="Untitled1" calcext:value="=&quot;JD&quot;" calcext:base-cell-address="Sheet1.D76"/>
            <calcext:condition calcext:apply-style-name="Untitled2" calcext:value="=&quot;Daniel&quot;" calcext:base-cell-address="Sheet1.D76"/>
            <calcext:condition calcext:apply-style-name="Untitled3" calcext:value="=&quot;JuanSe&quot;" calcext:base-cell-address="Sheet1.D76"/>
          </calcext:conditional-format>
          <calcext:conditional-format calcext:target-range-address="Sheet1.D77:Sheet1.D77">
            <calcext:condition calcext:apply-style-name="Untitled1" calcext:value="=&quot;JD&quot;" calcext:base-cell-address="Sheet1.D77"/>
            <calcext:condition calcext:apply-style-name="Untitled2" calcext:value="=&quot;Daniel&quot;" calcext:base-cell-address="Sheet1.D77"/>
            <calcext:condition calcext:apply-style-name="Untitled3" calcext:value="=&quot;JuanSe&quot;" calcext:base-cell-address="Sheet1.D77"/>
          </calcext:conditional-format>
          <calcext:conditional-format calcext:target-range-address="Sheet1.D78:Sheet1.D78">
            <calcext:condition calcext:apply-style-name="Untitled1" calcext:value="=&quot;JD&quot;" calcext:base-cell-address="Sheet1.D78"/>
            <calcext:condition calcext:apply-style-name="Untitled2" calcext:value="=&quot;Daniel&quot;" calcext:base-cell-address="Sheet1.D78"/>
            <calcext:condition calcext:apply-style-name="Untitled3" calcext:value="=&quot;JuanSe&quot;" calcext:base-cell-address="Sheet1.D78"/>
          </calcext:conditional-format>
          <calcext:conditional-format calcext:target-range-address="Sheet1.D79:Sheet1.D79">
            <calcext:condition calcext:apply-style-name="Untitled1" calcext:value="=&quot;JD&quot;" calcext:base-cell-address="Sheet1.D79"/>
            <calcext:condition calcext:apply-style-name="Untitled2" calcext:value="=&quot;Daniel&quot;" calcext:base-cell-address="Sheet1.D79"/>
            <calcext:condition calcext:apply-style-name="Untitled3" calcext:value="=&quot;JuanSe&quot;" calcext:base-cell-address="Sheet1.D79"/>
          </calcext:conditional-format>
          <calcext:conditional-format calcext:target-range-address="Sheet1.D80:Sheet1.D80">
            <calcext:condition calcext:apply-style-name="Untitled1" calcext:value="=&quot;JD&quot;" calcext:base-cell-address="Sheet1.D80"/>
            <calcext:condition calcext:apply-style-name="Untitled2" calcext:value="=&quot;Daniel&quot;" calcext:base-cell-address="Sheet1.D80"/>
            <calcext:condition calcext:apply-style-name="Untitled3" calcext:value="=&quot;JuanSe&quot;" calcext:base-cell-address="Sheet1.D80"/>
          </calcext:conditional-format>
          <calcext:conditional-format calcext:target-range-address="Sheet1.D81:Sheet1.D81">
            <calcext:condition calcext:apply-style-name="Untitled1" calcext:value="=&quot;JD&quot;" calcext:base-cell-address="Sheet1.D81"/>
            <calcext:condition calcext:apply-style-name="Untitled2" calcext:value="=&quot;Daniel&quot;" calcext:base-cell-address="Sheet1.D81"/>
            <calcext:condition calcext:apply-style-name="Untitled3" calcext:value="=&quot;JuanSe&quot;" calcext:base-cell-address="Sheet1.D81"/>
          </calcext:conditional-format>
          <calcext:conditional-format calcext:target-range-address="Sheet1.D82:Sheet1.D82">
            <calcext:condition calcext:apply-style-name="Untitled1" calcext:value="=&quot;JD&quot;" calcext:base-cell-address="Sheet1.D82"/>
            <calcext:condition calcext:apply-style-name="Untitled2" calcext:value="=&quot;Daniel&quot;" calcext:base-cell-address="Sheet1.D82"/>
            <calcext:condition calcext:apply-style-name="Untitled3" calcext:value="=&quot;JuanSe&quot;" calcext:base-cell-address="Sheet1.D82"/>
          </calcext:conditional-format>
          <calcext:conditional-format calcext:target-range-address="Sheet1.D83:Sheet1.D83">
            <calcext:condition calcext:apply-style-name="Untitled1" calcext:value="=&quot;JD&quot;" calcext:base-cell-address="Sheet1.D83"/>
            <calcext:condition calcext:apply-style-name="Untitled2" calcext:value="=&quot;Daniel&quot;" calcext:base-cell-address="Sheet1.D83"/>
            <calcext:condition calcext:apply-style-name="Untitled3" calcext:value="=&quot;JuanSe&quot;" calcext:base-cell-address="Sheet1.D83"/>
          </calcext:conditional-format>
          <calcext:conditional-format calcext:target-range-address="Sheet1.D84:Sheet1.D84">
            <calcext:condition calcext:apply-style-name="Untitled1" calcext:value="=&quot;JD&quot;" calcext:base-cell-address="Sheet1.D84"/>
            <calcext:condition calcext:apply-style-name="Untitled2" calcext:value="=&quot;Daniel&quot;" calcext:base-cell-address="Sheet1.D84"/>
            <calcext:condition calcext:apply-style-name="Untitled3" calcext:value="=&quot;JuanSe&quot;" calcext:base-cell-address="Sheet1.D84"/>
          </calcext:conditional-format>
          <calcext:conditional-format calcext:target-range-address="Sheet1.D85:Sheet1.D85">
            <calcext:condition calcext:apply-style-name="Untitled1" calcext:value="=&quot;JD&quot;" calcext:base-cell-address="Sheet1.D85"/>
            <calcext:condition calcext:apply-style-name="Untitled2" calcext:value="=&quot;Daniel&quot;" calcext:base-cell-address="Sheet1.D85"/>
            <calcext:condition calcext:apply-style-name="Untitled3" calcext:value="=&quot;JuanSe&quot;" calcext:base-cell-address="Sheet1.D85"/>
          </calcext:conditional-format>
          <calcext:conditional-format calcext:target-range-address="Sheet1.D86:Sheet1.D86">
            <calcext:condition calcext:apply-style-name="Untitled1" calcext:value="=&quot;JD&quot;" calcext:base-cell-address="Sheet1.D86"/>
            <calcext:condition calcext:apply-style-name="Untitled2" calcext:value="=&quot;Daniel&quot;" calcext:base-cell-address="Sheet1.D86"/>
            <calcext:condition calcext:apply-style-name="Untitled3" calcext:value="=&quot;JuanSe&quot;" calcext:base-cell-address="Sheet1.D86"/>
          </calcext:conditional-format>
          <calcext:conditional-format calcext:target-range-address="Sheet1.D87:Sheet1.D87">
            <calcext:condition calcext:apply-style-name="Untitled1" calcext:value="=&quot;JD&quot;" calcext:base-cell-address="Sheet1.D87"/>
            <calcext:condition calcext:apply-style-name="Untitled2" calcext:value="=&quot;Daniel&quot;" calcext:base-cell-address="Sheet1.D87"/>
            <calcext:condition calcext:apply-style-name="Untitled3" calcext:value="=&quot;JuanSe&quot;" calcext:base-cell-address="Sheet1.D87"/>
          </calcext:conditional-format>
          <calcext:conditional-format calcext:target-range-address="Sheet1.D88:Sheet1.D88">
            <calcext:condition calcext:apply-style-name="Untitled1" calcext:value="=&quot;JD&quot;" calcext:base-cell-address="Sheet1.D88"/>
            <calcext:condition calcext:apply-style-name="Untitled2" calcext:value="=&quot;Daniel&quot;" calcext:base-cell-address="Sheet1.D88"/>
            <calcext:condition calcext:apply-style-name="Untitled3" calcext:value="=&quot;JuanSe&quot;" calcext:base-cell-address="Sheet1.D88"/>
          </calcext:conditional-format>
          <calcext:conditional-format calcext:target-range-address="Sheet1.D89:Sheet1.D89">
            <calcext:condition calcext:apply-style-name="Untitled1" calcext:value="=&quot;JD&quot;" calcext:base-cell-address="Sheet1.D89"/>
            <calcext:condition calcext:apply-style-name="Untitled2" calcext:value="=&quot;Daniel&quot;" calcext:base-cell-address="Sheet1.D89"/>
            <calcext:condition calcext:apply-style-name="Untitled3" calcext:value="=&quot;JuanSe&quot;" calcext:base-cell-address="Sheet1.D89"/>
          </calcext:conditional-format>
          <calcext:conditional-format calcext:target-range-address="Sheet1.D90:Sheet1.D90">
            <calcext:condition calcext:apply-style-name="Untitled1" calcext:value="=&quot;JD&quot;" calcext:base-cell-address="Sheet1.D90"/>
            <calcext:condition calcext:apply-style-name="Untitled2" calcext:value="=&quot;Daniel&quot;" calcext:base-cell-address="Sheet1.D90"/>
            <calcext:condition calcext:apply-style-name="Untitled3" calcext:value="=&quot;JuanSe&quot;" calcext:base-cell-address="Sheet1.D90"/>
          </calcext:conditional-format>
          <calcext:conditional-format calcext:target-range-address="Sheet1.D91:Sheet1.D91">
            <calcext:condition calcext:apply-style-name="Untitled1" calcext:value="=&quot;JD&quot;" calcext:base-cell-address="Sheet1.D91"/>
            <calcext:condition calcext:apply-style-name="Untitled2" calcext:value="=&quot;Daniel&quot;" calcext:base-cell-address="Sheet1.D91"/>
            <calcext:condition calcext:apply-style-name="Untitled3" calcext:value="=&quot;JuanSe&quot;" calcext:base-cell-address="Sheet1.D91"/>
          </calcext:conditional-format>
          <calcext:conditional-format calcext:target-range-address="Sheet1.D92:Sheet1.D92">
            <calcext:condition calcext:apply-style-name="Untitled1" calcext:value="=&quot;JD&quot;" calcext:base-cell-address="Sheet1.D92"/>
            <calcext:condition calcext:apply-style-name="Untitled2" calcext:value="=&quot;Daniel&quot;" calcext:base-cell-address="Sheet1.D92"/>
            <calcext:condition calcext:apply-style-name="Untitled3" calcext:value="=&quot;JuanSe&quot;" calcext:base-cell-address="Sheet1.D92"/>
          </calcext:conditional-format>
          <calcext:conditional-format calcext:target-range-address="Sheet1.D93:Sheet1.D93">
            <calcext:condition calcext:apply-style-name="Untitled1" calcext:value="=&quot;JD&quot;" calcext:base-cell-address="Sheet1.D93"/>
            <calcext:condition calcext:apply-style-name="Untitled2" calcext:value="=&quot;Daniel&quot;" calcext:base-cell-address="Sheet1.D93"/>
            <calcext:condition calcext:apply-style-name="Untitled3" calcext:value="=&quot;JuanSe&quot;" calcext:base-cell-address="Sheet1.D93"/>
          </calcext:conditional-format>
          <calcext:conditional-format calcext:target-range-address="Sheet1.D94:Sheet1.D94">
            <calcext:condition calcext:apply-style-name="Untitled1" calcext:value="=&quot;JD&quot;" calcext:base-cell-address="Sheet1.D94"/>
            <calcext:condition calcext:apply-style-name="Untitled2" calcext:value="=&quot;Daniel&quot;" calcext:base-cell-address="Sheet1.D94"/>
            <calcext:condition calcext:apply-style-name="Untitled3" calcext:value="=&quot;JuanSe&quot;" calcext:base-cell-address="Sheet1.D94"/>
          </calcext:conditional-format>
          <calcext:conditional-format calcext:target-range-address="Sheet1.D95:Sheet1.D95">
            <calcext:condition calcext:apply-style-name="Untitled1" calcext:value="=&quot;JD&quot;" calcext:base-cell-address="Sheet1.D95"/>
            <calcext:condition calcext:apply-style-name="Untitled2" calcext:value="=&quot;Daniel&quot;" calcext:base-cell-address="Sheet1.D95"/>
            <calcext:condition calcext:apply-style-name="Untitled3" calcext:value="=&quot;JuanSe&quot;" calcext:base-cell-address="Sheet1.D95"/>
          </calcext:conditional-format>
          <calcext:conditional-format calcext:target-range-address="Sheet1.D96:Sheet1.D96">
            <calcext:condition calcext:apply-style-name="Untitled1" calcext:value="=&quot;JD&quot;" calcext:base-cell-address="Sheet1.D96"/>
            <calcext:condition calcext:apply-style-name="Untitled2" calcext:value="=&quot;Daniel&quot;" calcext:base-cell-address="Sheet1.D96"/>
            <calcext:condition calcext:apply-style-name="Untitled3" calcext:value="=&quot;JuanSe&quot;" calcext:base-cell-address="Sheet1.D96"/>
          </calcext:conditional-format>
          <calcext:conditional-format calcext:target-range-address="Sheet1.D97:Sheet1.D97">
            <calcext:condition calcext:apply-style-name="Untitled1" calcext:value="=&quot;JD&quot;" calcext:base-cell-address="Sheet1.D97"/>
            <calcext:condition calcext:apply-style-name="Untitled2" calcext:value="=&quot;Daniel&quot;" calcext:base-cell-address="Sheet1.D97"/>
            <calcext:condition calcext:apply-style-name="Untitled3" calcext:value="=&quot;JuanSe&quot;" calcext:base-cell-address="Sheet1.D97"/>
          </calcext:conditional-format>
          <calcext:conditional-format calcext:target-range-address="Sheet1.D98:Sheet1.D98">
            <calcext:condition calcext:apply-style-name="Untitled1" calcext:value="=&quot;JD&quot;" calcext:base-cell-address="Sheet1.D98"/>
            <calcext:condition calcext:apply-style-name="Untitled2" calcext:value="=&quot;Daniel&quot;" calcext:base-cell-address="Sheet1.D98"/>
            <calcext:condition calcext:apply-style-name="Untitled3" calcext:value="=&quot;JuanSe&quot;" calcext:base-cell-address="Sheet1.D98"/>
          </calcext:conditional-format>
          <calcext:conditional-format calcext:target-range-address="Sheet1.D99:Sheet1.D99">
            <calcext:condition calcext:apply-style-name="Untitled1" calcext:value="=&quot;JD&quot;" calcext:base-cell-address="Sheet1.D99"/>
            <calcext:condition calcext:apply-style-name="Untitled2" calcext:value="=&quot;Daniel&quot;" calcext:base-cell-address="Sheet1.D99"/>
            <calcext:condition calcext:apply-style-name="Untitled3" calcext:value="=&quot;JuanSe&quot;" calcext:base-cell-address="Sheet1.D99"/>
          </calcext:conditional-format>
          <calcext:conditional-format calcext:target-range-address="Sheet1.D100:Sheet1.D100">
            <calcext:condition calcext:apply-style-name="Untitled1" calcext:value="=&quot;JD&quot;" calcext:base-cell-address="Sheet1.D100"/>
            <calcext:condition calcext:apply-style-name="Untitled2" calcext:value="=&quot;Daniel&quot;" calcext:base-cell-address="Sheet1.D100"/>
            <calcext:condition calcext:apply-style-name="Untitled3" calcext:value="=&quot;JuanSe&quot;" calcext:base-cell-address="Sheet1.D100"/>
          </calcext:conditional-format>
          <calcext:conditional-format calcext:target-range-address="Sheet1.D101:Sheet1.D101">
            <calcext:condition calcext:apply-style-name="Untitled1" calcext:value="=&quot;JD&quot;" calcext:base-cell-address="Sheet1.D101"/>
            <calcext:condition calcext:apply-style-name="Untitled2" calcext:value="=&quot;Daniel&quot;" calcext:base-cell-address="Sheet1.D101"/>
            <calcext:condition calcext:apply-style-name="Untitled3" calcext:value="=&quot;JuanSe&quot;" calcext:base-cell-address="Sheet1.D101"/>
          </calcext:conditional-format>
          <calcext:conditional-format calcext:target-range-address="Sheet1.D102:Sheet1.D102">
            <calcext:condition calcext:apply-style-name="Untitled1" calcext:value="=&quot;JD&quot;" calcext:base-cell-address="Sheet1.D102"/>
            <calcext:condition calcext:apply-style-name="Untitled2" calcext:value="=&quot;Daniel&quot;" calcext:base-cell-address="Sheet1.D102"/>
            <calcext:condition calcext:apply-style-name="Untitled3" calcext:value="=&quot;JuanSe&quot;" calcext:base-cell-address="Sheet1.D102"/>
          </calcext:conditional-format>
          <calcext:conditional-format calcext:target-range-address="Sheet1.D103:Sheet1.D103">
            <calcext:condition calcext:apply-style-name="Untitled1" calcext:value="=&quot;JD&quot;" calcext:base-cell-address="Sheet1.D103"/>
            <calcext:condition calcext:apply-style-name="Untitled2" calcext:value="=&quot;Daniel&quot;" calcext:base-cell-address="Sheet1.D103"/>
            <calcext:condition calcext:apply-style-name="Untitled3" calcext:value="=&quot;JuanSe&quot;" calcext:base-cell-address="Sheet1.D103"/>
          </calcext:conditional-format>
          <calcext:conditional-format calcext:target-range-address="Sheet1.D104:Sheet1.D104">
            <calcext:condition calcext:apply-style-name="Untitled1" calcext:value="=&quot;JD&quot;" calcext:base-cell-address="Sheet1.D104"/>
            <calcext:condition calcext:apply-style-name="Untitled2" calcext:value="=&quot;Daniel&quot;" calcext:base-cell-address="Sheet1.D104"/>
            <calcext:condition calcext:apply-style-name="Untitled3" calcext:value="=&quot;JuanSe&quot;" calcext:base-cell-address="Sheet1.D104"/>
          </calcext:conditional-format>
          <calcext:conditional-format calcext:target-range-address="Sheet1.D105:Sheet1.D105">
            <calcext:condition calcext:apply-style-name="Untitled1" calcext:value="=&quot;JD&quot;" calcext:base-cell-address="Sheet1.D105"/>
            <calcext:condition calcext:apply-style-name="Untitled2" calcext:value="=&quot;Daniel&quot;" calcext:base-cell-address="Sheet1.D105"/>
            <calcext:condition calcext:apply-style-name="Untitled3" calcext:value="=&quot;JuanSe&quot;" calcext:base-cell-address="Sheet1.D105"/>
          </calcext:conditional-format>
          <calcext:conditional-format calcext:target-range-address="Sheet1.D106:Sheet1.D106">
            <calcext:condition calcext:apply-style-name="Untitled1" calcext:value="=&quot;JD&quot;" calcext:base-cell-address="Sheet1.D106"/>
            <calcext:condition calcext:apply-style-name="Untitled2" calcext:value="=&quot;Daniel&quot;" calcext:base-cell-address="Sheet1.D106"/>
            <calcext:condition calcext:apply-style-name="Untitled3" calcext:value="=&quot;JuanSe&quot;" calcext:base-cell-address="Sheet1.D106"/>
          </calcext:conditional-format>
          <calcext:conditional-format calcext:target-range-address="Sheet1.D107:Sheet1.D107">
            <calcext:condition calcext:apply-style-name="Untitled1" calcext:value="=&quot;JD&quot;" calcext:base-cell-address="Sheet1.D107"/>
            <calcext:condition calcext:apply-style-name="Untitled2" calcext:value="=&quot;Daniel&quot;" calcext:base-cell-address="Sheet1.D107"/>
            <calcext:condition calcext:apply-style-name="Untitled3" calcext:value="=&quot;JuanSe&quot;" calcext:base-cell-address="Sheet1.D107"/>
          </calcext:conditional-format>
          <calcext:conditional-format calcext:target-range-address="Sheet1.D108:Sheet1.D108">
            <calcext:condition calcext:apply-style-name="Untitled1" calcext:value="=&quot;JD&quot;" calcext:base-cell-address="Sheet1.D108"/>
            <calcext:condition calcext:apply-style-name="Untitled2" calcext:value="=&quot;Daniel&quot;" calcext:base-cell-address="Sheet1.D108"/>
            <calcext:condition calcext:apply-style-name="Untitled3" calcext:value="=&quot;JuanSe&quot;" calcext:base-cell-address="Sheet1.D108"/>
          </calcext:conditional-format>
          <calcext:conditional-format calcext:target-range-address="Sheet1.D109:Sheet1.D109">
            <calcext:condition calcext:apply-style-name="Untitled1" calcext:value="=&quot;JD&quot;" calcext:base-cell-address="Sheet1.D109"/>
            <calcext:condition calcext:apply-style-name="Untitled2" calcext:value="=&quot;Daniel&quot;" calcext:base-cell-address="Sheet1.D109"/>
            <calcext:condition calcext:apply-style-name="Untitled3" calcext:value="=&quot;JuanSe&quot;" calcext:base-cell-address="Sheet1.D109"/>
          </calcext:conditional-format>
          <calcext:conditional-format calcext:target-range-address="Sheet1.D110:Sheet1.D110">
            <calcext:condition calcext:apply-style-name="Untitled1" calcext:value="=&quot;JD&quot;" calcext:base-cell-address="Sheet1.D110"/>
            <calcext:condition calcext:apply-style-name="Untitled2" calcext:value="=&quot;Daniel&quot;" calcext:base-cell-address="Sheet1.D110"/>
            <calcext:condition calcext:apply-style-name="Untitled3" calcext:value="=&quot;JuanSe&quot;" calcext:base-cell-address="Sheet1.D110"/>
          </calcext:conditional-format>
          <calcext:conditional-format calcext:target-range-address="Sheet1.D111:Sheet1.D111">
            <calcext:condition calcext:apply-style-name="Untitled1" calcext:value="=&quot;JD&quot;" calcext:base-cell-address="Sheet1.D111"/>
            <calcext:condition calcext:apply-style-name="Untitled2" calcext:value="=&quot;Daniel&quot;" calcext:base-cell-address="Sheet1.D111"/>
            <calcext:condition calcext:apply-style-name="Untitled3" calcext:value="=&quot;JuanSe&quot;" calcext:base-cell-address="Sheet1.D111"/>
          </calcext:conditional-format>
          <calcext:conditional-format calcext:target-range-address="Sheet1.D112:Sheet1.D112">
            <calcext:condition calcext:apply-style-name="Untitled1" calcext:value="=&quot;JD&quot;" calcext:base-cell-address="Sheet1.D112"/>
            <calcext:condition calcext:apply-style-name="Untitled2" calcext:value="=&quot;Daniel&quot;" calcext:base-cell-address="Sheet1.D112"/>
            <calcext:condition calcext:apply-style-name="Untitled3" calcext:value="=&quot;JuanSe&quot;" calcext:base-cell-address="Sheet1.D112"/>
          </calcext:conditional-format>
          <calcext:conditional-format calcext:target-range-address="Sheet1.D113:Sheet1.D113">
            <calcext:condition calcext:apply-style-name="Untitled1" calcext:value="=&quot;JD&quot;" calcext:base-cell-address="Sheet1.D113"/>
            <calcext:condition calcext:apply-style-name="Untitled2" calcext:value="=&quot;Daniel&quot;" calcext:base-cell-address="Sheet1.D113"/>
            <calcext:condition calcext:apply-style-name="Untitled3" calcext:value="=&quot;JuanSe&quot;" calcext:base-cell-address="Sheet1.D113"/>
          </calcext:conditional-format>
          <calcext:conditional-format calcext:target-range-address="Sheet1.D114:Sheet1.D114">
            <calcext:condition calcext:apply-style-name="Untitled1" calcext:value="=&quot;JD&quot;" calcext:base-cell-address="Sheet1.D114"/>
            <calcext:condition calcext:apply-style-name="Untitled2" calcext:value="=&quot;Daniel&quot;" calcext:base-cell-address="Sheet1.D114"/>
            <calcext:condition calcext:apply-style-name="Untitled3" calcext:value="=&quot;JuanSe&quot;" calcext:base-cell-address="Sheet1.D114"/>
          </calcext:conditional-format>
          <calcext:conditional-format calcext:target-range-address="Sheet1.D115:Sheet1.D115">
            <calcext:condition calcext:apply-style-name="Untitled1" calcext:value="=&quot;JD&quot;" calcext:base-cell-address="Sheet1.D115"/>
            <calcext:condition calcext:apply-style-name="Untitled2" calcext:value="=&quot;Daniel&quot;" calcext:base-cell-address="Sheet1.D115"/>
            <calcext:condition calcext:apply-style-name="Untitled3" calcext:value="=&quot;JuanSe&quot;" calcext:base-cell-address="Sheet1.D115"/>
          </calcext:conditional-format>
          <calcext:conditional-format calcext:target-range-address="Sheet1.D116:Sheet1.D116">
            <calcext:condition calcext:apply-style-name="Untitled1" calcext:value="=&quot;JD&quot;" calcext:base-cell-address="Sheet1.D116"/>
            <calcext:condition calcext:apply-style-name="Untitled2" calcext:value="=&quot;Daniel&quot;" calcext:base-cell-address="Sheet1.D116"/>
            <calcext:condition calcext:apply-style-name="Untitled3" calcext:value="=&quot;JuanSe&quot;" calcext:base-cell-address="Sheet1.D116"/>
          </calcext:conditional-format>
          <calcext:conditional-format calcext:target-range-address="Sheet1.D117:Sheet1.D117">
            <calcext:condition calcext:apply-style-name="Untitled1" calcext:value="=&quot;JD&quot;" calcext:base-cell-address="Sheet1.D117"/>
            <calcext:condition calcext:apply-style-name="Untitled2" calcext:value="=&quot;Daniel&quot;" calcext:base-cell-address="Sheet1.D117"/>
            <calcext:condition calcext:apply-style-name="Untitled3" calcext:value="=&quot;JuanSe&quot;" calcext:base-cell-address="Sheet1.D117"/>
          </calcext:conditional-format>
          <calcext:conditional-format calcext:target-range-address="Sheet1.D118:Sheet1.D118">
            <calcext:condition calcext:apply-style-name="Untitled1" calcext:value="=&quot;JD&quot;" calcext:base-cell-address="Sheet1.D118"/>
            <calcext:condition calcext:apply-style-name="Untitled2" calcext:value="=&quot;Daniel&quot;" calcext:base-cell-address="Sheet1.D118"/>
            <calcext:condition calcext:apply-style-name="Untitled3" calcext:value="=&quot;JuanSe&quot;" calcext:base-cell-address="Sheet1.D118"/>
          </calcext:conditional-format>
          <calcext:conditional-format calcext:target-range-address="Sheet1.D119:Sheet1.D119">
            <calcext:condition calcext:apply-style-name="Untitled1" calcext:value="=&quot;JD&quot;" calcext:base-cell-address="Sheet1.D119"/>
            <calcext:condition calcext:apply-style-name="Untitled2" calcext:value="=&quot;Daniel&quot;" calcext:base-cell-address="Sheet1.D119"/>
            <calcext:condition calcext:apply-style-name="Untitled3" calcext:value="=&quot;JuanSe&quot;" calcext:base-cell-address="Sheet1.D119"/>
          </calcext:conditional-format>
          <calcext:conditional-format calcext:target-range-address="Sheet1.D120:Sheet1.D120">
            <calcext:condition calcext:apply-style-name="Untitled1" calcext:value="=&quot;JD&quot;" calcext:base-cell-address="Sheet1.D120"/>
            <calcext:condition calcext:apply-style-name="Untitled2" calcext:value="=&quot;Daniel&quot;" calcext:base-cell-address="Sheet1.D120"/>
            <calcext:condition calcext:apply-style-name="Untitled3" calcext:value="=&quot;JuanSe&quot;" calcext:base-cell-address="Sheet1.D120"/>
          </calcext:conditional-format>
          <calcext:conditional-format calcext:target-range-address="Sheet1.D121:Sheet1.D121">
            <calcext:condition calcext:apply-style-name="Untitled1" calcext:value="=&quot;JD&quot;" calcext:base-cell-address="Sheet1.D121"/>
            <calcext:condition calcext:apply-style-name="Untitled2" calcext:value="=&quot;Daniel&quot;" calcext:base-cell-address="Sheet1.D121"/>
            <calcext:condition calcext:apply-style-name="Untitled3" calcext:value="=&quot;JuanSe&quot;" calcext:base-cell-address="Sheet1.D121"/>
          </calcext:conditional-format>
          <calcext:conditional-format calcext:target-range-address="Sheet1.D122:Sheet1.D122">
            <calcext:condition calcext:apply-style-name="Untitled1" calcext:value="=&quot;JD&quot;" calcext:base-cell-address="Sheet1.D122"/>
            <calcext:condition calcext:apply-style-name="Untitled2" calcext:value="=&quot;Daniel&quot;" calcext:base-cell-address="Sheet1.D122"/>
            <calcext:condition calcext:apply-style-name="Untitled3" calcext:value="=&quot;JuanSe&quot;" calcext:base-cell-address="Sheet1.D122"/>
          </calcext:conditional-format>
          <calcext:conditional-format calcext:target-range-address="Sheet1.D123:Sheet1.D123">
            <calcext:condition calcext:apply-style-name="Untitled1" calcext:value="=&quot;JD&quot;" calcext:base-cell-address="Sheet1.D123"/>
            <calcext:condition calcext:apply-style-name="Untitled2" calcext:value="=&quot;Daniel&quot;" calcext:base-cell-address="Sheet1.D123"/>
            <calcext:condition calcext:apply-style-name="Untitled3" calcext:value="=&quot;JuanSe&quot;" calcext:base-cell-address="Sheet1.D123"/>
          </calcext:conditional-format>
          <calcext:conditional-format calcext:target-range-address="Sheet1.D124:Sheet1.D124">
            <calcext:condition calcext:apply-style-name="Untitled1" calcext:value="=&quot;JD&quot;" calcext:base-cell-address="Sheet1.D124"/>
            <calcext:condition calcext:apply-style-name="Untitled2" calcext:value="=&quot;Daniel&quot;" calcext:base-cell-address="Sheet1.D124"/>
            <calcext:condition calcext:apply-style-name="Untitled3" calcext:value="=&quot;JuanSe&quot;" calcext:base-cell-address="Sheet1.D124"/>
          </calcext:conditional-format>
          <calcext:conditional-format calcext:target-range-address="Sheet1.D125:Sheet1.D125">
            <calcext:condition calcext:apply-style-name="Untitled1" calcext:value="=&quot;JD&quot;" calcext:base-cell-address="Sheet1.D125"/>
            <calcext:condition calcext:apply-style-name="Untitled2" calcext:value="=&quot;Daniel&quot;" calcext:base-cell-address="Sheet1.D125"/>
            <calcext:condition calcext:apply-style-name="Untitled3" calcext:value="=&quot;JuanSe&quot;" calcext:base-cell-address="Sheet1.D125"/>
          </calcext:conditional-format>
          <calcext:conditional-format calcext:target-range-address="Sheet1.D126:Sheet1.D126">
            <calcext:condition calcext:apply-style-name="Untitled1" calcext:value="=&quot;JD&quot;" calcext:base-cell-address="Sheet1.D126"/>
            <calcext:condition calcext:apply-style-name="Untitled2" calcext:value="=&quot;Daniel&quot;" calcext:base-cell-address="Sheet1.D126"/>
            <calcext:condition calcext:apply-style-name="Untitled3" calcext:value="=&quot;JuanSe&quot;" calcext:base-cell-address="Sheet1.D126"/>
          </calcext:conditional-format>
          <calcext:conditional-format calcext:target-range-address="Sheet1.D127:Sheet1.D127">
            <calcext:condition calcext:apply-style-name="Untitled1" calcext:value="=&quot;JD&quot;" calcext:base-cell-address="Sheet1.D127"/>
            <calcext:condition calcext:apply-style-name="Untitled2" calcext:value="=&quot;Daniel&quot;" calcext:base-cell-address="Sheet1.D127"/>
            <calcext:condition calcext:apply-style-name="Untitled3" calcext:value="=&quot;JuanSe&quot;" calcext:base-cell-address="Sheet1.D127"/>
          </calcext:conditional-format>
          <calcext:conditional-format calcext:target-range-address="Sheet1.D128:Sheet1.D128">
            <calcext:condition calcext:apply-style-name="Untitled1" calcext:value="=&quot;JD&quot;" calcext:base-cell-address="Sheet1.D128"/>
            <calcext:condition calcext:apply-style-name="Untitled2" calcext:value="=&quot;Daniel&quot;" calcext:base-cell-address="Sheet1.D128"/>
            <calcext:condition calcext:apply-style-name="Untitled3" calcext:value="=&quot;JuanSe&quot;" calcext:base-cell-address="Sheet1.D128"/>
          </calcext:conditional-format>
          <calcext:conditional-format calcext:target-range-address="Sheet1.D129:Sheet1.D129">
            <calcext:condition calcext:apply-style-name="Untitled1" calcext:value="=&quot;JD&quot;" calcext:base-cell-address="Sheet1.D129"/>
            <calcext:condition calcext:apply-style-name="Untitled2" calcext:value="=&quot;Daniel&quot;" calcext:base-cell-address="Sheet1.D129"/>
            <calcext:condition calcext:apply-style-name="Untitled3" calcext:value="=&quot;JuanSe&quot;" calcext:base-cell-address="Sheet1.D129"/>
          </calcext:conditional-format>
          <calcext:conditional-format calcext:target-range-address="Sheet1.D130:Sheet1.D130">
            <calcext:condition calcext:apply-style-name="Untitled1" calcext:value="=&quot;JD&quot;" calcext:base-cell-address="Sheet1.D130"/>
            <calcext:condition calcext:apply-style-name="Untitled2" calcext:value="=&quot;Daniel&quot;" calcext:base-cell-address="Sheet1.D130"/>
            <calcext:condition calcext:apply-style-name="Untitled3" calcext:value="=&quot;JuanSe&quot;" calcext:base-cell-address="Sheet1.D130"/>
          </calcext:conditional-format>
          <calcext:conditional-format calcext:target-range-address="Sheet1.D131:Sheet1.D131">
            <calcext:condition calcext:apply-style-name="Untitled1" calcext:value="=&quot;JD&quot;" calcext:base-cell-address="Sheet1.D131"/>
            <calcext:condition calcext:apply-style-name="Untitled2" calcext:value="=&quot;Daniel&quot;" calcext:base-cell-address="Sheet1.D131"/>
            <calcext:condition calcext:apply-style-name="Untitled3" calcext:value="=&quot;JuanSe&quot;" calcext:base-cell-address="Sheet1.D131"/>
          </calcext:conditional-format>
          <calcext:conditional-format calcext:target-range-address="Sheet1.D132:Sheet1.D132">
            <calcext:condition calcext:apply-style-name="Untitled1" calcext:value="=&quot;JD&quot;" calcext:base-cell-address="Sheet1.D132"/>
            <calcext:condition calcext:apply-style-name="Untitled2" calcext:value="=&quot;Daniel&quot;" calcext:base-cell-address="Sheet1.D132"/>
            <calcext:condition calcext:apply-style-name="Untitled3" calcext:value="=&quot;JuanSe&quot;" calcext:base-cell-address="Sheet1.D132"/>
          </calcext:conditional-format>
          <calcext:conditional-format calcext:target-range-address="Sheet1.D133:Sheet1.D133">
            <calcext:condition calcext:apply-style-name="Untitled1" calcext:value="=&quot;JD&quot;" calcext:base-cell-address="Sheet1.D133"/>
            <calcext:condition calcext:apply-style-name="Untitled2" calcext:value="=&quot;Daniel&quot;" calcext:base-cell-address="Sheet1.D133"/>
            <calcext:condition calcext:apply-style-name="Untitled3" calcext:value="=&quot;JuanSe&quot;" calcext:base-cell-address="Sheet1.D133"/>
          </calcext:conditional-format>
          <calcext:conditional-format calcext:target-range-address="Sheet1.D134:Sheet1.D134">
            <calcext:condition calcext:apply-style-name="Untitled1" calcext:value="=&quot;JD&quot;" calcext:base-cell-address="Sheet1.D134"/>
            <calcext:condition calcext:apply-style-name="Untitled2" calcext:value="=&quot;Daniel&quot;" calcext:base-cell-address="Sheet1.D134"/>
            <calcext:condition calcext:apply-style-name="Untitled3" calcext:value="=&quot;JuanSe&quot;" calcext:base-cell-address="Sheet1.D134"/>
          </calcext:conditional-format>
          <calcext:conditional-format calcext:target-range-address="Sheet1.D135:Sheet1.D135">
            <calcext:condition calcext:apply-style-name="Untitled1" calcext:value="=&quot;JD&quot;" calcext:base-cell-address="Sheet1.D135"/>
            <calcext:condition calcext:apply-style-name="Untitled2" calcext:value="=&quot;Daniel&quot;" calcext:base-cell-address="Sheet1.D135"/>
            <calcext:condition calcext:apply-style-name="Untitled3" calcext:value="=&quot;JuanSe&quot;" calcext:base-cell-address="Sheet1.D135"/>
          </calcext:conditional-format>
          <calcext:conditional-format calcext:target-range-address="Sheet1.D136:Sheet1.D136">
            <calcext:condition calcext:apply-style-name="Untitled1" calcext:value="=&quot;JD&quot;" calcext:base-cell-address="Sheet1.D136"/>
            <calcext:condition calcext:apply-style-name="Untitled2" calcext:value="=&quot;Daniel&quot;" calcext:base-cell-address="Sheet1.D136"/>
            <calcext:condition calcext:apply-style-name="Untitled3" calcext:value="=&quot;JuanSe&quot;" calcext:base-cell-address="Sheet1.D136"/>
          </calcext:conditional-format>
          <calcext:conditional-format calcext:target-range-address="Sheet1.D137:Sheet1.D137">
            <calcext:condition calcext:apply-style-name="Untitled1" calcext:value="=&quot;JD&quot;" calcext:base-cell-address="Sheet1.D137"/>
            <calcext:condition calcext:apply-style-name="Untitled2" calcext:value="=&quot;Daniel&quot;" calcext:base-cell-address="Sheet1.D137"/>
            <calcext:condition calcext:apply-style-name="Untitled3" calcext:value="=&quot;JuanSe&quot;" calcext:base-cell-address="Sheet1.D137"/>
          </calcext:conditional-format>
          <calcext:conditional-format calcext:target-range-address="Sheet1.D138:Sheet1.D138">
            <calcext:condition calcext:apply-style-name="Untitled1" calcext:value="=&quot;JD&quot;" calcext:base-cell-address="Sheet1.D138"/>
            <calcext:condition calcext:apply-style-name="Untitled2" calcext:value="=&quot;Daniel&quot;" calcext:base-cell-address="Sheet1.D138"/>
            <calcext:condition calcext:apply-style-name="Untitled3" calcext:value="=&quot;JuanSe&quot;" calcext:base-cell-address="Sheet1.D138"/>
          </calcext:conditional-format>
          <calcext:conditional-format calcext:target-range-address="Sheet1.D139:Sheet1.D139">
            <calcext:condition calcext:apply-style-name="Untitled1" calcext:value="=&quot;JD&quot;" calcext:base-cell-address="Sheet1.D139"/>
            <calcext:condition calcext:apply-style-name="Untitled2" calcext:value="=&quot;Daniel&quot;" calcext:base-cell-address="Sheet1.D139"/>
            <calcext:condition calcext:apply-style-name="Untitled3" calcext:value="=&quot;JuanSe&quot;" calcext:base-cell-address="Sheet1.D139"/>
          </calcext:conditional-format>
          <calcext:conditional-format calcext:target-range-address="Sheet1.D140:Sheet1.D140">
            <calcext:condition calcext:apply-style-name="Untitled1" calcext:value="=&quot;JD&quot;" calcext:base-cell-address="Sheet1.D140"/>
            <calcext:condition calcext:apply-style-name="Untitled2" calcext:value="=&quot;Daniel&quot;" calcext:base-cell-address="Sheet1.D140"/>
            <calcext:condition calcext:apply-style-name="Untitled3" calcext:value="=&quot;JuanSe&quot;" calcext:base-cell-address="Sheet1.D140"/>
          </calcext:conditional-format>
          <calcext:conditional-format calcext:target-range-address="Sheet1.D141:Sheet1.D141">
            <calcext:condition calcext:apply-style-name="Untitled1" calcext:value="=&quot;JD&quot;" calcext:base-cell-address="Sheet1.D141"/>
            <calcext:condition calcext:apply-style-name="Untitled2" calcext:value="=&quot;Daniel&quot;" calcext:base-cell-address="Sheet1.D141"/>
            <calcext:condition calcext:apply-style-name="Untitled3" calcext:value="=&quot;JuanSe&quot;" calcext:base-cell-address="Sheet1.D141"/>
          </calcext:conditional-format>
          <calcext:conditional-format calcext:target-range-address="Sheet1.D142:Sheet1.D142">
            <calcext:condition calcext:apply-style-name="Untitled1" calcext:value="=&quot;JD&quot;" calcext:base-cell-address="Sheet1.D142"/>
            <calcext:condition calcext:apply-style-name="Untitled2" calcext:value="=&quot;Daniel&quot;" calcext:base-cell-address="Sheet1.D142"/>
            <calcext:condition calcext:apply-style-name="Untitled3" calcext:value="=&quot;JuanSe&quot;" calcext:base-cell-address="Sheet1.D142"/>
          </calcext:conditional-format>
          <calcext:conditional-format calcext:target-range-address="Sheet1.D143:Sheet1.D143">
            <calcext:condition calcext:apply-style-name="Untitled1" calcext:value="=&quot;JD&quot;" calcext:base-cell-address="Sheet1.D143"/>
            <calcext:condition calcext:apply-style-name="Untitled2" calcext:value="=&quot;Daniel&quot;" calcext:base-cell-address="Sheet1.D143"/>
            <calcext:condition calcext:apply-style-name="Untitled3" calcext:value="=&quot;JuanSe&quot;" calcext:base-cell-address="Sheet1.D143"/>
          </calcext:conditional-format>
          <calcext:conditional-format calcext:target-range-address="Sheet1.D144:Sheet1.D144">
            <calcext:condition calcext:apply-style-name="Untitled1" calcext:value="=&quot;JD&quot;" calcext:base-cell-address="Sheet1.D144"/>
            <calcext:condition calcext:apply-style-name="Untitled2" calcext:value="=&quot;Daniel&quot;" calcext:base-cell-address="Sheet1.D144"/>
            <calcext:condition calcext:apply-style-name="Untitled3" calcext:value="=&quot;JuanSe&quot;" calcext:base-cell-address="Sheet1.D144"/>
          </calcext:conditional-format>
          <calcext:conditional-format calcext:target-range-address="Sheet1.D145:Sheet1.D145">
            <calcext:condition calcext:apply-style-name="Untitled1" calcext:value="=&quot;JD&quot;" calcext:base-cell-address="Sheet1.D145"/>
            <calcext:condition calcext:apply-style-name="Untitled2" calcext:value="=&quot;Daniel&quot;" calcext:base-cell-address="Sheet1.D145"/>
            <calcext:condition calcext:apply-style-name="Untitled3" calcext:value="=&quot;JuanSe&quot;" calcext:base-cell-address="Sheet1.D145"/>
          </calcext:conditional-format>
          <calcext:conditional-format calcext:target-range-address="Sheet1.D146:Sheet1.D146">
            <calcext:condition calcext:apply-style-name="Untitled1" calcext:value="=&quot;JD&quot;" calcext:base-cell-address="Sheet1.D146"/>
            <calcext:condition calcext:apply-style-name="Untitled2" calcext:value="=&quot;Daniel&quot;" calcext:base-cell-address="Sheet1.D146"/>
            <calcext:condition calcext:apply-style-name="Untitled3" calcext:value="=&quot;JuanSe&quot;" calcext:base-cell-address="Sheet1.D146"/>
          </calcext:conditional-format>
          <calcext:conditional-format calcext:target-range-address="Sheet1.D147:Sheet1.D147">
            <calcext:condition calcext:apply-style-name="Untitled1" calcext:value="=&quot;JD&quot;" calcext:base-cell-address="Sheet1.D147"/>
            <calcext:condition calcext:apply-style-name="Untitled2" calcext:value="=&quot;Daniel&quot;" calcext:base-cell-address="Sheet1.D147"/>
            <calcext:condition calcext:apply-style-name="Untitled3" calcext:value="=&quot;JuanSe&quot;" calcext:base-cell-address="Sheet1.D147"/>
          </calcext:conditional-format>
          <calcext:conditional-format calcext:target-range-address="Sheet1.D148:Sheet1.D148">
            <calcext:condition calcext:apply-style-name="Untitled1" calcext:value="=&quot;JD&quot;" calcext:base-cell-address="Sheet1.D148"/>
            <calcext:condition calcext:apply-style-name="Untitled2" calcext:value="=&quot;Daniel&quot;" calcext:base-cell-address="Sheet1.D148"/>
            <calcext:condition calcext:apply-style-name="Untitled3" calcext:value="=&quot;JuanSe&quot;" calcext:base-cell-address="Sheet1.D148"/>
          </calcext:conditional-format>
          <calcext:conditional-format calcext:target-range-address="Sheet1.D149:Sheet1.D149">
            <calcext:condition calcext:apply-style-name="Untitled1" calcext:value="=&quot;JD&quot;" calcext:base-cell-address="Sheet1.D149"/>
            <calcext:condition calcext:apply-style-name="Untitled2" calcext:value="=&quot;Daniel&quot;" calcext:base-cell-address="Sheet1.D149"/>
            <calcext:condition calcext:apply-style-name="Untitled3" calcext:value="=&quot;JuanSe&quot;" calcext:base-cell-address="Sheet1.D149"/>
          </calcext:conditional-format>
          <calcext:conditional-format calcext:target-range-address="Sheet1.D150:Sheet1.D150">
            <calcext:condition calcext:apply-style-name="Untitled1" calcext:value="=&quot;JD&quot;" calcext:base-cell-address="Sheet1.D150"/>
            <calcext:condition calcext:apply-style-name="Untitled2" calcext:value="=&quot;Daniel&quot;" calcext:base-cell-address="Sheet1.D150"/>
            <calcext:condition calcext:apply-style-name="Untitled3" calcext:value="=&quot;JuanSe&quot;" calcext:base-cell-address="Sheet1.D150"/>
          </calcext:conditional-format>
          <calcext:conditional-format calcext:target-range-address="Sheet1.D151:Sheet1.D151">
            <calcext:condition calcext:apply-style-name="Untitled1" calcext:value="=&quot;JD&quot;" calcext:base-cell-address="Sheet1.D151"/>
            <calcext:condition calcext:apply-style-name="Untitled2" calcext:value="=&quot;Daniel&quot;" calcext:base-cell-address="Sheet1.D151"/>
            <calcext:condition calcext:apply-style-name="Untitled3" calcext:value="=&quot;JuanSe&quot;" calcext:base-cell-address="Sheet1.D151"/>
          </calcext:conditional-format>
          <calcext:conditional-format calcext:target-range-address="Sheet1.D152:Sheet1.D152">
            <calcext:condition calcext:apply-style-name="Untitled1" calcext:value="=&quot;JD&quot;" calcext:base-cell-address="Sheet1.D152"/>
            <calcext:condition calcext:apply-style-name="Untitled2" calcext:value="=&quot;Daniel&quot;" calcext:base-cell-address="Sheet1.D152"/>
            <calcext:condition calcext:apply-style-name="Untitled3" calcext:value="=&quot;JuanSe&quot;" calcext:base-cell-address="Sheet1.D152"/>
          </calcext:conditional-format>
          <calcext:conditional-format calcext:target-range-address="Sheet1.D153:Sheet1.D153">
            <calcext:condition calcext:apply-style-name="Untitled1" calcext:value="=&quot;JD&quot;" calcext:base-cell-address="Sheet1.D153"/>
            <calcext:condition calcext:apply-style-name="Untitled2" calcext:value="=&quot;Daniel&quot;" calcext:base-cell-address="Sheet1.D153"/>
            <calcext:condition calcext:apply-style-name="Untitled3" calcext:value="=&quot;JuanSe&quot;" calcext:base-cell-address="Sheet1.D153"/>
          </calcext:conditional-format>
          <calcext:conditional-format calcext:target-range-address="Sheet1.D154:Sheet1.D154">
            <calcext:condition calcext:apply-style-name="Untitled1" calcext:value="=&quot;JD&quot;" calcext:base-cell-address="Sheet1.D154"/>
            <calcext:condition calcext:apply-style-name="Untitled2" calcext:value="=&quot;Daniel&quot;" calcext:base-cell-address="Sheet1.D154"/>
            <calcext:condition calcext:apply-style-name="Untitled3" calcext:value="=&quot;JuanSe&quot;" calcext:base-cell-address="Sheet1.D154"/>
          </calcext:conditional-format>
          <calcext:conditional-format calcext:target-range-address="Sheet1.D155:Sheet1.D155">
            <calcext:condition calcext:apply-style-name="Untitled1" calcext:value="=&quot;JD&quot;" calcext:base-cell-address="Sheet1.D155"/>
            <calcext:condition calcext:apply-style-name="Untitled2" calcext:value="=&quot;Daniel&quot;" calcext:base-cell-address="Sheet1.D155"/>
            <calcext:condition calcext:apply-style-name="Untitled3" calcext:value="=&quot;JuanSe&quot;" calcext:base-cell-address="Sheet1.D155"/>
          </calcext:conditional-format>
          <calcext:conditional-format calcext:target-range-address="Sheet1.D156:Sheet1.D156">
            <calcext:condition calcext:apply-style-name="Untitled1" calcext:value="=&quot;JD&quot;" calcext:base-cell-address="Sheet1.D156"/>
            <calcext:condition calcext:apply-style-name="Untitled2" calcext:value="=&quot;Daniel&quot;" calcext:base-cell-address="Sheet1.D156"/>
            <calcext:condition calcext:apply-style-name="Untitled3" calcext:value="=&quot;JuanSe&quot;" calcext:base-cell-address="Sheet1.D156"/>
          </calcext:conditional-format>
          <calcext:conditional-format calcext:target-range-address="Sheet1.D157:Sheet1.D157">
            <calcext:condition calcext:apply-style-name="Untitled1" calcext:value="=&quot;JD&quot;" calcext:base-cell-address="Sheet1.D157"/>
            <calcext:condition calcext:apply-style-name="Untitled2" calcext:value="=&quot;Daniel&quot;" calcext:base-cell-address="Sheet1.D157"/>
            <calcext:condition calcext:apply-style-name="Untitled3" calcext:value="=&quot;JuanSe&quot;" calcext:base-cell-address="Sheet1.D157"/>
          </calcext:conditional-format>
          <calcext:conditional-format calcext:target-range-address="Sheet1.D158:Sheet1.D158">
            <calcext:condition calcext:apply-style-name="Untitled1" calcext:value="=&quot;JD&quot;" calcext:base-cell-address="Sheet1.D158"/>
            <calcext:condition calcext:apply-style-name="Untitled2" calcext:value="=&quot;Daniel&quot;" calcext:base-cell-address="Sheet1.D158"/>
            <calcext:condition calcext:apply-style-name="Untitled3" calcext:value="=&quot;JuanSe&quot;" calcext:base-cell-address="Sheet1.D158"/>
          </calcext:conditional-format>
          <calcext:conditional-format calcext:target-range-address="Sheet1.D159:Sheet1.D159">
            <calcext:condition calcext:apply-style-name="Untitled1" calcext:value="=&quot;JD&quot;" calcext:base-cell-address="Sheet1.D159"/>
            <calcext:condition calcext:apply-style-name="Untitled2" calcext:value="=&quot;Daniel&quot;" calcext:base-cell-address="Sheet1.D159"/>
            <calcext:condition calcext:apply-style-name="Untitled3" calcext:value="=&quot;JuanSe&quot;" calcext:base-cell-address="Sheet1.D159"/>
          </calcext:conditional-format>
          <calcext:conditional-format calcext:target-range-address="Sheet1.D160:Sheet1.D160">
            <calcext:condition calcext:apply-style-name="Untitled1" calcext:value="=&quot;JD&quot;" calcext:base-cell-address="Sheet1.D160"/>
            <calcext:condition calcext:apply-style-name="Untitled2" calcext:value="=&quot;Daniel&quot;" calcext:base-cell-address="Sheet1.D160"/>
            <calcext:condition calcext:apply-style-name="Untitled3" calcext:value="=&quot;JuanSe&quot;" calcext:base-cell-address="Sheet1.D160"/>
          </calcext:conditional-format>
          <calcext:conditional-format calcext:target-range-address="Sheet1.D161:Sheet1.D161">
            <calcext:condition calcext:apply-style-name="Untitled1" calcext:value="=&quot;JD&quot;" calcext:base-cell-address="Sheet1.D161"/>
            <calcext:condition calcext:apply-style-name="Untitled2" calcext:value="=&quot;Daniel&quot;" calcext:base-cell-address="Sheet1.D161"/>
            <calcext:condition calcext:apply-style-name="Untitled3" calcext:value="=&quot;JuanSe&quot;" calcext:base-cell-address="Sheet1.D161"/>
          </calcext:conditional-format>
          <calcext:conditional-format calcext:target-range-address="Sheet1.D162:Sheet1.D162">
            <calcext:condition calcext:apply-style-name="Untitled1" calcext:value="=&quot;JD&quot;" calcext:base-cell-address="Sheet1.D162"/>
            <calcext:condition calcext:apply-style-name="Untitled2" calcext:value="=&quot;Daniel&quot;" calcext:base-cell-address="Sheet1.D162"/>
            <calcext:condition calcext:apply-style-name="Untitled3" calcext:value="=&quot;JuanSe&quot;" calcext:base-cell-address="Sheet1.D162"/>
          </calcext:conditional-format>
          <calcext:conditional-format calcext:target-range-address="Sheet1.D163:Sheet1.D163">
            <calcext:condition calcext:apply-style-name="Untitled1" calcext:value="=&quot;JD&quot;" calcext:base-cell-address="Sheet1.D163"/>
            <calcext:condition calcext:apply-style-name="Untitled2" calcext:value="=&quot;Daniel&quot;" calcext:base-cell-address="Sheet1.D163"/>
            <calcext:condition calcext:apply-style-name="Untitled3" calcext:value="=&quot;JuanSe&quot;" calcext:base-cell-address="Sheet1.D163"/>
          </calcext:conditional-format>
          <calcext:conditional-format calcext:target-range-address="Sheet1.D164:Sheet1.D164">
            <calcext:condition calcext:apply-style-name="Untitled1" calcext:value="=&quot;JD&quot;" calcext:base-cell-address="Sheet1.D164"/>
            <calcext:condition calcext:apply-style-name="Untitled2" calcext:value="=&quot;Daniel&quot;" calcext:base-cell-address="Sheet1.D164"/>
            <calcext:condition calcext:apply-style-name="Untitled3" calcext:value="=&quot;JuanSe&quot;" calcext:base-cell-address="Sheet1.D164"/>
          </calcext:conditional-format>
          <calcext:conditional-format calcext:target-range-address="Sheet1.D165:Sheet1.D165">
            <calcext:condition calcext:apply-style-name="Untitled1" calcext:value="=&quot;JD&quot;" calcext:base-cell-address="Sheet1.D165"/>
            <calcext:condition calcext:apply-style-name="Untitled2" calcext:value="=&quot;Daniel&quot;" calcext:base-cell-address="Sheet1.D165"/>
            <calcext:condition calcext:apply-style-name="Untitled3" calcext:value="=&quot;JuanSe&quot;" calcext:base-cell-address="Sheet1.D165"/>
          </calcext:conditional-format>
          <calcext:conditional-format calcext:target-range-address="Sheet1.D166:Sheet1.D166">
            <calcext:condition calcext:apply-style-name="Untitled1" calcext:value="=&quot;JD&quot;" calcext:base-cell-address="Sheet1.D166"/>
            <calcext:condition calcext:apply-style-name="Untitled2" calcext:value="=&quot;Daniel&quot;" calcext:base-cell-address="Sheet1.D166"/>
            <calcext:condition calcext:apply-style-name="Untitled3" calcext:value="=&quot;JuanSe&quot;" calcext:base-cell-address="Sheet1.D166"/>
          </calcext:conditional-format>
          <calcext:conditional-format calcext:target-range-address="Sheet1.D167:Sheet1.D167">
            <calcext:condition calcext:apply-style-name="Untitled1" calcext:value="=&quot;JD&quot;" calcext:base-cell-address="Sheet1.D167"/>
            <calcext:condition calcext:apply-style-name="Untitled2" calcext:value="=&quot;Daniel&quot;" calcext:base-cell-address="Sheet1.D167"/>
            <calcext:condition calcext:apply-style-name="Untitled3" calcext:value="=&quot;JuanSe&quot;" calcext:base-cell-address="Sheet1.D167"/>
          </calcext:conditional-format>
          <calcext:conditional-format calcext:target-range-address="Sheet1.D168:Sheet1.D168">
            <calcext:condition calcext:apply-style-name="Untitled1" calcext:value="=&quot;JD&quot;" calcext:base-cell-address="Sheet1.D168"/>
            <calcext:condition calcext:apply-style-name="Untitled2" calcext:value="=&quot;Daniel&quot;" calcext:base-cell-address="Sheet1.D168"/>
            <calcext:condition calcext:apply-style-name="Untitled3" calcext:value="=&quot;JuanSe&quot;" calcext:base-cell-address="Sheet1.D168"/>
          </calcext:conditional-format>
          <calcext:conditional-format calcext:target-range-address="Sheet1.D169:Sheet1.D169">
            <calcext:condition calcext:apply-style-name="Untitled1" calcext:value="=&quot;JD&quot;" calcext:base-cell-address="Sheet1.D169"/>
            <calcext:condition calcext:apply-style-name="Untitled2" calcext:value="=&quot;Daniel&quot;" calcext:base-cell-address="Sheet1.D169"/>
            <calcext:condition calcext:apply-style-name="Untitled3" calcext:value="=&quot;JuanSe&quot;" calcext:base-cell-address="Sheet1.D169"/>
          </calcext:conditional-format>
          <calcext:conditional-format calcext:target-range-address="Sheet1.D170:Sheet1.D170">
            <calcext:condition calcext:apply-style-name="Untitled1" calcext:value="=&quot;JD&quot;" calcext:base-cell-address="Sheet1.D170"/>
            <calcext:condition calcext:apply-style-name="Untitled2" calcext:value="=&quot;Daniel&quot;" calcext:base-cell-address="Sheet1.D170"/>
            <calcext:condition calcext:apply-style-name="Untitled3" calcext:value="=&quot;JuanSe&quot;" calcext:base-cell-address="Sheet1.D170"/>
          </calcext:conditional-format>
          <calcext:conditional-format calcext:target-range-address="Sheet1.D171:Sheet1.D171">
            <calcext:condition calcext:apply-style-name="Untitled1" calcext:value="=&quot;JD&quot;" calcext:base-cell-address="Sheet1.D171"/>
            <calcext:condition calcext:apply-style-name="Untitled2" calcext:value="=&quot;Daniel&quot;" calcext:base-cell-address="Sheet1.D171"/>
            <calcext:condition calcext:apply-style-name="Untitled3" calcext:value="=&quot;JuanSe&quot;" calcext:base-cell-address="Sheet1.D171"/>
          </calcext:conditional-format>
          <calcext:conditional-format calcext:target-range-address="Sheet1.D172:Sheet1.D172">
            <calcext:condition calcext:apply-style-name="Untitled1" calcext:value="=&quot;JD&quot;" calcext:base-cell-address="Sheet1.D172"/>
            <calcext:condition calcext:apply-style-name="Untitled2" calcext:value="=&quot;Daniel&quot;" calcext:base-cell-address="Sheet1.D172"/>
            <calcext:condition calcext:apply-style-name="Untitled3" calcext:value="=&quot;JuanSe&quot;" calcext:base-cell-address="Sheet1.D172"/>
          </calcext:conditional-format>
          <calcext:conditional-format calcext:target-range-address="Sheet1.D173:Sheet1.D173">
            <calcext:condition calcext:apply-style-name="Untitled1" calcext:value="=&quot;JD&quot;" calcext:base-cell-address="Sheet1.D173"/>
            <calcext:condition calcext:apply-style-name="Untitled2" calcext:value="=&quot;Daniel&quot;" calcext:base-cell-address="Sheet1.D173"/>
            <calcext:condition calcext:apply-style-name="Untitled3" calcext:value="=&quot;JuanSe&quot;" calcext:base-cell-address="Sheet1.D173"/>
          </calcext:conditional-format>
          <calcext:conditional-format calcext:target-range-address="Sheet1.D174:Sheet1.D174">
            <calcext:condition calcext:apply-style-name="Untitled1" calcext:value="=&quot;JD&quot;" calcext:base-cell-address="Sheet1.D174"/>
            <calcext:condition calcext:apply-style-name="Untitled2" calcext:value="=&quot;Daniel&quot;" calcext:base-cell-address="Sheet1.D174"/>
            <calcext:condition calcext:apply-style-name="Untitled3" calcext:value="=&quot;JuanSe&quot;" calcext:base-cell-address="Sheet1.D174"/>
          </calcext:conditional-format>
          <calcext:conditional-format calcext:target-range-address="Sheet1.D175:Sheet1.D175">
            <calcext:condition calcext:apply-style-name="Untitled1" calcext:value="=&quot;JD&quot;" calcext:base-cell-address="Sheet1.D175"/>
            <calcext:condition calcext:apply-style-name="Untitled2" calcext:value="=&quot;Daniel&quot;" calcext:base-cell-address="Sheet1.D175"/>
            <calcext:condition calcext:apply-style-name="Untitled3" calcext:value="=&quot;JuanSe&quot;" calcext:base-cell-address="Sheet1.D175"/>
          </calcext:conditional-format>
          <calcext:conditional-format calcext:target-range-address="Sheet1.D176:Sheet1.D176">
            <calcext:condition calcext:apply-style-name="Untitled1" calcext:value="=&quot;JD&quot;" calcext:base-cell-address="Sheet1.D176"/>
            <calcext:condition calcext:apply-style-name="Untitled2" calcext:value="=&quot;Daniel&quot;" calcext:base-cell-address="Sheet1.D176"/>
            <calcext:condition calcext:apply-style-name="Untitled3" calcext:value="=&quot;JuanSe&quot;" calcext:base-cell-address="Sheet1.D176"/>
          </calcext:conditional-format>
          <calcext:conditional-format calcext:target-range-address="Sheet1.D177:Sheet1.D177">
            <calcext:condition calcext:apply-style-name="Untitled1" calcext:value="=&quot;JD&quot;" calcext:base-cell-address="Sheet1.D177"/>
            <calcext:condition calcext:apply-style-name="Untitled2" calcext:value="=&quot;Daniel&quot;" calcext:base-cell-address="Sheet1.D177"/>
            <calcext:condition calcext:apply-style-name="Untitled3" calcext:value="=&quot;JuanSe&quot;" calcext:base-cell-address="Sheet1.D177"/>
          </calcext:conditional-format>
          <calcext:conditional-format calcext:target-range-address="Sheet1.D178:Sheet1.D178">
            <calcext:condition calcext:apply-style-name="Untitled1" calcext:value="=&quot;JD&quot;" calcext:base-cell-address="Sheet1.D178"/>
            <calcext:condition calcext:apply-style-name="Untitled2" calcext:value="=&quot;Daniel&quot;" calcext:base-cell-address="Sheet1.D178"/>
            <calcext:condition calcext:apply-style-name="Untitled3" calcext:value="=&quot;JuanSe&quot;" calcext:base-cell-address="Sheet1.D178"/>
          </calcext:conditional-format>
          <calcext:conditional-format calcext:target-range-address="Sheet1.D179:Sheet1.D179">
            <calcext:condition calcext:apply-style-name="Untitled1" calcext:value="=&quot;JD&quot;" calcext:base-cell-address="Sheet1.D179"/>
            <calcext:condition calcext:apply-style-name="Untitled2" calcext:value="=&quot;Daniel&quot;" calcext:base-cell-address="Sheet1.D179"/>
            <calcext:condition calcext:apply-style-name="Untitled3" calcext:value="=&quot;JuanSe&quot;" calcext:base-cell-address="Sheet1.D179"/>
          </calcext:conditional-format>
          <calcext:conditional-format calcext:target-range-address="Sheet1.D180:Sheet1.D180">
            <calcext:condition calcext:apply-style-name="Untitled1" calcext:value="=&quot;JD&quot;" calcext:base-cell-address="Sheet1.D180"/>
            <calcext:condition calcext:apply-style-name="Untitled2" calcext:value="=&quot;Daniel&quot;" calcext:base-cell-address="Sheet1.D180"/>
            <calcext:condition calcext:apply-style-name="Untitled3" calcext:value="=&quot;JuanSe&quot;" calcext:base-cell-address="Sheet1.D180"/>
          </calcext:conditional-format>
          <calcext:conditional-format calcext:target-range-address="Sheet1.D181:Sheet1.D181">
            <calcext:condition calcext:apply-style-name="Untitled1" calcext:value="=&quot;JD&quot;" calcext:base-cell-address="Sheet1.D181"/>
            <calcext:condition calcext:apply-style-name="Untitled2" calcext:value="=&quot;Daniel&quot;" calcext:base-cell-address="Sheet1.D181"/>
            <calcext:condition calcext:apply-style-name="Untitled3" calcext:value="=&quot;JuanSe&quot;" calcext:base-cell-address="Sheet1.D181"/>
          </calcext:conditional-format>
          <calcext:conditional-format calcext:target-range-address="Sheet1.D182:Sheet1.D182">
            <calcext:condition calcext:apply-style-name="Untitled1" calcext:value="=&quot;JD&quot;" calcext:base-cell-address="Sheet1.D182"/>
            <calcext:condition calcext:apply-style-name="Untitled2" calcext:value="=&quot;Daniel&quot;" calcext:base-cell-address="Sheet1.D182"/>
            <calcext:condition calcext:apply-style-name="Untitled3" calcext:value="=&quot;JuanSe&quot;" calcext:base-cell-address="Sheet1.D182"/>
          </calcext:conditional-format>
          <calcext:conditional-format calcext:target-range-address="Sheet1.D183:Sheet1.D183">
            <calcext:condition calcext:apply-style-name="Untitled1" calcext:value="=&quot;JD&quot;" calcext:base-cell-address="Sheet1.D183"/>
            <calcext:condition calcext:apply-style-name="Untitled2" calcext:value="=&quot;Daniel&quot;" calcext:base-cell-address="Sheet1.D183"/>
            <calcext:condition calcext:apply-style-name="Untitled3" calcext:value="=&quot;JuanSe&quot;" calcext:base-cell-address="Sheet1.D183"/>
          </calcext:conditional-format>
          <calcext:conditional-format calcext:target-range-address="Sheet1.D184:Sheet1.D184">
            <calcext:condition calcext:apply-style-name="Untitled1" calcext:value="=&quot;JD&quot;" calcext:base-cell-address="Sheet1.D184"/>
            <calcext:condition calcext:apply-style-name="Untitled2" calcext:value="=&quot;Daniel&quot;" calcext:base-cell-address="Sheet1.D184"/>
            <calcext:condition calcext:apply-style-name="Untitled3" calcext:value="=&quot;JuanSe&quot;" calcext:base-cell-address="Sheet1.D184"/>
          </calcext:conditional-format>
          <calcext:conditional-format calcext:target-range-address="Sheet1.D185:Sheet1.D185">
            <calcext:condition calcext:apply-style-name="Untitled1" calcext:value="=&quot;JD&quot;" calcext:base-cell-address="Sheet1.D185"/>
            <calcext:condition calcext:apply-style-name="Untitled2" calcext:value="=&quot;Daniel&quot;" calcext:base-cell-address="Sheet1.D185"/>
            <calcext:condition calcext:apply-style-name="Untitled3" calcext:value="=&quot;JuanSe&quot;" calcext:base-cell-address="Sheet1.D185"/>
          </calcext:conditional-format>
          <calcext:conditional-format calcext:target-range-address="Sheet1.D186:Sheet1.D186">
            <calcext:condition calcext:apply-style-name="Untitled1" calcext:value="=&quot;JD&quot;" calcext:base-cell-address="Sheet1.D186"/>
            <calcext:condition calcext:apply-style-name="Untitled2" calcext:value="=&quot;Daniel&quot;" calcext:base-cell-address="Sheet1.D186"/>
            <calcext:condition calcext:apply-style-name="Untitled3" calcext:value="=&quot;JuanSe&quot;" calcext:base-cell-address="Sheet1.D186"/>
          </calcext:conditional-format>
          <calcext:conditional-format calcext:target-range-address="Sheet1.D187:Sheet1.D187">
            <calcext:condition calcext:apply-style-name="Untitled1" calcext:value="=&quot;JD&quot;" calcext:base-cell-address="Sheet1.D187"/>
            <calcext:condition calcext:apply-style-name="Untitled2" calcext:value="=&quot;Daniel&quot;" calcext:base-cell-address="Sheet1.D187"/>
            <calcext:condition calcext:apply-style-name="Untitled3" calcext:value="=&quot;JuanSe&quot;" calcext:base-cell-address="Sheet1.D187"/>
          </calcext:conditional-format>
          <calcext:conditional-format calcext:target-range-address="Sheet1.D188:Sheet1.D188">
            <calcext:condition calcext:apply-style-name="Untitled1" calcext:value="=&quot;JD&quot;" calcext:base-cell-address="Sheet1.D188"/>
            <calcext:condition calcext:apply-style-name="Untitled2" calcext:value="=&quot;Daniel&quot;" calcext:base-cell-address="Sheet1.D188"/>
            <calcext:condition calcext:apply-style-name="Untitled3" calcext:value="=&quot;JuanSe&quot;" calcext:base-cell-address="Sheet1.D188"/>
          </calcext:conditional-format>
          <calcext:conditional-format calcext:target-range-address="Sheet1.D189:Sheet1.D189">
            <calcext:condition calcext:apply-style-name="Untitled1" calcext:value="=&quot;JD&quot;" calcext:base-cell-address="Sheet1.D189"/>
            <calcext:condition calcext:apply-style-name="Untitled2" calcext:value="=&quot;Daniel&quot;" calcext:base-cell-address="Sheet1.D189"/>
            <calcext:condition calcext:apply-style-name="Untitled3" calcext:value="=&quot;JuanSe&quot;" calcext:base-cell-address="Sheet1.D189"/>
          </calcext:conditional-format>
          <calcext:conditional-format calcext:target-range-address="Sheet1.D190:Sheet1.D190">
            <calcext:condition calcext:apply-style-name="Untitled1" calcext:value="=&quot;JD&quot;" calcext:base-cell-address="Sheet1.D190"/>
            <calcext:condition calcext:apply-style-name="Untitled2" calcext:value="=&quot;Daniel&quot;" calcext:base-cell-address="Sheet1.D190"/>
            <calcext:condition calcext:apply-style-name="Untitled3" calcext:value="=&quot;JuanSe&quot;" calcext:base-cell-address="Sheet1.D190"/>
          </calcext:conditional-format>
          <calcext:conditional-format calcext:target-range-address="Sheet1.D191:Sheet1.D191">
            <calcext:condition calcext:apply-style-name="Untitled1" calcext:value="=&quot;JD&quot;" calcext:base-cell-address="Sheet1.D191"/>
            <calcext:condition calcext:apply-style-name="Untitled2" calcext:value="=&quot;Daniel&quot;" calcext:base-cell-address="Sheet1.D191"/>
            <calcext:condition calcext:apply-style-name="Untitled3" calcext:value="=&quot;JuanSe&quot;" calcext:base-cell-address="Sheet1.D191"/>
          </calcext:conditional-format>
          <calcext:conditional-format calcext:target-range-address="Sheet1.D192:Sheet1.D192">
            <calcext:condition calcext:apply-style-name="Untitled1" calcext:value="=&quot;JD&quot;" calcext:base-cell-address="Sheet1.D192"/>
            <calcext:condition calcext:apply-style-name="Untitled2" calcext:value="=&quot;Daniel&quot;" calcext:base-cell-address="Sheet1.D192"/>
            <calcext:condition calcext:apply-style-name="Untitled3" calcext:value="=&quot;JuanSe&quot;" calcext:base-cell-address="Sheet1.D192"/>
          </calcext:conditional-format>
          <calcext:conditional-format calcext:target-range-address="Sheet1.D193:Sheet1.D193">
            <calcext:condition calcext:apply-style-name="Untitled1" calcext:value="=&quot;JD&quot;" calcext:base-cell-address="Sheet1.D193"/>
            <calcext:condition calcext:apply-style-name="Untitled2" calcext:value="=&quot;Daniel&quot;" calcext:base-cell-address="Sheet1.D193"/>
            <calcext:condition calcext:apply-style-name="Untitled3" calcext:value="=&quot;JuanSe&quot;" calcext:base-cell-address="Sheet1.D193"/>
          </calcext:conditional-format>
          <calcext:conditional-format calcext:target-range-address="Sheet1.D194:Sheet1.D194">
            <calcext:condition calcext:apply-style-name="Untitled1" calcext:value="=&quot;JD&quot;" calcext:base-cell-address="Sheet1.D194"/>
            <calcext:condition calcext:apply-style-name="Untitled2" calcext:value="=&quot;Daniel&quot;" calcext:base-cell-address="Sheet1.D194"/>
            <calcext:condition calcext:apply-style-name="Untitled3" calcext:value="=&quot;JuanSe&quot;" calcext:base-cell-address="Sheet1.D194"/>
          </calcext:conditional-format>
          <calcext:conditional-format calcext:target-range-address="Sheet1.D195:Sheet1.D195">
            <calcext:condition calcext:apply-style-name="Untitled1" calcext:value="=&quot;JD&quot;" calcext:base-cell-address="Sheet1.D195"/>
            <calcext:condition calcext:apply-style-name="Untitled2" calcext:value="=&quot;Daniel&quot;" calcext:base-cell-address="Sheet1.D195"/>
            <calcext:condition calcext:apply-style-name="Untitled3" calcext:value="=&quot;JuanSe&quot;" calcext:base-cell-address="Sheet1.D195"/>
          </calcext:conditional-format>
          <calcext:conditional-format calcext:target-range-address="Sheet1.D196:Sheet1.D196">
            <calcext:condition calcext:apply-style-name="Untitled1" calcext:value="=&quot;JD&quot;" calcext:base-cell-address="Sheet1.D196"/>
            <calcext:condition calcext:apply-style-name="Untitled2" calcext:value="=&quot;Daniel&quot;" calcext:base-cell-address="Sheet1.D196"/>
            <calcext:condition calcext:apply-style-name="Untitled3" calcext:value="=&quot;JuanSe&quot;" calcext:base-cell-address="Sheet1.D196"/>
          </calcext:conditional-format>
          <calcext:conditional-format calcext:target-range-address="Sheet1.D197:Sheet1.D197">
            <calcext:condition calcext:apply-style-name="Untitled1" calcext:value="=&quot;JD&quot;" calcext:base-cell-address="Sheet1.D197"/>
            <calcext:condition calcext:apply-style-name="Untitled2" calcext:value="=&quot;Daniel&quot;" calcext:base-cell-address="Sheet1.D197"/>
            <calcext:condition calcext:apply-style-name="Untitled3" calcext:value="=&quot;JuanSe&quot;" calcext:base-cell-address="Sheet1.D197"/>
          </calcext:conditional-format>
          <calcext:conditional-format calcext:target-range-address="Sheet1.D198:Sheet1.D198">
            <calcext:condition calcext:apply-style-name="Untitled1" calcext:value="=&quot;JD&quot;" calcext:base-cell-address="Sheet1.D198"/>
            <calcext:condition calcext:apply-style-name="Untitled2" calcext:value="=&quot;Daniel&quot;" calcext:base-cell-address="Sheet1.D198"/>
            <calcext:condition calcext:apply-style-name="Untitled3" calcext:value="=&quot;JuanSe&quot;" calcext:base-cell-address="Sheet1.D198"/>
          </calcext:conditional-format>
          <calcext:conditional-format calcext:target-range-address="Sheet1.D199:Sheet1.D199">
            <calcext:condition calcext:apply-style-name="Untitled1" calcext:value="=&quot;JD&quot;" calcext:base-cell-address="Sheet1.D199"/>
            <calcext:condition calcext:apply-style-name="Untitled2" calcext:value="=&quot;Daniel&quot;" calcext:base-cell-address="Sheet1.D199"/>
            <calcext:condition calcext:apply-style-name="Untitled3" calcext:value="=&quot;JuanSe&quot;" calcext:base-cell-address="Sheet1.D199"/>
          </calcext:conditional-format>
          <calcext:conditional-format calcext:target-range-address="Sheet1.D200:Sheet1.D200">
            <calcext:condition calcext:apply-style-name="Untitled1" calcext:value="=&quot;JD&quot;" calcext:base-cell-address="Sheet1.D200"/>
            <calcext:condition calcext:apply-style-name="Untitled2" calcext:value="=&quot;Daniel&quot;" calcext:base-cell-address="Sheet1.D200"/>
            <calcext:condition calcext:apply-style-name="Untitled3" calcext:value="=&quot;JuanSe&quot;" calcext:base-cell-address="Sheet1.D200"/>
          </calcext:conditional-format>
          <calcext:conditional-format calcext:target-range-address="Sheet1.D201:Sheet1.D201">
            <calcext:condition calcext:apply-style-name="Untitled1" calcext:value="=&quot;JD&quot;" calcext:base-cell-address="Sheet1.D201"/>
            <calcext:condition calcext:apply-style-name="Untitled2" calcext:value="=&quot;Daniel&quot;" calcext:base-cell-address="Sheet1.D201"/>
            <calcext:condition calcext:apply-style-name="Untitled3" calcext:value="=&quot;JuanSe&quot;" calcext:base-cell-address="Sheet1.D201"/>
          </calcext:conditional-format>
          <calcext:conditional-format calcext:target-range-address="Sheet1.D202:Sheet1.D202">
            <calcext:condition calcext:apply-style-name="Untitled1" calcext:value="=&quot;JD&quot;" calcext:base-cell-address="Sheet1.D202"/>
            <calcext:condition calcext:apply-style-name="Untitled2" calcext:value="=&quot;Daniel&quot;" calcext:base-cell-address="Sheet1.D202"/>
            <calcext:condition calcext:apply-style-name="Untitled3" calcext:value="=&quot;JuanSe&quot;" calcext:base-cell-address="Sheet1.D202"/>
          </calcext:conditional-format>
          <calcext:conditional-format calcext:target-range-address="Sheet1.D203:Sheet1.D203">
            <calcext:condition calcext:apply-style-name="Untitled1" calcext:value="=&quot;JD&quot;" calcext:base-cell-address="Sheet1.D203"/>
            <calcext:condition calcext:apply-style-name="Untitled2" calcext:value="=&quot;Daniel&quot;" calcext:base-cell-address="Sheet1.D203"/>
            <calcext:condition calcext:apply-style-name="Untitled3" calcext:value="=&quot;JuanSe&quot;" calcext:base-cell-address="Sheet1.D203"/>
          </calcext:conditional-format>
          <calcext:conditional-format calcext:target-range-address="Sheet1.D204:Sheet1.D204">
            <calcext:condition calcext:apply-style-name="Untitled1" calcext:value="=&quot;JD&quot;" calcext:base-cell-address="Sheet1.D204"/>
            <calcext:condition calcext:apply-style-name="Untitled2" calcext:value="=&quot;Daniel&quot;" calcext:base-cell-address="Sheet1.D204"/>
            <calcext:condition calcext:apply-style-name="Untitled3" calcext:value="=&quot;JuanSe&quot;" calcext:base-cell-address="Sheet1.D204"/>
          </calcext:conditional-format>
          <calcext:conditional-format calcext:target-range-address="Sheet1.D205:Sheet1.D205">
            <calcext:condition calcext:apply-style-name="Untitled1" calcext:value="=&quot;JD&quot;" calcext:base-cell-address="Sheet1.D205"/>
            <calcext:condition calcext:apply-style-name="Untitled2" calcext:value="=&quot;Daniel&quot;" calcext:base-cell-address="Sheet1.D205"/>
            <calcext:condition calcext:apply-style-name="Untitled3" calcext:value="=&quot;JuanSe&quot;" calcext:base-cell-address="Sheet1.D205"/>
          </calcext:conditional-format>
          <calcext:conditional-format calcext:target-range-address="Sheet1.D206:Sheet1.D206">
            <calcext:condition calcext:apply-style-name="Untitled1" calcext:value="=&quot;JD&quot;" calcext:base-cell-address="Sheet1.D206"/>
            <calcext:condition calcext:apply-style-name="Untitled2" calcext:value="=&quot;Daniel&quot;" calcext:base-cell-address="Sheet1.D206"/>
            <calcext:condition calcext:apply-style-name="Untitled3" calcext:value="=&quot;JuanSe&quot;" calcext:base-cell-address="Sheet1.D206"/>
          </calcext:conditional-format>
          <calcext:conditional-format calcext:target-range-address="Sheet1.D207:Sheet1.D207">
            <calcext:condition calcext:apply-style-name="Untitled1" calcext:value="=&quot;JD&quot;" calcext:base-cell-address="Sheet1.D207"/>
            <calcext:condition calcext:apply-style-name="Untitled2" calcext:value="=&quot;Daniel&quot;" calcext:base-cell-address="Sheet1.D207"/>
            <calcext:condition calcext:apply-style-name="Untitled3" calcext:value="=&quot;JuanSe&quot;" calcext:base-cell-address="Sheet1.D207"/>
          </calcext:conditional-format>
          <calcext:conditional-format calcext:target-range-address="Sheet1.D208:Sheet1.D208">
            <calcext:condition calcext:apply-style-name="Untitled1" calcext:value="=&quot;JD&quot;" calcext:base-cell-address="Sheet1.D208"/>
            <calcext:condition calcext:apply-style-name="Untitled2" calcext:value="=&quot;Daniel&quot;" calcext:base-cell-address="Sheet1.D208"/>
            <calcext:condition calcext:apply-style-name="Untitled3" calcext:value="=&quot;JuanSe&quot;" calcext:base-cell-address="Sheet1.D208"/>
          </calcext:conditional-format>
          <calcext:conditional-format calcext:target-range-address="Sheet1.D209:Sheet1.D209">
            <calcext:condition calcext:apply-style-name="Untitled1" calcext:value="=&quot;JD&quot;" calcext:base-cell-address="Sheet1.D209"/>
            <calcext:condition calcext:apply-style-name="Untitled2" calcext:value="=&quot;Daniel&quot;" calcext:base-cell-address="Sheet1.D209"/>
            <calcext:condition calcext:apply-style-name="Untitled3" calcext:value="=&quot;JuanSe&quot;" calcext:base-cell-address="Sheet1.D209"/>
          </calcext:conditional-format>
          <calcext:conditional-format calcext:target-range-address="Sheet1.D210:Sheet1.D210">
            <calcext:condition calcext:apply-style-name="Untitled1" calcext:value="=&quot;JD&quot;" calcext:base-cell-address="Sheet1.D210"/>
            <calcext:condition calcext:apply-style-name="Untitled2" calcext:value="=&quot;Daniel&quot;" calcext:base-cell-address="Sheet1.D210"/>
            <calcext:condition calcext:apply-style-name="Untitled3" calcext:value="=&quot;JuanSe&quot;" calcext:base-cell-address="Sheet1.D210"/>
          </calcext:conditional-format>
          <calcext:conditional-format calcext:target-range-address="Sheet1.D211:Sheet1.D211">
            <calcext:condition calcext:apply-style-name="Untitled1" calcext:value="=&quot;JD&quot;" calcext:base-cell-address="Sheet1.D211"/>
            <calcext:condition calcext:apply-style-name="Untitled2" calcext:value="=&quot;Daniel&quot;" calcext:base-cell-address="Sheet1.D211"/>
            <calcext:condition calcext:apply-style-name="Untitled3" calcext:value="=&quot;JuanSe&quot;" calcext:base-cell-address="Sheet1.D211"/>
          </calcext:conditional-format>
          <calcext:conditional-format calcext:target-range-address="Sheet1.D212:Sheet1.D212">
            <calcext:condition calcext:apply-style-name="Untitled1" calcext:value="=&quot;JD&quot;" calcext:base-cell-address="Sheet1.D212"/>
            <calcext:condition calcext:apply-style-name="Untitled2" calcext:value="=&quot;Daniel&quot;" calcext:base-cell-address="Sheet1.D212"/>
            <calcext:condition calcext:apply-style-name="Untitled3" calcext:value="=&quot;JuanSe&quot;" calcext:base-cell-address="Sheet1.D212"/>
          </calcext:conditional-format>
          <calcext:conditional-format calcext:target-range-address="Sheet1.D213:Sheet1.D213">
            <calcext:condition calcext:apply-style-name="Untitled1" calcext:value="=&quot;JD&quot;" calcext:base-cell-address="Sheet1.D213"/>
            <calcext:condition calcext:apply-style-name="Untitled2" calcext:value="=&quot;Daniel&quot;" calcext:base-cell-address="Sheet1.D213"/>
            <calcext:condition calcext:apply-style-name="Untitled3" calcext:value="=&quot;JuanSe&quot;" calcext:base-cell-address="Sheet1.D213"/>
          </calcext:conditional-format>
          <calcext:conditional-format calcext:target-range-address="Sheet1.D214:Sheet1.D214">
            <calcext:condition calcext:apply-style-name="Untitled1" calcext:value="=&quot;JD&quot;" calcext:base-cell-address="Sheet1.D214"/>
            <calcext:condition calcext:apply-style-name="Untitled2" calcext:value="=&quot;Daniel&quot;" calcext:base-cell-address="Sheet1.D214"/>
            <calcext:condition calcext:apply-style-name="Untitled3" calcext:value="=&quot;JuanSe&quot;" calcext:base-cell-address="Sheet1.D214"/>
          </calcext:conditional-format>
          <calcext:conditional-format calcext:target-range-address="Sheet1.D215:Sheet1.D215">
            <calcext:condition calcext:apply-style-name="Untitled1" calcext:value="=&quot;JD&quot;" calcext:base-cell-address="Sheet1.D215"/>
            <calcext:condition calcext:apply-style-name="Untitled2" calcext:value="=&quot;Daniel&quot;" calcext:base-cell-address="Sheet1.D215"/>
            <calcext:condition calcext:apply-style-name="Untitled3" calcext:value="=&quot;JuanSe&quot;" calcext:base-cell-address="Sheet1.D215"/>
          </calcext:conditional-format>
          <calcext:conditional-format calcext:target-range-address="Sheet1.D216:Sheet1.D216">
            <calcext:condition calcext:apply-style-name="Untitled1" calcext:value="=&quot;JD&quot;" calcext:base-cell-address="Sheet1.D216"/>
            <calcext:condition calcext:apply-style-name="Untitled2" calcext:value="=&quot;Daniel&quot;" calcext:base-cell-address="Sheet1.D216"/>
            <calcext:condition calcext:apply-style-name="Untitled3" calcext:value="=&quot;JuanSe&quot;" calcext:base-cell-address="Sheet1.D216"/>
          </calcext:conditional-format>
          <calcext:conditional-format calcext:target-range-address="Sheet1.D217:Sheet1.D217">
            <calcext:condition calcext:apply-style-name="Untitled1" calcext:value="=&quot;JD&quot;" calcext:base-cell-address="Sheet1.D217"/>
            <calcext:condition calcext:apply-style-name="Untitled2" calcext:value="=&quot;Daniel&quot;" calcext:base-cell-address="Sheet1.D217"/>
            <calcext:condition calcext:apply-style-name="Untitled3" calcext:value="=&quot;JuanSe&quot;" calcext:base-cell-address="Sheet1.D217"/>
          </calcext:conditional-format>
          <calcext:conditional-format calcext:target-range-address="Sheet1.D218:Sheet1.D218">
            <calcext:condition calcext:apply-style-name="Untitled1" calcext:value="=&quot;JD&quot;" calcext:base-cell-address="Sheet1.D218"/>
            <calcext:condition calcext:apply-style-name="Untitled2" calcext:value="=&quot;Daniel&quot;" calcext:base-cell-address="Sheet1.D218"/>
            <calcext:condition calcext:apply-style-name="Untitled3" calcext:value="=&quot;JuanSe&quot;" calcext:base-cell-address="Sheet1.D218"/>
          </calcext:conditional-format>
          <calcext:conditional-format calcext:target-range-address="Sheet1.D219:Sheet1.D219">
            <calcext:condition calcext:apply-style-name="Untitled1" calcext:value="=&quot;JD&quot;" calcext:base-cell-address="Sheet1.D219"/>
            <calcext:condition calcext:apply-style-name="Untitled2" calcext:value="=&quot;Daniel&quot;" calcext:base-cell-address="Sheet1.D219"/>
            <calcext:condition calcext:apply-style-name="Untitled3" calcext:value="=&quot;JuanSe&quot;" calcext:base-cell-address="Sheet1.D219"/>
          </calcext:conditional-format>
          <calcext:conditional-format calcext:target-range-address="Sheet1.D220:Sheet1.D220">
            <calcext:condition calcext:apply-style-name="Untitled1" calcext:value="=&quot;JD&quot;" calcext:base-cell-address="Sheet1.D220"/>
            <calcext:condition calcext:apply-style-name="Untitled2" calcext:value="=&quot;Daniel&quot;" calcext:base-cell-address="Sheet1.D220"/>
            <calcext:condition calcext:apply-style-name="Untitled3" calcext:value="=&quot;JuanSe&quot;" calcext:base-cell-address="Sheet1.D220"/>
          </calcext:conditional-format>
          <calcext:conditional-format calcext:target-range-address="Sheet1.D221:Sheet1.D221">
            <calcext:condition calcext:apply-style-name="Untitled1" calcext:value="=&quot;JD&quot;" calcext:base-cell-address="Sheet1.D221"/>
            <calcext:condition calcext:apply-style-name="Untitled2" calcext:value="=&quot;Daniel&quot;" calcext:base-cell-address="Sheet1.D221"/>
            <calcext:condition calcext:apply-style-name="Untitled3" calcext:value="=&quot;JuanSe&quot;" calcext:base-cell-address="Sheet1.D221"/>
          </calcext:conditional-format>
          <calcext:conditional-format calcext:target-range-address="Sheet1.D222:Sheet1.D222">
            <calcext:condition calcext:apply-style-name="Untitled1" calcext:value="=&quot;JD&quot;" calcext:base-cell-address="Sheet1.D222"/>
            <calcext:condition calcext:apply-style-name="Untitled2" calcext:value="=&quot;Daniel&quot;" calcext:base-cell-address="Sheet1.D222"/>
            <calcext:condition calcext:apply-style-name="Untitled3" calcext:value="=&quot;JuanSe&quot;" calcext:base-cell-address="Sheet1.D222"/>
          </calcext:conditional-format>
          <calcext:conditional-format calcext:target-range-address="Sheet1.D223:Sheet1.D223">
            <calcext:condition calcext:apply-style-name="Untitled1" calcext:value="=&quot;JD&quot;" calcext:base-cell-address="Sheet1.D223"/>
            <calcext:condition calcext:apply-style-name="Untitled2" calcext:value="=&quot;Daniel&quot;" calcext:base-cell-address="Sheet1.D223"/>
            <calcext:condition calcext:apply-style-name="Untitled3" calcext:value="=&quot;JuanSe&quot;" calcext:base-cell-address="Sheet1.D223"/>
          </calcext:conditional-format>
          <calcext:conditional-format calcext:target-range-address="Sheet1.D224:Sheet1.D224">
            <calcext:condition calcext:apply-style-name="Untitled1" calcext:value="=&quot;JD&quot;" calcext:base-cell-address="Sheet1.D224"/>
            <calcext:condition calcext:apply-style-name="Untitled2" calcext:value="=&quot;Daniel&quot;" calcext:base-cell-address="Sheet1.D224"/>
            <calcext:condition calcext:apply-style-name="Untitled3" calcext:value="=&quot;JuanSe&quot;" calcext:base-cell-address="Sheet1.D224"/>
          </calcext:conditional-format>
          <calcext:conditional-format calcext:target-range-address="Sheet1.D225:Sheet1.D225">
            <calcext:condition calcext:apply-style-name="Untitled1" calcext:value="=&quot;JD&quot;" calcext:base-cell-address="Sheet1.D225"/>
            <calcext:condition calcext:apply-style-name="Untitled2" calcext:value="=&quot;Daniel&quot;" calcext:base-cell-address="Sheet1.D225"/>
            <calcext:condition calcext:apply-style-name="Untitled3" calcext:value="=&quot;JuanSe&quot;" calcext:base-cell-address="Sheet1.D225"/>
          </calcext:conditional-format>
          <calcext:conditional-format calcext:target-range-address="Sheet1.D226:Sheet1.D226">
            <calcext:condition calcext:apply-style-name="Untitled1" calcext:value="=&quot;JD&quot;" calcext:base-cell-address="Sheet1.D226"/>
            <calcext:condition calcext:apply-style-name="Untitled2" calcext:value="=&quot;Daniel&quot;" calcext:base-cell-address="Sheet1.D226"/>
            <calcext:condition calcext:apply-style-name="Untitled3" calcext:value="=&quot;JuanSe&quot;" calcext:base-cell-address="Sheet1.D226"/>
          </calcext:conditional-format>
          <calcext:conditional-format calcext:target-range-address="Sheet1.D227:Sheet1.D227">
            <calcext:condition calcext:apply-style-name="Untitled1" calcext:value="=&quot;JD&quot;" calcext:base-cell-address="Sheet1.D227"/>
            <calcext:condition calcext:apply-style-name="Untitled2" calcext:value="=&quot;Daniel&quot;" calcext:base-cell-address="Sheet1.D227"/>
            <calcext:condition calcext:apply-style-name="Untitled3" calcext:value="=&quot;JuanSe&quot;" calcext:base-cell-address="Sheet1.D227"/>
          </calcext:conditional-format>
          <calcext:conditional-format calcext:target-range-address="Sheet1.D228:Sheet1.D228">
            <calcext:condition calcext:apply-style-name="Untitled1" calcext:value="=&quot;JD&quot;" calcext:base-cell-address="Sheet1.D228"/>
            <calcext:condition calcext:apply-style-name="Untitled2" calcext:value="=&quot;Daniel&quot;" calcext:base-cell-address="Sheet1.D228"/>
            <calcext:condition calcext:apply-style-name="Untitled3" calcext:value="=&quot;JuanSe&quot;" calcext:base-cell-address="Sheet1.D228"/>
          </calcext:conditional-format>
          <calcext:conditional-format calcext:target-range-address="Sheet1.D229:Sheet1.D229">
            <calcext:condition calcext:apply-style-name="Untitled1" calcext:value="=&quot;JD&quot;" calcext:base-cell-address="Sheet1.D229"/>
            <calcext:condition calcext:apply-style-name="Untitled2" calcext:value="=&quot;Daniel&quot;" calcext:base-cell-address="Sheet1.D229"/>
            <calcext:condition calcext:apply-style-name="Untitled3" calcext:value="=&quot;JuanSe&quot;" calcext:base-cell-address="Sheet1.D229"/>
          </calcext:conditional-format>
          <calcext:conditional-format calcext:target-range-address="Sheet1.D230:Sheet1.D230">
            <calcext:condition calcext:apply-style-name="Untitled1" calcext:value="=&quot;JD&quot;" calcext:base-cell-address="Sheet1.D230"/>
            <calcext:condition calcext:apply-style-name="Untitled2" calcext:value="=&quot;Daniel&quot;" calcext:base-cell-address="Sheet1.D230"/>
            <calcext:condition calcext:apply-style-name="Untitled3" calcext:value="=&quot;JuanSe&quot;" calcext:base-cell-address="Sheet1.D230"/>
          </calcext:conditional-format>
          <calcext:conditional-format calcext:target-range-address="Sheet1.D231:Sheet1.D231">
            <calcext:condition calcext:apply-style-name="Untitled1" calcext:value="=&quot;JD&quot;" calcext:base-cell-address="Sheet1.D231"/>
            <calcext:condition calcext:apply-style-name="Untitled2" calcext:value="=&quot;Daniel&quot;" calcext:base-cell-address="Sheet1.D231"/>
            <calcext:condition calcext:apply-style-name="Untitled3" calcext:value="=&quot;JuanSe&quot;" calcext:base-cell-address="Sheet1.D231"/>
          </calcext:conditional-format>
          <calcext:conditional-format calcext:target-range-address="Sheet1.D232:Sheet1.D232">
            <calcext:condition calcext:apply-style-name="Untitled1" calcext:value="=&quot;JD&quot;" calcext:base-cell-address="Sheet1.D232"/>
            <calcext:condition calcext:apply-style-name="Untitled2" calcext:value="=&quot;Daniel&quot;" calcext:base-cell-address="Sheet1.D232"/>
            <calcext:condition calcext:apply-style-name="Untitled3" calcext:value="=&quot;JuanSe&quot;" calcext:base-cell-address="Sheet1.D232"/>
          </calcext:conditional-format>
          <calcext:conditional-format calcext:target-range-address="Sheet1.D233:Sheet1.D233">
            <calcext:condition calcext:apply-style-name="Untitled1" calcext:value="=&quot;JD&quot;" calcext:base-cell-address="Sheet1.D233"/>
            <calcext:condition calcext:apply-style-name="Untitled2" calcext:value="=&quot;Daniel&quot;" calcext:base-cell-address="Sheet1.D233"/>
            <calcext:condition calcext:apply-style-name="Untitled3" calcext:value="=&quot;JuanSe&quot;" calcext:base-cell-address="Sheet1.D233"/>
          </calcext:conditional-format>
          <calcext:conditional-format calcext:target-range-address="Sheet1.D234:Sheet1.D234">
            <calcext:condition calcext:apply-style-name="Untitled1" calcext:value="=&quot;JD&quot;" calcext:base-cell-address="Sheet1.D234"/>
            <calcext:condition calcext:apply-style-name="Untitled2" calcext:value="=&quot;Daniel&quot;" calcext:base-cell-address="Sheet1.D234"/>
            <calcext:condition calcext:apply-style-name="Untitled3" calcext:value="=&quot;JuanSe&quot;" calcext:base-cell-address="Sheet1.D234"/>
          </calcext:conditional-format>
          <calcext:conditional-format calcext:target-range-address="Sheet1.D235:Sheet1.D235">
            <calcext:condition calcext:apply-style-name="Untitled1" calcext:value="=&quot;JD&quot;" calcext:base-cell-address="Sheet1.D235"/>
            <calcext:condition calcext:apply-style-name="Untitled2" calcext:value="=&quot;Daniel&quot;" calcext:base-cell-address="Sheet1.D235"/>
            <calcext:condition calcext:apply-style-name="Untitled3" calcext:value="=&quot;JuanSe&quot;" calcext:base-cell-address="Sheet1.D235"/>
          </calcext:conditional-format>
          <calcext:conditional-format calcext:target-range-address="Sheet1.D236:Sheet1.D236">
            <calcext:condition calcext:apply-style-name="Untitled1" calcext:value="=&quot;JD&quot;" calcext:base-cell-address="Sheet1.D236"/>
            <calcext:condition calcext:apply-style-name="Untitled2" calcext:value="=&quot;Daniel&quot;" calcext:base-cell-address="Sheet1.D236"/>
            <calcext:condition calcext:apply-style-name="Untitled3" calcext:value="=&quot;JuanSe&quot;" calcext:base-cell-address="Sheet1.D236"/>
          </calcext:conditional-format>
          <calcext:conditional-format calcext:target-range-address="Sheet1.D237:Sheet1.D237">
            <calcext:condition calcext:apply-style-name="Untitled1" calcext:value="=&quot;JD&quot;" calcext:base-cell-address="Sheet1.D237"/>
            <calcext:condition calcext:apply-style-name="Untitled2" calcext:value="=&quot;Daniel&quot;" calcext:base-cell-address="Sheet1.D237"/>
            <calcext:condition calcext:apply-style-name="Untitled3" calcext:value="=&quot;JuanSe&quot;" calcext:base-cell-address="Sheet1.D237"/>
          </calcext:conditional-format>
          <calcext:conditional-format calcext:target-range-address="Sheet1.D238:Sheet1.D238">
            <calcext:condition calcext:apply-style-name="Untitled1" calcext:value="=&quot;JD&quot;" calcext:base-cell-address="Sheet1.D238"/>
            <calcext:condition calcext:apply-style-name="Untitled2" calcext:value="=&quot;Daniel&quot;" calcext:base-cell-address="Sheet1.D238"/>
            <calcext:condition calcext:apply-style-name="Untitled3" calcext:value="=&quot;JuanSe&quot;" calcext:base-cell-address="Sheet1.D238"/>
          </calcext:conditional-format>
          <calcext:conditional-format calcext:target-range-address="Sheet1.D239:Sheet1.D239">
            <calcext:condition calcext:apply-style-name="Untitled1" calcext:value="=&quot;JD&quot;" calcext:base-cell-address="Sheet1.D239"/>
            <calcext:condition calcext:apply-style-name="Untitled2" calcext:value="=&quot;Daniel&quot;" calcext:base-cell-address="Sheet1.D239"/>
            <calcext:condition calcext:apply-style-name="Untitled3" calcext:value="=&quot;JuanSe&quot;" calcext:base-cell-address="Sheet1.D239"/>
          </calcext:conditional-format>
          <calcext:conditional-format calcext:target-range-address="Sheet1.D240:Sheet1.D240">
            <calcext:condition calcext:apply-style-name="Untitled1" calcext:value="=&quot;JD&quot;" calcext:base-cell-address="Sheet1.D240"/>
            <calcext:condition calcext:apply-style-name="Untitled2" calcext:value="=&quot;Daniel&quot;" calcext:base-cell-address="Sheet1.D240"/>
            <calcext:condition calcext:apply-style-name="Untitled3" calcext:value="=&quot;JuanSe&quot;" calcext:base-cell-address="Sheet1.D240"/>
          </calcext:conditional-format>
          <calcext:conditional-format calcext:target-range-address="Sheet1.D241:Sheet1.D241">
            <calcext:condition calcext:apply-style-name="Untitled1" calcext:value="=&quot;JD&quot;" calcext:base-cell-address="Sheet1.D241"/>
            <calcext:condition calcext:apply-style-name="Untitled2" calcext:value="=&quot;Daniel&quot;" calcext:base-cell-address="Sheet1.D241"/>
            <calcext:condition calcext:apply-style-name="Untitled3" calcext:value="=&quot;JuanSe&quot;" calcext:base-cell-address="Sheet1.D241"/>
          </calcext:conditional-format>
          <calcext:conditional-format calcext:target-range-address="Sheet1.D242:Sheet1.D242">
            <calcext:condition calcext:apply-style-name="Untitled1" calcext:value="=&quot;JD&quot;" calcext:base-cell-address="Sheet1.D242"/>
            <calcext:condition calcext:apply-style-name="Untitled2" calcext:value="=&quot;Daniel&quot;" calcext:base-cell-address="Sheet1.D242"/>
            <calcext:condition calcext:apply-style-name="Untitled3" calcext:value="=&quot;JuanSe&quot;" calcext:base-cell-address="Sheet1.D242"/>
          </calcext:conditional-format>
          <calcext:conditional-format calcext:target-range-address="Sheet1.D243:Sheet1.D243">
            <calcext:condition calcext:apply-style-name="Untitled1" calcext:value="=&quot;JD&quot;" calcext:base-cell-address="Sheet1.D243"/>
            <calcext:condition calcext:apply-style-name="Untitled2" calcext:value="=&quot;Daniel&quot;" calcext:base-cell-address="Sheet1.D243"/>
            <calcext:condition calcext:apply-style-name="Untitled3" calcext:value="=&quot;JuanSe&quot;" calcext:base-cell-address="Sheet1.D243"/>
          </calcext:conditional-format>
          <calcext:conditional-format calcext:target-range-address="Sheet1.D244:Sheet1.D244">
            <calcext:condition calcext:apply-style-name="Untitled1" calcext:value="=&quot;JD&quot;" calcext:base-cell-address="Sheet1.D244"/>
            <calcext:condition calcext:apply-style-name="Untitled2" calcext:value="=&quot;Daniel&quot;" calcext:base-cell-address="Sheet1.D244"/>
            <calcext:condition calcext:apply-style-name="Untitled3" calcext:value="=&quot;JuanSe&quot;" calcext:base-cell-address="Sheet1.D244"/>
          </calcext:conditional-format>
          <calcext:conditional-format calcext:target-range-address="Sheet1.D245:Sheet1.D245">
            <calcext:condition calcext:apply-style-name="Untitled1" calcext:value="=&quot;JD&quot;" calcext:base-cell-address="Sheet1.D245"/>
            <calcext:condition calcext:apply-style-name="Untitled2" calcext:value="=&quot;Daniel&quot;" calcext:base-cell-address="Sheet1.D245"/>
            <calcext:condition calcext:apply-style-name="Untitled3" calcext:value="=&quot;JuanSe&quot;" calcext:base-cell-address="Sheet1.D245"/>
          </calcext:conditional-format>
          <calcext:conditional-format calcext:target-range-address="Sheet1.D246:Sheet1.D246">
            <calcext:condition calcext:apply-style-name="Untitled1" calcext:value="=&quot;JD&quot;" calcext:base-cell-address="Sheet1.D246"/>
            <calcext:condition calcext:apply-style-name="Untitled2" calcext:value="=&quot;Daniel&quot;" calcext:base-cell-address="Sheet1.D246"/>
            <calcext:condition calcext:apply-style-name="Untitled3" calcext:value="=&quot;JuanSe&quot;" calcext:base-cell-address="Sheet1.D246"/>
          </calcext:conditional-format>
          <calcext:conditional-format calcext:target-range-address="Sheet1.D247:Sheet1.D247">
            <calcext:condition calcext:apply-style-name="Untitled1" calcext:value="=&quot;JD&quot;" calcext:base-cell-address="Sheet1.D247"/>
            <calcext:condition calcext:apply-style-name="Untitled2" calcext:value="=&quot;Daniel&quot;" calcext:base-cell-address="Sheet1.D247"/>
            <calcext:condition calcext:apply-style-name="Untitled3" calcext:value="=&quot;JuanSe&quot;" calcext:base-cell-address="Sheet1.D247"/>
          </calcext:conditional-format>
          <calcext:conditional-format calcext:target-range-address="Sheet1.D248:Sheet1.D248">
            <calcext:condition calcext:apply-style-name="Untitled1" calcext:value="=&quot;JD&quot;" calcext:base-cell-address="Sheet1.D248"/>
            <calcext:condition calcext:apply-style-name="Untitled2" calcext:value="=&quot;Daniel&quot;" calcext:base-cell-address="Sheet1.D248"/>
            <calcext:condition calcext:apply-style-name="Untitled3" calcext:value="=&quot;JuanSe&quot;" calcext:base-cell-address="Sheet1.D248"/>
          </calcext:conditional-format>
          <calcext:conditional-format calcext:target-range-address="Sheet1.D249:Sheet1.D249">
            <calcext:condition calcext:apply-style-name="Untitled1" calcext:value="=&quot;JD&quot;" calcext:base-cell-address="Sheet1.D249"/>
            <calcext:condition calcext:apply-style-name="Untitled2" calcext:value="=&quot;Daniel&quot;" calcext:base-cell-address="Sheet1.D249"/>
            <calcext:condition calcext:apply-style-name="Untitled3" calcext:value="=&quot;JuanSe&quot;" calcext:base-cell-address="Sheet1.D249"/>
          </calcext:conditional-format>
          <calcext:conditional-format calcext:target-range-address="Sheet1.D250:Sheet1.D250">
            <calcext:condition calcext:apply-style-name="Untitled1" calcext:value="=&quot;JD&quot;" calcext:base-cell-address="Sheet1.D250"/>
            <calcext:condition calcext:apply-style-name="Untitled2" calcext:value="=&quot;Daniel&quot;" calcext:base-cell-address="Sheet1.D250"/>
            <calcext:condition calcext:apply-style-name="Untitled3" calcext:value="=&quot;JuanSe&quot;" calcext:base-cell-address="Sheet1.D250"/>
          </calcext:conditional-format>
          <calcext:conditional-format calcext:target-range-address="Sheet1.D251:Sheet1.D251">
            <calcext:condition calcext:apply-style-name="Untitled1" calcext:value="=&quot;JD&quot;" calcext:base-cell-address="Sheet1.D251"/>
            <calcext:condition calcext:apply-style-name="Untitled2" calcext:value="=&quot;Daniel&quot;" calcext:base-cell-address="Sheet1.D251"/>
            <calcext:condition calcext:apply-style-name="Untitled3" calcext:value="=&quot;JuanSe&quot;" calcext:base-cell-address="Sheet1.D251"/>
          </calcext:conditional-format>
          <calcext:conditional-format calcext:target-range-address="Sheet1.D252:Sheet1.D252">
            <calcext:condition calcext:apply-style-name="Untitled1" calcext:value="=&quot;JD&quot;" calcext:base-cell-address="Sheet1.D252"/>
            <calcext:condition calcext:apply-style-name="Untitled2" calcext:value="=&quot;Daniel&quot;" calcext:base-cell-address="Sheet1.D252"/>
            <calcext:condition calcext:apply-style-name="Untitled3" calcext:value="=&quot;JuanSe&quot;" calcext:base-cell-address="Sheet1.D252"/>
          </calcext:conditional-format>
          <calcext:conditional-format calcext:target-range-address="Sheet1.D253:Sheet1.D253">
            <calcext:condition calcext:apply-style-name="Untitled1" calcext:value="=&quot;JD&quot;" calcext:base-cell-address="Sheet1.D253"/>
            <calcext:condition calcext:apply-style-name="Untitled2" calcext:value="=&quot;Daniel&quot;" calcext:base-cell-address="Sheet1.D253"/>
            <calcext:condition calcext:apply-style-name="Untitled3" calcext:value="=&quot;JuanSe&quot;" calcext:base-cell-address="Sheet1.D253"/>
          </calcext:conditional-format>
          <calcext:conditional-format calcext:target-range-address="Sheet1.D254:Sheet1.D254">
            <calcext:condition calcext:apply-style-name="Untitled1" calcext:value="=&quot;JD&quot;" calcext:base-cell-address="Sheet1.D254"/>
            <calcext:condition calcext:apply-style-name="Untitled2" calcext:value="=&quot;Daniel&quot;" calcext:base-cell-address="Sheet1.D254"/>
            <calcext:condition calcext:apply-style-name="Untitled3" calcext:value="=&quot;JuanSe&quot;" calcext:base-cell-address="Sheet1.D254"/>
          </calcext:conditional-format>
          <calcext:conditional-format calcext:target-range-address="Sheet1.D255:Sheet1.D255">
            <calcext:condition calcext:apply-style-name="Untitled1" calcext:value="=&quot;JD&quot;" calcext:base-cell-address="Sheet1.D255"/>
            <calcext:condition calcext:apply-style-name="Untitled2" calcext:value="=&quot;Daniel&quot;" calcext:base-cell-address="Sheet1.D255"/>
            <calcext:condition calcext:apply-style-name="Untitled3" calcext:value="=&quot;JuanSe&quot;" calcext:base-cell-address="Sheet1.D255"/>
          </calcext:conditional-format>
          <calcext:conditional-format calcext:target-range-address="Sheet1.D256:Sheet1.D256">
            <calcext:condition calcext:apply-style-name="Untitled1" calcext:value="=&quot;JD&quot;" calcext:base-cell-address="Sheet1.D256"/>
            <calcext:condition calcext:apply-style-name="Untitled2" calcext:value="=&quot;Daniel&quot;" calcext:base-cell-address="Sheet1.D256"/>
            <calcext:condition calcext:apply-style-name="Untitled3" calcext:value="=&quot;JuanSe&quot;" calcext:base-cell-address="Sheet1.D256"/>
          </calcext:conditional-format>
          <calcext:conditional-format calcext:target-range-address="Sheet1.D257:Sheet1.D257">
            <calcext:condition calcext:apply-style-name="Untitled1" calcext:value="=&quot;JD&quot;" calcext:base-cell-address="Sheet1.D257"/>
            <calcext:condition calcext:apply-style-name="Untitled2" calcext:value="=&quot;Daniel&quot;" calcext:base-cell-address="Sheet1.D257"/>
            <calcext:condition calcext:apply-style-name="Untitled3" calcext:value="=&quot;JuanSe&quot;" calcext:base-cell-address="Sheet1.D257"/>
          </calcext:conditional-format>
          <calcext:conditional-format calcext:target-range-address="Sheet1.D258:Sheet1.D258">
            <calcext:condition calcext:apply-style-name="Untitled1" calcext:value="=&quot;JD&quot;" calcext:base-cell-address="Sheet1.D258"/>
            <calcext:condition calcext:apply-style-name="Untitled2" calcext:value="=&quot;Daniel&quot;" calcext:base-cell-address="Sheet1.D258"/>
            <calcext:condition calcext:apply-style-name="Untitled3" calcext:value="=&quot;JuanSe&quot;" calcext:base-cell-address="Sheet1.D258"/>
          </calcext:conditional-format>
          <calcext:conditional-format calcext:target-range-address="Sheet1.D259:Sheet1.D259">
            <calcext:condition calcext:apply-style-name="Untitled1" calcext:value="=&quot;JD&quot;" calcext:base-cell-address="Sheet1.D259"/>
            <calcext:condition calcext:apply-style-name="Untitled2" calcext:value="=&quot;Daniel&quot;" calcext:base-cell-address="Sheet1.D259"/>
            <calcext:condition calcext:apply-style-name="Untitled3" calcext:value="=&quot;JuanSe&quot;" calcext:base-cell-address="Sheet1.D259"/>
          </calcext:conditional-format>
          <calcext:conditional-format calcext:target-range-address="Sheet1.D260:Sheet1.D260">
            <calcext:condition calcext:apply-style-name="Untitled1" calcext:value="=&quot;JD&quot;" calcext:base-cell-address="Sheet1.D260"/>
            <calcext:condition calcext:apply-style-name="Untitled2" calcext:value="=&quot;Daniel&quot;" calcext:base-cell-address="Sheet1.D260"/>
            <calcext:condition calcext:apply-style-name="Untitled3" calcext:value="=&quot;JuanSe&quot;" calcext:base-cell-address="Sheet1.D260"/>
          </calcext:conditional-format>
          <calcext:conditional-format calcext:target-range-address="Sheet1.D261:Sheet1.D261">
            <calcext:condition calcext:apply-style-name="Untitled1" calcext:value="=&quot;JD&quot;" calcext:base-cell-address="Sheet1.D261"/>
            <calcext:condition calcext:apply-style-name="Untitled2" calcext:value="=&quot;Daniel&quot;" calcext:base-cell-address="Sheet1.D261"/>
            <calcext:condition calcext:apply-style-name="Untitled3" calcext:value="=&quot;JuanSe&quot;" calcext:base-cell-address="Sheet1.D261"/>
          </calcext:conditional-format>
          <calcext:conditional-format calcext:target-range-address="Sheet1.D262:Sheet1.D262">
            <calcext:condition calcext:apply-style-name="Untitled1" calcext:value="=&quot;JD&quot;" calcext:base-cell-address="Sheet1.D262"/>
            <calcext:condition calcext:apply-style-name="Untitled2" calcext:value="=&quot;Daniel&quot;" calcext:base-cell-address="Sheet1.D262"/>
            <calcext:condition calcext:apply-style-name="Untitled3" calcext:value="=&quot;JuanSe&quot;" calcext:base-cell-address="Sheet1.D262"/>
          </calcext:conditional-format>
          <calcext:conditional-format calcext:target-range-address="Sheet1.D263:Sheet1.D263">
            <calcext:condition calcext:apply-style-name="Untitled1" calcext:value="=&quot;JD&quot;" calcext:base-cell-address="Sheet1.D263"/>
            <calcext:condition calcext:apply-style-name="Untitled2" calcext:value="=&quot;Daniel&quot;" calcext:base-cell-address="Sheet1.D263"/>
            <calcext:condition calcext:apply-style-name="Untitled3" calcext:value="=&quot;JuanSe&quot;" calcext:base-cell-address="Sheet1.D263"/>
          </calcext:conditional-format>
          <calcext:conditional-format calcext:target-range-address="Sheet1.D264:Sheet1.D264">
            <calcext:condition calcext:apply-style-name="Untitled1" calcext:value="=&quot;JD&quot;" calcext:base-cell-address="Sheet1.D264"/>
            <calcext:condition calcext:apply-style-name="Untitled2" calcext:value="=&quot;Daniel&quot;" calcext:base-cell-address="Sheet1.D264"/>
            <calcext:condition calcext:apply-style-name="Untitled3" calcext:value="=&quot;JuanSe&quot;" calcext:base-cell-address="Sheet1.D264"/>
          </calcext:conditional-format>
          <calcext:conditional-format calcext:target-range-address="Sheet1.D265:Sheet1.D265">
            <calcext:condition calcext:apply-style-name="Untitled1" calcext:value="=&quot;JD&quot;" calcext:base-cell-address="Sheet1.D265"/>
            <calcext:condition calcext:apply-style-name="Untitled2" calcext:value="=&quot;Daniel&quot;" calcext:base-cell-address="Sheet1.D265"/>
            <calcext:condition calcext:apply-style-name="Untitled3" calcext:value="=&quot;JuanSe&quot;" calcext:base-cell-address="Sheet1.D265"/>
          </calcext:conditional-format>
          <calcext:conditional-format calcext:target-range-address="Sheet1.D266:Sheet1.D266">
            <calcext:condition calcext:apply-style-name="Untitled1" calcext:value="=&quot;JD&quot;" calcext:base-cell-address="Sheet1.D266"/>
            <calcext:condition calcext:apply-style-name="Untitled2" calcext:value="=&quot;Daniel&quot;" calcext:base-cell-address="Sheet1.D266"/>
            <calcext:condition calcext:apply-style-name="Untitled3" calcext:value="=&quot;JuanSe&quot;" calcext:base-cell-address="Sheet1.D266"/>
          </calcext:conditional-format>
          <calcext:conditional-format calcext:target-range-address="Sheet1.D267:Sheet1.D267">
            <calcext:condition calcext:apply-style-name="Untitled1" calcext:value="=&quot;JD&quot;" calcext:base-cell-address="Sheet1.D267"/>
            <calcext:condition calcext:apply-style-name="Untitled2" calcext:value="=&quot;Daniel&quot;" calcext:base-cell-address="Sheet1.D267"/>
            <calcext:condition calcext:apply-style-name="Untitled3" calcext:value="=&quot;JuanSe&quot;" calcext:base-cell-address="Sheet1.D267"/>
          </calcext:conditional-format>
          <calcext:conditional-format calcext:target-range-address="Sheet1.D268:Sheet1.D268">
            <calcext:condition calcext:apply-style-name="Untitled1" calcext:value="=&quot;JD&quot;" calcext:base-cell-address="Sheet1.D268"/>
            <calcext:condition calcext:apply-style-name="Untitled2" calcext:value="=&quot;Daniel&quot;" calcext:base-cell-address="Sheet1.D268"/>
            <calcext:condition calcext:apply-style-name="Untitled3" calcext:value="=&quot;JuanSe&quot;" calcext:base-cell-address="Sheet1.D268"/>
          </calcext:conditional-format>
          <calcext:conditional-format calcext:target-range-address="Sheet1.D269:Sheet1.D269">
            <calcext:condition calcext:apply-style-name="Untitled1" calcext:value="=&quot;JD&quot;" calcext:base-cell-address="Sheet1.D269"/>
            <calcext:condition calcext:apply-style-name="Untitled2" calcext:value="=&quot;Daniel&quot;" calcext:base-cell-address="Sheet1.D269"/>
            <calcext:condition calcext:apply-style-name="Untitled3" calcext:value="=&quot;JuanSe&quot;" calcext:base-cell-address="Sheet1.D269"/>
          </calcext:conditional-format>
          <calcext:conditional-format calcext:target-range-address="Sheet1.D270:Sheet1.D270">
            <calcext:condition calcext:apply-style-name="Untitled1" calcext:value="=&quot;JD&quot;" calcext:base-cell-address="Sheet1.D270"/>
            <calcext:condition calcext:apply-style-name="Untitled2" calcext:value="=&quot;Daniel&quot;" calcext:base-cell-address="Sheet1.D270"/>
            <calcext:condition calcext:apply-style-name="Untitled3" calcext:value="=&quot;JuanSe&quot;" calcext:base-cell-address="Sheet1.D270"/>
          </calcext:conditional-format>
          <calcext:conditional-format calcext:target-range-address="Sheet1.D271:Sheet1.D271">
            <calcext:condition calcext:apply-style-name="Untitled1" calcext:value="=&quot;JD&quot;" calcext:base-cell-address="Sheet1.D271"/>
            <calcext:condition calcext:apply-style-name="Untitled2" calcext:value="=&quot;Daniel&quot;" calcext:base-cell-address="Sheet1.D271"/>
            <calcext:condition calcext:apply-style-name="Untitled3" calcext:value="=&quot;JuanSe&quot;" calcext:base-cell-address="Sheet1.D271"/>
          </calcext:conditional-format>
          <calcext:conditional-format calcext:target-range-address="Sheet1.D272:Sheet1.D272">
            <calcext:condition calcext:apply-style-name="Untitled1" calcext:value="=&quot;JD&quot;" calcext:base-cell-address="Sheet1.D272"/>
            <calcext:condition calcext:apply-style-name="Untitled2" calcext:value="=&quot;Daniel&quot;" calcext:base-cell-address="Sheet1.D272"/>
            <calcext:condition calcext:apply-style-name="Untitled3" calcext:value="=&quot;JuanSe&quot;" calcext:base-cell-address="Sheet1.D272"/>
          </calcext:conditional-format>
          <calcext:conditional-format calcext:target-range-address="Sheet1.D273:Sheet1.D273">
            <calcext:condition calcext:apply-style-name="Untitled1" calcext:value="=&quot;JD&quot;" calcext:base-cell-address="Sheet1.D273"/>
            <calcext:condition calcext:apply-style-name="Untitled2" calcext:value="=&quot;Daniel&quot;" calcext:base-cell-address="Sheet1.D273"/>
            <calcext:condition calcext:apply-style-name="Untitled3" calcext:value="=&quot;JuanSe&quot;" calcext:base-cell-address="Sheet1.D273"/>
          </calcext:conditional-format>
          <calcext:conditional-format calcext:target-range-address="Sheet1.D274:Sheet1.D274">
            <calcext:condition calcext:apply-style-name="Untitled1" calcext:value="=&quot;JD&quot;" calcext:base-cell-address="Sheet1.D274"/>
            <calcext:condition calcext:apply-style-name="Untitled2" calcext:value="=&quot;Daniel&quot;" calcext:base-cell-address="Sheet1.D274"/>
            <calcext:condition calcext:apply-style-name="Untitled3" calcext:value="=&quot;JuanSe&quot;" calcext:base-cell-address="Sheet1.D274"/>
          </calcext:conditional-format>
          <calcext:conditional-format calcext:target-range-address="Sheet1.D275:Sheet1.D275">
            <calcext:condition calcext:apply-style-name="Untitled1" calcext:value="=&quot;JD&quot;" calcext:base-cell-address="Sheet1.D275"/>
            <calcext:condition calcext:apply-style-name="Untitled2" calcext:value="=&quot;Daniel&quot;" calcext:base-cell-address="Sheet1.D275"/>
            <calcext:condition calcext:apply-style-name="Untitled3" calcext:value="=&quot;JuanSe&quot;" calcext:base-cell-address="Sheet1.D275"/>
          </calcext:conditional-format>
          <calcext:conditional-format calcext:target-range-address="Sheet1.D276:Sheet1.D276">
            <calcext:condition calcext:apply-style-name="Untitled1" calcext:value="=&quot;JD&quot;" calcext:base-cell-address="Sheet1.D276"/>
            <calcext:condition calcext:apply-style-name="Untitled2" calcext:value="=&quot;Daniel&quot;" calcext:base-cell-address="Sheet1.D276"/>
            <calcext:condition calcext:apply-style-name="Untitled3" calcext:value="=&quot;JuanSe&quot;" calcext:base-cell-address="Sheet1.D276"/>
          </calcext:conditional-format>
          <calcext:conditional-format calcext:target-range-address="Sheet1.D277:Sheet1.D277">
            <calcext:condition calcext:apply-style-name="Untitled1" calcext:value="=&quot;JD&quot;" calcext:base-cell-address="Sheet1.D277"/>
            <calcext:condition calcext:apply-style-name="Untitled2" calcext:value="=&quot;Daniel&quot;" calcext:base-cell-address="Sheet1.D277"/>
            <calcext:condition calcext:apply-style-name="Untitled3" calcext:value="=&quot;JuanSe&quot;" calcext:base-cell-address="Sheet1.D277"/>
          </calcext:conditional-format>
          <calcext:conditional-format calcext:target-range-address="Sheet1.D278:Sheet1.D278">
            <calcext:condition calcext:apply-style-name="Untitled1" calcext:value="=&quot;JD&quot;" calcext:base-cell-address="Sheet1.D278"/>
            <calcext:condition calcext:apply-style-name="Untitled2" calcext:value="=&quot;Daniel&quot;" calcext:base-cell-address="Sheet1.D278"/>
            <calcext:condition calcext:apply-style-name="Untitled3" calcext:value="=&quot;JuanSe&quot;" calcext:base-cell-address="Sheet1.D278"/>
          </calcext:conditional-format>
          <calcext:conditional-format calcext:target-range-address="Sheet1.D279:Sheet1.D279">
            <calcext:condition calcext:apply-style-name="Untitled1" calcext:value="=&quot;JD&quot;" calcext:base-cell-address="Sheet1.D279"/>
            <calcext:condition calcext:apply-style-name="Untitled2" calcext:value="=&quot;Daniel&quot;" calcext:base-cell-address="Sheet1.D279"/>
            <calcext:condition calcext:apply-style-name="Untitled3" calcext:value="=&quot;JuanSe&quot;" calcext:base-cell-address="Sheet1.D279"/>
          </calcext:conditional-format>
          <calcext:conditional-format calcext:target-range-address="Sheet1.D280:Sheet1.D280">
            <calcext:condition calcext:apply-style-name="Untitled1" calcext:value="=&quot;JD&quot;" calcext:base-cell-address="Sheet1.D280"/>
            <calcext:condition calcext:apply-style-name="Untitled2" calcext:value="=&quot;Daniel&quot;" calcext:base-cell-address="Sheet1.D280"/>
            <calcext:condition calcext:apply-style-name="Untitled3" calcext:value="=&quot;JuanSe&quot;" calcext:base-cell-address="Sheet1.D280"/>
          </calcext:conditional-format>
          <calcext:conditional-format calcext:target-range-address="Sheet1.D281:Sheet1.D281">
            <calcext:condition calcext:apply-style-name="Untitled1" calcext:value="=&quot;JD&quot;" calcext:base-cell-address="Sheet1.D281"/>
            <calcext:condition calcext:apply-style-name="Untitled2" calcext:value="=&quot;Daniel&quot;" calcext:base-cell-address="Sheet1.D281"/>
            <calcext:condition calcext:apply-style-name="Untitled3" calcext:value="=&quot;JuanSe&quot;" calcext:base-cell-address="Sheet1.D281"/>
          </calcext:conditional-format>
          <calcext:conditional-format calcext:target-range-address="Sheet1.D282:Sheet1.D282">
            <calcext:condition calcext:apply-style-name="Untitled1" calcext:value="=&quot;JD&quot;" calcext:base-cell-address="Sheet1.D282"/>
            <calcext:condition calcext:apply-style-name="Untitled2" calcext:value="=&quot;Daniel&quot;" calcext:base-cell-address="Sheet1.D282"/>
            <calcext:condition calcext:apply-style-name="Untitled3" calcext:value="=&quot;JuanSe&quot;" calcext:base-cell-address="Sheet1.D282"/>
          </calcext:conditional-format>
          <calcext:conditional-format calcext:target-range-address="Sheet1.D283:Sheet1.D283">
            <calcext:condition calcext:apply-style-name="Untitled1" calcext:value="=&quot;JD&quot;" calcext:base-cell-address="Sheet1.D283"/>
            <calcext:condition calcext:apply-style-name="Untitled2" calcext:value="=&quot;Daniel&quot;" calcext:base-cell-address="Sheet1.D283"/>
            <calcext:condition calcext:apply-style-name="Untitled3" calcext:value="=&quot;JuanSe&quot;" calcext:base-cell-address="Sheet1.D283"/>
          </calcext:conditional-format>
          <calcext:conditional-format calcext:target-range-address="Sheet1.D284:Sheet1.D284">
            <calcext:condition calcext:apply-style-name="Untitled1" calcext:value="=&quot;JD&quot;" calcext:base-cell-address="Sheet1.D284"/>
            <calcext:condition calcext:apply-style-name="Untitled2" calcext:value="=&quot;Daniel&quot;" calcext:base-cell-address="Sheet1.D284"/>
            <calcext:condition calcext:apply-style-name="Untitled3" calcext:value="=&quot;JuanSe&quot;" calcext:base-cell-address="Sheet1.D284"/>
          </calcext:conditional-format>
          <calcext:conditional-format calcext:target-range-address="Sheet1.D285:Sheet1.D285">
            <calcext:condition calcext:apply-style-name="Untitled1" calcext:value="=&quot;JD&quot;" calcext:base-cell-address="Sheet1.D285"/>
            <calcext:condition calcext:apply-style-name="Untitled2" calcext:value="=&quot;Daniel&quot;" calcext:base-cell-address="Sheet1.D285"/>
            <calcext:condition calcext:apply-style-name="Untitled3" calcext:value="=&quot;JuanSe&quot;" calcext:base-cell-address="Sheet1.D285"/>
          </calcext:conditional-format>
          <calcext:conditional-format calcext:target-range-address="Sheet1.D286:Sheet1.D286">
            <calcext:condition calcext:apply-style-name="Untitled1" calcext:value="=&quot;JD&quot;" calcext:base-cell-address="Sheet1.D286"/>
            <calcext:condition calcext:apply-style-name="Untitled2" calcext:value="=&quot;Daniel&quot;" calcext:base-cell-address="Sheet1.D286"/>
            <calcext:condition calcext:apply-style-name="Untitled3" calcext:value="=&quot;JuanSe&quot;" calcext:base-cell-address="Sheet1.D286"/>
          </calcext:conditional-format>
          <calcext:conditional-format calcext:target-range-address="Sheet1.D287:Sheet1.D287">
            <calcext:condition calcext:apply-style-name="Untitled1" calcext:value="=&quot;JD&quot;" calcext:base-cell-address="Sheet1.D287"/>
            <calcext:condition calcext:apply-style-name="Untitled2" calcext:value="=&quot;Daniel&quot;" calcext:base-cell-address="Sheet1.D287"/>
            <calcext:condition calcext:apply-style-name="Untitled3" calcext:value="=&quot;JuanSe&quot;" calcext:base-cell-address="Sheet1.D287"/>
          </calcext:conditional-format>
          <calcext:conditional-format calcext:target-range-address="Sheet1.D288:Sheet1.D288">
            <calcext:condition calcext:apply-style-name="Untitled1" calcext:value="=&quot;JD&quot;" calcext:base-cell-address="Sheet1.D288"/>
            <calcext:condition calcext:apply-style-name="Untitled2" calcext:value="=&quot;Daniel&quot;" calcext:base-cell-address="Sheet1.D288"/>
            <calcext:condition calcext:apply-style-name="Untitled3" calcext:value="=&quot;JuanSe&quot;" calcext:base-cell-address="Sheet1.D288"/>
          </calcext:conditional-format>
          <calcext:conditional-format calcext:target-range-address="Sheet1.D289:Sheet1.D289">
            <calcext:condition calcext:apply-style-name="Untitled1" calcext:value="=&quot;JD&quot;" calcext:base-cell-address="Sheet1.D289"/>
            <calcext:condition calcext:apply-style-name="Untitled2" calcext:value="=&quot;Daniel&quot;" calcext:base-cell-address="Sheet1.D289"/>
            <calcext:condition calcext:apply-style-name="Untitled3" calcext:value="=&quot;JuanSe&quot;" calcext:base-cell-address="Sheet1.D289"/>
          </calcext:conditional-format>
          <calcext:conditional-format calcext:target-range-address="Sheet1.D290:Sheet1.D290">
            <calcext:condition calcext:apply-style-name="Untitled1" calcext:value="=&quot;JD&quot;" calcext:base-cell-address="Sheet1.D290"/>
            <calcext:condition calcext:apply-style-name="Untitled2" calcext:value="=&quot;Daniel&quot;" calcext:base-cell-address="Sheet1.D290"/>
            <calcext:condition calcext:apply-style-name="Untitled3" calcext:value="=&quot;JuanSe&quot;" calcext:base-cell-address="Sheet1.D290"/>
          </calcext:conditional-format>
          <calcext:conditional-format calcext:target-range-address="Sheet1.D291:Sheet1.D291">
            <calcext:condition calcext:apply-style-name="Untitled1" calcext:value="=&quot;JD&quot;" calcext:base-cell-address="Sheet1.D291"/>
            <calcext:condition calcext:apply-style-name="Untitled2" calcext:value="=&quot;Daniel&quot;" calcext:base-cell-address="Sheet1.D291"/>
            <calcext:condition calcext:apply-style-name="Untitled3" calcext:value="=&quot;JuanSe&quot;" calcext:base-cell-address="Sheet1.D291"/>
          </calcext:conditional-format>
          <calcext:conditional-format calcext:target-range-address="Sheet1.D292:Sheet1.D292">
            <calcext:condition calcext:apply-style-name="Untitled1" calcext:value="=&quot;JD&quot;" calcext:base-cell-address="Sheet1.D292"/>
            <calcext:condition calcext:apply-style-name="Untitled2" calcext:value="=&quot;Daniel&quot;" calcext:base-cell-address="Sheet1.D292"/>
            <calcext:condition calcext:apply-style-name="Untitled3" calcext:value="=&quot;JuanSe&quot;" calcext:base-cell-address="Sheet1.D292"/>
          </calcext:conditional-format>
          <calcext:conditional-format calcext:target-range-address="Sheet1.D293:Sheet1.D293">
            <calcext:condition calcext:apply-style-name="Untitled1" calcext:value="=&quot;JD&quot;" calcext:base-cell-address="Sheet1.D293"/>
            <calcext:condition calcext:apply-style-name="Untitled2" calcext:value="=&quot;Daniel&quot;" calcext:base-cell-address="Sheet1.D293"/>
            <calcext:condition calcext:apply-style-name="Untitled3" calcext:value="=&quot;JuanSe&quot;" calcext:base-cell-address="Sheet1.D293"/>
          </calcext:conditional-format>
          <calcext:conditional-format calcext:target-range-address="Sheet1.D294:Sheet1.D294">
            <calcext:condition calcext:apply-style-name="Untitled1" calcext:value="=&quot;JD&quot;" calcext:base-cell-address="Sheet1.D294"/>
            <calcext:condition calcext:apply-style-name="Untitled2" calcext:value="=&quot;Daniel&quot;" calcext:base-cell-address="Sheet1.D294"/>
            <calcext:condition calcext:apply-style-name="Untitled3" calcext:value="=&quot;JuanSe&quot;" calcext:base-cell-address="Sheet1.D294"/>
          </calcext:conditional-format>
          <calcext:conditional-format calcext:target-range-address="Sheet1.D295:Sheet1.D295">
            <calcext:condition calcext:apply-style-name="Untitled1" calcext:value="=&quot;JD&quot;" calcext:base-cell-address="Sheet1.D295"/>
            <calcext:condition calcext:apply-style-name="Untitled2" calcext:value="=&quot;Daniel&quot;" calcext:base-cell-address="Sheet1.D295"/>
            <calcext:condition calcext:apply-style-name="Untitled3" calcext:value="=&quot;JuanSe&quot;" calcext:base-cell-address="Sheet1.D295"/>
          </calcext:conditional-format>
          <calcext:conditional-format calcext:target-range-address="Sheet1.D296:Sheet1.D296">
            <calcext:condition calcext:apply-style-name="Untitled1" calcext:value="=&quot;JD&quot;" calcext:base-cell-address="Sheet1.D296"/>
            <calcext:condition calcext:apply-style-name="Untitled2" calcext:value="=&quot;Daniel&quot;" calcext:base-cell-address="Sheet1.D296"/>
            <calcext:condition calcext:apply-style-name="Untitled3" calcext:value="=&quot;JuanSe&quot;" calcext:base-cell-address="Sheet1.D296"/>
          </calcext:conditional-format>
          <calcext:conditional-format calcext:target-range-address="Sheet1.D297:Sheet1.D297">
            <calcext:condition calcext:apply-style-name="Untitled1" calcext:value="=&quot;JD&quot;" calcext:base-cell-address="Sheet1.D297"/>
            <calcext:condition calcext:apply-style-name="Untitled2" calcext:value="=&quot;Daniel&quot;" calcext:base-cell-address="Sheet1.D297"/>
            <calcext:condition calcext:apply-style-name="Untitled3" calcext:value="=&quot;JuanSe&quot;" calcext:base-cell-address="Sheet1.D297"/>
          </calcext:conditional-format>
          <calcext:conditional-format calcext:target-range-address="Sheet1.D298:Sheet1.D298">
            <calcext:condition calcext:apply-style-name="Untitled1" calcext:value="=&quot;JD&quot;" calcext:base-cell-address="Sheet1.D298"/>
            <calcext:condition calcext:apply-style-name="Untitled2" calcext:value="=&quot;Daniel&quot;" calcext:base-cell-address="Sheet1.D298"/>
            <calcext:condition calcext:apply-style-name="Untitled3" calcext:value="=&quot;JuanSe&quot;" calcext:base-cell-address="Sheet1.D298"/>
          </calcext:conditional-format>
          <calcext:conditional-format calcext:target-range-address="Sheet1.D299:Sheet1.D299">
            <calcext:condition calcext:apply-style-name="Untitled1" calcext:value="=&quot;JD&quot;" calcext:base-cell-address="Sheet1.D299"/>
            <calcext:condition calcext:apply-style-name="Untitled2" calcext:value="=&quot;Daniel&quot;" calcext:base-cell-address="Sheet1.D299"/>
            <calcext:condition calcext:apply-style-name="Untitled3" calcext:value="=&quot;JuanSe&quot;" calcext:base-cell-address="Sheet1.D299"/>
          </calcext:conditional-format>
        </calcext:conditional-formats>
      </table:table>
      <table:named-expressions/>
      <table:database-ranges>
        <table:database-range table:name="__Anonymous_Sheet_DB__0" table:target-range-address="Sheet1.B1:Sheet1.D29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9c765"/>
    </style:style>
    <style:style style:name="Untitled2" style:family="table-cell" style:parent-style-name="Default">
      <style:table-cell-properties fo:background-color="#bcaed5"/>
    </style:style>
    <style:style style:name="Untitled3" style:family="table-cell" style:parent-style-name="Default">
      <style:table-cell-properties fo:background-color="#fcd3c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0">00/00/0000</text:date>, <text:time style:data-style-name="N2" text:time-value="13:52:57.354082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41:42.415231179</meta:creation-date>
    <dc:date>2018-12-20T14:36:31.371260180</dc:date>
    <meta:editing-duration>PT9H38M15S</meta:editing-duration>
    <meta:editing-cycles>52</meta:editing-cycles>
    <meta:generator>LibreOffice/6.0.6.2$Linux_X86_64 LibreOffice_project/00m0$Build-2</meta:generator>
    <meta:document-statistic meta:table-count="1" meta:cell-count="579" meta:object-count="0"/>
  </office:meta>
</office:document-meta>
</file>